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2.15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2.178cm"/>
    </style:style>
    <style:style style:name="co6" style:family="table-column">
      <style:table-column-properties fo:break-before="auto" style:column-width="2.369cm"/>
    </style:style>
    <style:style style:name="co7" style:family="table-column">
      <style:table-column-properties fo:break-before="auto" style:column-width="2.531cm"/>
    </style:style>
    <style:style style:name="co8" style:family="table-column">
      <style:table-column-properties fo:break-before="auto" style:column-width="2.286cm"/>
    </style:style>
    <style:style style:name="co9" style:family="table-column">
      <style:table-column-properties fo:break-before="auto" style:column-width="1.752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ff99ff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3333"/>
    </style:style>
    <style:style style:name="ce5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6" style:family="table-cell" style:parent-style-name="Default" style:data-style-name="N60"/>
  </office:automatic-styles>
  <office:body>
    <office:spreadsheet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default-cell-style-name="ce3"/>
        <table:table-column table:style-name="co6" table:default-cell-style-name="ce3"/>
        <table:table-column table:style-name="co7" table:default-cell-style-name="ce3"/>
        <table:table-column table:style-name="co3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3" table:number-columns-repeated="2" table:default-cell-style-name="ce3"/>
        <table:table-column table:style-name="co9" table:default-cell-style-name="ce3"/>
        <table:table-column table:style-name="co4" table:default-cell-style-name="ce3"/>
        <table:table-column table:style-name="co9" table:number-columns-repeated="3" table:default-cell-style-name="ce3"/>
        <table:table-column table:style-name="co10" table:number-columns-repeated="1002" table:default-cell-style-name="ce3"/>
        <table:table-row table:style-name="ro1">
          <table:table-cell table:style-name="Default" office:value-type="string" calcext:value-type="string">
            <text:p>Temps</text:p>
          </table:table-cell>
          <table:table-cell table:style-name="Default" office:value-type="string" calcext:value-type="string">
            <text:p>Li7</text:p>
          </table:table-cell>
          <table:table-cell table:style-name="Default" office:value-type="string" calcext:value-type="string">
            <text:p>B11</text:p>
          </table:table-cell>
          <table:table-cell table:style-name="Default" office:value-type="string" calcext:value-type="string">
            <text:p>Mg25</text:p>
          </table:table-cell>
          <table:table-cell table:style-name="Default" office:value-type="string" calcext:value-type="string">
            <text:p>Ca43</text:p>
          </table:table-cell>
          <table:table-cell table:style-name="Default" office:value-type="string" calcext:value-type="string">
            <text:p>Ti49</text:p>
          </table:table-cell>
          <table:table-cell table:style-name="Default" office:value-type="string" calcext:value-type="string">
            <text:p>V51</text:p>
          </table:table-cell>
          <table:table-cell table:style-name="Default" office:value-type="string" calcext:value-type="string">
            <text:p>Cr53</text:p>
          </table:table-cell>
          <table:table-cell table:style-name="Default" office:value-type="string" calcext:value-type="string">
            <text:p>Mn55</text:p>
          </table:table-cell>
          <table:table-cell table:style-name="Default" office:value-type="string" calcext:value-type="string">
            <text:p>Ni60</text:p>
          </table:table-cell>
          <table:table-cell table:style-name="Default" office:value-type="string" calcext:value-type="string">
            <text:p>Cu65</text:p>
          </table:table-cell>
          <table:table-cell table:style-name="Default" office:value-type="string" calcext:value-type="string">
            <text:p>Zn66</text:p>
          </table:table-cell>
          <table:table-cell table:style-name="Default" office:value-type="string" calcext:value-type="string">
            <text:p>Rb85</text:p>
          </table:table-cell>
          <table:table-cell table:style-name="Default" office:value-type="string" calcext:value-type="string">
            <text:p>Sr86</text:p>
          </table:table-cell>
          <table:table-cell table:style-name="Default" office:value-type="string" calcext:value-type="string">
            <text:p>Y89</text:p>
          </table:table-cell>
          <table:table-cell table:style-name="Default" office:value-type="string" calcext:value-type="string">
            <text:p>Mo97</text:p>
          </table:table-cell>
          <table:table-cell table:style-name="Default" office:value-type="string" calcext:value-type="string">
            <text:p>Cd111</text:p>
          </table:table-cell>
          <table:table-cell table:style-name="Default" office:value-type="string" calcext:value-type="string">
            <text:p>Sn118</text:p>
          </table:table-cell>
          <table:table-cell table:style-name="Default" office:value-type="string" calcext:value-type="string">
            <text:p>Ba138</text:p>
          </table:table-cell>
          <table:table-cell table:style-name="Default" office:value-type="string" calcext:value-type="string">
            <text:p>Pb208</text:p>
          </table:table-cell>
          <table:table-cell table:style-name="Default" office:value-type="string" calcext:value-type="string">
            <text:p>Th232</text:p>
          </table:table-cell>
          <table:table-cell table:style-name="Default" office:value-type="string" calcext:value-type="string">
            <text:p>U238</text:p>
          </table:table-cell>
          <table:table-cell table:number-columns-repeated="1002"/>
        </table:table-row>
        <table:table-row table:style-name="ro2">
          <table:table-cell table:style-name="ce1" office:value-type="float" office:value="1.8" calcext:value-type="float">
            <text:p>1,8</text:p>
          </table:table-cell>
          <table:table-cell table:style-name="ce1" office:value-type="float" office:value="8884.2" calcext:value-type="float">
            <text:p>8884,2</text:p>
          </table:table-cell>
          <table:table-cell table:style-name="ce1" office:value-type="float" office:value="220.2" calcext:value-type="float">
            <text:p>220,2</text:p>
          </table:table-cell>
          <table:table-cell table:style-name="ce1" office:value-type="float" office:value="45648.8" calcext:value-type="float">
            <text:p>45648,8</text:p>
          </table:table-cell>
          <table:table-cell table:style-name="ce1" office:value-type="float" office:value="10526.3" calcext:value-type="float">
            <text:p>10526,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44.8" calcext:value-type="float">
            <text:p>1944,8</text:p>
          </table:table-cell>
          <table:table-cell table:style-name="ce1" office:value-type="float" office:value="5640.3" calcext:value-type="float">
            <text:p>5640,3</text:p>
          </table:table-cell>
          <table:table-cell table:style-name="ce1" office:value-type="float" office:value="115999.3" calcext:value-type="float">
            <text:p>115999,3</text:p>
          </table:table-cell>
          <table:table-cell table:style-name="ce1" office:value-type="float" office:value="15884.2" calcext:value-type="float">
            <text:p>15884,2</text:p>
          </table:table-cell>
          <table:table-cell table:style-name="ce1" office:value-type="float" office:value="626.3" calcext:value-type="float">
            <text:p>626,3</text:p>
          </table:table-cell>
          <table:table-cell table:style-name="ce1" office:value-type="float" office:value="1127.8" calcext:value-type="float">
            <text:p>1127,8</text:p>
          </table:table-cell>
          <table:table-cell table:style-name="ce1" office:value-type="float" office:value="500.8" calcext:value-type="float">
            <text:p>500,8</text:p>
          </table:table-cell>
          <table:table-cell table:style-name="ce1" office:value-type="float" office:value="17548.6" calcext:value-type="float">
            <text:p>17548,6</text:p>
          </table:table-cell>
          <table:table-cell table:style-name="ce1" office:value-type="float" office:value="37.5" calcext:value-type="float">
            <text:p>37,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82.2" calcext:value-type="float">
            <text:p>982,2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3508.8" calcext:value-type="float">
            <text:p>3508,8</text:p>
          </table:table-cell>
          <table:table-cell table:style-name="ce1" office:value-type="float" office:value="225.3" calcext:value-type="float">
            <text:p>225,3</text:p>
          </table:table-cell>
          <table:table-cell table:style-name="ce1" office:value-type="float" office:value="33.3" calcext:value-type="float">
            <text:p>33,3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3.5" calcext:value-type="float">
            <text:p>3,5</text:p>
          </table:table-cell>
          <table:table-cell table:style-name="ce1" office:value-type="float" office:value="8543.4" calcext:value-type="float">
            <text:p>8543,4</text:p>
          </table:table-cell>
          <table:table-cell table:style-name="ce1" office:value-type="float" office:value="340.4" calcext:value-type="float">
            <text:p>340,4</text:p>
          </table:table-cell>
          <table:table-cell table:style-name="ce1" office:value-type="float" office:value="57104.9" calcext:value-type="float">
            <text:p>57104,9</text:p>
          </table:table-cell>
          <table:table-cell table:style-name="ce1" office:value-type="float" office:value="8771.9" calcext:value-type="float">
            <text:p>8771,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06.8" calcext:value-type="float">
            <text:p>2606,8</text:p>
          </table:table-cell>
          <table:table-cell table:style-name="ce1" office:value-type="float" office:value="5665.3" calcext:value-type="float">
            <text:p>5665,3</text:p>
          </table:table-cell>
          <table:table-cell table:style-name="ce1" office:value-type="float" office:value="112490.5" calcext:value-type="float">
            <text:p>112490,5</text:p>
          </table:table-cell>
          <table:table-cell table:style-name="ce1" office:value-type="float" office:value="14359.6" calcext:value-type="float">
            <text:p>14359,6</text:p>
          </table:table-cell>
          <table:table-cell table:style-name="ce1" office:value-type="float" office:value="801.8" calcext:value-type="float">
            <text:p>801,8</text:p>
          </table:table-cell>
          <table:table-cell table:style-name="ce1" office:value-type="float" office:value="1142.8" calcext:value-type="float">
            <text:p>1142,8</text:p>
          </table:table-cell>
          <table:table-cell table:style-name="ce1" office:value-type="float" office:value="561.4" calcext:value-type="float">
            <text:p>561,4</text:p>
          </table:table-cell>
          <table:table-cell table:style-name="ce1" office:value-type="float" office:value="18070.2" calcext:value-type="float">
            <text:p>18070,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75.3" calcext:value-type="float">
            <text:p>175,3</text:p>
          </table:table-cell>
          <table:table-cell table:style-name="ce1" office:value-type="float" office:value="821.8" calcext:value-type="float">
            <text:p>821,8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3508.8" calcext:value-type="float">
            <text:p>3508,8</text:p>
          </table:table-cell>
          <table:table-cell table:style-name="ce1" office:value-type="float" office:value="120.2" calcext:value-type="float">
            <text:p>120,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5.3" calcext:value-type="float">
            <text:p>5,3</text:p>
          </table:table-cell>
          <table:table-cell table:style-name="ce1" office:value-type="float" office:value="8583.6" calcext:value-type="float">
            <text:p>8583,6</text:p>
          </table:table-cell>
          <table:table-cell table:style-name="ce1" office:value-type="float" office:value="220.2" calcext:value-type="float">
            <text:p>220,2</text:p>
          </table:table-cell>
          <table:table-cell table:style-name="ce1" office:value-type="float" office:value="45648.8" calcext:value-type="float">
            <text:p>45648,8</text:p>
          </table:table-cell>
          <table:table-cell table:style-name="ce1" office:value-type="float" office:value="7017.5" calcext:value-type="float">
            <text:p>7017,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56" calcext:value-type="float">
            <text:p>2356</text:p>
          </table:table-cell>
          <table:table-cell table:style-name="ce1" office:value-type="float" office:value="6292" calcext:value-type="float">
            <text:p>6292</text:p>
          </table:table-cell>
          <table:table-cell table:style-name="ce1" office:value-type="float" office:value="112525.6" calcext:value-type="float">
            <text:p>112525,6</text:p>
          </table:table-cell>
          <table:table-cell table:style-name="ce1" office:value-type="float" office:value="13316.8" calcext:value-type="float">
            <text:p>13316,8</text:p>
          </table:table-cell>
          <table:table-cell table:style-name="ce1" office:value-type="float" office:value="1303" calcext:value-type="float">
            <text:p>1303</text:p>
          </table:table-cell>
          <table:table-cell table:style-name="ce1" office:value-type="float" office:value="1152.8" calcext:value-type="float">
            <text:p>1152,8</text:p>
          </table:table-cell>
          <table:table-cell table:style-name="ce1" office:value-type="float" office:value="942" calcext:value-type="float">
            <text:p>942</text:p>
          </table:table-cell>
          <table:table-cell table:style-name="ce1" office:value-type="float" office:value="17829.4" calcext:value-type="float">
            <text:p>17829,4</text:p>
          </table:table-cell>
          <table:table-cell table:style-name="ce1" office:value-type="float" office:value="62.5" calcext:value-type="float">
            <text:p>62,5</text:p>
          </table:table-cell>
          <table:table-cell table:style-name="ce1" office:value-type="float" office:value="120.2" calcext:value-type="float">
            <text:p>120,2</text:p>
          </table:table-cell>
          <table:table-cell table:style-name="ce1" office:value-type="float" office:value="841.6" calcext:value-type="float">
            <text:p>841,6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0.2" calcext:value-type="float">
            <text:p>280,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7.1" calcext:value-type="float">
            <text:p>7,1</text:p>
          </table:table-cell>
          <table:table-cell table:style-name="ce1" office:value-type="float" office:value="8643.6" calcext:value-type="float">
            <text:p>8643,6</text:p>
          </table:table-cell>
          <table:table-cell table:style-name="ce1" office:value-type="float" office:value="320.2" calcext:value-type="float">
            <text:p>320,2</text:p>
          </table:table-cell>
          <table:table-cell table:style-name="ce1" office:value-type="float" office:value="42105" calcext:value-type="float">
            <text:p>42105</text:p>
          </table:table-cell>
          <table:table-cell table:style-name="ce1" office:value-type="float" office:value="7017.5" calcext:value-type="float">
            <text:p>7017,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58.3" calcext:value-type="float">
            <text:p>3058,3</text:p>
          </table:table-cell>
          <table:table-cell table:style-name="ce1" office:value-type="float" office:value="5790.8" calcext:value-type="float">
            <text:p>5790,8</text:p>
          </table:table-cell>
          <table:table-cell table:style-name="ce1" office:value-type="float" office:value="108981.8" calcext:value-type="float">
            <text:p>108981,8</text:p>
          </table:table-cell>
          <table:table-cell table:style-name="ce1" office:value-type="float" office:value="13677.6" calcext:value-type="float">
            <text:p>13677,6</text:p>
          </table:table-cell>
          <table:table-cell table:style-name="ce1" office:value-type="float" office:value="781.8" calcext:value-type="float">
            <text:p>781,8</text:p>
          </table:table-cell>
          <table:table-cell table:style-name="ce1" office:value-type="float" office:value="1122.6" calcext:value-type="float">
            <text:p>1122,6</text:p>
          </table:table-cell>
          <table:table-cell table:style-name="ce1" office:value-type="float" office:value="701.2" calcext:value-type="float">
            <text:p>701,2</text:p>
          </table:table-cell>
          <table:table-cell table:style-name="ce1" office:value-type="float" office:value="18651.6" calcext:value-type="float">
            <text:p>18651,6</text:p>
          </table:table-cell>
          <table:table-cell table:style-name="ce1" office:value-type="float" office:value="12.5" calcext:value-type="float">
            <text:p>12,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901.8" calcext:value-type="float">
            <text:p>901,8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0.2" calcext:value-type="float">
            <text:p>200,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8.8" calcext:value-type="float">
            <text:p>8,8</text:p>
          </table:table-cell>
          <table:table-cell table:style-name="ce1" office:value-type="float" office:value="7500.4" calcext:value-type="float">
            <text:p>7500,4</text:p>
          </table:table-cell>
          <table:table-cell table:style-name="ce1" office:value-type="float" office:value="200.3" calcext:value-type="float">
            <text:p>200,3</text:p>
          </table:table-cell>
          <table:table-cell table:style-name="ce1" office:value-type="float" office:value="45683.9" calcext:value-type="float">
            <text:p>45683,9</text:p>
          </table:table-cell>
          <table:table-cell table:style-name="ce1" office:value-type="float" office:value="7017.5" calcext:value-type="float">
            <text:p>7017,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05.2" calcext:value-type="float">
            <text:p>2105,2</text:p>
          </table:table-cell>
          <table:table-cell table:style-name="ce1" office:value-type="float" office:value="5866" calcext:value-type="float">
            <text:p>5866</text:p>
          </table:table-cell>
          <table:table-cell table:style-name="ce1" office:value-type="float" office:value="108946.7" calcext:value-type="float">
            <text:p>108946,7</text:p>
          </table:table-cell>
          <table:table-cell table:style-name="ce1" office:value-type="float" office:value="13938.6" calcext:value-type="float">
            <text:p>13938,6</text:p>
          </table:table-cell>
          <table:table-cell table:style-name="ce1" office:value-type="float" office:value="942.2" calcext:value-type="float">
            <text:p>942,2</text:p>
          </table:table-cell>
          <table:table-cell table:style-name="ce1" office:value-type="float" office:value="977.3" calcext:value-type="float">
            <text:p>977,3</text:p>
          </table:table-cell>
          <table:table-cell table:style-name="ce1" office:value-type="float" office:value="601.2" calcext:value-type="float">
            <text:p>601,2</text:p>
          </table:table-cell>
          <table:table-cell table:style-name="ce1" office:value-type="float" office:value="17970" calcext:value-type="float">
            <text:p>1797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00.2" calcext:value-type="float">
            <text:p>100,2</text:p>
          </table:table-cell>
          <table:table-cell table:style-name="ce1" office:value-type="float" office:value="621.2" calcext:value-type="float">
            <text:p>621,2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8771.9" calcext:value-type="float">
            <text:p>8771,9</text:p>
          </table:table-cell>
          <table:table-cell table:style-name="ce1" office:value-type="float" office:value="140" calcext:value-type="float">
            <text:p>14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10.6" calcext:value-type="float">
            <text:p>10,6</text:p>
          </table:table-cell>
          <table:table-cell table:style-name="ce1" office:value-type="float" office:value="7982" calcext:value-type="float">
            <text:p>7982</text:p>
          </table:table-cell>
          <table:table-cell table:style-name="ce1" office:value-type="float" office:value="420.6" calcext:value-type="float">
            <text:p>420,6</text:p>
          </table:table-cell>
          <table:table-cell table:style-name="ce1" office:value-type="float" office:value="45648.8" calcext:value-type="float">
            <text:p>45648,8</text:p>
          </table:table-cell>
          <table:table-cell table:style-name="ce1" office:value-type="float" office:value="10526.3" calcext:value-type="float">
            <text:p>10526,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31" calcext:value-type="float">
            <text:p>2331</text:p>
          </table:table-cell>
          <table:table-cell table:style-name="ce1" office:value-type="float" office:value="5163.8" calcext:value-type="float">
            <text:p>5163,8</text:p>
          </table:table-cell>
          <table:table-cell table:style-name="ce1" office:value-type="float" office:value="105437.9" calcext:value-type="float">
            <text:p>105437,9</text:p>
          </table:table-cell>
          <table:table-cell table:style-name="ce1" office:value-type="float" office:value="14179.2" calcext:value-type="float">
            <text:p>14179,2</text:p>
          </table:table-cell>
          <table:table-cell table:style-name="ce1" office:value-type="float" office:value="1203.2" calcext:value-type="float">
            <text:p>1203,2</text:p>
          </table:table-cell>
          <table:table-cell table:style-name="ce1" office:value-type="float" office:value="1027.3" calcext:value-type="float">
            <text:p>1027,3</text:p>
          </table:table-cell>
          <table:table-cell table:style-name="ce1" office:value-type="float" office:value="882" calcext:value-type="float">
            <text:p>882</text:p>
          </table:table-cell>
          <table:table-cell table:style-name="ce1" office:value-type="float" office:value="17207.6" calcext:value-type="float">
            <text:p>17207,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5.3" calcext:value-type="float">
            <text:p>175,3</text:p>
          </table:table-cell>
          <table:table-cell table:style-name="ce1" office:value-type="float" office:value="861.8" calcext:value-type="float">
            <text:p>861,8</text:p>
          </table:table-cell>
          <table:table-cell table:style-name="ce1" office:value-type="float" office:value="362.5" calcext:value-type="float">
            <text:p>362,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12.4" calcext:value-type="float">
            <text:p>12,4</text:p>
          </table:table-cell>
          <table:table-cell table:style-name="ce1" office:value-type="float" office:value="8202.4" calcext:value-type="float">
            <text:p>8202,4</text:p>
          </table:table-cell>
          <table:table-cell table:style-name="ce1" office:value-type="float" office:value="240.2" calcext:value-type="float">
            <text:p>240,2</text:p>
          </table:table-cell>
          <table:table-cell table:style-name="ce1" office:value-type="float" office:value="52719" calcext:value-type="float">
            <text:p>52719</text:p>
          </table:table-cell>
          <table:table-cell table:style-name="ce1" office:value-type="float" office:value="7017.5" calcext:value-type="float">
            <text:p>7017,5</text:p>
          </table:table-cell>
          <table:table-cell table:style-name="ce1" office:value-type="float" office:value="3508.8" calcext:value-type="float">
            <text:p>3508,8</text:p>
          </table:table-cell>
          <table:table-cell table:style-name="ce1" office:value-type="float" office:value="2707" calcext:value-type="float">
            <text:p>2707</text:p>
          </table:table-cell>
          <table:table-cell table:style-name="ce1" office:value-type="float" office:value="5189" calcext:value-type="float">
            <text:p>5189</text:p>
          </table:table-cell>
          <table:table-cell table:style-name="ce1" office:value-type="float" office:value="105437.9" calcext:value-type="float">
            <text:p>105437,9</text:p>
          </table:table-cell>
          <table:table-cell table:style-name="ce1" office:value-type="float" office:value="14159" calcext:value-type="float">
            <text:p>14159</text:p>
          </table:table-cell>
          <table:table-cell table:style-name="ce1" office:value-type="float" office:value="861.6" calcext:value-type="float">
            <text:p>861,6</text:p>
          </table:table-cell>
          <table:table-cell table:style-name="ce1" office:value-type="float" office:value="1278.3" calcext:value-type="float">
            <text:p>1278,3</text:p>
          </table:table-cell>
          <table:table-cell table:style-name="ce1" office:value-type="float" office:value="581" calcext:value-type="float">
            <text:p>581</text:p>
          </table:table-cell>
          <table:table-cell table:style-name="ce1" office:value-type="float" office:value="18030.2" calcext:value-type="float">
            <text:p>18030,2</text:p>
          </table:table-cell>
          <table:table-cell table:style-name="ce1" office:value-type="float" office:value="37.5" calcext:value-type="float">
            <text:p>37,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882" calcext:value-type="float">
            <text:p>882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0.2" calcext:value-type="float">
            <text:p>220,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14.1" calcext:value-type="float">
            <text:p>14,1</text:p>
          </table:table-cell>
          <table:table-cell table:style-name="ce1" office:value-type="float" office:value="7520.6" calcext:value-type="float">
            <text:p>7520,6</text:p>
          </table:table-cell>
          <table:table-cell table:style-name="ce1" office:value-type="float" office:value="300.6" calcext:value-type="float">
            <text:p>300,6</text:p>
          </table:table-cell>
          <table:table-cell table:style-name="ce1" office:value-type="float" office:value="45648.8" calcext:value-type="float">
            <text:p>45648,8</text:p>
          </table:table-cell>
          <table:table-cell table:style-name="ce1" office:value-type="float" office:value="8771.9" calcext:value-type="float">
            <text:p>8771,9</text:p>
          </table:table-cell>
          <table:table-cell table:style-name="ce1" office:value-type="float" office:value="4385.9" calcext:value-type="float">
            <text:p>4385,9</text:p>
          </table:table-cell>
          <table:table-cell table:style-name="ce1" office:value-type="float" office:value="2732.3" calcext:value-type="float">
            <text:p>2732,3</text:p>
          </table:table-cell>
          <table:table-cell table:style-name="ce1" office:value-type="float" office:value="5489.8" calcext:value-type="float">
            <text:p>5489,8</text:p>
          </table:table-cell>
          <table:table-cell table:style-name="ce1" office:value-type="float" office:value="105437.9" calcext:value-type="float">
            <text:p>105437,9</text:p>
          </table:table-cell>
          <table:table-cell table:style-name="ce1" office:value-type="float" office:value="13116.2" calcext:value-type="float">
            <text:p>13116,2</text:p>
          </table:table-cell>
          <table:table-cell table:style-name="ce1" office:value-type="float" office:value="1077.5" calcext:value-type="float">
            <text:p>1077,5</text:p>
          </table:table-cell>
          <table:table-cell table:style-name="ce1" office:value-type="float" office:value="1283.4" calcext:value-type="float">
            <text:p>1283,4</text:p>
          </table:table-cell>
          <table:table-cell table:style-name="ce1" office:value-type="float" office:value="621.4" calcext:value-type="float">
            <text:p>621,4</text:p>
          </table:table-cell>
          <table:table-cell table:style-name="ce1" office:value-type="float" office:value="16505.6" calcext:value-type="float">
            <text:p>16505,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701.6" calcext:value-type="float">
            <text:p>701,6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Default" office:value-type="float" office:value="15.9" calcext:value-type="float">
            <text:p>15,9</text:p>
          </table:table-cell>
          <table:table-cell table:style-name="Default" office:value-type="float" office:value="7781.4" calcext:value-type="float">
            <text:p>7781,4</text:p>
          </table:table-cell>
          <table:table-cell table:style-name="Default" office:value-type="float" office:value="380.6" calcext:value-type="float">
            <text:p>380,6</text:p>
          </table:table-cell>
          <table:table-cell table:style-name="Default" office:value-type="float" office:value="45648.8" calcext:value-type="float">
            <text:p>45648,8</text:p>
          </table:table-cell>
          <table:table-cell table:style-name="Default" office:value-type="float" office:value="8771.9" calcext:value-type="float">
            <text:p>8771,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80" calcext:value-type="float">
            <text:p>1980</text:p>
          </table:table-cell>
          <table:table-cell table:style-name="Default" office:value-type="float" office:value="4913.3" calcext:value-type="float">
            <text:p>4913,3</text:p>
          </table:table-cell>
          <table:table-cell table:style-name="Default" office:value-type="float" office:value="105473" calcext:value-type="float">
            <text:p>105473</text:p>
          </table:table-cell>
          <table:table-cell table:style-name="Default" office:value-type="float" office:value="13136.4" calcext:value-type="float">
            <text:p>13136,4</text:p>
          </table:table-cell>
          <table:table-cell table:style-name="Default" office:value-type="float" office:value="801.8" calcext:value-type="float">
            <text:p>801,8</text:p>
          </table:table-cell>
          <table:table-cell table:style-name="Default" office:value-type="float" office:value="1203" calcext:value-type="float">
            <text:p>1203</text:p>
          </table:table-cell>
          <table:table-cell table:style-name="Default" office:value-type="float" office:value="641.4" calcext:value-type="float">
            <text:p>641,4</text:p>
          </table:table-cell>
          <table:table-cell table:style-name="Default" office:value-type="float" office:value="16185" calcext:value-type="float">
            <text:p>16185</text:p>
          </table:table-cell>
          <table:table-cell table:style-name="Default" office:value-type="float" office:value="87.5" calcext:value-type="float">
            <text:p>87,5</text:p>
          </table:table-cell>
          <table:table-cell table:style-name="Default" office:value-type="float" office:value="220.2" calcext:value-type="float">
            <text:p>220,2</text:p>
          </table:table-cell>
          <table:table-cell table:style-name="Default" office:value-type="float" office:value="861.8" calcext:value-type="float">
            <text:p>861,8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5847.9" calcext:value-type="float">
            <text:p>5847,9</text:p>
          </table:table-cell>
          <table:table-cell table:style-name="Default" office:value-type="float" office:value="200.2" calcext:value-type="float">
            <text:p>200,2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17.7" calcext:value-type="float">
            <text:p>17,7</text:p>
          </table:table-cell>
          <table:table-cell table:style-name="Default" office:value-type="float" office:value="7821.4" calcext:value-type="float">
            <text:p>7821,4</text:p>
          </table:table-cell>
          <table:table-cell table:style-name="Default" office:value-type="float" office:value="360.4" calcext:value-type="float">
            <text:p>360,4</text:p>
          </table:table-cell>
          <table:table-cell table:style-name="Default" office:value-type="float" office:value="52675.1" calcext:value-type="float">
            <text:p>52675,1</text:p>
          </table:table-cell>
          <table:table-cell table:style-name="Default" office:value-type="float" office:value="13157.8" calcext:value-type="float">
            <text:p>13157,8</text:p>
          </table:table-cell>
          <table:table-cell table:style-name="Default" office:value-type="float" office:value="3508.8" calcext:value-type="float">
            <text:p>3508,8</text:p>
          </table:table-cell>
          <table:table-cell table:style-name="Default" office:value-type="float" office:value="2932.8" calcext:value-type="float">
            <text:p>2932,8</text:p>
          </table:table-cell>
          <table:table-cell table:style-name="Default" office:value-type="float" office:value="4752.8" calcext:value-type="float">
            <text:p>4752,8</text:p>
          </table:table-cell>
          <table:table-cell table:style-name="Default" office:value-type="float" office:value="108946.7" calcext:value-type="float">
            <text:p>108946,7</text:p>
          </table:table-cell>
          <table:table-cell table:style-name="Default" office:value-type="float" office:value="12895.6" calcext:value-type="float">
            <text:p>12895,6</text:p>
          </table:table-cell>
          <table:table-cell table:style-name="Default" office:value-type="float" office:value="1152.8" calcext:value-type="float">
            <text:p>1152,8</text:p>
          </table:table-cell>
          <table:table-cell table:style-name="Default" office:value-type="float" office:value="1423.4" calcext:value-type="float">
            <text:p>1423,4</text:p>
          </table:table-cell>
          <table:table-cell table:style-name="Default" office:value-type="float" office:value="781.6" calcext:value-type="float">
            <text:p>781,6</text:p>
          </table:table-cell>
          <table:table-cell table:style-name="Default" office:value-type="float" office:value="18029.8" calcext:value-type="float">
            <text:p>18029,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40" calcext:value-type="float">
            <text:p>240</text:p>
          </table:table-cell>
          <table:table-cell table:style-name="Default" office:value-type="float" office:value="801.8" calcext:value-type="float">
            <text:p>801,8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0" calcext:value-type="float">
            <text:p>14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19.4" calcext:value-type="float">
            <text:p>19,4</text:p>
          </table:table-cell>
          <table:table-cell table:style-name="Default" office:value-type="float" office:value="8503.2" calcext:value-type="float">
            <text:p>8503,2</text:p>
          </table:table-cell>
          <table:table-cell table:style-name="Default" office:value-type="float" office:value="240.2" calcext:value-type="float">
            <text:p>240,2</text:p>
          </table:table-cell>
          <table:table-cell table:style-name="Default" office:value-type="float" office:value="42105" calcext:value-type="float">
            <text:p>42105</text:p>
          </table:table-cell>
          <table:table-cell table:style-name="Default" office:value-type="float" office:value="10526.3" calcext:value-type="float">
            <text:p>10526,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06.8" calcext:value-type="float">
            <text:p>2506,8</text:p>
          </table:table-cell>
          <table:table-cell table:style-name="Default" office:value-type="float" office:value="6066.5" calcext:value-type="float">
            <text:p>6066,5</text:p>
          </table:table-cell>
          <table:table-cell table:style-name="Default" office:value-type="float" office:value="98385.4" calcext:value-type="float">
            <text:p>98385,4</text:p>
          </table:table-cell>
          <table:table-cell table:style-name="Default" office:value-type="float" office:value="12173.6" calcext:value-type="float">
            <text:p>12173,6</text:p>
          </table:table-cell>
          <table:table-cell table:style-name="Default" office:value-type="float" office:value="877" calcext:value-type="float">
            <text:p>877</text:p>
          </table:table-cell>
          <table:table-cell table:style-name="Default" office:value-type="float" office:value="1243.2" calcext:value-type="float">
            <text:p>1243,2</text:p>
          </table:table-cell>
          <table:table-cell table:style-name="Default" office:value-type="float" office:value="681.4" calcext:value-type="float">
            <text:p>681,4</text:p>
          </table:table-cell>
          <table:table-cell table:style-name="Default" office:value-type="float" office:value="16285" calcext:value-type="float">
            <text:p>16285</text:p>
          </table:table-cell>
          <table:table-cell table:style-name="Default" office:value-type="float" office:value="37.5" calcext:value-type="float">
            <text:p>37,5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62.4" calcext:value-type="float">
            <text:p>1062,4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1.2" calcext:value-type="float">
            <text:p>21,2</text:p>
          </table:table-cell>
          <table:table-cell table:style-name="Default" office:value-type="float" office:value="7961.8" calcext:value-type="float">
            <text:p>7961,8</text:p>
          </table:table-cell>
          <table:table-cell table:style-name="Default" office:value-type="float" office:value="420.8" calcext:value-type="float">
            <text:p>420,8</text:p>
          </table:table-cell>
          <table:table-cell table:style-name="Default" office:value-type="float" office:value="38596.3" calcext:value-type="float">
            <text:p>38596,3</text:p>
          </table:table-cell>
          <table:table-cell table:style-name="Default" office:value-type="float" office:value="10526.3" calcext:value-type="float">
            <text:p>10526,3</text:p>
          </table:table-cell>
          <table:table-cell table:style-name="Default" office:value-type="float" office:value="8771.9" calcext:value-type="float">
            <text:p>8771,9</text:p>
          </table:table-cell>
          <table:table-cell table:style-name="Default" office:value-type="float" office:value="2431.5" calcext:value-type="float">
            <text:p>2431,5</text:p>
          </table:table-cell>
          <table:table-cell table:style-name="Default" office:value-type="float" office:value="4632.4" calcext:value-type="float">
            <text:p>4632,4</text:p>
          </table:table-cell>
          <table:table-cell table:style-name="Default" office:value-type="float" office:value="105437.9" calcext:value-type="float">
            <text:p>105437,9</text:p>
          </table:table-cell>
          <table:table-cell table:style-name="Default" office:value-type="float" office:value="13096" calcext:value-type="float">
            <text:p>13096</text:p>
          </table:table-cell>
          <table:table-cell table:style-name="Default" office:value-type="float" office:value="1102.5" calcext:value-type="float">
            <text:p>1102,5</text:p>
          </table:table-cell>
          <table:table-cell table:style-name="Default" office:value-type="float" office:value="882" calcext:value-type="float">
            <text:p>882</text:p>
          </table:table-cell>
          <table:table-cell table:style-name="Default" office:value-type="float" office:value="400.8" calcext:value-type="float">
            <text:p>400,8</text:p>
          </table:table-cell>
          <table:table-cell table:style-name="Default" office:value-type="float" office:value="58964.8" calcext:value-type="float">
            <text:p>58964,8</text:p>
          </table:table-cell>
          <table:table-cell table:style-name="Default" office:value-type="float" office:value="12.5" calcext:value-type="float">
            <text:p>12,5</text:p>
          </table:table-cell>
          <table:table-cell table:style-name="Default" office:value-type="float" office:value="233.7" calcext:value-type="float">
            <text:p>233,7</text:p>
          </table:table-cell>
          <table:table-cell table:style-name="Default" office:value-type="float" office:value="801.6" calcext:value-type="float">
            <text:p>801,6</text:p>
          </table:table-cell>
          <table:table-cell table:style-name="Default" office:value-type="float" office:value="180" calcext:value-type="float">
            <text:p>180</text:p>
          </table:table-cell>
          <table:table-cell table:style-name="Default" office:value-type="float" office:value="4385.9" calcext:value-type="float">
            <text:p>4385,9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7580.8" calcext:value-type="float">
            <text:p>7580,8</text:p>
          </table:table-cell>
          <table:table-cell table:style-name="Default" office:value-type="float" office:value="761.8" calcext:value-type="float">
            <text:p>761,8</text:p>
          </table:table-cell>
          <table:table-cell table:style-name="Default" office:value-type="float" office:value="45613.8" calcext:value-type="float">
            <text:p>45613,8</text:p>
          </table:table-cell>
          <table:table-cell table:style-name="Default" office:value-type="float" office:value="1073011.2" calcext:value-type="float">
            <text:p>1073011,2</text:p>
          </table:table-cell>
          <table:table-cell table:style-name="Default" office:value-type="float" office:value="3508.8" calcext:value-type="float">
            <text:p>3508,8</text:p>
          </table:table-cell>
          <table:table-cell table:style-name="Default" office:value-type="float" office:value="2130.5" calcext:value-type="float">
            <text:p>2130,5</text:p>
          </table:table-cell>
          <table:table-cell table:style-name="Default" office:value-type="float" office:value="5991.3" calcext:value-type="float">
            <text:p>5991,3</text:p>
          </table:table-cell>
          <table:table-cell table:style-name="Default" office:value-type="float" office:value="116034.4" calcext:value-type="float">
            <text:p>116034,4</text:p>
          </table:table-cell>
          <table:table-cell table:style-name="Default" office:value-type="float" office:value="13677.8" calcext:value-type="float">
            <text:p>13677,8</text:p>
          </table:table-cell>
          <table:table-cell table:style-name="Default" office:value-type="float" office:value="862.2" calcext:value-type="float">
            <text:p>862,2</text:p>
          </table:table-cell>
          <table:table-cell table:style-name="Default" office:value-type="float" office:value="1423.6" calcext:value-type="float">
            <text:p>1423,6</text:p>
          </table:table-cell>
          <table:table-cell table:style-name="Default" office:value-type="float" office:value="1202.8" calcext:value-type="float">
            <text:p>1202,8</text:p>
          </table:table-cell>
          <table:table-cell table:style-name="Default" office:value-type="float" office:value="683090.2" calcext:value-type="float">
            <text:p>683090,2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33.3" calcext:value-type="float">
            <text:p>33,3</text:p>
          </table:table-cell>
          <table:table-cell table:style-name="Default" office:value-type="float" office:value="1062.6" calcext:value-type="float">
            <text:p>1062,6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7543.8" calcext:value-type="float">
            <text:p>17543,8</text:p>
          </table:table-cell>
          <table:table-cell table:style-name="Default" office:value-type="float" office:value="350.5" calcext:value-type="float">
            <text:p>350,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4.7" calcext:value-type="float">
            <text:p>24,7</text:p>
          </table:table-cell>
          <table:table-cell table:style-name="Default" office:value-type="float" office:value="7861.6" calcext:value-type="float">
            <text:p>7861,6</text:p>
          </table:table-cell>
          <table:table-cell table:style-name="Default" office:value-type="float" office:value="1202.8" calcext:value-type="float">
            <text:p>1202,8</text:p>
          </table:table-cell>
          <table:table-cell table:style-name="Default" office:value-type="float" office:value="45613.8" calcext:value-type="float">
            <text:p>45613,8</text:p>
          </table:table-cell>
          <table:table-cell table:style-name="Default" office:value-type="float" office:value="2230618" calcext:value-type="float">
            <text:p>2230618</text:p>
          </table:table-cell>
          <table:table-cell table:style-name="Default" office:value-type="float" office:value="3508.8" calcext:value-type="float">
            <text:p>3508,8</text:p>
          </table:table-cell>
          <table:table-cell table:style-name="Default" office:value-type="float" office:value="2907.8" calcext:value-type="float">
            <text:p>2907,8</text:p>
          </table:table-cell>
          <table:table-cell table:style-name="Default" office:value-type="float" office:value="4973.6" calcext:value-type="float">
            <text:p>4973,6</text:p>
          </table:table-cell>
          <table:table-cell table:style-name="Default" office:value-type="float" office:value="126595.7" calcext:value-type="float">
            <text:p>126595,7</text:p>
          </table:table-cell>
          <table:table-cell table:style-name="Default" office:value-type="float" office:value="12334.2" calcext:value-type="float">
            <text:p>12334,2</text:p>
          </table:table-cell>
          <table:table-cell table:style-name="Default" office:value-type="float" office:value="440.8" calcext:value-type="float">
            <text:p>440,8</text:p>
          </table:table-cell>
          <table:table-cell table:style-name="Default" office:value-type="float" office:value="1142.6" calcext:value-type="float">
            <text:p>1142,6</text:p>
          </table:table-cell>
          <table:table-cell table:style-name="Default" office:value-type="float" office:value="821.8" calcext:value-type="float">
            <text:p>821,8</text:p>
          </table:table-cell>
          <table:table-cell table:style-name="Default" office:value-type="float" office:value="1337830.4" calcext:value-type="float">
            <text:p>1337830,4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225.3" calcext:value-type="float">
            <text:p>225,3</text:p>
          </table:table-cell>
          <table:table-cell table:style-name="Default" office:value-type="float" office:value="781.6" calcext:value-type="float">
            <text:p>781,6</text:p>
          </table:table-cell>
          <table:table-cell table:style-name="Default" office:value-type="float" office:value="375" calcext:value-type="float">
            <text:p>375</text:p>
          </table:table-cell>
          <table:table-cell table:style-name="Default" office:value-type="float" office:value="28070" calcext:value-type="float">
            <text:p>28070</text:p>
          </table:table-cell>
          <table:table-cell table:style-name="Default" office:value-type="float" office:value="280.2" calcext:value-type="float">
            <text:p>280,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6.5" calcext:value-type="float">
            <text:p>26,5</text:p>
          </table:table-cell>
          <table:table-cell table:style-name="Default" office:value-type="float" office:value="7681" calcext:value-type="float">
            <text:p>7681</text:p>
          </table:table-cell>
          <table:table-cell table:style-name="Default" office:value-type="float" office:value="1543.6" calcext:value-type="float">
            <text:p>1543,6</text:p>
          </table:table-cell>
          <table:table-cell table:style-name="Default" office:value-type="float" office:value="48289.2" calcext:value-type="float">
            <text:p>48289,2</text:p>
          </table:table-cell>
          <table:table-cell table:style-name="Default" office:value-type="float" office:value="2864052.5" calcext:value-type="float">
            <text:p>2864052,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81.8" calcext:value-type="float">
            <text:p>2581,8</text:p>
          </table:table-cell>
          <table:table-cell table:style-name="Default" office:value-type="float" office:value="5063.8" calcext:value-type="float">
            <text:p>5063,8</text:p>
          </table:table-cell>
          <table:table-cell table:style-name="Default" office:value-type="float" office:value="137157" calcext:value-type="float">
            <text:p>137157</text:p>
          </table:table-cell>
          <table:table-cell table:style-name="Default" office:value-type="float" office:value="14480.2" calcext:value-type="float">
            <text:p>14480,2</text:p>
          </table:table-cell>
          <table:table-cell table:style-name="Default" office:value-type="float" office:value="681.2" calcext:value-type="float">
            <text:p>681,2</text:p>
          </table:table-cell>
          <table:table-cell table:style-name="Default" office:value-type="float" office:value="1303.2" calcext:value-type="float">
            <text:p>1303,2</text:p>
          </table:table-cell>
          <table:table-cell table:style-name="Default" office:value-type="float" office:value="1082.6" calcext:value-type="float">
            <text:p>1082,6</text:p>
          </table:table-cell>
          <table:table-cell table:style-name="Default" office:value-type="float" office:value="1687680" calcext:value-type="float">
            <text:p>1687680</text:p>
          </table:table-cell>
          <table:table-cell table:style-name="Default" office:value-type="float" office:value="112.5" calcext:value-type="float">
            <text:p>112,5</text:p>
          </table:table-cell>
          <table:table-cell table:style-name="Default" office:value-type="float" office:value="200.3" calcext:value-type="float">
            <text:p>200,3</text:p>
          </table:table-cell>
          <table:table-cell table:style-name="Default" office:value-type="float" office:value="861.8" calcext:value-type="float">
            <text:p>861,8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35087.5" calcext:value-type="float">
            <text:p>35087,5</text:p>
          </table:table-cell>
          <table:table-cell table:style-name="Default" office:value-type="float" office:value="200" calcext:value-type="float">
            <text:p>2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8.3" calcext:value-type="float">
            <text:p>28,3</text:p>
          </table:table-cell>
          <table:table-cell table:style-name="Default" office:value-type="float" office:value="7540.6" calcext:value-type="float">
            <text:p>7540,6</text:p>
          </table:table-cell>
          <table:table-cell table:style-name="Default" office:value-type="float" office:value="1563.8" calcext:value-type="float">
            <text:p>1563,8</text:p>
          </table:table-cell>
          <table:table-cell table:style-name="Default" office:value-type="float" office:value="49157.6" calcext:value-type="float">
            <text:p>49157,6</text:p>
          </table:table-cell>
          <table:table-cell table:style-name="Default" office:value-type="float" office:value="3328470.7" calcext:value-type="float">
            <text:p>3328470,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04.8" calcext:value-type="float">
            <text:p>1904,8</text:p>
          </table:table-cell>
          <table:table-cell table:style-name="Default" office:value-type="float" office:value="5364.5" calcext:value-type="float">
            <text:p>5364,5</text:p>
          </table:table-cell>
          <table:table-cell table:style-name="Default" office:value-type="float" office:value="140665.8" calcext:value-type="float">
            <text:p>140665,8</text:p>
          </table:table-cell>
          <table:table-cell table:style-name="Default" office:value-type="float" office:value="12414.2" calcext:value-type="float">
            <text:p>12414,2</text:p>
          </table:table-cell>
          <table:table-cell table:style-name="Default" office:value-type="float" office:value="751.8" calcext:value-type="float">
            <text:p>751,8</text:p>
          </table:table-cell>
          <table:table-cell table:style-name="Default" office:value-type="float" office:value="1363.2" calcext:value-type="float">
            <text:p>1363,2</text:p>
          </table:table-cell>
          <table:table-cell table:style-name="Default" office:value-type="float" office:value="942" calcext:value-type="float">
            <text:p>942</text:p>
          </table:table-cell>
          <table:table-cell table:style-name="Default" office:value-type="float" office:value="1818656" calcext:value-type="float">
            <text:p>1818656</text:p>
          </table:table-cell>
          <table:table-cell table:style-name="Default" office:value-type="float" office:value="37.5" calcext:value-type="float">
            <text:p>37,5</text:p>
          </table:table-cell>
          <table:table-cell table:style-name="Default" office:value-type="float" office:value="66.7" calcext:value-type="float">
            <text:p>66,7</text:p>
          </table:table-cell>
          <table:table-cell table:style-name="Default" office:value-type="float" office:value="641.4" calcext:value-type="float">
            <text:p>641,4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38596.3" calcext:value-type="float">
            <text:p>38596,3</text:p>
          </table:table-cell>
          <table:table-cell table:style-name="Default" office:value-type="float" office:value="220.2" calcext:value-type="float">
            <text:p>220,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30.1" calcext:value-type="float">
            <text:p>30,1</text:p>
          </table:table-cell>
          <table:table-cell table:style-name="ce2" office:value-type="float" office:value="7159.6" calcext:value-type="float">
            <text:p>7159,6</text:p>
          </table:table-cell>
          <table:table-cell table:style-name="ce2" office:value-type="float" office:value="1503.6" calcext:value-type="float">
            <text:p>1503,6</text:p>
          </table:table-cell>
          <table:table-cell table:style-name="ce2" office:value-type="float" office:value="49157.6" calcext:value-type="float">
            <text:p>49157,6</text:p>
          </table:table-cell>
          <table:table-cell table:style-name="ce2" office:value-type="float" office:value="3419874" calcext:value-type="float">
            <text:p>3419874</text:p>
          </table:table-cell>
          <table:table-cell table:style-name="ce2" office:value-type="float" office:value="4385.9" calcext:value-type="float">
            <text:p>4385,9</text:p>
          </table:table-cell>
          <table:table-cell table:style-name="ce2" office:value-type="float" office:value="2180.8" calcext:value-type="float">
            <text:p>2180,8</text:p>
          </table:table-cell>
          <table:table-cell table:style-name="ce2" office:value-type="float" office:value="4532.2" calcext:value-type="float">
            <text:p>4532,2</text:p>
          </table:table-cell>
          <table:table-cell table:style-name="ce2" office:value-type="float" office:value="140630.7" calcext:value-type="float">
            <text:p>140630,7</text:p>
          </table:table-cell>
          <table:table-cell table:style-name="ce2" office:value-type="float" office:value="12474.6" calcext:value-type="float">
            <text:p>12474,6</text:p>
          </table:table-cell>
          <table:table-cell table:style-name="ce2" office:value-type="float" office:value="781.6" calcext:value-type="float">
            <text:p>781,6</text:p>
          </table:table-cell>
          <table:table-cell table:style-name="ce2" office:value-type="float" office:value="1353.3" calcext:value-type="float">
            <text:p>1353,3</text:p>
          </table:table-cell>
          <table:table-cell table:style-name="ce2" office:value-type="float" office:value="881.8" calcext:value-type="float">
            <text:p>881,8</text:p>
          </table:table-cell>
          <table:table-cell table:style-name="ce2" office:value-type="float" office:value="1886169.6" calcext:value-type="float">
            <text:p>1886169,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00.5" calcext:value-type="float">
            <text:p>300,5</text:p>
          </table:table-cell>
          <table:table-cell table:style-name="ce2" office:value-type="float" office:value="626.3" calcext:value-type="float">
            <text:p>626,3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5087.5" calcext:value-type="float">
            <text:p>35087,5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31.8" calcext:value-type="float">
            <text:p>31,8</text:p>
          </table:table-cell>
          <table:table-cell table:style-name="ce2" office:value-type="float" office:value="8423.2" calcext:value-type="float">
            <text:p>8423,2</text:p>
          </table:table-cell>
          <table:table-cell table:style-name="ce2" office:value-type="float" office:value="1564" calcext:value-type="float">
            <text:p>1564</text:p>
          </table:table-cell>
          <table:table-cell table:style-name="ce2" office:value-type="float" office:value="45648.8" calcext:value-type="float">
            <text:p>45648,8</text:p>
          </table:table-cell>
          <table:table-cell table:style-name="ce2" office:value-type="float" office:value="3775310.2" calcext:value-type="float">
            <text:p>3775310,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25.2" calcext:value-type="float">
            <text:p>2025,2</text:p>
          </table:table-cell>
          <table:table-cell table:style-name="ce2" office:value-type="float" office:value="5540" calcext:value-type="float">
            <text:p>5540</text:p>
          </table:table-cell>
          <table:table-cell table:style-name="ce2" office:value-type="float" office:value="154735.9" calcext:value-type="float">
            <text:p>154735,9</text:p>
          </table:table-cell>
          <table:table-cell table:style-name="ce2" office:value-type="float" office:value="12634.8" calcext:value-type="float">
            <text:p>12634,8</text:p>
          </table:table-cell>
          <table:table-cell table:style-name="ce2" office:value-type="float" office:value="802" calcext:value-type="float">
            <text:p>802</text:p>
          </table:table-cell>
          <table:table-cell table:style-name="ce2" office:value-type="float" office:value="942" calcext:value-type="float">
            <text:p>942</text:p>
          </table:table-cell>
          <table:table-cell table:style-name="ce2" office:value-type="float" office:value="1383.2" calcext:value-type="float">
            <text:p>1383,2</text:p>
          </table:table-cell>
          <table:table-cell table:style-name="ce2" office:value-type="float" office:value="2242009.6" calcext:value-type="float">
            <text:p>2242009,6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942" calcext:value-type="float">
            <text:p>942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45613.8" calcext:value-type="float">
            <text:p>45613,8</text:p>
          </table:table-cell>
          <table:table-cell table:style-name="ce2" office:value-type="float" office:value="260.4" calcext:value-type="float">
            <text:p>260,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33.6" calcext:value-type="float">
            <text:p>33,6</text:p>
          </table:table-cell>
          <table:table-cell table:style-name="ce2" office:value-type="float" office:value="7720.8" calcext:value-type="float">
            <text:p>7720,8</text:p>
          </table:table-cell>
          <table:table-cell table:style-name="ce2" office:value-type="float" office:value="1604.2" calcext:value-type="float">
            <text:p>1604,2</text:p>
          </table:table-cell>
          <table:table-cell table:style-name="ce2" office:value-type="float" office:value="49157.6" calcext:value-type="float">
            <text:p>49157,6</text:p>
          </table:table-cell>
          <table:table-cell table:style-name="ce2" office:value-type="float" office:value="4398078.2" calcext:value-type="float">
            <text:p>4398078,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205.8" calcext:value-type="float">
            <text:p>2205,8</text:p>
          </table:table-cell>
          <table:table-cell table:style-name="ce2" office:value-type="float" office:value="6041.5" calcext:value-type="float">
            <text:p>6041,5</text:p>
          </table:table-cell>
          <table:table-cell table:style-name="ce2" office:value-type="float" office:value="151227.1" calcext:value-type="float">
            <text:p>151227,1</text:p>
          </table:table-cell>
          <table:table-cell table:style-name="ce2" office:value-type="float" office:value="11852.8" calcext:value-type="float">
            <text:p>11852,8</text:p>
          </table:table-cell>
          <table:table-cell table:style-name="ce2" office:value-type="float" office:value="721.6" calcext:value-type="float">
            <text:p>721,6</text:p>
          </table:table-cell>
          <table:table-cell table:style-name="ce2" office:value-type="float" office:value="1604" calcext:value-type="float">
            <text:p>1604</text:p>
          </table:table-cell>
          <table:table-cell table:style-name="ce2" office:value-type="float" office:value="1062.4" calcext:value-type="float">
            <text:p>1062,4</text:p>
          </table:table-cell>
          <table:table-cell table:style-name="ce2" office:value-type="float" office:value="2378547.2" calcext:value-type="float">
            <text:p>2378547,2</text:p>
          </table:table-cell>
          <table:table-cell table:style-name="ce2" office:value-type="float" office:value="212.5" calcext:value-type="float">
            <text:p>212,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21.4" calcext:value-type="float">
            <text:p>721,4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49157.6" calcext:value-type="float">
            <text:p>49157,6</text:p>
          </table:table-cell>
          <table:table-cell table:style-name="ce2" office:value-type="float" office:value="140" calcext:value-type="float">
            <text:p>1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35.4" calcext:value-type="float">
            <text:p>35,4</text:p>
          </table:table-cell>
          <table:table-cell table:style-name="ce2" office:value-type="float" office:value="6879" calcext:value-type="float">
            <text:p>6879</text:p>
          </table:table-cell>
          <table:table-cell table:style-name="ce2" office:value-type="float" office:value="1303.2" calcext:value-type="float">
            <text:p>1303,2</text:p>
          </table:table-cell>
          <table:table-cell table:style-name="ce2" office:value-type="float" office:value="49157.6" calcext:value-type="float">
            <text:p>49157,6</text:p>
          </table:table-cell>
          <table:table-cell table:style-name="ce2" office:value-type="float" office:value="4443832.3" calcext:value-type="float">
            <text:p>4443832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84.8" calcext:value-type="float">
            <text:p>1884,8</text:p>
          </table:table-cell>
          <table:table-cell table:style-name="ce2" office:value-type="float" office:value="6492.5" calcext:value-type="float">
            <text:p>6492,5</text:p>
          </table:table-cell>
          <table:table-cell table:style-name="ce2" office:value-type="float" office:value="154735.9" calcext:value-type="float">
            <text:p>154735,9</text:p>
          </table:table-cell>
          <table:table-cell table:style-name="ce2" office:value-type="float" office:value="12955.8" calcext:value-type="float">
            <text:p>12955,8</text:p>
          </table:table-cell>
          <table:table-cell table:style-name="ce2" office:value-type="float" office:value="781.6" calcext:value-type="float">
            <text:p>781,6</text:p>
          </table:table-cell>
          <table:table-cell table:style-name="ce2" office:value-type="float" office:value="1102.4" calcext:value-type="float">
            <text:p>1102,4</text:p>
          </table:table-cell>
          <table:table-cell table:style-name="ce2" office:value-type="float" office:value="1142.8" calcext:value-type="float">
            <text:p>1142,8</text:p>
          </table:table-cell>
          <table:table-cell table:style-name="ce2" office:value-type="float" office:value="2463765.1" calcext:value-type="float">
            <text:p>2463765,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49157.6" calcext:value-type="float">
            <text:p>49157,6</text:p>
          </table:table-cell>
          <table:table-cell table:style-name="ce2" office:value-type="float" office:value="125" calcext:value-type="float">
            <text:p>1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37.1" calcext:value-type="float">
            <text:p>37,1</text:p>
          </table:table-cell>
          <table:table-cell table:style-name="ce2" office:value-type="float" office:value="7620.8" calcext:value-type="float">
            <text:p>7620,8</text:p>
          </table:table-cell>
          <table:table-cell table:style-name="ce2" office:value-type="float" office:value="1503.6" calcext:value-type="float">
            <text:p>1503,6</text:p>
          </table:table-cell>
          <table:table-cell table:style-name="ce2" office:value-type="float" office:value="45648.8" calcext:value-type="float">
            <text:p>45648,8</text:p>
          </table:table-cell>
          <table:table-cell table:style-name="ce2" office:value-type="float" office:value="4844987.5" calcext:value-type="float">
            <text:p>4844987,5</text:p>
          </table:table-cell>
          <table:table-cell table:style-name="ce2" office:value-type="float" office:value="8771.9" calcext:value-type="float">
            <text:p>8771,9</text:p>
          </table:table-cell>
          <table:table-cell table:style-name="ce2" office:value-type="float" office:value="1985.2" calcext:value-type="float">
            <text:p>1985,2</text:p>
          </table:table-cell>
          <table:table-cell table:style-name="ce2" office:value-type="float" office:value="5289.3" calcext:value-type="float">
            <text:p>5289,3</text:p>
          </table:table-cell>
          <table:table-cell table:style-name="ce2" office:value-type="float" office:value="158279.7" calcext:value-type="float">
            <text:p>158279,7</text:p>
          </table:table-cell>
          <table:table-cell table:style-name="ce2" office:value-type="float" office:value="12574.8" calcext:value-type="float">
            <text:p>12574,8</text:p>
          </table:table-cell>
          <table:table-cell table:style-name="ce2" office:value-type="float" office:value="1127.5" calcext:value-type="float">
            <text:p>1127,5</text:p>
          </table:table-cell>
          <table:table-cell table:style-name="ce2" office:value-type="float" office:value="1829.5" calcext:value-type="float">
            <text:p>1829,5</text:p>
          </table:table-cell>
          <table:table-cell table:style-name="ce2" office:value-type="float" office:value="1303.3" calcext:value-type="float">
            <text:p>1303,3</text:p>
          </table:table-cell>
          <table:table-cell table:style-name="ce2" office:value-type="float" office:value="2434931.2" calcext:value-type="float">
            <text:p>2434931,2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882.2" calcext:value-type="float">
            <text:p>882,2</text:p>
          </table:table-cell>
          <table:table-cell table:style-name="ce2" office:value-type="float" office:value="340" calcext:value-type="float">
            <text:p>340</text:p>
          </table:table-cell>
          <table:table-cell table:style-name="ce2" office:value-type="float" office:value="49157.6" calcext:value-type="float">
            <text:p>49157,6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38.9" calcext:value-type="float">
            <text:p>38,9</text:p>
          </table:table-cell>
          <table:table-cell table:style-name="ce2" office:value-type="float" office:value="7781.4" calcext:value-type="float">
            <text:p>7781,4</text:p>
          </table:table-cell>
          <table:table-cell table:style-name="ce2" office:value-type="float" office:value="1142.8" calcext:value-type="float">
            <text:p>1142,8</text:p>
          </table:table-cell>
          <table:table-cell table:style-name="ce2" office:value-type="float" office:value="57104.9" calcext:value-type="float">
            <text:p>57104,9</text:p>
          </table:table-cell>
          <table:table-cell table:style-name="ce2" office:value-type="float" office:value="4545866.7" calcext:value-type="float">
            <text:p>4545866,7</text:p>
          </table:table-cell>
          <table:table-cell table:style-name="ce2" office:value-type="float" office:value="4385.9" calcext:value-type="float">
            <text:p>4385,9</text:p>
          </table:table-cell>
          <table:table-cell table:style-name="ce2" office:value-type="float" office:value="2406.3" calcext:value-type="float">
            <text:p>2406,3</text:p>
          </table:table-cell>
          <table:table-cell table:style-name="ce2" office:value-type="float" office:value="5840.8" calcext:value-type="float">
            <text:p>5840,8</text:p>
          </table:table-cell>
          <table:table-cell table:style-name="ce2" office:value-type="float" office:value="154771" calcext:value-type="float">
            <text:p>154771</text:p>
          </table:table-cell>
          <table:table-cell table:style-name="ce2" office:value-type="float" office:value="12935.8" calcext:value-type="float">
            <text:p>12935,8</text:p>
          </table:table-cell>
          <table:table-cell table:style-name="ce2" office:value-type="float" office:value="751.3" calcext:value-type="float">
            <text:p>751,3</text:p>
          </table:table-cell>
          <table:table-cell table:style-name="ce2" office:value-type="float" office:value="1127.8" calcext:value-type="float">
            <text:p>1127,8</text:p>
          </table:table-cell>
          <table:table-cell table:style-name="ce2" office:value-type="float" office:value="1162.8" calcext:value-type="float">
            <text:p>1162,8</text:p>
          </table:table-cell>
          <table:table-cell table:style-name="ce2" office:value-type="float" office:value="2411104" calcext:value-type="float">
            <text:p>2411104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22.4" calcext:value-type="float">
            <text:p>1022,4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45613.8" calcext:value-type="float">
            <text:p>45613,8</text:p>
          </table:table-cell>
          <table:table-cell table:style-name="ce2" office:value-type="float" office:value="160" calcext:value-type="float">
            <text:p>16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40.7" calcext:value-type="float">
            <text:p>40,7</text:p>
          </table:table-cell>
          <table:table-cell table:style-name="ce2" office:value-type="float" office:value="7821.4" calcext:value-type="float">
            <text:p>7821,4</text:p>
          </table:table-cell>
          <table:table-cell table:style-name="ce2" office:value-type="float" office:value="1263" calcext:value-type="float">
            <text:p>1263</text:p>
          </table:table-cell>
          <table:table-cell table:style-name="ce2" office:value-type="float" office:value="45613.8" calcext:value-type="float">
            <text:p>45613,8</text:p>
          </table:table-cell>
          <table:table-cell table:style-name="ce2" office:value-type="float" office:value="4285517.5" calcext:value-type="float">
            <text:p>4285517,5</text:p>
          </table:table-cell>
          <table:table-cell table:style-name="ce2" office:value-type="float" office:value="4385.9" calcext:value-type="float">
            <text:p>4385,9</text:p>
          </table:table-cell>
          <table:table-cell table:style-name="ce2" office:value-type="float" office:value="1644.2" calcext:value-type="float">
            <text:p>1644,2</text:p>
          </table:table-cell>
          <table:table-cell table:style-name="ce2" office:value-type="float" office:value="6216.8" calcext:value-type="float">
            <text:p>6216,8</text:p>
          </table:table-cell>
          <table:table-cell table:style-name="ce2" office:value-type="float" office:value="147648.2" calcext:value-type="float">
            <text:p>147648,2</text:p>
          </table:table-cell>
          <table:table-cell table:style-name="ce2" office:value-type="float" office:value="12775.2" calcext:value-type="float">
            <text:p>12775,2</text:p>
          </table:table-cell>
          <table:table-cell table:style-name="ce2" office:value-type="float" office:value="601" calcext:value-type="float">
            <text:p>601</text:p>
          </table:table-cell>
          <table:table-cell table:style-name="ce2" office:value-type="float" office:value="1102.6" calcext:value-type="float">
            <text:p>1102,6</text:p>
          </table:table-cell>
          <table:table-cell table:style-name="ce2" office:value-type="float" office:value="982.2" calcext:value-type="float">
            <text:p>982,2</text:p>
          </table:table-cell>
          <table:table-cell table:style-name="ce2" office:value-type="float" office:value="2093420.8" calcext:value-type="float">
            <text:p>2093420,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102.6" calcext:value-type="float">
            <text:p>1102,6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45613.8" calcext:value-type="float">
            <text:p>45613,8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42.4" calcext:value-type="float">
            <text:p>42,4</text:p>
          </table:table-cell>
          <table:table-cell table:style-name="ce2" office:value-type="float" office:value="7199.6" calcext:value-type="float">
            <text:p>7199,6</text:p>
          </table:table-cell>
          <table:table-cell table:style-name="ce2" office:value-type="float" office:value="1263" calcext:value-type="float">
            <text:p>1263</text:p>
          </table:table-cell>
          <table:table-cell table:style-name="ce2" office:value-type="float" office:value="57104.9" calcext:value-type="float">
            <text:p>57104,9</text:p>
          </table:table-cell>
          <table:table-cell table:style-name="ce2" office:value-type="float" office:value="3704889.8" calcext:value-type="float">
            <text:p>3704889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5891" calcext:value-type="float">
            <text:p>5891</text:p>
          </table:table-cell>
          <table:table-cell table:style-name="ce2" office:value-type="float" office:value="147718.4" calcext:value-type="float">
            <text:p>147718,4</text:p>
          </table:table-cell>
          <table:table-cell table:style-name="ce2" office:value-type="float" office:value="12394.2" calcext:value-type="float">
            <text:p>12394,2</text:p>
          </table:table-cell>
          <table:table-cell table:style-name="ce2" office:value-type="float" office:value="1002.3" calcext:value-type="float">
            <text:p>1002,3</text:p>
          </table:table-cell>
          <table:table-cell table:style-name="ce2" office:value-type="float" office:value="1042.6" calcext:value-type="float">
            <text:p>1042,6</text:p>
          </table:table-cell>
          <table:table-cell table:style-name="ce2" office:value-type="float" office:value="1002.6" calcext:value-type="float">
            <text:p>1002,6</text:p>
          </table:table-cell>
          <table:table-cell table:style-name="ce2" office:value-type="float" office:value="1938003.2" calcext:value-type="float">
            <text:p>1938003,2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581.2" calcext:value-type="float">
            <text:p>581,2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45648.8" calcext:value-type="float">
            <text:p>45648,8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44.2" calcext:value-type="float">
            <text:p>44,2</text:p>
          </table:table-cell>
          <table:table-cell table:style-name="ce2" office:value-type="float" office:value="6878.6" calcext:value-type="float">
            <text:p>6878,6</text:p>
          </table:table-cell>
          <table:table-cell table:style-name="ce2" office:value-type="float" office:value="1564" calcext:value-type="float">
            <text:p>1564</text:p>
          </table:table-cell>
          <table:table-cell table:style-name="ce2" office:value-type="float" office:value="57104.9" calcext:value-type="float">
            <text:p>57104,9</text:p>
          </table:table-cell>
          <table:table-cell table:style-name="ce2" office:value-type="float" office:value="4218640.8" calcext:value-type="float">
            <text:p>4218640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55.5" calcext:value-type="float">
            <text:p>2155,5</text:p>
          </table:table-cell>
          <table:table-cell table:style-name="ce2" office:value-type="float" office:value="5274.2" calcext:value-type="float">
            <text:p>5274,2</text:p>
          </table:table-cell>
          <table:table-cell table:style-name="ce2" office:value-type="float" office:value="147718.4" calcext:value-type="float">
            <text:p>147718,4</text:p>
          </table:table-cell>
          <table:table-cell table:style-name="ce2" office:value-type="float" office:value="12434.2" calcext:value-type="float">
            <text:p>12434,2</text:p>
          </table:table-cell>
          <table:table-cell table:style-name="ce2" office:value-type="float" office:value="851.5" calcext:value-type="float">
            <text:p>851,5</text:p>
          </table:table-cell>
          <table:table-cell table:style-name="ce2" office:value-type="float" office:value="1423.4" calcext:value-type="float">
            <text:p>1423,4</text:p>
          </table:table-cell>
          <table:table-cell table:style-name="ce2" office:value-type="float" office:value="2782.3" calcext:value-type="float">
            <text:p>2782,3</text:p>
          </table:table-cell>
          <table:table-cell table:style-name="ce2" office:value-type="float" office:value="2237491.2" calcext:value-type="float">
            <text:p>2237491,2</text:p>
          </table:table-cell>
          <table:table-cell table:style-name="ce2" office:value-type="float" office:value="37.5" calcext:value-type="float">
            <text:p>37,5</text:p>
          </table:table-cell>
          <table:table-cell table:style-name="ce2" office:value-type="float" office:value="225.3" calcext:value-type="float">
            <text:p>225,3</text:p>
          </table:table-cell>
          <table:table-cell table:style-name="ce2" office:value-type="float" office:value="822" calcext:value-type="float">
            <text:p>822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49122.5" calcext:value-type="float">
            <text:p>49122,5</text:p>
          </table:table-cell>
          <table:table-cell table:style-name="ce2" office:value-type="float" office:value="125" calcext:value-type="float">
            <text:p>1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2" office:value-type="float" office:value="5916.2" calcext:value-type="float">
            <text:p>5916,2</text:p>
          </table:table-cell>
          <table:table-cell table:style-name="ce2" office:value-type="float" office:value="1143" calcext:value-type="float">
            <text:p>1143</text:p>
          </table:table-cell>
          <table:table-cell table:style-name="ce2" office:value-type="float" office:value="45613.8" calcext:value-type="float">
            <text:p>45613,8</text:p>
          </table:table-cell>
          <table:table-cell table:style-name="ce2" office:value-type="float" office:value="3923098.5" calcext:value-type="float">
            <text:p>3923098,5</text:p>
          </table:table-cell>
          <table:table-cell table:style-name="ce2" office:value-type="float" office:value="8771.9" calcext:value-type="float">
            <text:p>8771,9</text:p>
          </table:table-cell>
          <table:table-cell table:style-name="ce2" office:value-type="float" office:value="1804.8" calcext:value-type="float">
            <text:p>1804,8</text:p>
          </table:table-cell>
          <table:table-cell table:style-name="ce2" office:value-type="float" office:value="5565" calcext:value-type="float">
            <text:p>5565</text:p>
          </table:table-cell>
          <table:table-cell table:style-name="ce2" office:value-type="float" office:value="144139.5" calcext:value-type="float">
            <text:p>144139,5</text:p>
          </table:table-cell>
          <table:table-cell table:style-name="ce2" office:value-type="float" office:value="13116.2" calcext:value-type="float">
            <text:p>13116,2</text:p>
          </table:table-cell>
          <table:table-cell table:style-name="ce2" office:value-type="float" office:value="701.5" calcext:value-type="float">
            <text:p>701,5</text:p>
          </table:table-cell>
          <table:table-cell table:style-name="ce2" office:value-type="float" office:value="942" calcext:value-type="float">
            <text:p>942</text:p>
          </table:table-cell>
          <table:table-cell table:style-name="ce2" office:value-type="float" office:value="1403.4" calcext:value-type="float">
            <text:p>1403,4</text:p>
          </table:table-cell>
          <table:table-cell table:style-name="ce2" office:value-type="float" office:value="2155929.6" calcext:value-type="float">
            <text:p>2155929,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901.8" calcext:value-type="float">
            <text:p>901,8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49122.5" calcext:value-type="float">
            <text:p>49122,5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80.6" calcext:value-type="float">
            <text:p>280,6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47.7" calcext:value-type="float">
            <text:p>47,7</text:p>
          </table:table-cell>
          <table:table-cell table:style-name="ce2" office:value-type="float" office:value="6517.8" calcext:value-type="float">
            <text:p>6517,8</text:p>
          </table:table-cell>
          <table:table-cell table:style-name="ce2" office:value-type="float" office:value="1062.4" calcext:value-type="float">
            <text:p>1062,4</text:p>
          </table:table-cell>
          <table:table-cell table:style-name="ce2" office:value-type="float" office:value="45648.8" calcext:value-type="float">
            <text:p>45648,8</text:p>
          </table:table-cell>
          <table:table-cell table:style-name="ce2" office:value-type="float" office:value="3997027.9" calcext:value-type="float">
            <text:p>3997027,9</text:p>
          </table:table-cell>
          <table:table-cell table:style-name="ce2" office:value-type="float" office:value="3508.8" calcext:value-type="float">
            <text:p>3508,8</text:p>
          </table:table-cell>
          <table:table-cell table:style-name="ce2" office:value-type="float" office:value="2030.3" calcext:value-type="float">
            <text:p>2030,3</text:p>
          </table:table-cell>
          <table:table-cell table:style-name="ce2" office:value-type="float" office:value="5540.3" calcext:value-type="float">
            <text:p>5540,3</text:p>
          </table:table-cell>
          <table:table-cell table:style-name="ce2" office:value-type="float" office:value="144139.5" calcext:value-type="float">
            <text:p>144139,5</text:p>
          </table:table-cell>
          <table:table-cell table:style-name="ce2" office:value-type="float" office:value="13537.2" calcext:value-type="float">
            <text:p>13537,2</text:p>
          </table:table-cell>
          <table:table-cell table:style-name="ce2" office:value-type="float" office:value="1027.3" calcext:value-type="float">
            <text:p>1027,3</text:p>
          </table:table-cell>
          <table:table-cell table:style-name="ce2" office:value-type="float" office:value="1042.4" calcext:value-type="float">
            <text:p>1042,4</text:p>
          </table:table-cell>
          <table:table-cell table:style-name="ce2" office:value-type="float" office:value="1222.8" calcext:value-type="float">
            <text:p>1222,8</text:p>
          </table:table-cell>
          <table:table-cell table:style-name="ce2" office:value-type="float" office:value="2131686.4" calcext:value-type="float">
            <text:p>2131686,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00.2" calcext:value-type="float">
            <text:p>200,2</text:p>
          </table:table-cell>
          <table:table-cell table:style-name="ce2" office:value-type="float" office:value="977.3" calcext:value-type="float">
            <text:p>977,3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42105" calcext:value-type="float">
            <text:p>42105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49.5" calcext:value-type="float">
            <text:p>49,5</text:p>
          </table:table-cell>
          <table:table-cell table:style-name="ce2" office:value-type="float" office:value="6538" calcext:value-type="float">
            <text:p>6538</text:p>
          </table:table-cell>
          <table:table-cell table:style-name="ce2" office:value-type="float" office:value="1022.4" calcext:value-type="float">
            <text:p>1022,4</text:p>
          </table:table-cell>
          <table:table-cell table:style-name="ce2" office:value-type="float" office:value="52675.1" calcext:value-type="float">
            <text:p>52675,1</text:p>
          </table:table-cell>
          <table:table-cell table:style-name="ce2" office:value-type="float" office:value="4127132.6" calcext:value-type="float">
            <text:p>4127132,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80.8" calcext:value-type="float">
            <text:p>2180,8</text:p>
          </table:table-cell>
          <table:table-cell table:style-name="ce2" office:value-type="float" office:value="5439.8" calcext:value-type="float">
            <text:p>5439,8</text:p>
          </table:table-cell>
          <table:table-cell table:style-name="ce2" office:value-type="float" office:value="144209.6" calcext:value-type="float">
            <text:p>144209,6</text:p>
          </table:table-cell>
          <table:table-cell table:style-name="ce2" office:value-type="float" office:value="11913" calcext:value-type="float">
            <text:p>11913</text:p>
          </table:table-cell>
          <table:table-cell table:style-name="ce2" office:value-type="float" office:value="852" calcext:value-type="float">
            <text:p>852</text:p>
          </table:table-cell>
          <table:table-cell table:style-name="ce2" office:value-type="float" office:value="1779.5" calcext:value-type="float">
            <text:p>1779,5</text:p>
          </table:table-cell>
          <table:table-cell table:style-name="ce2" office:value-type="float" office:value="962.2" calcext:value-type="float">
            <text:p>962,2</text:p>
          </table:table-cell>
          <table:table-cell table:style-name="ce2" office:value-type="float" office:value="2038918.4" calcext:value-type="float">
            <text:p>2038918,4</text:p>
          </table:table-cell>
          <table:table-cell table:style-name="ce2" office:value-type="float" office:value="37.5" calcext:value-type="float">
            <text:p>37,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01.2" calcext:value-type="float">
            <text:p>601,2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45648.8" calcext:value-type="float">
            <text:p>45648,8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51.3" calcext:value-type="float">
            <text:p>51,3</text:p>
          </table:table-cell>
          <table:table-cell table:style-name="ce2" office:value-type="float" office:value="6838.4" calcext:value-type="float">
            <text:p>6838,4</text:p>
          </table:table-cell>
          <table:table-cell table:style-name="ce2" office:value-type="float" office:value="1163" calcext:value-type="float">
            <text:p>1163</text:p>
          </table:table-cell>
          <table:table-cell table:style-name="ce2" office:value-type="float" office:value="49157.6" calcext:value-type="float">
            <text:p>49157,6</text:p>
          </table:table-cell>
          <table:table-cell table:style-name="ce2" office:value-type="float" office:value="3986431.5" calcext:value-type="float">
            <text:p>3986431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80" calcext:value-type="float">
            <text:p>1980</text:p>
          </table:table-cell>
          <table:table-cell table:style-name="ce2" office:value-type="float" office:value="5389.8" calcext:value-type="float">
            <text:p>5389,8</text:p>
          </table:table-cell>
          <table:table-cell table:style-name="ce2" office:value-type="float" office:value="144174.5" calcext:value-type="float">
            <text:p>144174,5</text:p>
          </table:table-cell>
          <table:table-cell table:style-name="ce2" office:value-type="float" office:value="12995.6" calcext:value-type="float">
            <text:p>12995,6</text:p>
          </table:table-cell>
          <table:table-cell table:style-name="ce2" office:value-type="float" office:value="751.8" calcext:value-type="float">
            <text:p>751,8</text:p>
          </table:table-cell>
          <table:table-cell table:style-name="ce2" office:value-type="float" office:value="1343.2" calcext:value-type="float">
            <text:p>1343,2</text:p>
          </table:table-cell>
          <table:table-cell table:style-name="ce2" office:value-type="float" office:value="1383.4" calcext:value-type="float">
            <text:p>1383,4</text:p>
          </table:table-cell>
          <table:table-cell table:style-name="ce2" office:value-type="float" office:value="2098489.6" calcext:value-type="float">
            <text:p>2098489,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20.2" calcext:value-type="float">
            <text:p>220,2</text:p>
          </table:table-cell>
          <table:table-cell table:style-name="ce2" office:value-type="float" office:value="701.6" calcext:value-type="float">
            <text:p>701,6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42105" calcext:value-type="float">
            <text:p>42105</text:p>
          </table:table-cell>
          <table:table-cell table:style-name="ce2" office:value-type="float" office:value="325.5" calcext:value-type="float">
            <text:p>325,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2" office:value-type="float" office:value="6457.6" calcext:value-type="float">
            <text:p>6457,6</text:p>
          </table:table-cell>
          <table:table-cell table:style-name="ce2" office:value-type="float" office:value="1122.6" calcext:value-type="float">
            <text:p>1122,6</text:p>
          </table:table-cell>
          <table:table-cell table:style-name="ce2" office:value-type="float" office:value="49157.6" calcext:value-type="float">
            <text:p>49157,6</text:p>
          </table:table-cell>
          <table:table-cell table:style-name="ce2" office:value-type="float" office:value="3926572.4" calcext:value-type="float">
            <text:p>3926572,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29.8" calcext:value-type="float">
            <text:p>1829,8</text:p>
          </table:table-cell>
          <table:table-cell table:style-name="ce2" office:value-type="float" office:value="5966" calcext:value-type="float">
            <text:p>5966</text:p>
          </table:table-cell>
          <table:table-cell table:style-name="ce2" office:value-type="float" office:value="144174.5" calcext:value-type="float">
            <text:p>144174,5</text:p>
          </table:table-cell>
          <table:table-cell table:style-name="ce2" office:value-type="float" office:value="12434.6" calcext:value-type="float">
            <text:p>12434,6</text:p>
          </table:table-cell>
          <table:table-cell table:style-name="ce2" office:value-type="float" office:value="741.4" calcext:value-type="float">
            <text:p>741,4</text:p>
          </table:table-cell>
          <table:table-cell table:style-name="ce2" office:value-type="float" office:value="1278.3" calcext:value-type="float">
            <text:p>1278,3</text:p>
          </table:table-cell>
          <table:table-cell table:style-name="ce2" office:value-type="float" office:value="1122.8" calcext:value-type="float">
            <text:p>1122,8</text:p>
          </table:table-cell>
          <table:table-cell table:style-name="ce2" office:value-type="float" office:value="2165504" calcext:value-type="float">
            <text:p>2165504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82" calcext:value-type="float">
            <text:p>882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49122.5" calcext:value-type="float">
            <text:p>49122,5</text:p>
          </table:table-cell>
          <table:table-cell table:style-name="ce2" office:value-type="float" office:value="220.4" calcext:value-type="float">
            <text:p>220,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54.8" calcext:value-type="float">
            <text:p>54,8</text:p>
          </table:table-cell>
          <table:table-cell table:style-name="ce2" office:value-type="float" office:value="7159.6" calcext:value-type="float">
            <text:p>7159,6</text:p>
          </table:table-cell>
          <table:table-cell table:style-name="ce2" office:value-type="float" office:value="1263" calcext:value-type="float">
            <text:p>1263</text:p>
          </table:table-cell>
          <table:table-cell table:style-name="ce2" office:value-type="float" office:value="45648.8" calcext:value-type="float">
            <text:p>45648,8</text:p>
          </table:table-cell>
          <table:table-cell table:style-name="ce2" office:value-type="float" office:value="4391060.7" calcext:value-type="float">
            <text:p>4391060,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55" calcext:value-type="float">
            <text:p>1955</text:p>
          </table:table-cell>
          <table:table-cell table:style-name="ce2" office:value-type="float" office:value="3970.6" calcext:value-type="float">
            <text:p>3970,6</text:p>
          </table:table-cell>
          <table:table-cell table:style-name="ce2" office:value-type="float" office:value="151262.2" calcext:value-type="float">
            <text:p>151262,2</text:p>
          </table:table-cell>
          <table:table-cell table:style-name="ce2" office:value-type="float" office:value="13216.6" calcext:value-type="float">
            <text:p>13216,6</text:p>
          </table:table-cell>
          <table:table-cell table:style-name="ce2" office:value-type="float" office:value="801.6" calcext:value-type="float">
            <text:p>801,6</text:p>
          </table:table-cell>
          <table:table-cell table:style-name="ce2" office:value-type="float" office:value="1122.4" calcext:value-type="float">
            <text:p>1122,4</text:p>
          </table:table-cell>
          <table:table-cell table:style-name="ce2" office:value-type="float" office:value="1243" calcext:value-type="float">
            <text:p>1243</text:p>
          </table:table-cell>
          <table:table-cell table:style-name="ce2" office:value-type="float" office:value="2197856" calcext:value-type="float">
            <text:p>2197856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.2" calcext:value-type="float">
            <text:p>240,2</text:p>
          </table:table-cell>
          <table:table-cell table:style-name="ce2" office:value-type="float" office:value="721.4" calcext:value-type="float">
            <text:p>721,4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52666.3" calcext:value-type="float">
            <text:p>52666,3</text:p>
          </table:table-cell>
          <table:table-cell table:style-name="ce2" office:value-type="float" office:value="120.2" calcext:value-type="float">
            <text:p>120,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56.6" calcext:value-type="float">
            <text:p>56,6</text:p>
          </table:table-cell>
          <table:table-cell table:style-name="ce2" office:value-type="float" office:value="7239.8" calcext:value-type="float">
            <text:p>7239,8</text:p>
          </table:table-cell>
          <table:table-cell table:style-name="ce2" office:value-type="float" office:value="1122.6" calcext:value-type="float">
            <text:p>1122,6</text:p>
          </table:table-cell>
          <table:table-cell table:style-name="ce2" office:value-type="float" office:value="45613.8" calcext:value-type="float">
            <text:p>45613,8</text:p>
          </table:table-cell>
          <table:table-cell table:style-name="ce2" office:value-type="float" office:value="4310183.8" calcext:value-type="float">
            <text:p>4310183,8</text:p>
          </table:table-cell>
          <table:table-cell table:style-name="ce2" office:value-type="float" office:value="3508.8" calcext:value-type="float">
            <text:p>3508,8</text:p>
          </table:table-cell>
          <table:table-cell table:style-name="ce2" office:value-type="float" office:value="2155.5" calcext:value-type="float">
            <text:p>2155,5</text:p>
          </table:table-cell>
          <table:table-cell table:style-name="ce2" office:value-type="float" office:value="5941.3" calcext:value-type="float">
            <text:p>5941,3</text:p>
          </table:table-cell>
          <table:table-cell table:style-name="ce2" office:value-type="float" office:value="140630.7" calcext:value-type="float">
            <text:p>140630,7</text:p>
          </table:table-cell>
          <table:table-cell table:style-name="ce2" office:value-type="float" office:value="13076" calcext:value-type="float">
            <text:p>13076</text:p>
          </table:table-cell>
          <table:table-cell table:style-name="ce2" office:value-type="float" office:value="651.3" calcext:value-type="float">
            <text:p>651,3</text:p>
          </table:table-cell>
          <table:table-cell table:style-name="ce2" office:value-type="float" office:value="1027.3" calcext:value-type="float">
            <text:p>1027,3</text:p>
          </table:table-cell>
          <table:table-cell table:style-name="ce2" office:value-type="float" office:value="1283.2" calcext:value-type="float">
            <text:p>1283,2</text:p>
          </table:table-cell>
          <table:table-cell table:style-name="ce2" office:value-type="float" office:value="2152940.8" calcext:value-type="float">
            <text:p>2152940,8</text:p>
          </table:table-cell>
          <table:table-cell table:style-name="ce2" office:value-type="float" office:value="137.5" calcext:value-type="float">
            <text:p>137,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661.4" calcext:value-type="float">
            <text:p>661,4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49122.5" calcext:value-type="float">
            <text:p>49122,5</text:p>
          </table:table-cell>
          <table:table-cell table:style-name="ce2" office:value-type="float" office:value="125" calcext:value-type="float">
            <text:p>1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58.3" calcext:value-type="float">
            <text:p>58,3</text:p>
          </table:table-cell>
          <table:table-cell table:style-name="ce2" office:value-type="float" office:value="6918.8" calcext:value-type="float">
            <text:p>6918,8</text:p>
          </table:table-cell>
          <table:table-cell table:style-name="ce2" office:value-type="float" office:value="1102.6" calcext:value-type="float">
            <text:p>1102,6</text:p>
          </table:table-cell>
          <table:table-cell table:style-name="ce2" office:value-type="float" office:value="52675.1" calcext:value-type="float">
            <text:p>52675,1</text:p>
          </table:table-cell>
          <table:table-cell table:style-name="ce2" office:value-type="float" office:value="4236254.5" calcext:value-type="float">
            <text:p>4236254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84.6" calcext:value-type="float">
            <text:p>1884,6</text:p>
          </table:table-cell>
          <table:table-cell table:style-name="ce2" office:value-type="float" office:value="4737.8" calcext:value-type="float">
            <text:p>4737,8</text:p>
          </table:table-cell>
          <table:table-cell table:style-name="ce2" office:value-type="float" office:value="147718.4" calcext:value-type="float">
            <text:p>147718,4</text:p>
          </table:table-cell>
          <table:table-cell table:style-name="ce2" office:value-type="float" office:value="12675" calcext:value-type="float">
            <text:p>12675</text:p>
          </table:table-cell>
          <table:table-cell table:style-name="ce2" office:value-type="float" office:value="661" calcext:value-type="float">
            <text:p>661</text:p>
          </table:table-cell>
          <table:table-cell table:style-name="ce2" office:value-type="float" office:value="1328.3" calcext:value-type="float">
            <text:p>1328,3</text:p>
          </table:table-cell>
          <table:table-cell table:style-name="ce2" office:value-type="float" office:value="1122.8" calcext:value-type="float">
            <text:p>1122,8</text:p>
          </table:table-cell>
          <table:table-cell table:style-name="ce2" office:value-type="float" office:value="2250368" calcext:value-type="float">
            <text:p>225036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40.2" calcext:value-type="float">
            <text:p>140,2</text:p>
          </table:table-cell>
          <table:table-cell table:style-name="ce2" office:value-type="float" office:value="581" calcext:value-type="float">
            <text:p>581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49157.6" calcext:value-type="float">
            <text:p>49157,6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60.1" calcext:value-type="float">
            <text:p>60,1</text:p>
          </table:table-cell>
          <table:table-cell table:style-name="ce2" office:value-type="float" office:value="7139.4" calcext:value-type="float">
            <text:p>7139,4</text:p>
          </table:table-cell>
          <table:table-cell table:style-name="ce2" office:value-type="float" office:value="1162.6" calcext:value-type="float">
            <text:p>1162,6</text:p>
          </table:table-cell>
          <table:table-cell table:style-name="ce2" office:value-type="float" office:value="45613.8" calcext:value-type="float">
            <text:p>45613,8</text:p>
          </table:table-cell>
          <table:table-cell table:style-name="ce2" office:value-type="float" office:value="4651480" calcext:value-type="float">
            <text:p>465148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05.5" calcext:value-type="float">
            <text:p>2105,5</text:p>
          </table:table-cell>
          <table:table-cell table:style-name="ce2" office:value-type="float" office:value="5189" calcext:value-type="float">
            <text:p>5189</text:p>
          </table:table-cell>
          <table:table-cell table:style-name="ce2" office:value-type="float" office:value="147718.4" calcext:value-type="float">
            <text:p>147718,4</text:p>
          </table:table-cell>
          <table:table-cell table:style-name="ce2" office:value-type="float" office:value="13236.6" calcext:value-type="float">
            <text:p>13236,6</text:p>
          </table:table-cell>
          <table:table-cell table:style-name="ce2" office:value-type="float" office:value="521" calcext:value-type="float">
            <text:p>521</text:p>
          </table:table-cell>
          <table:table-cell table:style-name="ce2" office:value-type="float" office:value="1183" calcext:value-type="float">
            <text:p>1183</text:p>
          </table:table-cell>
          <table:table-cell table:style-name="ce2" office:value-type="float" office:value="1022.4" calcext:value-type="float">
            <text:p>1022,4</text:p>
          </table:table-cell>
          <table:table-cell table:style-name="ce2" office:value-type="float" office:value="2010115.6" calcext:value-type="float">
            <text:p>2010115,6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41.4" calcext:value-type="float">
            <text:p>741,4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9157.6" calcext:value-type="float">
            <text:p>49157,6</text:p>
          </table:table-cell>
          <table:table-cell table:style-name="ce2" office:value-type="float" office:value="250.3" calcext:value-type="float">
            <text:p>250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61.9" calcext:value-type="float">
            <text:p>61,9</text:p>
          </table:table-cell>
          <table:table-cell table:style-name="ce2" office:value-type="float" office:value="6578" calcext:value-type="float">
            <text:p>6578</text:p>
          </table:table-cell>
          <table:table-cell table:style-name="ce2" office:value-type="float" office:value="1303.3" calcext:value-type="float">
            <text:p>1303,3</text:p>
          </table:table-cell>
          <table:table-cell table:style-name="ce2" office:value-type="float" office:value="45648.8" calcext:value-type="float">
            <text:p>45648,8</text:p>
          </table:table-cell>
          <table:table-cell table:style-name="ce2" office:value-type="float" office:value="3898432.4" calcext:value-type="float">
            <text:p>3898432,4</text:p>
          </table:table-cell>
          <table:table-cell table:style-name="ce2" office:value-type="float" office:value="5847.9" calcext:value-type="float">
            <text:p>5847,9</text:p>
          </table:table-cell>
          <table:table-cell table:style-name="ce2" office:value-type="float" office:value="2230.8" calcext:value-type="float">
            <text:p>2230,8</text:p>
          </table:table-cell>
          <table:table-cell table:style-name="ce2" office:value-type="float" office:value="5865.8" calcext:value-type="float">
            <text:p>5865,8</text:p>
          </table:table-cell>
          <table:table-cell table:style-name="ce2" office:value-type="float" office:value="147683.3" calcext:value-type="float">
            <text:p>147683,3</text:p>
          </table:table-cell>
          <table:table-cell table:style-name="ce2" office:value-type="float" office:value="13657.8" calcext:value-type="float">
            <text:p>13657,8</text:p>
          </table:table-cell>
          <table:table-cell table:style-name="ce2" office:value-type="float" office:value="1027.5" calcext:value-type="float">
            <text:p>1027,5</text:p>
          </table:table-cell>
          <table:table-cell table:style-name="ce2" office:value-type="float" office:value="1102.8" calcext:value-type="float">
            <text:p>1102,8</text:p>
          </table:table-cell>
          <table:table-cell table:style-name="ce2" office:value-type="float" office:value="1222.8" calcext:value-type="float">
            <text:p>1222,8</text:p>
          </table:table-cell>
          <table:table-cell table:style-name="ce2" office:value-type="float" office:value="2399027.2" calcext:value-type="float">
            <text:p>2399027,2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721.4" calcext:value-type="float">
            <text:p>721,4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49122.5" calcext:value-type="float">
            <text:p>49122,5</text:p>
          </table:table-cell>
          <table:table-cell table:style-name="ce2" office:value-type="float" office:value="275.5" calcext:value-type="float">
            <text:p>275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63.6" calcext:value-type="float">
            <text:p>63,6</text:p>
          </table:table-cell>
          <table:table-cell table:style-name="ce2" office:value-type="float" office:value="7480.4" calcext:value-type="float">
            <text:p>7480,4</text:p>
          </table:table-cell>
          <table:table-cell table:style-name="ce2" office:value-type="float" office:value="962.2" calcext:value-type="float">
            <text:p>962,2</text:p>
          </table:table-cell>
          <table:table-cell table:style-name="ce2" office:value-type="float" office:value="52675.1" calcext:value-type="float">
            <text:p>52675,1</text:p>
          </table:table-cell>
          <table:table-cell table:style-name="ce2" office:value-type="float" office:value="4292569.9" calcext:value-type="float">
            <text:p>4292569,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80" calcext:value-type="float">
            <text:p>1980</text:p>
          </table:table-cell>
          <table:table-cell table:style-name="ce2" office:value-type="float" office:value="4572.4" calcext:value-type="float">
            <text:p>4572,4</text:p>
          </table:table-cell>
          <table:table-cell table:style-name="ce2" office:value-type="float" office:value="140665.8" calcext:value-type="float">
            <text:p>140665,8</text:p>
          </table:table-cell>
          <table:table-cell table:style-name="ce2" office:value-type="float" office:value="12574.6" calcext:value-type="float">
            <text:p>12574,6</text:p>
          </table:table-cell>
          <table:table-cell table:style-name="ce2" office:value-type="float" office:value="741.6" calcext:value-type="float">
            <text:p>741,6</text:p>
          </table:table-cell>
          <table:table-cell table:style-name="ce2" office:value-type="float" office:value="1253" calcext:value-type="float">
            <text:p>1253</text:p>
          </table:table-cell>
          <table:table-cell table:style-name="ce2" office:value-type="float" office:value="1403.6" calcext:value-type="float">
            <text:p>1403,6</text:p>
          </table:table-cell>
          <table:table-cell table:style-name="ce2" office:value-type="float" office:value="2017369.6" calcext:value-type="float">
            <text:p>2017369,6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721.4" calcext:value-type="float">
            <text:p>721,4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49157.6" calcext:value-type="float">
            <text:p>49157,6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65.4" calcext:value-type="float">
            <text:p>65,4</text:p>
          </table:table-cell>
          <table:table-cell table:style-name="ce2" office:value-type="float" office:value="7380.4" calcext:value-type="float">
            <text:p>7380,4</text:p>
          </table:table-cell>
          <table:table-cell table:style-name="ce2" office:value-type="float" office:value="1062.6" calcext:value-type="float">
            <text:p>1062,6</text:p>
          </table:table-cell>
          <table:table-cell table:style-name="ce2" office:value-type="float" office:value="45648.8" calcext:value-type="float">
            <text:p>45648,8</text:p>
          </table:table-cell>
          <table:table-cell table:style-name="ce2" office:value-type="float" office:value="3525487.2" calcext:value-type="float">
            <text:p>3525487,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205.8" calcext:value-type="float">
            <text:p>2205,8</text:p>
          </table:table-cell>
          <table:table-cell table:style-name="ce2" office:value-type="float" office:value="4893.2" calcext:value-type="float">
            <text:p>4893,2</text:p>
          </table:table-cell>
          <table:table-cell table:style-name="ce2" office:value-type="float" office:value="144174.5" calcext:value-type="float">
            <text:p>144174,5</text:p>
          </table:table-cell>
          <table:table-cell table:style-name="ce2" office:value-type="float" office:value="12695.2" calcext:value-type="float">
            <text:p>12695,2</text:p>
          </table:table-cell>
          <table:table-cell table:style-name="ce2" office:value-type="float" office:value="681.4" calcext:value-type="float">
            <text:p>681,4</text:p>
          </table:table-cell>
          <table:table-cell table:style-name="ce2" office:value-type="float" office:value="1082.2" calcext:value-type="float">
            <text:p>1082,2</text:p>
          </table:table-cell>
          <table:table-cell table:style-name="ce2" office:value-type="float" office:value="1223" calcext:value-type="float">
            <text:p>1223</text:p>
          </table:table-cell>
          <table:table-cell table:style-name="ce2" office:value-type="float" office:value="1942105.7" calcext:value-type="float">
            <text:p>1942105,7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61.6" calcext:value-type="float">
            <text:p>761,6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42105" calcext:value-type="float">
            <text:p>42105</text:p>
          </table:table-cell>
          <table:table-cell table:style-name="ce2" office:value-type="float" office:value="33.3" calcext:value-type="float">
            <text:p>33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67.2" calcext:value-type="float">
            <text:p>67,2</text:p>
          </table:table-cell>
          <table:table-cell table:style-name="ce2" office:value-type="float" office:value="6297" calcext:value-type="float">
            <text:p>6297</text:p>
          </table:table-cell>
          <table:table-cell table:style-name="ce2" office:value-type="float" office:value="1022.2" calcext:value-type="float">
            <text:p>1022,2</text:p>
          </table:table-cell>
          <table:table-cell table:style-name="ce2" office:value-type="float" office:value="42105" calcext:value-type="float">
            <text:p>42105</text:p>
          </table:table-cell>
          <table:table-cell table:style-name="ce2" office:value-type="float" office:value="3659275.5" calcext:value-type="float">
            <text:p>3659275,5</text:p>
          </table:table-cell>
          <table:table-cell table:style-name="ce2" office:value-type="float" office:value="5847.9" calcext:value-type="float">
            <text:p>5847,9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5314.3" calcext:value-type="float">
            <text:p>5314,3</text:p>
          </table:table-cell>
          <table:table-cell table:style-name="ce2" office:value-type="float" office:value="130069.4" calcext:value-type="float">
            <text:p>130069,4</text:p>
          </table:table-cell>
          <table:table-cell table:style-name="ce2" office:value-type="float" office:value="12795.2" calcext:value-type="float">
            <text:p>12795,2</text:p>
          </table:table-cell>
          <table:table-cell table:style-name="ce2" office:value-type="float" office:value="962.2" calcext:value-type="float">
            <text:p>962,2</text:p>
          </table:table-cell>
          <table:table-cell table:style-name="ce2" office:value-type="float" office:value="922" calcext:value-type="float">
            <text:p>922</text:p>
          </table:table-cell>
          <table:table-cell table:style-name="ce2" office:value-type="float" office:value="922.2" calcext:value-type="float">
            <text:p>922,2</text:p>
          </table:table-cell>
          <table:table-cell table:style-name="ce2" office:value-type="float" office:value="2096266.1" calcext:value-type="float">
            <text:p>2096266,1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40.2" calcext:value-type="float">
            <text:p>140,2</text:p>
          </table:table-cell>
          <table:table-cell table:style-name="ce2" office:value-type="float" office:value="841.6" calcext:value-type="float">
            <text:p>841,6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45648.8" calcext:value-type="float">
            <text:p>45648,8</text:p>
          </table:table-cell>
          <table:table-cell table:style-name="ce2" office:value-type="float" office:value="140" calcext:value-type="float">
            <text:p>1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68.9" calcext:value-type="float">
            <text:p>68,9</text:p>
          </table:table-cell>
          <table:table-cell table:style-name="ce2" office:value-type="float" office:value="6357.2" calcext:value-type="float">
            <text:p>6357,2</text:p>
          </table:table-cell>
          <table:table-cell table:style-name="ce2" office:value-type="float" office:value="821.8" calcext:value-type="float">
            <text:p>821,8</text:p>
          </table:table-cell>
          <table:table-cell table:style-name="ce2" office:value-type="float" office:value="42105" calcext:value-type="float">
            <text:p>42105</text:p>
          </table:table-cell>
          <table:table-cell table:style-name="ce2" office:value-type="float" office:value="2853421.4" calcext:value-type="float">
            <text:p>2853421,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05.3" calcext:value-type="float">
            <text:p>2005,3</text:p>
          </table:table-cell>
          <table:table-cell table:style-name="ce2" office:value-type="float" office:value="6091.5" calcext:value-type="float">
            <text:p>6091,5</text:p>
          </table:table-cell>
          <table:table-cell table:style-name="ce2" office:value-type="float" office:value="130069.4" calcext:value-type="float">
            <text:p>130069,4</text:p>
          </table:table-cell>
          <table:table-cell table:style-name="ce2" office:value-type="float" office:value="13417" calcext:value-type="float">
            <text:p>13417</text:p>
          </table:table-cell>
          <table:table-cell table:style-name="ce2" office:value-type="float" office:value="821.6" calcext:value-type="float">
            <text:p>821,6</text:p>
          </table:table-cell>
          <table:table-cell table:style-name="ce2" office:value-type="float" office:value="1202.8" calcext:value-type="float">
            <text:p>1202,8</text:p>
          </table:table-cell>
          <table:table-cell table:style-name="ce2" office:value-type="float" office:value="1002.4" calcext:value-type="float">
            <text:p>1002,4</text:p>
          </table:table-cell>
          <table:table-cell table:style-name="ce2" office:value-type="float" office:value="1606502.4" calcext:value-type="float">
            <text:p>1606502,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862" calcext:value-type="float">
            <text:p>862</text:p>
          </table:table-cell>
          <table:table-cell table:style-name="ce2" office:value-type="float" office:value="212.5" calcext:value-type="float">
            <text:p>212,5</text:p>
          </table:table-cell>
          <table:table-cell table:style-name="ce2" office:value-type="float" office:value="31578.8" calcext:value-type="float">
            <text:p>31578,8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70.7" calcext:value-type="float">
            <text:p>70,7</text:p>
          </table:table-cell>
          <table:table-cell table:style-name="ce2" office:value-type="float" office:value="6738.4" calcext:value-type="float">
            <text:p>6738,4</text:p>
          </table:table-cell>
          <table:table-cell table:style-name="ce2" office:value-type="float" office:value="821.8" calcext:value-type="float">
            <text:p>821,8</text:p>
          </table:table-cell>
          <table:table-cell table:style-name="ce2" office:value-type="float" office:value="45648.8" calcext:value-type="float">
            <text:p>45648,8</text:p>
          </table:table-cell>
          <table:table-cell table:style-name="ce2" office:value-type="float" office:value="2533212.7" calcext:value-type="float">
            <text:p>2533212,7</text:p>
          </table:table-cell>
          <table:table-cell table:style-name="ce2" office:value-type="float" office:value="4385.9" calcext:value-type="float">
            <text:p>4385,9</text:p>
          </table:table-cell>
          <table:table-cell table:style-name="ce2" office:value-type="float" office:value="1879.8" calcext:value-type="float">
            <text:p>1879,8</text:p>
          </table:table-cell>
          <table:table-cell table:style-name="ce2" office:value-type="float" office:value="4812.8" calcext:value-type="float">
            <text:p>4812,8</text:p>
          </table:table-cell>
          <table:table-cell table:style-name="ce2" office:value-type="float" office:value="126560.6" calcext:value-type="float">
            <text:p>126560,6</text:p>
          </table:table-cell>
          <table:table-cell table:style-name="ce2" office:value-type="float" office:value="13076.2" calcext:value-type="float">
            <text:p>13076,2</text:p>
          </table:table-cell>
          <table:table-cell table:style-name="ce2" office:value-type="float" office:value="801.6" calcext:value-type="float">
            <text:p>801,6</text:p>
          </table:table-cell>
          <table:table-cell table:style-name="ce2" office:value-type="float" office:value="1002.3" calcext:value-type="float">
            <text:p>1002,3</text:p>
          </table:table-cell>
          <table:table-cell table:style-name="ce2" office:value-type="float" office:value="1062.6" calcext:value-type="float">
            <text:p>1062,6</text:p>
          </table:table-cell>
          <table:table-cell table:style-name="ce2" office:value-type="float" office:value="1341020.8" calcext:value-type="float">
            <text:p>1341020,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75.5" calcext:value-type="float">
            <text:p>375,5</text:p>
          </table:table-cell>
          <table:table-cell table:style-name="ce2" office:value-type="float" office:value="721.4" calcext:value-type="float">
            <text:p>721,4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35087.5" calcext:value-type="float">
            <text:p>35087,5</text:p>
          </table:table-cell>
          <table:table-cell table:style-name="ce2" office:value-type="float" office:value="160" calcext:value-type="float">
            <text:p>16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72.5" calcext:value-type="float">
            <text:p>72,5</text:p>
          </table:table-cell>
          <table:table-cell table:style-name="ce2" office:value-type="float" office:value="6558" calcext:value-type="float">
            <text:p>6558</text:p>
          </table:table-cell>
          <table:table-cell table:style-name="ce2" office:value-type="float" office:value="962" calcext:value-type="float">
            <text:p>962</text:p>
          </table:table-cell>
          <table:table-cell table:style-name="ce2" office:value-type="float" office:value="52631.3" calcext:value-type="float">
            <text:p>52631,3</text:p>
          </table:table-cell>
          <table:table-cell table:style-name="ce2" office:value-type="float" office:value="2638790.9" calcext:value-type="float">
            <text:p>2638790,9</text:p>
          </table:table-cell>
          <table:table-cell table:style-name="ce2" office:value-type="float" office:value="3508.8" calcext:value-type="float">
            <text:p>3508,8</text:p>
          </table:table-cell>
          <table:table-cell table:style-name="ce2" office:value-type="float" office:value="1644" calcext:value-type="float">
            <text:p>1644</text:p>
          </table:table-cell>
          <table:table-cell table:style-name="ce2" office:value-type="float" office:value="5138.8" calcext:value-type="float">
            <text:p>5138,8</text:p>
          </table:table-cell>
          <table:table-cell table:style-name="ce2" office:value-type="float" office:value="123087" calcext:value-type="float">
            <text:p>123087</text:p>
          </table:table-cell>
          <table:table-cell table:style-name="ce2" office:value-type="float" office:value="11612" calcext:value-type="float">
            <text:p>11612</text:p>
          </table:table-cell>
          <table:table-cell table:style-name="ce2" office:value-type="float" office:value="881.8" calcext:value-type="float">
            <text:p>881,8</text:p>
          </table:table-cell>
          <table:table-cell table:style-name="ce2" office:value-type="float" office:value="1177.8" calcext:value-type="float">
            <text:p>1177,8</text:p>
          </table:table-cell>
          <table:table-cell table:style-name="ce2" office:value-type="float" office:value="822" calcext:value-type="float">
            <text:p>822</text:p>
          </table:table-cell>
          <table:table-cell table:style-name="ce2" office:value-type="float" office:value="1487571.2" calcext:value-type="float">
            <text:p>1487571,2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150.3" calcext:value-type="float">
            <text:p>150,3</text:p>
          </table:table-cell>
          <table:table-cell table:style-name="ce2" office:value-type="float" office:value="927" calcext:value-type="float">
            <text:p>927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31578.8" calcext:value-type="float">
            <text:p>31578,8</text:p>
          </table:table-cell>
          <table:table-cell table:style-name="ce2" office:value-type="float" office:value="140.2" calcext:value-type="float">
            <text:p>140,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74.2" calcext:value-type="float">
            <text:p>74,2</text:p>
          </table:table-cell>
          <table:table-cell table:style-name="ce2" office:value-type="float" office:value="7400.2" calcext:value-type="float">
            <text:p>7400,2</text:p>
          </table:table-cell>
          <table:table-cell table:style-name="ce2" office:value-type="float" office:value="962.2" calcext:value-type="float">
            <text:p>962,2</text:p>
          </table:table-cell>
          <table:table-cell table:style-name="ce2" office:value-type="float" office:value="42105" calcext:value-type="float">
            <text:p>42105</text:p>
          </table:table-cell>
          <table:table-cell table:style-name="ce2" office:value-type="float" office:value="2758439.1" calcext:value-type="float">
            <text:p>2758439,1</text:p>
          </table:table-cell>
          <table:table-cell table:style-name="ce2" office:value-type="float" office:value="4385.9" calcext:value-type="float">
            <text:p>4385,9</text:p>
          </table:table-cell>
          <table:table-cell table:style-name="ce2" office:value-type="float" office:value="1904.5" calcext:value-type="float">
            <text:p>1904,5</text:p>
          </table:table-cell>
          <table:table-cell table:style-name="ce2" office:value-type="float" office:value="5294.2" calcext:value-type="float">
            <text:p>5294,2</text:p>
          </table:table-cell>
          <table:table-cell table:style-name="ce2" office:value-type="float" office:value="123051.9" calcext:value-type="float">
            <text:p>123051,9</text:p>
          </table:table-cell>
          <table:table-cell table:style-name="ce2" office:value-type="float" office:value="12013" calcext:value-type="float">
            <text:p>12013</text:p>
          </table:table-cell>
          <table:table-cell table:style-name="ce2" office:value-type="float" office:value="882" calcext:value-type="float">
            <text:p>882</text:p>
          </table:table-cell>
          <table:table-cell table:style-name="ce2" office:value-type="float" office:value="1328.3" calcext:value-type="float">
            <text:p>1328,3</text:p>
          </table:table-cell>
          <table:table-cell table:style-name="ce2" office:value-type="float" office:value="1262.8" calcext:value-type="float">
            <text:p>1262,8</text:p>
          </table:table-cell>
          <table:table-cell table:style-name="ce2" office:value-type="float" office:value="1626850.7" calcext:value-type="float">
            <text:p>1626850,7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00.3" calcext:value-type="float">
            <text:p>200,3</text:p>
          </table:table-cell>
          <table:table-cell table:style-name="ce2" office:value-type="float" office:value="922.2" calcext:value-type="float">
            <text:p>922,2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35087.5" calcext:value-type="float">
            <text:p>35087,5</text:p>
          </table:table-cell>
          <table:table-cell table:style-name="ce2" office:value-type="float" office:value="140.2" calcext:value-type="float">
            <text:p>140,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2" office:value-type="float" office:value="6898.8" calcext:value-type="float">
            <text:p>6898,8</text:p>
          </table:table-cell>
          <table:table-cell table:style-name="ce2" office:value-type="float" office:value="982.2" calcext:value-type="float">
            <text:p>982,2</text:p>
          </table:table-cell>
          <table:table-cell table:style-name="ce2" office:value-type="float" office:value="45683.9" calcext:value-type="float">
            <text:p>45683,9</text:p>
          </table:table-cell>
          <table:table-cell table:style-name="ce2" office:value-type="float" office:value="3659205.4" calcext:value-type="float">
            <text:p>3659205,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4913.3" calcext:value-type="float">
            <text:p>4913,3</text:p>
          </table:table-cell>
          <table:table-cell table:style-name="ce2" office:value-type="float" office:value="130104.5" calcext:value-type="float">
            <text:p>130104,5</text:p>
          </table:table-cell>
          <table:table-cell table:style-name="ce2" office:value-type="float" office:value="12975.6" calcext:value-type="float">
            <text:p>12975,6</text:p>
          </table:table-cell>
          <table:table-cell table:style-name="ce2" office:value-type="float" office:value="841.8" calcext:value-type="float">
            <text:p>841,8</text:p>
          </table:table-cell>
          <table:table-cell table:style-name="ce2" office:value-type="float" office:value="1077.5" calcext:value-type="float">
            <text:p>1077,5</text:p>
          </table:table-cell>
          <table:table-cell table:style-name="ce2" office:value-type="float" office:value="1062.6" calcext:value-type="float">
            <text:p>1062,6</text:p>
          </table:table-cell>
          <table:table-cell table:style-name="ce2" office:value-type="float" office:value="1658406.4" calcext:value-type="float">
            <text:p>1658406,4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76.8" calcext:value-type="float">
            <text:p>776,8</text:p>
          </table:table-cell>
          <table:table-cell table:style-name="ce2" office:value-type="float" office:value="187.5" calcext:value-type="float">
            <text:p>187,5</text:p>
          </table:table-cell>
          <table:table-cell table:style-name="ce2" office:value-type="float" office:value="45613.8" calcext:value-type="float">
            <text:p>45613,8</text:p>
          </table:table-cell>
          <table:table-cell table:style-name="ce2" office:value-type="float" office:value="240" calcext:value-type="float">
            <text:p>2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77.8" calcext:value-type="float">
            <text:p>77,8</text:p>
          </table:table-cell>
          <table:table-cell table:style-name="ce2" office:value-type="float" office:value="6417.6" calcext:value-type="float">
            <text:p>6417,6</text:p>
          </table:table-cell>
          <table:table-cell table:style-name="ce2" office:value-type="float" office:value="1022.4" calcext:value-type="float">
            <text:p>1022,4</text:p>
          </table:table-cell>
          <table:table-cell table:style-name="ce2" office:value-type="float" office:value="38631.3" calcext:value-type="float">
            <text:p>38631,3</text:p>
          </table:table-cell>
          <table:table-cell table:style-name="ce2" office:value-type="float" office:value="2941455.5" calcext:value-type="float">
            <text:p>2941455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03.8" calcext:value-type="float">
            <text:p>1503,8</text:p>
          </table:table-cell>
          <table:table-cell table:style-name="ce2" office:value-type="float" office:value="4632.6" calcext:value-type="float">
            <text:p>4632,6</text:p>
          </table:table-cell>
          <table:table-cell table:style-name="ce2" office:value-type="float" office:value="130104.5" calcext:value-type="float">
            <text:p>130104,5</text:p>
          </table:table-cell>
          <table:table-cell table:style-name="ce2" office:value-type="float" office:value="12815.4" calcext:value-type="float">
            <text:p>12815,4</text:p>
          </table:table-cell>
          <table:table-cell table:style-name="ce2" office:value-type="float" office:value="701.3" calcext:value-type="float">
            <text:p>701,3</text:p>
          </table:table-cell>
          <table:table-cell table:style-name="ce2" office:value-type="float" office:value="1403.5" calcext:value-type="float">
            <text:p>1403,5</text:p>
          </table:table-cell>
          <table:table-cell table:style-name="ce2" office:value-type="float" office:value="1042.2" calcext:value-type="float">
            <text:p>1042,2</text:p>
          </table:table-cell>
          <table:table-cell table:style-name="ce2" office:value-type="float" office:value="1649536" calcext:value-type="float">
            <text:p>1649536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21" calcext:value-type="float">
            <text:p>621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35087.5" calcext:value-type="float">
            <text:p>35087,5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79.5" calcext:value-type="float">
            <text:p>79,5</text:p>
          </table:table-cell>
          <table:table-cell table:style-name="ce2" office:value-type="float" office:value="6718.2" calcext:value-type="float">
            <text:p>6718,2</text:p>
          </table:table-cell>
          <table:table-cell table:style-name="ce2" office:value-type="float" office:value="1323" calcext:value-type="float">
            <text:p>1323</text:p>
          </table:table-cell>
          <table:table-cell table:style-name="ce2" office:value-type="float" office:value="48289.2" calcext:value-type="float">
            <text:p>48289,2</text:p>
          </table:table-cell>
          <table:table-cell table:style-name="ce2" office:value-type="float" office:value="2638790.9" calcext:value-type="float">
            <text:p>2638790,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356" calcext:value-type="float">
            <text:p>2356</text:p>
          </table:table-cell>
          <table:table-cell table:style-name="ce2" office:value-type="float" office:value="4452" calcext:value-type="float">
            <text:p>4452</text:p>
          </table:table-cell>
          <table:table-cell table:style-name="ce2" office:value-type="float" office:value="123051.9" calcext:value-type="float">
            <text:p>123051,9</text:p>
          </table:table-cell>
          <table:table-cell table:style-name="ce2" office:value-type="float" office:value="12514.4" calcext:value-type="float">
            <text:p>12514,4</text:p>
          </table:table-cell>
          <table:table-cell table:style-name="ce2" office:value-type="float" office:value="821.6" calcext:value-type="float">
            <text:p>821,6</text:p>
          </table:table-cell>
          <table:table-cell table:style-name="ce2" office:value-type="float" office:value="1453.8" calcext:value-type="float">
            <text:p>1453,8</text:p>
          </table:table-cell>
          <table:table-cell table:style-name="ce2" office:value-type="float" office:value="841.6" calcext:value-type="float">
            <text:p>841,6</text:p>
          </table:table-cell>
          <table:table-cell table:style-name="ce2" office:value-type="float" office:value="1478656" calcext:value-type="float">
            <text:p>1478656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225.3" calcext:value-type="float">
            <text:p>225,3</text:p>
          </table:table-cell>
          <table:table-cell table:style-name="ce2" office:value-type="float" office:value="801.4" calcext:value-type="float">
            <text:p>801,4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31578.8" calcext:value-type="float">
            <text:p>31578,8</text:p>
          </table:table-cell>
          <table:table-cell table:style-name="ce2" office:value-type="float" office:value="325.5" calcext:value-type="float">
            <text:p>325,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81.3" calcext:value-type="float">
            <text:p>81,3</text:p>
          </table:table-cell>
          <table:table-cell table:style-name="ce2" office:value-type="float" office:value="7400.2" calcext:value-type="float">
            <text:p>7400,2</text:p>
          </table:table-cell>
          <table:table-cell table:style-name="ce2" office:value-type="float" office:value="1062.4" calcext:value-type="float">
            <text:p>1062,4</text:p>
          </table:table-cell>
          <table:table-cell table:style-name="ce2" office:value-type="float" office:value="45648.8" calcext:value-type="float">
            <text:p>45648,8</text:p>
          </table:table-cell>
          <table:table-cell table:style-name="ce2" office:value-type="float" office:value="2663492.4" calcext:value-type="float">
            <text:p>2663492,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05.3" calcext:value-type="float">
            <text:p>2005,3</text:p>
          </table:table-cell>
          <table:table-cell table:style-name="ce2" office:value-type="float" office:value="4311.8" calcext:value-type="float">
            <text:p>4311,8</text:p>
          </table:table-cell>
          <table:table-cell table:style-name="ce2" office:value-type="float" office:value="115999.3" calcext:value-type="float">
            <text:p>115999,3</text:p>
          </table:table-cell>
          <table:table-cell table:style-name="ce2" office:value-type="float" office:value="12695" calcext:value-type="float">
            <text:p>12695</text:p>
          </table:table-cell>
          <table:table-cell table:style-name="ce2" office:value-type="float" office:value="1052.5" calcext:value-type="float">
            <text:p>1052,5</text:p>
          </table:table-cell>
          <table:table-cell table:style-name="ce2" office:value-type="float" office:value="1202.8" calcext:value-type="float">
            <text:p>1202,8</text:p>
          </table:table-cell>
          <table:table-cell table:style-name="ce2" office:value-type="float" office:value="1363.4" calcext:value-type="float">
            <text:p>1363,4</text:p>
          </table:table-cell>
          <table:table-cell table:style-name="ce2" office:value-type="float" office:value="1549094.6" calcext:value-type="float">
            <text:p>1549094,6</text:p>
          </table:table-cell>
          <table:table-cell table:style-name="ce2" office:value-type="float" office:value="37.5" calcext:value-type="float">
            <text:p>37,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21.2" calcext:value-type="float">
            <text:p>621,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35087.5" calcext:value-type="float">
            <text:p>35087,5</text:p>
          </table:table-cell>
          <table:table-cell table:style-name="ce2" office:value-type="float" office:value="240.4" calcext:value-type="float">
            <text:p>240,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83.1" calcext:value-type="float">
            <text:p>83,1</text:p>
          </table:table-cell>
          <table:table-cell table:style-name="ce2" office:value-type="float" office:value="6216.8" calcext:value-type="float">
            <text:p>6216,8</text:p>
          </table:table-cell>
          <table:table-cell table:style-name="ce2" office:value-type="float" office:value="1553.8" calcext:value-type="float">
            <text:p>1553,8</text:p>
          </table:table-cell>
          <table:table-cell table:style-name="ce2" office:value-type="float" office:value="38631.3" calcext:value-type="float">
            <text:p>38631,3</text:p>
          </table:table-cell>
          <table:table-cell table:style-name="ce2" office:value-type="float" office:value="2948403.2" calcext:value-type="float">
            <text:p>2948403,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80.3" calcext:value-type="float">
            <text:p>2080,3</text:p>
          </table:table-cell>
          <table:table-cell table:style-name="ce2" office:value-type="float" office:value="6868.5" calcext:value-type="float">
            <text:p>6868,5</text:p>
          </table:table-cell>
          <table:table-cell table:style-name="ce2" office:value-type="float" office:value="126560.6" calcext:value-type="float">
            <text:p>126560,6</text:p>
          </table:table-cell>
          <table:table-cell table:style-name="ce2" office:value-type="float" office:value="12354" calcext:value-type="float">
            <text:p>12354</text:p>
          </table:table-cell>
          <table:table-cell table:style-name="ce2" office:value-type="float" office:value="661.4" calcext:value-type="float">
            <text:p>661,4</text:p>
          </table:table-cell>
          <table:table-cell table:style-name="ce2" office:value-type="float" office:value="701.6" calcext:value-type="float">
            <text:p>701,6</text:p>
          </table:table-cell>
          <table:table-cell table:style-name="ce2" office:value-type="float" office:value="1223" calcext:value-type="float">
            <text:p>1223</text:p>
          </table:table-cell>
          <table:table-cell table:style-name="ce2" office:value-type="float" office:value="1708448" calcext:value-type="float">
            <text:p>1708448</text:p>
          </table:table-cell>
          <table:table-cell table:style-name="ce2" office:value-type="float" office:value="12.5" calcext:value-type="float">
            <text:p>12,5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82" calcext:value-type="float">
            <text:p>882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45648.8" calcext:value-type="float">
            <text:p>45648,8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84.8" calcext:value-type="float">
            <text:p>84,8</text:p>
          </table:table-cell>
          <table:table-cell table:style-name="ce2" office:value-type="float" office:value="7721" calcext:value-type="float">
            <text:p>7721</text:p>
          </table:table-cell>
          <table:table-cell table:style-name="ce2" office:value-type="float" office:value="781.6" calcext:value-type="float">
            <text:p>781,6</text:p>
          </table:table-cell>
          <table:table-cell table:style-name="ce2" office:value-type="float" office:value="45613.8" calcext:value-type="float">
            <text:p>45613,8</text:p>
          </table:table-cell>
          <table:table-cell table:style-name="ce2" office:value-type="float" office:value="3761240.3" calcext:value-type="float">
            <text:p>3761240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55" calcext:value-type="float">
            <text:p>1955</text:p>
          </table:table-cell>
          <table:table-cell table:style-name="ce2" office:value-type="float" office:value="5038.8" calcext:value-type="float">
            <text:p>5038,8</text:p>
          </table:table-cell>
          <table:table-cell table:style-name="ce2" office:value-type="float" office:value="133613.2" calcext:value-type="float">
            <text:p>133613,2</text:p>
          </table:table-cell>
          <table:table-cell table:style-name="ce2" office:value-type="float" office:value="12915.6" calcext:value-type="float">
            <text:p>12915,6</text:p>
          </table:table-cell>
          <table:table-cell table:style-name="ce2" office:value-type="float" office:value="561" calcext:value-type="float">
            <text:p>561</text:p>
          </table:table-cell>
          <table:table-cell table:style-name="ce2" office:value-type="float" office:value="1162.8" calcext:value-type="float">
            <text:p>1162,8</text:p>
          </table:table-cell>
          <table:table-cell table:style-name="ce2" office:value-type="float" office:value="1203" calcext:value-type="float">
            <text:p>1203</text:p>
          </table:table-cell>
          <table:table-cell table:style-name="ce2" office:value-type="float" office:value="1395347.5" calcext:value-type="float">
            <text:p>1395347,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801.8" calcext:value-type="float">
            <text:p>801,8</text:p>
          </table:table-cell>
          <table:table-cell table:style-name="ce2" office:value-type="float" office:value="187.5" calcext:value-type="float">
            <text:p>187,5</text:p>
          </table:table-cell>
          <table:table-cell table:style-name="ce2" office:value-type="float" office:value="38596.3" calcext:value-type="float">
            <text:p>38596,3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Default" office:value-type="float" office:value="86.6" calcext:value-type="float">
            <text:p>86,6</text:p>
          </table:table-cell>
          <table:table-cell table:style-name="Default" office:value-type="float" office:value="6196.8" calcext:value-type="float">
            <text:p>6196,8</text:p>
          </table:table-cell>
          <table:table-cell table:style-name="Default" office:value-type="float" office:value="801.6" calcext:value-type="float">
            <text:p>801,6</text:p>
          </table:table-cell>
          <table:table-cell table:style-name="Default" office:value-type="float" office:value="42105" calcext:value-type="float">
            <text:p>42105</text:p>
          </table:table-cell>
          <table:table-cell table:style-name="Default" office:value-type="float" office:value="3272155.4" calcext:value-type="float">
            <text:p>3272155,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28.8" calcext:value-type="float">
            <text:p>1528,8</text:p>
          </table:table-cell>
          <table:table-cell table:style-name="Default" office:value-type="float" office:value="5615.3" calcext:value-type="float">
            <text:p>5615,3</text:p>
          </table:table-cell>
          <table:table-cell table:style-name="Default" office:value-type="float" office:value="126595.7" calcext:value-type="float">
            <text:p>126595,7</text:p>
          </table:table-cell>
          <table:table-cell table:style-name="Default" office:value-type="float" office:value="13677.8" calcext:value-type="float">
            <text:p>13677,8</text:p>
          </table:table-cell>
          <table:table-cell table:style-name="Default" office:value-type="float" office:value="651.3" calcext:value-type="float">
            <text:p>651,3</text:p>
          </table:table-cell>
          <table:table-cell table:style-name="Default" office:value-type="float" office:value="982.2" calcext:value-type="float">
            <text:p>982,2</text:p>
          </table:table-cell>
          <table:table-cell table:style-name="Default" office:value-type="float" office:value="1062.4" calcext:value-type="float">
            <text:p>1062,4</text:p>
          </table:table-cell>
          <table:table-cell table:style-name="Default" office:value-type="float" office:value="1443049" calcext:value-type="float">
            <text:p>1443049</text:p>
          </table:table-cell>
          <table:table-cell table:style-name="Default" office:value-type="float" office:value="87.5" calcext:value-type="float">
            <text:p>87,5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561" calcext:value-type="float">
            <text:p>561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38596.3" calcext:value-type="float">
            <text:p>38596,3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.3" calcext:value-type="float">
            <text:p>100,3</text:p>
          </table:table-cell>
          <table:table-cell table:number-columns-repeated="1002"/>
        </table:table-row>
        <table:table-row table:style-name="ro2">
          <table:table-cell table:style-name="Default" office:value-type="float" office:value="88.4" calcext:value-type="float">
            <text:p>88,4</text:p>
          </table:table-cell>
          <table:table-cell table:style-name="Default" office:value-type="float" office:value="6959" calcext:value-type="float">
            <text:p>6959</text:p>
          </table:table-cell>
          <table:table-cell table:style-name="Default" office:value-type="float" office:value="942" calcext:value-type="float">
            <text:p>942</text:p>
          </table:table-cell>
          <table:table-cell table:style-name="Default" office:value-type="float" office:value="42105" calcext:value-type="float">
            <text:p>42105</text:p>
          </table:table-cell>
          <table:table-cell table:style-name="Default" office:value-type="float" office:value="3177103.5" calcext:value-type="float">
            <text:p>3177103,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54.8" calcext:value-type="float">
            <text:p>1854,8</text:p>
          </table:table-cell>
          <table:table-cell table:style-name="Default" office:value-type="float" office:value="4351.6" calcext:value-type="float">
            <text:p>4351,6</text:p>
          </table:table-cell>
          <table:table-cell table:style-name="Default" office:value-type="float" office:value="119543.1" calcext:value-type="float">
            <text:p>119543,1</text:p>
          </table:table-cell>
          <table:table-cell table:style-name="Default" office:value-type="float" office:value="12935.6" calcext:value-type="float">
            <text:p>12935,6</text:p>
          </table:table-cell>
          <table:table-cell table:style-name="Default" office:value-type="float" office:value="977" calcext:value-type="float">
            <text:p>977</text:p>
          </table:table-cell>
          <table:table-cell table:style-name="Default" office:value-type="float" office:value="1002.4" calcext:value-type="float">
            <text:p>1002,4</text:p>
          </table:table-cell>
          <table:table-cell table:style-name="Default" office:value-type="float" office:value="952.3" calcext:value-type="float">
            <text:p>952,3</text:p>
          </table:table-cell>
          <table:table-cell table:style-name="Default" office:value-type="float" office:value="1619635.2" calcext:value-type="float">
            <text:p>1619635,2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225.3" calcext:value-type="float">
            <text:p>225,3</text:p>
          </table:table-cell>
          <table:table-cell table:style-name="Default" office:value-type="float" office:value="701.6" calcext:value-type="float">
            <text:p>701,6</text:p>
          </table:table-cell>
          <table:table-cell table:style-name="Default" office:value-type="float" office:value="180" calcext:value-type="float">
            <text:p>180</text:p>
          </table:table-cell>
          <table:table-cell table:style-name="Default" office:value-type="float" office:value="39473.4" calcext:value-type="float">
            <text:p>39473,4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 table:number-rows-repeated="124">
          <table:table-cell table:number-columns-repeated="1024"/>
        </table:table-row>
        <table:table-row table:style-name="ro2">
          <table:table-cell office:value-type="string" calcext:value-type="string">
            <text:p>Mean</text:p>
          </table:table-cell>
          <table:table-cell table:formula="of:=AVERAGE([.B2:.B9])" office:value-type="float" office:value="8232.525" calcext:value-type="float">
            <text:p>8232,525</text:p>
          </table:table-cell>
          <table:table-cell table:formula="of:=AVERAGE([.C2:.C9])" office:value-type="float" office:value="282.8375" calcext:value-type="float">
            <text:p>282,8375</text:p>
          </table:table-cell>
          <table:table-cell table:formula="of:=AVERAGE([.D2:.D9])" office:value-type="float" office:value="47526" calcext:value-type="float">
            <text:p>47526</text:p>
          </table:table-cell>
          <table:table-cell table:formula="of:=AVERAGE([.E2:.E9])" office:value-type="float" office:value="8333.3" calcext:value-type="float">
            <text:p>8333,3</text:p>
          </table:table-cell>
          <table:table-cell table:formula="of:=AVERAGE([.F2:.F9])" office:value-type="float" office:value="986.8375" calcext:value-type="float">
            <text:p>986,8375</text:p>
          </table:table-cell>
          <table:table-cell table:formula="of:=AVERAGE([.G2:.G9])" office:value-type="float" office:value="2480.175" calcext:value-type="float">
            <text:p>2480,175</text:p>
          </table:table-cell>
          <table:table-cell table:formula="of:=AVERAGE([.H2:.H9])" office:value-type="float" office:value="5637.125" calcext:value-type="float">
            <text:p>5637,125</text:p>
          </table:table-cell>
          <table:table-cell table:formula="of:=AVERAGE([.I2:.I9])" office:value-type="float" office:value="109407.2" calcext:value-type="float">
            <text:p>109407,2</text:p>
          </table:table-cell>
          <table:table-cell table:formula="of:=AVERAGE([.J2:.J9])" office:value-type="float" office:value="14078.9" calcext:value-type="float">
            <text:p>14078,9</text:p>
          </table:table-cell>
          <table:table-cell table:formula="of:=AVERAGE([.K2:.K9])" office:value-type="float" office:value="949.675" calcext:value-type="float">
            <text:p>949,675</text:p>
          </table:table-cell>
          <table:table-cell table:formula="of:=AVERAGE([.L2:.L9])" office:value-type="float" office:value="1139.0375" calcext:value-type="float">
            <text:p>1139,0375</text:p>
          </table:table-cell>
          <table:table-cell table:formula="of:=AVERAGE([.M2:.M9])" office:value-type="float" office:value="673.875" calcext:value-type="float">
            <text:p>673,875</text:p>
          </table:table-cell>
          <table:table-cell table:formula="of:=AVERAGE([.N2:.N9])" office:value-type="float" office:value="17726.65" calcext:value-type="float">
            <text:p>17726,65</text:p>
          </table:table-cell>
          <table:table-cell table:formula="of:=AVERAGE([.O2:.O9])" office:value-type="float" office:value="28.125" calcext:value-type="float">
            <text:p>28,125</text:p>
          </table:table-cell>
          <table:table-cell table:formula="of:=AVERAGE([.P2:.P9])" office:value-type="float" office:value="127.625" calcext:value-type="float">
            <text:p>127,625</text:p>
          </table:table-cell>
          <table:table-cell table:formula="of:=AVERAGE([.Q2:.Q9])" office:value-type="float" office:value="826.75" calcext:value-type="float">
            <text:p>826,75</text:p>
          </table:table-cell>
          <table:table-cell table:formula="of:=AVERAGE([.R2:.R9])" office:value-type="float" office:value="207.8125" calcext:value-type="float">
            <text:p>207,8125</text:p>
          </table:table-cell>
          <table:table-cell table:formula="of:=AVERAGE([.S2:.S9])" office:value-type="float" office:value="1973.6875" calcext:value-type="float">
            <text:p>1973,6875</text:p>
          </table:table-cell>
          <table:table-cell table:formula="of:=AVERAGE([.T2:.T9])" office:value-type="float" office:value="168.2625" calcext:value-type="float">
            <text:p>168,2625</text:p>
          </table:table-cell>
          <table:table-cell table:formula="of:=AVERAGE([.U2:.U9])" office:value-type="float" office:value="4.1625" calcext:value-type="float">
            <text:p>4,1625</text:p>
          </table:table-cell>
          <table:table-cell table:formula="of:=AVERAGE([.V2:.V9])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OD</text:p>
          </table:table-cell>
          <table:table-cell table:formula="of:=3*STDEV([.B2:.B9])" office:value-type="float" office:value="1571.19924875419" calcext:value-type="float">
            <text:p>1571,1992487542</text:p>
          </table:table-cell>
          <table:table-cell table:formula="of:=3*STDEV([.C2:.C9])" office:value-type="float" office:value="228.13732354189" calcext:value-type="float">
            <text:p>228,1373235419</text:p>
          </table:table-cell>
          <table:table-cell table:formula="of:=3*STDEV([.D2:.D9])" office:value-type="float" office:value="14591.5239722048" calcext:value-type="float">
            <text:p>14591,5239722048</text:p>
          </table:table-cell>
          <table:table-cell table:formula="of:=3*STDEV([.E2:.E9])" office:value-type="float" office:value="4665.32816668422" calcext:value-type="float">
            <text:p>4665,3281666842</text:p>
          </table:table-cell>
          <table:table-cell table:formula="of:=3*STDEV([.F2:.F9])" office:value-type="float" office:value="5526.72845812253" calcext:value-type="float">
            <text:p>5526,7284581225</text:p>
          </table:table-cell>
          <table:table-cell table:formula="of:=3*STDEV([.G2:.G9])" office:value-type="float" office:value="1093.59553080652" calcext:value-type="float">
            <text:p>1093,5955308065</text:p>
          </table:table-cell>
          <table:table-cell table:formula="of:=3*STDEV([.H2:.H9])" office:value-type="float" office:value="1106.4744251773" calcext:value-type="float">
            <text:p>1106,4744251773</text:p>
          </table:table-cell>
          <table:table-cell table:formula="of:=3*STDEV([.I2:.I9])" office:value-type="float" office:value="11911.062892838" calcext:value-type="float">
            <text:p>11911,062892838</text:p>
          </table:table-cell>
          <table:table-cell table:formula="of:=3*STDEV([.J2:.J9])" office:value-type="float" office:value="2546.26368963288" calcext:value-type="float">
            <text:p>2546,2636896329</text:p>
          </table:table-cell>
          <table:table-cell table:formula="of:=3*STDEV([.K2:.K9])" office:value-type="float" office:value="687.747455206384" calcext:value-type="float">
            <text:p>687,7474552064</text:p>
          </table:table-cell>
          <table:table-cell table:formula="of:=3*STDEV([.L2:.L9])" office:value-type="float" office:value="319.667257528378" calcext:value-type="float">
            <text:p>319,6672575284</text:p>
          </table:table-cell>
          <table:table-cell table:formula="of:=3*STDEV([.M2:.M9])" office:value-type="float" office:value="474.640139624597" calcext:value-type="float">
            <text:p>474,6401396246</text:p>
          </table:table-cell>
          <table:table-cell table:formula="of:=3*STDEV([.N2:.N9])" office:value-type="float" office:value="1940.10333671763" calcext:value-type="float">
            <text:p>1940,1033367176</text:p>
          </table:table-cell>
          <table:table-cell table:formula="of:=3*STDEV([.O2:.O9])" office:value-type="float" office:value="55.8017856857134" calcext:value-type="float">
            <text:p>55,8017856857</text:p>
          </table:table-cell>
          <table:table-cell table:formula="of:=3*STDEV([.P2:.P9])" office:value-type="float" office:value="123.657484898524" calcext:value-type="float">
            <text:p>123,6574848985</text:p>
          </table:table-cell>
          <table:table-cell table:formula="of:=3*STDEV([.Q2:.Q9])" office:value-type="float" office:value="344.368901034922" calcext:value-type="float">
            <text:p>344,3689010349</text:p>
          </table:table-cell>
          <table:table-cell table:formula="of:=3*STDEV([.R2:.R9])" office:value-type="float" office:value="217.127914488211" calcext:value-type="float">
            <text:p>217,1279144882</text:p>
          </table:table-cell>
          <table:table-cell table:formula="of:=3*STDEV([.S2:.S9])" office:value-type="float" office:value="9514.30810770772" calcext:value-type="float">
            <text:p>9514,3081077077</text:p>
          </table:table-cell>
          <table:table-cell table:formula="of:=3*STDEV([.T2:.T9])" office:value-type="float" office:value="223.897581416785" calcext:value-type="float">
            <text:p>223,8975814168</text:p>
          </table:table-cell>
          <table:table-cell table:formula="of:=3*STDEV([.U2:.U9])" office:value-type="float" office:value="35.319983720268" calcext:value-type="float">
            <text:p>35,3199837203</text:p>
          </table:table-cell>
          <table:table-cell table:formula="of:=3*STDEV([.V2:.V9])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-Blanc</text:p>
          </table:table-cell>
          <table:table-cell table:number-columns-repeated="1023"/>
        </table:table-row>
        <table:table-row table:style-name="ro2">
          <table:table-cell table:style-name="ce2" office:value-type="float" office:value="30.1" calcext:value-type="float">
            <text:p>30,1</text:p>
          </table:table-cell>
          <table:table-cell table:formula="of:=[.B18]-[.B$176]" office:value-type="float" office:value="-1072.925" calcext:value-type="float">
            <text:p>-1072,925</text:p>
          </table:table-cell>
          <table:table-cell table:formula="of:=[.C18]-[.C$176]" office:value-type="float" office:value="1220.7625" calcext:value-type="float">
            <text:p>1220,7625</text:p>
          </table:table-cell>
          <table:table-cell table:formula="of:=[.D18]-[.D$176]" office:value-type="float" office:value="1631.6" calcext:value-type="float">
            <text:p>1631,6</text:p>
          </table:table-cell>
          <table:table-cell table:formula="of:=[.E18]-[.E$176]" office:value-type="float" office:value="3411540.7" calcext:value-type="float">
            <text:p>3411540,7</text:p>
          </table:table-cell>
          <table:table-cell table:formula="of:=[.F18]-[.F$176]" office:value-type="float" office:value="3399.0625" calcext:value-type="float">
            <text:p>3399,0625</text:p>
          </table:table-cell>
          <table:table-cell table:formula="of:=[.G18]-[.G$176]" office:value-type="float" office:value="-299.375" calcext:value-type="float">
            <text:p>-299,375</text:p>
          </table:table-cell>
          <table:table-cell table:formula="of:=[.H18]-[.H$176]" office:value-type="float" office:value="-1104.925" calcext:value-type="float">
            <text:p>-1104,925</text:p>
          </table:table-cell>
          <table:table-cell table:formula="of:=[.I18]-[.I$176]" office:value-type="float" office:value="31223.5" calcext:value-type="float">
            <text:p>31223,5</text:p>
          </table:table-cell>
          <table:table-cell table:formula="of:=[.J18]-[.J$176]" office:value-type="float" office:value="-1604.3" calcext:value-type="float">
            <text:p>-1604,3</text:p>
          </table:table-cell>
          <table:table-cell table:formula="of:=[.K18]-[.K$176]" office:value-type="float" office:value="-168.075" calcext:value-type="float">
            <text:p>-168,075</text:p>
          </table:table-cell>
          <table:table-cell table:formula="of:=[.L18]-[.L$176]" office:value-type="float" office:value="214.2625" calcext:value-type="float">
            <text:p>214,2625</text:p>
          </table:table-cell>
          <table:table-cell table:formula="of:=[.M18]-[.M$176]" office:value-type="float" office:value="207.925" calcext:value-type="float">
            <text:p>207,925</text:p>
          </table:table-cell>
          <table:table-cell table:formula="of:=[.N18]-[.N$176]" office:value-type="float" office:value="1868442.95" calcext:value-type="float">
            <text:p>1868442,95</text:p>
          </table:table-cell>
          <table:table-cell table:formula="of:=[.O18]-[.O$176]" office:value-type="float" office:value="-3.125" calcext:value-type="float">
            <text:p>-3,125</text:p>
          </table:table-cell>
          <table:table-cell table:formula="of:=[.P18]-[.P$176]" office:value-type="float" office:value="172.875" calcext:value-type="float">
            <text:p>172,875</text:p>
          </table:table-cell>
          <table:table-cell table:formula="of:=[.Q18]-[.Q$176]" office:value-type="float" office:value="-200.45" calcext:value-type="float">
            <text:p>-200,45</text:p>
          </table:table-cell>
          <table:table-cell table:formula="of:=[.R18]-[.R$176]" office:value-type="float" office:value="-7.8125" calcext:value-type="float">
            <text:p>-7,8125</text:p>
          </table:table-cell>
          <table:table-cell table:formula="of:=[.S18]-[.S$176]" office:value-type="float" office:value="33113.8125" calcext:value-type="float">
            <text:p>33113,8125</text:p>
          </table:table-cell>
          <table:table-cell table:formula="of:=[.T18]-[.T$176]" office:value-type="float" office:value="-48.2625" calcext:value-type="float">
            <text:p>-48,2625</text:p>
          </table:table-cell>
          <table:table-cell table:formula="of:=[.U18]-[.U$176]" office:value-type="float" office:value="-4.1625" calcext:value-type="float">
            <text:p>-4,1625</text:p>
          </table:table-cell>
          <table:table-cell table:formula="of:=[.V1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31.8" calcext:value-type="float">
            <text:p>31,8</text:p>
          </table:table-cell>
          <table:table-cell table:formula="of:=[.B19]-[.B$176]" office:value-type="float" office:value="190.675000000001" calcext:value-type="float">
            <text:p>190,675</text:p>
          </table:table-cell>
          <table:table-cell table:formula="of:=[.C19]-[.C$176]" office:value-type="float" office:value="1281.1625" calcext:value-type="float">
            <text:p>1281,1625</text:p>
          </table:table-cell>
          <table:table-cell table:formula="of:=[.D19]-[.D$176]" office:value-type="float" office:value="-1877.2" calcext:value-type="float">
            <text:p>-1877,2</text:p>
          </table:table-cell>
          <table:table-cell table:formula="of:=[.E19]-[.E$176]" office:value-type="float" office:value="3766976.9" calcext:value-type="float">
            <text:p>3766976,9</text:p>
          </table:table-cell>
          <table:table-cell table:formula="of:=[.F19]-[.F$176]" office:value-type="float" office:value="-986.8375" calcext:value-type="float">
            <text:p>-986,8375</text:p>
          </table:table-cell>
          <table:table-cell table:formula="of:=[.G19]-[.G$176]" office:value-type="float" office:value="-454.975" calcext:value-type="float">
            <text:p>-454,975</text:p>
          </table:table-cell>
          <table:table-cell table:formula="of:=[.H19]-[.H$176]" office:value-type="float" office:value="-97.125" calcext:value-type="float">
            <text:p>-97,125</text:p>
          </table:table-cell>
          <table:table-cell table:formula="of:=[.I19]-[.I$176]" office:value-type="float" office:value="45328.7" calcext:value-type="float">
            <text:p>45328,7</text:p>
          </table:table-cell>
          <table:table-cell table:formula="of:=[.J19]-[.J$176]" office:value-type="float" office:value="-1444.1" calcext:value-type="float">
            <text:p>-1444,1</text:p>
          </table:table-cell>
          <table:table-cell table:formula="of:=[.K19]-[.K$176]" office:value-type="float" office:value="-147.675" calcext:value-type="float">
            <text:p>-147,675</text:p>
          </table:table-cell>
          <table:table-cell table:formula="of:=[.L19]-[.L$176]" office:value-type="float" office:value="-197.0375" calcext:value-type="float">
            <text:p>-197,0375</text:p>
          </table:table-cell>
          <table:table-cell table:formula="of:=[.M19]-[.M$176]" office:value-type="float" office:value="709.325" calcext:value-type="float">
            <text:p>709,325</text:p>
          </table:table-cell>
          <table:table-cell table:formula="of:=[.N19]-[.N$176]" office:value-type="float" office:value="2224282.95" calcext:value-type="float">
            <text:p>2224282,95</text:p>
          </table:table-cell>
          <table:table-cell table:formula="of:=[.O19]-[.O$176]" office:value-type="float" office:value="46.875" calcext:value-type="float">
            <text:p>46,875</text:p>
          </table:table-cell>
          <table:table-cell table:formula="of:=[.P19]-[.P$176]" office:value-type="float" office:value="-107.625" calcext:value-type="float">
            <text:p>-107,625</text:p>
          </table:table-cell>
          <table:table-cell table:formula="of:=[.Q19]-[.Q$176]" office:value-type="float" office:value="115.25" calcext:value-type="float">
            <text:p>115,25</text:p>
          </table:table-cell>
          <table:table-cell table:formula="of:=[.R19]-[.R$176]" office:value-type="float" office:value="92.1875" calcext:value-type="float">
            <text:p>92,1875</text:p>
          </table:table-cell>
          <table:table-cell table:formula="of:=[.S19]-[.S$176]" office:value-type="float" office:value="43640.1125" calcext:value-type="float">
            <text:p>43640,1125</text:p>
          </table:table-cell>
          <table:table-cell table:formula="of:=[.T19]-[.T$176]" office:value-type="float" office:value="92.1375" calcext:value-type="float">
            <text:p>92,1375</text:p>
          </table:table-cell>
          <table:table-cell table:formula="of:=[.U19]-[.U$176]" office:value-type="float" office:value="-4.1625" calcext:value-type="float">
            <text:p>-4,1625</text:p>
          </table:table-cell>
          <table:table-cell table:formula="of:=[.V1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33.6" calcext:value-type="float">
            <text:p>33,6</text:p>
          </table:table-cell>
          <table:table-cell table:formula="of:=[.B20]-[.B$176]" office:value-type="float" office:value="-511.725" calcext:value-type="float">
            <text:p>-511,725</text:p>
          </table:table-cell>
          <table:table-cell table:formula="of:=[.C20]-[.C$176]" office:value-type="float" office:value="1321.3625" calcext:value-type="float">
            <text:p>1321,3625</text:p>
          </table:table-cell>
          <table:table-cell table:formula="of:=[.D20]-[.D$176]" office:value-type="float" office:value="1631.6" calcext:value-type="float">
            <text:p>1631,6</text:p>
          </table:table-cell>
          <table:table-cell table:formula="of:=[.E20]-[.E$176]" office:value-type="float" office:value="4389744.9" calcext:value-type="float">
            <text:p>4389744,9</text:p>
          </table:table-cell>
          <table:table-cell table:formula="of:=[.F20]-[.F$176]" office:value-type="float" office:value="-986.8375" calcext:value-type="float">
            <text:p>-986,8375</text:p>
          </table:table-cell>
          <table:table-cell table:formula="of:=[.G20]-[.G$176]" office:value-type="float" office:value="-274.375" calcext:value-type="float">
            <text:p>-274,375</text:p>
          </table:table-cell>
          <table:table-cell table:formula="of:=[.H20]-[.H$176]" office:value-type="float" office:value="404.375" calcext:value-type="float">
            <text:p>404,375</text:p>
          </table:table-cell>
          <table:table-cell table:formula="of:=[.I20]-[.I$176]" office:value-type="float" office:value="41819.9" calcext:value-type="float">
            <text:p>41819,9</text:p>
          </table:table-cell>
          <table:table-cell table:formula="of:=[.J20]-[.J$176]" office:value-type="float" office:value="-2226.1" calcext:value-type="float">
            <text:p>-2226,1</text:p>
          </table:table-cell>
          <table:table-cell table:formula="of:=[.K20]-[.K$176]" office:value-type="float" office:value="-228.075" calcext:value-type="float">
            <text:p>-228,075</text:p>
          </table:table-cell>
          <table:table-cell table:formula="of:=[.L20]-[.L$176]" office:value-type="float" office:value="464.9625" calcext:value-type="float">
            <text:p>464,9625</text:p>
          </table:table-cell>
          <table:table-cell table:formula="of:=[.M20]-[.M$176]" office:value-type="float" office:value="388.525" calcext:value-type="float">
            <text:p>388,525</text:p>
          </table:table-cell>
          <table:table-cell table:formula="of:=[.N20]-[.N$176]" office:value-type="float" office:value="2360820.55" calcext:value-type="float">
            <text:p>2360820,55</text:p>
          </table:table-cell>
          <table:table-cell table:formula="of:=[.O20]-[.O$176]" office:value-type="float" office:value="184.375" calcext:value-type="float">
            <text:p>184,375</text:p>
          </table:table-cell>
          <table:table-cell table:formula="of:=[.P20]-[.P$176]" office:value-type="float" office:value="-27.625" calcext:value-type="float">
            <text:p>-27,625</text:p>
          </table:table-cell>
          <table:table-cell table:formula="of:=[.Q20]-[.Q$176]" office:value-type="float" office:value="-105.35" calcext:value-type="float">
            <text:p>-105,35</text:p>
          </table:table-cell>
          <table:table-cell table:formula="of:=[.R20]-[.R$176]" office:value-type="float" office:value="2.1875" calcext:value-type="float">
            <text:p>2,1875</text:p>
          </table:table-cell>
          <table:table-cell table:formula="of:=[.S20]-[.S$176]" office:value-type="float" office:value="47183.9125" calcext:value-type="float">
            <text:p>47183,9125</text:p>
          </table:table-cell>
          <table:table-cell table:formula="of:=[.T20]-[.T$176]" office:value-type="float" office:value="-28.2625" calcext:value-type="float">
            <text:p>-28,2625</text:p>
          </table:table-cell>
          <table:table-cell table:formula="of:=[.U20]-[.U$176]" office:value-type="float" office:value="-4.1625" calcext:value-type="float">
            <text:p>-4,1625</text:p>
          </table:table-cell>
          <table:table-cell table:formula="of:=[.V2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35.4" calcext:value-type="float">
            <text:p>35,4</text:p>
          </table:table-cell>
          <table:table-cell table:formula="of:=[.B21]-[.B$176]" office:value-type="float" office:value="-1353.525" calcext:value-type="float">
            <text:p>-1353,525</text:p>
          </table:table-cell>
          <table:table-cell table:formula="of:=[.C21]-[.C$176]" office:value-type="float" office:value="1020.3625" calcext:value-type="float">
            <text:p>1020,3625</text:p>
          </table:table-cell>
          <table:table-cell table:formula="of:=[.D21]-[.D$176]" office:value-type="float" office:value="1631.6" calcext:value-type="float">
            <text:p>1631,6</text:p>
          </table:table-cell>
          <table:table-cell table:formula="of:=[.E21]-[.E$176]" office:value-type="float" office:value="4435499" calcext:value-type="float">
            <text:p>4435499</text:p>
          </table:table-cell>
          <table:table-cell table:formula="of:=[.F21]-[.F$176]" office:value-type="float" office:value="-986.8375" calcext:value-type="float">
            <text:p>-986,8375</text:p>
          </table:table-cell>
          <table:table-cell table:formula="of:=[.G21]-[.G$176]" office:value-type="float" office:value="-595.375" calcext:value-type="float">
            <text:p>-595,375</text:p>
          </table:table-cell>
          <table:table-cell table:formula="of:=[.H21]-[.H$176]" office:value-type="float" office:value="855.375" calcext:value-type="float">
            <text:p>855,375</text:p>
          </table:table-cell>
          <table:table-cell table:formula="of:=[.I21]-[.I$176]" office:value-type="float" office:value="45328.7" calcext:value-type="float">
            <text:p>45328,7</text:p>
          </table:table-cell>
          <table:table-cell table:formula="of:=[.J21]-[.J$176]" office:value-type="float" office:value="-1123.1" calcext:value-type="float">
            <text:p>-1123,1</text:p>
          </table:table-cell>
          <table:table-cell table:formula="of:=[.K21]-[.K$176]" office:value-type="float" office:value="-168.075" calcext:value-type="float">
            <text:p>-168,075</text:p>
          </table:table-cell>
          <table:table-cell table:formula="of:=[.L21]-[.L$176]" office:value-type="float" office:value="-36.6374999999998" calcext:value-type="float">
            <text:p>-36,6375</text:p>
          </table:table-cell>
          <table:table-cell table:formula="of:=[.M21]-[.M$176]" office:value-type="float" office:value="468.925" calcext:value-type="float">
            <text:p>468,925</text:p>
          </table:table-cell>
          <table:table-cell table:formula="of:=[.N21]-[.N$176]" office:value-type="float" office:value="2446038.45" calcext:value-type="float">
            <text:p>2446038,45</text:p>
          </table:table-cell>
          <table:table-cell table:formula="of:=[.O21]-[.O$176]" office:value-type="float" office:value="21.875" calcext:value-type="float">
            <text:p>21,875</text:p>
          </table:table-cell>
          <table:table-cell table:formula="of:=[.P21]-[.P$176]" office:value-type="float" office:value="-47.625" calcext:value-type="float">
            <text:p>-47,625</text:p>
          </table:table-cell>
          <table:table-cell table:formula="of:=[.Q21]-[.Q$176]" office:value-type="float" office:value="75.25" calcext:value-type="float">
            <text:p>75,25</text:p>
          </table:table-cell>
          <table:table-cell table:formula="of:=[.R21]-[.R$176]" office:value-type="float" office:value="-27.8125" calcext:value-type="float">
            <text:p>-27,8125</text:p>
          </table:table-cell>
          <table:table-cell table:formula="of:=[.S21]-[.S$176]" office:value-type="float" office:value="47183.9125" calcext:value-type="float">
            <text:p>47183,9125</text:p>
          </table:table-cell>
          <table:table-cell table:formula="of:=[.T21]-[.T$176]" office:value-type="float" office:value="-43.2625" calcext:value-type="float">
            <text:p>-43,2625</text:p>
          </table:table-cell>
          <table:table-cell table:formula="of:=[.U21]-[.U$176]" office:value-type="float" office:value="-4.1625" calcext:value-type="float">
            <text:p>-4,1625</text:p>
          </table:table-cell>
          <table:table-cell table:formula="of:=[.V2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37.1" calcext:value-type="float">
            <text:p>37,1</text:p>
          </table:table-cell>
          <table:table-cell table:formula="of:=[.B22]-[.B$176]" office:value-type="float" office:value="-611.725" calcext:value-type="float">
            <text:p>-611,725</text:p>
          </table:table-cell>
          <table:table-cell table:formula="of:=[.C22]-[.C$176]" office:value-type="float" office:value="1220.7625" calcext:value-type="float">
            <text:p>1220,7625</text:p>
          </table:table-cell>
          <table:table-cell table:formula="of:=[.D22]-[.D$176]" office:value-type="float" office:value="-1877.2" calcext:value-type="float">
            <text:p>-1877,2</text:p>
          </table:table-cell>
          <table:table-cell table:formula="of:=[.E22]-[.E$176]" office:value-type="float" office:value="4836654.2" calcext:value-type="float">
            <text:p>4836654,2</text:p>
          </table:table-cell>
          <table:table-cell table:formula="of:=[.F22]-[.F$176]" office:value-type="float" office:value="7785.0625" calcext:value-type="float">
            <text:p>7785,0625</text:p>
          </table:table-cell>
          <table:table-cell table:formula="of:=[.G22]-[.G$176]" office:value-type="float" office:value="-494.975" calcext:value-type="float">
            <text:p>-494,975</text:p>
          </table:table-cell>
          <table:table-cell table:formula="of:=[.H22]-[.H$176]" office:value-type="float" office:value="-347.825" calcext:value-type="float">
            <text:p>-347,825</text:p>
          </table:table-cell>
          <table:table-cell table:formula="of:=[.I22]-[.I$176]" office:value-type="float" office:value="48872.5" calcext:value-type="float">
            <text:p>48872,5</text:p>
          </table:table-cell>
          <table:table-cell table:formula="of:=[.J22]-[.J$176]" office:value-type="float" office:value="-1504.1" calcext:value-type="float">
            <text:p>-1504,1</text:p>
          </table:table-cell>
          <table:table-cell table:formula="of:=[.K22]-[.K$176]" office:value-type="float" office:value="177.825" calcext:value-type="float">
            <text:p>177,825</text:p>
          </table:table-cell>
          <table:table-cell table:formula="of:=[.L22]-[.L$176]" office:value-type="float" office:value="690.4625" calcext:value-type="float">
            <text:p>690,4625</text:p>
          </table:table-cell>
          <table:table-cell table:formula="of:=[.M22]-[.M$176]" office:value-type="float" office:value="629.425" calcext:value-type="float">
            <text:p>629,425</text:p>
          </table:table-cell>
          <table:table-cell table:formula="of:=[.N22]-[.N$176]" office:value-type="float" office:value="2417204.55" calcext:value-type="float">
            <text:p>2417204,55</text:p>
          </table:table-cell>
          <table:table-cell table:formula="of:=[.O22]-[.O$176]" office:value-type="float" office:value="96.875" calcext:value-type="float">
            <text:p>96,875</text:p>
          </table:table-cell>
          <table:table-cell table:formula="of:=[.P22]-[.P$176]" office:value-type="float" office:value="47.375" calcext:value-type="float">
            <text:p>47,375</text:p>
          </table:table-cell>
          <table:table-cell table:formula="of:=[.Q22]-[.Q$176]" office:value-type="float" office:value="55.45" calcext:value-type="float">
            <text:p>55,45</text:p>
          </table:table-cell>
          <table:table-cell table:formula="of:=[.R22]-[.R$176]" office:value-type="float" office:value="132.1875" calcext:value-type="float">
            <text:p>132,1875</text:p>
          </table:table-cell>
          <table:table-cell table:formula="of:=[.S22]-[.S$176]" office:value-type="float" office:value="47183.9125" calcext:value-type="float">
            <text:p>47183,9125</text:p>
          </table:table-cell>
          <table:table-cell table:formula="of:=[.T22]-[.T$176]" office:value-type="float" office:value="-68.2625" calcext:value-type="float">
            <text:p>-68,2625</text:p>
          </table:table-cell>
          <table:table-cell table:formula="of:=[.U22]-[.U$176]" office:value-type="float" office:value="-4.1625" calcext:value-type="float">
            <text:p>-4,1625</text:p>
          </table:table-cell>
          <table:table-cell table:formula="of:=[.V2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38.9" calcext:value-type="float">
            <text:p>38,9</text:p>
          </table:table-cell>
          <table:table-cell table:formula="of:=[.B23]-[.B$176]" office:value-type="float" office:value="-451.125" calcext:value-type="float">
            <text:p>-451,125</text:p>
          </table:table-cell>
          <table:table-cell table:formula="of:=[.C23]-[.C$176]" office:value-type="float" office:value="859.9625" calcext:value-type="float">
            <text:p>859,9625</text:p>
          </table:table-cell>
          <table:table-cell table:formula="of:=[.D23]-[.D$176]" office:value-type="float" office:value="9578.9" calcext:value-type="float">
            <text:p>9578,9</text:p>
          </table:table-cell>
          <table:table-cell table:formula="of:=[.E23]-[.E$176]" office:value-type="float" office:value="4537533.4" calcext:value-type="float">
            <text:p>4537533,4</text:p>
          </table:table-cell>
          <table:table-cell table:formula="of:=[.F23]-[.F$176]" office:value-type="float" office:value="3399.0625" calcext:value-type="float">
            <text:p>3399,0625</text:p>
          </table:table-cell>
          <table:table-cell table:formula="of:=[.G23]-[.G$176]" office:value-type="float" office:value="-73.8749999999996" calcext:value-type="float">
            <text:p>-73,875</text:p>
          </table:table-cell>
          <table:table-cell table:formula="of:=[.H23]-[.H$176]" office:value-type="float" office:value="203.675" calcext:value-type="float">
            <text:p>203,675</text:p>
          </table:table-cell>
          <table:table-cell table:formula="of:=[.I23]-[.I$176]" office:value-type="float" office:value="45363.8" calcext:value-type="float">
            <text:p>45363,8</text:p>
          </table:table-cell>
          <table:table-cell table:formula="of:=[.J23]-[.J$176]" office:value-type="float" office:value="-1143.1" calcext:value-type="float">
            <text:p>-1143,1</text:p>
          </table:table-cell>
          <table:table-cell table:formula="of:=[.K23]-[.K$176]" office:value-type="float" office:value="-198.375" calcext:value-type="float">
            <text:p>-198,375</text:p>
          </table:table-cell>
          <table:table-cell table:formula="of:=[.L23]-[.L$176]" office:value-type="float" office:value="-11.2375" calcext:value-type="float">
            <text:p>-11,2375</text:p>
          </table:table-cell>
          <table:table-cell table:formula="of:=[.M23]-[.M$176]" office:value-type="float" office:value="488.925" calcext:value-type="float">
            <text:p>488,925</text:p>
          </table:table-cell>
          <table:table-cell table:formula="of:=[.N23]-[.N$176]" office:value-type="float" office:value="2393377.35" calcext:value-type="float">
            <text:p>2393377,35</text:p>
          </table:table-cell>
          <table:table-cell table:formula="of:=[.O23]-[.O$176]" office:value-type="float" office:value="59.375" calcext:value-type="float">
            <text:p>59,375</text:p>
          </table:table-cell>
          <table:table-cell table:formula="of:=[.P23]-[.P$176]" office:value-type="float" office:value="-47.625" calcext:value-type="float">
            <text:p>-47,625</text:p>
          </table:table-cell>
          <table:table-cell table:formula="of:=[.Q23]-[.Q$176]" office:value-type="float" office:value="195.65" calcext:value-type="float">
            <text:p>195,65</text:p>
          </table:table-cell>
          <table:table-cell table:formula="of:=[.R23]-[.R$176]" office:value-type="float" office:value="42.1875" calcext:value-type="float">
            <text:p>42,1875</text:p>
          </table:table-cell>
          <table:table-cell table:formula="of:=[.S23]-[.S$176]" office:value-type="float" office:value="43640.1125" calcext:value-type="float">
            <text:p>43640,1125</text:p>
          </table:table-cell>
          <table:table-cell table:formula="of:=[.T23]-[.T$176]" office:value-type="float" office:value="-8.26249999999999" calcext:value-type="float">
            <text:p>-8,2625</text:p>
          </table:table-cell>
          <table:table-cell table:formula="of:=[.U23]-[.U$176]" office:value-type="float" office:value="-4.1625" calcext:value-type="float">
            <text:p>-4,1625</text:p>
          </table:table-cell>
          <table:table-cell table:formula="of:=[.V2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40.7" calcext:value-type="float">
            <text:p>40,7</text:p>
          </table:table-cell>
          <table:table-cell table:formula="of:=[.B24]-[.B$176]" office:value-type="float" office:value="-411.125" calcext:value-type="float">
            <text:p>-411,125</text:p>
          </table:table-cell>
          <table:table-cell table:formula="of:=[.C24]-[.C$176]" office:value-type="float" office:value="980.1625" calcext:value-type="float">
            <text:p>980,1625</text:p>
          </table:table-cell>
          <table:table-cell table:formula="of:=[.D24]-[.D$176]" office:value-type="float" office:value="-1912.2" calcext:value-type="float">
            <text:p>-1912,2</text:p>
          </table:table-cell>
          <table:table-cell table:formula="of:=[.E24]-[.E$176]" office:value-type="float" office:value="4277184.2" calcext:value-type="float">
            <text:p>4277184,2</text:p>
          </table:table-cell>
          <table:table-cell table:formula="of:=[.F24]-[.F$176]" office:value-type="float" office:value="3399.0625" calcext:value-type="float">
            <text:p>3399,0625</text:p>
          </table:table-cell>
          <table:table-cell table:formula="of:=[.G24]-[.G$176]" office:value-type="float" office:value="-835.975" calcext:value-type="float">
            <text:p>-835,975</text:p>
          </table:table-cell>
          <table:table-cell table:formula="of:=[.H24]-[.H$176]" office:value-type="float" office:value="579.675" calcext:value-type="float">
            <text:p>579,675</text:p>
          </table:table-cell>
          <table:table-cell table:formula="of:=[.I24]-[.I$176]" office:value-type="float" office:value="38241" calcext:value-type="float">
            <text:p>38241</text:p>
          </table:table-cell>
          <table:table-cell table:formula="of:=[.J24]-[.J$176]" office:value-type="float" office:value="-1303.7" calcext:value-type="float">
            <text:p>-1303,7</text:p>
          </table:table-cell>
          <table:table-cell table:formula="of:=[.K24]-[.K$176]" office:value-type="float" office:value="-348.675" calcext:value-type="float">
            <text:p>-348,675</text:p>
          </table:table-cell>
          <table:table-cell table:formula="of:=[.L24]-[.L$176]" office:value-type="float" office:value="-36.4375" calcext:value-type="float">
            <text:p>-36,4375</text:p>
          </table:table-cell>
          <table:table-cell table:formula="of:=[.M24]-[.M$176]" office:value-type="float" office:value="308.325" calcext:value-type="float">
            <text:p>308,325</text:p>
          </table:table-cell>
          <table:table-cell table:formula="of:=[.N24]-[.N$176]" office:value-type="float" office:value="2075694.15" calcext:value-type="float">
            <text:p>2075694,15</text:p>
          </table:table-cell>
          <table:table-cell table:formula="of:=[.O24]-[.O$176]" office:value-type="float" office:value="21.875" calcext:value-type="float">
            <text:p>21,875</text:p>
          </table:table-cell>
          <table:table-cell table:formula="of:=[.P24]-[.P$176]" office:value-type="float" office:value="-87.625" calcext:value-type="float">
            <text:p>-87,625</text:p>
          </table:table-cell>
          <table:table-cell table:formula="of:=[.Q24]-[.Q$176]" office:value-type="float" office:value="275.85" calcext:value-type="float">
            <text:p>275,85</text:p>
          </table:table-cell>
          <table:table-cell table:formula="of:=[.R24]-[.R$176]" office:value-type="float" office:value="112.1875" calcext:value-type="float">
            <text:p>112,1875</text:p>
          </table:table-cell>
          <table:table-cell table:formula="of:=[.S24]-[.S$176]" office:value-type="float" office:value="43640.1125" calcext:value-type="float">
            <text:p>43640,1125</text:p>
          </table:table-cell>
          <table:table-cell table:formula="of:=[.T24]-[.T$176]" office:value-type="float" office:value="-48.2625" calcext:value-type="float">
            <text:p>-48,2625</text:p>
          </table:table-cell>
          <table:table-cell table:formula="of:=[.U24]-[.U$176]" office:value-type="float" office:value="-4.1625" calcext:value-type="float">
            <text:p>-4,1625</text:p>
          </table:table-cell>
          <table:table-cell table:formula="of:=[.V2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42.4" calcext:value-type="float">
            <text:p>42,4</text:p>
          </table:table-cell>
          <table:table-cell table:formula="of:=[.B25]-[.B$176]" office:value-type="float" office:value="-1032.925" calcext:value-type="float">
            <text:p>-1032,925</text:p>
          </table:table-cell>
          <table:table-cell table:formula="of:=[.C25]-[.C$176]" office:value-type="float" office:value="980.1625" calcext:value-type="float">
            <text:p>980,1625</text:p>
          </table:table-cell>
          <table:table-cell table:formula="of:=[.D25]-[.D$176]" office:value-type="float" office:value="9578.9" calcext:value-type="float">
            <text:p>9578,9</text:p>
          </table:table-cell>
          <table:table-cell table:formula="of:=[.E25]-[.E$176]" office:value-type="float" office:value="3696556.5" calcext:value-type="float">
            <text:p>3696556,5</text:p>
          </table:table-cell>
          <table:table-cell table:formula="of:=[.F25]-[.F$176]" office:value-type="float" office:value="-986.8375" calcext:value-type="float">
            <text:p>-986,8375</text:p>
          </table:table-cell>
          <table:table-cell table:formula="of:=[.G25]-[.G$176]" office:value-type="float" office:value="-550.175" calcext:value-type="float">
            <text:p>-550,175</text:p>
          </table:table-cell>
          <table:table-cell table:formula="of:=[.H25]-[.H$176]" office:value-type="float" office:value="253.875" calcext:value-type="float">
            <text:p>253,875</text:p>
          </table:table-cell>
          <table:table-cell table:formula="of:=[.I25]-[.I$176]" office:value-type="float" office:value="38311.2" calcext:value-type="float">
            <text:p>38311,2</text:p>
          </table:table-cell>
          <table:table-cell table:formula="of:=[.J25]-[.J$176]" office:value-type="float" office:value="-1684.7" calcext:value-type="float">
            <text:p>-1684,7</text:p>
          </table:table-cell>
          <table:table-cell table:formula="of:=[.K25]-[.K$176]" office:value-type="float" office:value="52.6249999999999" calcext:value-type="float">
            <text:p>52,625</text:p>
          </table:table-cell>
          <table:table-cell table:formula="of:=[.L25]-[.L$176]" office:value-type="float" office:value="-96.4375" calcext:value-type="float">
            <text:p>-96,4375</text:p>
          </table:table-cell>
          <table:table-cell table:formula="of:=[.M25]-[.M$176]" office:value-type="float" office:value="328.725" calcext:value-type="float">
            <text:p>328,725</text:p>
          </table:table-cell>
          <table:table-cell table:formula="of:=[.N25]-[.N$176]" office:value-type="float" office:value="1920276.55" calcext:value-type="float">
            <text:p>1920276,55</text:p>
          </table:table-cell>
          <table:table-cell table:formula="of:=[.O25]-[.O$176]" office:value-type="float" office:value="46.875" calcext:value-type="float">
            <text:p>46,875</text:p>
          </table:table-cell>
          <table:table-cell table:formula="of:=[.P25]-[.P$176]" office:value-type="float" office:value="-2.625" calcext:value-type="float">
            <text:p>-2,625</text:p>
          </table:table-cell>
          <table:table-cell table:formula="of:=[.Q25]-[.Q$176]" office:value-type="float" office:value="-245.55" calcext:value-type="float">
            <text:p>-245,55</text:p>
          </table:table-cell>
          <table:table-cell table:formula="of:=[.R25]-[.R$176]" office:value-type="float" office:value="-67.8125" calcext:value-type="float">
            <text:p>-67,8125</text:p>
          </table:table-cell>
          <table:table-cell table:formula="of:=[.S25]-[.S$176]" office:value-type="float" office:value="43675.1125" calcext:value-type="float">
            <text:p>43675,1125</text:p>
          </table:table-cell>
          <table:table-cell table:formula="of:=[.T25]-[.T$176]" office:value-type="float" office:value="-108.2625" calcext:value-type="float">
            <text:p>-108,2625</text:p>
          </table:table-cell>
          <table:table-cell table:formula="of:=[.U25]-[.U$176]" office:value-type="float" office:value="-4.1625" calcext:value-type="float">
            <text:p>-4,1625</text:p>
          </table:table-cell>
          <table:table-cell table:formula="of:=[.V2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44.2" calcext:value-type="float">
            <text:p>44,2</text:p>
          </table:table-cell>
          <table:table-cell table:formula="of:=[.B26]-[.B$176]" office:value-type="float" office:value="-1353.925" calcext:value-type="float">
            <text:p>-1353,925</text:p>
          </table:table-cell>
          <table:table-cell table:formula="of:=[.C26]-[.C$176]" office:value-type="float" office:value="1281.1625" calcext:value-type="float">
            <text:p>1281,1625</text:p>
          </table:table-cell>
          <table:table-cell table:formula="of:=[.D26]-[.D$176]" office:value-type="float" office:value="9578.9" calcext:value-type="float">
            <text:p>9578,9</text:p>
          </table:table-cell>
          <table:table-cell table:formula="of:=[.E26]-[.E$176]" office:value-type="float" office:value="4210307.5" calcext:value-type="float">
            <text:p>4210307,5</text:p>
          </table:table-cell>
          <table:table-cell table:formula="of:=[.F26]-[.F$176]" office:value-type="float" office:value="-986.8375" calcext:value-type="float">
            <text:p>-986,8375</text:p>
          </table:table-cell>
          <table:table-cell table:formula="of:=[.G26]-[.G$176]" office:value-type="float" office:value="-324.675" calcext:value-type="float">
            <text:p>-324,675</text:p>
          </table:table-cell>
          <table:table-cell table:formula="of:=[.H26]-[.H$176]" office:value-type="float" office:value="-362.925" calcext:value-type="float">
            <text:p>-362,925</text:p>
          </table:table-cell>
          <table:table-cell table:formula="of:=[.I26]-[.I$176]" office:value-type="float" office:value="38311.2" calcext:value-type="float">
            <text:p>38311,2</text:p>
          </table:table-cell>
          <table:table-cell table:formula="of:=[.J26]-[.J$176]" office:value-type="float" office:value="-1644.7" calcext:value-type="float">
            <text:p>-1644,7</text:p>
          </table:table-cell>
          <table:table-cell table:formula="of:=[.K26]-[.K$176]" office:value-type="float" office:value="-98.1750000000001" calcext:value-type="float">
            <text:p>-98,175</text:p>
          </table:table-cell>
          <table:table-cell table:formula="of:=[.L26]-[.L$176]" office:value-type="float" office:value="284.3625" calcext:value-type="float">
            <text:p>284,3625</text:p>
          </table:table-cell>
          <table:table-cell table:formula="of:=[.M26]-[.M$176]" office:value-type="float" office:value="2108.425" calcext:value-type="float">
            <text:p>2108,425</text:p>
          </table:table-cell>
          <table:table-cell table:formula="of:=[.N26]-[.N$176]" office:value-type="float" office:value="2219764.55" calcext:value-type="float">
            <text:p>2219764,55</text:p>
          </table:table-cell>
          <table:table-cell table:formula="of:=[.O26]-[.O$176]" office:value-type="float" office:value="9.375" calcext:value-type="float">
            <text:p>9,375</text:p>
          </table:table-cell>
          <table:table-cell table:formula="of:=[.P26]-[.P$176]" office:value-type="float" office:value="97.675" calcext:value-type="float">
            <text:p>97,675</text:p>
          </table:table-cell>
          <table:table-cell table:formula="of:=[.Q26]-[.Q$176]" office:value-type="float" office:value="-4.75" calcext:value-type="float">
            <text:p>-4,75</text:p>
          </table:table-cell>
          <table:table-cell table:formula="of:=[.R26]-[.R$176]" office:value-type="float" office:value="52.1875" calcext:value-type="float">
            <text:p>52,1875</text:p>
          </table:table-cell>
          <table:table-cell table:formula="of:=[.S26]-[.S$176]" office:value-type="float" office:value="47148.8125" calcext:value-type="float">
            <text:p>47148,8125</text:p>
          </table:table-cell>
          <table:table-cell table:formula="of:=[.T26]-[.T$176]" office:value-type="float" office:value="-43.2625" calcext:value-type="float">
            <text:p>-43,2625</text:p>
          </table:table-cell>
          <table:table-cell table:formula="of:=[.U26]-[.U$176]" office:value-type="float" office:value="-4.1625" calcext:value-type="float">
            <text:p>-4,1625</text:p>
          </table:table-cell>
          <table:table-cell table:formula="of:=[.V2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formula="of:=[.B27]-[.B$176]" office:value-type="float" office:value="-2316.325" calcext:value-type="float">
            <text:p>-2316,325</text:p>
          </table:table-cell>
          <table:table-cell table:formula="of:=[.C27]-[.C$176]" office:value-type="float" office:value="860.1625" calcext:value-type="float">
            <text:p>860,1625</text:p>
          </table:table-cell>
          <table:table-cell table:formula="of:=[.D27]-[.D$176]" office:value-type="float" office:value="-1912.2" calcext:value-type="float">
            <text:p>-1912,2</text:p>
          </table:table-cell>
          <table:table-cell table:formula="of:=[.E27]-[.E$176]" office:value-type="float" office:value="3914765.2" calcext:value-type="float">
            <text:p>3914765,2</text:p>
          </table:table-cell>
          <table:table-cell table:formula="of:=[.F27]-[.F$176]" office:value-type="float" office:value="7785.0625" calcext:value-type="float">
            <text:p>7785,0625</text:p>
          </table:table-cell>
          <table:table-cell table:formula="of:=[.G27]-[.G$176]" office:value-type="float" office:value="-675.375" calcext:value-type="float">
            <text:p>-675,375</text:p>
          </table:table-cell>
          <table:table-cell table:formula="of:=[.H27]-[.H$176]" office:value-type="float" office:value="-72.125" calcext:value-type="float">
            <text:p>-72,125</text:p>
          </table:table-cell>
          <table:table-cell table:formula="of:=[.I27]-[.I$176]" office:value-type="float" office:value="34732.3" calcext:value-type="float">
            <text:p>34732,3</text:p>
          </table:table-cell>
          <table:table-cell table:formula="of:=[.J27]-[.J$176]" office:value-type="float" office:value="-962.699999999999" calcext:value-type="float">
            <text:p>-962,7</text:p>
          </table:table-cell>
          <table:table-cell table:formula="of:=[.K27]-[.K$176]" office:value-type="float" office:value="-248.175" calcext:value-type="float">
            <text:p>-248,175</text:p>
          </table:table-cell>
          <table:table-cell table:formula="of:=[.L27]-[.L$176]" office:value-type="float" office:value="-197.0375" calcext:value-type="float">
            <text:p>-197,0375</text:p>
          </table:table-cell>
          <table:table-cell table:formula="of:=[.M27]-[.M$176]" office:value-type="float" office:value="729.525" calcext:value-type="float">
            <text:p>729,525</text:p>
          </table:table-cell>
          <table:table-cell table:formula="of:=[.N27]-[.N$176]" office:value-type="float" office:value="2138202.95" calcext:value-type="float">
            <text:p>2138202,95</text:p>
          </table:table-cell>
          <table:table-cell table:formula="of:=[.O27]-[.O$176]" office:value-type="float" office:value="21.875" calcext:value-type="float">
            <text:p>21,875</text:p>
          </table:table-cell>
          <table:table-cell table:formula="of:=[.P27]-[.P$176]" office:value-type="float" office:value="47.375" calcext:value-type="float">
            <text:p>47,375</text:p>
          </table:table-cell>
          <table:table-cell table:formula="of:=[.Q27]-[.Q$176]" office:value-type="float" office:value="75.05" calcext:value-type="float">
            <text:p>75,05</text:p>
          </table:table-cell>
          <table:table-cell table:formula="of:=[.R27]-[.R$176]" office:value-type="float" office:value="-37.8125" calcext:value-type="float">
            <text:p>-37,8125</text:p>
          </table:table-cell>
          <table:table-cell table:formula="of:=[.S27]-[.S$176]" office:value-type="float" office:value="47148.8125" calcext:value-type="float">
            <text:p>47148,8125</text:p>
          </table:table-cell>
          <table:table-cell table:formula="of:=[.T27]-[.T$176]" office:value-type="float" office:value="11.7375" calcext:value-type="float">
            <text:p>11,7375</text:p>
          </table:table-cell>
          <table:table-cell table:formula="of:=[.U27]-[.U$176]" office:value-type="float" office:value="-4.1625" calcext:value-type="float">
            <text:p>-4,1625</text:p>
          </table:table-cell>
          <table:table-cell table:formula="of:=[.V27]-[.V$176]" office:value-type="float" office:value="280.6" calcext:value-type="float">
            <text:p>280,6</text:p>
          </table:table-cell>
          <table:table-cell table:number-columns-repeated="1002"/>
        </table:table-row>
        <table:table-row table:style-name="ro2">
          <table:table-cell table:style-name="ce2" office:value-type="float" office:value="47.7" calcext:value-type="float">
            <text:p>47,7</text:p>
          </table:table-cell>
          <table:table-cell table:formula="of:=[.B28]-[.B$176]" office:value-type="float" office:value="-1714.725" calcext:value-type="float">
            <text:p>-1714,725</text:p>
          </table:table-cell>
          <table:table-cell table:formula="of:=[.C28]-[.C$176]" office:value-type="float" office:value="779.5625" calcext:value-type="float">
            <text:p>779,5625</text:p>
          </table:table-cell>
          <table:table-cell table:formula="of:=[.D28]-[.D$176]" office:value-type="float" office:value="-1877.2" calcext:value-type="float">
            <text:p>-1877,2</text:p>
          </table:table-cell>
          <table:table-cell table:formula="of:=[.E28]-[.E$176]" office:value-type="float" office:value="3988694.6" calcext:value-type="float">
            <text:p>3988694,6</text:p>
          </table:table-cell>
          <table:table-cell table:formula="of:=[.F28]-[.F$176]" office:value-type="float" office:value="2521.9625" calcext:value-type="float">
            <text:p>2521,9625</text:p>
          </table:table-cell>
          <table:table-cell table:formula="of:=[.G28]-[.G$176]" office:value-type="float" office:value="-449.875" calcext:value-type="float">
            <text:p>-449,875</text:p>
          </table:table-cell>
          <table:table-cell table:formula="of:=[.H28]-[.H$176]" office:value-type="float" office:value="-96.8249999999998" calcext:value-type="float">
            <text:p>-96,825</text:p>
          </table:table-cell>
          <table:table-cell table:formula="of:=[.I28]-[.I$176]" office:value-type="float" office:value="34732.3" calcext:value-type="float">
            <text:p>34732,3</text:p>
          </table:table-cell>
          <table:table-cell table:formula="of:=[.J28]-[.J$176]" office:value-type="float" office:value="-541.699999999999" calcext:value-type="float">
            <text:p>-541,7</text:p>
          </table:table-cell>
          <table:table-cell table:formula="of:=[.K28]-[.K$176]" office:value-type="float" office:value="77.6249999999999" calcext:value-type="float">
            <text:p>77,625</text:p>
          </table:table-cell>
          <table:table-cell table:formula="of:=[.L28]-[.L$176]" office:value-type="float" office:value="-96.6374999999998" calcext:value-type="float">
            <text:p>-96,6375</text:p>
          </table:table-cell>
          <table:table-cell table:formula="of:=[.M28]-[.M$176]" office:value-type="float" office:value="548.925" calcext:value-type="float">
            <text:p>548,925</text:p>
          </table:table-cell>
          <table:table-cell table:formula="of:=[.N28]-[.N$176]" office:value-type="float" office:value="2113959.75" calcext:value-type="float">
            <text:p>2113959,75</text:p>
          </table:table-cell>
          <table:table-cell table:formula="of:=[.O28]-[.O$176]" office:value-type="float" office:value="-3.125" calcext:value-type="float">
            <text:p>-3,125</text:p>
          </table:table-cell>
          <table:table-cell table:formula="of:=[.P28]-[.P$176]" office:value-type="float" office:value="72.575" calcext:value-type="float">
            <text:p>72,575</text:p>
          </table:table-cell>
          <table:table-cell table:formula="of:=[.Q28]-[.Q$176]" office:value-type="float" office:value="150.55" calcext:value-type="float">
            <text:p>150,55</text:p>
          </table:table-cell>
          <table:table-cell table:formula="of:=[.R28]-[.R$176]" office:value-type="float" office:value="-17.8125" calcext:value-type="float">
            <text:p>-17,8125</text:p>
          </table:table-cell>
          <table:table-cell table:formula="of:=[.S28]-[.S$176]" office:value-type="float" office:value="40131.3125" calcext:value-type="float">
            <text:p>40131,3125</text:p>
          </table:table-cell>
          <table:table-cell table:formula="of:=[.T28]-[.T$176]" office:value-type="float" office:value="-88.2625" calcext:value-type="float">
            <text:p>-88,2625</text:p>
          </table:table-cell>
          <table:table-cell table:formula="of:=[.U28]-[.U$176]" office:value-type="float" office:value="-4.1625" calcext:value-type="float">
            <text:p>-4,1625</text:p>
          </table:table-cell>
          <table:table-cell table:formula="of:=[.V2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49.5" calcext:value-type="float">
            <text:p>49,5</text:p>
          </table:table-cell>
          <table:table-cell table:formula="of:=[.B29]-[.B$176]" office:value-type="float" office:value="-1694.525" calcext:value-type="float">
            <text:p>-1694,525</text:p>
          </table:table-cell>
          <table:table-cell table:formula="of:=[.C29]-[.C$176]" office:value-type="float" office:value="739.5625" calcext:value-type="float">
            <text:p>739,5625</text:p>
          </table:table-cell>
          <table:table-cell table:formula="of:=[.D29]-[.D$176]" office:value-type="float" office:value="5149.1" calcext:value-type="float">
            <text:p>5149,1</text:p>
          </table:table-cell>
          <table:table-cell table:formula="of:=[.E29]-[.E$176]" office:value-type="float" office:value="4118799.3" calcext:value-type="float">
            <text:p>4118799,3</text:p>
          </table:table-cell>
          <table:table-cell table:formula="of:=[.F29]-[.F$176]" office:value-type="float" office:value="-986.8375" calcext:value-type="float">
            <text:p>-986,8375</text:p>
          </table:table-cell>
          <table:table-cell table:formula="of:=[.G29]-[.G$176]" office:value-type="float" office:value="-299.375" calcext:value-type="float">
            <text:p>-299,375</text:p>
          </table:table-cell>
          <table:table-cell table:formula="of:=[.H29]-[.H$176]" office:value-type="float" office:value="-197.325" calcext:value-type="float">
            <text:p>-197,325</text:p>
          </table:table-cell>
          <table:table-cell table:formula="of:=[.I29]-[.I$176]" office:value-type="float" office:value="34802.4" calcext:value-type="float">
            <text:p>34802,4</text:p>
          </table:table-cell>
          <table:table-cell table:formula="of:=[.J29]-[.J$176]" office:value-type="float" office:value="-2165.9" calcext:value-type="float">
            <text:p>-2165,9</text:p>
          </table:table-cell>
          <table:table-cell table:formula="of:=[.K29]-[.K$176]" office:value-type="float" office:value="-97.6750000000001" calcext:value-type="float">
            <text:p>-97,675</text:p>
          </table:table-cell>
          <table:table-cell table:formula="of:=[.L29]-[.L$176]" office:value-type="float" office:value="640.4625" calcext:value-type="float">
            <text:p>640,4625</text:p>
          </table:table-cell>
          <table:table-cell table:formula="of:=[.M29]-[.M$176]" office:value-type="float" office:value="288.325" calcext:value-type="float">
            <text:p>288,325</text:p>
          </table:table-cell>
          <table:table-cell table:formula="of:=[.N29]-[.N$176]" office:value-type="float" office:value="2021191.75" calcext:value-type="float">
            <text:p>2021191,75</text:p>
          </table:table-cell>
          <table:table-cell table:formula="of:=[.O29]-[.O$176]" office:value-type="float" office:value="9.375" calcext:value-type="float">
            <text:p>9,375</text:p>
          </table:table-cell>
          <table:table-cell table:formula="of:=[.P29]-[.P$176]" office:value-type="float" office:value="-27.625" calcext:value-type="float">
            <text:p>-27,625</text:p>
          </table:table-cell>
          <table:table-cell table:formula="of:=[.Q29]-[.Q$176]" office:value-type="float" office:value="-225.55" calcext:value-type="float">
            <text:p>-225,55</text:p>
          </table:table-cell>
          <table:table-cell table:formula="of:=[.R29]-[.R$176]" office:value-type="float" office:value="12.1875" calcext:value-type="float">
            <text:p>12,1875</text:p>
          </table:table-cell>
          <table:table-cell table:formula="of:=[.S29]-[.S$176]" office:value-type="float" office:value="43675.1125" calcext:value-type="float">
            <text:p>43675,1125</text:p>
          </table:table-cell>
          <table:table-cell table:formula="of:=[.T29]-[.T$176]" office:value-type="float" office:value="-68.2625" calcext:value-type="float">
            <text:p>-68,2625</text:p>
          </table:table-cell>
          <table:table-cell table:formula="of:=[.U29]-[.U$176]" office:value-type="float" office:value="-4.1625" calcext:value-type="float">
            <text:p>-4,1625</text:p>
          </table:table-cell>
          <table:table-cell table:formula="of:=[.V2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51.3" calcext:value-type="float">
            <text:p>51,3</text:p>
          </table:table-cell>
          <table:table-cell table:formula="of:=[.B30]-[.B$176]" office:value-type="float" office:value="-1394.125" calcext:value-type="float">
            <text:p>-1394,125</text:p>
          </table:table-cell>
          <table:table-cell table:formula="of:=[.C30]-[.C$176]" office:value-type="float" office:value="880.1625" calcext:value-type="float">
            <text:p>880,1625</text:p>
          </table:table-cell>
          <table:table-cell table:formula="of:=[.D30]-[.D$176]" office:value-type="float" office:value="1631.6" calcext:value-type="float">
            <text:p>1631,6</text:p>
          </table:table-cell>
          <table:table-cell table:formula="of:=[.E30]-[.E$176]" office:value-type="float" office:value="3978098.2" calcext:value-type="float">
            <text:p>3978098,2</text:p>
          </table:table-cell>
          <table:table-cell table:formula="of:=[.F30]-[.F$176]" office:value-type="float" office:value="-986.8375" calcext:value-type="float">
            <text:p>-986,8375</text:p>
          </table:table-cell>
          <table:table-cell table:formula="of:=[.G30]-[.G$176]" office:value-type="float" office:value="-500.175" calcext:value-type="float">
            <text:p>-500,175</text:p>
          </table:table-cell>
          <table:table-cell table:formula="of:=[.H30]-[.H$176]" office:value-type="float" office:value="-247.325" calcext:value-type="float">
            <text:p>-247,325</text:p>
          </table:table-cell>
          <table:table-cell table:formula="of:=[.I30]-[.I$176]" office:value-type="float" office:value="34767.3" calcext:value-type="float">
            <text:p>34767,3</text:p>
          </table:table-cell>
          <table:table-cell table:formula="of:=[.J30]-[.J$176]" office:value-type="float" office:value="-1083.3" calcext:value-type="float">
            <text:p>-1083,3</text:p>
          </table:table-cell>
          <table:table-cell table:formula="of:=[.K30]-[.K$176]" office:value-type="float" office:value="-197.875" calcext:value-type="float">
            <text:p>-197,875</text:p>
          </table:table-cell>
          <table:table-cell table:formula="of:=[.L30]-[.L$176]" office:value-type="float" office:value="204.1625" calcext:value-type="float">
            <text:p>204,1625</text:p>
          </table:table-cell>
          <table:table-cell table:formula="of:=[.M30]-[.M$176]" office:value-type="float" office:value="709.525" calcext:value-type="float">
            <text:p>709,525</text:p>
          </table:table-cell>
          <table:table-cell table:formula="of:=[.N30]-[.N$176]" office:value-type="float" office:value="2080762.95" calcext:value-type="float">
            <text:p>2080762,95</text:p>
          </table:table-cell>
          <table:table-cell table:formula="of:=[.O30]-[.O$176]" office:value-type="float" office:value="71.875" calcext:value-type="float">
            <text:p>71,875</text:p>
          </table:table-cell>
          <table:table-cell table:formula="of:=[.P30]-[.P$176]" office:value-type="float" office:value="92.575" calcext:value-type="float">
            <text:p>92,575</text:p>
          </table:table-cell>
          <table:table-cell table:formula="of:=[.Q30]-[.Q$176]" office:value-type="float" office:value="-125.15" calcext:value-type="float">
            <text:p>-125,15</text:p>
          </table:table-cell>
          <table:table-cell table:formula="of:=[.R30]-[.R$176]" office:value-type="float" office:value="62.1875" calcext:value-type="float">
            <text:p>62,1875</text:p>
          </table:table-cell>
          <table:table-cell table:formula="of:=[.S30]-[.S$176]" office:value-type="float" office:value="40131.3125" calcext:value-type="float">
            <text:p>40131,3125</text:p>
          </table:table-cell>
          <table:table-cell table:formula="of:=[.T30]-[.T$176]" office:value-type="float" office:value="157.2375" calcext:value-type="float">
            <text:p>157,2375</text:p>
          </table:table-cell>
          <table:table-cell table:formula="of:=[.U30]-[.U$176]" office:value-type="float" office:value="-4.1625" calcext:value-type="float">
            <text:p>-4,1625</text:p>
          </table:table-cell>
          <table:table-cell table:formula="of:=[.V3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formula="of:=[.B31]-[.B$176]" office:value-type="float" office:value="-1774.925" calcext:value-type="float">
            <text:p>-1774,925</text:p>
          </table:table-cell>
          <table:table-cell table:formula="of:=[.C31]-[.C$176]" office:value-type="float" office:value="839.7625" calcext:value-type="float">
            <text:p>839,7625</text:p>
          </table:table-cell>
          <table:table-cell table:formula="of:=[.D31]-[.D$176]" office:value-type="float" office:value="1631.6" calcext:value-type="float">
            <text:p>1631,6</text:p>
          </table:table-cell>
          <table:table-cell table:formula="of:=[.E31]-[.E$176]" office:value-type="float" office:value="3918239.1" calcext:value-type="float">
            <text:p>3918239,1</text:p>
          </table:table-cell>
          <table:table-cell table:formula="of:=[.F31]-[.F$176]" office:value-type="float" office:value="-986.8375" calcext:value-type="float">
            <text:p>-986,8375</text:p>
          </table:table-cell>
          <table:table-cell table:formula="of:=[.G31]-[.G$176]" office:value-type="float" office:value="-650.375" calcext:value-type="float">
            <text:p>-650,375</text:p>
          </table:table-cell>
          <table:table-cell table:formula="of:=[.H31]-[.H$176]" office:value-type="float" office:value="328.875" calcext:value-type="float">
            <text:p>328,875</text:p>
          </table:table-cell>
          <table:table-cell table:formula="of:=[.I31]-[.I$176]" office:value-type="float" office:value="34767.3" calcext:value-type="float">
            <text:p>34767,3</text:p>
          </table:table-cell>
          <table:table-cell table:formula="of:=[.J31]-[.J$176]" office:value-type="float" office:value="-1644.3" calcext:value-type="float">
            <text:p>-1644,3</text:p>
          </table:table-cell>
          <table:table-cell table:formula="of:=[.K31]-[.K$176]" office:value-type="float" office:value="-208.275" calcext:value-type="float">
            <text:p>-208,275</text:p>
          </table:table-cell>
          <table:table-cell table:formula="of:=[.L31]-[.L$176]" office:value-type="float" office:value="139.2625" calcext:value-type="float">
            <text:p>139,2625</text:p>
          </table:table-cell>
          <table:table-cell table:formula="of:=[.M31]-[.M$176]" office:value-type="float" office:value="448.925" calcext:value-type="float">
            <text:p>448,925</text:p>
          </table:table-cell>
          <table:table-cell table:formula="of:=[.N31]-[.N$176]" office:value-type="float" office:value="2147777.35" calcext:value-type="float">
            <text:p>2147777,35</text:p>
          </table:table-cell>
          <table:table-cell table:formula="of:=[.O31]-[.O$176]" office:value-type="float" office:value="96.875" calcext:value-type="float">
            <text:p>96,875</text:p>
          </table:table-cell>
          <table:table-cell table:formula="of:=[.P31]-[.P$176]" office:value-type="float" office:value="-27.625" calcext:value-type="float">
            <text:p>-27,625</text:p>
          </table:table-cell>
          <table:table-cell table:formula="of:=[.Q31]-[.Q$176]" office:value-type="float" office:value="55.25" calcext:value-type="float">
            <text:p>55,25</text:p>
          </table:table-cell>
          <table:table-cell table:formula="of:=[.R31]-[.R$176]" office:value-type="float" office:value="72.1875" calcext:value-type="float">
            <text:p>72,1875</text:p>
          </table:table-cell>
          <table:table-cell table:formula="of:=[.S31]-[.S$176]" office:value-type="float" office:value="47148.8125" calcext:value-type="float">
            <text:p>47148,8125</text:p>
          </table:table-cell>
          <table:table-cell table:formula="of:=[.T31]-[.T$176]" office:value-type="float" office:value="52.1375" calcext:value-type="float">
            <text:p>52,1375</text:p>
          </table:table-cell>
          <table:table-cell table:formula="of:=[.U31]-[.U$176]" office:value-type="float" office:value="-4.1625" calcext:value-type="float">
            <text:p>-4,1625</text:p>
          </table:table-cell>
          <table:table-cell table:formula="of:=[.V3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54.8" calcext:value-type="float">
            <text:p>54,8</text:p>
          </table:table-cell>
          <table:table-cell table:formula="of:=[.B32]-[.B$176]" office:value-type="float" office:value="-1072.925" calcext:value-type="float">
            <text:p>-1072,925</text:p>
          </table:table-cell>
          <table:table-cell table:formula="of:=[.C32]-[.C$176]" office:value-type="float" office:value="980.1625" calcext:value-type="float">
            <text:p>980,1625</text:p>
          </table:table-cell>
          <table:table-cell table:formula="of:=[.D32]-[.D$176]" office:value-type="float" office:value="-1877.2" calcext:value-type="float">
            <text:p>-1877,2</text:p>
          </table:table-cell>
          <table:table-cell table:formula="of:=[.E32]-[.E$176]" office:value-type="float" office:value="4382727.4" calcext:value-type="float">
            <text:p>4382727,4</text:p>
          </table:table-cell>
          <table:table-cell table:formula="of:=[.F32]-[.F$176]" office:value-type="float" office:value="-986.8375" calcext:value-type="float">
            <text:p>-986,8375</text:p>
          </table:table-cell>
          <table:table-cell table:formula="of:=[.G32]-[.G$176]" office:value-type="float" office:value="-525.175" calcext:value-type="float">
            <text:p>-525,175</text:p>
          </table:table-cell>
          <table:table-cell table:formula="of:=[.H32]-[.H$176]" office:value-type="float" office:value="-1666.525" calcext:value-type="float">
            <text:p>-1666,525</text:p>
          </table:table-cell>
          <table:table-cell table:formula="of:=[.I32]-[.I$176]" office:value-type="float" office:value="41855" calcext:value-type="float">
            <text:p>41855</text:p>
          </table:table-cell>
          <table:table-cell table:formula="of:=[.J32]-[.J$176]" office:value-type="float" office:value="-862.299999999999" calcext:value-type="float">
            <text:p>-862,3</text:p>
          </table:table-cell>
          <table:table-cell table:formula="of:=[.K32]-[.K$176]" office:value-type="float" office:value="-148.075" calcext:value-type="float">
            <text:p>-148,075</text:p>
          </table:table-cell>
          <table:table-cell table:formula="of:=[.L32]-[.L$176]" office:value-type="float" office:value="-16.6374999999998" calcext:value-type="float">
            <text:p>-16,6375</text:p>
          </table:table-cell>
          <table:table-cell table:formula="of:=[.M32]-[.M$176]" office:value-type="float" office:value="569.125" calcext:value-type="float">
            <text:p>569,125</text:p>
          </table:table-cell>
          <table:table-cell table:formula="of:=[.N32]-[.N$176]" office:value-type="float" office:value="2180129.35" calcext:value-type="float">
            <text:p>2180129,35</text:p>
          </table:table-cell>
          <table:table-cell table:formula="of:=[.O32]-[.O$176]" office:value-type="float" office:value="46.875" calcext:value-type="float">
            <text:p>46,875</text:p>
          </table:table-cell>
          <table:table-cell table:formula="of:=[.P32]-[.P$176]" office:value-type="float" office:value="112.575" calcext:value-type="float">
            <text:p>112,575</text:p>
          </table:table-cell>
          <table:table-cell table:formula="of:=[.Q32]-[.Q$176]" office:value-type="float" office:value="-105.35" calcext:value-type="float">
            <text:p>-105,35</text:p>
          </table:table-cell>
          <table:table-cell table:formula="of:=[.R32]-[.R$176]" office:value-type="float" office:value="62.1875" calcext:value-type="float">
            <text:p>62,1875</text:p>
          </table:table-cell>
          <table:table-cell table:formula="of:=[.S32]-[.S$176]" office:value-type="float" office:value="50692.6125" calcext:value-type="float">
            <text:p>50692,6125</text:p>
          </table:table-cell>
          <table:table-cell table:formula="of:=[.T32]-[.T$176]" office:value-type="float" office:value="-48.0625" calcext:value-type="float">
            <text:p>-48,0625</text:p>
          </table:table-cell>
          <table:table-cell table:formula="of:=[.U32]-[.U$176]" office:value-type="float" office:value="-4.1625" calcext:value-type="float">
            <text:p>-4,1625</text:p>
          </table:table-cell>
          <table:table-cell table:formula="of:=[.V3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56.6" calcext:value-type="float">
            <text:p>56,6</text:p>
          </table:table-cell>
          <table:table-cell table:formula="of:=[.B33]-[.B$176]" office:value-type="float" office:value="-992.724999999999" calcext:value-type="float">
            <text:p>-992,725</text:p>
          </table:table-cell>
          <table:table-cell table:formula="of:=[.C33]-[.C$176]" office:value-type="float" office:value="839.7625" calcext:value-type="float">
            <text:p>839,7625</text:p>
          </table:table-cell>
          <table:table-cell table:formula="of:=[.D33]-[.D$176]" office:value-type="float" office:value="-1912.2" calcext:value-type="float">
            <text:p>-1912,2</text:p>
          </table:table-cell>
          <table:table-cell table:formula="of:=[.E33]-[.E$176]" office:value-type="float" office:value="4301850.5" calcext:value-type="float">
            <text:p>4301850,5</text:p>
          </table:table-cell>
          <table:table-cell table:formula="of:=[.F33]-[.F$176]" office:value-type="float" office:value="2521.9625" calcext:value-type="float">
            <text:p>2521,9625</text:p>
          </table:table-cell>
          <table:table-cell table:formula="of:=[.G33]-[.G$176]" office:value-type="float" office:value="-324.675" calcext:value-type="float">
            <text:p>-324,675</text:p>
          </table:table-cell>
          <table:table-cell table:formula="of:=[.H33]-[.H$176]" office:value-type="float" office:value="304.175" calcext:value-type="float">
            <text:p>304,175</text:p>
          </table:table-cell>
          <table:table-cell table:formula="of:=[.I33]-[.I$176]" office:value-type="float" office:value="31223.5" calcext:value-type="float">
            <text:p>31223,5</text:p>
          </table:table-cell>
          <table:table-cell table:formula="of:=[.J33]-[.J$176]" office:value-type="float" office:value="-1002.9" calcext:value-type="float">
            <text:p>-1002,9</text:p>
          </table:table-cell>
          <table:table-cell table:formula="of:=[.K33]-[.K$176]" office:value-type="float" office:value="-298.375" calcext:value-type="float">
            <text:p>-298,375</text:p>
          </table:table-cell>
          <table:table-cell table:formula="of:=[.L33]-[.L$176]" office:value-type="float" office:value="-111.7375" calcext:value-type="float">
            <text:p>-111,7375</text:p>
          </table:table-cell>
          <table:table-cell table:formula="of:=[.M33]-[.M$176]" office:value-type="float" office:value="609.325" calcext:value-type="float">
            <text:p>609,325</text:p>
          </table:table-cell>
          <table:table-cell table:formula="of:=[.N33]-[.N$176]" office:value-type="float" office:value="2135214.15" calcext:value-type="float">
            <text:p>2135214,15</text:p>
          </table:table-cell>
          <table:table-cell table:formula="of:=[.O33]-[.O$176]" office:value-type="float" office:value="109.375" calcext:value-type="float">
            <text:p>109,375</text:p>
          </table:table-cell>
          <table:table-cell table:formula="of:=[.P33]-[.P$176]" office:value-type="float" office:value="-2.625" calcext:value-type="float">
            <text:p>-2,625</text:p>
          </table:table-cell>
          <table:table-cell table:formula="of:=[.Q33]-[.Q$176]" office:value-type="float" office:value="-165.35" calcext:value-type="float">
            <text:p>-165,35</text:p>
          </table:table-cell>
          <table:table-cell table:formula="of:=[.R33]-[.R$176]" office:value-type="float" office:value="-17.8125" calcext:value-type="float">
            <text:p>-17,8125</text:p>
          </table:table-cell>
          <table:table-cell table:formula="of:=[.S33]-[.S$176]" office:value-type="float" office:value="47148.8125" calcext:value-type="float">
            <text:p>47148,8125</text:p>
          </table:table-cell>
          <table:table-cell table:formula="of:=[.T33]-[.T$176]" office:value-type="float" office:value="-43.2625" calcext:value-type="float">
            <text:p>-43,2625</text:p>
          </table:table-cell>
          <table:table-cell table:formula="of:=[.U33]-[.U$176]" office:value-type="float" office:value="-4.1625" calcext:value-type="float">
            <text:p>-4,1625</text:p>
          </table:table-cell>
          <table:table-cell table:formula="of:=[.V3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58.3" calcext:value-type="float">
            <text:p>58,3</text:p>
          </table:table-cell>
          <table:table-cell table:formula="of:=[.B34]-[.B$176]" office:value-type="float" office:value="-1313.725" calcext:value-type="float">
            <text:p>-1313,725</text:p>
          </table:table-cell>
          <table:table-cell table:formula="of:=[.C34]-[.C$176]" office:value-type="float" office:value="819.7625" calcext:value-type="float">
            <text:p>819,7625</text:p>
          </table:table-cell>
          <table:table-cell table:formula="of:=[.D34]-[.D$176]" office:value-type="float" office:value="5149.1" calcext:value-type="float">
            <text:p>5149,1</text:p>
          </table:table-cell>
          <table:table-cell table:formula="of:=[.E34]-[.E$176]" office:value-type="float" office:value="4227921.2" calcext:value-type="float">
            <text:p>4227921,2</text:p>
          </table:table-cell>
          <table:table-cell table:formula="of:=[.F34]-[.F$176]" office:value-type="float" office:value="-986.8375" calcext:value-type="float">
            <text:p>-986,8375</text:p>
          </table:table-cell>
          <table:table-cell table:formula="of:=[.G34]-[.G$176]" office:value-type="float" office:value="-595.575" calcext:value-type="float">
            <text:p>-595,575</text:p>
          </table:table-cell>
          <table:table-cell table:formula="of:=[.H34]-[.H$176]" office:value-type="float" office:value="-899.325" calcext:value-type="float">
            <text:p>-899,325</text:p>
          </table:table-cell>
          <table:table-cell table:formula="of:=[.I34]-[.I$176]" office:value-type="float" office:value="38311.2" calcext:value-type="float">
            <text:p>38311,2</text:p>
          </table:table-cell>
          <table:table-cell table:formula="of:=[.J34]-[.J$176]" office:value-type="float" office:value="-1403.9" calcext:value-type="float">
            <text:p>-1403,9</text:p>
          </table:table-cell>
          <table:table-cell table:formula="of:=[.K34]-[.K$176]" office:value-type="float" office:value="-288.675" calcext:value-type="float">
            <text:p>-288,675</text:p>
          </table:table-cell>
          <table:table-cell table:formula="of:=[.L34]-[.L$176]" office:value-type="float" office:value="189.2625" calcext:value-type="float">
            <text:p>189,2625</text:p>
          </table:table-cell>
          <table:table-cell table:formula="of:=[.M34]-[.M$176]" office:value-type="float" office:value="448.925" calcext:value-type="float">
            <text:p>448,925</text:p>
          </table:table-cell>
          <table:table-cell table:formula="of:=[.N34]-[.N$176]" office:value-type="float" office:value="2232641.35" calcext:value-type="float">
            <text:p>2232641,35</text:p>
          </table:table-cell>
          <table:table-cell table:formula="of:=[.O34]-[.O$176]" office:value-type="float" office:value="71.875" calcext:value-type="float">
            <text:p>71,875</text:p>
          </table:table-cell>
          <table:table-cell table:formula="of:=[.P34]-[.P$176]" office:value-type="float" office:value="12.575" calcext:value-type="float">
            <text:p>12,575</text:p>
          </table:table-cell>
          <table:table-cell table:formula="of:=[.Q34]-[.Q$176]" office:value-type="float" office:value="-245.75" calcext:value-type="float">
            <text:p>-245,75</text:p>
          </table:table-cell>
          <table:table-cell table:formula="of:=[.R34]-[.R$176]" office:value-type="float" office:value="-27.8125" calcext:value-type="float">
            <text:p>-27,8125</text:p>
          </table:table-cell>
          <table:table-cell table:formula="of:=[.S34]-[.S$176]" office:value-type="float" office:value="47183.9125" calcext:value-type="float">
            <text:p>47183,9125</text:p>
          </table:table-cell>
          <table:table-cell table:formula="of:=[.T34]-[.T$176]" office:value-type="float" office:value="-93.2625" calcext:value-type="float">
            <text:p>-93,2625</text:p>
          </table:table-cell>
          <table:table-cell table:formula="of:=[.U34]-[.U$176]" office:value-type="float" office:value="-4.1625" calcext:value-type="float">
            <text:p>-4,1625</text:p>
          </table:table-cell>
          <table:table-cell table:formula="of:=[.V3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60.1" calcext:value-type="float">
            <text:p>60,1</text:p>
          </table:table-cell>
          <table:table-cell table:formula="of:=[.B35]-[.B$176]" office:value-type="float" office:value="-1093.125" calcext:value-type="float">
            <text:p>-1093,125</text:p>
          </table:table-cell>
          <table:table-cell table:formula="of:=[.C35]-[.C$176]" office:value-type="float" office:value="879.7625" calcext:value-type="float">
            <text:p>879,7625</text:p>
          </table:table-cell>
          <table:table-cell table:formula="of:=[.D35]-[.D$176]" office:value-type="float" office:value="-1912.2" calcext:value-type="float">
            <text:p>-1912,2</text:p>
          </table:table-cell>
          <table:table-cell table:formula="of:=[.E35]-[.E$176]" office:value-type="float" office:value="4643146.7" calcext:value-type="float">
            <text:p>4643146,7</text:p>
          </table:table-cell>
          <table:table-cell table:formula="of:=[.F35]-[.F$176]" office:value-type="float" office:value="-986.8375" calcext:value-type="float">
            <text:p>-986,8375</text:p>
          </table:table-cell>
          <table:table-cell table:formula="of:=[.G35]-[.G$176]" office:value-type="float" office:value="-374.675" calcext:value-type="float">
            <text:p>-374,675</text:p>
          </table:table-cell>
          <table:table-cell table:formula="of:=[.H35]-[.H$176]" office:value-type="float" office:value="-448.125" calcext:value-type="float">
            <text:p>-448,125</text:p>
          </table:table-cell>
          <table:table-cell table:formula="of:=[.I35]-[.I$176]" office:value-type="float" office:value="38311.2" calcext:value-type="float">
            <text:p>38311,2</text:p>
          </table:table-cell>
          <table:table-cell table:formula="of:=[.J35]-[.J$176]" office:value-type="float" office:value="-842.299999999999" calcext:value-type="float">
            <text:p>-842,3</text:p>
          </table:table-cell>
          <table:table-cell table:formula="of:=[.K35]-[.K$176]" office:value-type="float" office:value="-428.675" calcext:value-type="float">
            <text:p>-428,675</text:p>
          </table:table-cell>
          <table:table-cell table:formula="of:=[.L35]-[.L$176]" office:value-type="float" office:value="43.9625000000001" calcext:value-type="float">
            <text:p>43,9625</text:p>
          </table:table-cell>
          <table:table-cell table:formula="of:=[.M35]-[.M$176]" office:value-type="float" office:value="348.525" calcext:value-type="float">
            <text:p>348,525</text:p>
          </table:table-cell>
          <table:table-cell table:formula="of:=[.N35]-[.N$176]" office:value-type="float" office:value="1992388.95" calcext:value-type="float">
            <text:p>1992388,95</text:p>
          </table:table-cell>
          <table:table-cell table:formula="of:=[.O35]-[.O$176]" office:value-type="float" office:value="46.875" calcext:value-type="float">
            <text:p>46,875</text:p>
          </table:table-cell>
          <table:table-cell table:formula="of:=[.P35]-[.P$176]" office:value-type="float" office:value="-27.625" calcext:value-type="float">
            <text:p>-27,625</text:p>
          </table:table-cell>
          <table:table-cell table:formula="of:=[.Q35]-[.Q$176]" office:value-type="float" office:value="-85.35" calcext:value-type="float">
            <text:p>-85,35</text:p>
          </table:table-cell>
          <table:table-cell table:formula="of:=[.R35]-[.R$176]" office:value-type="float" office:value="-7.8125" calcext:value-type="float">
            <text:p>-7,8125</text:p>
          </table:table-cell>
          <table:table-cell table:formula="of:=[.S35]-[.S$176]" office:value-type="float" office:value="47183.9125" calcext:value-type="float">
            <text:p>47183,9125</text:p>
          </table:table-cell>
          <table:table-cell table:formula="of:=[.T35]-[.T$176]" office:value-type="float" office:value="82.0375" calcext:value-type="float">
            <text:p>82,0375</text:p>
          </table:table-cell>
          <table:table-cell table:formula="of:=[.U35]-[.U$176]" office:value-type="float" office:value="-4.1625" calcext:value-type="float">
            <text:p>-4,1625</text:p>
          </table:table-cell>
          <table:table-cell table:formula="of:=[.V3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61.9" calcext:value-type="float">
            <text:p>61,9</text:p>
          </table:table-cell>
          <table:table-cell table:formula="of:=[.B36]-[.B$176]" office:value-type="float" office:value="-1654.525" calcext:value-type="float">
            <text:p>-1654,525</text:p>
          </table:table-cell>
          <table:table-cell table:formula="of:=[.C36]-[.C$176]" office:value-type="float" office:value="1020.4625" calcext:value-type="float">
            <text:p>1020,4625</text:p>
          </table:table-cell>
          <table:table-cell table:formula="of:=[.D36]-[.D$176]" office:value-type="float" office:value="-1877.2" calcext:value-type="float">
            <text:p>-1877,2</text:p>
          </table:table-cell>
          <table:table-cell table:formula="of:=[.E36]-[.E$176]" office:value-type="float" office:value="3890099.1" calcext:value-type="float">
            <text:p>3890099,1</text:p>
          </table:table-cell>
          <table:table-cell table:formula="of:=[.F36]-[.F$176]" office:value-type="float" office:value="4861.0625" calcext:value-type="float">
            <text:p>4861,0625</text:p>
          </table:table-cell>
          <table:table-cell table:formula="of:=[.G36]-[.G$176]" office:value-type="float" office:value="-249.375" calcext:value-type="float">
            <text:p>-249,375</text:p>
          </table:table-cell>
          <table:table-cell table:formula="of:=[.H36]-[.H$176]" office:value-type="float" office:value="228.675" calcext:value-type="float">
            <text:p>228,675</text:p>
          </table:table-cell>
          <table:table-cell table:formula="of:=[.I36]-[.I$176]" office:value-type="float" office:value="38276.1" calcext:value-type="float">
            <text:p>38276,1</text:p>
          </table:table-cell>
          <table:table-cell table:formula="of:=[.J36]-[.J$176]" office:value-type="float" office:value="-421.1" calcext:value-type="float">
            <text:p>-421,1</text:p>
          </table:table-cell>
          <table:table-cell table:formula="of:=[.K36]-[.K$176]" office:value-type="float" office:value="77.8249999999999" calcext:value-type="float">
            <text:p>77,825</text:p>
          </table:table-cell>
          <table:table-cell table:formula="of:=[.L36]-[.L$176]" office:value-type="float" office:value="-36.2375" calcext:value-type="float">
            <text:p>-36,2375</text:p>
          </table:table-cell>
          <table:table-cell table:formula="of:=[.M36]-[.M$176]" office:value-type="float" office:value="548.925" calcext:value-type="float">
            <text:p>548,925</text:p>
          </table:table-cell>
          <table:table-cell table:formula="of:=[.N36]-[.N$176]" office:value-type="float" office:value="2381300.55" calcext:value-type="float">
            <text:p>2381300,55</text:p>
          </table:table-cell>
          <table:table-cell table:formula="of:=[.O36]-[.O$176]" office:value-type="float" office:value="46.875" calcext:value-type="float">
            <text:p>46,875</text:p>
          </table:table-cell>
          <table:table-cell table:formula="of:=[.P36]-[.P$176]" office:value-type="float" office:value="-47.625" calcext:value-type="float">
            <text:p>-47,625</text:p>
          </table:table-cell>
          <table:table-cell table:formula="of:=[.Q36]-[.Q$176]" office:value-type="float" office:value="-105.35" calcext:value-type="float">
            <text:p>-105,35</text:p>
          </table:table-cell>
          <table:table-cell table:formula="of:=[.R36]-[.R$176]" office:value-type="float" office:value="92.1875" calcext:value-type="float">
            <text:p>92,1875</text:p>
          </table:table-cell>
          <table:table-cell table:formula="of:=[.S36]-[.S$176]" office:value-type="float" office:value="47148.8125" calcext:value-type="float">
            <text:p>47148,8125</text:p>
          </table:table-cell>
          <table:table-cell table:formula="of:=[.T36]-[.T$176]" office:value-type="float" office:value="107.2375" calcext:value-type="float">
            <text:p>107,2375</text:p>
          </table:table-cell>
          <table:table-cell table:formula="of:=[.U36]-[.U$176]" office:value-type="float" office:value="-4.1625" calcext:value-type="float">
            <text:p>-4,1625</text:p>
          </table:table-cell>
          <table:table-cell table:formula="of:=[.V36]-[.V$176]" office:value-type="float" office:value="20" calcext:value-type="float">
            <text:p>20</text:p>
          </table:table-cell>
          <table:table-cell table:number-columns-repeated="1002"/>
        </table:table-row>
        <table:table-row table:style-name="ro2">
          <table:table-cell table:style-name="ce2" office:value-type="float" office:value="63.6" calcext:value-type="float">
            <text:p>63,6</text:p>
          </table:table-cell>
          <table:table-cell table:formula="of:=[.B37]-[.B$176]" office:value-type="float" office:value="-752.125" calcext:value-type="float">
            <text:p>-752,125</text:p>
          </table:table-cell>
          <table:table-cell table:formula="of:=[.C37]-[.C$176]" office:value-type="float" office:value="679.3625" calcext:value-type="float">
            <text:p>679,3625</text:p>
          </table:table-cell>
          <table:table-cell table:formula="of:=[.D37]-[.D$176]" office:value-type="float" office:value="5149.1" calcext:value-type="float">
            <text:p>5149,1</text:p>
          </table:table-cell>
          <table:table-cell table:formula="of:=[.E37]-[.E$176]" office:value-type="float" office:value="4284236.6" calcext:value-type="float">
            <text:p>4284236,6</text:p>
          </table:table-cell>
          <table:table-cell table:formula="of:=[.F37]-[.F$176]" office:value-type="float" office:value="-986.8375" calcext:value-type="float">
            <text:p>-986,8375</text:p>
          </table:table-cell>
          <table:table-cell table:formula="of:=[.G37]-[.G$176]" office:value-type="float" office:value="-500.175" calcext:value-type="float">
            <text:p>-500,175</text:p>
          </table:table-cell>
          <table:table-cell table:formula="of:=[.H37]-[.H$176]" office:value-type="float" office:value="-1064.725" calcext:value-type="float">
            <text:p>-1064,725</text:p>
          </table:table-cell>
          <table:table-cell table:formula="of:=[.I37]-[.I$176]" office:value-type="float" office:value="31258.6" calcext:value-type="float">
            <text:p>31258,6</text:p>
          </table:table-cell>
          <table:table-cell table:formula="of:=[.J37]-[.J$176]" office:value-type="float" office:value="-1504.3" calcext:value-type="float">
            <text:p>-1504,3</text:p>
          </table:table-cell>
          <table:table-cell table:formula="of:=[.K37]-[.K$176]" office:value-type="float" office:value="-208.075" calcext:value-type="float">
            <text:p>-208,075</text:p>
          </table:table-cell>
          <table:table-cell table:formula="of:=[.L37]-[.L$176]" office:value-type="float" office:value="113.9625" calcext:value-type="float">
            <text:p>113,9625</text:p>
          </table:table-cell>
          <table:table-cell table:formula="of:=[.M37]-[.M$176]" office:value-type="float" office:value="729.725" calcext:value-type="float">
            <text:p>729,725</text:p>
          </table:table-cell>
          <table:table-cell table:formula="of:=[.N37]-[.N$176]" office:value-type="float" office:value="1999642.95" calcext:value-type="float">
            <text:p>1999642,95</text:p>
          </table:table-cell>
          <table:table-cell table:formula="of:=[.O37]-[.O$176]" office:value-type="float" office:value="84.375" calcext:value-type="float">
            <text:p>84,375</text:p>
          </table:table-cell>
          <table:table-cell table:formula="of:=[.P37]-[.P$176]" office:value-type="float" office:value="-47.625" calcext:value-type="float">
            <text:p>-47,625</text:p>
          </table:table-cell>
          <table:table-cell table:formula="of:=[.Q37]-[.Q$176]" office:value-type="float" office:value="-105.35" calcext:value-type="float">
            <text:p>-105,35</text:p>
          </table:table-cell>
          <table:table-cell table:formula="of:=[.R37]-[.R$176]" office:value-type="float" office:value="42.1875" calcext:value-type="float">
            <text:p>42,1875</text:p>
          </table:table-cell>
          <table:table-cell table:formula="of:=[.S37]-[.S$176]" office:value-type="float" office:value="47183.9125" calcext:value-type="float">
            <text:p>47183,9125</text:p>
          </table:table-cell>
          <table:table-cell table:formula="of:=[.T37]-[.T$176]" office:value-type="float" office:value="-68.2625" calcext:value-type="float">
            <text:p>-68,2625</text:p>
          </table:table-cell>
          <table:table-cell table:formula="of:=[.U37]-[.U$176]" office:value-type="float" office:value="-4.1625" calcext:value-type="float">
            <text:p>-4,1625</text:p>
          </table:table-cell>
          <table:table-cell table:formula="of:=[.V3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65.4" calcext:value-type="float">
            <text:p>65,4</text:p>
          </table:table-cell>
          <table:table-cell table:formula="of:=[.B38]-[.B$176]" office:value-type="float" office:value="-852.125" calcext:value-type="float">
            <text:p>-852,125</text:p>
          </table:table-cell>
          <table:table-cell table:formula="of:=[.C38]-[.C$176]" office:value-type="float" office:value="779.7625" calcext:value-type="float">
            <text:p>779,7625</text:p>
          </table:table-cell>
          <table:table-cell table:formula="of:=[.D38]-[.D$176]" office:value-type="float" office:value="-1877.2" calcext:value-type="float">
            <text:p>-1877,2</text:p>
          </table:table-cell>
          <table:table-cell table:formula="of:=[.E38]-[.E$176]" office:value-type="float" office:value="3517153.9" calcext:value-type="float">
            <text:p>3517153,9</text:p>
          </table:table-cell>
          <table:table-cell table:formula="of:=[.F38]-[.F$176]" office:value-type="float" office:value="-986.8375" calcext:value-type="float">
            <text:p>-986,8375</text:p>
          </table:table-cell>
          <table:table-cell table:formula="of:=[.G38]-[.G$176]" office:value-type="float" office:value="-274.375" calcext:value-type="float">
            <text:p>-274,375</text:p>
          </table:table-cell>
          <table:table-cell table:formula="of:=[.H38]-[.H$176]" office:value-type="float" office:value="-743.925" calcext:value-type="float">
            <text:p>-743,925</text:p>
          </table:table-cell>
          <table:table-cell table:formula="of:=[.I38]-[.I$176]" office:value-type="float" office:value="34767.3" calcext:value-type="float">
            <text:p>34767,3</text:p>
          </table:table-cell>
          <table:table-cell table:formula="of:=[.J38]-[.J$176]" office:value-type="float" office:value="-1383.7" calcext:value-type="float">
            <text:p>-1383,7</text:p>
          </table:table-cell>
          <table:table-cell table:formula="of:=[.K38]-[.K$176]" office:value-type="float" office:value="-268.275" calcext:value-type="float">
            <text:p>-268,275</text:p>
          </table:table-cell>
          <table:table-cell table:formula="of:=[.L38]-[.L$176]" office:value-type="float" office:value="-56.8374999999999" calcext:value-type="float">
            <text:p>-56,8375</text:p>
          </table:table-cell>
          <table:table-cell table:formula="of:=[.M38]-[.M$176]" office:value-type="float" office:value="549.125" calcext:value-type="float">
            <text:p>549,125</text:p>
          </table:table-cell>
          <table:table-cell table:formula="of:=[.N38]-[.N$176]" office:value-type="float" office:value="1924379.05" calcext:value-type="float">
            <text:p>1924379,05</text:p>
          </table:table-cell>
          <table:table-cell table:formula="of:=[.O38]-[.O$176]" office:value-type="float" office:value="121.875" calcext:value-type="float">
            <text:p>121,875</text:p>
          </table:table-cell>
          <table:table-cell table:formula="of:=[.P38]-[.P$176]" office:value-type="float" office:value="-27.625" calcext:value-type="float">
            <text:p>-27,625</text:p>
          </table:table-cell>
          <table:table-cell table:formula="of:=[.Q38]-[.Q$176]" office:value-type="float" office:value="-65.15" calcext:value-type="float">
            <text:p>-65,15</text:p>
          </table:table-cell>
          <table:table-cell table:formula="of:=[.R38]-[.R$176]" office:value-type="float" office:value="2.1875" calcext:value-type="float">
            <text:p>2,1875</text:p>
          </table:table-cell>
          <table:table-cell table:formula="of:=[.S38]-[.S$176]" office:value-type="float" office:value="40131.3125" calcext:value-type="float">
            <text:p>40131,3125</text:p>
          </table:table-cell>
          <table:table-cell table:formula="of:=[.T38]-[.T$176]" office:value-type="float" office:value="-134.9625" calcext:value-type="float">
            <text:p>-134,9625</text:p>
          </table:table-cell>
          <table:table-cell table:formula="of:=[.U38]-[.U$176]" office:value-type="float" office:value="-4.1625" calcext:value-type="float">
            <text:p>-4,1625</text:p>
          </table:table-cell>
          <table:table-cell table:formula="of:=[.V3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67.2" calcext:value-type="float">
            <text:p>67,2</text:p>
          </table:table-cell>
          <table:table-cell table:formula="of:=[.B39]-[.B$176]" office:value-type="float" office:value="-1935.525" calcext:value-type="float">
            <text:p>-1935,525</text:p>
          </table:table-cell>
          <table:table-cell table:formula="of:=[.C39]-[.C$176]" office:value-type="float" office:value="739.3625" calcext:value-type="float">
            <text:p>739,3625</text:p>
          </table:table-cell>
          <table:table-cell table:formula="of:=[.D39]-[.D$176]" office:value-type="float" office:value="-5421" calcext:value-type="float">
            <text:p>-5421</text:p>
          </table:table-cell>
          <table:table-cell table:formula="of:=[.E39]-[.E$176]" office:value-type="float" office:value="3650942.2" calcext:value-type="float">
            <text:p>3650942,2</text:p>
          </table:table-cell>
          <table:table-cell table:formula="of:=[.F39]-[.F$176]" office:value-type="float" office:value="4861.0625" calcext:value-type="float">
            <text:p>4861,0625</text:p>
          </table:table-cell>
          <table:table-cell table:formula="of:=[.G39]-[.G$176]" office:value-type="float" office:value="-550.175" calcext:value-type="float">
            <text:p>-550,175</text:p>
          </table:table-cell>
          <table:table-cell table:formula="of:=[.H39]-[.H$176]" office:value-type="float" office:value="-322.825" calcext:value-type="float">
            <text:p>-322,825</text:p>
          </table:table-cell>
          <table:table-cell table:formula="of:=[.I39]-[.I$176]" office:value-type="float" office:value="20662.2" calcext:value-type="float">
            <text:p>20662,2</text:p>
          </table:table-cell>
          <table:table-cell table:formula="of:=[.J39]-[.J$176]" office:value-type="float" office:value="-1283.7" calcext:value-type="float">
            <text:p>-1283,7</text:p>
          </table:table-cell>
          <table:table-cell table:formula="of:=[.K39]-[.K$176]" office:value-type="float" office:value="12.525" calcext:value-type="float">
            <text:p>12,525</text:p>
          </table:table-cell>
          <table:table-cell table:formula="of:=[.L39]-[.L$176]" office:value-type="float" office:value="-217.0375" calcext:value-type="float">
            <text:p>-217,0375</text:p>
          </table:table-cell>
          <table:table-cell table:formula="of:=[.M39]-[.M$176]" office:value-type="float" office:value="248.325" calcext:value-type="float">
            <text:p>248,325</text:p>
          </table:table-cell>
          <table:table-cell table:formula="of:=[.N39]-[.N$176]" office:value-type="float" office:value="2078539.45" calcext:value-type="float">
            <text:p>2078539,45</text:p>
          </table:table-cell>
          <table:table-cell table:formula="of:=[.O39]-[.O$176]" office:value-type="float" office:value="46.875" calcext:value-type="float">
            <text:p>46,875</text:p>
          </table:table-cell>
          <table:table-cell table:formula="of:=[.P39]-[.P$176]" office:value-type="float" office:value="12.575" calcext:value-type="float">
            <text:p>12,575</text:p>
          </table:table-cell>
          <table:table-cell table:formula="of:=[.Q39]-[.Q$176]" office:value-type="float" office:value="14.85" calcext:value-type="float">
            <text:p>14,85</text:p>
          </table:table-cell>
          <table:table-cell table:formula="of:=[.R39]-[.R$176]" office:value-type="float" office:value="2.1875" calcext:value-type="float">
            <text:p>2,1875</text:p>
          </table:table-cell>
          <table:table-cell table:formula="of:=[.S39]-[.S$176]" office:value-type="float" office:value="43675.1125" calcext:value-type="float">
            <text:p>43675,1125</text:p>
          </table:table-cell>
          <table:table-cell table:formula="of:=[.T39]-[.T$176]" office:value-type="float" office:value="-28.2625" calcext:value-type="float">
            <text:p>-28,2625</text:p>
          </table:table-cell>
          <table:table-cell table:formula="of:=[.U39]-[.U$176]" office:value-type="float" office:value="-4.1625" calcext:value-type="float">
            <text:p>-4,1625</text:p>
          </table:table-cell>
          <table:table-cell table:formula="of:=[.V3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68.9" calcext:value-type="float">
            <text:p>68,9</text:p>
          </table:table-cell>
          <table:table-cell table:formula="of:=[.B40]-[.B$176]" office:value-type="float" office:value="-1875.325" calcext:value-type="float">
            <text:p>-1875,325</text:p>
          </table:table-cell>
          <table:table-cell table:formula="of:=[.C40]-[.C$176]" office:value-type="float" office:value="538.9625" calcext:value-type="float">
            <text:p>538,9625</text:p>
          </table:table-cell>
          <table:table-cell table:formula="of:=[.D40]-[.D$176]" office:value-type="float" office:value="-5421" calcext:value-type="float">
            <text:p>-5421</text:p>
          </table:table-cell>
          <table:table-cell table:formula="of:=[.E40]-[.E$176]" office:value-type="float" office:value="2845088.1" calcext:value-type="float">
            <text:p>2845088,1</text:p>
          </table:table-cell>
          <table:table-cell table:formula="of:=[.F40]-[.F$176]" office:value-type="float" office:value="-986.8375" calcext:value-type="float">
            <text:p>-986,8375</text:p>
          </table:table-cell>
          <table:table-cell table:formula="of:=[.G40]-[.G$176]" office:value-type="float" office:value="-474.875" calcext:value-type="float">
            <text:p>-474,875</text:p>
          </table:table-cell>
          <table:table-cell table:formula="of:=[.H40]-[.H$176]" office:value-type="float" office:value="454.375" calcext:value-type="float">
            <text:p>454,375</text:p>
          </table:table-cell>
          <table:table-cell table:formula="of:=[.I40]-[.I$176]" office:value-type="float" office:value="20662.2" calcext:value-type="float">
            <text:p>20662,2</text:p>
          </table:table-cell>
          <table:table-cell table:formula="of:=[.J40]-[.J$176]" office:value-type="float" office:value="-661.9" calcext:value-type="float">
            <text:p>-661,9</text:p>
          </table:table-cell>
          <table:table-cell table:formula="of:=[.K40]-[.K$176]" office:value-type="float" office:value="-128.075" calcext:value-type="float">
            <text:p>-128,075</text:p>
          </table:table-cell>
          <table:table-cell table:formula="of:=[.L40]-[.L$176]" office:value-type="float" office:value="63.7625" calcext:value-type="float">
            <text:p>63,7625</text:p>
          </table:table-cell>
          <table:table-cell table:formula="of:=[.M40]-[.M$176]" office:value-type="float" office:value="328.525" calcext:value-type="float">
            <text:p>328,525</text:p>
          </table:table-cell>
          <table:table-cell table:formula="of:=[.N40]-[.N$176]" office:value-type="float" office:value="1588775.75" calcext:value-type="float">
            <text:p>1588775,75</text:p>
          </table:table-cell>
          <table:table-cell table:formula="of:=[.O40]-[.O$176]" office:value-type="float" office:value="46.875" calcext:value-type="float">
            <text:p>46,875</text:p>
          </table:table-cell>
          <table:table-cell table:formula="of:=[.P40]-[.P$176]" office:value-type="float" office:value="-77.625" calcext:value-type="float">
            <text:p>-77,625</text:p>
          </table:table-cell>
          <table:table-cell table:formula="of:=[.Q40]-[.Q$176]" office:value-type="float" office:value="35.25" calcext:value-type="float">
            <text:p>35,25</text:p>
          </table:table-cell>
          <table:table-cell table:formula="of:=[.R40]-[.R$176]" office:value-type="float" office:value="4.6875" calcext:value-type="float">
            <text:p>4,6875</text:p>
          </table:table-cell>
          <table:table-cell table:formula="of:=[.S40]-[.S$176]" office:value-type="float" office:value="29605.1125" calcext:value-type="float">
            <text:p>29605,1125</text:p>
          </table:table-cell>
          <table:table-cell table:formula="of:=[.T40]-[.T$176]" office:value-type="float" office:value="11.7375" calcext:value-type="float">
            <text:p>11,7375</text:p>
          </table:table-cell>
          <table:table-cell table:formula="of:=[.U40]-[.U$176]" office:value-type="float" office:value="-4.1625" calcext:value-type="float">
            <text:p>-4,1625</text:p>
          </table:table-cell>
          <table:table-cell table:formula="of:=[.V4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70.7" calcext:value-type="float">
            <text:p>70,7</text:p>
          </table:table-cell>
          <table:table-cell table:formula="of:=[.B41]-[.B$176]" office:value-type="float" office:value="-1494.125" calcext:value-type="float">
            <text:p>-1494,125</text:p>
          </table:table-cell>
          <table:table-cell table:formula="of:=[.C41]-[.C$176]" office:value-type="float" office:value="538.9625" calcext:value-type="float">
            <text:p>538,9625</text:p>
          </table:table-cell>
          <table:table-cell table:formula="of:=[.D41]-[.D$176]" office:value-type="float" office:value="-1877.2" calcext:value-type="float">
            <text:p>-1877,2</text:p>
          </table:table-cell>
          <table:table-cell table:formula="of:=[.E41]-[.E$176]" office:value-type="float" office:value="2524879.4" calcext:value-type="float">
            <text:p>2524879,4</text:p>
          </table:table-cell>
          <table:table-cell table:formula="of:=[.F41]-[.F$176]" office:value-type="float" office:value="3399.0625" calcext:value-type="float">
            <text:p>3399,0625</text:p>
          </table:table-cell>
          <table:table-cell table:formula="of:=[.G41]-[.G$176]" office:value-type="float" office:value="-600.375" calcext:value-type="float">
            <text:p>-600,375</text:p>
          </table:table-cell>
          <table:table-cell table:formula="of:=[.H41]-[.H$176]" office:value-type="float" office:value="-824.325" calcext:value-type="float">
            <text:p>-824,325</text:p>
          </table:table-cell>
          <table:table-cell table:formula="of:=[.I41]-[.I$176]" office:value-type="float" office:value="17153.4" calcext:value-type="float">
            <text:p>17153,4</text:p>
          </table:table-cell>
          <table:table-cell table:formula="of:=[.J41]-[.J$176]" office:value-type="float" office:value="-1002.7" calcext:value-type="float">
            <text:p>-1002,7</text:p>
          </table:table-cell>
          <table:table-cell table:formula="of:=[.K41]-[.K$176]" office:value-type="float" office:value="-148.075" calcext:value-type="float">
            <text:p>-148,075</text:p>
          </table:table-cell>
          <table:table-cell table:formula="of:=[.L41]-[.L$176]" office:value-type="float" office:value="-136.7375" calcext:value-type="float">
            <text:p>-136,7375</text:p>
          </table:table-cell>
          <table:table-cell table:formula="of:=[.M41]-[.M$176]" office:value-type="float" office:value="388.725" calcext:value-type="float">
            <text:p>388,725</text:p>
          </table:table-cell>
          <table:table-cell table:formula="of:=[.N41]-[.N$176]" office:value-type="float" office:value="1323294.15" calcext:value-type="float">
            <text:p>1323294,15</text:p>
          </table:table-cell>
          <table:table-cell table:formula="of:=[.O41]-[.O$176]" office:value-type="float" office:value="71.875" calcext:value-type="float">
            <text:p>71,875</text:p>
          </table:table-cell>
          <table:table-cell table:formula="of:=[.P41]-[.P$176]" office:value-type="float" office:value="247.875" calcext:value-type="float">
            <text:p>247,875</text:p>
          </table:table-cell>
          <table:table-cell table:formula="of:=[.Q41]-[.Q$176]" office:value-type="float" office:value="-105.35" calcext:value-type="float">
            <text:p>-105,35</text:p>
          </table:table-cell>
          <table:table-cell table:formula="of:=[.R41]-[.R$176]" office:value-type="float" office:value="12.1875" calcext:value-type="float">
            <text:p>12,1875</text:p>
          </table:table-cell>
          <table:table-cell table:formula="of:=[.S41]-[.S$176]" office:value-type="float" office:value="33113.8125" calcext:value-type="float">
            <text:p>33113,8125</text:p>
          </table:table-cell>
          <table:table-cell table:formula="of:=[.T41]-[.T$176]" office:value-type="float" office:value="-8.26249999999999" calcext:value-type="float">
            <text:p>-8,2625</text:p>
          </table:table-cell>
          <table:table-cell table:formula="of:=[.U41]-[.U$176]" office:value-type="float" office:value="-4.1625" calcext:value-type="float">
            <text:p>-4,1625</text:p>
          </table:table-cell>
          <table:table-cell table:formula="of:=[.V4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72.5" calcext:value-type="float">
            <text:p>72,5</text:p>
          </table:table-cell>
          <table:table-cell table:formula="of:=[.B42]-[.B$176]" office:value-type="float" office:value="-1674.525" calcext:value-type="float">
            <text:p>-1674,525</text:p>
          </table:table-cell>
          <table:table-cell table:formula="of:=[.C42]-[.C$176]" office:value-type="float" office:value="679.1625" calcext:value-type="float">
            <text:p>679,1625</text:p>
          </table:table-cell>
          <table:table-cell table:formula="of:=[.D42]-[.D$176]" office:value-type="float" office:value="5105.3" calcext:value-type="float">
            <text:p>5105,3</text:p>
          </table:table-cell>
          <table:table-cell table:formula="of:=[.E42]-[.E$176]" office:value-type="float" office:value="2630457.6" calcext:value-type="float">
            <text:p>2630457,6</text:p>
          </table:table-cell>
          <table:table-cell table:formula="of:=[.F42]-[.F$176]" office:value-type="float" office:value="2521.9625" calcext:value-type="float">
            <text:p>2521,9625</text:p>
          </table:table-cell>
          <table:table-cell table:formula="of:=[.G42]-[.G$176]" office:value-type="float" office:value="-836.175" calcext:value-type="float">
            <text:p>-836,175</text:p>
          </table:table-cell>
          <table:table-cell table:formula="of:=[.H42]-[.H$176]" office:value-type="float" office:value="-498.325" calcext:value-type="float">
            <text:p>-498,325</text:p>
          </table:table-cell>
          <table:table-cell table:formula="of:=[.I42]-[.I$176]" office:value-type="float" office:value="13679.8" calcext:value-type="float">
            <text:p>13679,8</text:p>
          </table:table-cell>
          <table:table-cell table:formula="of:=[.J42]-[.J$176]" office:value-type="float" office:value="-2466.9" calcext:value-type="float">
            <text:p>-2466,9</text:p>
          </table:table-cell>
          <table:table-cell table:formula="of:=[.K42]-[.K$176]" office:value-type="float" office:value="-67.8750000000001" calcext:value-type="float">
            <text:p>-67,875</text:p>
          </table:table-cell>
          <table:table-cell table:formula="of:=[.L42]-[.L$176]" office:value-type="float" office:value="38.7625" calcext:value-type="float">
            <text:p>38,7625</text:p>
          </table:table-cell>
          <table:table-cell table:formula="of:=[.M42]-[.M$176]" office:value-type="float" office:value="148.125" calcext:value-type="float">
            <text:p>148,125</text:p>
          </table:table-cell>
          <table:table-cell table:formula="of:=[.N42]-[.N$176]" office:value-type="float" office:value="1469844.55" calcext:value-type="float">
            <text:p>1469844,55</text:p>
          </table:table-cell>
          <table:table-cell table:formula="of:=[.O42]-[.O$176]" office:value-type="float" office:value="34.375" calcext:value-type="float">
            <text:p>34,375</text:p>
          </table:table-cell>
          <table:table-cell table:formula="of:=[.P42]-[.P$176]" office:value-type="float" office:value="22.675" calcext:value-type="float">
            <text:p>22,675</text:p>
          </table:table-cell>
          <table:table-cell table:formula="of:=[.Q42]-[.Q$176]" office:value-type="float" office:value="100.25" calcext:value-type="float">
            <text:p>100,25</text:p>
          </table:table-cell>
          <table:table-cell table:formula="of:=[.R42]-[.R$176]" office:value-type="float" office:value="72.1875" calcext:value-type="float">
            <text:p>72,1875</text:p>
          </table:table-cell>
          <table:table-cell table:formula="of:=[.S42]-[.S$176]" office:value-type="float" office:value="29605.1125" calcext:value-type="float">
            <text:p>29605,1125</text:p>
          </table:table-cell>
          <table:table-cell table:formula="of:=[.T42]-[.T$176]" office:value-type="float" office:value="-28.0625" calcext:value-type="float">
            <text:p>-28,0625</text:p>
          </table:table-cell>
          <table:table-cell table:formula="of:=[.U42]-[.U$176]" office:value-type="float" office:value="-4.1625" calcext:value-type="float">
            <text:p>-4,1625</text:p>
          </table:table-cell>
          <table:table-cell table:formula="of:=[.V4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74.2" calcext:value-type="float">
            <text:p>74,2</text:p>
          </table:table-cell>
          <table:table-cell table:formula="of:=[.B43]-[.B$176]" office:value-type="float" office:value="-832.325" calcext:value-type="float">
            <text:p>-832,325</text:p>
          </table:table-cell>
          <table:table-cell table:formula="of:=[.C43]-[.C$176]" office:value-type="float" office:value="679.3625" calcext:value-type="float">
            <text:p>679,3625</text:p>
          </table:table-cell>
          <table:table-cell table:formula="of:=[.D43]-[.D$176]" office:value-type="float" office:value="-5421" calcext:value-type="float">
            <text:p>-5421</text:p>
          </table:table-cell>
          <table:table-cell table:formula="of:=[.E43]-[.E$176]" office:value-type="float" office:value="2750105.8" calcext:value-type="float">
            <text:p>2750105,8</text:p>
          </table:table-cell>
          <table:table-cell table:formula="of:=[.F43]-[.F$176]" office:value-type="float" office:value="3399.0625" calcext:value-type="float">
            <text:p>3399,0625</text:p>
          </table:table-cell>
          <table:table-cell table:formula="of:=[.G43]-[.G$176]" office:value-type="float" office:value="-575.675" calcext:value-type="float">
            <text:p>-575,675</text:p>
          </table:table-cell>
          <table:table-cell table:formula="of:=[.H43]-[.H$176]" office:value-type="float" office:value="-342.925" calcext:value-type="float">
            <text:p>-342,925</text:p>
          </table:table-cell>
          <table:table-cell table:formula="of:=[.I43]-[.I$176]" office:value-type="float" office:value="13644.7" calcext:value-type="float">
            <text:p>13644,7</text:p>
          </table:table-cell>
          <table:table-cell table:formula="of:=[.J43]-[.J$176]" office:value-type="float" office:value="-2065.9" calcext:value-type="float">
            <text:p>-2065,9</text:p>
          </table:table-cell>
          <table:table-cell table:formula="of:=[.K43]-[.K$176]" office:value-type="float" office:value="-67.6750000000001" calcext:value-type="float">
            <text:p>-67,675</text:p>
          </table:table-cell>
          <table:table-cell table:formula="of:=[.L43]-[.L$176]" office:value-type="float" office:value="189.2625" calcext:value-type="float">
            <text:p>189,2625</text:p>
          </table:table-cell>
          <table:table-cell table:formula="of:=[.M43]-[.M$176]" office:value-type="float" office:value="588.925" calcext:value-type="float">
            <text:p>588,925</text:p>
          </table:table-cell>
          <table:table-cell table:formula="of:=[.N43]-[.N$176]" office:value-type="float" office:value="1609124.05" calcext:value-type="float">
            <text:p>1609124,05</text:p>
          </table:table-cell>
          <table:table-cell table:formula="of:=[.O43]-[.O$176]" office:value-type="float" office:value="-3.125" calcext:value-type="float">
            <text:p>-3,125</text:p>
          </table:table-cell>
          <table:table-cell table:formula="of:=[.P43]-[.P$176]" office:value-type="float" office:value="72.675" calcext:value-type="float">
            <text:p>72,675</text:p>
          </table:table-cell>
          <table:table-cell table:formula="of:=[.Q43]-[.Q$176]" office:value-type="float" office:value="95.4500000000001" calcext:value-type="float">
            <text:p>95,45</text:p>
          </table:table-cell>
          <table:table-cell table:formula="of:=[.R43]-[.R$176]" office:value-type="float" office:value="62.1875" calcext:value-type="float">
            <text:p>62,1875</text:p>
          </table:table-cell>
          <table:table-cell table:formula="of:=[.S43]-[.S$176]" office:value-type="float" office:value="33113.8125" calcext:value-type="float">
            <text:p>33113,8125</text:p>
          </table:table-cell>
          <table:table-cell table:formula="of:=[.T43]-[.T$176]" office:value-type="float" office:value="-28.0625" calcext:value-type="float">
            <text:p>-28,0625</text:p>
          </table:table-cell>
          <table:table-cell table:formula="of:=[.U43]-[.U$176]" office:value-type="float" office:value="-4.1625" calcext:value-type="float">
            <text:p>-4,1625</text:p>
          </table:table-cell>
          <table:table-cell table:formula="of:=[.V4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formula="of:=[.B44]-[.B$176]" office:value-type="float" office:value="-1333.725" calcext:value-type="float">
            <text:p>-1333,725</text:p>
          </table:table-cell>
          <table:table-cell table:formula="of:=[.C44]-[.C$176]" office:value-type="float" office:value="699.3625" calcext:value-type="float">
            <text:p>699,3625</text:p>
          </table:table-cell>
          <table:table-cell table:formula="of:=[.D44]-[.D$176]" office:value-type="float" office:value="-1842.1" calcext:value-type="float">
            <text:p>-1842,1</text:p>
          </table:table-cell>
          <table:table-cell table:formula="of:=[.E44]-[.E$176]" office:value-type="float" office:value="3650872.1" calcext:value-type="float">
            <text:p>3650872,1</text:p>
          </table:table-cell>
          <table:table-cell table:formula="of:=[.F44]-[.F$176]" office:value-type="float" office:value="-986.8375" calcext:value-type="float">
            <text:p>-986,8375</text:p>
          </table:table-cell>
          <table:table-cell table:formula="of:=[.G44]-[.G$176]" office:value-type="float" office:value="-550.175" calcext:value-type="float">
            <text:p>-550,175</text:p>
          </table:table-cell>
          <table:table-cell table:formula="of:=[.H44]-[.H$176]" office:value-type="float" office:value="-723.825" calcext:value-type="float">
            <text:p>-723,825</text:p>
          </table:table-cell>
          <table:table-cell table:formula="of:=[.I44]-[.I$176]" office:value-type="float" office:value="20697.3" calcext:value-type="float">
            <text:p>20697,3</text:p>
          </table:table-cell>
          <table:table-cell table:formula="of:=[.J44]-[.J$176]" office:value-type="float" office:value="-1103.3" calcext:value-type="float">
            <text:p>-1103,3</text:p>
          </table:table-cell>
          <table:table-cell table:formula="of:=[.K44]-[.K$176]" office:value-type="float" office:value="-107.875" calcext:value-type="float">
            <text:p>-107,875</text:p>
          </table:table-cell>
          <table:table-cell table:formula="of:=[.L44]-[.L$176]" office:value-type="float" office:value="-61.5374999999999" calcext:value-type="float">
            <text:p>-61,5375</text:p>
          </table:table-cell>
          <table:table-cell table:formula="of:=[.M44]-[.M$176]" office:value-type="float" office:value="388.725" calcext:value-type="float">
            <text:p>388,725</text:p>
          </table:table-cell>
          <table:table-cell table:formula="of:=[.N44]-[.N$176]" office:value-type="float" office:value="1640679.75" calcext:value-type="float">
            <text:p>1640679,75</text:p>
          </table:table-cell>
          <table:table-cell table:formula="of:=[.O44]-[.O$176]" office:value-type="float" office:value="84.375" calcext:value-type="float">
            <text:p>84,375</text:p>
          </table:table-cell>
          <table:table-cell table:formula="of:=[.P44]-[.P$176]" office:value-type="float" office:value="-27.625" calcext:value-type="float">
            <text:p>-27,625</text:p>
          </table:table-cell>
          <table:table-cell table:formula="of:=[.Q44]-[.Q$176]" office:value-type="float" office:value="-49.95" calcext:value-type="float">
            <text:p>-49,95</text:p>
          </table:table-cell>
          <table:table-cell table:formula="of:=[.R44]-[.R$176]" office:value-type="float" office:value="-20.3125" calcext:value-type="float">
            <text:p>-20,3125</text:p>
          </table:table-cell>
          <table:table-cell table:formula="of:=[.S44]-[.S$176]" office:value-type="float" office:value="43640.1125" calcext:value-type="float">
            <text:p>43640,1125</text:p>
          </table:table-cell>
          <table:table-cell table:formula="of:=[.T44]-[.T$176]" office:value-type="float" office:value="71.7375" calcext:value-type="float">
            <text:p>71,7375</text:p>
          </table:table-cell>
          <table:table-cell table:formula="of:=[.U44]-[.U$176]" office:value-type="float" office:value="-4.1625" calcext:value-type="float">
            <text:p>-4,1625</text:p>
          </table:table-cell>
          <table:table-cell table:formula="of:=[.V4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77.8" calcext:value-type="float">
            <text:p>77,8</text:p>
          </table:table-cell>
          <table:table-cell table:formula="of:=[.B45]-[.B$176]" office:value-type="float" office:value="-1814.925" calcext:value-type="float">
            <text:p>-1814,925</text:p>
          </table:table-cell>
          <table:table-cell table:formula="of:=[.C45]-[.C$176]" office:value-type="float" office:value="739.5625" calcext:value-type="float">
            <text:p>739,5625</text:p>
          </table:table-cell>
          <table:table-cell table:formula="of:=[.D45]-[.D$176]" office:value-type="float" office:value="-8894.7" calcext:value-type="float">
            <text:p>-8894,7</text:p>
          </table:table-cell>
          <table:table-cell table:formula="of:=[.E45]-[.E$176]" office:value-type="float" office:value="2933122.2" calcext:value-type="float">
            <text:p>2933122,2</text:p>
          </table:table-cell>
          <table:table-cell table:formula="of:=[.F45]-[.F$176]" office:value-type="float" office:value="-986.8375" calcext:value-type="float">
            <text:p>-986,8375</text:p>
          </table:table-cell>
          <table:table-cell table:formula="of:=[.G45]-[.G$176]" office:value-type="float" office:value="-976.375" calcext:value-type="float">
            <text:p>-976,375</text:p>
          </table:table-cell>
          <table:table-cell table:formula="of:=[.H45]-[.H$176]" office:value-type="float" office:value="-1004.525" calcext:value-type="float">
            <text:p>-1004,525</text:p>
          </table:table-cell>
          <table:table-cell table:formula="of:=[.I45]-[.I$176]" office:value-type="float" office:value="20697.3" calcext:value-type="float">
            <text:p>20697,3</text:p>
          </table:table-cell>
          <table:table-cell table:formula="of:=[.J45]-[.J$176]" office:value-type="float" office:value="-1263.5" calcext:value-type="float">
            <text:p>-1263,5</text:p>
          </table:table-cell>
          <table:table-cell table:formula="of:=[.K45]-[.K$176]" office:value-type="float" office:value="-248.375" calcext:value-type="float">
            <text:p>-248,375</text:p>
          </table:table-cell>
          <table:table-cell table:formula="of:=[.L45]-[.L$176]" office:value-type="float" office:value="264.4625" calcext:value-type="float">
            <text:p>264,4625</text:p>
          </table:table-cell>
          <table:table-cell table:formula="of:=[.M45]-[.M$176]" office:value-type="float" office:value="368.325" calcext:value-type="float">
            <text:p>368,325</text:p>
          </table:table-cell>
          <table:table-cell table:formula="of:=[.N45]-[.N$176]" office:value-type="float" office:value="1631809.35" calcext:value-type="float">
            <text:p>1631809,35</text:p>
          </table:table-cell>
          <table:table-cell table:formula="of:=[.O45]-[.O$176]" office:value-type="float" office:value="84.375" calcext:value-type="float">
            <text:p>84,375</text:p>
          </table:table-cell>
          <table:table-cell table:formula="of:=[.P45]-[.P$176]" office:value-type="float" office:value="-27.625" calcext:value-type="float">
            <text:p>-27,625</text:p>
          </table:table-cell>
          <table:table-cell table:formula="of:=[.Q45]-[.Q$176]" office:value-type="float" office:value="-205.75" calcext:value-type="float">
            <text:p>-205,75</text:p>
          </table:table-cell>
          <table:table-cell table:formula="of:=[.R45]-[.R$176]" office:value-type="float" office:value="-27.8125" calcext:value-type="float">
            <text:p>-27,8125</text:p>
          </table:table-cell>
          <table:table-cell table:formula="of:=[.S45]-[.S$176]" office:value-type="float" office:value="33113.8125" calcext:value-type="float">
            <text:p>33113,8125</text:p>
          </table:table-cell>
          <table:table-cell table:formula="of:=[.T45]-[.T$176]" office:value-type="float" office:value="-48.2625" calcext:value-type="float">
            <text:p>-48,2625</text:p>
          </table:table-cell>
          <table:table-cell table:formula="of:=[.U45]-[.U$176]" office:value-type="float" office:value="-4.1625" calcext:value-type="float">
            <text:p>-4,1625</text:p>
          </table:table-cell>
          <table:table-cell table:formula="of:=[.V4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79.5" calcext:value-type="float">
            <text:p>79,5</text:p>
          </table:table-cell>
          <table:table-cell table:formula="of:=[.B46]-[.B$176]" office:value-type="float" office:value="-1514.325" calcext:value-type="float">
            <text:p>-1514,325</text:p>
          </table:table-cell>
          <table:table-cell table:formula="of:=[.C46]-[.C$176]" office:value-type="float" office:value="1040.1625" calcext:value-type="float">
            <text:p>1040,1625</text:p>
          </table:table-cell>
          <table:table-cell table:formula="of:=[.D46]-[.D$176]" office:value-type="float" office:value="763.199999999997" calcext:value-type="float">
            <text:p>763,2</text:p>
          </table:table-cell>
          <table:table-cell table:formula="of:=[.E46]-[.E$176]" office:value-type="float" office:value="2630457.6" calcext:value-type="float">
            <text:p>2630457,6</text:p>
          </table:table-cell>
          <table:table-cell table:formula="of:=[.F46]-[.F$176]" office:value-type="float" office:value="-986.8375" calcext:value-type="float">
            <text:p>-986,8375</text:p>
          </table:table-cell>
          <table:table-cell table:formula="of:=[.G46]-[.G$176]" office:value-type="float" office:value="-124.175" calcext:value-type="float">
            <text:p>-124,175</text:p>
          </table:table-cell>
          <table:table-cell table:formula="of:=[.H46]-[.H$176]" office:value-type="float" office:value="-1185.125" calcext:value-type="float">
            <text:p>-1185,125</text:p>
          </table:table-cell>
          <table:table-cell table:formula="of:=[.I46]-[.I$176]" office:value-type="float" office:value="13644.7" calcext:value-type="float">
            <text:p>13644,7</text:p>
          </table:table-cell>
          <table:table-cell table:formula="of:=[.J46]-[.J$176]" office:value-type="float" office:value="-1564.5" calcext:value-type="float">
            <text:p>-1564,5</text:p>
          </table:table-cell>
          <table:table-cell table:formula="of:=[.K46]-[.K$176]" office:value-type="float" office:value="-128.075" calcext:value-type="float">
            <text:p>-128,075</text:p>
          </table:table-cell>
          <table:table-cell table:formula="of:=[.L46]-[.L$176]" office:value-type="float" office:value="314.7625" calcext:value-type="float">
            <text:p>314,7625</text:p>
          </table:table-cell>
          <table:table-cell table:formula="of:=[.M46]-[.M$176]" office:value-type="float" office:value="167.725" calcext:value-type="float">
            <text:p>167,725</text:p>
          </table:table-cell>
          <table:table-cell table:formula="of:=[.N46]-[.N$176]" office:value-type="float" office:value="1460929.35" calcext:value-type="float">
            <text:p>1460929,35</text:p>
          </table:table-cell>
          <table:table-cell table:formula="of:=[.O46]-[.O$176]" office:value-type="float" office:value="59.375" calcext:value-type="float">
            <text:p>59,375</text:p>
          </table:table-cell>
          <table:table-cell table:formula="of:=[.P46]-[.P$176]" office:value-type="float" office:value="97.675" calcext:value-type="float">
            <text:p>97,675</text:p>
          </table:table-cell>
          <table:table-cell table:formula="of:=[.Q46]-[.Q$176]" office:value-type="float" office:value="-25.35" calcext:value-type="float">
            <text:p>-25,35</text:p>
          </table:table-cell>
          <table:table-cell table:formula="of:=[.R46]-[.R$176]" office:value-type="float" office:value="-37.8125" calcext:value-type="float">
            <text:p>-37,8125</text:p>
          </table:table-cell>
          <table:table-cell table:formula="of:=[.S46]-[.S$176]" office:value-type="float" office:value="29605.1125" calcext:value-type="float">
            <text:p>29605,1125</text:p>
          </table:table-cell>
          <table:table-cell table:formula="of:=[.T46]-[.T$176]" office:value-type="float" office:value="157.2375" calcext:value-type="float">
            <text:p>157,2375</text:p>
          </table:table-cell>
          <table:table-cell table:formula="of:=[.U46]-[.U$176]" office:value-type="float" office:value="-4.1625" calcext:value-type="float">
            <text:p>-4,1625</text:p>
          </table:table-cell>
          <table:table-cell table:formula="of:=[.V4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81.3" calcext:value-type="float">
            <text:p>81,3</text:p>
          </table:table-cell>
          <table:table-cell table:formula="of:=[.B47]-[.B$176]" office:value-type="float" office:value="-832.325" calcext:value-type="float">
            <text:p>-832,325</text:p>
          </table:table-cell>
          <table:table-cell table:formula="of:=[.C47]-[.C$176]" office:value-type="float" office:value="779.5625" calcext:value-type="float">
            <text:p>779,5625</text:p>
          </table:table-cell>
          <table:table-cell table:formula="of:=[.D47]-[.D$176]" office:value-type="float" office:value="-1877.2" calcext:value-type="float">
            <text:p>-1877,2</text:p>
          </table:table-cell>
          <table:table-cell table:formula="of:=[.E47]-[.E$176]" office:value-type="float" office:value="2655159.1" calcext:value-type="float">
            <text:p>2655159,1</text:p>
          </table:table-cell>
          <table:table-cell table:formula="of:=[.F47]-[.F$176]" office:value-type="float" office:value="-986.8375" calcext:value-type="float">
            <text:p>-986,8375</text:p>
          </table:table-cell>
          <table:table-cell table:formula="of:=[.G47]-[.G$176]" office:value-type="float" office:value="-474.875" calcext:value-type="float">
            <text:p>-474,875</text:p>
          </table:table-cell>
          <table:table-cell table:formula="of:=[.H47]-[.H$176]" office:value-type="float" office:value="-1325.325" calcext:value-type="float">
            <text:p>-1325,325</text:p>
          </table:table-cell>
          <table:table-cell table:formula="of:=[.I47]-[.I$176]" office:value-type="float" office:value="6592.09999999999" calcext:value-type="float">
            <text:p>6592,1</text:p>
          </table:table-cell>
          <table:table-cell table:formula="of:=[.J47]-[.J$176]" office:value-type="float" office:value="-1383.9" calcext:value-type="float">
            <text:p>-1383,9</text:p>
          </table:table-cell>
          <table:table-cell table:formula="of:=[.K47]-[.K$176]" office:value-type="float" office:value="102.825" calcext:value-type="float">
            <text:p>102,825</text:p>
          </table:table-cell>
          <table:table-cell table:formula="of:=[.L47]-[.L$176]" office:value-type="float" office:value="63.7625" calcext:value-type="float">
            <text:p>63,7625</text:p>
          </table:table-cell>
          <table:table-cell table:formula="of:=[.M47]-[.M$176]" office:value-type="float" office:value="689.525" calcext:value-type="float">
            <text:p>689,525</text:p>
          </table:table-cell>
          <table:table-cell table:formula="of:=[.N47]-[.N$176]" office:value-type="float" office:value="1531367.95" calcext:value-type="float">
            <text:p>1531367,95</text:p>
          </table:table-cell>
          <table:table-cell table:formula="of:=[.O47]-[.O$176]" office:value-type="float" office:value="9.375" calcext:value-type="float">
            <text:p>9,375</text:p>
          </table:table-cell>
          <table:table-cell table:formula="of:=[.P47]-[.P$176]" office:value-type="float" office:value="-27.625" calcext:value-type="float">
            <text:p>-27,625</text:p>
          </table:table-cell>
          <table:table-cell table:formula="of:=[.Q47]-[.Q$176]" office:value-type="float" office:value="-205.55" calcext:value-type="float">
            <text:p>-205,55</text:p>
          </table:table-cell>
          <table:table-cell table:formula="of:=[.R47]-[.R$176]" office:value-type="float" office:value="-27.8125" calcext:value-type="float">
            <text:p>-27,8125</text:p>
          </table:table-cell>
          <table:table-cell table:formula="of:=[.S47]-[.S$176]" office:value-type="float" office:value="33113.8125" calcext:value-type="float">
            <text:p>33113,8125</text:p>
          </table:table-cell>
          <table:table-cell table:formula="of:=[.T47]-[.T$176]" office:value-type="float" office:value="72.1375" calcext:value-type="float">
            <text:p>72,1375</text:p>
          </table:table-cell>
          <table:table-cell table:formula="of:=[.U47]-[.U$176]" office:value-type="float" office:value="-4.1625" calcext:value-type="float">
            <text:p>-4,1625</text:p>
          </table:table-cell>
          <table:table-cell table:formula="of:=[.V4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83.1" calcext:value-type="float">
            <text:p>83,1</text:p>
          </table:table-cell>
          <table:table-cell table:formula="of:=[.B48]-[.B$176]" office:value-type="float" office:value="-2015.725" calcext:value-type="float">
            <text:p>-2015,725</text:p>
          </table:table-cell>
          <table:table-cell table:formula="of:=[.C48]-[.C$176]" office:value-type="float" office:value="1270.9625" calcext:value-type="float">
            <text:p>1270,9625</text:p>
          </table:table-cell>
          <table:table-cell table:formula="of:=[.D48]-[.D$176]" office:value-type="float" office:value="-8894.7" calcext:value-type="float">
            <text:p>-8894,7</text:p>
          </table:table-cell>
          <table:table-cell table:formula="of:=[.E48]-[.E$176]" office:value-type="float" office:value="2940069.9" calcext:value-type="float">
            <text:p>2940069,9</text:p>
          </table:table-cell>
          <table:table-cell table:formula="of:=[.F48]-[.F$176]" office:value-type="float" office:value="-986.8375" calcext:value-type="float">
            <text:p>-986,8375</text:p>
          </table:table-cell>
          <table:table-cell table:formula="of:=[.G48]-[.G$176]" office:value-type="float" office:value="-399.875" calcext:value-type="float">
            <text:p>-399,875</text:p>
          </table:table-cell>
          <table:table-cell table:formula="of:=[.H48]-[.H$176]" office:value-type="float" office:value="1231.375" calcext:value-type="float">
            <text:p>1231,375</text:p>
          </table:table-cell>
          <table:table-cell table:formula="of:=[.I48]-[.I$176]" office:value-type="float" office:value="17153.4" calcext:value-type="float">
            <text:p>17153,4</text:p>
          </table:table-cell>
          <table:table-cell table:formula="of:=[.J48]-[.J$176]" office:value-type="float" office:value="-1724.9" calcext:value-type="float">
            <text:p>-1724,9</text:p>
          </table:table-cell>
          <table:table-cell table:formula="of:=[.K48]-[.K$176]" office:value-type="float" office:value="-288.275" calcext:value-type="float">
            <text:p>-288,275</text:p>
          </table:table-cell>
          <table:table-cell table:formula="of:=[.L48]-[.L$176]" office:value-type="float" office:value="-437.4375" calcext:value-type="float">
            <text:p>-437,4375</text:p>
          </table:table-cell>
          <table:table-cell table:formula="of:=[.M48]-[.M$176]" office:value-type="float" office:value="549.125" calcext:value-type="float">
            <text:p>549,125</text:p>
          </table:table-cell>
          <table:table-cell table:formula="of:=[.N48]-[.N$176]" office:value-type="float" office:value="1690721.35" calcext:value-type="float">
            <text:p>1690721,35</text:p>
          </table:table-cell>
          <table:table-cell table:formula="of:=[.O48]-[.O$176]" office:value-type="float" office:value="-15.625" calcext:value-type="float">
            <text:p>-15,625</text:p>
          </table:table-cell>
          <table:table-cell table:formula="of:=[.P48]-[.P$176]" office:value-type="float" office:value="-47.625" calcext:value-type="float">
            <text:p>-47,625</text:p>
          </table:table-cell>
          <table:table-cell table:formula="of:=[.Q48]-[.Q$176]" office:value-type="float" office:value="55.25" calcext:value-type="float">
            <text:p>55,25</text:p>
          </table:table-cell>
          <table:table-cell table:formula="of:=[.R48]-[.R$176]" office:value-type="float" office:value="92.1875" calcext:value-type="float">
            <text:p>92,1875</text:p>
          </table:table-cell>
          <table:table-cell table:formula="of:=[.S48]-[.S$176]" office:value-type="float" office:value="43675.1125" calcext:value-type="float">
            <text:p>43675,1125</text:p>
          </table:table-cell>
          <table:table-cell table:formula="of:=[.T48]-[.T$176]" office:value-type="float" office:value="-48.2625" calcext:value-type="float">
            <text:p>-48,2625</text:p>
          </table:table-cell>
          <table:table-cell table:formula="of:=[.U48]-[.U$176]" office:value-type="float" office:value="-4.1625" calcext:value-type="float">
            <text:p>-4,1625</text:p>
          </table:table-cell>
          <table:table-cell table:formula="of:=[.V4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 table:number-rows-repeated="90">
          <table:table-cell table:number-columns-repeated="1024"/>
        </table:table-row>
        <table:table-row table:style-name="ro2">
          <table:table-cell office:value-type="string" calcext:value-type="string">
            <text:p>&gt; LOD</text:p>
          </table:table-cell>
          <table:table-cell table:number-columns-repeated="1023"/>
        </table:table-row>
        <table:table-row table:style-name="ro2">
          <table:table-cell table:style-name="ce2" office:value-type="float" office:value="30.1" calcext:value-type="float">
            <text:p>30,1</text:p>
          </table:table-cell>
          <table:table-cell table:formula="of:=IF([.B180]&gt;[.B$177];[.B180];&quot;&quot;)">
            <text:p/>
          </table:table-cell>
          <table:table-cell table:formula="of:=IF([.C180]&gt;[.C$177];[.C180];&quot;&quot;)" office:value-type="float" office:value="1220.7625" calcext:value-type="float">
            <text:p>1220,7625</text:p>
          </table:table-cell>
          <table:table-cell table:formula="of:=IF([.D180]&gt;[.D$177];[.D180];&quot;&quot;)">
            <text:p/>
          </table:table-cell>
          <table:table-cell table:formula="of:=IF([.E180]&gt;[.E$177];[.E180];&quot;&quot;)" office:value-type="float" office:value="3411540.7" calcext:value-type="float">
            <text:p>3411540,7</text:p>
          </table:table-cell>
          <table:table-cell table:formula="of:=IF([.F180]&gt;[.F$177];[.F180];&quot;&quot;)">
            <text:p/>
          </table:table-cell>
          <table:table-cell table:formula="of:=IF([.G180]&gt;[.G$177];[.G180];&quot;&quot;)">
            <text:p/>
          </table:table-cell>
          <table:table-cell table:formula="of:=IF([.H180]&gt;[.H$177];[.H180];&quot;&quot;)">
            <text:p/>
          </table:table-cell>
          <table:table-cell table:formula="of:=IF([.I180]&gt;[.I$177];[.I180];&quot;&quot;)" office:value-type="float" office:value="31223.5" calcext:value-type="float">
            <text:p>31223,5</text:p>
          </table:table-cell>
          <table:table-cell table:formula="of:=IF([.J180]&gt;[.J$177];[.J180];&quot;&quot;)">
            <text:p/>
          </table:table-cell>
          <table:table-cell table:formula="of:=IF([.K180]&gt;[.K$177];[.K180];&quot;&quot;)">
            <text:p/>
          </table:table-cell>
          <table:table-cell table:formula="of:=IF([.L180]&gt;[.L$177];[.L180];&quot;&quot;)">
            <text:p/>
          </table:table-cell>
          <table:table-cell table:formula="of:=IF([.M180]&gt;[.M$177];[.M180];&quot;&quot;)">
            <text:p/>
          </table:table-cell>
          <table:table-cell table:formula="of:=IF([.N180]&gt;[.N$177];[.N180];&quot;&quot;)" office:value-type="float" office:value="1868442.95" calcext:value-type="float">
            <text:p>1868442,95</text:p>
          </table:table-cell>
          <table:table-cell table:formula="of:=IF([.O180]&gt;[.O$177];[.O180];&quot;&quot;)">
            <text:p/>
          </table:table-cell>
          <table:table-cell table:formula="of:=IF([.P180]&gt;[.P$177];[.P180];&quot;&quot;)" office:value-type="float" office:value="172.875" calcext:value-type="float">
            <text:p>172,875</text:p>
          </table:table-cell>
          <table:table-cell table:formula="of:=IF([.Q180]&gt;[.Q$177];[.Q180];&quot;&quot;)">
            <text:p/>
          </table:table-cell>
          <table:table-cell table:formula="of:=IF([.R180]&gt;[.R$177];[.R180];&quot;&quot;)">
            <text:p/>
          </table:table-cell>
          <table:table-cell table:formula="of:=IF([.S180]&gt;[.S$177];[.S180];&quot;&quot;)" office:value-type="float" office:value="33113.8125" calcext:value-type="float">
            <text:p>33113,8125</text:p>
          </table:table-cell>
          <table:table-cell table:formula="of:=IF([.T180]&gt;[.T$177];[.T180];&quot;&quot;)">
            <text:p/>
          </table:table-cell>
          <table:table-cell table:formula="of:=IF([.U180]&gt;[.U$177];[.U180];&quot;&quot;)">
            <text:p/>
          </table:table-cell>
          <table:table-cell table:formula="of:=IF([.V180]&gt;[.V$177];[.V180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1.8" calcext:value-type="float">
            <text:p>31,8</text:p>
          </table:table-cell>
          <table:table-cell table:formula="of:=IF([.B181]&gt;[.B$177];[.B181];&quot;&quot;)">
            <text:p/>
          </table:table-cell>
          <table:table-cell table:formula="of:=IF([.C181]&gt;[.C$177];[.C181];&quot;&quot;)" office:value-type="float" office:value="1281.1625" calcext:value-type="float">
            <text:p>1281,1625</text:p>
          </table:table-cell>
          <table:table-cell table:formula="of:=IF([.D181]&gt;[.D$177];[.D181];&quot;&quot;)">
            <text:p/>
          </table:table-cell>
          <table:table-cell table:formula="of:=IF([.E181]&gt;[.E$177];[.E181];&quot;&quot;)" office:value-type="float" office:value="3766976.9" calcext:value-type="float">
            <text:p>3766976,9</text:p>
          </table:table-cell>
          <table:table-cell table:formula="of:=IF([.F181]&gt;[.F$177];[.F181];&quot;&quot;)">
            <text:p/>
          </table:table-cell>
          <table:table-cell table:formula="of:=IF([.G181]&gt;[.G$177];[.G181];&quot;&quot;)">
            <text:p/>
          </table:table-cell>
          <table:table-cell table:formula="of:=IF([.H181]&gt;[.H$177];[.H181];&quot;&quot;)">
            <text:p/>
          </table:table-cell>
          <table:table-cell table:formula="of:=IF([.I181]&gt;[.I$177];[.I181];&quot;&quot;)" office:value-type="float" office:value="45328.7" calcext:value-type="float">
            <text:p>45328,7</text:p>
          </table:table-cell>
          <table:table-cell table:formula="of:=IF([.J181]&gt;[.J$177];[.J181];&quot;&quot;)">
            <text:p/>
          </table:table-cell>
          <table:table-cell table:formula="of:=IF([.K181]&gt;[.K$177];[.K181];&quot;&quot;)">
            <text:p/>
          </table:table-cell>
          <table:table-cell table:formula="of:=IF([.L181]&gt;[.L$177];[.L181];&quot;&quot;)">
            <text:p/>
          </table:table-cell>
          <table:table-cell table:formula="of:=IF([.M181]&gt;[.M$177];[.M181];&quot;&quot;)" office:value-type="float" office:value="709.325" calcext:value-type="float">
            <text:p>709,325</text:p>
          </table:table-cell>
          <table:table-cell table:formula="of:=IF([.N181]&gt;[.N$177];[.N181];&quot;&quot;)" office:value-type="float" office:value="2224282.95" calcext:value-type="float">
            <text:p>2224282,95</text:p>
          </table:table-cell>
          <table:table-cell table:formula="of:=IF([.O181]&gt;[.O$177];[.O181];&quot;&quot;)">
            <text:p/>
          </table:table-cell>
          <table:table-cell table:formula="of:=IF([.P181]&gt;[.P$177];[.P181];&quot;&quot;)">
            <text:p/>
          </table:table-cell>
          <table:table-cell table:formula="of:=IF([.Q181]&gt;[.Q$177];[.Q181];&quot;&quot;)">
            <text:p/>
          </table:table-cell>
          <table:table-cell table:formula="of:=IF([.R181]&gt;[.R$177];[.R181];&quot;&quot;)">
            <text:p/>
          </table:table-cell>
          <table:table-cell table:formula="of:=IF([.S181]&gt;[.S$177];[.S181];&quot;&quot;)" office:value-type="float" office:value="43640.1125" calcext:value-type="float">
            <text:p>43640,1125</text:p>
          </table:table-cell>
          <table:table-cell table:formula="of:=IF([.T181]&gt;[.T$177];[.T181];&quot;&quot;)">
            <text:p/>
          </table:table-cell>
          <table:table-cell table:formula="of:=IF([.U181]&gt;[.U$177];[.U181];&quot;&quot;)">
            <text:p/>
          </table:table-cell>
          <table:table-cell table:formula="of:=IF([.V181]&gt;[.V$177];[.V181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3.6" calcext:value-type="float">
            <text:p>33,6</text:p>
          </table:table-cell>
          <table:table-cell table:formula="of:=IF([.B182]&gt;[.B$177];[.B182];&quot;&quot;)">
            <text:p/>
          </table:table-cell>
          <table:table-cell table:formula="of:=IF([.C182]&gt;[.C$177];[.C182];&quot;&quot;)" office:value-type="float" office:value="1321.3625" calcext:value-type="float">
            <text:p>1321,3625</text:p>
          </table:table-cell>
          <table:table-cell table:formula="of:=IF([.D182]&gt;[.D$177];[.D182];&quot;&quot;)">
            <text:p/>
          </table:table-cell>
          <table:table-cell table:formula="of:=IF([.E182]&gt;[.E$177];[.E182];&quot;&quot;)" office:value-type="float" office:value="4389744.9" calcext:value-type="float">
            <text:p>4389744,9</text:p>
          </table:table-cell>
          <table:table-cell table:formula="of:=IF([.F182]&gt;[.F$177];[.F182];&quot;&quot;)">
            <text:p/>
          </table:table-cell>
          <table:table-cell table:formula="of:=IF([.G182]&gt;[.G$177];[.G182];&quot;&quot;)">
            <text:p/>
          </table:table-cell>
          <table:table-cell table:formula="of:=IF([.H182]&gt;[.H$177];[.H182];&quot;&quot;)">
            <text:p/>
          </table:table-cell>
          <table:table-cell table:formula="of:=IF([.I182]&gt;[.I$177];[.I182];&quot;&quot;)" office:value-type="float" office:value="41819.9" calcext:value-type="float">
            <text:p>41819,9</text:p>
          </table:table-cell>
          <table:table-cell table:formula="of:=IF([.J182]&gt;[.J$177];[.J182];&quot;&quot;)">
            <text:p/>
          </table:table-cell>
          <table:table-cell table:formula="of:=IF([.K182]&gt;[.K$177];[.K182];&quot;&quot;)">
            <text:p/>
          </table:table-cell>
          <table:table-cell table:formula="of:=IF([.L182]&gt;[.L$177];[.L182];&quot;&quot;)" office:value-type="float" office:value="464.9625" calcext:value-type="float">
            <text:p>464,9625</text:p>
          </table:table-cell>
          <table:table-cell table:formula="of:=IF([.M182]&gt;[.M$177];[.M182];&quot;&quot;)">
            <text:p/>
          </table:table-cell>
          <table:table-cell table:formula="of:=IF([.N182]&gt;[.N$177];[.N182];&quot;&quot;)" office:value-type="float" office:value="2360820.55" calcext:value-type="float">
            <text:p>2360820,55</text:p>
          </table:table-cell>
          <table:table-cell table:formula="of:=IF([.O182]&gt;[.O$177];[.O182];&quot;&quot;)" office:value-type="float" office:value="184.375" calcext:value-type="float">
            <text:p>184,375</text:p>
          </table:table-cell>
          <table:table-cell table:formula="of:=IF([.P182]&gt;[.P$177];[.P182];&quot;&quot;)">
            <text:p/>
          </table:table-cell>
          <table:table-cell table:formula="of:=IF([.Q182]&gt;[.Q$177];[.Q182];&quot;&quot;)">
            <text:p/>
          </table:table-cell>
          <table:table-cell table:formula="of:=IF([.R182]&gt;[.R$177];[.R182];&quot;&quot;)">
            <text:p/>
          </table:table-cell>
          <table:table-cell table:formula="of:=IF([.S182]&gt;[.S$177];[.S182];&quot;&quot;)" office:value-type="float" office:value="47183.9125" calcext:value-type="float">
            <text:p>47183,9125</text:p>
          </table:table-cell>
          <table:table-cell table:formula="of:=IF([.T182]&gt;[.T$177];[.T182];&quot;&quot;)">
            <text:p/>
          </table:table-cell>
          <table:table-cell table:formula="of:=IF([.U182]&gt;[.U$177];[.U182];&quot;&quot;)">
            <text:p/>
          </table:table-cell>
          <table:table-cell table:formula="of:=IF([.V182]&gt;[.V$177];[.V182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5.4" calcext:value-type="float">
            <text:p>35,4</text:p>
          </table:table-cell>
          <table:table-cell table:formula="of:=IF([.B183]&gt;[.B$177];[.B183];&quot;&quot;)">
            <text:p/>
          </table:table-cell>
          <table:table-cell table:formula="of:=IF([.C183]&gt;[.C$177];[.C183];&quot;&quot;)" office:value-type="float" office:value="1020.3625" calcext:value-type="float">
            <text:p>1020,3625</text:p>
          </table:table-cell>
          <table:table-cell table:formula="of:=IF([.D183]&gt;[.D$177];[.D183];&quot;&quot;)">
            <text:p/>
          </table:table-cell>
          <table:table-cell table:formula="of:=IF([.E183]&gt;[.E$177];[.E183];&quot;&quot;)" office:value-type="float" office:value="4435499" calcext:value-type="float">
            <text:p>4435499</text:p>
          </table:table-cell>
          <table:table-cell table:formula="of:=IF([.F183]&gt;[.F$177];[.F183];&quot;&quot;)">
            <text:p/>
          </table:table-cell>
          <table:table-cell table:formula="of:=IF([.G183]&gt;[.G$177];[.G183];&quot;&quot;)">
            <text:p/>
          </table:table-cell>
          <table:table-cell table:formula="of:=IF([.H183]&gt;[.H$177];[.H183];&quot;&quot;)">
            <text:p/>
          </table:table-cell>
          <table:table-cell table:formula="of:=IF([.I183]&gt;[.I$177];[.I183];&quot;&quot;)" office:value-type="float" office:value="45328.7" calcext:value-type="float">
            <text:p>45328,7</text:p>
          </table:table-cell>
          <table:table-cell table:formula="of:=IF([.J183]&gt;[.J$177];[.J183];&quot;&quot;)">
            <text:p/>
          </table:table-cell>
          <table:table-cell table:formula="of:=IF([.K183]&gt;[.K$177];[.K183];&quot;&quot;)">
            <text:p/>
          </table:table-cell>
          <table:table-cell table:formula="of:=IF([.L183]&gt;[.L$177];[.L183];&quot;&quot;)">
            <text:p/>
          </table:table-cell>
          <table:table-cell table:formula="of:=IF([.M183]&gt;[.M$177];[.M183];&quot;&quot;)">
            <text:p/>
          </table:table-cell>
          <table:table-cell table:formula="of:=IF([.N183]&gt;[.N$177];[.N183];&quot;&quot;)" office:value-type="float" office:value="2446038.45" calcext:value-type="float">
            <text:p>2446038,45</text:p>
          </table:table-cell>
          <table:table-cell table:formula="of:=IF([.O183]&gt;[.O$177];[.O183];&quot;&quot;)">
            <text:p/>
          </table:table-cell>
          <table:table-cell table:formula="of:=IF([.P183]&gt;[.P$177];[.P183];&quot;&quot;)">
            <text:p/>
          </table:table-cell>
          <table:table-cell table:formula="of:=IF([.Q183]&gt;[.Q$177];[.Q183];&quot;&quot;)">
            <text:p/>
          </table:table-cell>
          <table:table-cell table:formula="of:=IF([.R183]&gt;[.R$177];[.R183];&quot;&quot;)">
            <text:p/>
          </table:table-cell>
          <table:table-cell table:formula="of:=IF([.S183]&gt;[.S$177];[.S183];&quot;&quot;)" office:value-type="float" office:value="47183.9125" calcext:value-type="float">
            <text:p>47183,9125</text:p>
          </table:table-cell>
          <table:table-cell table:formula="of:=IF([.T183]&gt;[.T$177];[.T183];&quot;&quot;)">
            <text:p/>
          </table:table-cell>
          <table:table-cell table:formula="of:=IF([.U183]&gt;[.U$177];[.U183];&quot;&quot;)">
            <text:p/>
          </table:table-cell>
          <table:table-cell table:formula="of:=IF([.V183]&gt;[.V$177];[.V183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7.1" calcext:value-type="float">
            <text:p>37,1</text:p>
          </table:table-cell>
          <table:table-cell table:formula="of:=IF([.B184]&gt;[.B$177];[.B184];&quot;&quot;)">
            <text:p/>
          </table:table-cell>
          <table:table-cell table:formula="of:=IF([.C184]&gt;[.C$177];[.C184];&quot;&quot;)" office:value-type="float" office:value="1220.7625" calcext:value-type="float">
            <text:p>1220,7625</text:p>
          </table:table-cell>
          <table:table-cell table:formula="of:=IF([.D184]&gt;[.D$177];[.D184];&quot;&quot;)">
            <text:p/>
          </table:table-cell>
          <table:table-cell table:formula="of:=IF([.E184]&gt;[.E$177];[.E184];&quot;&quot;)" office:value-type="float" office:value="4836654.2" calcext:value-type="float">
            <text:p>4836654,2</text:p>
          </table:table-cell>
          <table:table-cell table:formula="of:=IF([.F184]&gt;[.F$177];[.F184];&quot;&quot;)" office:value-type="float" office:value="7785.0625" calcext:value-type="float">
            <text:p>7785,0625</text:p>
          </table:table-cell>
          <table:table-cell table:formula="of:=IF([.G184]&gt;[.G$177];[.G184];&quot;&quot;)">
            <text:p/>
          </table:table-cell>
          <table:table-cell table:formula="of:=IF([.H184]&gt;[.H$177];[.H184];&quot;&quot;)">
            <text:p/>
          </table:table-cell>
          <table:table-cell table:formula="of:=IF([.I184]&gt;[.I$177];[.I184];&quot;&quot;)" office:value-type="float" office:value="48872.5" calcext:value-type="float">
            <text:p>48872,5</text:p>
          </table:table-cell>
          <table:table-cell table:formula="of:=IF([.J184]&gt;[.J$177];[.J184];&quot;&quot;)">
            <text:p/>
          </table:table-cell>
          <table:table-cell table:formula="of:=IF([.K184]&gt;[.K$177];[.K184];&quot;&quot;)">
            <text:p/>
          </table:table-cell>
          <table:table-cell table:formula="of:=IF([.L184]&gt;[.L$177];[.L184];&quot;&quot;)" office:value-type="float" office:value="690.4625" calcext:value-type="float">
            <text:p>690,4625</text:p>
          </table:table-cell>
          <table:table-cell table:formula="of:=IF([.M184]&gt;[.M$177];[.M184];&quot;&quot;)" office:value-type="float" office:value="629.425" calcext:value-type="float">
            <text:p>629,425</text:p>
          </table:table-cell>
          <table:table-cell table:formula="of:=IF([.N184]&gt;[.N$177];[.N184];&quot;&quot;)" office:value-type="float" office:value="2417204.55" calcext:value-type="float">
            <text:p>2417204,55</text:p>
          </table:table-cell>
          <table:table-cell table:formula="of:=IF([.O184]&gt;[.O$177];[.O184];&quot;&quot;)" office:value-type="float" office:value="96.875" calcext:value-type="float">
            <text:p>96,875</text:p>
          </table:table-cell>
          <table:table-cell table:formula="of:=IF([.P184]&gt;[.P$177];[.P184];&quot;&quot;)">
            <text:p/>
          </table:table-cell>
          <table:table-cell table:formula="of:=IF([.Q184]&gt;[.Q$177];[.Q184];&quot;&quot;)">
            <text:p/>
          </table:table-cell>
          <table:table-cell table:formula="of:=IF([.R184]&gt;[.R$177];[.R184];&quot;&quot;)">
            <text:p/>
          </table:table-cell>
          <table:table-cell table:formula="of:=IF([.S184]&gt;[.S$177];[.S184];&quot;&quot;)" office:value-type="float" office:value="47183.9125" calcext:value-type="float">
            <text:p>47183,9125</text:p>
          </table:table-cell>
          <table:table-cell table:formula="of:=IF([.T184]&gt;[.T$177];[.T184];&quot;&quot;)">
            <text:p/>
          </table:table-cell>
          <table:table-cell table:formula="of:=IF([.U184]&gt;[.U$177];[.U184];&quot;&quot;)">
            <text:p/>
          </table:table-cell>
          <table:table-cell table:formula="of:=IF([.V184]&gt;[.V$177];[.V184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8.9" calcext:value-type="float">
            <text:p>38,9</text:p>
          </table:table-cell>
          <table:table-cell table:formula="of:=IF([.B185]&gt;[.B$177];[.B185];&quot;&quot;)">
            <text:p/>
          </table:table-cell>
          <table:table-cell table:formula="of:=IF([.C185]&gt;[.C$177];[.C185];&quot;&quot;)" office:value-type="float" office:value="859.9625" calcext:value-type="float">
            <text:p>859,9625</text:p>
          </table:table-cell>
          <table:table-cell table:formula="of:=IF([.D185]&gt;[.D$177];[.D185];&quot;&quot;)">
            <text:p/>
          </table:table-cell>
          <table:table-cell table:formula="of:=IF([.E185]&gt;[.E$177];[.E185];&quot;&quot;)" office:value-type="float" office:value="4537533.4" calcext:value-type="float">
            <text:p>4537533,4</text:p>
          </table:table-cell>
          <table:table-cell table:formula="of:=IF([.F185]&gt;[.F$177];[.F185];&quot;&quot;)">
            <text:p/>
          </table:table-cell>
          <table:table-cell table:formula="of:=IF([.G185]&gt;[.G$177];[.G185];&quot;&quot;)">
            <text:p/>
          </table:table-cell>
          <table:table-cell table:formula="of:=IF([.H185]&gt;[.H$177];[.H185];&quot;&quot;)">
            <text:p/>
          </table:table-cell>
          <table:table-cell table:formula="of:=IF([.I185]&gt;[.I$177];[.I185];&quot;&quot;)" office:value-type="float" office:value="45363.8" calcext:value-type="float">
            <text:p>45363,8</text:p>
          </table:table-cell>
          <table:table-cell table:formula="of:=IF([.J185]&gt;[.J$177];[.J185];&quot;&quot;)">
            <text:p/>
          </table:table-cell>
          <table:table-cell table:formula="of:=IF([.K185]&gt;[.K$177];[.K185];&quot;&quot;)">
            <text:p/>
          </table:table-cell>
          <table:table-cell table:formula="of:=IF([.L185]&gt;[.L$177];[.L185];&quot;&quot;)">
            <text:p/>
          </table:table-cell>
          <table:table-cell table:formula="of:=IF([.M185]&gt;[.M$177];[.M185];&quot;&quot;)" office:value-type="float" office:value="488.925" calcext:value-type="float">
            <text:p>488,925</text:p>
          </table:table-cell>
          <table:table-cell table:formula="of:=IF([.N185]&gt;[.N$177];[.N185];&quot;&quot;)" office:value-type="float" office:value="2393377.35" calcext:value-type="float">
            <text:p>2393377,35</text:p>
          </table:table-cell>
          <table:table-cell table:formula="of:=IF([.O185]&gt;[.O$177];[.O185];&quot;&quot;)" office:value-type="float" office:value="59.375" calcext:value-type="float">
            <text:p>59,375</text:p>
          </table:table-cell>
          <table:table-cell table:formula="of:=IF([.P185]&gt;[.P$177];[.P185];&quot;&quot;)">
            <text:p/>
          </table:table-cell>
          <table:table-cell table:formula="of:=IF([.Q185]&gt;[.Q$177];[.Q185];&quot;&quot;)">
            <text:p/>
          </table:table-cell>
          <table:table-cell table:formula="of:=IF([.R185]&gt;[.R$177];[.R185];&quot;&quot;)">
            <text:p/>
          </table:table-cell>
          <table:table-cell table:formula="of:=IF([.S185]&gt;[.S$177];[.S185];&quot;&quot;)" office:value-type="float" office:value="43640.1125" calcext:value-type="float">
            <text:p>43640,1125</text:p>
          </table:table-cell>
          <table:table-cell table:formula="of:=IF([.T185]&gt;[.T$177];[.T185];&quot;&quot;)">
            <text:p/>
          </table:table-cell>
          <table:table-cell table:formula="of:=IF([.U185]&gt;[.U$177];[.U185];&quot;&quot;)">
            <text:p/>
          </table:table-cell>
          <table:table-cell table:formula="of:=IF([.V185]&gt;[.V$177];[.V185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0.7" calcext:value-type="float">
            <text:p>40,7</text:p>
          </table:table-cell>
          <table:table-cell table:formula="of:=IF([.B186]&gt;[.B$177];[.B186];&quot;&quot;)">
            <text:p/>
          </table:table-cell>
          <table:table-cell table:formula="of:=IF([.C186]&gt;[.C$177];[.C186];&quot;&quot;)" office:value-type="float" office:value="980.1625" calcext:value-type="float">
            <text:p>980,1625</text:p>
          </table:table-cell>
          <table:table-cell table:formula="of:=IF([.D186]&gt;[.D$177];[.D186];&quot;&quot;)">
            <text:p/>
          </table:table-cell>
          <table:table-cell table:formula="of:=IF([.E186]&gt;[.E$177];[.E186];&quot;&quot;)" office:value-type="float" office:value="4277184.2" calcext:value-type="float">
            <text:p>4277184,2</text:p>
          </table:table-cell>
          <table:table-cell table:formula="of:=IF([.F186]&gt;[.F$177];[.F186];&quot;&quot;)">
            <text:p/>
          </table:table-cell>
          <table:table-cell table:formula="of:=IF([.G186]&gt;[.G$177];[.G186];&quot;&quot;)">
            <text:p/>
          </table:table-cell>
          <table:table-cell table:formula="of:=IF([.H186]&gt;[.H$177];[.H186];&quot;&quot;)">
            <text:p/>
          </table:table-cell>
          <table:table-cell table:formula="of:=IF([.I186]&gt;[.I$177];[.I186];&quot;&quot;)" office:value-type="float" office:value="38241" calcext:value-type="float">
            <text:p>38241</text:p>
          </table:table-cell>
          <table:table-cell table:formula="of:=IF([.J186]&gt;[.J$177];[.J186];&quot;&quot;)">
            <text:p/>
          </table:table-cell>
          <table:table-cell table:formula="of:=IF([.K186]&gt;[.K$177];[.K186];&quot;&quot;)">
            <text:p/>
          </table:table-cell>
          <table:table-cell table:formula="of:=IF([.L186]&gt;[.L$177];[.L186];&quot;&quot;)">
            <text:p/>
          </table:table-cell>
          <table:table-cell table:formula="of:=IF([.M186]&gt;[.M$177];[.M186];&quot;&quot;)">
            <text:p/>
          </table:table-cell>
          <table:table-cell table:formula="of:=IF([.N186]&gt;[.N$177];[.N186];&quot;&quot;)" office:value-type="float" office:value="2075694.15" calcext:value-type="float">
            <text:p>2075694,15</text:p>
          </table:table-cell>
          <table:table-cell table:formula="of:=IF([.O186]&gt;[.O$177];[.O186];&quot;&quot;)">
            <text:p/>
          </table:table-cell>
          <table:table-cell table:formula="of:=IF([.P186]&gt;[.P$177];[.P186];&quot;&quot;)">
            <text:p/>
          </table:table-cell>
          <table:table-cell table:formula="of:=IF([.Q186]&gt;[.Q$177];[.Q186];&quot;&quot;)">
            <text:p/>
          </table:table-cell>
          <table:table-cell table:formula="of:=IF([.R186]&gt;[.R$177];[.R186];&quot;&quot;)">
            <text:p/>
          </table:table-cell>
          <table:table-cell table:formula="of:=IF([.S186]&gt;[.S$177];[.S186];&quot;&quot;)" office:value-type="float" office:value="43640.1125" calcext:value-type="float">
            <text:p>43640,1125</text:p>
          </table:table-cell>
          <table:table-cell table:formula="of:=IF([.T186]&gt;[.T$177];[.T186];&quot;&quot;)">
            <text:p/>
          </table:table-cell>
          <table:table-cell table:formula="of:=IF([.U186]&gt;[.U$177];[.U186];&quot;&quot;)">
            <text:p/>
          </table:table-cell>
          <table:table-cell table:formula="of:=IF([.V186]&gt;[.V$177];[.V186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2.4" calcext:value-type="float">
            <text:p>42,4</text:p>
          </table:table-cell>
          <table:table-cell table:formula="of:=IF([.B187]&gt;[.B$177];[.B187];&quot;&quot;)">
            <text:p/>
          </table:table-cell>
          <table:table-cell table:formula="of:=IF([.C187]&gt;[.C$177];[.C187];&quot;&quot;)" office:value-type="float" office:value="980.1625" calcext:value-type="float">
            <text:p>980,1625</text:p>
          </table:table-cell>
          <table:table-cell table:formula="of:=IF([.D187]&gt;[.D$177];[.D187];&quot;&quot;)">
            <text:p/>
          </table:table-cell>
          <table:table-cell table:formula="of:=IF([.E187]&gt;[.E$177];[.E187];&quot;&quot;)" office:value-type="float" office:value="3696556.5" calcext:value-type="float">
            <text:p>3696556,5</text:p>
          </table:table-cell>
          <table:table-cell table:formula="of:=IF([.F187]&gt;[.F$177];[.F187];&quot;&quot;)">
            <text:p/>
          </table:table-cell>
          <table:table-cell table:formula="of:=IF([.G187]&gt;[.G$177];[.G187];&quot;&quot;)">
            <text:p/>
          </table:table-cell>
          <table:table-cell table:formula="of:=IF([.H187]&gt;[.H$177];[.H187];&quot;&quot;)">
            <text:p/>
          </table:table-cell>
          <table:table-cell table:formula="of:=IF([.I187]&gt;[.I$177];[.I187];&quot;&quot;)" office:value-type="float" office:value="38311.2" calcext:value-type="float">
            <text:p>38311,2</text:p>
          </table:table-cell>
          <table:table-cell table:formula="of:=IF([.J187]&gt;[.J$177];[.J187];&quot;&quot;)">
            <text:p/>
          </table:table-cell>
          <table:table-cell table:formula="of:=IF([.K187]&gt;[.K$177];[.K187];&quot;&quot;)">
            <text:p/>
          </table:table-cell>
          <table:table-cell table:formula="of:=IF([.L187]&gt;[.L$177];[.L187];&quot;&quot;)">
            <text:p/>
          </table:table-cell>
          <table:table-cell table:formula="of:=IF([.M187]&gt;[.M$177];[.M187];&quot;&quot;)">
            <text:p/>
          </table:table-cell>
          <table:table-cell table:formula="of:=IF([.N187]&gt;[.N$177];[.N187];&quot;&quot;)" office:value-type="float" office:value="1920276.55" calcext:value-type="float">
            <text:p>1920276,55</text:p>
          </table:table-cell>
          <table:table-cell table:formula="of:=IF([.O187]&gt;[.O$177];[.O187];&quot;&quot;)">
            <text:p/>
          </table:table-cell>
          <table:table-cell table:formula="of:=IF([.P187]&gt;[.P$177];[.P187];&quot;&quot;)">
            <text:p/>
          </table:table-cell>
          <table:table-cell table:formula="of:=IF([.Q187]&gt;[.Q$177];[.Q187];&quot;&quot;)">
            <text:p/>
          </table:table-cell>
          <table:table-cell table:formula="of:=IF([.R187]&gt;[.R$177];[.R187];&quot;&quot;)">
            <text:p/>
          </table:table-cell>
          <table:table-cell table:formula="of:=IF([.S187]&gt;[.S$177];[.S187];&quot;&quot;)" office:value-type="float" office:value="43675.1125" calcext:value-type="float">
            <text:p>43675,1125</text:p>
          </table:table-cell>
          <table:table-cell table:formula="of:=IF([.T187]&gt;[.T$177];[.T187];&quot;&quot;)">
            <text:p/>
          </table:table-cell>
          <table:table-cell table:formula="of:=IF([.U187]&gt;[.U$177];[.U187];&quot;&quot;)">
            <text:p/>
          </table:table-cell>
          <table:table-cell table:formula="of:=IF([.V187]&gt;[.V$177];[.V187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4.2" calcext:value-type="float">
            <text:p>44,2</text:p>
          </table:table-cell>
          <table:table-cell table:formula="of:=IF([.B188]&gt;[.B$177];[.B188];&quot;&quot;)">
            <text:p/>
          </table:table-cell>
          <table:table-cell table:formula="of:=IF([.C188]&gt;[.C$177];[.C188];&quot;&quot;)" office:value-type="float" office:value="1281.1625" calcext:value-type="float">
            <text:p>1281,1625</text:p>
          </table:table-cell>
          <table:table-cell table:formula="of:=IF([.D188]&gt;[.D$177];[.D188];&quot;&quot;)">
            <text:p/>
          </table:table-cell>
          <table:table-cell table:formula="of:=IF([.E188]&gt;[.E$177];[.E188];&quot;&quot;)" office:value-type="float" office:value="4210307.5" calcext:value-type="float">
            <text:p>4210307,5</text:p>
          </table:table-cell>
          <table:table-cell table:formula="of:=IF([.F188]&gt;[.F$177];[.F188];&quot;&quot;)">
            <text:p/>
          </table:table-cell>
          <table:table-cell table:formula="of:=IF([.G188]&gt;[.G$177];[.G188];&quot;&quot;)">
            <text:p/>
          </table:table-cell>
          <table:table-cell table:formula="of:=IF([.H188]&gt;[.H$177];[.H188];&quot;&quot;)">
            <text:p/>
          </table:table-cell>
          <table:table-cell table:formula="of:=IF([.I188]&gt;[.I$177];[.I188];&quot;&quot;)" office:value-type="float" office:value="38311.2" calcext:value-type="float">
            <text:p>38311,2</text:p>
          </table:table-cell>
          <table:table-cell table:formula="of:=IF([.J188]&gt;[.J$177];[.J188];&quot;&quot;)">
            <text:p/>
          </table:table-cell>
          <table:table-cell table:formula="of:=IF([.K188]&gt;[.K$177];[.K188];&quot;&quot;)">
            <text:p/>
          </table:table-cell>
          <table:table-cell table:formula="of:=IF([.L188]&gt;[.L$177];[.L188];&quot;&quot;)">
            <text:p/>
          </table:table-cell>
          <table:table-cell table:formula="of:=IF([.M188]&gt;[.M$177];[.M188];&quot;&quot;)" office:value-type="float" office:value="2108.425" calcext:value-type="float">
            <text:p>2108,425</text:p>
          </table:table-cell>
          <table:table-cell table:formula="of:=IF([.N188]&gt;[.N$177];[.N188];&quot;&quot;)" office:value-type="float" office:value="2219764.55" calcext:value-type="float">
            <text:p>2219764,55</text:p>
          </table:table-cell>
          <table:table-cell table:formula="of:=IF([.O188]&gt;[.O$177];[.O188];&quot;&quot;)">
            <text:p/>
          </table:table-cell>
          <table:table-cell table:formula="of:=IF([.P188]&gt;[.P$177];[.P188];&quot;&quot;)">
            <text:p/>
          </table:table-cell>
          <table:table-cell table:formula="of:=IF([.Q188]&gt;[.Q$177];[.Q188];&quot;&quot;)">
            <text:p/>
          </table:table-cell>
          <table:table-cell table:formula="of:=IF([.R188]&gt;[.R$177];[.R188];&quot;&quot;)">
            <text:p/>
          </table:table-cell>
          <table:table-cell table:formula="of:=IF([.S188]&gt;[.S$177];[.S188];&quot;&quot;)" office:value-type="float" office:value="47148.8125" calcext:value-type="float">
            <text:p>47148,8125</text:p>
          </table:table-cell>
          <table:table-cell table:formula="of:=IF([.T188]&gt;[.T$177];[.T188];&quot;&quot;)">
            <text:p/>
          </table:table-cell>
          <table:table-cell table:formula="of:=IF([.U188]&gt;[.U$177];[.U188];&quot;&quot;)">
            <text:p/>
          </table:table-cell>
          <table:table-cell table:formula="of:=IF([.V188]&gt;[.V$177];[.V188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formula="of:=IF([.B189]&gt;[.B$177];[.B189];&quot;&quot;)">
            <text:p/>
          </table:table-cell>
          <table:table-cell table:formula="of:=IF([.C189]&gt;[.C$177];[.C189];&quot;&quot;)" office:value-type="float" office:value="860.1625" calcext:value-type="float">
            <text:p>860,1625</text:p>
          </table:table-cell>
          <table:table-cell table:formula="of:=IF([.D189]&gt;[.D$177];[.D189];&quot;&quot;)">
            <text:p/>
          </table:table-cell>
          <table:table-cell table:formula="of:=IF([.E189]&gt;[.E$177];[.E189];&quot;&quot;)" office:value-type="float" office:value="3914765.2" calcext:value-type="float">
            <text:p>3914765,2</text:p>
          </table:table-cell>
          <table:table-cell table:formula="of:=IF([.F189]&gt;[.F$177];[.F189];&quot;&quot;)" office:value-type="float" office:value="7785.0625" calcext:value-type="float">
            <text:p>7785,0625</text:p>
          </table:table-cell>
          <table:table-cell table:formula="of:=IF([.G189]&gt;[.G$177];[.G189];&quot;&quot;)">
            <text:p/>
          </table:table-cell>
          <table:table-cell table:formula="of:=IF([.H189]&gt;[.H$177];[.H189];&quot;&quot;)">
            <text:p/>
          </table:table-cell>
          <table:table-cell table:formula="of:=IF([.I189]&gt;[.I$177];[.I189];&quot;&quot;)" office:value-type="float" office:value="34732.3" calcext:value-type="float">
            <text:p>34732,3</text:p>
          </table:table-cell>
          <table:table-cell table:formula="of:=IF([.J189]&gt;[.J$177];[.J189];&quot;&quot;)">
            <text:p/>
          </table:table-cell>
          <table:table-cell table:formula="of:=IF([.K189]&gt;[.K$177];[.K189];&quot;&quot;)">
            <text:p/>
          </table:table-cell>
          <table:table-cell table:formula="of:=IF([.L189]&gt;[.L$177];[.L189];&quot;&quot;)">
            <text:p/>
          </table:table-cell>
          <table:table-cell table:formula="of:=IF([.M189]&gt;[.M$177];[.M189];&quot;&quot;)" office:value-type="float" office:value="729.525" calcext:value-type="float">
            <text:p>729,525</text:p>
          </table:table-cell>
          <table:table-cell table:formula="of:=IF([.N189]&gt;[.N$177];[.N189];&quot;&quot;)" office:value-type="float" office:value="2138202.95" calcext:value-type="float">
            <text:p>2138202,95</text:p>
          </table:table-cell>
          <table:table-cell table:formula="of:=IF([.O189]&gt;[.O$177];[.O189];&quot;&quot;)">
            <text:p/>
          </table:table-cell>
          <table:table-cell table:formula="of:=IF([.P189]&gt;[.P$177];[.P189];&quot;&quot;)">
            <text:p/>
          </table:table-cell>
          <table:table-cell table:formula="of:=IF([.Q189]&gt;[.Q$177];[.Q189];&quot;&quot;)">
            <text:p/>
          </table:table-cell>
          <table:table-cell table:formula="of:=IF([.R189]&gt;[.R$177];[.R189];&quot;&quot;)">
            <text:p/>
          </table:table-cell>
          <table:table-cell table:formula="of:=IF([.S189]&gt;[.S$177];[.S189];&quot;&quot;)" office:value-type="float" office:value="47148.8125" calcext:value-type="float">
            <text:p>47148,8125</text:p>
          </table:table-cell>
          <table:table-cell table:formula="of:=IF([.T189]&gt;[.T$177];[.T189];&quot;&quot;)">
            <text:p/>
          </table:table-cell>
          <table:table-cell table:formula="of:=IF([.U189]&gt;[.U$177];[.U189];&quot;&quot;)">
            <text:p/>
          </table:table-cell>
          <table:table-cell table:formula="of:=IF([.V189]&gt;[.V$177];[.V189];&quot;&quot;)" office:value-type="float" office:value="280.6" calcext:value-type="float">
            <text:p>280,6</text:p>
          </table:table-cell>
          <table:table-cell table:number-columns-repeated="1002"/>
        </table:table-row>
        <table:table-row table:style-name="ro2">
          <table:table-cell table:style-name="ce2" office:value-type="float" office:value="47.7" calcext:value-type="float">
            <text:p>47,7</text:p>
          </table:table-cell>
          <table:table-cell table:formula="of:=IF([.B190]&gt;[.B$177];[.B190];&quot;&quot;)">
            <text:p/>
          </table:table-cell>
          <table:table-cell table:formula="of:=IF([.C190]&gt;[.C$177];[.C190];&quot;&quot;)" office:value-type="float" office:value="779.5625" calcext:value-type="float">
            <text:p>779,5625</text:p>
          </table:table-cell>
          <table:table-cell table:formula="of:=IF([.D190]&gt;[.D$177];[.D190];&quot;&quot;)">
            <text:p/>
          </table:table-cell>
          <table:table-cell table:formula="of:=IF([.E190]&gt;[.E$177];[.E190];&quot;&quot;)" office:value-type="float" office:value="3988694.6" calcext:value-type="float">
            <text:p>3988694,6</text:p>
          </table:table-cell>
          <table:table-cell table:formula="of:=IF([.F190]&gt;[.F$177];[.F190];&quot;&quot;)">
            <text:p/>
          </table:table-cell>
          <table:table-cell table:formula="of:=IF([.G190]&gt;[.G$177];[.G190];&quot;&quot;)">
            <text:p/>
          </table:table-cell>
          <table:table-cell table:formula="of:=IF([.H190]&gt;[.H$177];[.H190];&quot;&quot;)">
            <text:p/>
          </table:table-cell>
          <table:table-cell table:formula="of:=IF([.I190]&gt;[.I$177];[.I190];&quot;&quot;)" office:value-type="float" office:value="34732.3" calcext:value-type="float">
            <text:p>34732,3</text:p>
          </table:table-cell>
          <table:table-cell table:formula="of:=IF([.J190]&gt;[.J$177];[.J190];&quot;&quot;)">
            <text:p/>
          </table:table-cell>
          <table:table-cell table:formula="of:=IF([.K190]&gt;[.K$177];[.K190];&quot;&quot;)">
            <text:p/>
          </table:table-cell>
          <table:table-cell table:formula="of:=IF([.L190]&gt;[.L$177];[.L190];&quot;&quot;)">
            <text:p/>
          </table:table-cell>
          <table:table-cell table:formula="of:=IF([.M190]&gt;[.M$177];[.M190];&quot;&quot;)" office:value-type="float" office:value="548.925" calcext:value-type="float">
            <text:p>548,925</text:p>
          </table:table-cell>
          <table:table-cell table:formula="of:=IF([.N190]&gt;[.N$177];[.N190];&quot;&quot;)" office:value-type="float" office:value="2113959.75" calcext:value-type="float">
            <text:p>2113959,75</text:p>
          </table:table-cell>
          <table:table-cell table:formula="of:=IF([.O190]&gt;[.O$177];[.O190];&quot;&quot;)">
            <text:p/>
          </table:table-cell>
          <table:table-cell table:formula="of:=IF([.P190]&gt;[.P$177];[.P190];&quot;&quot;)">
            <text:p/>
          </table:table-cell>
          <table:table-cell table:formula="of:=IF([.Q190]&gt;[.Q$177];[.Q190];&quot;&quot;)">
            <text:p/>
          </table:table-cell>
          <table:table-cell table:formula="of:=IF([.R190]&gt;[.R$177];[.R190];&quot;&quot;)">
            <text:p/>
          </table:table-cell>
          <table:table-cell table:formula="of:=IF([.S190]&gt;[.S$177];[.S190];&quot;&quot;)" office:value-type="float" office:value="40131.3125" calcext:value-type="float">
            <text:p>40131,3125</text:p>
          </table:table-cell>
          <table:table-cell table:formula="of:=IF([.T190]&gt;[.T$177];[.T190];&quot;&quot;)">
            <text:p/>
          </table:table-cell>
          <table:table-cell table:formula="of:=IF([.U190]&gt;[.U$177];[.U190];&quot;&quot;)">
            <text:p/>
          </table:table-cell>
          <table:table-cell table:formula="of:=IF([.V190]&gt;[.V$177];[.V190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9.5" calcext:value-type="float">
            <text:p>49,5</text:p>
          </table:table-cell>
          <table:table-cell table:formula="of:=IF([.B191]&gt;[.B$177];[.B191];&quot;&quot;)">
            <text:p/>
          </table:table-cell>
          <table:table-cell table:formula="of:=IF([.C191]&gt;[.C$177];[.C191];&quot;&quot;)" office:value-type="float" office:value="739.5625" calcext:value-type="float">
            <text:p>739,5625</text:p>
          </table:table-cell>
          <table:table-cell table:formula="of:=IF([.D191]&gt;[.D$177];[.D191];&quot;&quot;)">
            <text:p/>
          </table:table-cell>
          <table:table-cell table:formula="of:=IF([.E191]&gt;[.E$177];[.E191];&quot;&quot;)" office:value-type="float" office:value="4118799.3" calcext:value-type="float">
            <text:p>4118799,3</text:p>
          </table:table-cell>
          <table:table-cell table:formula="of:=IF([.F191]&gt;[.F$177];[.F191];&quot;&quot;)">
            <text:p/>
          </table:table-cell>
          <table:table-cell table:formula="of:=IF([.G191]&gt;[.G$177];[.G191];&quot;&quot;)">
            <text:p/>
          </table:table-cell>
          <table:table-cell table:formula="of:=IF([.H191]&gt;[.H$177];[.H191];&quot;&quot;)">
            <text:p/>
          </table:table-cell>
          <table:table-cell table:formula="of:=IF([.I191]&gt;[.I$177];[.I191];&quot;&quot;)" office:value-type="float" office:value="34802.4" calcext:value-type="float">
            <text:p>34802,4</text:p>
          </table:table-cell>
          <table:table-cell table:formula="of:=IF([.J191]&gt;[.J$177];[.J191];&quot;&quot;)">
            <text:p/>
          </table:table-cell>
          <table:table-cell table:formula="of:=IF([.K191]&gt;[.K$177];[.K191];&quot;&quot;)">
            <text:p/>
          </table:table-cell>
          <table:table-cell table:formula="of:=IF([.L191]&gt;[.L$177];[.L191];&quot;&quot;)" office:value-type="float" office:value="640.4625" calcext:value-type="float">
            <text:p>640,4625</text:p>
          </table:table-cell>
          <table:table-cell table:formula="of:=IF([.M191]&gt;[.M$177];[.M191];&quot;&quot;)">
            <text:p/>
          </table:table-cell>
          <table:table-cell table:formula="of:=IF([.N191]&gt;[.N$177];[.N191];&quot;&quot;)" office:value-type="float" office:value="2021191.75" calcext:value-type="float">
            <text:p>2021191,75</text:p>
          </table:table-cell>
          <table:table-cell table:formula="of:=IF([.O191]&gt;[.O$177];[.O191];&quot;&quot;)">
            <text:p/>
          </table:table-cell>
          <table:table-cell table:formula="of:=IF([.P191]&gt;[.P$177];[.P191];&quot;&quot;)">
            <text:p/>
          </table:table-cell>
          <table:table-cell table:formula="of:=IF([.Q191]&gt;[.Q$177];[.Q191];&quot;&quot;)">
            <text:p/>
          </table:table-cell>
          <table:table-cell table:formula="of:=IF([.R191]&gt;[.R$177];[.R191];&quot;&quot;)">
            <text:p/>
          </table:table-cell>
          <table:table-cell table:formula="of:=IF([.S191]&gt;[.S$177];[.S191];&quot;&quot;)" office:value-type="float" office:value="43675.1125" calcext:value-type="float">
            <text:p>43675,1125</text:p>
          </table:table-cell>
          <table:table-cell table:formula="of:=IF([.T191]&gt;[.T$177];[.T191];&quot;&quot;)">
            <text:p/>
          </table:table-cell>
          <table:table-cell table:formula="of:=IF([.U191]&gt;[.U$177];[.U191];&quot;&quot;)">
            <text:p/>
          </table:table-cell>
          <table:table-cell table:formula="of:=IF([.V191]&gt;[.V$177];[.V191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1.3" calcext:value-type="float">
            <text:p>51,3</text:p>
          </table:table-cell>
          <table:table-cell table:formula="of:=IF([.B192]&gt;[.B$177];[.B192];&quot;&quot;)">
            <text:p/>
          </table:table-cell>
          <table:table-cell table:formula="of:=IF([.C192]&gt;[.C$177];[.C192];&quot;&quot;)" office:value-type="float" office:value="880.1625" calcext:value-type="float">
            <text:p>880,1625</text:p>
          </table:table-cell>
          <table:table-cell table:formula="of:=IF([.D192]&gt;[.D$177];[.D192];&quot;&quot;)">
            <text:p/>
          </table:table-cell>
          <table:table-cell table:formula="of:=IF([.E192]&gt;[.E$177];[.E192];&quot;&quot;)" office:value-type="float" office:value="3978098.2" calcext:value-type="float">
            <text:p>3978098,2</text:p>
          </table:table-cell>
          <table:table-cell table:formula="of:=IF([.F192]&gt;[.F$177];[.F192];&quot;&quot;)">
            <text:p/>
          </table:table-cell>
          <table:table-cell table:formula="of:=IF([.G192]&gt;[.G$177];[.G192];&quot;&quot;)">
            <text:p/>
          </table:table-cell>
          <table:table-cell table:formula="of:=IF([.H192]&gt;[.H$177];[.H192];&quot;&quot;)">
            <text:p/>
          </table:table-cell>
          <table:table-cell table:formula="of:=IF([.I192]&gt;[.I$177];[.I192];&quot;&quot;)" office:value-type="float" office:value="34767.3" calcext:value-type="float">
            <text:p>34767,3</text:p>
          </table:table-cell>
          <table:table-cell table:formula="of:=IF([.J192]&gt;[.J$177];[.J192];&quot;&quot;)">
            <text:p/>
          </table:table-cell>
          <table:table-cell table:formula="of:=IF([.K192]&gt;[.K$177];[.K192];&quot;&quot;)">
            <text:p/>
          </table:table-cell>
          <table:table-cell table:formula="of:=IF([.L192]&gt;[.L$177];[.L192];&quot;&quot;)">
            <text:p/>
          </table:table-cell>
          <table:table-cell table:formula="of:=IF([.M192]&gt;[.M$177];[.M192];&quot;&quot;)" office:value-type="float" office:value="709.525" calcext:value-type="float">
            <text:p>709,525</text:p>
          </table:table-cell>
          <table:table-cell table:formula="of:=IF([.N192]&gt;[.N$177];[.N192];&quot;&quot;)" office:value-type="float" office:value="2080762.95" calcext:value-type="float">
            <text:p>2080762,95</text:p>
          </table:table-cell>
          <table:table-cell table:formula="of:=IF([.O192]&gt;[.O$177];[.O192];&quot;&quot;)" office:value-type="float" office:value="71.875" calcext:value-type="float">
            <text:p>71,875</text:p>
          </table:table-cell>
          <table:table-cell table:formula="of:=IF([.P192]&gt;[.P$177];[.P192];&quot;&quot;)">
            <text:p/>
          </table:table-cell>
          <table:table-cell table:formula="of:=IF([.Q192]&gt;[.Q$177];[.Q192];&quot;&quot;)">
            <text:p/>
          </table:table-cell>
          <table:table-cell table:formula="of:=IF([.R192]&gt;[.R$177];[.R192];&quot;&quot;)">
            <text:p/>
          </table:table-cell>
          <table:table-cell table:formula="of:=IF([.S192]&gt;[.S$177];[.S192];&quot;&quot;)" office:value-type="float" office:value="40131.3125" calcext:value-type="float">
            <text:p>40131,3125</text:p>
          </table:table-cell>
          <table:table-cell table:formula="of:=IF([.T192]&gt;[.T$177];[.T192];&quot;&quot;)">
            <text:p/>
          </table:table-cell>
          <table:table-cell table:formula="of:=IF([.U192]&gt;[.U$177];[.U192];&quot;&quot;)">
            <text:p/>
          </table:table-cell>
          <table:table-cell table:formula="of:=IF([.V192]&gt;[.V$177];[.V192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formula="of:=IF([.B193]&gt;[.B$177];[.B193];&quot;&quot;)">
            <text:p/>
          </table:table-cell>
          <table:table-cell table:formula="of:=IF([.C193]&gt;[.C$177];[.C193];&quot;&quot;)" office:value-type="float" office:value="839.7625" calcext:value-type="float">
            <text:p>839,7625</text:p>
          </table:table-cell>
          <table:table-cell table:formula="of:=IF([.D193]&gt;[.D$177];[.D193];&quot;&quot;)">
            <text:p/>
          </table:table-cell>
          <table:table-cell table:formula="of:=IF([.E193]&gt;[.E$177];[.E193];&quot;&quot;)" office:value-type="float" office:value="3918239.1" calcext:value-type="float">
            <text:p>3918239,1</text:p>
          </table:table-cell>
          <table:table-cell table:formula="of:=IF([.F193]&gt;[.F$177];[.F193];&quot;&quot;)">
            <text:p/>
          </table:table-cell>
          <table:table-cell table:formula="of:=IF([.G193]&gt;[.G$177];[.G193];&quot;&quot;)">
            <text:p/>
          </table:table-cell>
          <table:table-cell table:formula="of:=IF([.H193]&gt;[.H$177];[.H193];&quot;&quot;)">
            <text:p/>
          </table:table-cell>
          <table:table-cell table:formula="of:=IF([.I193]&gt;[.I$177];[.I193];&quot;&quot;)" office:value-type="float" office:value="34767.3" calcext:value-type="float">
            <text:p>34767,3</text:p>
          </table:table-cell>
          <table:table-cell table:formula="of:=IF([.J193]&gt;[.J$177];[.J193];&quot;&quot;)">
            <text:p/>
          </table:table-cell>
          <table:table-cell table:formula="of:=IF([.K193]&gt;[.K$177];[.K193];&quot;&quot;)">
            <text:p/>
          </table:table-cell>
          <table:table-cell table:formula="of:=IF([.L193]&gt;[.L$177];[.L193];&quot;&quot;)">
            <text:p/>
          </table:table-cell>
          <table:table-cell table:formula="of:=IF([.M193]&gt;[.M$177];[.M193];&quot;&quot;)">
            <text:p/>
          </table:table-cell>
          <table:table-cell table:formula="of:=IF([.N193]&gt;[.N$177];[.N193];&quot;&quot;)" office:value-type="float" office:value="2147777.35" calcext:value-type="float">
            <text:p>2147777,35</text:p>
          </table:table-cell>
          <table:table-cell table:formula="of:=IF([.O193]&gt;[.O$177];[.O193];&quot;&quot;)" office:value-type="float" office:value="96.875" calcext:value-type="float">
            <text:p>96,875</text:p>
          </table:table-cell>
          <table:table-cell table:formula="of:=IF([.P193]&gt;[.P$177];[.P193];&quot;&quot;)">
            <text:p/>
          </table:table-cell>
          <table:table-cell table:formula="of:=IF([.Q193]&gt;[.Q$177];[.Q193];&quot;&quot;)">
            <text:p/>
          </table:table-cell>
          <table:table-cell table:formula="of:=IF([.R193]&gt;[.R$177];[.R193];&quot;&quot;)">
            <text:p/>
          </table:table-cell>
          <table:table-cell table:formula="of:=IF([.S193]&gt;[.S$177];[.S193];&quot;&quot;)" office:value-type="float" office:value="47148.8125" calcext:value-type="float">
            <text:p>47148,8125</text:p>
          </table:table-cell>
          <table:table-cell table:formula="of:=IF([.T193]&gt;[.T$177];[.T193];&quot;&quot;)">
            <text:p/>
          </table:table-cell>
          <table:table-cell table:formula="of:=IF([.U193]&gt;[.U$177];[.U193];&quot;&quot;)">
            <text:p/>
          </table:table-cell>
          <table:table-cell table:formula="of:=IF([.V193]&gt;[.V$177];[.V193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4.8" calcext:value-type="float">
            <text:p>54,8</text:p>
          </table:table-cell>
          <table:table-cell table:formula="of:=IF([.B194]&gt;[.B$177];[.B194];&quot;&quot;)">
            <text:p/>
          </table:table-cell>
          <table:table-cell table:formula="of:=IF([.C194]&gt;[.C$177];[.C194];&quot;&quot;)" office:value-type="float" office:value="980.1625" calcext:value-type="float">
            <text:p>980,1625</text:p>
          </table:table-cell>
          <table:table-cell table:formula="of:=IF([.D194]&gt;[.D$177];[.D194];&quot;&quot;)">
            <text:p/>
          </table:table-cell>
          <table:table-cell table:formula="of:=IF([.E194]&gt;[.E$177];[.E194];&quot;&quot;)" office:value-type="float" office:value="4382727.4" calcext:value-type="float">
            <text:p>4382727,4</text:p>
          </table:table-cell>
          <table:table-cell table:formula="of:=IF([.F194]&gt;[.F$177];[.F194];&quot;&quot;)">
            <text:p/>
          </table:table-cell>
          <table:table-cell table:formula="of:=IF([.G194]&gt;[.G$177];[.G194];&quot;&quot;)">
            <text:p/>
          </table:table-cell>
          <table:table-cell table:formula="of:=IF([.H194]&gt;[.H$177];[.H194];&quot;&quot;)">
            <text:p/>
          </table:table-cell>
          <table:table-cell table:formula="of:=IF([.I194]&gt;[.I$177];[.I194];&quot;&quot;)" office:value-type="float" office:value="41855" calcext:value-type="float">
            <text:p>41855</text:p>
          </table:table-cell>
          <table:table-cell table:formula="of:=IF([.J194]&gt;[.J$177];[.J194];&quot;&quot;)">
            <text:p/>
          </table:table-cell>
          <table:table-cell table:formula="of:=IF([.K194]&gt;[.K$177];[.K194];&quot;&quot;)">
            <text:p/>
          </table:table-cell>
          <table:table-cell table:formula="of:=IF([.L194]&gt;[.L$177];[.L194];&quot;&quot;)">
            <text:p/>
          </table:table-cell>
          <table:table-cell table:formula="of:=IF([.M194]&gt;[.M$177];[.M194];&quot;&quot;)" office:value-type="float" office:value="569.125" calcext:value-type="float">
            <text:p>569,125</text:p>
          </table:table-cell>
          <table:table-cell table:formula="of:=IF([.N194]&gt;[.N$177];[.N194];&quot;&quot;)" office:value-type="float" office:value="2180129.35" calcext:value-type="float">
            <text:p>2180129,35</text:p>
          </table:table-cell>
          <table:table-cell table:formula="of:=IF([.O194]&gt;[.O$177];[.O194];&quot;&quot;)">
            <text:p/>
          </table:table-cell>
          <table:table-cell table:formula="of:=IF([.P194]&gt;[.P$177];[.P194];&quot;&quot;)">
            <text:p/>
          </table:table-cell>
          <table:table-cell table:formula="of:=IF([.Q194]&gt;[.Q$177];[.Q194];&quot;&quot;)">
            <text:p/>
          </table:table-cell>
          <table:table-cell table:formula="of:=IF([.R194]&gt;[.R$177];[.R194];&quot;&quot;)">
            <text:p/>
          </table:table-cell>
          <table:table-cell table:formula="of:=IF([.S194]&gt;[.S$177];[.S194];&quot;&quot;)" office:value-type="float" office:value="50692.6125" calcext:value-type="float">
            <text:p>50692,6125</text:p>
          </table:table-cell>
          <table:table-cell table:formula="of:=IF([.T194]&gt;[.T$177];[.T194];&quot;&quot;)">
            <text:p/>
          </table:table-cell>
          <table:table-cell table:formula="of:=IF([.U194]&gt;[.U$177];[.U194];&quot;&quot;)">
            <text:p/>
          </table:table-cell>
          <table:table-cell table:formula="of:=IF([.V194]&gt;[.V$177];[.V194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6.6" calcext:value-type="float">
            <text:p>56,6</text:p>
          </table:table-cell>
          <table:table-cell table:formula="of:=IF([.B195]&gt;[.B$177];[.B195];&quot;&quot;)">
            <text:p/>
          </table:table-cell>
          <table:table-cell table:formula="of:=IF([.C195]&gt;[.C$177];[.C195];&quot;&quot;)" office:value-type="float" office:value="839.7625" calcext:value-type="float">
            <text:p>839,7625</text:p>
          </table:table-cell>
          <table:table-cell table:formula="of:=IF([.D195]&gt;[.D$177];[.D195];&quot;&quot;)">
            <text:p/>
          </table:table-cell>
          <table:table-cell table:formula="of:=IF([.E195]&gt;[.E$177];[.E195];&quot;&quot;)" office:value-type="float" office:value="4301850.5" calcext:value-type="float">
            <text:p>4301850,5</text:p>
          </table:table-cell>
          <table:table-cell table:formula="of:=IF([.F195]&gt;[.F$177];[.F195];&quot;&quot;)">
            <text:p/>
          </table:table-cell>
          <table:table-cell table:formula="of:=IF([.G195]&gt;[.G$177];[.G195];&quot;&quot;)">
            <text:p/>
          </table:table-cell>
          <table:table-cell table:formula="of:=IF([.H195]&gt;[.H$177];[.H195];&quot;&quot;)">
            <text:p/>
          </table:table-cell>
          <table:table-cell table:formula="of:=IF([.I195]&gt;[.I$177];[.I195];&quot;&quot;)" office:value-type="float" office:value="31223.5" calcext:value-type="float">
            <text:p>31223,5</text:p>
          </table:table-cell>
          <table:table-cell table:formula="of:=IF([.J195]&gt;[.J$177];[.J195];&quot;&quot;)">
            <text:p/>
          </table:table-cell>
          <table:table-cell table:formula="of:=IF([.K195]&gt;[.K$177];[.K195];&quot;&quot;)">
            <text:p/>
          </table:table-cell>
          <table:table-cell table:formula="of:=IF([.L195]&gt;[.L$177];[.L195];&quot;&quot;)">
            <text:p/>
          </table:table-cell>
          <table:table-cell table:formula="of:=IF([.M195]&gt;[.M$177];[.M195];&quot;&quot;)" office:value-type="float" office:value="609.325" calcext:value-type="float">
            <text:p>609,325</text:p>
          </table:table-cell>
          <table:table-cell table:formula="of:=IF([.N195]&gt;[.N$177];[.N195];&quot;&quot;)" office:value-type="float" office:value="2135214.15" calcext:value-type="float">
            <text:p>2135214,15</text:p>
          </table:table-cell>
          <table:table-cell table:formula="of:=IF([.O195]&gt;[.O$177];[.O195];&quot;&quot;)" office:value-type="float" office:value="109.375" calcext:value-type="float">
            <text:p>109,375</text:p>
          </table:table-cell>
          <table:table-cell table:formula="of:=IF([.P195]&gt;[.P$177];[.P195];&quot;&quot;)">
            <text:p/>
          </table:table-cell>
          <table:table-cell table:formula="of:=IF([.Q195]&gt;[.Q$177];[.Q195];&quot;&quot;)">
            <text:p/>
          </table:table-cell>
          <table:table-cell table:formula="of:=IF([.R195]&gt;[.R$177];[.R195];&quot;&quot;)">
            <text:p/>
          </table:table-cell>
          <table:table-cell table:formula="of:=IF([.S195]&gt;[.S$177];[.S195];&quot;&quot;)" office:value-type="float" office:value="47148.8125" calcext:value-type="float">
            <text:p>47148,8125</text:p>
          </table:table-cell>
          <table:table-cell table:formula="of:=IF([.T195]&gt;[.T$177];[.T195];&quot;&quot;)">
            <text:p/>
          </table:table-cell>
          <table:table-cell table:formula="of:=IF([.U195]&gt;[.U$177];[.U195];&quot;&quot;)">
            <text:p/>
          </table:table-cell>
          <table:table-cell table:formula="of:=IF([.V195]&gt;[.V$177];[.V195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8.3" calcext:value-type="float">
            <text:p>58,3</text:p>
          </table:table-cell>
          <table:table-cell table:formula="of:=IF([.B196]&gt;[.B$177];[.B196];&quot;&quot;)">
            <text:p/>
          </table:table-cell>
          <table:table-cell table:formula="of:=IF([.C196]&gt;[.C$177];[.C196];&quot;&quot;)" office:value-type="float" office:value="819.7625" calcext:value-type="float">
            <text:p>819,7625</text:p>
          </table:table-cell>
          <table:table-cell table:formula="of:=IF([.D196]&gt;[.D$177];[.D196];&quot;&quot;)">
            <text:p/>
          </table:table-cell>
          <table:table-cell table:formula="of:=IF([.E196]&gt;[.E$177];[.E196];&quot;&quot;)" office:value-type="float" office:value="4227921.2" calcext:value-type="float">
            <text:p>4227921,2</text:p>
          </table:table-cell>
          <table:table-cell table:formula="of:=IF([.F196]&gt;[.F$177];[.F196];&quot;&quot;)">
            <text:p/>
          </table:table-cell>
          <table:table-cell table:formula="of:=IF([.G196]&gt;[.G$177];[.G196];&quot;&quot;)">
            <text:p/>
          </table:table-cell>
          <table:table-cell table:formula="of:=IF([.H196]&gt;[.H$177];[.H196];&quot;&quot;)">
            <text:p/>
          </table:table-cell>
          <table:table-cell table:formula="of:=IF([.I196]&gt;[.I$177];[.I196];&quot;&quot;)" office:value-type="float" office:value="38311.2" calcext:value-type="float">
            <text:p>38311,2</text:p>
          </table:table-cell>
          <table:table-cell table:formula="of:=IF([.J196]&gt;[.J$177];[.J196];&quot;&quot;)">
            <text:p/>
          </table:table-cell>
          <table:table-cell table:formula="of:=IF([.K196]&gt;[.K$177];[.K196];&quot;&quot;)">
            <text:p/>
          </table:table-cell>
          <table:table-cell table:formula="of:=IF([.L196]&gt;[.L$177];[.L196];&quot;&quot;)">
            <text:p/>
          </table:table-cell>
          <table:table-cell table:formula="of:=IF([.M196]&gt;[.M$177];[.M196];&quot;&quot;)">
            <text:p/>
          </table:table-cell>
          <table:table-cell table:formula="of:=IF([.N196]&gt;[.N$177];[.N196];&quot;&quot;)" office:value-type="float" office:value="2232641.35" calcext:value-type="float">
            <text:p>2232641,35</text:p>
          </table:table-cell>
          <table:table-cell table:formula="of:=IF([.O196]&gt;[.O$177];[.O196];&quot;&quot;)" office:value-type="float" office:value="71.875" calcext:value-type="float">
            <text:p>71,875</text:p>
          </table:table-cell>
          <table:table-cell table:formula="of:=IF([.P196]&gt;[.P$177];[.P196];&quot;&quot;)">
            <text:p/>
          </table:table-cell>
          <table:table-cell table:formula="of:=IF([.Q196]&gt;[.Q$177];[.Q196];&quot;&quot;)">
            <text:p/>
          </table:table-cell>
          <table:table-cell table:formula="of:=IF([.R196]&gt;[.R$177];[.R196];&quot;&quot;)">
            <text:p/>
          </table:table-cell>
          <table:table-cell table:formula="of:=IF([.S196]&gt;[.S$177];[.S196];&quot;&quot;)" office:value-type="float" office:value="47183.9125" calcext:value-type="float">
            <text:p>47183,9125</text:p>
          </table:table-cell>
          <table:table-cell table:formula="of:=IF([.T196]&gt;[.T$177];[.T196];&quot;&quot;)">
            <text:p/>
          </table:table-cell>
          <table:table-cell table:formula="of:=IF([.U196]&gt;[.U$177];[.U196];&quot;&quot;)">
            <text:p/>
          </table:table-cell>
          <table:table-cell table:formula="of:=IF([.V196]&gt;[.V$177];[.V196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0.1" calcext:value-type="float">
            <text:p>60,1</text:p>
          </table:table-cell>
          <table:table-cell table:formula="of:=IF([.B197]&gt;[.B$177];[.B197];&quot;&quot;)">
            <text:p/>
          </table:table-cell>
          <table:table-cell table:formula="of:=IF([.C197]&gt;[.C$177];[.C197];&quot;&quot;)" office:value-type="float" office:value="879.7625" calcext:value-type="float">
            <text:p>879,7625</text:p>
          </table:table-cell>
          <table:table-cell table:formula="of:=IF([.D197]&gt;[.D$177];[.D197];&quot;&quot;)">
            <text:p/>
          </table:table-cell>
          <table:table-cell table:formula="of:=IF([.E197]&gt;[.E$177];[.E197];&quot;&quot;)" office:value-type="float" office:value="4643146.7" calcext:value-type="float">
            <text:p>4643146,7</text:p>
          </table:table-cell>
          <table:table-cell table:formula="of:=IF([.F197]&gt;[.F$177];[.F197];&quot;&quot;)">
            <text:p/>
          </table:table-cell>
          <table:table-cell table:formula="of:=IF([.G197]&gt;[.G$177];[.G197];&quot;&quot;)">
            <text:p/>
          </table:table-cell>
          <table:table-cell table:formula="of:=IF([.H197]&gt;[.H$177];[.H197];&quot;&quot;)">
            <text:p/>
          </table:table-cell>
          <table:table-cell table:formula="of:=IF([.I197]&gt;[.I$177];[.I197];&quot;&quot;)" office:value-type="float" office:value="38311.2" calcext:value-type="float">
            <text:p>38311,2</text:p>
          </table:table-cell>
          <table:table-cell table:formula="of:=IF([.J197]&gt;[.J$177];[.J197];&quot;&quot;)">
            <text:p/>
          </table:table-cell>
          <table:table-cell table:formula="of:=IF([.K197]&gt;[.K$177];[.K197];&quot;&quot;)">
            <text:p/>
          </table:table-cell>
          <table:table-cell table:formula="of:=IF([.L197]&gt;[.L$177];[.L197];&quot;&quot;)">
            <text:p/>
          </table:table-cell>
          <table:table-cell table:formula="of:=IF([.M197]&gt;[.M$177];[.M197];&quot;&quot;)">
            <text:p/>
          </table:table-cell>
          <table:table-cell table:formula="of:=IF([.N197]&gt;[.N$177];[.N197];&quot;&quot;)" office:value-type="float" office:value="1992388.95" calcext:value-type="float">
            <text:p>1992388,95</text:p>
          </table:table-cell>
          <table:table-cell table:formula="of:=IF([.O197]&gt;[.O$177];[.O197];&quot;&quot;)">
            <text:p/>
          </table:table-cell>
          <table:table-cell table:formula="of:=IF([.P197]&gt;[.P$177];[.P197];&quot;&quot;)">
            <text:p/>
          </table:table-cell>
          <table:table-cell table:formula="of:=IF([.Q197]&gt;[.Q$177];[.Q197];&quot;&quot;)">
            <text:p/>
          </table:table-cell>
          <table:table-cell table:formula="of:=IF([.R197]&gt;[.R$177];[.R197];&quot;&quot;)">
            <text:p/>
          </table:table-cell>
          <table:table-cell table:formula="of:=IF([.S197]&gt;[.S$177];[.S197];&quot;&quot;)" office:value-type="float" office:value="47183.9125" calcext:value-type="float">
            <text:p>47183,9125</text:p>
          </table:table-cell>
          <table:table-cell table:formula="of:=IF([.T197]&gt;[.T$177];[.T197];&quot;&quot;)">
            <text:p/>
          </table:table-cell>
          <table:table-cell table:formula="of:=IF([.U197]&gt;[.U$177];[.U197];&quot;&quot;)">
            <text:p/>
          </table:table-cell>
          <table:table-cell table:formula="of:=IF([.V197]&gt;[.V$177];[.V197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1.9" calcext:value-type="float">
            <text:p>61,9</text:p>
          </table:table-cell>
          <table:table-cell table:formula="of:=IF([.B198]&gt;[.B$177];[.B198];&quot;&quot;)">
            <text:p/>
          </table:table-cell>
          <table:table-cell table:formula="of:=IF([.C198]&gt;[.C$177];[.C198];&quot;&quot;)" office:value-type="float" office:value="1020.4625" calcext:value-type="float">
            <text:p>1020,4625</text:p>
          </table:table-cell>
          <table:table-cell table:formula="of:=IF([.D198]&gt;[.D$177];[.D198];&quot;&quot;)">
            <text:p/>
          </table:table-cell>
          <table:table-cell table:formula="of:=IF([.E198]&gt;[.E$177];[.E198];&quot;&quot;)" office:value-type="float" office:value="3890099.1" calcext:value-type="float">
            <text:p>3890099,1</text:p>
          </table:table-cell>
          <table:table-cell table:formula="of:=IF([.F198]&gt;[.F$177];[.F198];&quot;&quot;)">
            <text:p/>
          </table:table-cell>
          <table:table-cell table:formula="of:=IF([.G198]&gt;[.G$177];[.G198];&quot;&quot;)">
            <text:p/>
          </table:table-cell>
          <table:table-cell table:formula="of:=IF([.H198]&gt;[.H$177];[.H198];&quot;&quot;)">
            <text:p/>
          </table:table-cell>
          <table:table-cell table:formula="of:=IF([.I198]&gt;[.I$177];[.I198];&quot;&quot;)" office:value-type="float" office:value="38276.1" calcext:value-type="float">
            <text:p>38276,1</text:p>
          </table:table-cell>
          <table:table-cell table:formula="of:=IF([.J198]&gt;[.J$177];[.J198];&quot;&quot;)">
            <text:p/>
          </table:table-cell>
          <table:table-cell table:formula="of:=IF([.K198]&gt;[.K$177];[.K198];&quot;&quot;)">
            <text:p/>
          </table:table-cell>
          <table:table-cell table:formula="of:=IF([.L198]&gt;[.L$177];[.L198];&quot;&quot;)">
            <text:p/>
          </table:table-cell>
          <table:table-cell table:formula="of:=IF([.M198]&gt;[.M$177];[.M198];&quot;&quot;)" office:value-type="float" office:value="548.925" calcext:value-type="float">
            <text:p>548,925</text:p>
          </table:table-cell>
          <table:table-cell table:formula="of:=IF([.N198]&gt;[.N$177];[.N198];&quot;&quot;)" office:value-type="float" office:value="2381300.55" calcext:value-type="float">
            <text:p>2381300,55</text:p>
          </table:table-cell>
          <table:table-cell table:formula="of:=IF([.O198]&gt;[.O$177];[.O198];&quot;&quot;)">
            <text:p/>
          </table:table-cell>
          <table:table-cell table:formula="of:=IF([.P198]&gt;[.P$177];[.P198];&quot;&quot;)">
            <text:p/>
          </table:table-cell>
          <table:table-cell table:formula="of:=IF([.Q198]&gt;[.Q$177];[.Q198];&quot;&quot;)">
            <text:p/>
          </table:table-cell>
          <table:table-cell table:formula="of:=IF([.R198]&gt;[.R$177];[.R198];&quot;&quot;)">
            <text:p/>
          </table:table-cell>
          <table:table-cell table:formula="of:=IF([.S198]&gt;[.S$177];[.S198];&quot;&quot;)" office:value-type="float" office:value="47148.8125" calcext:value-type="float">
            <text:p>47148,8125</text:p>
          </table:table-cell>
          <table:table-cell table:formula="of:=IF([.T198]&gt;[.T$177];[.T198];&quot;&quot;)">
            <text:p/>
          </table:table-cell>
          <table:table-cell table:formula="of:=IF([.U198]&gt;[.U$177];[.U198];&quot;&quot;)">
            <text:p/>
          </table:table-cell>
          <table:table-cell table:formula="of:=IF([.V198]&gt;[.V$177];[.V198];&quot;&quot;)" office:value-type="float" office:value="20" calcext:value-type="float">
            <text:p>20</text:p>
          </table:table-cell>
          <table:table-cell table:number-columns-repeated="1002"/>
        </table:table-row>
        <table:table-row table:style-name="ro2">
          <table:table-cell table:style-name="ce2" office:value-type="float" office:value="63.6" calcext:value-type="float">
            <text:p>63,6</text:p>
          </table:table-cell>
          <table:table-cell table:formula="of:=IF([.B199]&gt;[.B$177];[.B199];&quot;&quot;)">
            <text:p/>
          </table:table-cell>
          <table:table-cell table:formula="of:=IF([.C199]&gt;[.C$177];[.C199];&quot;&quot;)" office:value-type="float" office:value="679.3625" calcext:value-type="float">
            <text:p>679,3625</text:p>
          </table:table-cell>
          <table:table-cell table:formula="of:=IF([.D199]&gt;[.D$177];[.D199];&quot;&quot;)">
            <text:p/>
          </table:table-cell>
          <table:table-cell table:formula="of:=IF([.E199]&gt;[.E$177];[.E199];&quot;&quot;)" office:value-type="float" office:value="4284236.6" calcext:value-type="float">
            <text:p>4284236,6</text:p>
          </table:table-cell>
          <table:table-cell table:formula="of:=IF([.F199]&gt;[.F$177];[.F199];&quot;&quot;)">
            <text:p/>
          </table:table-cell>
          <table:table-cell table:formula="of:=IF([.G199]&gt;[.G$177];[.G199];&quot;&quot;)">
            <text:p/>
          </table:table-cell>
          <table:table-cell table:formula="of:=IF([.H199]&gt;[.H$177];[.H199];&quot;&quot;)">
            <text:p/>
          </table:table-cell>
          <table:table-cell table:formula="of:=IF([.I199]&gt;[.I$177];[.I199];&quot;&quot;)" office:value-type="float" office:value="31258.6" calcext:value-type="float">
            <text:p>31258,6</text:p>
          </table:table-cell>
          <table:table-cell table:formula="of:=IF([.J199]&gt;[.J$177];[.J199];&quot;&quot;)">
            <text:p/>
          </table:table-cell>
          <table:table-cell table:formula="of:=IF([.K199]&gt;[.K$177];[.K199];&quot;&quot;)">
            <text:p/>
          </table:table-cell>
          <table:table-cell table:formula="of:=IF([.L199]&gt;[.L$177];[.L199];&quot;&quot;)">
            <text:p/>
          </table:table-cell>
          <table:table-cell table:formula="of:=IF([.M199]&gt;[.M$177];[.M199];&quot;&quot;)" office:value-type="float" office:value="729.725" calcext:value-type="float">
            <text:p>729,725</text:p>
          </table:table-cell>
          <table:table-cell table:formula="of:=IF([.N199]&gt;[.N$177];[.N199];&quot;&quot;)" office:value-type="float" office:value="1999642.95" calcext:value-type="float">
            <text:p>1999642,95</text:p>
          </table:table-cell>
          <table:table-cell table:formula="of:=IF([.O199]&gt;[.O$177];[.O199];&quot;&quot;)" office:value-type="float" office:value="84.375" calcext:value-type="float">
            <text:p>84,375</text:p>
          </table:table-cell>
          <table:table-cell table:formula="of:=IF([.P199]&gt;[.P$177];[.P199];&quot;&quot;)">
            <text:p/>
          </table:table-cell>
          <table:table-cell table:formula="of:=IF([.Q199]&gt;[.Q$177];[.Q199];&quot;&quot;)">
            <text:p/>
          </table:table-cell>
          <table:table-cell table:formula="of:=IF([.R199]&gt;[.R$177];[.R199];&quot;&quot;)">
            <text:p/>
          </table:table-cell>
          <table:table-cell table:formula="of:=IF([.S199]&gt;[.S$177];[.S199];&quot;&quot;)" office:value-type="float" office:value="47183.9125" calcext:value-type="float">
            <text:p>47183,9125</text:p>
          </table:table-cell>
          <table:table-cell table:formula="of:=IF([.T199]&gt;[.T$177];[.T199];&quot;&quot;)">
            <text:p/>
          </table:table-cell>
          <table:table-cell table:formula="of:=IF([.U199]&gt;[.U$177];[.U199];&quot;&quot;)">
            <text:p/>
          </table:table-cell>
          <table:table-cell table:formula="of:=IF([.V199]&gt;[.V$177];[.V199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5.4" calcext:value-type="float">
            <text:p>65,4</text:p>
          </table:table-cell>
          <table:table-cell table:formula="of:=IF([.B200]&gt;[.B$177];[.B200];&quot;&quot;)">
            <text:p/>
          </table:table-cell>
          <table:table-cell table:formula="of:=IF([.C200]&gt;[.C$177];[.C200];&quot;&quot;)" office:value-type="float" office:value="779.7625" calcext:value-type="float">
            <text:p>779,7625</text:p>
          </table:table-cell>
          <table:table-cell table:formula="of:=IF([.D200]&gt;[.D$177];[.D200];&quot;&quot;)">
            <text:p/>
          </table:table-cell>
          <table:table-cell table:formula="of:=IF([.E200]&gt;[.E$177];[.E200];&quot;&quot;)" office:value-type="float" office:value="3517153.9" calcext:value-type="float">
            <text:p>3517153,9</text:p>
          </table:table-cell>
          <table:table-cell table:formula="of:=IF([.F200]&gt;[.F$177];[.F200];&quot;&quot;)">
            <text:p/>
          </table:table-cell>
          <table:table-cell table:formula="of:=IF([.G200]&gt;[.G$177];[.G200];&quot;&quot;)">
            <text:p/>
          </table:table-cell>
          <table:table-cell table:formula="of:=IF([.H200]&gt;[.H$177];[.H200];&quot;&quot;)">
            <text:p/>
          </table:table-cell>
          <table:table-cell table:formula="of:=IF([.I200]&gt;[.I$177];[.I200];&quot;&quot;)" office:value-type="float" office:value="34767.3" calcext:value-type="float">
            <text:p>34767,3</text:p>
          </table:table-cell>
          <table:table-cell table:formula="of:=IF([.J200]&gt;[.J$177];[.J200];&quot;&quot;)">
            <text:p/>
          </table:table-cell>
          <table:table-cell table:formula="of:=IF([.K200]&gt;[.K$177];[.K200];&quot;&quot;)">
            <text:p/>
          </table:table-cell>
          <table:table-cell table:formula="of:=IF([.L200]&gt;[.L$177];[.L200];&quot;&quot;)">
            <text:p/>
          </table:table-cell>
          <table:table-cell table:formula="of:=IF([.M200]&gt;[.M$177];[.M200];&quot;&quot;)" office:value-type="float" office:value="549.125" calcext:value-type="float">
            <text:p>549,125</text:p>
          </table:table-cell>
          <table:table-cell table:formula="of:=IF([.N200]&gt;[.N$177];[.N200];&quot;&quot;)" office:value-type="float" office:value="1924379.05" calcext:value-type="float">
            <text:p>1924379,05</text:p>
          </table:table-cell>
          <table:table-cell table:formula="of:=IF([.O200]&gt;[.O$177];[.O200];&quot;&quot;)" office:value-type="float" office:value="121.875" calcext:value-type="float">
            <text:p>121,875</text:p>
          </table:table-cell>
          <table:table-cell table:formula="of:=IF([.P200]&gt;[.P$177];[.P200];&quot;&quot;)">
            <text:p/>
          </table:table-cell>
          <table:table-cell table:formula="of:=IF([.Q200]&gt;[.Q$177];[.Q200];&quot;&quot;)">
            <text:p/>
          </table:table-cell>
          <table:table-cell table:formula="of:=IF([.R200]&gt;[.R$177];[.R200];&quot;&quot;)">
            <text:p/>
          </table:table-cell>
          <table:table-cell table:formula="of:=IF([.S200]&gt;[.S$177];[.S200];&quot;&quot;)" office:value-type="float" office:value="40131.3125" calcext:value-type="float">
            <text:p>40131,3125</text:p>
          </table:table-cell>
          <table:table-cell table:formula="of:=IF([.T200]&gt;[.T$177];[.T200];&quot;&quot;)">
            <text:p/>
          </table:table-cell>
          <table:table-cell table:formula="of:=IF([.U200]&gt;[.U$177];[.U200];&quot;&quot;)">
            <text:p/>
          </table:table-cell>
          <table:table-cell table:formula="of:=IF([.V200]&gt;[.V$177];[.V200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7.2" calcext:value-type="float">
            <text:p>67,2</text:p>
          </table:table-cell>
          <table:table-cell table:formula="of:=IF([.B201]&gt;[.B$177];[.B201];&quot;&quot;)">
            <text:p/>
          </table:table-cell>
          <table:table-cell table:formula="of:=IF([.C201]&gt;[.C$177];[.C201];&quot;&quot;)" office:value-type="float" office:value="739.3625" calcext:value-type="float">
            <text:p>739,3625</text:p>
          </table:table-cell>
          <table:table-cell table:formula="of:=IF([.D201]&gt;[.D$177];[.D201];&quot;&quot;)">
            <text:p/>
          </table:table-cell>
          <table:table-cell table:formula="of:=IF([.E201]&gt;[.E$177];[.E201];&quot;&quot;)" office:value-type="float" office:value="3650942.2" calcext:value-type="float">
            <text:p>3650942,2</text:p>
          </table:table-cell>
          <table:table-cell table:formula="of:=IF([.F201]&gt;[.F$177];[.F201];&quot;&quot;)">
            <text:p/>
          </table:table-cell>
          <table:table-cell table:formula="of:=IF([.G201]&gt;[.G$177];[.G201];&quot;&quot;)">
            <text:p/>
          </table:table-cell>
          <table:table-cell table:formula="of:=IF([.H201]&gt;[.H$177];[.H201];&quot;&quot;)">
            <text:p/>
          </table:table-cell>
          <table:table-cell table:formula="of:=IF([.I201]&gt;[.I$177];[.I201];&quot;&quot;)" office:value-type="float" office:value="20662.2" calcext:value-type="float">
            <text:p>20662,2</text:p>
          </table:table-cell>
          <table:table-cell table:formula="of:=IF([.J201]&gt;[.J$177];[.J201];&quot;&quot;)">
            <text:p/>
          </table:table-cell>
          <table:table-cell table:formula="of:=IF([.K201]&gt;[.K$177];[.K201];&quot;&quot;)">
            <text:p/>
          </table:table-cell>
          <table:table-cell table:formula="of:=IF([.L201]&gt;[.L$177];[.L201];&quot;&quot;)">
            <text:p/>
          </table:table-cell>
          <table:table-cell table:formula="of:=IF([.M201]&gt;[.M$177];[.M201];&quot;&quot;)">
            <text:p/>
          </table:table-cell>
          <table:table-cell table:formula="of:=IF([.N201]&gt;[.N$177];[.N201];&quot;&quot;)" office:value-type="float" office:value="2078539.45" calcext:value-type="float">
            <text:p>2078539,45</text:p>
          </table:table-cell>
          <table:table-cell table:formula="of:=IF([.O201]&gt;[.O$177];[.O201];&quot;&quot;)">
            <text:p/>
          </table:table-cell>
          <table:table-cell table:formula="of:=IF([.P201]&gt;[.P$177];[.P201];&quot;&quot;)">
            <text:p/>
          </table:table-cell>
          <table:table-cell table:formula="of:=IF([.Q201]&gt;[.Q$177];[.Q201];&quot;&quot;)">
            <text:p/>
          </table:table-cell>
          <table:table-cell table:formula="of:=IF([.R201]&gt;[.R$177];[.R201];&quot;&quot;)">
            <text:p/>
          </table:table-cell>
          <table:table-cell table:formula="of:=IF([.S201]&gt;[.S$177];[.S201];&quot;&quot;)" office:value-type="float" office:value="43675.1125" calcext:value-type="float">
            <text:p>43675,1125</text:p>
          </table:table-cell>
          <table:table-cell table:formula="of:=IF([.T201]&gt;[.T$177];[.T201];&quot;&quot;)">
            <text:p/>
          </table:table-cell>
          <table:table-cell table:formula="of:=IF([.U201]&gt;[.U$177];[.U201];&quot;&quot;)">
            <text:p/>
          </table:table-cell>
          <table:table-cell table:formula="of:=IF([.V201]&gt;[.V$177];[.V201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8.9" calcext:value-type="float">
            <text:p>68,9</text:p>
          </table:table-cell>
          <table:table-cell table:formula="of:=IF([.B202]&gt;[.B$177];[.B202];&quot;&quot;)">
            <text:p/>
          </table:table-cell>
          <table:table-cell table:formula="of:=IF([.C202]&gt;[.C$177];[.C202];&quot;&quot;)" office:value-type="float" office:value="538.9625" calcext:value-type="float">
            <text:p>538,9625</text:p>
          </table:table-cell>
          <table:table-cell table:formula="of:=IF([.D202]&gt;[.D$177];[.D202];&quot;&quot;)">
            <text:p/>
          </table:table-cell>
          <table:table-cell table:formula="of:=IF([.E202]&gt;[.E$177];[.E202];&quot;&quot;)" office:value-type="float" office:value="2845088.1" calcext:value-type="float">
            <text:p>2845088,1</text:p>
          </table:table-cell>
          <table:table-cell table:formula="of:=IF([.F202]&gt;[.F$177];[.F202];&quot;&quot;)">
            <text:p/>
          </table:table-cell>
          <table:table-cell table:formula="of:=IF([.G202]&gt;[.G$177];[.G202];&quot;&quot;)">
            <text:p/>
          </table:table-cell>
          <table:table-cell table:formula="of:=IF([.H202]&gt;[.H$177];[.H202];&quot;&quot;)">
            <text:p/>
          </table:table-cell>
          <table:table-cell table:formula="of:=IF([.I202]&gt;[.I$177];[.I202];&quot;&quot;)" office:value-type="float" office:value="20662.2" calcext:value-type="float">
            <text:p>20662,2</text:p>
          </table:table-cell>
          <table:table-cell table:formula="of:=IF([.J202]&gt;[.J$177];[.J202];&quot;&quot;)">
            <text:p/>
          </table:table-cell>
          <table:table-cell table:formula="of:=IF([.K202]&gt;[.K$177];[.K202];&quot;&quot;)">
            <text:p/>
          </table:table-cell>
          <table:table-cell table:formula="of:=IF([.L202]&gt;[.L$177];[.L202];&quot;&quot;)">
            <text:p/>
          </table:table-cell>
          <table:table-cell table:formula="of:=IF([.M202]&gt;[.M$177];[.M202];&quot;&quot;)">
            <text:p/>
          </table:table-cell>
          <table:table-cell table:formula="of:=IF([.N202]&gt;[.N$177];[.N202];&quot;&quot;)" office:value-type="float" office:value="1588775.75" calcext:value-type="float">
            <text:p>1588775,75</text:p>
          </table:table-cell>
          <table:table-cell table:formula="of:=IF([.O202]&gt;[.O$177];[.O202];&quot;&quot;)">
            <text:p/>
          </table:table-cell>
          <table:table-cell table:formula="of:=IF([.P202]&gt;[.P$177];[.P202];&quot;&quot;)">
            <text:p/>
          </table:table-cell>
          <table:table-cell table:formula="of:=IF([.Q202]&gt;[.Q$177];[.Q202];&quot;&quot;)">
            <text:p/>
          </table:table-cell>
          <table:table-cell table:formula="of:=IF([.R202]&gt;[.R$177];[.R202];&quot;&quot;)">
            <text:p/>
          </table:table-cell>
          <table:table-cell table:formula="of:=IF([.S202]&gt;[.S$177];[.S202];&quot;&quot;)" office:value-type="float" office:value="29605.1125" calcext:value-type="float">
            <text:p>29605,1125</text:p>
          </table:table-cell>
          <table:table-cell table:formula="of:=IF([.T202]&gt;[.T$177];[.T202];&quot;&quot;)">
            <text:p/>
          </table:table-cell>
          <table:table-cell table:formula="of:=IF([.U202]&gt;[.U$177];[.U202];&quot;&quot;)">
            <text:p/>
          </table:table-cell>
          <table:table-cell table:formula="of:=IF([.V202]&gt;[.V$177];[.V202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0.7" calcext:value-type="float">
            <text:p>70,7</text:p>
          </table:table-cell>
          <table:table-cell table:formula="of:=IF([.B203]&gt;[.B$177];[.B203];&quot;&quot;)">
            <text:p/>
          </table:table-cell>
          <table:table-cell table:formula="of:=IF([.C203]&gt;[.C$177];[.C203];&quot;&quot;)" office:value-type="float" office:value="538.9625" calcext:value-type="float">
            <text:p>538,9625</text:p>
          </table:table-cell>
          <table:table-cell table:formula="of:=IF([.D203]&gt;[.D$177];[.D203];&quot;&quot;)">
            <text:p/>
          </table:table-cell>
          <table:table-cell table:formula="of:=IF([.E203]&gt;[.E$177];[.E203];&quot;&quot;)" office:value-type="float" office:value="2524879.4" calcext:value-type="float">
            <text:p>2524879,4</text:p>
          </table:table-cell>
          <table:table-cell table:formula="of:=IF([.F203]&gt;[.F$177];[.F203];&quot;&quot;)">
            <text:p/>
          </table:table-cell>
          <table:table-cell table:formula="of:=IF([.G203]&gt;[.G$177];[.G203];&quot;&quot;)">
            <text:p/>
          </table:table-cell>
          <table:table-cell table:formula="of:=IF([.H203]&gt;[.H$177];[.H203];&quot;&quot;)">
            <text:p/>
          </table:table-cell>
          <table:table-cell table:formula="of:=IF([.I203]&gt;[.I$177];[.I203];&quot;&quot;)" office:value-type="float" office:value="17153.4" calcext:value-type="float">
            <text:p>17153,4</text:p>
          </table:table-cell>
          <table:table-cell table:formula="of:=IF([.J203]&gt;[.J$177];[.J203];&quot;&quot;)">
            <text:p/>
          </table:table-cell>
          <table:table-cell table:formula="of:=IF([.K203]&gt;[.K$177];[.K203];&quot;&quot;)">
            <text:p/>
          </table:table-cell>
          <table:table-cell table:formula="of:=IF([.L203]&gt;[.L$177];[.L203];&quot;&quot;)">
            <text:p/>
          </table:table-cell>
          <table:table-cell table:formula="of:=IF([.M203]&gt;[.M$177];[.M203];&quot;&quot;)">
            <text:p/>
          </table:table-cell>
          <table:table-cell table:formula="of:=IF([.N203]&gt;[.N$177];[.N203];&quot;&quot;)" office:value-type="float" office:value="1323294.15" calcext:value-type="float">
            <text:p>1323294,15</text:p>
          </table:table-cell>
          <table:table-cell table:formula="of:=IF([.O203]&gt;[.O$177];[.O203];&quot;&quot;)" office:value-type="float" office:value="71.875" calcext:value-type="float">
            <text:p>71,875</text:p>
          </table:table-cell>
          <table:table-cell table:formula="of:=IF([.P203]&gt;[.P$177];[.P203];&quot;&quot;)" office:value-type="float" office:value="247.875" calcext:value-type="float">
            <text:p>247,875</text:p>
          </table:table-cell>
          <table:table-cell table:formula="of:=IF([.Q203]&gt;[.Q$177];[.Q203];&quot;&quot;)">
            <text:p/>
          </table:table-cell>
          <table:table-cell table:formula="of:=IF([.R203]&gt;[.R$177];[.R203];&quot;&quot;)">
            <text:p/>
          </table:table-cell>
          <table:table-cell table:formula="of:=IF([.S203]&gt;[.S$177];[.S203];&quot;&quot;)" office:value-type="float" office:value="33113.8125" calcext:value-type="float">
            <text:p>33113,8125</text:p>
          </table:table-cell>
          <table:table-cell table:formula="of:=IF([.T203]&gt;[.T$177];[.T203];&quot;&quot;)">
            <text:p/>
          </table:table-cell>
          <table:table-cell table:formula="of:=IF([.U203]&gt;[.U$177];[.U203];&quot;&quot;)">
            <text:p/>
          </table:table-cell>
          <table:table-cell table:formula="of:=IF([.V203]&gt;[.V$177];[.V203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2.5" calcext:value-type="float">
            <text:p>72,5</text:p>
          </table:table-cell>
          <table:table-cell table:formula="of:=IF([.B204]&gt;[.B$177];[.B204];&quot;&quot;)">
            <text:p/>
          </table:table-cell>
          <table:table-cell table:formula="of:=IF([.C204]&gt;[.C$177];[.C204];&quot;&quot;)" office:value-type="float" office:value="679.1625" calcext:value-type="float">
            <text:p>679,1625</text:p>
          </table:table-cell>
          <table:table-cell table:formula="of:=IF([.D204]&gt;[.D$177];[.D204];&quot;&quot;)">
            <text:p/>
          </table:table-cell>
          <table:table-cell table:formula="of:=IF([.E204]&gt;[.E$177];[.E204];&quot;&quot;)" office:value-type="float" office:value="2630457.6" calcext:value-type="float">
            <text:p>2630457,6</text:p>
          </table:table-cell>
          <table:table-cell table:formula="of:=IF([.F204]&gt;[.F$177];[.F204];&quot;&quot;)">
            <text:p/>
          </table:table-cell>
          <table:table-cell table:formula="of:=IF([.G204]&gt;[.G$177];[.G204];&quot;&quot;)">
            <text:p/>
          </table:table-cell>
          <table:table-cell table:formula="of:=IF([.H204]&gt;[.H$177];[.H204];&quot;&quot;)">
            <text:p/>
          </table:table-cell>
          <table:table-cell table:formula="of:=IF([.I204]&gt;[.I$177];[.I204];&quot;&quot;)" office:value-type="float" office:value="13679.8" calcext:value-type="float">
            <text:p>13679,8</text:p>
          </table:table-cell>
          <table:table-cell table:formula="of:=IF([.J204]&gt;[.J$177];[.J204];&quot;&quot;)">
            <text:p/>
          </table:table-cell>
          <table:table-cell table:formula="of:=IF([.K204]&gt;[.K$177];[.K204];&quot;&quot;)">
            <text:p/>
          </table:table-cell>
          <table:table-cell table:formula="of:=IF([.L204]&gt;[.L$177];[.L204];&quot;&quot;)">
            <text:p/>
          </table:table-cell>
          <table:table-cell table:formula="of:=IF([.M204]&gt;[.M$177];[.M204];&quot;&quot;)">
            <text:p/>
          </table:table-cell>
          <table:table-cell table:formula="of:=IF([.N204]&gt;[.N$177];[.N204];&quot;&quot;)" office:value-type="float" office:value="1469844.55" calcext:value-type="float">
            <text:p>1469844,55</text:p>
          </table:table-cell>
          <table:table-cell table:formula="of:=IF([.O204]&gt;[.O$177];[.O204];&quot;&quot;)">
            <text:p/>
          </table:table-cell>
          <table:table-cell table:formula="of:=IF([.P204]&gt;[.P$177];[.P204];&quot;&quot;)">
            <text:p/>
          </table:table-cell>
          <table:table-cell table:formula="of:=IF([.Q204]&gt;[.Q$177];[.Q204];&quot;&quot;)">
            <text:p/>
          </table:table-cell>
          <table:table-cell table:formula="of:=IF([.R204]&gt;[.R$177];[.R204];&quot;&quot;)">
            <text:p/>
          </table:table-cell>
          <table:table-cell table:formula="of:=IF([.S204]&gt;[.S$177];[.S204];&quot;&quot;)" office:value-type="float" office:value="29605.1125" calcext:value-type="float">
            <text:p>29605,1125</text:p>
          </table:table-cell>
          <table:table-cell table:formula="of:=IF([.T204]&gt;[.T$177];[.T204];&quot;&quot;)">
            <text:p/>
          </table:table-cell>
          <table:table-cell table:formula="of:=IF([.U204]&gt;[.U$177];[.U204];&quot;&quot;)">
            <text:p/>
          </table:table-cell>
          <table:table-cell table:formula="of:=IF([.V204]&gt;[.V$177];[.V204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4.2" calcext:value-type="float">
            <text:p>74,2</text:p>
          </table:table-cell>
          <table:table-cell table:formula="of:=IF([.B205]&gt;[.B$177];[.B205];&quot;&quot;)">
            <text:p/>
          </table:table-cell>
          <table:table-cell table:formula="of:=IF([.C205]&gt;[.C$177];[.C205];&quot;&quot;)" office:value-type="float" office:value="679.3625" calcext:value-type="float">
            <text:p>679,3625</text:p>
          </table:table-cell>
          <table:table-cell table:formula="of:=IF([.D205]&gt;[.D$177];[.D205];&quot;&quot;)">
            <text:p/>
          </table:table-cell>
          <table:table-cell table:formula="of:=IF([.E205]&gt;[.E$177];[.E205];&quot;&quot;)" office:value-type="float" office:value="2750105.8" calcext:value-type="float">
            <text:p>2750105,8</text:p>
          </table:table-cell>
          <table:table-cell table:formula="of:=IF([.F205]&gt;[.F$177];[.F205];&quot;&quot;)">
            <text:p/>
          </table:table-cell>
          <table:table-cell table:formula="of:=IF([.G205]&gt;[.G$177];[.G205];&quot;&quot;)">
            <text:p/>
          </table:table-cell>
          <table:table-cell table:formula="of:=IF([.H205]&gt;[.H$177];[.H205];&quot;&quot;)">
            <text:p/>
          </table:table-cell>
          <table:table-cell table:formula="of:=IF([.I205]&gt;[.I$177];[.I205];&quot;&quot;)" office:value-type="float" office:value="13644.7" calcext:value-type="float">
            <text:p>13644,7</text:p>
          </table:table-cell>
          <table:table-cell table:formula="of:=IF([.J205]&gt;[.J$177];[.J205];&quot;&quot;)">
            <text:p/>
          </table:table-cell>
          <table:table-cell table:formula="of:=IF([.K205]&gt;[.K$177];[.K205];&quot;&quot;)">
            <text:p/>
          </table:table-cell>
          <table:table-cell table:formula="of:=IF([.L205]&gt;[.L$177];[.L205];&quot;&quot;)">
            <text:p/>
          </table:table-cell>
          <table:table-cell table:formula="of:=IF([.M205]&gt;[.M$177];[.M205];&quot;&quot;)" office:value-type="float" office:value="588.925" calcext:value-type="float">
            <text:p>588,925</text:p>
          </table:table-cell>
          <table:table-cell table:formula="of:=IF([.N205]&gt;[.N$177];[.N205];&quot;&quot;)" office:value-type="float" office:value="1609124.05" calcext:value-type="float">
            <text:p>1609124,05</text:p>
          </table:table-cell>
          <table:table-cell table:formula="of:=IF([.O205]&gt;[.O$177];[.O205];&quot;&quot;)">
            <text:p/>
          </table:table-cell>
          <table:table-cell table:formula="of:=IF([.P205]&gt;[.P$177];[.P205];&quot;&quot;)">
            <text:p/>
          </table:table-cell>
          <table:table-cell table:formula="of:=IF([.Q205]&gt;[.Q$177];[.Q205];&quot;&quot;)">
            <text:p/>
          </table:table-cell>
          <table:table-cell table:formula="of:=IF([.R205]&gt;[.R$177];[.R205];&quot;&quot;)">
            <text:p/>
          </table:table-cell>
          <table:table-cell table:formula="of:=IF([.S205]&gt;[.S$177];[.S205];&quot;&quot;)" office:value-type="float" office:value="33113.8125" calcext:value-type="float">
            <text:p>33113,8125</text:p>
          </table:table-cell>
          <table:table-cell table:formula="of:=IF([.T205]&gt;[.T$177];[.T205];&quot;&quot;)">
            <text:p/>
          </table:table-cell>
          <table:table-cell table:formula="of:=IF([.U205]&gt;[.U$177];[.U205];&quot;&quot;)">
            <text:p/>
          </table:table-cell>
          <table:table-cell table:formula="of:=IF([.V205]&gt;[.V$177];[.V205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formula="of:=IF([.B206]&gt;[.B$177];[.B206];&quot;&quot;)">
            <text:p/>
          </table:table-cell>
          <table:table-cell table:formula="of:=IF([.C206]&gt;[.C$177];[.C206];&quot;&quot;)" office:value-type="float" office:value="699.3625" calcext:value-type="float">
            <text:p>699,3625</text:p>
          </table:table-cell>
          <table:table-cell table:formula="of:=IF([.D206]&gt;[.D$177];[.D206];&quot;&quot;)">
            <text:p/>
          </table:table-cell>
          <table:table-cell table:formula="of:=IF([.E206]&gt;[.E$177];[.E206];&quot;&quot;)" office:value-type="float" office:value="3650872.1" calcext:value-type="float">
            <text:p>3650872,1</text:p>
          </table:table-cell>
          <table:table-cell table:formula="of:=IF([.F206]&gt;[.F$177];[.F206];&quot;&quot;)">
            <text:p/>
          </table:table-cell>
          <table:table-cell table:formula="of:=IF([.G206]&gt;[.G$177];[.G206];&quot;&quot;)">
            <text:p/>
          </table:table-cell>
          <table:table-cell table:formula="of:=IF([.H206]&gt;[.H$177];[.H206];&quot;&quot;)">
            <text:p/>
          </table:table-cell>
          <table:table-cell table:formula="of:=IF([.I206]&gt;[.I$177];[.I206];&quot;&quot;)" office:value-type="float" office:value="20697.3" calcext:value-type="float">
            <text:p>20697,3</text:p>
          </table:table-cell>
          <table:table-cell table:formula="of:=IF([.J206]&gt;[.J$177];[.J206];&quot;&quot;)">
            <text:p/>
          </table:table-cell>
          <table:table-cell table:formula="of:=IF([.K206]&gt;[.K$177];[.K206];&quot;&quot;)">
            <text:p/>
          </table:table-cell>
          <table:table-cell table:formula="of:=IF([.L206]&gt;[.L$177];[.L206];&quot;&quot;)">
            <text:p/>
          </table:table-cell>
          <table:table-cell table:formula="of:=IF([.M206]&gt;[.M$177];[.M206];&quot;&quot;)">
            <text:p/>
          </table:table-cell>
          <table:table-cell table:formula="of:=IF([.N206]&gt;[.N$177];[.N206];&quot;&quot;)" office:value-type="float" office:value="1640679.75" calcext:value-type="float">
            <text:p>1640679,75</text:p>
          </table:table-cell>
          <table:table-cell table:formula="of:=IF([.O206]&gt;[.O$177];[.O206];&quot;&quot;)" office:value-type="float" office:value="84.375" calcext:value-type="float">
            <text:p>84,375</text:p>
          </table:table-cell>
          <table:table-cell table:formula="of:=IF([.P206]&gt;[.P$177];[.P206];&quot;&quot;)">
            <text:p/>
          </table:table-cell>
          <table:table-cell table:formula="of:=IF([.Q206]&gt;[.Q$177];[.Q206];&quot;&quot;)">
            <text:p/>
          </table:table-cell>
          <table:table-cell table:formula="of:=IF([.R206]&gt;[.R$177];[.R206];&quot;&quot;)">
            <text:p/>
          </table:table-cell>
          <table:table-cell table:formula="of:=IF([.S206]&gt;[.S$177];[.S206];&quot;&quot;)" office:value-type="float" office:value="43640.1125" calcext:value-type="float">
            <text:p>43640,1125</text:p>
          </table:table-cell>
          <table:table-cell table:formula="of:=IF([.T206]&gt;[.T$177];[.T206];&quot;&quot;)">
            <text:p/>
          </table:table-cell>
          <table:table-cell table:formula="of:=IF([.U206]&gt;[.U$177];[.U206];&quot;&quot;)">
            <text:p/>
          </table:table-cell>
          <table:table-cell table:formula="of:=IF([.V206]&gt;[.V$177];[.V206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7.8" calcext:value-type="float">
            <text:p>77,8</text:p>
          </table:table-cell>
          <table:table-cell table:formula="of:=IF([.B207]&gt;[.B$177];[.B207];&quot;&quot;)">
            <text:p/>
          </table:table-cell>
          <table:table-cell table:formula="of:=IF([.C207]&gt;[.C$177];[.C207];&quot;&quot;)" office:value-type="float" office:value="739.5625" calcext:value-type="float">
            <text:p>739,5625</text:p>
          </table:table-cell>
          <table:table-cell table:formula="of:=IF([.D207]&gt;[.D$177];[.D207];&quot;&quot;)">
            <text:p/>
          </table:table-cell>
          <table:table-cell table:formula="of:=IF([.E207]&gt;[.E$177];[.E207];&quot;&quot;)" office:value-type="float" office:value="2933122.2" calcext:value-type="float">
            <text:p>2933122,2</text:p>
          </table:table-cell>
          <table:table-cell table:formula="of:=IF([.F207]&gt;[.F$177];[.F207];&quot;&quot;)">
            <text:p/>
          </table:table-cell>
          <table:table-cell table:formula="of:=IF([.G207]&gt;[.G$177];[.G207];&quot;&quot;)">
            <text:p/>
          </table:table-cell>
          <table:table-cell table:formula="of:=IF([.H207]&gt;[.H$177];[.H207];&quot;&quot;)">
            <text:p/>
          </table:table-cell>
          <table:table-cell table:formula="of:=IF([.I207]&gt;[.I$177];[.I207];&quot;&quot;)" office:value-type="float" office:value="20697.3" calcext:value-type="float">
            <text:p>20697,3</text:p>
          </table:table-cell>
          <table:table-cell table:formula="of:=IF([.J207]&gt;[.J$177];[.J207];&quot;&quot;)">
            <text:p/>
          </table:table-cell>
          <table:table-cell table:formula="of:=IF([.K207]&gt;[.K$177];[.K207];&quot;&quot;)">
            <text:p/>
          </table:table-cell>
          <table:table-cell table:formula="of:=IF([.L207]&gt;[.L$177];[.L207];&quot;&quot;)">
            <text:p/>
          </table:table-cell>
          <table:table-cell table:formula="of:=IF([.M207]&gt;[.M$177];[.M207];&quot;&quot;)">
            <text:p/>
          </table:table-cell>
          <table:table-cell table:formula="of:=IF([.N207]&gt;[.N$177];[.N207];&quot;&quot;)" office:value-type="float" office:value="1631809.35" calcext:value-type="float">
            <text:p>1631809,35</text:p>
          </table:table-cell>
          <table:table-cell table:formula="of:=IF([.O207]&gt;[.O$177];[.O207];&quot;&quot;)" office:value-type="float" office:value="84.375" calcext:value-type="float">
            <text:p>84,375</text:p>
          </table:table-cell>
          <table:table-cell table:formula="of:=IF([.P207]&gt;[.P$177];[.P207];&quot;&quot;)">
            <text:p/>
          </table:table-cell>
          <table:table-cell table:formula="of:=IF([.Q207]&gt;[.Q$177];[.Q207];&quot;&quot;)">
            <text:p/>
          </table:table-cell>
          <table:table-cell table:formula="of:=IF([.R207]&gt;[.R$177];[.R207];&quot;&quot;)">
            <text:p/>
          </table:table-cell>
          <table:table-cell table:formula="of:=IF([.S207]&gt;[.S$177];[.S207];&quot;&quot;)" office:value-type="float" office:value="33113.8125" calcext:value-type="float">
            <text:p>33113,8125</text:p>
          </table:table-cell>
          <table:table-cell table:formula="of:=IF([.T207]&gt;[.T$177];[.T207];&quot;&quot;)">
            <text:p/>
          </table:table-cell>
          <table:table-cell table:formula="of:=IF([.U207]&gt;[.U$177];[.U207];&quot;&quot;)">
            <text:p/>
          </table:table-cell>
          <table:table-cell table:formula="of:=IF([.V207]&gt;[.V$177];[.V207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9.5" calcext:value-type="float">
            <text:p>79,5</text:p>
          </table:table-cell>
          <table:table-cell table:formula="of:=IF([.B208]&gt;[.B$177];[.B208];&quot;&quot;)">
            <text:p/>
          </table:table-cell>
          <table:table-cell table:formula="of:=IF([.C208]&gt;[.C$177];[.C208];&quot;&quot;)" office:value-type="float" office:value="1040.1625" calcext:value-type="float">
            <text:p>1040,1625</text:p>
          </table:table-cell>
          <table:table-cell table:formula="of:=IF([.D208]&gt;[.D$177];[.D208];&quot;&quot;)">
            <text:p/>
          </table:table-cell>
          <table:table-cell table:formula="of:=IF([.E208]&gt;[.E$177];[.E208];&quot;&quot;)" office:value-type="float" office:value="2630457.6" calcext:value-type="float">
            <text:p>2630457,6</text:p>
          </table:table-cell>
          <table:table-cell table:formula="of:=IF([.F208]&gt;[.F$177];[.F208];&quot;&quot;)">
            <text:p/>
          </table:table-cell>
          <table:table-cell table:formula="of:=IF([.G208]&gt;[.G$177];[.G208];&quot;&quot;)">
            <text:p/>
          </table:table-cell>
          <table:table-cell table:formula="of:=IF([.H208]&gt;[.H$177];[.H208];&quot;&quot;)">
            <text:p/>
          </table:table-cell>
          <table:table-cell table:formula="of:=IF([.I208]&gt;[.I$177];[.I208];&quot;&quot;)" office:value-type="float" office:value="13644.7" calcext:value-type="float">
            <text:p>13644,7</text:p>
          </table:table-cell>
          <table:table-cell table:formula="of:=IF([.J208]&gt;[.J$177];[.J208];&quot;&quot;)">
            <text:p/>
          </table:table-cell>
          <table:table-cell table:formula="of:=IF([.K208]&gt;[.K$177];[.K208];&quot;&quot;)">
            <text:p/>
          </table:table-cell>
          <table:table-cell table:formula="of:=IF([.L208]&gt;[.L$177];[.L208];&quot;&quot;)">
            <text:p/>
          </table:table-cell>
          <table:table-cell table:formula="of:=IF([.M208]&gt;[.M$177];[.M208];&quot;&quot;)">
            <text:p/>
          </table:table-cell>
          <table:table-cell table:formula="of:=IF([.N208]&gt;[.N$177];[.N208];&quot;&quot;)" office:value-type="float" office:value="1460929.35" calcext:value-type="float">
            <text:p>1460929,35</text:p>
          </table:table-cell>
          <table:table-cell table:formula="of:=IF([.O208]&gt;[.O$177];[.O208];&quot;&quot;)" office:value-type="float" office:value="59.375" calcext:value-type="float">
            <text:p>59,375</text:p>
          </table:table-cell>
          <table:table-cell table:formula="of:=IF([.P208]&gt;[.P$177];[.P208];&quot;&quot;)">
            <text:p/>
          </table:table-cell>
          <table:table-cell table:formula="of:=IF([.Q208]&gt;[.Q$177];[.Q208];&quot;&quot;)">
            <text:p/>
          </table:table-cell>
          <table:table-cell table:formula="of:=IF([.R208]&gt;[.R$177];[.R208];&quot;&quot;)">
            <text:p/>
          </table:table-cell>
          <table:table-cell table:formula="of:=IF([.S208]&gt;[.S$177];[.S208];&quot;&quot;)" office:value-type="float" office:value="29605.1125" calcext:value-type="float">
            <text:p>29605,1125</text:p>
          </table:table-cell>
          <table:table-cell table:formula="of:=IF([.T208]&gt;[.T$177];[.T208];&quot;&quot;)">
            <text:p/>
          </table:table-cell>
          <table:table-cell table:formula="of:=IF([.U208]&gt;[.U$177];[.U208];&quot;&quot;)">
            <text:p/>
          </table:table-cell>
          <table:table-cell table:formula="of:=IF([.V208]&gt;[.V$177];[.V208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81.3" calcext:value-type="float">
            <text:p>81,3</text:p>
          </table:table-cell>
          <table:table-cell table:formula="of:=IF([.B209]&gt;[.B$177];[.B209];&quot;&quot;)">
            <text:p/>
          </table:table-cell>
          <table:table-cell table:formula="of:=IF([.C209]&gt;[.C$177];[.C209];&quot;&quot;)" office:value-type="float" office:value="779.5625" calcext:value-type="float">
            <text:p>779,5625</text:p>
          </table:table-cell>
          <table:table-cell table:formula="of:=IF([.D209]&gt;[.D$177];[.D209];&quot;&quot;)">
            <text:p/>
          </table:table-cell>
          <table:table-cell table:formula="of:=IF([.E209]&gt;[.E$177];[.E209];&quot;&quot;)" office:value-type="float" office:value="2655159.1" calcext:value-type="float">
            <text:p>2655159,1</text:p>
          </table:table-cell>
          <table:table-cell table:formula="of:=IF([.F209]&gt;[.F$177];[.F209];&quot;&quot;)">
            <text:p/>
          </table:table-cell>
          <table:table-cell table:formula="of:=IF([.G209]&gt;[.G$177];[.G209];&quot;&quot;)">
            <text:p/>
          </table:table-cell>
          <table:table-cell table:formula="of:=IF([.H209]&gt;[.H$177];[.H209];&quot;&quot;)">
            <text:p/>
          </table:table-cell>
          <table:table-cell table:formula="of:=IF([.I209]&gt;[.I$177];[.I209];&quot;&quot;)">
            <text:p/>
          </table:table-cell>
          <table:table-cell table:formula="of:=IF([.J209]&gt;[.J$177];[.J209];&quot;&quot;)">
            <text:p/>
          </table:table-cell>
          <table:table-cell table:formula="of:=IF([.K209]&gt;[.K$177];[.K209];&quot;&quot;)">
            <text:p/>
          </table:table-cell>
          <table:table-cell table:formula="of:=IF([.L209]&gt;[.L$177];[.L209];&quot;&quot;)">
            <text:p/>
          </table:table-cell>
          <table:table-cell table:formula="of:=IF([.M209]&gt;[.M$177];[.M209];&quot;&quot;)" office:value-type="float" office:value="689.525" calcext:value-type="float">
            <text:p>689,525</text:p>
          </table:table-cell>
          <table:table-cell table:formula="of:=IF([.N209]&gt;[.N$177];[.N209];&quot;&quot;)" office:value-type="float" office:value="1531367.95" calcext:value-type="float">
            <text:p>1531367,95</text:p>
          </table:table-cell>
          <table:table-cell table:formula="of:=IF([.O209]&gt;[.O$177];[.O209];&quot;&quot;)">
            <text:p/>
          </table:table-cell>
          <table:table-cell table:formula="of:=IF([.P209]&gt;[.P$177];[.P209];&quot;&quot;)">
            <text:p/>
          </table:table-cell>
          <table:table-cell table:formula="of:=IF([.Q209]&gt;[.Q$177];[.Q209];&quot;&quot;)">
            <text:p/>
          </table:table-cell>
          <table:table-cell table:formula="of:=IF([.R209]&gt;[.R$177];[.R209];&quot;&quot;)">
            <text:p/>
          </table:table-cell>
          <table:table-cell table:formula="of:=IF([.S209]&gt;[.S$177];[.S209];&quot;&quot;)" office:value-type="float" office:value="33113.8125" calcext:value-type="float">
            <text:p>33113,8125</text:p>
          </table:table-cell>
          <table:table-cell table:formula="of:=IF([.T209]&gt;[.T$177];[.T209];&quot;&quot;)">
            <text:p/>
          </table:table-cell>
          <table:table-cell table:formula="of:=IF([.U209]&gt;[.U$177];[.U209];&quot;&quot;)">
            <text:p/>
          </table:table-cell>
          <table:table-cell table:formula="of:=IF([.V209]&gt;[.V$177];[.V209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83.1" calcext:value-type="float">
            <text:p>83,1</text:p>
          </table:table-cell>
          <table:table-cell table:formula="of:=IF([.B210]&gt;[.B$177];[.B210];&quot;&quot;)">
            <text:p/>
          </table:table-cell>
          <table:table-cell table:formula="of:=IF([.C210]&gt;[.C$177];[.C210];&quot;&quot;)" office:value-type="float" office:value="1270.9625" calcext:value-type="float">
            <text:p>1270,9625</text:p>
          </table:table-cell>
          <table:table-cell table:formula="of:=IF([.D210]&gt;[.D$177];[.D210];&quot;&quot;)">
            <text:p/>
          </table:table-cell>
          <table:table-cell table:formula="of:=IF([.E210]&gt;[.E$177];[.E210];&quot;&quot;)" office:value-type="float" office:value="2940069.9" calcext:value-type="float">
            <text:p>2940069,9</text:p>
          </table:table-cell>
          <table:table-cell table:formula="of:=IF([.F210]&gt;[.F$177];[.F210];&quot;&quot;)">
            <text:p/>
          </table:table-cell>
          <table:table-cell table:formula="of:=IF([.G210]&gt;[.G$177];[.G210];&quot;&quot;)">
            <text:p/>
          </table:table-cell>
          <table:table-cell table:formula="of:=IF([.H210]&gt;[.H$177];[.H210];&quot;&quot;)" office:value-type="float" office:value="1231.375" calcext:value-type="float">
            <text:p>1231,375</text:p>
          </table:table-cell>
          <table:table-cell table:formula="of:=IF([.I210]&gt;[.I$177];[.I210];&quot;&quot;)" office:value-type="float" office:value="17153.4" calcext:value-type="float">
            <text:p>17153,4</text:p>
          </table:table-cell>
          <table:table-cell table:formula="of:=IF([.J210]&gt;[.J$177];[.J210];&quot;&quot;)">
            <text:p/>
          </table:table-cell>
          <table:table-cell table:formula="of:=IF([.K210]&gt;[.K$177];[.K210];&quot;&quot;)">
            <text:p/>
          </table:table-cell>
          <table:table-cell table:formula="of:=IF([.L210]&gt;[.L$177];[.L210];&quot;&quot;)">
            <text:p/>
          </table:table-cell>
          <table:table-cell table:formula="of:=IF([.M210]&gt;[.M$177];[.M210];&quot;&quot;)" office:value-type="float" office:value="549.125" calcext:value-type="float">
            <text:p>549,125</text:p>
          </table:table-cell>
          <table:table-cell table:formula="of:=IF([.N210]&gt;[.N$177];[.N210];&quot;&quot;)" office:value-type="float" office:value="1690721.35" calcext:value-type="float">
            <text:p>1690721,35</text:p>
          </table:table-cell>
          <table:table-cell table:formula="of:=IF([.O210]&gt;[.O$177];[.O210];&quot;&quot;)">
            <text:p/>
          </table:table-cell>
          <table:table-cell table:formula="of:=IF([.P210]&gt;[.P$177];[.P210];&quot;&quot;)">
            <text:p/>
          </table:table-cell>
          <table:table-cell table:formula="of:=IF([.Q210]&gt;[.Q$177];[.Q210];&quot;&quot;)">
            <text:p/>
          </table:table-cell>
          <table:table-cell table:formula="of:=IF([.R210]&gt;[.R$177];[.R210];&quot;&quot;)">
            <text:p/>
          </table:table-cell>
          <table:table-cell table:formula="of:=IF([.S210]&gt;[.S$177];[.S210];&quot;&quot;)" office:value-type="float" office:value="43675.1125" calcext:value-type="float">
            <text:p>43675,1125</text:p>
          </table:table-cell>
          <table:table-cell table:formula="of:=IF([.T210]&gt;[.T$177];[.T210];&quot;&quot;)">
            <text:p/>
          </table:table-cell>
          <table:table-cell table:formula="of:=IF([.U210]&gt;[.U$177];[.U210];&quot;&quot;)">
            <text:p/>
          </table:table-cell>
          <table:table-cell table:formula="of:=IF([.V210]&gt;[.V$177];[.V210];&quot;&quot;)">
            <text:p/>
          </table:table-cell>
          <table:table-cell table:number-columns-repeated="1002"/>
        </table:table-row>
        <table:table-row table:style-name="ro2" table:number-rows-repeated="88">
          <table:table-cell table:number-columns-repeated="1024"/>
        </table:table-row>
        <table:table-row table:style-name="ro2">
          <table:table-cell office:value-type="string" calcext:value-type="string">
            <text:p>Normalisé</text:p>
          </table:table-cell>
          <table:table-cell table:number-columns-repeated="1023"/>
        </table:table-row>
        <table:table-row table:style-name="ro2">
          <table:table-cell table:style-name="ce2" office:value-type="float" office:value="30.1" calcext:value-type="float">
            <text:p>30,1</text:p>
          </table:table-cell>
          <table:table-cell table:formula="of:=IFERROR([.B302]/[.$E302];&quot;&quot; )">
            <text:p/>
          </table:table-cell>
          <table:table-cell table:formula="of:=IFERROR([.C302]/[.$E302];&quot;&quot; )" office:value-type="float" office:value="0.000357833192492764" calcext:value-type="float">
            <text:p>0,0003578332</text:p>
          </table:table-cell>
          <table:table-cell table:formula="of:=IFERROR([.D302]/[.$E302];&quot;&quot; )">
            <text:p/>
          </table:table-cell>
          <table:table-cell table:formula="of:=IFERROR([.E302]/[.$E302];&quot;&quot; )" office:value-type="float" office:value="1" calcext:value-type="float">
            <text:p>1</text:p>
          </table:table-cell>
          <table:table-cell table:formula="of:=IFERROR([.F302]/[.$E302];&quot;&quot; )">
            <text:p/>
          </table:table-cell>
          <table:table-cell table:formula="of:=IFERROR([.G302]/[.$E302];&quot;&quot; )">
            <text:p/>
          </table:table-cell>
          <table:table-cell table:formula="of:=IFERROR([.H302]/[.$E302];&quot;&quot; )">
            <text:p/>
          </table:table-cell>
          <table:table-cell table:formula="of:=IFERROR([.I302]/[.$E302];&quot;&quot; )" office:value-type="float" office:value="0.00915231642993443" calcext:value-type="float">
            <text:p>0,0091523164</text:p>
          </table:table-cell>
          <table:table-cell table:formula="of:=IFERROR([.J302]/[.$E302];&quot;&quot; )">
            <text:p/>
          </table:table-cell>
          <table:table-cell table:formula="of:=IFERROR([.K302]/[.$E302];&quot;&quot; )">
            <text:p/>
          </table:table-cell>
          <table:table-cell table:formula="of:=IFERROR([.L302]/[.$E302];&quot;&quot; )">
            <text:p/>
          </table:table-cell>
          <table:table-cell table:formula="of:=IFERROR([.M302]/[.$E302];&quot;&quot; )">
            <text:p/>
          </table:table-cell>
          <table:table-cell table:formula="of:=IFERROR([.N302]/[.$E302];&quot;&quot; )" office:value-type="float" office:value="0.547683030719815" calcext:value-type="float">
            <text:p>0,5476830307</text:p>
          </table:table-cell>
          <table:table-cell table:formula="of:=IFERROR([.O302]/[.$E302];&quot;&quot; )">
            <text:p/>
          </table:table-cell>
          <table:table-cell table:formula="of:=IFERROR([.P302]/[.$E302];&quot;&quot; )" office:value-type="float" office:value="0.0000506735856910633" calcext:value-type="float">
            <text:p>5,06735856910633E-005</text:p>
          </table:table-cell>
          <table:table-cell table:formula="of:=IFERROR([.Q302]/[.$E302];&quot;&quot; )">
            <text:p/>
          </table:table-cell>
          <table:table-cell table:formula="of:=IFERROR([.R302]/[.$E302];&quot;&quot; )">
            <text:p/>
          </table:table-cell>
          <table:table-cell table:formula="of:=IFERROR([.S302]/[.$E302];&quot;&quot; )" office:value-type="float" office:value="0.00970640992206249" calcext:value-type="float">
            <text:p>0,0097064099</text:p>
          </table:table-cell>
          <table:table-cell table:formula="of:=IFERROR([.T302]/[.$E302];&quot;&quot; )">
            <text:p/>
          </table:table-cell>
          <table:table-cell table:formula="of:=IFERROR([.U302]/[.$E302];&quot;&quot; )">
            <text:p/>
          </table:table-cell>
          <table:table-cell table:formula="of:=IFERROR([.V302]/[.$E302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1.8" calcext:value-type="float">
            <text:p>31,8</text:p>
          </table:table-cell>
          <table:table-cell table:formula="of:=IFERROR([.B303]/[.$E303];&quot;&quot; )">
            <text:p/>
          </table:table-cell>
          <table:table-cell table:formula="of:=IFERROR([.C303]/[.$E303];&quot;&quot; )" office:value-type="float" office:value="0.000340103625270439" calcext:value-type="float">
            <text:p>0,0003401036</text:p>
          </table:table-cell>
          <table:table-cell table:formula="of:=IFERROR([.D303]/[.$E303];&quot;&quot; )">
            <text:p/>
          </table:table-cell>
          <table:table-cell table:formula="of:=IFERROR([.E303]/[.$E303];&quot;&quot; )" office:value-type="float" office:value="1" calcext:value-type="float">
            <text:p>1</text:p>
          </table:table-cell>
          <table:table-cell table:formula="of:=IFERROR([.F303]/[.$E303];&quot;&quot; )">
            <text:p/>
          </table:table-cell>
          <table:table-cell table:formula="of:=IFERROR([.G303]/[.$E303];&quot;&quot; )">
            <text:p/>
          </table:table-cell>
          <table:table-cell table:formula="of:=IFERROR([.H303]/[.$E303];&quot;&quot; )">
            <text:p/>
          </table:table-cell>
          <table:table-cell table:formula="of:=IFERROR([.I303]/[.$E303];&quot;&quot; )" office:value-type="float" office:value="0.0120331770550544" calcext:value-type="float">
            <text:p>0,0120331771</text:p>
          </table:table-cell>
          <table:table-cell table:formula="of:=IFERROR([.J303]/[.$E303];&quot;&quot; )">
            <text:p/>
          </table:table-cell>
          <table:table-cell table:formula="of:=IFERROR([.K303]/[.$E303];&quot;&quot; )">
            <text:p/>
          </table:table-cell>
          <table:table-cell table:formula="of:=IFERROR([.L303]/[.$E303];&quot;&quot; )">
            <text:p/>
          </table:table-cell>
          <table:table-cell table:formula="of:=IFERROR([.M303]/[.$E303];&quot;&quot; )" office:value-type="float" office:value="0.000188300862689123" calcext:value-type="float">
            <text:p>0,0001883009</text:p>
          </table:table-cell>
          <table:table-cell table:formula="of:=IFERROR([.N303]/[.$E303];&quot;&quot; )" office:value-type="float" office:value="0.59046896464908" calcext:value-type="float">
            <text:p>0,5904689646</text:p>
          </table:table-cell>
          <table:table-cell table:formula="of:=IFERROR([.O303]/[.$E303];&quot;&quot; )">
            <text:p/>
          </table:table-cell>
          <table:table-cell table:formula="of:=IFERROR([.P303]/[.$E303];&quot;&quot; )">
            <text:p/>
          </table:table-cell>
          <table:table-cell table:formula="of:=IFERROR([.Q303]/[.$E303];&quot;&quot; )">
            <text:p/>
          </table:table-cell>
          <table:table-cell table:formula="of:=IFERROR([.R303]/[.$E303];&quot;&quot; )">
            <text:p/>
          </table:table-cell>
          <table:table-cell table:formula="of:=IFERROR([.S303]/[.$E303];&quot;&quot; )" office:value-type="float" office:value="0.011584916408699" calcext:value-type="float">
            <text:p>0,0115849164</text:p>
          </table:table-cell>
          <table:table-cell table:formula="of:=IFERROR([.T303]/[.$E303];&quot;&quot; )">
            <text:p/>
          </table:table-cell>
          <table:table-cell table:formula="of:=IFERROR([.U303]/[.$E303];&quot;&quot; )">
            <text:p/>
          </table:table-cell>
          <table:table-cell table:formula="of:=IFERROR([.V303]/[.$E303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3.6" calcext:value-type="float">
            <text:p>33,6</text:p>
          </table:table-cell>
          <table:table-cell table:formula="of:=IFERROR([.B304]/[.$E304];&quot;&quot; )">
            <text:p/>
          </table:table-cell>
          <table:table-cell table:formula="of:=IFERROR([.C304]/[.$E304];&quot;&quot; )" office:value-type="float" office:value="0.000301011227326672" calcext:value-type="float">
            <text:p>0,0003010112</text:p>
          </table:table-cell>
          <table:table-cell table:formula="of:=IFERROR([.D304]/[.$E304];&quot;&quot; )">
            <text:p/>
          </table:table-cell>
          <table:table-cell table:formula="of:=IFERROR([.E304]/[.$E304];&quot;&quot; )" office:value-type="float" office:value="1" calcext:value-type="float">
            <text:p>1</text:p>
          </table:table-cell>
          <table:table-cell table:formula="of:=IFERROR([.F304]/[.$E304];&quot;&quot; )">
            <text:p/>
          </table:table-cell>
          <table:table-cell table:formula="of:=IFERROR([.G304]/[.$E304];&quot;&quot; )">
            <text:p/>
          </table:table-cell>
          <table:table-cell table:formula="of:=IFERROR([.H304]/[.$E304];&quot;&quot; )">
            <text:p/>
          </table:table-cell>
          <table:table-cell table:formula="of:=IFERROR([.I304]/[.$E304];&quot;&quot; )" office:value-type="float" office:value="0.00952672671252491" calcext:value-type="float">
            <text:p>0,0095267267</text:p>
          </table:table-cell>
          <table:table-cell table:formula="of:=IFERROR([.J304]/[.$E304];&quot;&quot; )">
            <text:p/>
          </table:table-cell>
          <table:table-cell table:formula="of:=IFERROR([.K304]/[.$E304];&quot;&quot; )">
            <text:p/>
          </table:table-cell>
          <table:table-cell table:formula="of:=IFERROR([.L304]/[.$E304];&quot;&quot; )" office:value-type="float" office:value="0.000105920164062381" calcext:value-type="float">
            <text:p>0,0001059202</text:p>
          </table:table-cell>
          <table:table-cell table:formula="of:=IFERROR([.M304]/[.$E304];&quot;&quot; )">
            <text:p/>
          </table:table-cell>
          <table:table-cell table:formula="of:=IFERROR([.N304]/[.$E304];&quot;&quot; )" office:value-type="float" office:value="0.537803586263065" calcext:value-type="float">
            <text:p>0,5378035863</text:p>
          </table:table-cell>
          <table:table-cell table:formula="of:=IFERROR([.O304]/[.$E304];&quot;&quot; )" office:value-type="float" office:value="0.000042001301715733" calcext:value-type="float">
            <text:p>4,2001301715733E-005</text:p>
          </table:table-cell>
          <table:table-cell table:formula="of:=IFERROR([.P304]/[.$E304];&quot;&quot; )">
            <text:p/>
          </table:table-cell>
          <table:table-cell table:formula="of:=IFERROR([.Q304]/[.$E304];&quot;&quot; )">
            <text:p/>
          </table:table-cell>
          <table:table-cell table:formula="of:=IFERROR([.R304]/[.$E304];&quot;&quot; )">
            <text:p/>
          </table:table-cell>
          <table:table-cell table:formula="of:=IFERROR([.S304]/[.$E304];&quot;&quot; )" office:value-type="float" office:value="0.0107486684476813" calcext:value-type="float">
            <text:p>0,0107486684</text:p>
          </table:table-cell>
          <table:table-cell table:formula="of:=IFERROR([.T304]/[.$E304];&quot;&quot; )">
            <text:p/>
          </table:table-cell>
          <table:table-cell table:formula="of:=IFERROR([.U304]/[.$E304];&quot;&quot; )">
            <text:p/>
          </table:table-cell>
          <table:table-cell table:formula="of:=IFERROR([.V304]/[.$E304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5.4" calcext:value-type="float">
            <text:p>35,4</text:p>
          </table:table-cell>
          <table:table-cell table:formula="of:=IFERROR([.B305]/[.$E305];&quot;&quot; )">
            <text:p/>
          </table:table-cell>
          <table:table-cell table:formula="of:=IFERROR([.C305]/[.$E305];&quot;&quot; )" office:value-type="float" office:value="0.000230044578975218" calcext:value-type="float">
            <text:p>0,0002300446</text:p>
          </table:table-cell>
          <table:table-cell table:formula="of:=IFERROR([.D305]/[.$E305];&quot;&quot; )">
            <text:p/>
          </table:table-cell>
          <table:table-cell table:formula="of:=IFERROR([.E305]/[.$E305];&quot;&quot; )" office:value-type="float" office:value="1" calcext:value-type="float">
            <text:p>1</text:p>
          </table:table-cell>
          <table:table-cell table:formula="of:=IFERROR([.F305]/[.$E305];&quot;&quot; )">
            <text:p/>
          </table:table-cell>
          <table:table-cell table:formula="of:=IFERROR([.G305]/[.$E305];&quot;&quot; )">
            <text:p/>
          </table:table-cell>
          <table:table-cell table:formula="of:=IFERROR([.H305]/[.$E305];&quot;&quot; )">
            <text:p/>
          </table:table-cell>
          <table:table-cell table:formula="of:=IFERROR([.I305]/[.$E305];&quot;&quot; )" office:value-type="float" office:value="0.0102195265966693" calcext:value-type="float">
            <text:p>0,0102195266</text:p>
          </table:table-cell>
          <table:table-cell table:formula="of:=IFERROR([.J305]/[.$E305];&quot;&quot; )">
            <text:p/>
          </table:table-cell>
          <table:table-cell table:formula="of:=IFERROR([.K305]/[.$E305];&quot;&quot; )">
            <text:p/>
          </table:table-cell>
          <table:table-cell table:formula="of:=IFERROR([.L305]/[.$E305];&quot;&quot; )">
            <text:p/>
          </table:table-cell>
          <table:table-cell table:formula="of:=IFERROR([.M305]/[.$E305];&quot;&quot; )">
            <text:p/>
          </table:table-cell>
          <table:table-cell table:formula="of:=IFERROR([.N305]/[.$E305];&quot;&quot; )" office:value-type="float" office:value="0.55146860589981" calcext:value-type="float">
            <text:p>0,5514686059</text:p>
          </table:table-cell>
          <table:table-cell table:formula="of:=IFERROR([.O305]/[.$E305];&quot;&quot; )">
            <text:p/>
          </table:table-cell>
          <table:table-cell table:formula="of:=IFERROR([.P305]/[.$E305];&quot;&quot; )">
            <text:p/>
          </table:table-cell>
          <table:table-cell table:formula="of:=IFERROR([.Q305]/[.$E305];&quot;&quot; )">
            <text:p/>
          </table:table-cell>
          <table:table-cell table:formula="of:=IFERROR([.R305]/[.$E305];&quot;&quot; )">
            <text:p/>
          </table:table-cell>
          <table:table-cell table:formula="of:=IFERROR([.S305]/[.$E305];&quot;&quot; )" office:value-type="float" office:value="0.0106377912609156" calcext:value-type="float">
            <text:p>0,0106377913</text:p>
          </table:table-cell>
          <table:table-cell table:formula="of:=IFERROR([.T305]/[.$E305];&quot;&quot; )">
            <text:p/>
          </table:table-cell>
          <table:table-cell table:formula="of:=IFERROR([.U305]/[.$E305];&quot;&quot; )">
            <text:p/>
          </table:table-cell>
          <table:table-cell table:formula="of:=IFERROR([.V305]/[.$E305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7.1" calcext:value-type="float">
            <text:p>37,1</text:p>
          </table:table-cell>
          <table:table-cell table:formula="of:=IFERROR([.B306]/[.$E306];&quot;&quot; )">
            <text:p/>
          </table:table-cell>
          <table:table-cell table:formula="of:=IFERROR([.C306]/[.$E306];&quot;&quot; )" office:value-type="float" office:value="0.000252398135057908" calcext:value-type="float">
            <text:p>0,0002523981</text:p>
          </table:table-cell>
          <table:table-cell table:formula="of:=IFERROR([.D306]/[.$E306];&quot;&quot; )">
            <text:p/>
          </table:table-cell>
          <table:table-cell table:formula="of:=IFERROR([.E306]/[.$E306];&quot;&quot; )" office:value-type="float" office:value="1" calcext:value-type="float">
            <text:p>1</text:p>
          </table:table-cell>
          <table:table-cell table:formula="of:=IFERROR([.F306]/[.$E306];&quot;&quot; )" office:value-type="float" office:value="0.00160959667118646" calcext:value-type="float">
            <text:p>0,0016095967</text:p>
          </table:table-cell>
          <table:table-cell table:formula="of:=IFERROR([.G306]/[.$E306];&quot;&quot; )">
            <text:p/>
          </table:table-cell>
          <table:table-cell table:formula="of:=IFERROR([.H306]/[.$E306];&quot;&quot; )">
            <text:p/>
          </table:table-cell>
          <table:table-cell table:formula="of:=IFERROR([.I306]/[.$E306];&quot;&quot; )" office:value-type="float" office:value="0.0101046090911358" calcext:value-type="float">
            <text:p>0,0101046091</text:p>
          </table:table-cell>
          <table:table-cell table:formula="of:=IFERROR([.J306]/[.$E306];&quot;&quot; )">
            <text:p/>
          </table:table-cell>
          <table:table-cell table:formula="of:=IFERROR([.K306]/[.$E306];&quot;&quot; )">
            <text:p/>
          </table:table-cell>
          <table:table-cell table:formula="of:=IFERROR([.L306]/[.$E306];&quot;&quot; )" office:value-type="float" office:value="0.000142756225987791" calcext:value-type="float">
            <text:p>0,0001427562</text:p>
          </table:table-cell>
          <table:table-cell table:formula="of:=IFERROR([.M306]/[.$E306];&quot;&quot; )" office:value-type="float" office:value="0.000130136448456456" calcext:value-type="float">
            <text:p>0,0001301364</text:p>
          </table:table-cell>
          <table:table-cell table:formula="of:=IFERROR([.N306]/[.$E306];&quot;&quot; )" office:value-type="float" office:value="0.499767907740851" calcext:value-type="float">
            <text:p>0,4997679077</text:p>
          </table:table-cell>
          <table:table-cell table:formula="of:=IFERROR([.O306]/[.$E306];&quot;&quot; )" office:value-type="float" office:value="0.0000200293417710119" calcext:value-type="float">
            <text:p>2,00293417710119E-005</text:p>
          </table:table-cell>
          <table:table-cell table:formula="of:=IFERROR([.P306]/[.$E306];&quot;&quot; )">
            <text:p/>
          </table:table-cell>
          <table:table-cell table:formula="of:=IFERROR([.Q306]/[.$E306];&quot;&quot; )">
            <text:p/>
          </table:table-cell>
          <table:table-cell table:formula="of:=IFERROR([.R306]/[.$E306];&quot;&quot; )">
            <text:p/>
          </table:table-cell>
          <table:table-cell table:formula="of:=IFERROR([.S306]/[.$E306];&quot;&quot; )" office:value-type="float" office:value="0.00975548603412665" calcext:value-type="float">
            <text:p>0,009755486</text:p>
          </table:table-cell>
          <table:table-cell table:formula="of:=IFERROR([.T306]/[.$E306];&quot;&quot; )">
            <text:p/>
          </table:table-cell>
          <table:table-cell table:formula="of:=IFERROR([.U306]/[.$E306];&quot;&quot; )">
            <text:p/>
          </table:table-cell>
          <table:table-cell table:formula="of:=IFERROR([.V306]/[.$E306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8.9" calcext:value-type="float">
            <text:p>38,9</text:p>
          </table:table-cell>
          <table:table-cell table:formula="of:=IFERROR([.B307]/[.$E307];&quot;&quot; )">
            <text:p/>
          </table:table-cell>
          <table:table-cell table:formula="of:=IFERROR([.C307]/[.$E307];&quot;&quot; )" office:value-type="float" office:value="0.000189522020928816" calcext:value-type="float">
            <text:p>0,000189522</text:p>
          </table:table-cell>
          <table:table-cell table:formula="of:=IFERROR([.D307]/[.$E307];&quot;&quot; )">
            <text:p/>
          </table:table-cell>
          <table:table-cell table:formula="of:=IFERROR([.E307]/[.$E307];&quot;&quot; )" office:value-type="float" office:value="1" calcext:value-type="float">
            <text:p>1</text:p>
          </table:table-cell>
          <table:table-cell table:formula="of:=IFERROR([.F307]/[.$E307];&quot;&quot; )">
            <text:p/>
          </table:table-cell>
          <table:table-cell table:formula="of:=IFERROR([.G307]/[.$E307];&quot;&quot; )">
            <text:p/>
          </table:table-cell>
          <table:table-cell table:formula="of:=IFERROR([.H307]/[.$E307];&quot;&quot; )">
            <text:p/>
          </table:table-cell>
          <table:table-cell table:formula="of:=IFERROR([.I307]/[.$E307];&quot;&quot; )" office:value-type="float" office:value="0.00999745809033604" calcext:value-type="float">
            <text:p>0,0099974581</text:p>
          </table:table-cell>
          <table:table-cell table:formula="of:=IFERROR([.J307]/[.$E307];&quot;&quot; )">
            <text:p/>
          </table:table-cell>
          <table:table-cell table:formula="of:=IFERROR([.K307]/[.$E307];&quot;&quot; )">
            <text:p/>
          </table:table-cell>
          <table:table-cell table:formula="of:=IFERROR([.L307]/[.$E307];&quot;&quot; )">
            <text:p/>
          </table:table-cell>
          <table:table-cell table:formula="of:=IFERROR([.M307]/[.$E307];&quot;&quot; )" office:value-type="float" office:value="0.000107751272971346" calcext:value-type="float">
            <text:p>0,0001077513</text:p>
          </table:table-cell>
          <table:table-cell table:formula="of:=IFERROR([.N307]/[.$E307];&quot;&quot; )" office:value-type="float" office:value="0.527462200057855" calcext:value-type="float">
            <text:p>0,5274622001</text:p>
          </table:table-cell>
          <table:table-cell table:formula="of:=IFERROR([.O307]/[.$E307];&quot;&quot; )" office:value-type="float" office:value="0.0000130853031296695" calcext:value-type="float">
            <text:p>1,30853031296695E-005</text:p>
          </table:table-cell>
          <table:table-cell table:formula="of:=IFERROR([.P307]/[.$E307];&quot;&quot; )">
            <text:p/>
          </table:table-cell>
          <table:table-cell table:formula="of:=IFERROR([.Q307]/[.$E307];&quot;&quot; )">
            <text:p/>
          </table:table-cell>
          <table:table-cell table:formula="of:=IFERROR([.R307]/[.$E307];&quot;&quot; )">
            <text:p/>
          </table:table-cell>
          <table:table-cell table:formula="of:=IFERROR([.S307]/[.$E307];&quot;&quot; )" office:value-type="float" office:value="0.00961758485348009" calcext:value-type="float">
            <text:p>0,0096175849</text:p>
          </table:table-cell>
          <table:table-cell table:formula="of:=IFERROR([.T307]/[.$E307];&quot;&quot; )">
            <text:p/>
          </table:table-cell>
          <table:table-cell table:formula="of:=IFERROR([.U307]/[.$E307];&quot;&quot; )">
            <text:p/>
          </table:table-cell>
          <table:table-cell table:formula="of:=IFERROR([.V307]/[.$E307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0.7" calcext:value-type="float">
            <text:p>40,7</text:p>
          </table:table-cell>
          <table:table-cell table:formula="of:=IFERROR([.B308]/[.$E308];&quot;&quot; )">
            <text:p/>
          </table:table-cell>
          <table:table-cell table:formula="of:=IFERROR([.C308]/[.$E308];&quot;&quot; )" office:value-type="float" office:value="0.000229160694084674" calcext:value-type="float">
            <text:p>0,0002291607</text:p>
          </table:table-cell>
          <table:table-cell table:formula="of:=IFERROR([.D308]/[.$E308];&quot;&quot; )">
            <text:p/>
          </table:table-cell>
          <table:table-cell table:formula="of:=IFERROR([.E308]/[.$E308];&quot;&quot; )" office:value-type="float" office:value="1" calcext:value-type="float">
            <text:p>1</text:p>
          </table:table-cell>
          <table:table-cell table:formula="of:=IFERROR([.F308]/[.$E308];&quot;&quot; )">
            <text:p/>
          </table:table-cell>
          <table:table-cell table:formula="of:=IFERROR([.G308]/[.$E308];&quot;&quot; )">
            <text:p/>
          </table:table-cell>
          <table:table-cell table:formula="of:=IFERROR([.H308]/[.$E308];&quot;&quot; )">
            <text:p/>
          </table:table-cell>
          <table:table-cell table:formula="of:=IFERROR([.I308]/[.$E308];&quot;&quot; )" office:value-type="float" office:value="0.00894069514237895" calcext:value-type="float">
            <text:p>0,0089406951</text:p>
          </table:table-cell>
          <table:table-cell table:formula="of:=IFERROR([.J308]/[.$E308];&quot;&quot; )">
            <text:p/>
          </table:table-cell>
          <table:table-cell table:formula="of:=IFERROR([.K308]/[.$E308];&quot;&quot; )">
            <text:p/>
          </table:table-cell>
          <table:table-cell table:formula="of:=IFERROR([.L308]/[.$E308];&quot;&quot; )">
            <text:p/>
          </table:table-cell>
          <table:table-cell table:formula="of:=IFERROR([.M308]/[.$E308];&quot;&quot; )">
            <text:p/>
          </table:table-cell>
          <table:table-cell table:formula="of:=IFERROR([.N308]/[.$E308];&quot;&quot; )" office:value-type="float" office:value="0.485294542610533" calcext:value-type="float">
            <text:p>0,4852945426</text:p>
          </table:table-cell>
          <table:table-cell table:formula="of:=IFERROR([.O308]/[.$E308];&quot;&quot; )">
            <text:p/>
          </table:table-cell>
          <table:table-cell table:formula="of:=IFERROR([.P308]/[.$E308];&quot;&quot; )">
            <text:p/>
          </table:table-cell>
          <table:table-cell table:formula="of:=IFERROR([.Q308]/[.$E308];&quot;&quot; )">
            <text:p/>
          </table:table-cell>
          <table:table-cell table:formula="of:=IFERROR([.R308]/[.$E308];&quot;&quot; )">
            <text:p/>
          </table:table-cell>
          <table:table-cell table:formula="of:=IFERROR([.S308]/[.$E308];&quot;&quot; )" office:value-type="float" office:value="0.0102030004927073" calcext:value-type="float">
            <text:p>0,0102030005</text:p>
          </table:table-cell>
          <table:table-cell table:formula="of:=IFERROR([.T308]/[.$E308];&quot;&quot; )">
            <text:p/>
          </table:table-cell>
          <table:table-cell table:formula="of:=IFERROR([.U308]/[.$E308];&quot;&quot; )">
            <text:p/>
          </table:table-cell>
          <table:table-cell table:formula="of:=IFERROR([.V308]/[.$E308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2.4" calcext:value-type="float">
            <text:p>42,4</text:p>
          </table:table-cell>
          <table:table-cell table:formula="of:=IFERROR([.B309]/[.$E309];&quot;&quot; )">
            <text:p/>
          </table:table-cell>
          <table:table-cell table:formula="of:=IFERROR([.C309]/[.$E309];&quot;&quot; )" office:value-type="float" office:value="0.000265155557611523" calcext:value-type="float">
            <text:p>0,0002651556</text:p>
          </table:table-cell>
          <table:table-cell table:formula="of:=IFERROR([.D309]/[.$E309];&quot;&quot; )">
            <text:p/>
          </table:table-cell>
          <table:table-cell table:formula="of:=IFERROR([.E309]/[.$E309];&quot;&quot; )" office:value-type="float" office:value="1" calcext:value-type="float">
            <text:p>1</text:p>
          </table:table-cell>
          <table:table-cell table:formula="of:=IFERROR([.F309]/[.$E309];&quot;&quot; )">
            <text:p/>
          </table:table-cell>
          <table:table-cell table:formula="of:=IFERROR([.G309]/[.$E309];&quot;&quot; )">
            <text:p/>
          </table:table-cell>
          <table:table-cell table:formula="of:=IFERROR([.H309]/[.$E309];&quot;&quot; )">
            <text:p/>
          </table:table-cell>
          <table:table-cell table:formula="of:=IFERROR([.I309]/[.$E309];&quot;&quot; )" office:value-type="float" office:value="0.010364023923346" calcext:value-type="float">
            <text:p>0,0103640239</text:p>
          </table:table-cell>
          <table:table-cell table:formula="of:=IFERROR([.J309]/[.$E309];&quot;&quot; )">
            <text:p/>
          </table:table-cell>
          <table:table-cell table:formula="of:=IFERROR([.K309]/[.$E309];&quot;&quot; )">
            <text:p/>
          </table:table-cell>
          <table:table-cell table:formula="of:=IFERROR([.L309]/[.$E309];&quot;&quot; )">
            <text:p/>
          </table:table-cell>
          <table:table-cell table:formula="of:=IFERROR([.M309]/[.$E309];&quot;&quot; )">
            <text:p/>
          </table:table-cell>
          <table:table-cell table:formula="of:=IFERROR([.N309]/[.$E309];&quot;&quot; )" office:value-type="float" office:value="0.519477126888227" calcext:value-type="float">
            <text:p>0,5194771269</text:p>
          </table:table-cell>
          <table:table-cell table:formula="of:=IFERROR([.O309]/[.$E309];&quot;&quot; )">
            <text:p/>
          </table:table-cell>
          <table:table-cell table:formula="of:=IFERROR([.P309]/[.$E309];&quot;&quot; )">
            <text:p/>
          </table:table-cell>
          <table:table-cell table:formula="of:=IFERROR([.Q309]/[.$E309];&quot;&quot; )">
            <text:p/>
          </table:table-cell>
          <table:table-cell table:formula="of:=IFERROR([.R309]/[.$E309];&quot;&quot; )">
            <text:p/>
          </table:table-cell>
          <table:table-cell table:formula="of:=IFERROR([.S309]/[.$E309];&quot;&quot; )" office:value-type="float" office:value="0.0118150804674567" calcext:value-type="float">
            <text:p>0,0118150805</text:p>
          </table:table-cell>
          <table:table-cell table:formula="of:=IFERROR([.T309]/[.$E309];&quot;&quot; )">
            <text:p/>
          </table:table-cell>
          <table:table-cell table:formula="of:=IFERROR([.U309]/[.$E309];&quot;&quot; )">
            <text:p/>
          </table:table-cell>
          <table:table-cell table:formula="of:=IFERROR([.V309]/[.$E309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4.2" calcext:value-type="float">
            <text:p>44,2</text:p>
          </table:table-cell>
          <table:table-cell table:formula="of:=IFERROR([.B310]/[.$E310];&quot;&quot; )">
            <text:p/>
          </table:table-cell>
          <table:table-cell table:formula="of:=IFERROR([.C310]/[.$E310];&quot;&quot; )" office:value-type="float" office:value="0.000304291907420064" calcext:value-type="float">
            <text:p>0,0003042919</text:p>
          </table:table-cell>
          <table:table-cell table:formula="of:=IFERROR([.D310]/[.$E310];&quot;&quot; )">
            <text:p/>
          </table:table-cell>
          <table:table-cell table:formula="of:=IFERROR([.E310]/[.$E310];&quot;&quot; )" office:value-type="float" office:value="1" calcext:value-type="float">
            <text:p>1</text:p>
          </table:table-cell>
          <table:table-cell table:formula="of:=IFERROR([.F310]/[.$E310];&quot;&quot; )">
            <text:p/>
          </table:table-cell>
          <table:table-cell table:formula="of:=IFERROR([.G310]/[.$E310];&quot;&quot; )">
            <text:p/>
          </table:table-cell>
          <table:table-cell table:formula="of:=IFERROR([.H310]/[.$E310];&quot;&quot; )">
            <text:p/>
          </table:table-cell>
          <table:table-cell table:formula="of:=IFERROR([.I310]/[.$E310];&quot;&quot; )" office:value-type="float" office:value="0.00909938288355423" calcext:value-type="float">
            <text:p>0,0090993829</text:p>
          </table:table-cell>
          <table:table-cell table:formula="of:=IFERROR([.J310]/[.$E310];&quot;&quot; )">
            <text:p/>
          </table:table-cell>
          <table:table-cell table:formula="of:=IFERROR([.K310]/[.$E310];&quot;&quot; )">
            <text:p/>
          </table:table-cell>
          <table:table-cell table:formula="of:=IFERROR([.L310]/[.$E310];&quot;&quot; )">
            <text:p/>
          </table:table-cell>
          <table:table-cell table:formula="of:=IFERROR([.M310]/[.$E310];&quot;&quot; )" office:value-type="float" office:value="0.000500776962252757" calcext:value-type="float">
            <text:p>0,000500777</text:p>
          </table:table-cell>
          <table:table-cell table:formula="of:=IFERROR([.N310]/[.$E310];&quot;&quot; )" office:value-type="float" office:value="0.527221479666271" calcext:value-type="float">
            <text:p>0,5272214797</text:p>
          </table:table-cell>
          <table:table-cell table:formula="of:=IFERROR([.O310]/[.$E310];&quot;&quot; )">
            <text:p/>
          </table:table-cell>
          <table:table-cell table:formula="of:=IFERROR([.P310]/[.$E310];&quot;&quot; )">
            <text:p/>
          </table:table-cell>
          <table:table-cell table:formula="of:=IFERROR([.Q310]/[.$E310];&quot;&quot; )">
            <text:p/>
          </table:table-cell>
          <table:table-cell table:formula="of:=IFERROR([.R310]/[.$E310];&quot;&quot; )">
            <text:p/>
          </table:table-cell>
          <table:table-cell table:formula="of:=IFERROR([.S310]/[.$E310];&quot;&quot; )" office:value-type="float" office:value="0.0111984249368959" calcext:value-type="float">
            <text:p>0,0111984249</text:p>
          </table:table-cell>
          <table:table-cell table:formula="of:=IFERROR([.T310]/[.$E310];&quot;&quot; )">
            <text:p/>
          </table:table-cell>
          <table:table-cell table:formula="of:=IFERROR([.U310]/[.$E310];&quot;&quot; )">
            <text:p/>
          </table:table-cell>
          <table:table-cell table:formula="of:=IFERROR([.V310]/[.$E310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formula="of:=IFERROR([.B311]/[.$E311];&quot;&quot; )">
            <text:p/>
          </table:table-cell>
          <table:table-cell table:formula="of:=IFERROR([.C311]/[.$E311];&quot;&quot; )" office:value-type="float" office:value="0.000219722628575527" calcext:value-type="float">
            <text:p>0,0002197226</text:p>
          </table:table-cell>
          <table:table-cell table:formula="of:=IFERROR([.D311]/[.$E311];&quot;&quot; )">
            <text:p/>
          </table:table-cell>
          <table:table-cell table:formula="of:=IFERROR([.E311]/[.$E311];&quot;&quot; )" office:value-type="float" office:value="1" calcext:value-type="float">
            <text:p>1</text:p>
          </table:table-cell>
          <table:table-cell table:formula="of:=IFERROR([.F311]/[.$E311];&quot;&quot; )" office:value-type="float" office:value="0.00198864097902985" calcext:value-type="float">
            <text:p>0,001988641</text:p>
          </table:table-cell>
          <table:table-cell table:formula="of:=IFERROR([.G311]/[.$E311];&quot;&quot; )">
            <text:p/>
          </table:table-cell>
          <table:table-cell table:formula="of:=IFERROR([.H311]/[.$E311];&quot;&quot; )">
            <text:p/>
          </table:table-cell>
          <table:table-cell table:formula="of:=IFERROR([.I311]/[.$E311];&quot;&quot; )" office:value-type="float" office:value="0.00887212852510286" calcext:value-type="float">
            <text:p>0,0088721285</text:p>
          </table:table-cell>
          <table:table-cell table:formula="of:=IFERROR([.J311]/[.$E311];&quot;&quot; )">
            <text:p/>
          </table:table-cell>
          <table:table-cell table:formula="of:=IFERROR([.K311]/[.$E311];&quot;&quot; )">
            <text:p/>
          </table:table-cell>
          <table:table-cell table:formula="of:=IFERROR([.L311]/[.$E311];&quot;&quot; )">
            <text:p/>
          </table:table-cell>
          <table:table-cell table:formula="of:=IFERROR([.M311]/[.$E311];&quot;&quot; )" office:value-type="float" office:value="0.000186352172538981" calcext:value-type="float">
            <text:p>0,0001863522</text:p>
          </table:table-cell>
          <table:table-cell table:formula="of:=IFERROR([.N311]/[.$E311];&quot;&quot; )" office:value-type="float" office:value="0.546189321903648" calcext:value-type="float">
            <text:p>0,5461893219</text:p>
          </table:table-cell>
          <table:table-cell table:formula="of:=IFERROR([.O311]/[.$E311];&quot;&quot; )">
            <text:p/>
          </table:table-cell>
          <table:table-cell table:formula="of:=IFERROR([.P311]/[.$E311];&quot;&quot; )">
            <text:p/>
          </table:table-cell>
          <table:table-cell table:formula="of:=IFERROR([.Q311]/[.$E311];&quot;&quot; )">
            <text:p/>
          </table:table-cell>
          <table:table-cell table:formula="of:=IFERROR([.R311]/[.$E311];&quot;&quot; )">
            <text:p/>
          </table:table-cell>
          <table:table-cell table:formula="of:=IFERROR([.S311]/[.$E311];&quot;&quot; )" office:value-type="float" office:value="0.0120438417353868" calcext:value-type="float">
            <text:p>0,0120438417</text:p>
          </table:table-cell>
          <table:table-cell table:formula="of:=IFERROR([.T311]/[.$E311];&quot;&quot; )">
            <text:p/>
          </table:table-cell>
          <table:table-cell table:formula="of:=IFERROR([.U311]/[.$E311];&quot;&quot; )">
            <text:p/>
          </table:table-cell>
          <table:table-cell table:formula="of:=IFERROR([.V311]/[.$E311];&quot;&quot; )" office:value-type="float" office:value="0.0000716773511729388" calcext:value-type="float">
            <text:p>7,16773511729388E-005</text:p>
          </table:table-cell>
          <table:table-cell table:number-columns-repeated="1002"/>
        </table:table-row>
        <table:table-row table:style-name="ro2">
          <table:table-cell table:style-name="ce2" office:value-type="float" office:value="47.7" calcext:value-type="float">
            <text:p>47,7</text:p>
          </table:table-cell>
          <table:table-cell table:formula="of:=IFERROR([.B312]/[.$E312];&quot;&quot; )">
            <text:p/>
          </table:table-cell>
          <table:table-cell table:formula="of:=IFERROR([.C312]/[.$E312];&quot;&quot; )" office:value-type="float" office:value="0.000195443015366481" calcext:value-type="float">
            <text:p>0,000195443</text:p>
          </table:table-cell>
          <table:table-cell table:formula="of:=IFERROR([.D312]/[.$E312];&quot;&quot; )">
            <text:p/>
          </table:table-cell>
          <table:table-cell table:formula="of:=IFERROR([.E312]/[.$E312];&quot;&quot; )" office:value-type="float" office:value="1" calcext:value-type="float">
            <text:p>1</text:p>
          </table:table-cell>
          <table:table-cell table:formula="of:=IFERROR([.F312]/[.$E312];&quot;&quot; )">
            <text:p/>
          </table:table-cell>
          <table:table-cell table:formula="of:=IFERROR([.G312]/[.$E312];&quot;&quot; )">
            <text:p/>
          </table:table-cell>
          <table:table-cell table:formula="of:=IFERROR([.H312]/[.$E312];&quot;&quot; )">
            <text:p/>
          </table:table-cell>
          <table:table-cell table:formula="of:=IFERROR([.I312]/[.$E312];&quot;&quot; )" office:value-type="float" office:value="0.00870768596823632" calcext:value-type="float">
            <text:p>0,008707686</text:p>
          </table:table-cell>
          <table:table-cell table:formula="of:=IFERROR([.J312]/[.$E312];&quot;&quot; )">
            <text:p/>
          </table:table-cell>
          <table:table-cell table:formula="of:=IFERROR([.K312]/[.$E312];&quot;&quot; )">
            <text:p/>
          </table:table-cell>
          <table:table-cell table:formula="of:=IFERROR([.L312]/[.$E312];&quot;&quot; )">
            <text:p/>
          </table:table-cell>
          <table:table-cell table:formula="of:=IFERROR([.M312]/[.$E312];&quot;&quot; )" office:value-type="float" office:value="0.000137620212888698" calcext:value-type="float">
            <text:p>0,0001376202</text:p>
          </table:table-cell>
          <table:table-cell table:formula="of:=IFERROR([.N312]/[.$E312];&quot;&quot; )" office:value-type="float" office:value="0.529987868712736" calcext:value-type="float">
            <text:p>0,5299878687</text:p>
          </table:table-cell>
          <table:table-cell table:formula="of:=IFERROR([.O312]/[.$E312];&quot;&quot; )">
            <text:p/>
          </table:table-cell>
          <table:table-cell table:formula="of:=IFERROR([.P312]/[.$E312];&quot;&quot; )">
            <text:p/>
          </table:table-cell>
          <table:table-cell table:formula="of:=IFERROR([.Q312]/[.$E312];&quot;&quot; )">
            <text:p/>
          </table:table-cell>
          <table:table-cell table:formula="of:=IFERROR([.R312]/[.$E312];&quot;&quot; )">
            <text:p/>
          </table:table-cell>
          <table:table-cell table:formula="of:=IFERROR([.S312]/[.$E312];&quot;&quot; )" office:value-type="float" office:value="0.010061264780713" calcext:value-type="float">
            <text:p>0,0100612648</text:p>
          </table:table-cell>
          <table:table-cell table:formula="of:=IFERROR([.T312]/[.$E312];&quot;&quot; )">
            <text:p/>
          </table:table-cell>
          <table:table-cell table:formula="of:=IFERROR([.U312]/[.$E312];&quot;&quot; )">
            <text:p/>
          </table:table-cell>
          <table:table-cell table:formula="of:=IFERROR([.V312]/[.$E312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9.5" calcext:value-type="float">
            <text:p>49,5</text:p>
          </table:table-cell>
          <table:table-cell table:formula="of:=IFERROR([.B313]/[.$E313];&quot;&quot; )">
            <text:p/>
          </table:table-cell>
          <table:table-cell table:formula="of:=IFERROR([.C313]/[.$E313];&quot;&quot; )" office:value-type="float" office:value="0.000179557790057894" calcext:value-type="float">
            <text:p>0,0001795578</text:p>
          </table:table-cell>
          <table:table-cell table:formula="of:=IFERROR([.D313]/[.$E313];&quot;&quot; )">
            <text:p/>
          </table:table-cell>
          <table:table-cell table:formula="of:=IFERROR([.E313]/[.$E313];&quot;&quot; )" office:value-type="float" office:value="1" calcext:value-type="float">
            <text:p>1</text:p>
          </table:table-cell>
          <table:table-cell table:formula="of:=IFERROR([.F313]/[.$E313];&quot;&quot; )">
            <text:p/>
          </table:table-cell>
          <table:table-cell table:formula="of:=IFERROR([.G313]/[.$E313];&quot;&quot; )">
            <text:p/>
          </table:table-cell>
          <table:table-cell table:formula="of:=IFERROR([.H313]/[.$E313];&quot;&quot; )">
            <text:p/>
          </table:table-cell>
          <table:table-cell table:formula="of:=IFERROR([.I313]/[.$E313];&quot;&quot; )" office:value-type="float" office:value="0.00844964696386153" calcext:value-type="float">
            <text:p>0,008449647</text:p>
          </table:table-cell>
          <table:table-cell table:formula="of:=IFERROR([.J313]/[.$E313];&quot;&quot; )">
            <text:p/>
          </table:table-cell>
          <table:table-cell table:formula="of:=IFERROR([.K313]/[.$E313];&quot;&quot; )">
            <text:p/>
          </table:table-cell>
          <table:table-cell table:formula="of:=IFERROR([.L313]/[.$E313];&quot;&quot; )" office:value-type="float" office:value="0.00015549738002529" calcext:value-type="float">
            <text:p>0,0001554974</text:p>
          </table:table-cell>
          <table:table-cell table:formula="of:=IFERROR([.M313]/[.$E313];&quot;&quot; )">
            <text:p/>
          </table:table-cell>
          <table:table-cell table:formula="of:=IFERROR([.N313]/[.$E313];&quot;&quot; )" office:value-type="float" office:value="0.490723534404796" calcext:value-type="float">
            <text:p>0,4907235344</text:p>
          </table:table-cell>
          <table:table-cell table:formula="of:=IFERROR([.O313]/[.$E313];&quot;&quot; )">
            <text:p/>
          </table:table-cell>
          <table:table-cell table:formula="of:=IFERROR([.P313]/[.$E313];&quot;&quot; )">
            <text:p/>
          </table:table-cell>
          <table:table-cell table:formula="of:=IFERROR([.Q313]/[.$E313];&quot;&quot; )">
            <text:p/>
          </table:table-cell>
          <table:table-cell table:formula="of:=IFERROR([.R313]/[.$E313];&quot;&quot; )">
            <text:p/>
          </table:table-cell>
          <table:table-cell table:formula="of:=IFERROR([.S313]/[.$E313];&quot;&quot; )" office:value-type="float" office:value="0.0106038457615548" calcext:value-type="float">
            <text:p>0,0106038458</text:p>
          </table:table-cell>
          <table:table-cell table:formula="of:=IFERROR([.T313]/[.$E313];&quot;&quot; )">
            <text:p/>
          </table:table-cell>
          <table:table-cell table:formula="of:=IFERROR([.U313]/[.$E313];&quot;&quot; )">
            <text:p/>
          </table:table-cell>
          <table:table-cell table:formula="of:=IFERROR([.V313]/[.$E313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1.3" calcext:value-type="float">
            <text:p>51,3</text:p>
          </table:table-cell>
          <table:table-cell table:formula="of:=IFERROR([.B314]/[.$E314];&quot;&quot; )">
            <text:p/>
          </table:table-cell>
          <table:table-cell table:formula="of:=IFERROR([.C314]/[.$E314];&quot;&quot; )" office:value-type="float" office:value="0.000221252079699792" calcext:value-type="float">
            <text:p>0,0002212521</text:p>
          </table:table-cell>
          <table:table-cell table:formula="of:=IFERROR([.D314]/[.$E314];&quot;&quot; )">
            <text:p/>
          </table:table-cell>
          <table:table-cell table:formula="of:=IFERROR([.E314]/[.$E314];&quot;&quot; )" office:value-type="float" office:value="1" calcext:value-type="float">
            <text:p>1</text:p>
          </table:table-cell>
          <table:table-cell table:formula="of:=IFERROR([.F314]/[.$E314];&quot;&quot; )">
            <text:p/>
          </table:table-cell>
          <table:table-cell table:formula="of:=IFERROR([.G314]/[.$E314];&quot;&quot; )">
            <text:p/>
          </table:table-cell>
          <table:table-cell table:formula="of:=IFERROR([.H314]/[.$E314];&quot;&quot; )">
            <text:p/>
          </table:table-cell>
          <table:table-cell table:formula="of:=IFERROR([.I314]/[.$E314];&quot;&quot; )" office:value-type="float" office:value="0.00873967867359332" calcext:value-type="float">
            <text:p>0,0087396787</text:p>
          </table:table-cell>
          <table:table-cell table:formula="of:=IFERROR([.J314]/[.$E314];&quot;&quot; )">
            <text:p/>
          </table:table-cell>
          <table:table-cell table:formula="of:=IFERROR([.K314]/[.$E314];&quot;&quot; )">
            <text:p/>
          </table:table-cell>
          <table:table-cell table:formula="of:=IFERROR([.L314]/[.$E314];&quot;&quot; )">
            <text:p/>
          </table:table-cell>
          <table:table-cell table:formula="of:=IFERROR([.M314]/[.$E314];&quot;&quot; )" office:value-type="float" office:value="0.000178357839431918" calcext:value-type="float">
            <text:p>0,0001783578</text:p>
          </table:table-cell>
          <table:table-cell table:formula="of:=IFERROR([.N314]/[.$E314];&quot;&quot; )" office:value-type="float" office:value="0.523054697342564" calcext:value-type="float">
            <text:p>0,5230546973</text:p>
          </table:table-cell>
          <table:table-cell table:formula="of:=IFERROR([.O314]/[.$E314];&quot;&quot; )" office:value-type="float" office:value="0.0000180676786711801" calcext:value-type="float">
            <text:p>1,80676786711801E-005</text:p>
          </table:table-cell>
          <table:table-cell table:formula="of:=IFERROR([.P314]/[.$E314];&quot;&quot; )">
            <text:p/>
          </table:table-cell>
          <table:table-cell table:formula="of:=IFERROR([.Q314]/[.$E314];&quot;&quot; )">
            <text:p/>
          </table:table-cell>
          <table:table-cell table:formula="of:=IFERROR([.R314]/[.$E314];&quot;&quot; )">
            <text:p/>
          </table:table-cell>
          <table:table-cell table:formula="of:=IFERROR([.S314]/[.$E314];&quot;&quot; )" office:value-type="float" office:value="0.010088064819516" calcext:value-type="float">
            <text:p>0,0100880648</text:p>
          </table:table-cell>
          <table:table-cell table:formula="of:=IFERROR([.T314]/[.$E314];&quot;&quot; )">
            <text:p/>
          </table:table-cell>
          <table:table-cell table:formula="of:=IFERROR([.U314]/[.$E314];&quot;&quot; )">
            <text:p/>
          </table:table-cell>
          <table:table-cell table:formula="of:=IFERROR([.V314]/[.$E314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formula="of:=IFERROR([.B315]/[.$E315];&quot;&quot; )">
            <text:p/>
          </table:table-cell>
          <table:table-cell table:formula="of:=IFERROR([.C315]/[.$E315];&quot;&quot; )" office:value-type="float" office:value="0.000214321402693368" calcext:value-type="float">
            <text:p>0,0002143214</text:p>
          </table:table-cell>
          <table:table-cell table:formula="of:=IFERROR([.D315]/[.$E315];&quot;&quot; )">
            <text:p/>
          </table:table-cell>
          <table:table-cell table:formula="of:=IFERROR([.E315]/[.$E315];&quot;&quot; )" office:value-type="float" office:value="1" calcext:value-type="float">
            <text:p>1</text:p>
          </table:table-cell>
          <table:table-cell table:formula="of:=IFERROR([.F315]/[.$E315];&quot;&quot; )">
            <text:p/>
          </table:table-cell>
          <table:table-cell table:formula="of:=IFERROR([.G315]/[.$E315];&quot;&quot; )">
            <text:p/>
          </table:table-cell>
          <table:table-cell table:formula="of:=IFERROR([.H315]/[.$E315];&quot;&quot; )">
            <text:p/>
          </table:table-cell>
          <table:table-cell table:formula="of:=IFERROR([.I315]/[.$E315];&quot;&quot; )" office:value-type="float" office:value="0.00887319510440289" calcext:value-type="float">
            <text:p>0,0088731951</text:p>
          </table:table-cell>
          <table:table-cell table:formula="of:=IFERROR([.J315]/[.$E315];&quot;&quot; )">
            <text:p/>
          </table:table-cell>
          <table:table-cell table:formula="of:=IFERROR([.K315]/[.$E315];&quot;&quot; )">
            <text:p/>
          </table:table-cell>
          <table:table-cell table:formula="of:=IFERROR([.L315]/[.$E315];&quot;&quot; )">
            <text:p/>
          </table:table-cell>
          <table:table-cell table:formula="of:=IFERROR([.M315]/[.$E315];&quot;&quot; )">
            <text:p/>
          </table:table-cell>
          <table:table-cell table:formula="of:=IFERROR([.N315]/[.$E315];&quot;&quot; )" office:value-type="float" office:value="0.548148618597574" calcext:value-type="float">
            <text:p>0,5481486186</text:p>
          </table:table-cell>
          <table:table-cell table:formula="of:=IFERROR([.O315]/[.$E315];&quot;&quot; )" office:value-type="float" office:value="0.0000247241165042736" calcext:value-type="float">
            <text:p>2,47241165042736E-005</text:p>
          </table:table-cell>
          <table:table-cell table:formula="of:=IFERROR([.P315]/[.$E315];&quot;&quot; )">
            <text:p/>
          </table:table-cell>
          <table:table-cell table:formula="of:=IFERROR([.Q315]/[.$E315];&quot;&quot; )">
            <text:p/>
          </table:table-cell>
          <table:table-cell table:formula="of:=IFERROR([.R315]/[.$E315];&quot;&quot; )">
            <text:p/>
          </table:table-cell>
          <table:table-cell table:formula="of:=IFERROR([.S315]/[.$E315];&quot;&quot; )" office:value-type="float" office:value="0.0120331636984583" calcext:value-type="float">
            <text:p>0,0120331637</text:p>
          </table:table-cell>
          <table:table-cell table:formula="of:=IFERROR([.T315]/[.$E315];&quot;&quot; )">
            <text:p/>
          </table:table-cell>
          <table:table-cell table:formula="of:=IFERROR([.U315]/[.$E315];&quot;&quot; )">
            <text:p/>
          </table:table-cell>
          <table:table-cell table:formula="of:=IFERROR([.V315]/[.$E315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4.8" calcext:value-type="float">
            <text:p>54,8</text:p>
          </table:table-cell>
          <table:table-cell table:formula="of:=IFERROR([.B316]/[.$E316];&quot;&quot; )">
            <text:p/>
          </table:table-cell>
          <table:table-cell table:formula="of:=IFERROR([.C316]/[.$E316];&quot;&quot; )" office:value-type="float" office:value="0.000223642132065982" calcext:value-type="float">
            <text:p>0,0002236421</text:p>
          </table:table-cell>
          <table:table-cell table:formula="of:=IFERROR([.D316]/[.$E316];&quot;&quot; )">
            <text:p/>
          </table:table-cell>
          <table:table-cell table:formula="of:=IFERROR([.E316]/[.$E316];&quot;&quot; )" office:value-type="float" office:value="1" calcext:value-type="float">
            <text:p>1</text:p>
          </table:table-cell>
          <table:table-cell table:formula="of:=IFERROR([.F316]/[.$E316];&quot;&quot; )">
            <text:p/>
          </table:table-cell>
          <table:table-cell table:formula="of:=IFERROR([.G316]/[.$E316];&quot;&quot; )">
            <text:p/>
          </table:table-cell>
          <table:table-cell table:formula="of:=IFERROR([.H316]/[.$E316];&quot;&quot; )">
            <text:p/>
          </table:table-cell>
          <table:table-cell table:formula="of:=IFERROR([.I316]/[.$E316];&quot;&quot; )" office:value-type="float" office:value="0.00954998935137969" calcext:value-type="float">
            <text:p>0,0095499894</text:p>
          </table:table-cell>
          <table:table-cell table:formula="of:=IFERROR([.J316]/[.$E316];&quot;&quot; )">
            <text:p/>
          </table:table-cell>
          <table:table-cell table:formula="of:=IFERROR([.K316]/[.$E316];&quot;&quot; )">
            <text:p/>
          </table:table-cell>
          <table:table-cell table:formula="of:=IFERROR([.L316]/[.$E316];&quot;&quot; )">
            <text:p/>
          </table:table-cell>
          <table:table-cell table:formula="of:=IFERROR([.M316]/[.$E316];&quot;&quot; )" office:value-type="float" office:value="0.000129856353831178" calcext:value-type="float">
            <text:p>0,0001298564</text:p>
          </table:table-cell>
          <table:table-cell table:formula="of:=IFERROR([.N316]/[.$E316];&quot;&quot; )" office:value-type="float" office:value="0.497436676075268" calcext:value-type="float">
            <text:p>0,4974366761</text:p>
          </table:table-cell>
          <table:table-cell table:formula="of:=IFERROR([.O316]/[.$E316];&quot;&quot; )">
            <text:p/>
          </table:table-cell>
          <table:table-cell table:formula="of:=IFERROR([.P316]/[.$E316];&quot;&quot; )">
            <text:p/>
          </table:table-cell>
          <table:table-cell table:formula="of:=IFERROR([.Q316]/[.$E316];&quot;&quot; )">
            <text:p/>
          </table:table-cell>
          <table:table-cell table:formula="of:=IFERROR([.R316]/[.$E316];&quot;&quot; )">
            <text:p/>
          </table:table-cell>
          <table:table-cell table:formula="of:=IFERROR([.S316]/[.$E316];&quot;&quot; )" office:value-type="float" office:value="0.0115664534600076" calcext:value-type="float">
            <text:p>0,0115664535</text:p>
          </table:table-cell>
          <table:table-cell table:formula="of:=IFERROR([.T316]/[.$E316];&quot;&quot; )">
            <text:p/>
          </table:table-cell>
          <table:table-cell table:formula="of:=IFERROR([.U316]/[.$E316];&quot;&quot; )">
            <text:p/>
          </table:table-cell>
          <table:table-cell table:formula="of:=IFERROR([.V316]/[.$E316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6.6" calcext:value-type="float">
            <text:p>56,6</text:p>
          </table:table-cell>
          <table:table-cell table:formula="of:=IFERROR([.B317]/[.$E317];&quot;&quot; )">
            <text:p/>
          </table:table-cell>
          <table:table-cell table:formula="of:=IFERROR([.C317]/[.$E317];&quot;&quot; )" office:value-type="float" office:value="0.000195209596428328" calcext:value-type="float">
            <text:p>0,0001952096</text:p>
          </table:table-cell>
          <table:table-cell table:formula="of:=IFERROR([.D317]/[.$E317];&quot;&quot; )">
            <text:p/>
          </table:table-cell>
          <table:table-cell table:formula="of:=IFERROR([.E317]/[.$E317];&quot;&quot; )" office:value-type="float" office:value="1" calcext:value-type="float">
            <text:p>1</text:p>
          </table:table-cell>
          <table:table-cell table:formula="of:=IFERROR([.F317]/[.$E317];&quot;&quot; )">
            <text:p/>
          </table:table-cell>
          <table:table-cell table:formula="of:=IFERROR([.G317]/[.$E317];&quot;&quot; )">
            <text:p/>
          </table:table-cell>
          <table:table-cell table:formula="of:=IFERROR([.H317]/[.$E317];&quot;&quot; )">
            <text:p/>
          </table:table-cell>
          <table:table-cell table:formula="of:=IFERROR([.I317]/[.$E317];&quot;&quot; )" office:value-type="float" office:value="0.0072581555309744" calcext:value-type="float">
            <text:p>0,0072581555</text:p>
          </table:table-cell>
          <table:table-cell table:formula="of:=IFERROR([.J317]/[.$E317];&quot;&quot; )">
            <text:p/>
          </table:table-cell>
          <table:table-cell table:formula="of:=IFERROR([.K317]/[.$E317];&quot;&quot; )">
            <text:p/>
          </table:table-cell>
          <table:table-cell table:formula="of:=IFERROR([.L317]/[.$E317];&quot;&quot; )">
            <text:p/>
          </table:table-cell>
          <table:table-cell table:formula="of:=IFERROR([.M317]/[.$E317];&quot;&quot; )" office:value-type="float" office:value="0.000141642532672858" calcext:value-type="float">
            <text:p>0,0001416425</text:p>
          </table:table-cell>
          <table:table-cell table:formula="of:=IFERROR([.N317]/[.$E317];&quot;&quot; )" office:value-type="float" office:value="0.496347827522133" calcext:value-type="float">
            <text:p>0,4963478275</text:p>
          </table:table-cell>
          <table:table-cell table:formula="of:=IFERROR([.O317]/[.$E317];&quot;&quot; )" office:value-type="float" office:value="0.0000254251048473209" calcext:value-type="float">
            <text:p>2,54251048473209E-005</text:p>
          </table:table-cell>
          <table:table-cell table:formula="of:=IFERROR([.P317]/[.$E317];&quot;&quot; )">
            <text:p/>
          </table:table-cell>
          <table:table-cell table:formula="of:=IFERROR([.Q317]/[.$E317];&quot;&quot; )">
            <text:p/>
          </table:table-cell>
          <table:table-cell table:formula="of:=IFERROR([.R317]/[.$E317];&quot;&quot; )">
            <text:p/>
          </table:table-cell>
          <table:table-cell table:formula="of:=IFERROR([.S317]/[.$E317];&quot;&quot; )" office:value-type="float" office:value="0.010960123439901" calcext:value-type="float">
            <text:p>0,0109601234</text:p>
          </table:table-cell>
          <table:table-cell table:formula="of:=IFERROR([.T317]/[.$E317];&quot;&quot; )">
            <text:p/>
          </table:table-cell>
          <table:table-cell table:formula="of:=IFERROR([.U317]/[.$E317];&quot;&quot; )">
            <text:p/>
          </table:table-cell>
          <table:table-cell table:formula="of:=IFERROR([.V317]/[.$E317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8.3" calcext:value-type="float">
            <text:p>58,3</text:p>
          </table:table-cell>
          <table:table-cell table:formula="of:=IFERROR([.B318]/[.$E318];&quot;&quot; )">
            <text:p/>
          </table:table-cell>
          <table:table-cell table:formula="of:=IFERROR([.C318]/[.$E318];&quot;&quot; )" office:value-type="float" office:value="0.000193892568291008" calcext:value-type="float">
            <text:p>0,0001938926</text:p>
          </table:table-cell>
          <table:table-cell table:formula="of:=IFERROR([.D318]/[.$E318];&quot;&quot; )">
            <text:p/>
          </table:table-cell>
          <table:table-cell table:formula="of:=IFERROR([.E318]/[.$E318];&quot;&quot; )" office:value-type="float" office:value="1" calcext:value-type="float">
            <text:p>1</text:p>
          </table:table-cell>
          <table:table-cell table:formula="of:=IFERROR([.F318]/[.$E318];&quot;&quot; )">
            <text:p/>
          </table:table-cell>
          <table:table-cell table:formula="of:=IFERROR([.G318]/[.$E318];&quot;&quot; )">
            <text:p/>
          </table:table-cell>
          <table:table-cell table:formula="of:=IFERROR([.H318]/[.$E318];&quot;&quot; )">
            <text:p/>
          </table:table-cell>
          <table:table-cell table:formula="of:=IFERROR([.I318]/[.$E318];&quot;&quot; )" office:value-type="float" office:value="0.00906147446645883" calcext:value-type="float">
            <text:p>0,0090614745</text:p>
          </table:table-cell>
          <table:table-cell table:formula="of:=IFERROR([.J318]/[.$E318];&quot;&quot; )">
            <text:p/>
          </table:table-cell>
          <table:table-cell table:formula="of:=IFERROR([.K318]/[.$E318];&quot;&quot; )">
            <text:p/>
          </table:table-cell>
          <table:table-cell table:formula="of:=IFERROR([.L318]/[.$E318];&quot;&quot; )">
            <text:p/>
          </table:table-cell>
          <table:table-cell table:formula="of:=IFERROR([.M318]/[.$E318];&quot;&quot; )">
            <text:p/>
          </table:table-cell>
          <table:table-cell table:formula="of:=IFERROR([.N318]/[.$E318];&quot;&quot; )" office:value-type="float" office:value="0.528070710021748" calcext:value-type="float">
            <text:p>0,52807071</text:p>
          </table:table-cell>
          <table:table-cell table:formula="of:=IFERROR([.O318]/[.$E318];&quot;&quot; )" office:value-type="float" office:value="0.0000170000803231621" calcext:value-type="float">
            <text:p>1,70000803231621E-005</text:p>
          </table:table-cell>
          <table:table-cell table:formula="of:=IFERROR([.P318]/[.$E318];&quot;&quot; )">
            <text:p/>
          </table:table-cell>
          <table:table-cell table:formula="of:=IFERROR([.Q318]/[.$E318];&quot;&quot; )">
            <text:p/>
          </table:table-cell>
          <table:table-cell table:formula="of:=IFERROR([.R318]/[.$E318];&quot;&quot; )">
            <text:p/>
          </table:table-cell>
          <table:table-cell table:formula="of:=IFERROR([.S318]/[.$E318];&quot;&quot; )" office:value-type="float" office:value="0.0111600737733712" calcext:value-type="float">
            <text:p>0,0111600738</text:p>
          </table:table-cell>
          <table:table-cell table:formula="of:=IFERROR([.T318]/[.$E318];&quot;&quot; )">
            <text:p/>
          </table:table-cell>
          <table:table-cell table:formula="of:=IFERROR([.U318]/[.$E318];&quot;&quot; )">
            <text:p/>
          </table:table-cell>
          <table:table-cell table:formula="of:=IFERROR([.V318]/[.$E318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0.1" calcext:value-type="float">
            <text:p>60,1</text:p>
          </table:table-cell>
          <table:table-cell table:formula="of:=IFERROR([.B319]/[.$E319];&quot;&quot; )">
            <text:p/>
          </table:table-cell>
          <table:table-cell table:formula="of:=IFERROR([.C319]/[.$E319];&quot;&quot; )" office:value-type="float" office:value="0.000189475490834696" calcext:value-type="float">
            <text:p>0,0001894755</text:p>
          </table:table-cell>
          <table:table-cell table:formula="of:=IFERROR([.D319]/[.$E319];&quot;&quot; )">
            <text:p/>
          </table:table-cell>
          <table:table-cell table:formula="of:=IFERROR([.E319]/[.$E319];&quot;&quot; )" office:value-type="float" office:value="1" calcext:value-type="float">
            <text:p>1</text:p>
          </table:table-cell>
          <table:table-cell table:formula="of:=IFERROR([.F319]/[.$E319];&quot;&quot; )">
            <text:p/>
          </table:table-cell>
          <table:table-cell table:formula="of:=IFERROR([.G319]/[.$E319];&quot;&quot; )">
            <text:p/>
          </table:table-cell>
          <table:table-cell table:formula="of:=IFERROR([.H319]/[.$E319];&quot;&quot; )">
            <text:p/>
          </table:table-cell>
          <table:table-cell table:formula="of:=IFERROR([.I319]/[.$E319];&quot;&quot; )" office:value-type="float" office:value="0.00825112848577452" calcext:value-type="float">
            <text:p>0,0082511285</text:p>
          </table:table-cell>
          <table:table-cell table:formula="of:=IFERROR([.J319]/[.$E319];&quot;&quot; )">
            <text:p/>
          </table:table-cell>
          <table:table-cell table:formula="of:=IFERROR([.K319]/[.$E319];&quot;&quot; )">
            <text:p/>
          </table:table-cell>
          <table:table-cell table:formula="of:=IFERROR([.L319]/[.$E319];&quot;&quot; )">
            <text:p/>
          </table:table-cell>
          <table:table-cell table:formula="of:=IFERROR([.M319]/[.$E319];&quot;&quot; )">
            <text:p/>
          </table:table-cell>
          <table:table-cell table:formula="of:=IFERROR([.N319]/[.$E319];&quot;&quot; )" office:value-type="float" office:value="0.42910316617823" calcext:value-type="float">
            <text:p>0,4291031662</text:p>
          </table:table-cell>
          <table:table-cell table:formula="of:=IFERROR([.O319]/[.$E319];&quot;&quot; )">
            <text:p/>
          </table:table-cell>
          <table:table-cell table:formula="of:=IFERROR([.P319]/[.$E319];&quot;&quot; )">
            <text:p/>
          </table:table-cell>
          <table:table-cell table:formula="of:=IFERROR([.Q319]/[.$E319];&quot;&quot; )">
            <text:p/>
          </table:table-cell>
          <table:table-cell table:formula="of:=IFERROR([.R319]/[.$E319];&quot;&quot; )">
            <text:p/>
          </table:table-cell>
          <table:table-cell table:formula="of:=IFERROR([.S319]/[.$E319];&quot;&quot; )" office:value-type="float" office:value="0.0101620550778635" calcext:value-type="float">
            <text:p>0,0101620551</text:p>
          </table:table-cell>
          <table:table-cell table:formula="of:=IFERROR([.T319]/[.$E319];&quot;&quot; )">
            <text:p/>
          </table:table-cell>
          <table:table-cell table:formula="of:=IFERROR([.U319]/[.$E319];&quot;&quot; )">
            <text:p/>
          </table:table-cell>
          <table:table-cell table:formula="of:=IFERROR([.V319]/[.$E319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1.9" calcext:value-type="float">
            <text:p>61,9</text:p>
          </table:table-cell>
          <table:table-cell table:formula="of:=IFERROR([.B320]/[.$E320];&quot;&quot; )">
            <text:p/>
          </table:table-cell>
          <table:table-cell table:formula="of:=IFERROR([.C320]/[.$E320];&quot;&quot; )" office:value-type="float" office:value="0.000262323008686334" calcext:value-type="float">
            <text:p>0,000262323</text:p>
          </table:table-cell>
          <table:table-cell table:formula="of:=IFERROR([.D320]/[.$E320];&quot;&quot; )">
            <text:p/>
          </table:table-cell>
          <table:table-cell table:formula="of:=IFERROR([.E320]/[.$E320];&quot;&quot; )" office:value-type="float" office:value="1" calcext:value-type="float">
            <text:p>1</text:p>
          </table:table-cell>
          <table:table-cell table:formula="of:=IFERROR([.F320]/[.$E320];&quot;&quot; )">
            <text:p/>
          </table:table-cell>
          <table:table-cell table:formula="of:=IFERROR([.G320]/[.$E320];&quot;&quot; )">
            <text:p/>
          </table:table-cell>
          <table:table-cell table:formula="of:=IFERROR([.H320]/[.$E320];&quot;&quot; )">
            <text:p/>
          </table:table-cell>
          <table:table-cell table:formula="of:=IFERROR([.I320]/[.$E320];&quot;&quot; )" office:value-type="float" office:value="0.00983936373240465" calcext:value-type="float">
            <text:p>0,0098393637</text:p>
          </table:table-cell>
          <table:table-cell table:formula="of:=IFERROR([.J320]/[.$E320];&quot;&quot; )">
            <text:p/>
          </table:table-cell>
          <table:table-cell table:formula="of:=IFERROR([.K320]/[.$E320];&quot;&quot; )">
            <text:p/>
          </table:table-cell>
          <table:table-cell table:formula="of:=IFERROR([.L320]/[.$E320];&quot;&quot; )">
            <text:p/>
          </table:table-cell>
          <table:table-cell table:formula="of:=IFERROR([.M320]/[.$E320];&quot;&quot; )" office:value-type="float" office:value="0.000141108230379015" calcext:value-type="float">
            <text:p>0,0001411082</text:p>
          </table:table-cell>
          <table:table-cell table:formula="of:=IFERROR([.N320]/[.$E320];&quot;&quot; )" office:value-type="float" office:value="0.612143929700917" calcext:value-type="float">
            <text:p>0,6121439297</text:p>
          </table:table-cell>
          <table:table-cell table:formula="of:=IFERROR([.O320]/[.$E320];&quot;&quot; )">
            <text:p/>
          </table:table-cell>
          <table:table-cell table:formula="of:=IFERROR([.P320]/[.$E320];&quot;&quot; )">
            <text:p/>
          </table:table-cell>
          <table:table-cell table:formula="of:=IFERROR([.Q320]/[.$E320];&quot;&quot; )">
            <text:p/>
          </table:table-cell>
          <table:table-cell table:formula="of:=IFERROR([.R320]/[.$E320];&quot;&quot; )">
            <text:p/>
          </table:table-cell>
          <table:table-cell table:formula="of:=IFERROR([.S320]/[.$E320];&quot;&quot; )" office:value-type="float" office:value="0.012120208582861" calcext:value-type="float">
            <text:p>0,0121202086</text:p>
          </table:table-cell>
          <table:table-cell table:formula="of:=IFERROR([.T320]/[.$E320];&quot;&quot; )">
            <text:p/>
          </table:table-cell>
          <table:table-cell table:formula="of:=IFERROR([.U320]/[.$E320];&quot;&quot; )">
            <text:p/>
          </table:table-cell>
          <table:table-cell table:formula="of:=IFERROR([.V320]/[.$E320];&quot;&quot; )" office:value-type="float" office:value="0.00000514125719830634" calcext:value-type="float">
            <text:p>5,14125719830634E-006</text:p>
          </table:table-cell>
          <table:table-cell table:number-columns-repeated="1002"/>
        </table:table-row>
        <table:table-row table:style-name="ro2">
          <table:table-cell table:style-name="ce2" office:value-type="float" office:value="63.6" calcext:value-type="float">
            <text:p>63,6</text:p>
          </table:table-cell>
          <table:table-cell table:formula="of:=IFERROR([.B321]/[.$E321];&quot;&quot; )">
            <text:p/>
          </table:table-cell>
          <table:table-cell table:formula="of:=IFERROR([.C321]/[.$E321];&quot;&quot; )" office:value-type="float" office:value="0.000158572591439044" calcext:value-type="float">
            <text:p>0,0001585726</text:p>
          </table:table-cell>
          <table:table-cell table:formula="of:=IFERROR([.D321]/[.$E321];&quot;&quot; )">
            <text:p/>
          </table:table-cell>
          <table:table-cell table:formula="of:=IFERROR([.E321]/[.$E321];&quot;&quot; )" office:value-type="float" office:value="1" calcext:value-type="float">
            <text:p>1</text:p>
          </table:table-cell>
          <table:table-cell table:formula="of:=IFERROR([.F321]/[.$E321];&quot;&quot; )">
            <text:p/>
          </table:table-cell>
          <table:table-cell table:formula="of:=IFERROR([.G321]/[.$E321];&quot;&quot; )">
            <text:p/>
          </table:table-cell>
          <table:table-cell table:formula="of:=IFERROR([.H321]/[.$E321];&quot;&quot; )">
            <text:p/>
          </table:table-cell>
          <table:table-cell table:formula="of:=IFERROR([.I321]/[.$E321];&quot;&quot; )" office:value-type="float" office:value="0.00729618901066294" calcext:value-type="float">
            <text:p>0,007296189</text:p>
          </table:table-cell>
          <table:table-cell table:formula="of:=IFERROR([.J321]/[.$E321];&quot;&quot; )">
            <text:p/>
          </table:table-cell>
          <table:table-cell table:formula="of:=IFERROR([.K321]/[.$E321];&quot;&quot; )">
            <text:p/>
          </table:table-cell>
          <table:table-cell table:formula="of:=IFERROR([.L321]/[.$E321];&quot;&quot; )">
            <text:p/>
          </table:table-cell>
          <table:table-cell table:formula="of:=IFERROR([.M321]/[.$E321];&quot;&quot; )" office:value-type="float" office:value="0.000170327894589202" calcext:value-type="float">
            <text:p>0,0001703279</text:p>
          </table:table-cell>
          <table:table-cell table:formula="of:=IFERROR([.N321]/[.$E321];&quot;&quot; )" office:value-type="float" office:value="0.466744285317949" calcext:value-type="float">
            <text:p>0,4667442853</text:p>
          </table:table-cell>
          <table:table-cell table:formula="of:=IFERROR([.O321]/[.$E321];&quot;&quot; )" office:value-type="float" office:value="0.0000196942904600554" calcext:value-type="float">
            <text:p>1,96942904600554E-005</text:p>
          </table:table-cell>
          <table:table-cell table:formula="of:=IFERROR([.P321]/[.$E321];&quot;&quot; )">
            <text:p/>
          </table:table-cell>
          <table:table-cell table:formula="of:=IFERROR([.Q321]/[.$E321];&quot;&quot; )">
            <text:p/>
          </table:table-cell>
          <table:table-cell table:formula="of:=IFERROR([.R321]/[.$E321];&quot;&quot; )">
            <text:p/>
          </table:table-cell>
          <table:table-cell table:formula="of:=IFERROR([.S321]/[.$E321];&quot;&quot; )" office:value-type="float" office:value="0.0110133769222736" calcext:value-type="float">
            <text:p>0,0110133769</text:p>
          </table:table-cell>
          <table:table-cell table:formula="of:=IFERROR([.T321]/[.$E321];&quot;&quot; )">
            <text:p/>
          </table:table-cell>
          <table:table-cell table:formula="of:=IFERROR([.U321]/[.$E321];&quot;&quot; )">
            <text:p/>
          </table:table-cell>
          <table:table-cell table:formula="of:=IFERROR([.V321]/[.$E321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5.4" calcext:value-type="float">
            <text:p>65,4</text:p>
          </table:table-cell>
          <table:table-cell table:formula="of:=IFERROR([.B322]/[.$E322];&quot;&quot; )">
            <text:p/>
          </table:table-cell>
          <table:table-cell table:formula="of:=IFERROR([.C322]/[.$E322];&quot;&quot; )" office:value-type="float" office:value="0.000221702695466354" calcext:value-type="float">
            <text:p>0,0002217027</text:p>
          </table:table-cell>
          <table:table-cell table:formula="of:=IFERROR([.D322]/[.$E322];&quot;&quot; )">
            <text:p/>
          </table:table-cell>
          <table:table-cell table:formula="of:=IFERROR([.E322]/[.$E322];&quot;&quot; )" office:value-type="float" office:value="1" calcext:value-type="float">
            <text:p>1</text:p>
          </table:table-cell>
          <table:table-cell table:formula="of:=IFERROR([.F322]/[.$E322];&quot;&quot; )">
            <text:p/>
          </table:table-cell>
          <table:table-cell table:formula="of:=IFERROR([.G322]/[.$E322];&quot;&quot; )">
            <text:p/>
          </table:table-cell>
          <table:table-cell table:formula="of:=IFERROR([.H322]/[.$E322];&quot;&quot; )">
            <text:p/>
          </table:table-cell>
          <table:table-cell table:formula="of:=IFERROR([.I322]/[.$E322];&quot;&quot; )" office:value-type="float" office:value="0.00988506644534377" calcext:value-type="float">
            <text:p>0,0098850664</text:p>
          </table:table-cell>
          <table:table-cell table:formula="of:=IFERROR([.J322]/[.$E322];&quot;&quot; )">
            <text:p/>
          </table:table-cell>
          <table:table-cell table:formula="of:=IFERROR([.K322]/[.$E322];&quot;&quot; )">
            <text:p/>
          </table:table-cell>
          <table:table-cell table:formula="of:=IFERROR([.L322]/[.$E322];&quot;&quot; )">
            <text:p/>
          </table:table-cell>
          <table:table-cell table:formula="of:=IFERROR([.M322]/[.$E322];&quot;&quot; )" office:value-type="float" office:value="0.000156127657649556" calcext:value-type="float">
            <text:p>0,0001561277</text:p>
          </table:table-cell>
          <table:table-cell table:formula="of:=IFERROR([.N322]/[.$E322];&quot;&quot; )" office:value-type="float" office:value="0.547140985215347" calcext:value-type="float">
            <text:p>0,5471409852</text:p>
          </table:table-cell>
          <table:table-cell table:formula="of:=IFERROR([.O322]/[.$E322];&quot;&quot; )" office:value-type="float" office:value="0.0000346515971336938" calcext:value-type="float">
            <text:p>3,46515971336938E-005</text:p>
          </table:table-cell>
          <table:table-cell table:formula="of:=IFERROR([.P322]/[.$E322];&quot;&quot; )">
            <text:p/>
          </table:table-cell>
          <table:table-cell table:formula="of:=IFERROR([.Q322]/[.$E322];&quot;&quot; )">
            <text:p/>
          </table:table-cell>
          <table:table-cell table:formula="of:=IFERROR([.R322]/[.$E322];&quot;&quot; )">
            <text:p/>
          </table:table-cell>
          <table:table-cell table:formula="of:=IFERROR([.S322]/[.$E322];&quot;&quot; )" office:value-type="float" office:value="0.0114101667544318" calcext:value-type="float">
            <text:p>0,0114101668</text:p>
          </table:table-cell>
          <table:table-cell table:formula="of:=IFERROR([.T322]/[.$E322];&quot;&quot; )">
            <text:p/>
          </table:table-cell>
          <table:table-cell table:formula="of:=IFERROR([.U322]/[.$E322];&quot;&quot; )">
            <text:p/>
          </table:table-cell>
          <table:table-cell table:formula="of:=IFERROR([.V322]/[.$E322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7.2" calcext:value-type="float">
            <text:p>67,2</text:p>
          </table:table-cell>
          <table:table-cell table:formula="of:=IFERROR([.B323]/[.$E323];&quot;&quot; )">
            <text:p/>
          </table:table-cell>
          <table:table-cell table:formula="of:=IFERROR([.C323]/[.$E323];&quot;&quot; )" office:value-type="float" office:value="0.00020251279245122" calcext:value-type="float">
            <text:p>0,0002025128</text:p>
          </table:table-cell>
          <table:table-cell table:formula="of:=IFERROR([.D323]/[.$E323];&quot;&quot; )">
            <text:p/>
          </table:table-cell>
          <table:table-cell table:formula="of:=IFERROR([.E323]/[.$E323];&quot;&quot; )" office:value-type="float" office:value="1" calcext:value-type="float">
            <text:p>1</text:p>
          </table:table-cell>
          <table:table-cell table:formula="of:=IFERROR([.F323]/[.$E323];&quot;&quot; )">
            <text:p/>
          </table:table-cell>
          <table:table-cell table:formula="of:=IFERROR([.G323]/[.$E323];&quot;&quot; )">
            <text:p/>
          </table:table-cell>
          <table:table-cell table:formula="of:=IFERROR([.H323]/[.$E323];&quot;&quot; )">
            <text:p/>
          </table:table-cell>
          <table:table-cell table:formula="of:=IFERROR([.I323]/[.$E323];&quot;&quot; )" office:value-type="float" office:value="0.00565941580778791" calcext:value-type="float">
            <text:p>0,0056594158</text:p>
          </table:table-cell>
          <table:table-cell table:formula="of:=IFERROR([.J323]/[.$E323];&quot;&quot; )">
            <text:p/>
          </table:table-cell>
          <table:table-cell table:formula="of:=IFERROR([.K323]/[.$E323];&quot;&quot; )">
            <text:p/>
          </table:table-cell>
          <table:table-cell table:formula="of:=IFERROR([.L323]/[.$E323];&quot;&quot; )">
            <text:p/>
          </table:table-cell>
          <table:table-cell table:formula="of:=IFERROR([.M323]/[.$E323];&quot;&quot; )">
            <text:p/>
          </table:table-cell>
          <table:table-cell table:formula="of:=IFERROR([.N323]/[.$E323];&quot;&quot; )" office:value-type="float" office:value="0.569315901522626" calcext:value-type="float">
            <text:p>0,5693159015</text:p>
          </table:table-cell>
          <table:table-cell table:formula="of:=IFERROR([.O323]/[.$E323];&quot;&quot; )">
            <text:p/>
          </table:table-cell>
          <table:table-cell table:formula="of:=IFERROR([.P323]/[.$E323];&quot;&quot; )">
            <text:p/>
          </table:table-cell>
          <table:table-cell table:formula="of:=IFERROR([.Q323]/[.$E323];&quot;&quot; )">
            <text:p/>
          </table:table-cell>
          <table:table-cell table:formula="of:=IFERROR([.R323]/[.$E323];&quot;&quot; )">
            <text:p/>
          </table:table-cell>
          <table:table-cell table:formula="of:=IFERROR([.S323]/[.$E323];&quot;&quot; )" office:value-type="float" office:value="0.0119626962322219" calcext:value-type="float">
            <text:p>0,0119626962</text:p>
          </table:table-cell>
          <table:table-cell table:formula="of:=IFERROR([.T323]/[.$E323];&quot;&quot; )">
            <text:p/>
          </table:table-cell>
          <table:table-cell table:formula="of:=IFERROR([.U323]/[.$E323];&quot;&quot; )">
            <text:p/>
          </table:table-cell>
          <table:table-cell table:formula="of:=IFERROR([.V323]/[.$E323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8.9" calcext:value-type="float">
            <text:p>68,9</text:p>
          </table:table-cell>
          <table:table-cell table:formula="of:=IFERROR([.B324]/[.$E324];&quot;&quot; )">
            <text:p/>
          </table:table-cell>
          <table:table-cell table:formula="of:=IFERROR([.C324]/[.$E324];&quot;&quot; )" office:value-type="float" office:value="0.000189436137320317" calcext:value-type="float">
            <text:p>0,0001894361</text:p>
          </table:table-cell>
          <table:table-cell table:formula="of:=IFERROR([.D324]/[.$E324];&quot;&quot; )">
            <text:p/>
          </table:table-cell>
          <table:table-cell table:formula="of:=IFERROR([.E324]/[.$E324];&quot;&quot; )" office:value-type="float" office:value="1" calcext:value-type="float">
            <text:p>1</text:p>
          </table:table-cell>
          <table:table-cell table:formula="of:=IFERROR([.F324]/[.$E324];&quot;&quot; )">
            <text:p/>
          </table:table-cell>
          <table:table-cell table:formula="of:=IFERROR([.G324]/[.$E324];&quot;&quot; )">
            <text:p/>
          </table:table-cell>
          <table:table-cell table:formula="of:=IFERROR([.H324]/[.$E324];&quot;&quot; )">
            <text:p/>
          </table:table-cell>
          <table:table-cell table:formula="of:=IFERROR([.I324]/[.$E324];&quot;&quot; )" office:value-type="float" office:value="0.00726241131162159" calcext:value-type="float">
            <text:p>0,0072624113</text:p>
          </table:table-cell>
          <table:table-cell table:formula="of:=IFERROR([.J324]/[.$E324];&quot;&quot; )">
            <text:p/>
          </table:table-cell>
          <table:table-cell table:formula="of:=IFERROR([.K324]/[.$E324];&quot;&quot; )">
            <text:p/>
          </table:table-cell>
          <table:table-cell table:formula="of:=IFERROR([.L324]/[.$E324];&quot;&quot; )">
            <text:p/>
          </table:table-cell>
          <table:table-cell table:formula="of:=IFERROR([.M324]/[.$E324];&quot;&quot; )">
            <text:p/>
          </table:table-cell>
          <table:table-cell table:formula="of:=IFERROR([.N324]/[.$E324];&quot;&quot; )" office:value-type="float" office:value="0.558427610730227" calcext:value-type="float">
            <text:p>0,5584276107</text:p>
          </table:table-cell>
          <table:table-cell table:formula="of:=IFERROR([.O324]/[.$E324];&quot;&quot; )">
            <text:p/>
          </table:table-cell>
          <table:table-cell table:formula="of:=IFERROR([.P324]/[.$E324];&quot;&quot; )">
            <text:p/>
          </table:table-cell>
          <table:table-cell table:formula="of:=IFERROR([.Q324]/[.$E324];&quot;&quot; )">
            <text:p/>
          </table:table-cell>
          <table:table-cell table:formula="of:=IFERROR([.R324]/[.$E324];&quot;&quot; )">
            <text:p/>
          </table:table-cell>
          <table:table-cell table:formula="of:=IFERROR([.S324]/[.$E324];&quot;&quot; )" office:value-type="float" office:value="0.0104056927094806" calcext:value-type="float">
            <text:p>0,0104056927</text:p>
          </table:table-cell>
          <table:table-cell table:formula="of:=IFERROR([.T324]/[.$E324];&quot;&quot; )">
            <text:p/>
          </table:table-cell>
          <table:table-cell table:formula="of:=IFERROR([.U324]/[.$E324];&quot;&quot; )">
            <text:p/>
          </table:table-cell>
          <table:table-cell table:formula="of:=IFERROR([.V324]/[.$E324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0.7" calcext:value-type="float">
            <text:p>70,7</text:p>
          </table:table-cell>
          <table:table-cell table:formula="of:=IFERROR([.B325]/[.$E325];&quot;&quot; )">
            <text:p/>
          </table:table-cell>
          <table:table-cell table:formula="of:=IFERROR([.C325]/[.$E325];&quot;&quot; )" office:value-type="float" office:value="0.000213460690439314" calcext:value-type="float">
            <text:p>0,0002134607</text:p>
          </table:table-cell>
          <table:table-cell table:formula="of:=IFERROR([.D325]/[.$E325];&quot;&quot; )">
            <text:p/>
          </table:table-cell>
          <table:table-cell table:formula="of:=IFERROR([.E325]/[.$E325];&quot;&quot; )" office:value-type="float" office:value="1" calcext:value-type="float">
            <text:p>1</text:p>
          </table:table-cell>
          <table:table-cell table:formula="of:=IFERROR([.F325]/[.$E325];&quot;&quot; )">
            <text:p/>
          </table:table-cell>
          <table:table-cell table:formula="of:=IFERROR([.G325]/[.$E325];&quot;&quot; )">
            <text:p/>
          </table:table-cell>
          <table:table-cell table:formula="of:=IFERROR([.H325]/[.$E325];&quot;&quot; )">
            <text:p/>
          </table:table-cell>
          <table:table-cell table:formula="of:=IFERROR([.I325]/[.$E325];&quot;&quot; )" office:value-type="float" office:value="0.00679375022822872" calcext:value-type="float">
            <text:p>0,0067937502</text:p>
          </table:table-cell>
          <table:table-cell table:formula="of:=IFERROR([.J325]/[.$E325];&quot;&quot; )">
            <text:p/>
          </table:table-cell>
          <table:table-cell table:formula="of:=IFERROR([.K325]/[.$E325];&quot;&quot; )">
            <text:p/>
          </table:table-cell>
          <table:table-cell table:formula="of:=IFERROR([.L325]/[.$E325];&quot;&quot; )">
            <text:p/>
          </table:table-cell>
          <table:table-cell table:formula="of:=IFERROR([.M325]/[.$E325];&quot;&quot; )">
            <text:p/>
          </table:table-cell>
          <table:table-cell table:formula="of:=IFERROR([.N325]/[.$E325];&quot;&quot; )" office:value-type="float" office:value="0.524101923442363" calcext:value-type="float">
            <text:p>0,5241019234</text:p>
          </table:table-cell>
          <table:table-cell table:formula="of:=IFERROR([.O325]/[.$E325];&quot;&quot; )" office:value-type="float" office:value="0.0000284667061721839" calcext:value-type="float">
            <text:p>2,84667061721839E-005</text:p>
          </table:table-cell>
          <table:table-cell table:formula="of:=IFERROR([.P325]/[.$E325];&quot;&quot; )" office:value-type="float" office:value="0.0000981730058077229" calcext:value-type="float">
            <text:p>0,000098173</text:p>
          </table:table-cell>
          <table:table-cell table:formula="of:=IFERROR([.Q325]/[.$E325];&quot;&quot; )">
            <text:p/>
          </table:table-cell>
          <table:table-cell table:formula="of:=IFERROR([.R325]/[.$E325];&quot;&quot; )">
            <text:p/>
          </table:table-cell>
          <table:table-cell table:formula="of:=IFERROR([.S325]/[.$E325];&quot;&quot; )" office:value-type="float" office:value="0.0131150075920458" calcext:value-type="float">
            <text:p>0,0131150076</text:p>
          </table:table-cell>
          <table:table-cell table:formula="of:=IFERROR([.T325]/[.$E325];&quot;&quot; )">
            <text:p/>
          </table:table-cell>
          <table:table-cell table:formula="of:=IFERROR([.U325]/[.$E325];&quot;&quot; )">
            <text:p/>
          </table:table-cell>
          <table:table-cell table:formula="of:=IFERROR([.V325]/[.$E325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2.5" calcext:value-type="float">
            <text:p>72,5</text:p>
          </table:table-cell>
          <table:table-cell table:formula="of:=IFERROR([.B326]/[.$E326];&quot;&quot; )">
            <text:p/>
          </table:table-cell>
          <table:table-cell table:formula="of:=IFERROR([.C326]/[.$E326];&quot;&quot; )" office:value-type="float" office:value="0.000258191768610906" calcext:value-type="float">
            <text:p>0,0002581918</text:p>
          </table:table-cell>
          <table:table-cell table:formula="of:=IFERROR([.D326]/[.$E326];&quot;&quot; )">
            <text:p/>
          </table:table-cell>
          <table:table-cell table:formula="of:=IFERROR([.E326]/[.$E326];&quot;&quot; )" office:value-type="float" office:value="1" calcext:value-type="float">
            <text:p>1</text:p>
          </table:table-cell>
          <table:table-cell table:formula="of:=IFERROR([.F326]/[.$E326];&quot;&quot; )">
            <text:p/>
          </table:table-cell>
          <table:table-cell table:formula="of:=IFERROR([.G326]/[.$E326];&quot;&quot; )">
            <text:p/>
          </table:table-cell>
          <table:table-cell table:formula="of:=IFERROR([.H326]/[.$E326];&quot;&quot; )">
            <text:p/>
          </table:table-cell>
          <table:table-cell table:formula="of:=IFERROR([.I326]/[.$E326];&quot;&quot; )" office:value-type="float" office:value="0.0052005400125058" calcext:value-type="float">
            <text:p>0,00520054</text:p>
          </table:table-cell>
          <table:table-cell table:formula="of:=IFERROR([.J326]/[.$E326];&quot;&quot; )">
            <text:p/>
          </table:table-cell>
          <table:table-cell table:formula="of:=IFERROR([.K326]/[.$E326];&quot;&quot; )">
            <text:p/>
          </table:table-cell>
          <table:table-cell table:formula="of:=IFERROR([.L326]/[.$E326];&quot;&quot; )">
            <text:p/>
          </table:table-cell>
          <table:table-cell table:formula="of:=IFERROR([.M326]/[.$E326];&quot;&quot; )">
            <text:p/>
          </table:table-cell>
          <table:table-cell table:formula="of:=IFERROR([.N326]/[.$E326];&quot;&quot; )" office:value-type="float" office:value="0.558779031450649" calcext:value-type="float">
            <text:p>0,5587790315</text:p>
          </table:table-cell>
          <table:table-cell table:formula="of:=IFERROR([.O326]/[.$E326];&quot;&quot; )">
            <text:p/>
          </table:table-cell>
          <table:table-cell table:formula="of:=IFERROR([.P326]/[.$E326];&quot;&quot; )">
            <text:p/>
          </table:table-cell>
          <table:table-cell table:formula="of:=IFERROR([.Q326]/[.$E326];&quot;&quot; )">
            <text:p/>
          </table:table-cell>
          <table:table-cell table:formula="of:=IFERROR([.R326]/[.$E326];&quot;&quot; )">
            <text:p/>
          </table:table-cell>
          <table:table-cell table:formula="of:=IFERROR([.S326]/[.$E326];&quot;&quot; )" office:value-type="float" office:value="0.0112547385291441" calcext:value-type="float">
            <text:p>0,0112547385</text:p>
          </table:table-cell>
          <table:table-cell table:formula="of:=IFERROR([.T326]/[.$E326];&quot;&quot; )">
            <text:p/>
          </table:table-cell>
          <table:table-cell table:formula="of:=IFERROR([.U326]/[.$E326];&quot;&quot; )">
            <text:p/>
          </table:table-cell>
          <table:table-cell table:formula="of:=IFERROR([.V326]/[.$E326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4.2" calcext:value-type="float">
            <text:p>74,2</text:p>
          </table:table-cell>
          <table:table-cell table:formula="of:=IFERROR([.B327]/[.$E327];&quot;&quot; )">
            <text:p/>
          </table:table-cell>
          <table:table-cell table:formula="of:=IFERROR([.C327]/[.$E327];&quot;&quot; )" office:value-type="float" office:value="0.000247031405119032" calcext:value-type="float">
            <text:p>0,0002470314</text:p>
          </table:table-cell>
          <table:table-cell table:formula="of:=IFERROR([.D327]/[.$E327];&quot;&quot; )">
            <text:p/>
          </table:table-cell>
          <table:table-cell table:formula="of:=IFERROR([.E327]/[.$E327];&quot;&quot; )" office:value-type="float" office:value="1" calcext:value-type="float">
            <text:p>1</text:p>
          </table:table-cell>
          <table:table-cell table:formula="of:=IFERROR([.F327]/[.$E327];&quot;&quot; )">
            <text:p/>
          </table:table-cell>
          <table:table-cell table:formula="of:=IFERROR([.G327]/[.$E327];&quot;&quot; )">
            <text:p/>
          </table:table-cell>
          <table:table-cell table:formula="of:=IFERROR([.H327]/[.$E327];&quot;&quot; )">
            <text:p/>
          </table:table-cell>
          <table:table-cell table:formula="of:=IFERROR([.I327]/[.$E327];&quot;&quot; )" office:value-type="float" office:value="0.00496151820777222" calcext:value-type="float">
            <text:p>0,0049615182</text:p>
          </table:table-cell>
          <table:table-cell table:formula="of:=IFERROR([.J327]/[.$E327];&quot;&quot; )">
            <text:p/>
          </table:table-cell>
          <table:table-cell table:formula="of:=IFERROR([.K327]/[.$E327];&quot;&quot; )">
            <text:p/>
          </table:table-cell>
          <table:table-cell table:formula="of:=IFERROR([.L327]/[.$E327];&quot;&quot; )">
            <text:p/>
          </table:table-cell>
          <table:table-cell table:formula="of:=IFERROR([.M327]/[.$E327];&quot;&quot; )" office:value-type="float" office:value="0.000214146306662093" calcext:value-type="float">
            <text:p>0,0002141463</text:p>
          </table:table-cell>
          <table:table-cell table:formula="of:=IFERROR([.N327]/[.$E327];&quot;&quot; )" office:value-type="float" office:value="0.585113507269429" calcext:value-type="float">
            <text:p>0,5851135073</text:p>
          </table:table-cell>
          <table:table-cell table:formula="of:=IFERROR([.O327]/[.$E327];&quot;&quot; )">
            <text:p/>
          </table:table-cell>
          <table:table-cell table:formula="of:=IFERROR([.P327]/[.$E327];&quot;&quot; )">
            <text:p/>
          </table:table-cell>
          <table:table-cell table:formula="of:=IFERROR([.Q327]/[.$E327];&quot;&quot; )">
            <text:p/>
          </table:table-cell>
          <table:table-cell table:formula="of:=IFERROR([.R327]/[.$E327];&quot;&quot; )">
            <text:p/>
          </table:table-cell>
          <table:table-cell table:formula="of:=IFERROR([.S327]/[.$E327];&quot;&quot; )" office:value-type="float" office:value="0.0120409231164852" calcext:value-type="float">
            <text:p>0,0120409231</text:p>
          </table:table-cell>
          <table:table-cell table:formula="of:=IFERROR([.T327]/[.$E327];&quot;&quot; )">
            <text:p/>
          </table:table-cell>
          <table:table-cell table:formula="of:=IFERROR([.U327]/[.$E327];&quot;&quot; )">
            <text:p/>
          </table:table-cell>
          <table:table-cell table:formula="of:=IFERROR([.V327]/[.$E327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formula="of:=IFERROR([.B328]/[.$E328];&quot;&quot; )">
            <text:p/>
          </table:table-cell>
          <table:table-cell table:formula="of:=IFERROR([.C328]/[.$E328];&quot;&quot; )" office:value-type="float" office:value="0.000191560394569834" calcext:value-type="float">
            <text:p>0,0001915604</text:p>
          </table:table-cell>
          <table:table-cell table:formula="of:=IFERROR([.D328]/[.$E328];&quot;&quot; )">
            <text:p/>
          </table:table-cell>
          <table:table-cell table:formula="of:=IFERROR([.E328]/[.$E328];&quot;&quot; )" office:value-type="float" office:value="1" calcext:value-type="float">
            <text:p>1</text:p>
          </table:table-cell>
          <table:table-cell table:formula="of:=IFERROR([.F328]/[.$E328];&quot;&quot; )">
            <text:p/>
          </table:table-cell>
          <table:table-cell table:formula="of:=IFERROR([.G328]/[.$E328];&quot;&quot; )">
            <text:p/>
          </table:table-cell>
          <table:table-cell table:formula="of:=IFERROR([.H328]/[.$E328];&quot;&quot; )">
            <text:p/>
          </table:table-cell>
          <table:table-cell table:formula="of:=IFERROR([.I328]/[.$E328];&quot;&quot; )" office:value-type="float" office:value="0.00566913861485314" calcext:value-type="float">
            <text:p>0,0056691386</text:p>
          </table:table-cell>
          <table:table-cell table:formula="of:=IFERROR([.J328]/[.$E328];&quot;&quot; )">
            <text:p/>
          </table:table-cell>
          <table:table-cell table:formula="of:=IFERROR([.K328]/[.$E328];&quot;&quot; )">
            <text:p/>
          </table:table-cell>
          <table:table-cell table:formula="of:=IFERROR([.L328]/[.$E328];&quot;&quot; )">
            <text:p/>
          </table:table-cell>
          <table:table-cell table:formula="of:=IFERROR([.M328]/[.$E328];&quot;&quot; )">
            <text:p/>
          </table:table-cell>
          <table:table-cell table:formula="of:=IFERROR([.N328]/[.$E328];&quot;&quot; )" office:value-type="float" office:value="0.449393927001716" calcext:value-type="float">
            <text:p>0,449393927</text:p>
          </table:table-cell>
          <table:table-cell table:formula="of:=IFERROR([.O328]/[.$E328];&quot;&quot; )" office:value-type="float" office:value="0.0000231109164300771" calcext:value-type="float">
            <text:p>2,31109164300771E-005</text:p>
          </table:table-cell>
          <table:table-cell table:formula="of:=IFERROR([.P328]/[.$E328];&quot;&quot; )">
            <text:p/>
          </table:table-cell>
          <table:table-cell table:formula="of:=IFERROR([.Q328]/[.$E328];&quot;&quot; )">
            <text:p/>
          </table:table-cell>
          <table:table-cell table:formula="of:=IFERROR([.R328]/[.$E328];&quot;&quot; )">
            <text:p/>
          </table:table-cell>
          <table:table-cell table:formula="of:=IFERROR([.S328]/[.$E328];&quot;&quot; )" office:value-type="float" office:value="0.0119533391761382" calcext:value-type="float">
            <text:p>0,0119533392</text:p>
          </table:table-cell>
          <table:table-cell table:formula="of:=IFERROR([.T328]/[.$E328];&quot;&quot; )">
            <text:p/>
          </table:table-cell>
          <table:table-cell table:formula="of:=IFERROR([.U328]/[.$E328];&quot;&quot; )">
            <text:p/>
          </table:table-cell>
          <table:table-cell table:formula="of:=IFERROR([.V328]/[.$E328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7.8" calcext:value-type="float">
            <text:p>77,8</text:p>
          </table:table-cell>
          <table:table-cell table:formula="of:=IFERROR([.B329]/[.$E329];&quot;&quot; )">
            <text:p/>
          </table:table-cell>
          <table:table-cell table:formula="of:=IFERROR([.C329]/[.$E329];&quot;&quot; )" office:value-type="float" office:value="0.000252141728019378" calcext:value-type="float">
            <text:p>0,0002521417</text:p>
          </table:table-cell>
          <table:table-cell table:formula="of:=IFERROR([.D329]/[.$E329];&quot;&quot; )">
            <text:p/>
          </table:table-cell>
          <table:table-cell table:formula="of:=IFERROR([.E329]/[.$E329];&quot;&quot; )" office:value-type="float" office:value="1" calcext:value-type="float">
            <text:p>1</text:p>
          </table:table-cell>
          <table:table-cell table:formula="of:=IFERROR([.F329]/[.$E329];&quot;&quot; )">
            <text:p/>
          </table:table-cell>
          <table:table-cell table:formula="of:=IFERROR([.G329]/[.$E329];&quot;&quot; )">
            <text:p/>
          </table:table-cell>
          <table:table-cell table:formula="of:=IFERROR([.H329]/[.$E329];&quot;&quot; )">
            <text:p/>
          </table:table-cell>
          <table:table-cell table:formula="of:=IFERROR([.I329]/[.$E329];&quot;&quot; )" office:value-type="float" office:value="0.00705640562810509" calcext:value-type="float">
            <text:p>0,0070564056</text:p>
          </table:table-cell>
          <table:table-cell table:formula="of:=IFERROR([.J329]/[.$E329];&quot;&quot; )">
            <text:p/>
          </table:table-cell>
          <table:table-cell table:formula="of:=IFERROR([.K329]/[.$E329];&quot;&quot; )">
            <text:p/>
          </table:table-cell>
          <table:table-cell table:formula="of:=IFERROR([.L329]/[.$E329];&quot;&quot; )">
            <text:p/>
          </table:table-cell>
          <table:table-cell table:formula="of:=IFERROR([.M329]/[.$E329];&quot;&quot; )">
            <text:p/>
          </table:table-cell>
          <table:table-cell table:formula="of:=IFERROR([.N329]/[.$E329];&quot;&quot; )" office:value-type="float" office:value="0.55633868578677" calcext:value-type="float">
            <text:p>0,5563386858</text:p>
          </table:table-cell>
          <table:table-cell table:formula="of:=IFERROR([.O329]/[.$E329];&quot;&quot; )" office:value-type="float" office:value="0.0000287662750634801" calcext:value-type="float">
            <text:p>2,87662750634801E-005</text:p>
          </table:table-cell>
          <table:table-cell table:formula="of:=IFERROR([.P329]/[.$E329];&quot;&quot; )">
            <text:p/>
          </table:table-cell>
          <table:table-cell table:formula="of:=IFERROR([.Q329]/[.$E329];&quot;&quot; )">
            <text:p/>
          </table:table-cell>
          <table:table-cell table:formula="of:=IFERROR([.R329]/[.$E329];&quot;&quot; )">
            <text:p/>
          </table:table-cell>
          <table:table-cell table:formula="of:=IFERROR([.S329]/[.$E329];&quot;&quot; )" office:value-type="float" office:value="0.0112896123114134" calcext:value-type="float">
            <text:p>0,0112896123</text:p>
          </table:table-cell>
          <table:table-cell table:formula="of:=IFERROR([.T329]/[.$E329];&quot;&quot; )">
            <text:p/>
          </table:table-cell>
          <table:table-cell table:formula="of:=IFERROR([.U329]/[.$E329];&quot;&quot; )">
            <text:p/>
          </table:table-cell>
          <table:table-cell table:formula="of:=IFERROR([.V329]/[.$E329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9.5" calcext:value-type="float">
            <text:p>79,5</text:p>
          </table:table-cell>
          <table:table-cell table:formula="of:=IFERROR([.B330]/[.$E330];&quot;&quot; )">
            <text:p/>
          </table:table-cell>
          <table:table-cell table:formula="of:=IFERROR([.C330]/[.$E330];&quot;&quot; )" office:value-type="float" office:value="0.000395430247573654" calcext:value-type="float">
            <text:p>0,0003954302</text:p>
          </table:table-cell>
          <table:table-cell table:formula="of:=IFERROR([.D330]/[.$E330];&quot;&quot; )">
            <text:p/>
          </table:table-cell>
          <table:table-cell table:formula="of:=IFERROR([.E330]/[.$E330];&quot;&quot; )" office:value-type="float" office:value="1" calcext:value-type="float">
            <text:p>1</text:p>
          </table:table-cell>
          <table:table-cell table:formula="of:=IFERROR([.F330]/[.$E330];&quot;&quot; )">
            <text:p/>
          </table:table-cell>
          <table:table-cell table:formula="of:=IFERROR([.G330]/[.$E330];&quot;&quot; )">
            <text:p/>
          </table:table-cell>
          <table:table-cell table:formula="of:=IFERROR([.H330]/[.$E330];&quot;&quot; )">
            <text:p/>
          </table:table-cell>
          <table:table-cell table:formula="of:=IFERROR([.I330]/[.$E330];&quot;&quot; )" office:value-type="float" office:value="0.00518719632660111" calcext:value-type="float">
            <text:p>0,0051871963</text:p>
          </table:table-cell>
          <table:table-cell table:formula="of:=IFERROR([.J330]/[.$E330];&quot;&quot; )">
            <text:p/>
          </table:table-cell>
          <table:table-cell table:formula="of:=IFERROR([.K330]/[.$E330];&quot;&quot; )">
            <text:p/>
          </table:table-cell>
          <table:table-cell table:formula="of:=IFERROR([.L330]/[.$E330];&quot;&quot; )">
            <text:p/>
          </table:table-cell>
          <table:table-cell table:formula="of:=IFERROR([.M330]/[.$E330];&quot;&quot; )">
            <text:p/>
          </table:table-cell>
          <table:table-cell table:formula="of:=IFERROR([.N330]/[.$E330];&quot;&quot; )" office:value-type="float" office:value="0.555389811263257" calcext:value-type="float">
            <text:p>0,5553898113</text:p>
          </table:table-cell>
          <table:table-cell table:formula="of:=IFERROR([.O330]/[.$E330];&quot;&quot; )" office:value-type="float" office:value="0.0000225721182504519" calcext:value-type="float">
            <text:p>2,25721182504519E-005</text:p>
          </table:table-cell>
          <table:table-cell table:formula="of:=IFERROR([.P330]/[.$E330];&quot;&quot; )">
            <text:p/>
          </table:table-cell>
          <table:table-cell table:formula="of:=IFERROR([.Q330]/[.$E330];&quot;&quot; )">
            <text:p/>
          </table:table-cell>
          <table:table-cell table:formula="of:=IFERROR([.R330]/[.$E330];&quot;&quot; )">
            <text:p/>
          </table:table-cell>
          <table:table-cell table:formula="of:=IFERROR([.S330]/[.$E330];&quot;&quot; )" office:value-type="float" office:value="0.0112547385291441" calcext:value-type="float">
            <text:p>0,0112547385</text:p>
          </table:table-cell>
          <table:table-cell table:formula="of:=IFERROR([.T330]/[.$E330];&quot;&quot; )">
            <text:p/>
          </table:table-cell>
          <table:table-cell table:formula="of:=IFERROR([.U330]/[.$E330];&quot;&quot; )">
            <text:p/>
          </table:table-cell>
          <table:table-cell table:formula="of:=IFERROR([.V330]/[.$E330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81.3" calcext:value-type="float">
            <text:p>81,3</text:p>
          </table:table-cell>
          <table:table-cell table:formula="of:=IFERROR([.B331]/[.$E331];&quot;&quot; )">
            <text:p/>
          </table:table-cell>
          <table:table-cell table:formula="of:=IFERROR([.C331]/[.$E331];&quot;&quot; )" office:value-type="float" office:value="0.000293602933247955" calcext:value-type="float">
            <text:p>0,0002936029</text:p>
          </table:table-cell>
          <table:table-cell table:formula="of:=IFERROR([.D331]/[.$E331];&quot;&quot; )">
            <text:p/>
          </table:table-cell>
          <table:table-cell table:formula="of:=IFERROR([.E331]/[.$E331];&quot;&quot; )" office:value-type="float" office:value="1" calcext:value-type="float">
            <text:p>1</text:p>
          </table:table-cell>
          <table:table-cell table:formula="of:=IFERROR([.F331]/[.$E331];&quot;&quot; )">
            <text:p/>
          </table:table-cell>
          <table:table-cell table:formula="of:=IFERROR([.G331]/[.$E331];&quot;&quot; )">
            <text:p/>
          </table:table-cell>
          <table:table-cell table:formula="of:=IFERROR([.H331]/[.$E331];&quot;&quot; )">
            <text:p/>
          </table:table-cell>
          <table:table-cell table:formula="of:=IFERROR([.I331]/[.$E331];&quot;&quot; )">
            <text:p/>
          </table:table-cell>
          <table:table-cell table:formula="of:=IFERROR([.J331]/[.$E331];&quot;&quot; )">
            <text:p/>
          </table:table-cell>
          <table:table-cell table:formula="of:=IFERROR([.K331]/[.$E331];&quot;&quot; )">
            <text:p/>
          </table:table-cell>
          <table:table-cell table:formula="of:=IFERROR([.L331]/[.$E331];&quot;&quot; )">
            <text:p/>
          </table:table-cell>
          <table:table-cell table:formula="of:=IFERROR([.M331]/[.$E331];&quot;&quot; )" office:value-type="float" office:value="0.000259692535938807" calcext:value-type="float">
            <text:p>0,0002596925</text:p>
          </table:table-cell>
          <table:table-cell table:formula="of:=IFERROR([.N331]/[.$E331];&quot;&quot; )" office:value-type="float" office:value="0.576751860180431" calcext:value-type="float">
            <text:p>0,5767518602</text:p>
          </table:table-cell>
          <table:table-cell table:formula="of:=IFERROR([.O331]/[.$E331];&quot;&quot; )">
            <text:p/>
          </table:table-cell>
          <table:table-cell table:formula="of:=IFERROR([.P331]/[.$E331];&quot;&quot; )">
            <text:p/>
          </table:table-cell>
          <table:table-cell table:formula="of:=IFERROR([.Q331]/[.$E331];&quot;&quot; )">
            <text:p/>
          </table:table-cell>
          <table:table-cell table:formula="of:=IFERROR([.R331]/[.$E331];&quot;&quot; )">
            <text:p/>
          </table:table-cell>
          <table:table-cell table:formula="of:=IFERROR([.S331]/[.$E331];&quot;&quot; )" office:value-type="float" office:value="0.0124714984122797" calcext:value-type="float">
            <text:p>0,0124714984</text:p>
          </table:table-cell>
          <table:table-cell table:formula="of:=IFERROR([.T331]/[.$E331];&quot;&quot; )">
            <text:p/>
          </table:table-cell>
          <table:table-cell table:formula="of:=IFERROR([.U331]/[.$E331];&quot;&quot; )">
            <text:p/>
          </table:table-cell>
          <table:table-cell table:formula="of:=IFERROR([.V331]/[.$E331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83.1" calcext:value-type="float">
            <text:p>83,1</text:p>
          </table:table-cell>
          <table:table-cell table:formula="of:=IFERROR([.B332]/[.$E332];&quot;&quot; )">
            <text:p/>
          </table:table-cell>
          <table:table-cell table:formula="of:=IFERROR([.C332]/[.$E332];&quot;&quot; )" office:value-type="float" office:value="0.000432289892155285" calcext:value-type="float">
            <text:p>0,0004322899</text:p>
          </table:table-cell>
          <table:table-cell table:formula="of:=IFERROR([.D332]/[.$E332];&quot;&quot; )">
            <text:p/>
          </table:table-cell>
          <table:table-cell table:formula="of:=IFERROR([.E332]/[.$E332];&quot;&quot; )" office:value-type="float" office:value="1" calcext:value-type="float">
            <text:p>1</text:p>
          </table:table-cell>
          <table:table-cell table:formula="of:=IFERROR([.F332]/[.$E332];&quot;&quot; )">
            <text:p/>
          </table:table-cell>
          <table:table-cell table:formula="of:=IFERROR([.G332]/[.$E332];&quot;&quot; )">
            <text:p/>
          </table:table-cell>
          <table:table-cell table:formula="of:=IFERROR([.H332]/[.$E332];&quot;&quot; )" office:value-type="float" office:value="0.000418825076233732" calcext:value-type="float">
            <text:p>0,0004188251</text:p>
          </table:table-cell>
          <table:table-cell table:formula="of:=IFERROR([.I332]/[.$E332];&quot;&quot; )" office:value-type="float" office:value="0.0058343510812447" calcext:value-type="float">
            <text:p>0,0058343511</text:p>
          </table:table-cell>
          <table:table-cell table:formula="of:=IFERROR([.J332]/[.$E332];&quot;&quot; )">
            <text:p/>
          </table:table-cell>
          <table:table-cell table:formula="of:=IFERROR([.K332]/[.$E332];&quot;&quot; )">
            <text:p/>
          </table:table-cell>
          <table:table-cell table:formula="of:=IFERROR([.L332]/[.$E332];&quot;&quot; )">
            <text:p/>
          </table:table-cell>
          <table:table-cell table:formula="of:=IFERROR([.M332]/[.$E332];&quot;&quot; )" office:value-type="float" office:value="0.000186772770266448" calcext:value-type="float">
            <text:p>0,0001867728</text:p>
          </table:table-cell>
          <table:table-cell table:formula="of:=IFERROR([.N332]/[.$E332];&quot;&quot; )" office:value-type="float" office:value="0.57506161673231" calcext:value-type="float">
            <text:p>0,5750616167</text:p>
          </table:table-cell>
          <table:table-cell table:formula="of:=IFERROR([.O332]/[.$E332];&quot;&quot; )">
            <text:p/>
          </table:table-cell>
          <table:table-cell table:formula="of:=IFERROR([.P332]/[.$E332];&quot;&quot; )">
            <text:p/>
          </table:table-cell>
          <table:table-cell table:formula="of:=IFERROR([.Q332]/[.$E332];&quot;&quot; )">
            <text:p/>
          </table:table-cell>
          <table:table-cell table:formula="of:=IFERROR([.R332]/[.$E332];&quot;&quot; )">
            <text:p/>
          </table:table-cell>
          <table:table-cell table:formula="of:=IFERROR([.S332]/[.$E332];&quot;&quot; )" office:value-type="float" office:value="0.0148551272539473" calcext:value-type="float">
            <text:p>0,0148551273</text:p>
          </table:table-cell>
          <table:table-cell table:formula="of:=IFERROR([.T332]/[.$E332];&quot;&quot; )">
            <text:p/>
          </table:table-cell>
          <table:table-cell table:formula="of:=IFERROR([.U332]/[.$E332];&quot;&quot; )">
            <text:p/>
          </table:table-cell>
          <table:table-cell table:formula="of:=IFERROR([.V332]/[.$E332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33]/[.$E333];&quot;&quot; )">
            <text:p/>
          </table:table-cell>
          <table:table-cell table:formula="of:=IFERROR([.C333]/[.$E333];&quot;&quot; )">
            <text:p/>
          </table:table-cell>
          <table:table-cell table:formula="of:=IFERROR([.D333]/[.$E333];&quot;&quot; )">
            <text:p/>
          </table:table-cell>
          <table:table-cell table:formula="of:=IFERROR([.E333]/[.$E333];&quot;&quot; )">
            <text:p/>
          </table:table-cell>
          <table:table-cell table:formula="of:=IFERROR([.F333]/[.$E333];&quot;&quot; )">
            <text:p/>
          </table:table-cell>
          <table:table-cell table:formula="of:=IFERROR([.G333]/[.$E333];&quot;&quot; )">
            <text:p/>
          </table:table-cell>
          <table:table-cell table:formula="of:=IFERROR([.H333]/[.$E333];&quot;&quot; )">
            <text:p/>
          </table:table-cell>
          <table:table-cell table:formula="of:=IFERROR([.I333]/[.$E333];&quot;&quot; )">
            <text:p/>
          </table:table-cell>
          <table:table-cell table:formula="of:=IFERROR([.J333]/[.$E333];&quot;&quot; )">
            <text:p/>
          </table:table-cell>
          <table:table-cell table:formula="of:=IFERROR([.K333]/[.$E333];&quot;&quot; )">
            <text:p/>
          </table:table-cell>
          <table:table-cell table:formula="of:=IFERROR([.L333]/[.$E333];&quot;&quot; )">
            <text:p/>
          </table:table-cell>
          <table:table-cell table:formula="of:=IFERROR([.M333]/[.$E333];&quot;&quot; )">
            <text:p/>
          </table:table-cell>
          <table:table-cell table:formula="of:=IFERROR([.N333]/[.$E333];&quot;&quot; )">
            <text:p/>
          </table:table-cell>
          <table:table-cell table:formula="of:=IFERROR([.O333]/[.$E333];&quot;&quot; )">
            <text:p/>
          </table:table-cell>
          <table:table-cell table:formula="of:=IFERROR([.P333]/[.$E333];&quot;&quot; )">
            <text:p/>
          </table:table-cell>
          <table:table-cell table:formula="of:=IFERROR([.Q333]/[.$E333];&quot;&quot; )">
            <text:p/>
          </table:table-cell>
          <table:table-cell table:formula="of:=IFERROR([.R333]/[.$E333];&quot;&quot; )">
            <text:p/>
          </table:table-cell>
          <table:table-cell table:formula="of:=IFERROR([.S333]/[.$E333];&quot;&quot; )">
            <text:p/>
          </table:table-cell>
          <table:table-cell table:formula="of:=IFERROR([.T333]/[.$E333];&quot;&quot; )">
            <text:p/>
          </table:table-cell>
          <table:table-cell table:formula="of:=IFERROR([.U333]/[.$E333];&quot;&quot; )">
            <text:p/>
          </table:table-cell>
          <table:table-cell table:formula="of:=IFERROR([.V333]/[.$E333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34]/[.$E334];&quot;&quot; )">
            <text:p/>
          </table:table-cell>
          <table:table-cell table:formula="of:=IFERROR([.C334]/[.$E334];&quot;&quot; )">
            <text:p/>
          </table:table-cell>
          <table:table-cell table:formula="of:=IFERROR([.D334]/[.$E334];&quot;&quot; )">
            <text:p/>
          </table:table-cell>
          <table:table-cell table:formula="of:=IFERROR([.E334]/[.$E334];&quot;&quot; )">
            <text:p/>
          </table:table-cell>
          <table:table-cell table:formula="of:=IFERROR([.F334]/[.$E334];&quot;&quot; )">
            <text:p/>
          </table:table-cell>
          <table:table-cell table:formula="of:=IFERROR([.G334]/[.$E334];&quot;&quot; )">
            <text:p/>
          </table:table-cell>
          <table:table-cell table:formula="of:=IFERROR([.H334]/[.$E334];&quot;&quot; )">
            <text:p/>
          </table:table-cell>
          <table:table-cell table:formula="of:=IFERROR([.I334]/[.$E334];&quot;&quot; )">
            <text:p/>
          </table:table-cell>
          <table:table-cell table:formula="of:=IFERROR([.J334]/[.$E334];&quot;&quot; )">
            <text:p/>
          </table:table-cell>
          <table:table-cell table:formula="of:=IFERROR([.K334]/[.$E334];&quot;&quot; )">
            <text:p/>
          </table:table-cell>
          <table:table-cell table:formula="of:=IFERROR([.L334]/[.$E334];&quot;&quot; )">
            <text:p/>
          </table:table-cell>
          <table:table-cell table:formula="of:=IFERROR([.M334]/[.$E334];&quot;&quot; )">
            <text:p/>
          </table:table-cell>
          <table:table-cell table:formula="of:=IFERROR([.N334]/[.$E334];&quot;&quot; )">
            <text:p/>
          </table:table-cell>
          <table:table-cell table:formula="of:=IFERROR([.O334]/[.$E334];&quot;&quot; )">
            <text:p/>
          </table:table-cell>
          <table:table-cell table:formula="of:=IFERROR([.P334]/[.$E334];&quot;&quot; )">
            <text:p/>
          </table:table-cell>
          <table:table-cell table:formula="of:=IFERROR([.Q334]/[.$E334];&quot;&quot; )">
            <text:p/>
          </table:table-cell>
          <table:table-cell table:formula="of:=IFERROR([.R334]/[.$E334];&quot;&quot; )">
            <text:p/>
          </table:table-cell>
          <table:table-cell table:formula="of:=IFERROR([.S334]/[.$E334];&quot;&quot; )">
            <text:p/>
          </table:table-cell>
          <table:table-cell table:formula="of:=IFERROR([.T334]/[.$E334];&quot;&quot; )">
            <text:p/>
          </table:table-cell>
          <table:table-cell table:formula="of:=IFERROR([.U334]/[.$E334];&quot;&quot; )">
            <text:p/>
          </table:table-cell>
          <table:table-cell table:formula="of:=IFERROR([.V334]/[.$E33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35]/[.$E335];&quot;&quot; )">
            <text:p/>
          </table:table-cell>
          <table:table-cell table:formula="of:=IFERROR([.C335]/[.$E335];&quot;&quot; )">
            <text:p/>
          </table:table-cell>
          <table:table-cell table:formula="of:=IFERROR([.D335]/[.$E335];&quot;&quot; )">
            <text:p/>
          </table:table-cell>
          <table:table-cell table:formula="of:=IFERROR([.E335]/[.$E335];&quot;&quot; )">
            <text:p/>
          </table:table-cell>
          <table:table-cell table:formula="of:=IFERROR([.F335]/[.$E335];&quot;&quot; )">
            <text:p/>
          </table:table-cell>
          <table:table-cell table:formula="of:=IFERROR([.G335]/[.$E335];&quot;&quot; )">
            <text:p/>
          </table:table-cell>
          <table:table-cell table:formula="of:=IFERROR([.H335]/[.$E335];&quot;&quot; )">
            <text:p/>
          </table:table-cell>
          <table:table-cell table:formula="of:=IFERROR([.I335]/[.$E335];&quot;&quot; )">
            <text:p/>
          </table:table-cell>
          <table:table-cell table:formula="of:=IFERROR([.J335]/[.$E335];&quot;&quot; )">
            <text:p/>
          </table:table-cell>
          <table:table-cell table:formula="of:=IFERROR([.K335]/[.$E335];&quot;&quot; )">
            <text:p/>
          </table:table-cell>
          <table:table-cell table:formula="of:=IFERROR([.L335]/[.$E335];&quot;&quot; )">
            <text:p/>
          </table:table-cell>
          <table:table-cell table:formula="of:=IFERROR([.M335]/[.$E335];&quot;&quot; )">
            <text:p/>
          </table:table-cell>
          <table:table-cell table:formula="of:=IFERROR([.N335]/[.$E335];&quot;&quot; )">
            <text:p/>
          </table:table-cell>
          <table:table-cell table:formula="of:=IFERROR([.O335]/[.$E335];&quot;&quot; )">
            <text:p/>
          </table:table-cell>
          <table:table-cell table:formula="of:=IFERROR([.P335]/[.$E335];&quot;&quot; )">
            <text:p/>
          </table:table-cell>
          <table:table-cell table:formula="of:=IFERROR([.Q335]/[.$E335];&quot;&quot; )">
            <text:p/>
          </table:table-cell>
          <table:table-cell table:formula="of:=IFERROR([.R335]/[.$E335];&quot;&quot; )">
            <text:p/>
          </table:table-cell>
          <table:table-cell table:formula="of:=IFERROR([.S335]/[.$E335];&quot;&quot; )">
            <text:p/>
          </table:table-cell>
          <table:table-cell table:formula="of:=IFERROR([.T335]/[.$E335];&quot;&quot; )">
            <text:p/>
          </table:table-cell>
          <table:table-cell table:formula="of:=IFERROR([.U335]/[.$E335];&quot;&quot; )">
            <text:p/>
          </table:table-cell>
          <table:table-cell table:formula="of:=IFERROR([.V335]/[.$E33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36]/[.$E336];&quot;&quot; )">
            <text:p/>
          </table:table-cell>
          <table:table-cell table:formula="of:=IFERROR([.C336]/[.$E336];&quot;&quot; )">
            <text:p/>
          </table:table-cell>
          <table:table-cell table:formula="of:=IFERROR([.D336]/[.$E336];&quot;&quot; )">
            <text:p/>
          </table:table-cell>
          <table:table-cell table:formula="of:=IFERROR([.E336]/[.$E336];&quot;&quot; )">
            <text:p/>
          </table:table-cell>
          <table:table-cell table:formula="of:=IFERROR([.F336]/[.$E336];&quot;&quot; )">
            <text:p/>
          </table:table-cell>
          <table:table-cell table:formula="of:=IFERROR([.G336]/[.$E336];&quot;&quot; )">
            <text:p/>
          </table:table-cell>
          <table:table-cell table:formula="of:=IFERROR([.H336]/[.$E336];&quot;&quot; )">
            <text:p/>
          </table:table-cell>
          <table:table-cell table:formula="of:=IFERROR([.I336]/[.$E336];&quot;&quot; )">
            <text:p/>
          </table:table-cell>
          <table:table-cell table:formula="of:=IFERROR([.J336]/[.$E336];&quot;&quot; )">
            <text:p/>
          </table:table-cell>
          <table:table-cell table:formula="of:=IFERROR([.K336]/[.$E336];&quot;&quot; )">
            <text:p/>
          </table:table-cell>
          <table:table-cell table:formula="of:=IFERROR([.L336]/[.$E336];&quot;&quot; )">
            <text:p/>
          </table:table-cell>
          <table:table-cell table:formula="of:=IFERROR([.M336]/[.$E336];&quot;&quot; )">
            <text:p/>
          </table:table-cell>
          <table:table-cell table:formula="of:=IFERROR([.N336]/[.$E336];&quot;&quot; )">
            <text:p/>
          </table:table-cell>
          <table:table-cell table:formula="of:=IFERROR([.O336]/[.$E336];&quot;&quot; )">
            <text:p/>
          </table:table-cell>
          <table:table-cell table:formula="of:=IFERROR([.P336]/[.$E336];&quot;&quot; )">
            <text:p/>
          </table:table-cell>
          <table:table-cell table:formula="of:=IFERROR([.Q336]/[.$E336];&quot;&quot; )">
            <text:p/>
          </table:table-cell>
          <table:table-cell table:formula="of:=IFERROR([.R336]/[.$E336];&quot;&quot; )">
            <text:p/>
          </table:table-cell>
          <table:table-cell table:formula="of:=IFERROR([.S336]/[.$E336];&quot;&quot; )">
            <text:p/>
          </table:table-cell>
          <table:table-cell table:formula="of:=IFERROR([.T336]/[.$E336];&quot;&quot; )">
            <text:p/>
          </table:table-cell>
          <table:table-cell table:formula="of:=IFERROR([.U336]/[.$E336];&quot;&quot; )">
            <text:p/>
          </table:table-cell>
          <table:table-cell table:formula="of:=IFERROR([.V336]/[.$E33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37]/[.$E337];&quot;&quot; )">
            <text:p/>
          </table:table-cell>
          <table:table-cell table:formula="of:=IFERROR([.C337]/[.$E337];&quot;&quot; )">
            <text:p/>
          </table:table-cell>
          <table:table-cell table:formula="of:=IFERROR([.D337]/[.$E337];&quot;&quot; )">
            <text:p/>
          </table:table-cell>
          <table:table-cell table:formula="of:=IFERROR([.E337]/[.$E337];&quot;&quot; )">
            <text:p/>
          </table:table-cell>
          <table:table-cell table:formula="of:=IFERROR([.F337]/[.$E337];&quot;&quot; )">
            <text:p/>
          </table:table-cell>
          <table:table-cell table:formula="of:=IFERROR([.G337]/[.$E337];&quot;&quot; )">
            <text:p/>
          </table:table-cell>
          <table:table-cell table:formula="of:=IFERROR([.H337]/[.$E337];&quot;&quot; )">
            <text:p/>
          </table:table-cell>
          <table:table-cell table:formula="of:=IFERROR([.I337]/[.$E337];&quot;&quot; )">
            <text:p/>
          </table:table-cell>
          <table:table-cell table:formula="of:=IFERROR([.J337]/[.$E337];&quot;&quot; )">
            <text:p/>
          </table:table-cell>
          <table:table-cell table:formula="of:=IFERROR([.K337]/[.$E337];&quot;&quot; )">
            <text:p/>
          </table:table-cell>
          <table:table-cell table:formula="of:=IFERROR([.L337]/[.$E337];&quot;&quot; )">
            <text:p/>
          </table:table-cell>
          <table:table-cell table:formula="of:=IFERROR([.M337]/[.$E337];&quot;&quot; )">
            <text:p/>
          </table:table-cell>
          <table:table-cell table:formula="of:=IFERROR([.N337]/[.$E337];&quot;&quot; )">
            <text:p/>
          </table:table-cell>
          <table:table-cell table:formula="of:=IFERROR([.O337]/[.$E337];&quot;&quot; )">
            <text:p/>
          </table:table-cell>
          <table:table-cell table:formula="of:=IFERROR([.P337]/[.$E337];&quot;&quot; )">
            <text:p/>
          </table:table-cell>
          <table:table-cell table:formula="of:=IFERROR([.Q337]/[.$E337];&quot;&quot; )">
            <text:p/>
          </table:table-cell>
          <table:table-cell table:formula="of:=IFERROR([.R337]/[.$E337];&quot;&quot; )">
            <text:p/>
          </table:table-cell>
          <table:table-cell table:formula="of:=IFERROR([.S337]/[.$E337];&quot;&quot; )">
            <text:p/>
          </table:table-cell>
          <table:table-cell table:formula="of:=IFERROR([.T337]/[.$E337];&quot;&quot; )">
            <text:p/>
          </table:table-cell>
          <table:table-cell table:formula="of:=IFERROR([.U337]/[.$E337];&quot;&quot; )">
            <text:p/>
          </table:table-cell>
          <table:table-cell table:formula="of:=IFERROR([.V337]/[.$E33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38]/[.$E338];&quot;&quot; )">
            <text:p/>
          </table:table-cell>
          <table:table-cell table:formula="of:=IFERROR([.C338]/[.$E338];&quot;&quot; )">
            <text:p/>
          </table:table-cell>
          <table:table-cell table:formula="of:=IFERROR([.D338]/[.$E338];&quot;&quot; )">
            <text:p/>
          </table:table-cell>
          <table:table-cell table:formula="of:=IFERROR([.E338]/[.$E338];&quot;&quot; )">
            <text:p/>
          </table:table-cell>
          <table:table-cell table:formula="of:=IFERROR([.F338]/[.$E338];&quot;&quot; )">
            <text:p/>
          </table:table-cell>
          <table:table-cell table:formula="of:=IFERROR([.G338]/[.$E338];&quot;&quot; )">
            <text:p/>
          </table:table-cell>
          <table:table-cell table:formula="of:=IFERROR([.H338]/[.$E338];&quot;&quot; )">
            <text:p/>
          </table:table-cell>
          <table:table-cell table:formula="of:=IFERROR([.I338]/[.$E338];&quot;&quot; )">
            <text:p/>
          </table:table-cell>
          <table:table-cell table:formula="of:=IFERROR([.J338]/[.$E338];&quot;&quot; )">
            <text:p/>
          </table:table-cell>
          <table:table-cell table:formula="of:=IFERROR([.K338]/[.$E338];&quot;&quot; )">
            <text:p/>
          </table:table-cell>
          <table:table-cell table:formula="of:=IFERROR([.L338]/[.$E338];&quot;&quot; )">
            <text:p/>
          </table:table-cell>
          <table:table-cell table:formula="of:=IFERROR([.M338]/[.$E338];&quot;&quot; )">
            <text:p/>
          </table:table-cell>
          <table:table-cell table:formula="of:=IFERROR([.N338]/[.$E338];&quot;&quot; )">
            <text:p/>
          </table:table-cell>
          <table:table-cell table:formula="of:=IFERROR([.O338]/[.$E338];&quot;&quot; )">
            <text:p/>
          </table:table-cell>
          <table:table-cell table:formula="of:=IFERROR([.P338]/[.$E338];&quot;&quot; )">
            <text:p/>
          </table:table-cell>
          <table:table-cell table:formula="of:=IFERROR([.Q338]/[.$E338];&quot;&quot; )">
            <text:p/>
          </table:table-cell>
          <table:table-cell table:formula="of:=IFERROR([.R338]/[.$E338];&quot;&quot; )">
            <text:p/>
          </table:table-cell>
          <table:table-cell table:formula="of:=IFERROR([.S338]/[.$E338];&quot;&quot; )">
            <text:p/>
          </table:table-cell>
          <table:table-cell table:formula="of:=IFERROR([.T338]/[.$E338];&quot;&quot; )">
            <text:p/>
          </table:table-cell>
          <table:table-cell table:formula="of:=IFERROR([.U338]/[.$E338];&quot;&quot; )">
            <text:p/>
          </table:table-cell>
          <table:table-cell table:formula="of:=IFERROR([.V338]/[.$E33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39]/[.$E339];&quot;&quot; )">
            <text:p/>
          </table:table-cell>
          <table:table-cell table:formula="of:=IFERROR([.C339]/[.$E339];&quot;&quot; )">
            <text:p/>
          </table:table-cell>
          <table:table-cell table:formula="of:=IFERROR([.D339]/[.$E339];&quot;&quot; )">
            <text:p/>
          </table:table-cell>
          <table:table-cell table:formula="of:=IFERROR([.E339]/[.$E339];&quot;&quot; )">
            <text:p/>
          </table:table-cell>
          <table:table-cell table:formula="of:=IFERROR([.F339]/[.$E339];&quot;&quot; )">
            <text:p/>
          </table:table-cell>
          <table:table-cell table:formula="of:=IFERROR([.G339]/[.$E339];&quot;&quot; )">
            <text:p/>
          </table:table-cell>
          <table:table-cell table:formula="of:=IFERROR([.H339]/[.$E339];&quot;&quot; )">
            <text:p/>
          </table:table-cell>
          <table:table-cell table:formula="of:=IFERROR([.I339]/[.$E339];&quot;&quot; )">
            <text:p/>
          </table:table-cell>
          <table:table-cell table:formula="of:=IFERROR([.J339]/[.$E339];&quot;&quot; )">
            <text:p/>
          </table:table-cell>
          <table:table-cell table:formula="of:=IFERROR([.K339]/[.$E339];&quot;&quot; )">
            <text:p/>
          </table:table-cell>
          <table:table-cell table:formula="of:=IFERROR([.L339]/[.$E339];&quot;&quot; )">
            <text:p/>
          </table:table-cell>
          <table:table-cell table:formula="of:=IFERROR([.M339]/[.$E339];&quot;&quot; )">
            <text:p/>
          </table:table-cell>
          <table:table-cell table:formula="of:=IFERROR([.N339]/[.$E339];&quot;&quot; )">
            <text:p/>
          </table:table-cell>
          <table:table-cell table:formula="of:=IFERROR([.O339]/[.$E339];&quot;&quot; )">
            <text:p/>
          </table:table-cell>
          <table:table-cell table:formula="of:=IFERROR([.P339]/[.$E339];&quot;&quot; )">
            <text:p/>
          </table:table-cell>
          <table:table-cell table:formula="of:=IFERROR([.Q339]/[.$E339];&quot;&quot; )">
            <text:p/>
          </table:table-cell>
          <table:table-cell table:formula="of:=IFERROR([.R339]/[.$E339];&quot;&quot; )">
            <text:p/>
          </table:table-cell>
          <table:table-cell table:formula="of:=IFERROR([.S339]/[.$E339];&quot;&quot; )">
            <text:p/>
          </table:table-cell>
          <table:table-cell table:formula="of:=IFERROR([.T339]/[.$E339];&quot;&quot; )">
            <text:p/>
          </table:table-cell>
          <table:table-cell table:formula="of:=IFERROR([.U339]/[.$E339];&quot;&quot; )">
            <text:p/>
          </table:table-cell>
          <table:table-cell table:formula="of:=IFERROR([.V339]/[.$E33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0]/[.$E340];&quot;&quot; )">
            <text:p/>
          </table:table-cell>
          <table:table-cell table:formula="of:=IFERROR([.C340]/[.$E340];&quot;&quot; )">
            <text:p/>
          </table:table-cell>
          <table:table-cell table:formula="of:=IFERROR([.D340]/[.$E340];&quot;&quot; )">
            <text:p/>
          </table:table-cell>
          <table:table-cell table:formula="of:=IFERROR([.E340]/[.$E340];&quot;&quot; )">
            <text:p/>
          </table:table-cell>
          <table:table-cell table:formula="of:=IFERROR([.F340]/[.$E340];&quot;&quot; )">
            <text:p/>
          </table:table-cell>
          <table:table-cell table:formula="of:=IFERROR([.G340]/[.$E340];&quot;&quot; )">
            <text:p/>
          </table:table-cell>
          <table:table-cell table:formula="of:=IFERROR([.H340]/[.$E340];&quot;&quot; )">
            <text:p/>
          </table:table-cell>
          <table:table-cell table:formula="of:=IFERROR([.I340]/[.$E340];&quot;&quot; )">
            <text:p/>
          </table:table-cell>
          <table:table-cell table:formula="of:=IFERROR([.J340]/[.$E340];&quot;&quot; )">
            <text:p/>
          </table:table-cell>
          <table:table-cell table:formula="of:=IFERROR([.K340]/[.$E340];&quot;&quot; )">
            <text:p/>
          </table:table-cell>
          <table:table-cell table:formula="of:=IFERROR([.L340]/[.$E340];&quot;&quot; )">
            <text:p/>
          </table:table-cell>
          <table:table-cell table:formula="of:=IFERROR([.M340]/[.$E340];&quot;&quot; )">
            <text:p/>
          </table:table-cell>
          <table:table-cell table:formula="of:=IFERROR([.N340]/[.$E340];&quot;&quot; )">
            <text:p/>
          </table:table-cell>
          <table:table-cell table:formula="of:=IFERROR([.O340]/[.$E340];&quot;&quot; )">
            <text:p/>
          </table:table-cell>
          <table:table-cell table:formula="of:=IFERROR([.P340]/[.$E340];&quot;&quot; )">
            <text:p/>
          </table:table-cell>
          <table:table-cell table:formula="of:=IFERROR([.Q340]/[.$E340];&quot;&quot; )">
            <text:p/>
          </table:table-cell>
          <table:table-cell table:formula="of:=IFERROR([.R340]/[.$E340];&quot;&quot; )">
            <text:p/>
          </table:table-cell>
          <table:table-cell table:formula="of:=IFERROR([.S340]/[.$E340];&quot;&quot; )">
            <text:p/>
          </table:table-cell>
          <table:table-cell table:formula="of:=IFERROR([.T340]/[.$E340];&quot;&quot; )">
            <text:p/>
          </table:table-cell>
          <table:table-cell table:formula="of:=IFERROR([.U340]/[.$E340];&quot;&quot; )">
            <text:p/>
          </table:table-cell>
          <table:table-cell table:formula="of:=IFERROR([.V340]/[.$E340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1]/[.$E341];&quot;&quot; )">
            <text:p/>
          </table:table-cell>
          <table:table-cell table:formula="of:=IFERROR([.C341]/[.$E341];&quot;&quot; )">
            <text:p/>
          </table:table-cell>
          <table:table-cell table:formula="of:=IFERROR([.D341]/[.$E341];&quot;&quot; )">
            <text:p/>
          </table:table-cell>
          <table:table-cell table:formula="of:=IFERROR([.E341]/[.$E341];&quot;&quot; )">
            <text:p/>
          </table:table-cell>
          <table:table-cell table:formula="of:=IFERROR([.F341]/[.$E341];&quot;&quot; )">
            <text:p/>
          </table:table-cell>
          <table:table-cell table:formula="of:=IFERROR([.G341]/[.$E341];&quot;&quot; )">
            <text:p/>
          </table:table-cell>
          <table:table-cell table:formula="of:=IFERROR([.H341]/[.$E341];&quot;&quot; )">
            <text:p/>
          </table:table-cell>
          <table:table-cell table:formula="of:=IFERROR([.I341]/[.$E341];&quot;&quot; )">
            <text:p/>
          </table:table-cell>
          <table:table-cell table:formula="of:=IFERROR([.J341]/[.$E341];&quot;&quot; )">
            <text:p/>
          </table:table-cell>
          <table:table-cell table:formula="of:=IFERROR([.K341]/[.$E341];&quot;&quot; )">
            <text:p/>
          </table:table-cell>
          <table:table-cell table:formula="of:=IFERROR([.L341]/[.$E341];&quot;&quot; )">
            <text:p/>
          </table:table-cell>
          <table:table-cell table:formula="of:=IFERROR([.M341]/[.$E341];&quot;&quot; )">
            <text:p/>
          </table:table-cell>
          <table:table-cell table:formula="of:=IFERROR([.N341]/[.$E341];&quot;&quot; )">
            <text:p/>
          </table:table-cell>
          <table:table-cell table:formula="of:=IFERROR([.O341]/[.$E341];&quot;&quot; )">
            <text:p/>
          </table:table-cell>
          <table:table-cell table:formula="of:=IFERROR([.P341]/[.$E341];&quot;&quot; )">
            <text:p/>
          </table:table-cell>
          <table:table-cell table:formula="of:=IFERROR([.Q341]/[.$E341];&quot;&quot; )">
            <text:p/>
          </table:table-cell>
          <table:table-cell table:formula="of:=IFERROR([.R341]/[.$E341];&quot;&quot; )">
            <text:p/>
          </table:table-cell>
          <table:table-cell table:formula="of:=IFERROR([.S341]/[.$E341];&quot;&quot; )">
            <text:p/>
          </table:table-cell>
          <table:table-cell table:formula="of:=IFERROR([.T341]/[.$E341];&quot;&quot; )">
            <text:p/>
          </table:table-cell>
          <table:table-cell table:formula="of:=IFERROR([.U341]/[.$E341];&quot;&quot; )">
            <text:p/>
          </table:table-cell>
          <table:table-cell table:formula="of:=IFERROR([.V341]/[.$E341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2]/[.$E342];&quot;&quot; )">
            <text:p/>
          </table:table-cell>
          <table:table-cell table:formula="of:=IFERROR([.C342]/[.$E342];&quot;&quot; )">
            <text:p/>
          </table:table-cell>
          <table:table-cell table:formula="of:=IFERROR([.D342]/[.$E342];&quot;&quot; )">
            <text:p/>
          </table:table-cell>
          <table:table-cell table:formula="of:=IFERROR([.E342]/[.$E342];&quot;&quot; )">
            <text:p/>
          </table:table-cell>
          <table:table-cell table:formula="of:=IFERROR([.F342]/[.$E342];&quot;&quot; )">
            <text:p/>
          </table:table-cell>
          <table:table-cell table:formula="of:=IFERROR([.G342]/[.$E342];&quot;&quot; )">
            <text:p/>
          </table:table-cell>
          <table:table-cell table:formula="of:=IFERROR([.H342]/[.$E342];&quot;&quot; )">
            <text:p/>
          </table:table-cell>
          <table:table-cell table:formula="of:=IFERROR([.I342]/[.$E342];&quot;&quot; )">
            <text:p/>
          </table:table-cell>
          <table:table-cell table:formula="of:=IFERROR([.J342]/[.$E342];&quot;&quot; )">
            <text:p/>
          </table:table-cell>
          <table:table-cell table:formula="of:=IFERROR([.K342]/[.$E342];&quot;&quot; )">
            <text:p/>
          </table:table-cell>
          <table:table-cell table:formula="of:=IFERROR([.L342]/[.$E342];&quot;&quot; )">
            <text:p/>
          </table:table-cell>
          <table:table-cell table:formula="of:=IFERROR([.M342]/[.$E342];&quot;&quot; )">
            <text:p/>
          </table:table-cell>
          <table:table-cell table:formula="of:=IFERROR([.N342]/[.$E342];&quot;&quot; )">
            <text:p/>
          </table:table-cell>
          <table:table-cell table:formula="of:=IFERROR([.O342]/[.$E342];&quot;&quot; )">
            <text:p/>
          </table:table-cell>
          <table:table-cell table:formula="of:=IFERROR([.P342]/[.$E342];&quot;&quot; )">
            <text:p/>
          </table:table-cell>
          <table:table-cell table:formula="of:=IFERROR([.Q342]/[.$E342];&quot;&quot; )">
            <text:p/>
          </table:table-cell>
          <table:table-cell table:formula="of:=IFERROR([.R342]/[.$E342];&quot;&quot; )">
            <text:p/>
          </table:table-cell>
          <table:table-cell table:formula="of:=IFERROR([.S342]/[.$E342];&quot;&quot; )">
            <text:p/>
          </table:table-cell>
          <table:table-cell table:formula="of:=IFERROR([.T342]/[.$E342];&quot;&quot; )">
            <text:p/>
          </table:table-cell>
          <table:table-cell table:formula="of:=IFERROR([.U342]/[.$E342];&quot;&quot; )">
            <text:p/>
          </table:table-cell>
          <table:table-cell table:formula="of:=IFERROR([.V342]/[.$E342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3]/[.$E343];&quot;&quot; )">
            <text:p/>
          </table:table-cell>
          <table:table-cell table:formula="of:=IFERROR([.C343]/[.$E343];&quot;&quot; )">
            <text:p/>
          </table:table-cell>
          <table:table-cell table:formula="of:=IFERROR([.D343]/[.$E343];&quot;&quot; )">
            <text:p/>
          </table:table-cell>
          <table:table-cell table:formula="of:=IFERROR([.E343]/[.$E343];&quot;&quot; )">
            <text:p/>
          </table:table-cell>
          <table:table-cell table:formula="of:=IFERROR([.F343]/[.$E343];&quot;&quot; )">
            <text:p/>
          </table:table-cell>
          <table:table-cell table:formula="of:=IFERROR([.G343]/[.$E343];&quot;&quot; )">
            <text:p/>
          </table:table-cell>
          <table:table-cell table:formula="of:=IFERROR([.H343]/[.$E343];&quot;&quot; )">
            <text:p/>
          </table:table-cell>
          <table:table-cell table:formula="of:=IFERROR([.I343]/[.$E343];&quot;&quot; )">
            <text:p/>
          </table:table-cell>
          <table:table-cell table:formula="of:=IFERROR([.J343]/[.$E343];&quot;&quot; )">
            <text:p/>
          </table:table-cell>
          <table:table-cell table:formula="of:=IFERROR([.K343]/[.$E343];&quot;&quot; )">
            <text:p/>
          </table:table-cell>
          <table:table-cell table:formula="of:=IFERROR([.L343]/[.$E343];&quot;&quot; )">
            <text:p/>
          </table:table-cell>
          <table:table-cell table:formula="of:=IFERROR([.M343]/[.$E343];&quot;&quot; )">
            <text:p/>
          </table:table-cell>
          <table:table-cell table:formula="of:=IFERROR([.N343]/[.$E343];&quot;&quot; )">
            <text:p/>
          </table:table-cell>
          <table:table-cell table:formula="of:=IFERROR([.O343]/[.$E343];&quot;&quot; )">
            <text:p/>
          </table:table-cell>
          <table:table-cell table:formula="of:=IFERROR([.P343]/[.$E343];&quot;&quot; )">
            <text:p/>
          </table:table-cell>
          <table:table-cell table:formula="of:=IFERROR([.Q343]/[.$E343];&quot;&quot; )">
            <text:p/>
          </table:table-cell>
          <table:table-cell table:formula="of:=IFERROR([.R343]/[.$E343];&quot;&quot; )">
            <text:p/>
          </table:table-cell>
          <table:table-cell table:formula="of:=IFERROR([.S343]/[.$E343];&quot;&quot; )">
            <text:p/>
          </table:table-cell>
          <table:table-cell table:formula="of:=IFERROR([.T343]/[.$E343];&quot;&quot; )">
            <text:p/>
          </table:table-cell>
          <table:table-cell table:formula="of:=IFERROR([.U343]/[.$E343];&quot;&quot; )">
            <text:p/>
          </table:table-cell>
          <table:table-cell table:formula="of:=IFERROR([.V343]/[.$E343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4]/[.$E344];&quot;&quot; )">
            <text:p/>
          </table:table-cell>
          <table:table-cell table:formula="of:=IFERROR([.C344]/[.$E344];&quot;&quot; )">
            <text:p/>
          </table:table-cell>
          <table:table-cell table:formula="of:=IFERROR([.D344]/[.$E344];&quot;&quot; )">
            <text:p/>
          </table:table-cell>
          <table:table-cell table:formula="of:=IFERROR([.E344]/[.$E344];&quot;&quot; )">
            <text:p/>
          </table:table-cell>
          <table:table-cell table:formula="of:=IFERROR([.F344]/[.$E344];&quot;&quot; )">
            <text:p/>
          </table:table-cell>
          <table:table-cell table:formula="of:=IFERROR([.G344]/[.$E344];&quot;&quot; )">
            <text:p/>
          </table:table-cell>
          <table:table-cell table:formula="of:=IFERROR([.H344]/[.$E344];&quot;&quot; )">
            <text:p/>
          </table:table-cell>
          <table:table-cell table:formula="of:=IFERROR([.I344]/[.$E344];&quot;&quot; )">
            <text:p/>
          </table:table-cell>
          <table:table-cell table:formula="of:=IFERROR([.J344]/[.$E344];&quot;&quot; )">
            <text:p/>
          </table:table-cell>
          <table:table-cell table:formula="of:=IFERROR([.K344]/[.$E344];&quot;&quot; )">
            <text:p/>
          </table:table-cell>
          <table:table-cell table:formula="of:=IFERROR([.L344]/[.$E344];&quot;&quot; )">
            <text:p/>
          </table:table-cell>
          <table:table-cell table:formula="of:=IFERROR([.M344]/[.$E344];&quot;&quot; )">
            <text:p/>
          </table:table-cell>
          <table:table-cell table:formula="of:=IFERROR([.N344]/[.$E344];&quot;&quot; )">
            <text:p/>
          </table:table-cell>
          <table:table-cell table:formula="of:=IFERROR([.O344]/[.$E344];&quot;&quot; )">
            <text:p/>
          </table:table-cell>
          <table:table-cell table:formula="of:=IFERROR([.P344]/[.$E344];&quot;&quot; )">
            <text:p/>
          </table:table-cell>
          <table:table-cell table:formula="of:=IFERROR([.Q344]/[.$E344];&quot;&quot; )">
            <text:p/>
          </table:table-cell>
          <table:table-cell table:formula="of:=IFERROR([.R344]/[.$E344];&quot;&quot; )">
            <text:p/>
          </table:table-cell>
          <table:table-cell table:formula="of:=IFERROR([.S344]/[.$E344];&quot;&quot; )">
            <text:p/>
          </table:table-cell>
          <table:table-cell table:formula="of:=IFERROR([.T344]/[.$E344];&quot;&quot; )">
            <text:p/>
          </table:table-cell>
          <table:table-cell table:formula="of:=IFERROR([.U344]/[.$E344];&quot;&quot; )">
            <text:p/>
          </table:table-cell>
          <table:table-cell table:formula="of:=IFERROR([.V344]/[.$E34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5]/[.$E345];&quot;&quot; )">
            <text:p/>
          </table:table-cell>
          <table:table-cell table:formula="of:=IFERROR([.C345]/[.$E345];&quot;&quot; )">
            <text:p/>
          </table:table-cell>
          <table:table-cell table:formula="of:=IFERROR([.D345]/[.$E345];&quot;&quot; )">
            <text:p/>
          </table:table-cell>
          <table:table-cell table:formula="of:=IFERROR([.E345]/[.$E345];&quot;&quot; )">
            <text:p/>
          </table:table-cell>
          <table:table-cell table:formula="of:=IFERROR([.F345]/[.$E345];&quot;&quot; )">
            <text:p/>
          </table:table-cell>
          <table:table-cell table:formula="of:=IFERROR([.G345]/[.$E345];&quot;&quot; )">
            <text:p/>
          </table:table-cell>
          <table:table-cell table:formula="of:=IFERROR([.H345]/[.$E345];&quot;&quot; )">
            <text:p/>
          </table:table-cell>
          <table:table-cell table:formula="of:=IFERROR([.I345]/[.$E345];&quot;&quot; )">
            <text:p/>
          </table:table-cell>
          <table:table-cell table:formula="of:=IFERROR([.J345]/[.$E345];&quot;&quot; )">
            <text:p/>
          </table:table-cell>
          <table:table-cell table:formula="of:=IFERROR([.K345]/[.$E345];&quot;&quot; )">
            <text:p/>
          </table:table-cell>
          <table:table-cell table:formula="of:=IFERROR([.L345]/[.$E345];&quot;&quot; )">
            <text:p/>
          </table:table-cell>
          <table:table-cell table:formula="of:=IFERROR([.M345]/[.$E345];&quot;&quot; )">
            <text:p/>
          </table:table-cell>
          <table:table-cell table:formula="of:=IFERROR([.N345]/[.$E345];&quot;&quot; )">
            <text:p/>
          </table:table-cell>
          <table:table-cell table:formula="of:=IFERROR([.O345]/[.$E345];&quot;&quot; )">
            <text:p/>
          </table:table-cell>
          <table:table-cell table:formula="of:=IFERROR([.P345]/[.$E345];&quot;&quot; )">
            <text:p/>
          </table:table-cell>
          <table:table-cell table:formula="of:=IFERROR([.Q345]/[.$E345];&quot;&quot; )">
            <text:p/>
          </table:table-cell>
          <table:table-cell table:formula="of:=IFERROR([.R345]/[.$E345];&quot;&quot; )">
            <text:p/>
          </table:table-cell>
          <table:table-cell table:formula="of:=IFERROR([.S345]/[.$E345];&quot;&quot; )">
            <text:p/>
          </table:table-cell>
          <table:table-cell table:formula="of:=IFERROR([.T345]/[.$E345];&quot;&quot; )">
            <text:p/>
          </table:table-cell>
          <table:table-cell table:formula="of:=IFERROR([.U345]/[.$E345];&quot;&quot; )">
            <text:p/>
          </table:table-cell>
          <table:table-cell table:formula="of:=IFERROR([.V345]/[.$E34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6]/[.$E346];&quot;&quot; )">
            <text:p/>
          </table:table-cell>
          <table:table-cell table:formula="of:=IFERROR([.C346]/[.$E346];&quot;&quot; )">
            <text:p/>
          </table:table-cell>
          <table:table-cell table:formula="of:=IFERROR([.D346]/[.$E346];&quot;&quot; )">
            <text:p/>
          </table:table-cell>
          <table:table-cell table:formula="of:=IFERROR([.E346]/[.$E346];&quot;&quot; )">
            <text:p/>
          </table:table-cell>
          <table:table-cell table:formula="of:=IFERROR([.F346]/[.$E346];&quot;&quot; )">
            <text:p/>
          </table:table-cell>
          <table:table-cell table:formula="of:=IFERROR([.G346]/[.$E346];&quot;&quot; )">
            <text:p/>
          </table:table-cell>
          <table:table-cell table:formula="of:=IFERROR([.H346]/[.$E346];&quot;&quot; )">
            <text:p/>
          </table:table-cell>
          <table:table-cell table:formula="of:=IFERROR([.I346]/[.$E346];&quot;&quot; )">
            <text:p/>
          </table:table-cell>
          <table:table-cell table:formula="of:=IFERROR([.J346]/[.$E346];&quot;&quot; )">
            <text:p/>
          </table:table-cell>
          <table:table-cell table:formula="of:=IFERROR([.K346]/[.$E346];&quot;&quot; )">
            <text:p/>
          </table:table-cell>
          <table:table-cell table:formula="of:=IFERROR([.L346]/[.$E346];&quot;&quot; )">
            <text:p/>
          </table:table-cell>
          <table:table-cell table:formula="of:=IFERROR([.M346]/[.$E346];&quot;&quot; )">
            <text:p/>
          </table:table-cell>
          <table:table-cell table:formula="of:=IFERROR([.N346]/[.$E346];&quot;&quot; )">
            <text:p/>
          </table:table-cell>
          <table:table-cell table:formula="of:=IFERROR([.O346]/[.$E346];&quot;&quot; )">
            <text:p/>
          </table:table-cell>
          <table:table-cell table:formula="of:=IFERROR([.P346]/[.$E346];&quot;&quot; )">
            <text:p/>
          </table:table-cell>
          <table:table-cell table:formula="of:=IFERROR([.Q346]/[.$E346];&quot;&quot; )">
            <text:p/>
          </table:table-cell>
          <table:table-cell table:formula="of:=IFERROR([.R346]/[.$E346];&quot;&quot; )">
            <text:p/>
          </table:table-cell>
          <table:table-cell table:formula="of:=IFERROR([.S346]/[.$E346];&quot;&quot; )">
            <text:p/>
          </table:table-cell>
          <table:table-cell table:formula="of:=IFERROR([.T346]/[.$E346];&quot;&quot; )">
            <text:p/>
          </table:table-cell>
          <table:table-cell table:formula="of:=IFERROR([.U346]/[.$E346];&quot;&quot; )">
            <text:p/>
          </table:table-cell>
          <table:table-cell table:formula="of:=IFERROR([.V346]/[.$E34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7]/[.$E347];&quot;&quot; )">
            <text:p/>
          </table:table-cell>
          <table:table-cell table:formula="of:=IFERROR([.C347]/[.$E347];&quot;&quot; )">
            <text:p/>
          </table:table-cell>
          <table:table-cell table:formula="of:=IFERROR([.D347]/[.$E347];&quot;&quot; )">
            <text:p/>
          </table:table-cell>
          <table:table-cell table:formula="of:=IFERROR([.E347]/[.$E347];&quot;&quot; )">
            <text:p/>
          </table:table-cell>
          <table:table-cell table:formula="of:=IFERROR([.F347]/[.$E347];&quot;&quot; )">
            <text:p/>
          </table:table-cell>
          <table:table-cell table:formula="of:=IFERROR([.G347]/[.$E347];&quot;&quot; )">
            <text:p/>
          </table:table-cell>
          <table:table-cell table:formula="of:=IFERROR([.H347]/[.$E347];&quot;&quot; )">
            <text:p/>
          </table:table-cell>
          <table:table-cell table:formula="of:=IFERROR([.I347]/[.$E347];&quot;&quot; )">
            <text:p/>
          </table:table-cell>
          <table:table-cell table:formula="of:=IFERROR([.J347]/[.$E347];&quot;&quot; )">
            <text:p/>
          </table:table-cell>
          <table:table-cell table:formula="of:=IFERROR([.K347]/[.$E347];&quot;&quot; )">
            <text:p/>
          </table:table-cell>
          <table:table-cell table:formula="of:=IFERROR([.L347]/[.$E347];&quot;&quot; )">
            <text:p/>
          </table:table-cell>
          <table:table-cell table:formula="of:=IFERROR([.M347]/[.$E347];&quot;&quot; )">
            <text:p/>
          </table:table-cell>
          <table:table-cell table:formula="of:=IFERROR([.N347]/[.$E347];&quot;&quot; )">
            <text:p/>
          </table:table-cell>
          <table:table-cell table:formula="of:=IFERROR([.O347]/[.$E347];&quot;&quot; )">
            <text:p/>
          </table:table-cell>
          <table:table-cell table:formula="of:=IFERROR([.P347]/[.$E347];&quot;&quot; )">
            <text:p/>
          </table:table-cell>
          <table:table-cell table:formula="of:=IFERROR([.Q347]/[.$E347];&quot;&quot; )">
            <text:p/>
          </table:table-cell>
          <table:table-cell table:formula="of:=IFERROR([.R347]/[.$E347];&quot;&quot; )">
            <text:p/>
          </table:table-cell>
          <table:table-cell table:formula="of:=IFERROR([.S347]/[.$E347];&quot;&quot; )">
            <text:p/>
          </table:table-cell>
          <table:table-cell table:formula="of:=IFERROR([.T347]/[.$E347];&quot;&quot; )">
            <text:p/>
          </table:table-cell>
          <table:table-cell table:formula="of:=IFERROR([.U347]/[.$E347];&quot;&quot; )">
            <text:p/>
          </table:table-cell>
          <table:table-cell table:formula="of:=IFERROR([.V347]/[.$E34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8]/[.$E348];&quot;&quot; )">
            <text:p/>
          </table:table-cell>
          <table:table-cell table:formula="of:=IFERROR([.C348]/[.$E348];&quot;&quot; )">
            <text:p/>
          </table:table-cell>
          <table:table-cell table:formula="of:=IFERROR([.D348]/[.$E348];&quot;&quot; )">
            <text:p/>
          </table:table-cell>
          <table:table-cell table:formula="of:=IFERROR([.E348]/[.$E348];&quot;&quot; )">
            <text:p/>
          </table:table-cell>
          <table:table-cell table:formula="of:=IFERROR([.F348]/[.$E348];&quot;&quot; )">
            <text:p/>
          </table:table-cell>
          <table:table-cell table:formula="of:=IFERROR([.G348]/[.$E348];&quot;&quot; )">
            <text:p/>
          </table:table-cell>
          <table:table-cell table:formula="of:=IFERROR([.H348]/[.$E348];&quot;&quot; )">
            <text:p/>
          </table:table-cell>
          <table:table-cell table:formula="of:=IFERROR([.I348]/[.$E348];&quot;&quot; )">
            <text:p/>
          </table:table-cell>
          <table:table-cell table:formula="of:=IFERROR([.J348]/[.$E348];&quot;&quot; )">
            <text:p/>
          </table:table-cell>
          <table:table-cell table:formula="of:=IFERROR([.K348]/[.$E348];&quot;&quot; )">
            <text:p/>
          </table:table-cell>
          <table:table-cell table:formula="of:=IFERROR([.L348]/[.$E348];&quot;&quot; )">
            <text:p/>
          </table:table-cell>
          <table:table-cell table:formula="of:=IFERROR([.M348]/[.$E348];&quot;&quot; )">
            <text:p/>
          </table:table-cell>
          <table:table-cell table:formula="of:=IFERROR([.N348]/[.$E348];&quot;&quot; )">
            <text:p/>
          </table:table-cell>
          <table:table-cell table:formula="of:=IFERROR([.O348]/[.$E348];&quot;&quot; )">
            <text:p/>
          </table:table-cell>
          <table:table-cell table:formula="of:=IFERROR([.P348]/[.$E348];&quot;&quot; )">
            <text:p/>
          </table:table-cell>
          <table:table-cell table:formula="of:=IFERROR([.Q348]/[.$E348];&quot;&quot; )">
            <text:p/>
          </table:table-cell>
          <table:table-cell table:formula="of:=IFERROR([.R348]/[.$E348];&quot;&quot; )">
            <text:p/>
          </table:table-cell>
          <table:table-cell table:formula="of:=IFERROR([.S348]/[.$E348];&quot;&quot; )">
            <text:p/>
          </table:table-cell>
          <table:table-cell table:formula="of:=IFERROR([.T348]/[.$E348];&quot;&quot; )">
            <text:p/>
          </table:table-cell>
          <table:table-cell table:formula="of:=IFERROR([.U348]/[.$E348];&quot;&quot; )">
            <text:p/>
          </table:table-cell>
          <table:table-cell table:formula="of:=IFERROR([.V348]/[.$E34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9]/[.$E349];&quot;&quot; )">
            <text:p/>
          </table:table-cell>
          <table:table-cell table:formula="of:=IFERROR([.C349]/[.$E349];&quot;&quot; )">
            <text:p/>
          </table:table-cell>
          <table:table-cell table:formula="of:=IFERROR([.D349]/[.$E349];&quot;&quot; )">
            <text:p/>
          </table:table-cell>
          <table:table-cell table:formula="of:=IFERROR([.E349]/[.$E349];&quot;&quot; )">
            <text:p/>
          </table:table-cell>
          <table:table-cell table:formula="of:=IFERROR([.F349]/[.$E349];&quot;&quot; )">
            <text:p/>
          </table:table-cell>
          <table:table-cell table:formula="of:=IFERROR([.G349]/[.$E349];&quot;&quot; )">
            <text:p/>
          </table:table-cell>
          <table:table-cell table:formula="of:=IFERROR([.H349]/[.$E349];&quot;&quot; )">
            <text:p/>
          </table:table-cell>
          <table:table-cell table:formula="of:=IFERROR([.I349]/[.$E349];&quot;&quot; )">
            <text:p/>
          </table:table-cell>
          <table:table-cell table:formula="of:=IFERROR([.J349]/[.$E349];&quot;&quot; )">
            <text:p/>
          </table:table-cell>
          <table:table-cell table:formula="of:=IFERROR([.K349]/[.$E349];&quot;&quot; )">
            <text:p/>
          </table:table-cell>
          <table:table-cell table:formula="of:=IFERROR([.L349]/[.$E349];&quot;&quot; )">
            <text:p/>
          </table:table-cell>
          <table:table-cell table:formula="of:=IFERROR([.M349]/[.$E349];&quot;&quot; )">
            <text:p/>
          </table:table-cell>
          <table:table-cell table:formula="of:=IFERROR([.N349]/[.$E349];&quot;&quot; )">
            <text:p/>
          </table:table-cell>
          <table:table-cell table:formula="of:=IFERROR([.O349]/[.$E349];&quot;&quot; )">
            <text:p/>
          </table:table-cell>
          <table:table-cell table:formula="of:=IFERROR([.P349]/[.$E349];&quot;&quot; )">
            <text:p/>
          </table:table-cell>
          <table:table-cell table:formula="of:=IFERROR([.Q349]/[.$E349];&quot;&quot; )">
            <text:p/>
          </table:table-cell>
          <table:table-cell table:formula="of:=IFERROR([.R349]/[.$E349];&quot;&quot; )">
            <text:p/>
          </table:table-cell>
          <table:table-cell table:formula="of:=IFERROR([.S349]/[.$E349];&quot;&quot; )">
            <text:p/>
          </table:table-cell>
          <table:table-cell table:formula="of:=IFERROR([.T349]/[.$E349];&quot;&quot; )">
            <text:p/>
          </table:table-cell>
          <table:table-cell table:formula="of:=IFERROR([.U349]/[.$E349];&quot;&quot; )">
            <text:p/>
          </table:table-cell>
          <table:table-cell table:formula="of:=IFERROR([.V349]/[.$E34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0]/[.$E350];&quot;&quot; )">
            <text:p/>
          </table:table-cell>
          <table:table-cell table:formula="of:=IFERROR([.C350]/[.$E350];&quot;&quot; )">
            <text:p/>
          </table:table-cell>
          <table:table-cell table:formula="of:=IFERROR([.D350]/[.$E350];&quot;&quot; )">
            <text:p/>
          </table:table-cell>
          <table:table-cell table:formula="of:=IFERROR([.E350]/[.$E350];&quot;&quot; )">
            <text:p/>
          </table:table-cell>
          <table:table-cell table:formula="of:=IFERROR([.F350]/[.$E350];&quot;&quot; )">
            <text:p/>
          </table:table-cell>
          <table:table-cell table:formula="of:=IFERROR([.G350]/[.$E350];&quot;&quot; )">
            <text:p/>
          </table:table-cell>
          <table:table-cell table:formula="of:=IFERROR([.H350]/[.$E350];&quot;&quot; )">
            <text:p/>
          </table:table-cell>
          <table:table-cell table:formula="of:=IFERROR([.I350]/[.$E350];&quot;&quot; )">
            <text:p/>
          </table:table-cell>
          <table:table-cell table:formula="of:=IFERROR([.J350]/[.$E350];&quot;&quot; )">
            <text:p/>
          </table:table-cell>
          <table:table-cell table:formula="of:=IFERROR([.K350]/[.$E350];&quot;&quot; )">
            <text:p/>
          </table:table-cell>
          <table:table-cell table:formula="of:=IFERROR([.L350]/[.$E350];&quot;&quot; )">
            <text:p/>
          </table:table-cell>
          <table:table-cell table:formula="of:=IFERROR([.M350]/[.$E350];&quot;&quot; )">
            <text:p/>
          </table:table-cell>
          <table:table-cell table:formula="of:=IFERROR([.N350]/[.$E350];&quot;&quot; )">
            <text:p/>
          </table:table-cell>
          <table:table-cell table:formula="of:=IFERROR([.O350]/[.$E350];&quot;&quot; )">
            <text:p/>
          </table:table-cell>
          <table:table-cell table:formula="of:=IFERROR([.P350]/[.$E350];&quot;&quot; )">
            <text:p/>
          </table:table-cell>
          <table:table-cell table:formula="of:=IFERROR([.Q350]/[.$E350];&quot;&quot; )">
            <text:p/>
          </table:table-cell>
          <table:table-cell table:formula="of:=IFERROR([.R350]/[.$E350];&quot;&quot; )">
            <text:p/>
          </table:table-cell>
          <table:table-cell table:formula="of:=IFERROR([.S350]/[.$E350];&quot;&quot; )">
            <text:p/>
          </table:table-cell>
          <table:table-cell table:formula="of:=IFERROR([.T350]/[.$E350];&quot;&quot; )">
            <text:p/>
          </table:table-cell>
          <table:table-cell table:formula="of:=IFERROR([.U350]/[.$E350];&quot;&quot; )">
            <text:p/>
          </table:table-cell>
          <table:table-cell table:formula="of:=IFERROR([.V350]/[.$E350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1]/[.$E351];&quot;&quot; )">
            <text:p/>
          </table:table-cell>
          <table:table-cell table:formula="of:=IFERROR([.C351]/[.$E351];&quot;&quot; )">
            <text:p/>
          </table:table-cell>
          <table:table-cell table:formula="of:=IFERROR([.D351]/[.$E351];&quot;&quot; )">
            <text:p/>
          </table:table-cell>
          <table:table-cell table:formula="of:=IFERROR([.E351]/[.$E351];&quot;&quot; )">
            <text:p/>
          </table:table-cell>
          <table:table-cell table:formula="of:=IFERROR([.F351]/[.$E351];&quot;&quot; )">
            <text:p/>
          </table:table-cell>
          <table:table-cell table:formula="of:=IFERROR([.G351]/[.$E351];&quot;&quot; )">
            <text:p/>
          </table:table-cell>
          <table:table-cell table:formula="of:=IFERROR([.H351]/[.$E351];&quot;&quot; )">
            <text:p/>
          </table:table-cell>
          <table:table-cell table:formula="of:=IFERROR([.I351]/[.$E351];&quot;&quot; )">
            <text:p/>
          </table:table-cell>
          <table:table-cell table:formula="of:=IFERROR([.J351]/[.$E351];&quot;&quot; )">
            <text:p/>
          </table:table-cell>
          <table:table-cell table:formula="of:=IFERROR([.K351]/[.$E351];&quot;&quot; )">
            <text:p/>
          </table:table-cell>
          <table:table-cell table:formula="of:=IFERROR([.L351]/[.$E351];&quot;&quot; )">
            <text:p/>
          </table:table-cell>
          <table:table-cell table:formula="of:=IFERROR([.M351]/[.$E351];&quot;&quot; )">
            <text:p/>
          </table:table-cell>
          <table:table-cell table:formula="of:=IFERROR([.N351]/[.$E351];&quot;&quot; )">
            <text:p/>
          </table:table-cell>
          <table:table-cell table:formula="of:=IFERROR([.O351]/[.$E351];&quot;&quot; )">
            <text:p/>
          </table:table-cell>
          <table:table-cell table:formula="of:=IFERROR([.P351]/[.$E351];&quot;&quot; )">
            <text:p/>
          </table:table-cell>
          <table:table-cell table:formula="of:=IFERROR([.Q351]/[.$E351];&quot;&quot; )">
            <text:p/>
          </table:table-cell>
          <table:table-cell table:formula="of:=IFERROR([.R351]/[.$E351];&quot;&quot; )">
            <text:p/>
          </table:table-cell>
          <table:table-cell table:formula="of:=IFERROR([.S351]/[.$E351];&quot;&quot; )">
            <text:p/>
          </table:table-cell>
          <table:table-cell table:formula="of:=IFERROR([.T351]/[.$E351];&quot;&quot; )">
            <text:p/>
          </table:table-cell>
          <table:table-cell table:formula="of:=IFERROR([.U351]/[.$E351];&quot;&quot; )">
            <text:p/>
          </table:table-cell>
          <table:table-cell table:formula="of:=IFERROR([.V351]/[.$E351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2]/[.$E352];&quot;&quot; )">
            <text:p/>
          </table:table-cell>
          <table:table-cell table:formula="of:=IFERROR([.C352]/[.$E352];&quot;&quot; )">
            <text:p/>
          </table:table-cell>
          <table:table-cell table:formula="of:=IFERROR([.D352]/[.$E352];&quot;&quot; )">
            <text:p/>
          </table:table-cell>
          <table:table-cell table:formula="of:=IFERROR([.E352]/[.$E352];&quot;&quot; )">
            <text:p/>
          </table:table-cell>
          <table:table-cell table:formula="of:=IFERROR([.F352]/[.$E352];&quot;&quot; )">
            <text:p/>
          </table:table-cell>
          <table:table-cell table:formula="of:=IFERROR([.G352]/[.$E352];&quot;&quot; )">
            <text:p/>
          </table:table-cell>
          <table:table-cell table:formula="of:=IFERROR([.H352]/[.$E352];&quot;&quot; )">
            <text:p/>
          </table:table-cell>
          <table:table-cell table:formula="of:=IFERROR([.I352]/[.$E352];&quot;&quot; )">
            <text:p/>
          </table:table-cell>
          <table:table-cell table:formula="of:=IFERROR([.J352]/[.$E352];&quot;&quot; )">
            <text:p/>
          </table:table-cell>
          <table:table-cell table:formula="of:=IFERROR([.K352]/[.$E352];&quot;&quot; )">
            <text:p/>
          </table:table-cell>
          <table:table-cell table:formula="of:=IFERROR([.L352]/[.$E352];&quot;&quot; )">
            <text:p/>
          </table:table-cell>
          <table:table-cell table:formula="of:=IFERROR([.M352]/[.$E352];&quot;&quot; )">
            <text:p/>
          </table:table-cell>
          <table:table-cell table:formula="of:=IFERROR([.N352]/[.$E352];&quot;&quot; )">
            <text:p/>
          </table:table-cell>
          <table:table-cell table:formula="of:=IFERROR([.O352]/[.$E352];&quot;&quot; )">
            <text:p/>
          </table:table-cell>
          <table:table-cell table:formula="of:=IFERROR([.P352]/[.$E352];&quot;&quot; )">
            <text:p/>
          </table:table-cell>
          <table:table-cell table:formula="of:=IFERROR([.Q352]/[.$E352];&quot;&quot; )">
            <text:p/>
          </table:table-cell>
          <table:table-cell table:formula="of:=IFERROR([.R352]/[.$E352];&quot;&quot; )">
            <text:p/>
          </table:table-cell>
          <table:table-cell table:formula="of:=IFERROR([.S352]/[.$E352];&quot;&quot; )">
            <text:p/>
          </table:table-cell>
          <table:table-cell table:formula="of:=IFERROR([.T352]/[.$E352];&quot;&quot; )">
            <text:p/>
          </table:table-cell>
          <table:table-cell table:formula="of:=IFERROR([.U352]/[.$E352];&quot;&quot; )">
            <text:p/>
          </table:table-cell>
          <table:table-cell table:formula="of:=IFERROR([.V352]/[.$E352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3]/[.$E353];&quot;&quot; )">
            <text:p/>
          </table:table-cell>
          <table:table-cell table:formula="of:=IFERROR([.C353]/[.$E353];&quot;&quot; )">
            <text:p/>
          </table:table-cell>
          <table:table-cell table:formula="of:=IFERROR([.D353]/[.$E353];&quot;&quot; )">
            <text:p/>
          </table:table-cell>
          <table:table-cell table:formula="of:=IFERROR([.E353]/[.$E353];&quot;&quot; )">
            <text:p/>
          </table:table-cell>
          <table:table-cell table:formula="of:=IFERROR([.F353]/[.$E353];&quot;&quot; )">
            <text:p/>
          </table:table-cell>
          <table:table-cell table:formula="of:=IFERROR([.G353]/[.$E353];&quot;&quot; )">
            <text:p/>
          </table:table-cell>
          <table:table-cell table:formula="of:=IFERROR([.H353]/[.$E353];&quot;&quot; )">
            <text:p/>
          </table:table-cell>
          <table:table-cell table:formula="of:=IFERROR([.I353]/[.$E353];&quot;&quot; )">
            <text:p/>
          </table:table-cell>
          <table:table-cell table:formula="of:=IFERROR([.J353]/[.$E353];&quot;&quot; )">
            <text:p/>
          </table:table-cell>
          <table:table-cell table:formula="of:=IFERROR([.K353]/[.$E353];&quot;&quot; )">
            <text:p/>
          </table:table-cell>
          <table:table-cell table:formula="of:=IFERROR([.L353]/[.$E353];&quot;&quot; )">
            <text:p/>
          </table:table-cell>
          <table:table-cell table:formula="of:=IFERROR([.M353]/[.$E353];&quot;&quot; )">
            <text:p/>
          </table:table-cell>
          <table:table-cell table:formula="of:=IFERROR([.N353]/[.$E353];&quot;&quot; )">
            <text:p/>
          </table:table-cell>
          <table:table-cell table:formula="of:=IFERROR([.O353]/[.$E353];&quot;&quot; )">
            <text:p/>
          </table:table-cell>
          <table:table-cell table:formula="of:=IFERROR([.P353]/[.$E353];&quot;&quot; )">
            <text:p/>
          </table:table-cell>
          <table:table-cell table:formula="of:=IFERROR([.Q353]/[.$E353];&quot;&quot; )">
            <text:p/>
          </table:table-cell>
          <table:table-cell table:formula="of:=IFERROR([.R353]/[.$E353];&quot;&quot; )">
            <text:p/>
          </table:table-cell>
          <table:table-cell table:formula="of:=IFERROR([.S353]/[.$E353];&quot;&quot; )">
            <text:p/>
          </table:table-cell>
          <table:table-cell table:formula="of:=IFERROR([.T353]/[.$E353];&quot;&quot; )">
            <text:p/>
          </table:table-cell>
          <table:table-cell table:formula="of:=IFERROR([.U353]/[.$E353];&quot;&quot; )">
            <text:p/>
          </table:table-cell>
          <table:table-cell table:formula="of:=IFERROR([.V353]/[.$E353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4]/[.$E354];&quot;&quot; )">
            <text:p/>
          </table:table-cell>
          <table:table-cell table:formula="of:=IFERROR([.C354]/[.$E354];&quot;&quot; )">
            <text:p/>
          </table:table-cell>
          <table:table-cell table:formula="of:=IFERROR([.D354]/[.$E354];&quot;&quot; )">
            <text:p/>
          </table:table-cell>
          <table:table-cell table:formula="of:=IFERROR([.E354]/[.$E354];&quot;&quot; )">
            <text:p/>
          </table:table-cell>
          <table:table-cell table:formula="of:=IFERROR([.F354]/[.$E354];&quot;&quot; )">
            <text:p/>
          </table:table-cell>
          <table:table-cell table:formula="of:=IFERROR([.G354]/[.$E354];&quot;&quot; )">
            <text:p/>
          </table:table-cell>
          <table:table-cell table:formula="of:=IFERROR([.H354]/[.$E354];&quot;&quot; )">
            <text:p/>
          </table:table-cell>
          <table:table-cell table:formula="of:=IFERROR([.I354]/[.$E354];&quot;&quot; )">
            <text:p/>
          </table:table-cell>
          <table:table-cell table:formula="of:=IFERROR([.J354]/[.$E354];&quot;&quot; )">
            <text:p/>
          </table:table-cell>
          <table:table-cell table:formula="of:=IFERROR([.K354]/[.$E354];&quot;&quot; )">
            <text:p/>
          </table:table-cell>
          <table:table-cell table:formula="of:=IFERROR([.L354]/[.$E354];&quot;&quot; )">
            <text:p/>
          </table:table-cell>
          <table:table-cell table:formula="of:=IFERROR([.M354]/[.$E354];&quot;&quot; )">
            <text:p/>
          </table:table-cell>
          <table:table-cell table:formula="of:=IFERROR([.N354]/[.$E354];&quot;&quot; )">
            <text:p/>
          </table:table-cell>
          <table:table-cell table:formula="of:=IFERROR([.O354]/[.$E354];&quot;&quot; )">
            <text:p/>
          </table:table-cell>
          <table:table-cell table:formula="of:=IFERROR([.P354]/[.$E354];&quot;&quot; )">
            <text:p/>
          </table:table-cell>
          <table:table-cell table:formula="of:=IFERROR([.Q354]/[.$E354];&quot;&quot; )">
            <text:p/>
          </table:table-cell>
          <table:table-cell table:formula="of:=IFERROR([.R354]/[.$E354];&quot;&quot; )">
            <text:p/>
          </table:table-cell>
          <table:table-cell table:formula="of:=IFERROR([.S354]/[.$E354];&quot;&quot; )">
            <text:p/>
          </table:table-cell>
          <table:table-cell table:formula="of:=IFERROR([.T354]/[.$E354];&quot;&quot; )">
            <text:p/>
          </table:table-cell>
          <table:table-cell table:formula="of:=IFERROR([.U354]/[.$E354];&quot;&quot; )">
            <text:p/>
          </table:table-cell>
          <table:table-cell table:formula="of:=IFERROR([.V354]/[.$E35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5]/[.$E355];&quot;&quot; )">
            <text:p/>
          </table:table-cell>
          <table:table-cell table:formula="of:=IFERROR([.C355]/[.$E355];&quot;&quot; )">
            <text:p/>
          </table:table-cell>
          <table:table-cell table:formula="of:=IFERROR([.D355]/[.$E355];&quot;&quot; )">
            <text:p/>
          </table:table-cell>
          <table:table-cell table:formula="of:=IFERROR([.E355]/[.$E355];&quot;&quot; )">
            <text:p/>
          </table:table-cell>
          <table:table-cell table:formula="of:=IFERROR([.F355]/[.$E355];&quot;&quot; )">
            <text:p/>
          </table:table-cell>
          <table:table-cell table:formula="of:=IFERROR([.G355]/[.$E355];&quot;&quot; )">
            <text:p/>
          </table:table-cell>
          <table:table-cell table:formula="of:=IFERROR([.H355]/[.$E355];&quot;&quot; )">
            <text:p/>
          </table:table-cell>
          <table:table-cell table:formula="of:=IFERROR([.I355]/[.$E355];&quot;&quot; )">
            <text:p/>
          </table:table-cell>
          <table:table-cell table:formula="of:=IFERROR([.J355]/[.$E355];&quot;&quot; )">
            <text:p/>
          </table:table-cell>
          <table:table-cell table:formula="of:=IFERROR([.K355]/[.$E355];&quot;&quot; )">
            <text:p/>
          </table:table-cell>
          <table:table-cell table:formula="of:=IFERROR([.L355]/[.$E355];&quot;&quot; )">
            <text:p/>
          </table:table-cell>
          <table:table-cell table:formula="of:=IFERROR([.M355]/[.$E355];&quot;&quot; )">
            <text:p/>
          </table:table-cell>
          <table:table-cell table:formula="of:=IFERROR([.N355]/[.$E355];&quot;&quot; )">
            <text:p/>
          </table:table-cell>
          <table:table-cell table:formula="of:=IFERROR([.O355]/[.$E355];&quot;&quot; )">
            <text:p/>
          </table:table-cell>
          <table:table-cell table:formula="of:=IFERROR([.P355]/[.$E355];&quot;&quot; )">
            <text:p/>
          </table:table-cell>
          <table:table-cell table:formula="of:=IFERROR([.Q355]/[.$E355];&quot;&quot; )">
            <text:p/>
          </table:table-cell>
          <table:table-cell table:formula="of:=IFERROR([.R355]/[.$E355];&quot;&quot; )">
            <text:p/>
          </table:table-cell>
          <table:table-cell table:formula="of:=IFERROR([.S355]/[.$E355];&quot;&quot; )">
            <text:p/>
          </table:table-cell>
          <table:table-cell table:formula="of:=IFERROR([.T355]/[.$E355];&quot;&quot; )">
            <text:p/>
          </table:table-cell>
          <table:table-cell table:formula="of:=IFERROR([.U355]/[.$E355];&quot;&quot; )">
            <text:p/>
          </table:table-cell>
          <table:table-cell table:formula="of:=IFERROR([.V355]/[.$E35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6]/[.$E356];&quot;&quot; )">
            <text:p/>
          </table:table-cell>
          <table:table-cell table:formula="of:=IFERROR([.C356]/[.$E356];&quot;&quot; )">
            <text:p/>
          </table:table-cell>
          <table:table-cell table:formula="of:=IFERROR([.D356]/[.$E356];&quot;&quot; )">
            <text:p/>
          </table:table-cell>
          <table:table-cell table:formula="of:=IFERROR([.E356]/[.$E356];&quot;&quot; )">
            <text:p/>
          </table:table-cell>
          <table:table-cell table:formula="of:=IFERROR([.F356]/[.$E356];&quot;&quot; )">
            <text:p/>
          </table:table-cell>
          <table:table-cell table:formula="of:=IFERROR([.G356]/[.$E356];&quot;&quot; )">
            <text:p/>
          </table:table-cell>
          <table:table-cell table:formula="of:=IFERROR([.H356]/[.$E356];&quot;&quot; )">
            <text:p/>
          </table:table-cell>
          <table:table-cell table:formula="of:=IFERROR([.I356]/[.$E356];&quot;&quot; )">
            <text:p/>
          </table:table-cell>
          <table:table-cell table:formula="of:=IFERROR([.J356]/[.$E356];&quot;&quot; )">
            <text:p/>
          </table:table-cell>
          <table:table-cell table:formula="of:=IFERROR([.K356]/[.$E356];&quot;&quot; )">
            <text:p/>
          </table:table-cell>
          <table:table-cell table:formula="of:=IFERROR([.L356]/[.$E356];&quot;&quot; )">
            <text:p/>
          </table:table-cell>
          <table:table-cell table:formula="of:=IFERROR([.M356]/[.$E356];&quot;&quot; )">
            <text:p/>
          </table:table-cell>
          <table:table-cell table:formula="of:=IFERROR([.N356]/[.$E356];&quot;&quot; )">
            <text:p/>
          </table:table-cell>
          <table:table-cell table:formula="of:=IFERROR([.O356]/[.$E356];&quot;&quot; )">
            <text:p/>
          </table:table-cell>
          <table:table-cell table:formula="of:=IFERROR([.P356]/[.$E356];&quot;&quot; )">
            <text:p/>
          </table:table-cell>
          <table:table-cell table:formula="of:=IFERROR([.Q356]/[.$E356];&quot;&quot; )">
            <text:p/>
          </table:table-cell>
          <table:table-cell table:formula="of:=IFERROR([.R356]/[.$E356];&quot;&quot; )">
            <text:p/>
          </table:table-cell>
          <table:table-cell table:formula="of:=IFERROR([.S356]/[.$E356];&quot;&quot; )">
            <text:p/>
          </table:table-cell>
          <table:table-cell table:formula="of:=IFERROR([.T356]/[.$E356];&quot;&quot; )">
            <text:p/>
          </table:table-cell>
          <table:table-cell table:formula="of:=IFERROR([.U356]/[.$E356];&quot;&quot; )">
            <text:p/>
          </table:table-cell>
          <table:table-cell table:formula="of:=IFERROR([.V356]/[.$E35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7]/[.$E357];&quot;&quot; )">
            <text:p/>
          </table:table-cell>
          <table:table-cell table:formula="of:=IFERROR([.C357]/[.$E357];&quot;&quot; )">
            <text:p/>
          </table:table-cell>
          <table:table-cell table:formula="of:=IFERROR([.D357]/[.$E357];&quot;&quot; )">
            <text:p/>
          </table:table-cell>
          <table:table-cell table:formula="of:=IFERROR([.E357]/[.$E357];&quot;&quot; )">
            <text:p/>
          </table:table-cell>
          <table:table-cell table:formula="of:=IFERROR([.F357]/[.$E357];&quot;&quot; )">
            <text:p/>
          </table:table-cell>
          <table:table-cell table:formula="of:=IFERROR([.G357]/[.$E357];&quot;&quot; )">
            <text:p/>
          </table:table-cell>
          <table:table-cell table:formula="of:=IFERROR([.H357]/[.$E357];&quot;&quot; )">
            <text:p/>
          </table:table-cell>
          <table:table-cell table:formula="of:=IFERROR([.I357]/[.$E357];&quot;&quot; )">
            <text:p/>
          </table:table-cell>
          <table:table-cell table:formula="of:=IFERROR([.J357]/[.$E357];&quot;&quot; )">
            <text:p/>
          </table:table-cell>
          <table:table-cell table:formula="of:=IFERROR([.K357]/[.$E357];&quot;&quot; )">
            <text:p/>
          </table:table-cell>
          <table:table-cell table:formula="of:=IFERROR([.L357]/[.$E357];&quot;&quot; )">
            <text:p/>
          </table:table-cell>
          <table:table-cell table:formula="of:=IFERROR([.M357]/[.$E357];&quot;&quot; )">
            <text:p/>
          </table:table-cell>
          <table:table-cell table:formula="of:=IFERROR([.N357]/[.$E357];&quot;&quot; )">
            <text:p/>
          </table:table-cell>
          <table:table-cell table:formula="of:=IFERROR([.O357]/[.$E357];&quot;&quot; )">
            <text:p/>
          </table:table-cell>
          <table:table-cell table:formula="of:=IFERROR([.P357]/[.$E357];&quot;&quot; )">
            <text:p/>
          </table:table-cell>
          <table:table-cell table:formula="of:=IFERROR([.Q357]/[.$E357];&quot;&quot; )">
            <text:p/>
          </table:table-cell>
          <table:table-cell table:formula="of:=IFERROR([.R357]/[.$E357];&quot;&quot; )">
            <text:p/>
          </table:table-cell>
          <table:table-cell table:formula="of:=IFERROR([.S357]/[.$E357];&quot;&quot; )">
            <text:p/>
          </table:table-cell>
          <table:table-cell table:formula="of:=IFERROR([.T357]/[.$E357];&quot;&quot; )">
            <text:p/>
          </table:table-cell>
          <table:table-cell table:formula="of:=IFERROR([.U357]/[.$E357];&quot;&quot; )">
            <text:p/>
          </table:table-cell>
          <table:table-cell table:formula="of:=IFERROR([.V357]/[.$E35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8]/[.$E358];&quot;&quot; )">
            <text:p/>
          </table:table-cell>
          <table:table-cell table:formula="of:=IFERROR([.C358]/[.$E358];&quot;&quot; )">
            <text:p/>
          </table:table-cell>
          <table:table-cell table:formula="of:=IFERROR([.D358]/[.$E358];&quot;&quot; )">
            <text:p/>
          </table:table-cell>
          <table:table-cell table:formula="of:=IFERROR([.E358]/[.$E358];&quot;&quot; )">
            <text:p/>
          </table:table-cell>
          <table:table-cell table:formula="of:=IFERROR([.F358]/[.$E358];&quot;&quot; )">
            <text:p/>
          </table:table-cell>
          <table:table-cell table:formula="of:=IFERROR([.G358]/[.$E358];&quot;&quot; )">
            <text:p/>
          </table:table-cell>
          <table:table-cell table:formula="of:=IFERROR([.H358]/[.$E358];&quot;&quot; )">
            <text:p/>
          </table:table-cell>
          <table:table-cell table:formula="of:=IFERROR([.I358]/[.$E358];&quot;&quot; )">
            <text:p/>
          </table:table-cell>
          <table:table-cell table:formula="of:=IFERROR([.J358]/[.$E358];&quot;&quot; )">
            <text:p/>
          </table:table-cell>
          <table:table-cell table:formula="of:=IFERROR([.K358]/[.$E358];&quot;&quot; )">
            <text:p/>
          </table:table-cell>
          <table:table-cell table:formula="of:=IFERROR([.L358]/[.$E358];&quot;&quot; )">
            <text:p/>
          </table:table-cell>
          <table:table-cell table:formula="of:=IFERROR([.M358]/[.$E358];&quot;&quot; )">
            <text:p/>
          </table:table-cell>
          <table:table-cell table:formula="of:=IFERROR([.N358]/[.$E358];&quot;&quot; )">
            <text:p/>
          </table:table-cell>
          <table:table-cell table:formula="of:=IFERROR([.O358]/[.$E358];&quot;&quot; )">
            <text:p/>
          </table:table-cell>
          <table:table-cell table:formula="of:=IFERROR([.P358]/[.$E358];&quot;&quot; )">
            <text:p/>
          </table:table-cell>
          <table:table-cell table:formula="of:=IFERROR([.Q358]/[.$E358];&quot;&quot; )">
            <text:p/>
          </table:table-cell>
          <table:table-cell table:formula="of:=IFERROR([.R358]/[.$E358];&quot;&quot; )">
            <text:p/>
          </table:table-cell>
          <table:table-cell table:formula="of:=IFERROR([.S358]/[.$E358];&quot;&quot; )">
            <text:p/>
          </table:table-cell>
          <table:table-cell table:formula="of:=IFERROR([.T358]/[.$E358];&quot;&quot; )">
            <text:p/>
          </table:table-cell>
          <table:table-cell table:formula="of:=IFERROR([.U358]/[.$E358];&quot;&quot; )">
            <text:p/>
          </table:table-cell>
          <table:table-cell table:formula="of:=IFERROR([.V358]/[.$E35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9]/[.$E359];&quot;&quot; )">
            <text:p/>
          </table:table-cell>
          <table:table-cell table:formula="of:=IFERROR([.C359]/[.$E359];&quot;&quot; )">
            <text:p/>
          </table:table-cell>
          <table:table-cell table:formula="of:=IFERROR([.D359]/[.$E359];&quot;&quot; )">
            <text:p/>
          </table:table-cell>
          <table:table-cell table:formula="of:=IFERROR([.E359]/[.$E359];&quot;&quot; )">
            <text:p/>
          </table:table-cell>
          <table:table-cell table:formula="of:=IFERROR([.F359]/[.$E359];&quot;&quot; )">
            <text:p/>
          </table:table-cell>
          <table:table-cell table:formula="of:=IFERROR([.G359]/[.$E359];&quot;&quot; )">
            <text:p/>
          </table:table-cell>
          <table:table-cell table:formula="of:=IFERROR([.H359]/[.$E359];&quot;&quot; )">
            <text:p/>
          </table:table-cell>
          <table:table-cell table:formula="of:=IFERROR([.I359]/[.$E359];&quot;&quot; )">
            <text:p/>
          </table:table-cell>
          <table:table-cell table:formula="of:=IFERROR([.J359]/[.$E359];&quot;&quot; )">
            <text:p/>
          </table:table-cell>
          <table:table-cell table:formula="of:=IFERROR([.K359]/[.$E359];&quot;&quot; )">
            <text:p/>
          </table:table-cell>
          <table:table-cell table:formula="of:=IFERROR([.L359]/[.$E359];&quot;&quot; )">
            <text:p/>
          </table:table-cell>
          <table:table-cell table:formula="of:=IFERROR([.M359]/[.$E359];&quot;&quot; )">
            <text:p/>
          </table:table-cell>
          <table:table-cell table:formula="of:=IFERROR([.N359]/[.$E359];&quot;&quot; )">
            <text:p/>
          </table:table-cell>
          <table:table-cell table:formula="of:=IFERROR([.O359]/[.$E359];&quot;&quot; )">
            <text:p/>
          </table:table-cell>
          <table:table-cell table:formula="of:=IFERROR([.P359]/[.$E359];&quot;&quot; )">
            <text:p/>
          </table:table-cell>
          <table:table-cell table:formula="of:=IFERROR([.Q359]/[.$E359];&quot;&quot; )">
            <text:p/>
          </table:table-cell>
          <table:table-cell table:formula="of:=IFERROR([.R359]/[.$E359];&quot;&quot; )">
            <text:p/>
          </table:table-cell>
          <table:table-cell table:formula="of:=IFERROR([.S359]/[.$E359];&quot;&quot; )">
            <text:p/>
          </table:table-cell>
          <table:table-cell table:formula="of:=IFERROR([.T359]/[.$E359];&quot;&quot; )">
            <text:p/>
          </table:table-cell>
          <table:table-cell table:formula="of:=IFERROR([.U359]/[.$E359];&quot;&quot; )">
            <text:p/>
          </table:table-cell>
          <table:table-cell table:formula="of:=IFERROR([.V359]/[.$E35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0]/[.$E360];&quot;&quot; )">
            <text:p/>
          </table:table-cell>
          <table:table-cell table:formula="of:=IFERROR([.C360]/[.$E360];&quot;&quot; )">
            <text:p/>
          </table:table-cell>
          <table:table-cell table:formula="of:=IFERROR([.D360]/[.$E360];&quot;&quot; )">
            <text:p/>
          </table:table-cell>
          <table:table-cell table:formula="of:=IFERROR([.E360]/[.$E360];&quot;&quot; )">
            <text:p/>
          </table:table-cell>
          <table:table-cell table:formula="of:=IFERROR([.F360]/[.$E360];&quot;&quot; )">
            <text:p/>
          </table:table-cell>
          <table:table-cell table:formula="of:=IFERROR([.G360]/[.$E360];&quot;&quot; )">
            <text:p/>
          </table:table-cell>
          <table:table-cell table:formula="of:=IFERROR([.H360]/[.$E360];&quot;&quot; )">
            <text:p/>
          </table:table-cell>
          <table:table-cell table:formula="of:=IFERROR([.I360]/[.$E360];&quot;&quot; )">
            <text:p/>
          </table:table-cell>
          <table:table-cell table:formula="of:=IFERROR([.J360]/[.$E360];&quot;&quot; )">
            <text:p/>
          </table:table-cell>
          <table:table-cell table:formula="of:=IFERROR([.K360]/[.$E360];&quot;&quot; )">
            <text:p/>
          </table:table-cell>
          <table:table-cell table:formula="of:=IFERROR([.L360]/[.$E360];&quot;&quot; )">
            <text:p/>
          </table:table-cell>
          <table:table-cell table:formula="of:=IFERROR([.M360]/[.$E360];&quot;&quot; )">
            <text:p/>
          </table:table-cell>
          <table:table-cell table:formula="of:=IFERROR([.N360]/[.$E360];&quot;&quot; )">
            <text:p/>
          </table:table-cell>
          <table:table-cell table:formula="of:=IFERROR([.O360]/[.$E360];&quot;&quot; )">
            <text:p/>
          </table:table-cell>
          <table:table-cell table:formula="of:=IFERROR([.P360]/[.$E360];&quot;&quot; )">
            <text:p/>
          </table:table-cell>
          <table:table-cell table:formula="of:=IFERROR([.Q360]/[.$E360];&quot;&quot; )">
            <text:p/>
          </table:table-cell>
          <table:table-cell table:formula="of:=IFERROR([.R360]/[.$E360];&quot;&quot; )">
            <text:p/>
          </table:table-cell>
          <table:table-cell table:formula="of:=IFERROR([.S360]/[.$E360];&quot;&quot; )">
            <text:p/>
          </table:table-cell>
          <table:table-cell table:formula="of:=IFERROR([.T360]/[.$E360];&quot;&quot; )">
            <text:p/>
          </table:table-cell>
          <table:table-cell table:formula="of:=IFERROR([.U360]/[.$E360];&quot;&quot; )">
            <text:p/>
          </table:table-cell>
          <table:table-cell table:formula="of:=IFERROR([.V360]/[.$E360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1]/[.$E361];&quot;&quot; )">
            <text:p/>
          </table:table-cell>
          <table:table-cell table:formula="of:=IFERROR([.C361]/[.$E361];&quot;&quot; )">
            <text:p/>
          </table:table-cell>
          <table:table-cell table:formula="of:=IFERROR([.D361]/[.$E361];&quot;&quot; )">
            <text:p/>
          </table:table-cell>
          <table:table-cell table:formula="of:=IFERROR([.E361]/[.$E361];&quot;&quot; )">
            <text:p/>
          </table:table-cell>
          <table:table-cell table:formula="of:=IFERROR([.F361]/[.$E361];&quot;&quot; )">
            <text:p/>
          </table:table-cell>
          <table:table-cell table:formula="of:=IFERROR([.G361]/[.$E361];&quot;&quot; )">
            <text:p/>
          </table:table-cell>
          <table:table-cell table:formula="of:=IFERROR([.H361]/[.$E361];&quot;&quot; )">
            <text:p/>
          </table:table-cell>
          <table:table-cell table:formula="of:=IFERROR([.I361]/[.$E361];&quot;&quot; )">
            <text:p/>
          </table:table-cell>
          <table:table-cell table:formula="of:=IFERROR([.J361]/[.$E361];&quot;&quot; )">
            <text:p/>
          </table:table-cell>
          <table:table-cell table:formula="of:=IFERROR([.K361]/[.$E361];&quot;&quot; )">
            <text:p/>
          </table:table-cell>
          <table:table-cell table:formula="of:=IFERROR([.L361]/[.$E361];&quot;&quot; )">
            <text:p/>
          </table:table-cell>
          <table:table-cell table:formula="of:=IFERROR([.M361]/[.$E361];&quot;&quot; )">
            <text:p/>
          </table:table-cell>
          <table:table-cell table:formula="of:=IFERROR([.N361]/[.$E361];&quot;&quot; )">
            <text:p/>
          </table:table-cell>
          <table:table-cell table:formula="of:=IFERROR([.O361]/[.$E361];&quot;&quot; )">
            <text:p/>
          </table:table-cell>
          <table:table-cell table:formula="of:=IFERROR([.P361]/[.$E361];&quot;&quot; )">
            <text:p/>
          </table:table-cell>
          <table:table-cell table:formula="of:=IFERROR([.Q361]/[.$E361];&quot;&quot; )">
            <text:p/>
          </table:table-cell>
          <table:table-cell table:formula="of:=IFERROR([.R361]/[.$E361];&quot;&quot; )">
            <text:p/>
          </table:table-cell>
          <table:table-cell table:formula="of:=IFERROR([.S361]/[.$E361];&quot;&quot; )">
            <text:p/>
          </table:table-cell>
          <table:table-cell table:formula="of:=IFERROR([.T361]/[.$E361];&quot;&quot; )">
            <text:p/>
          </table:table-cell>
          <table:table-cell table:formula="of:=IFERROR([.U361]/[.$E361];&quot;&quot; )">
            <text:p/>
          </table:table-cell>
          <table:table-cell table:formula="of:=IFERROR([.V361]/[.$E361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2]/[.$E362];&quot;&quot; )">
            <text:p/>
          </table:table-cell>
          <table:table-cell table:formula="of:=IFERROR([.C362]/[.$E362];&quot;&quot; )">
            <text:p/>
          </table:table-cell>
          <table:table-cell table:formula="of:=IFERROR([.D362]/[.$E362];&quot;&quot; )">
            <text:p/>
          </table:table-cell>
          <table:table-cell table:formula="of:=IFERROR([.E362]/[.$E362];&quot;&quot; )">
            <text:p/>
          </table:table-cell>
          <table:table-cell table:formula="of:=IFERROR([.F362]/[.$E362];&quot;&quot; )">
            <text:p/>
          </table:table-cell>
          <table:table-cell table:formula="of:=IFERROR([.G362]/[.$E362];&quot;&quot; )">
            <text:p/>
          </table:table-cell>
          <table:table-cell table:formula="of:=IFERROR([.H362]/[.$E362];&quot;&quot; )">
            <text:p/>
          </table:table-cell>
          <table:table-cell table:formula="of:=IFERROR([.I362]/[.$E362];&quot;&quot; )">
            <text:p/>
          </table:table-cell>
          <table:table-cell table:formula="of:=IFERROR([.J362]/[.$E362];&quot;&quot; )">
            <text:p/>
          </table:table-cell>
          <table:table-cell table:formula="of:=IFERROR([.K362]/[.$E362];&quot;&quot; )">
            <text:p/>
          </table:table-cell>
          <table:table-cell table:formula="of:=IFERROR([.L362]/[.$E362];&quot;&quot; )">
            <text:p/>
          </table:table-cell>
          <table:table-cell table:formula="of:=IFERROR([.M362]/[.$E362];&quot;&quot; )">
            <text:p/>
          </table:table-cell>
          <table:table-cell table:formula="of:=IFERROR([.N362]/[.$E362];&quot;&quot; )">
            <text:p/>
          </table:table-cell>
          <table:table-cell table:formula="of:=IFERROR([.O362]/[.$E362];&quot;&quot; )">
            <text:p/>
          </table:table-cell>
          <table:table-cell table:formula="of:=IFERROR([.P362]/[.$E362];&quot;&quot; )">
            <text:p/>
          </table:table-cell>
          <table:table-cell table:formula="of:=IFERROR([.Q362]/[.$E362];&quot;&quot; )">
            <text:p/>
          </table:table-cell>
          <table:table-cell table:formula="of:=IFERROR([.R362]/[.$E362];&quot;&quot; )">
            <text:p/>
          </table:table-cell>
          <table:table-cell table:formula="of:=IFERROR([.S362]/[.$E362];&quot;&quot; )">
            <text:p/>
          </table:table-cell>
          <table:table-cell table:formula="of:=IFERROR([.T362]/[.$E362];&quot;&quot; )">
            <text:p/>
          </table:table-cell>
          <table:table-cell table:formula="of:=IFERROR([.U362]/[.$E362];&quot;&quot; )">
            <text:p/>
          </table:table-cell>
          <table:table-cell table:formula="of:=IFERROR([.V362]/[.$E362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3]/[.$E363];&quot;&quot; )">
            <text:p/>
          </table:table-cell>
          <table:table-cell table:formula="of:=IFERROR([.C363]/[.$E363];&quot;&quot; )">
            <text:p/>
          </table:table-cell>
          <table:table-cell table:formula="of:=IFERROR([.D363]/[.$E363];&quot;&quot; )">
            <text:p/>
          </table:table-cell>
          <table:table-cell table:formula="of:=IFERROR([.E363]/[.$E363];&quot;&quot; )">
            <text:p/>
          </table:table-cell>
          <table:table-cell table:formula="of:=IFERROR([.F363]/[.$E363];&quot;&quot; )">
            <text:p/>
          </table:table-cell>
          <table:table-cell table:formula="of:=IFERROR([.G363]/[.$E363];&quot;&quot; )">
            <text:p/>
          </table:table-cell>
          <table:table-cell table:formula="of:=IFERROR([.H363]/[.$E363];&quot;&quot; )">
            <text:p/>
          </table:table-cell>
          <table:table-cell table:formula="of:=IFERROR([.I363]/[.$E363];&quot;&quot; )">
            <text:p/>
          </table:table-cell>
          <table:table-cell table:formula="of:=IFERROR([.J363]/[.$E363];&quot;&quot; )">
            <text:p/>
          </table:table-cell>
          <table:table-cell table:formula="of:=IFERROR([.K363]/[.$E363];&quot;&quot; )">
            <text:p/>
          </table:table-cell>
          <table:table-cell table:formula="of:=IFERROR([.L363]/[.$E363];&quot;&quot; )">
            <text:p/>
          </table:table-cell>
          <table:table-cell table:formula="of:=IFERROR([.M363]/[.$E363];&quot;&quot; )">
            <text:p/>
          </table:table-cell>
          <table:table-cell table:formula="of:=IFERROR([.N363]/[.$E363];&quot;&quot; )">
            <text:p/>
          </table:table-cell>
          <table:table-cell table:formula="of:=IFERROR([.O363]/[.$E363];&quot;&quot; )">
            <text:p/>
          </table:table-cell>
          <table:table-cell table:formula="of:=IFERROR([.P363]/[.$E363];&quot;&quot; )">
            <text:p/>
          </table:table-cell>
          <table:table-cell table:formula="of:=IFERROR([.Q363]/[.$E363];&quot;&quot; )">
            <text:p/>
          </table:table-cell>
          <table:table-cell table:formula="of:=IFERROR([.R363]/[.$E363];&quot;&quot; )">
            <text:p/>
          </table:table-cell>
          <table:table-cell table:formula="of:=IFERROR([.S363]/[.$E363];&quot;&quot; )">
            <text:p/>
          </table:table-cell>
          <table:table-cell table:formula="of:=IFERROR([.T363]/[.$E363];&quot;&quot; )">
            <text:p/>
          </table:table-cell>
          <table:table-cell table:formula="of:=IFERROR([.U363]/[.$E363];&quot;&quot; )">
            <text:p/>
          </table:table-cell>
          <table:table-cell table:formula="of:=IFERROR([.V363]/[.$E363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4]/[.$E364];&quot;&quot; )">
            <text:p/>
          </table:table-cell>
          <table:table-cell table:formula="of:=IFERROR([.C364]/[.$E364];&quot;&quot; )">
            <text:p/>
          </table:table-cell>
          <table:table-cell table:formula="of:=IFERROR([.D364]/[.$E364];&quot;&quot; )">
            <text:p/>
          </table:table-cell>
          <table:table-cell table:formula="of:=IFERROR([.E364]/[.$E364];&quot;&quot; )">
            <text:p/>
          </table:table-cell>
          <table:table-cell table:formula="of:=IFERROR([.F364]/[.$E364];&quot;&quot; )">
            <text:p/>
          </table:table-cell>
          <table:table-cell table:formula="of:=IFERROR([.G364]/[.$E364];&quot;&quot; )">
            <text:p/>
          </table:table-cell>
          <table:table-cell table:formula="of:=IFERROR([.H364]/[.$E364];&quot;&quot; )">
            <text:p/>
          </table:table-cell>
          <table:table-cell table:formula="of:=IFERROR([.I364]/[.$E364];&quot;&quot; )">
            <text:p/>
          </table:table-cell>
          <table:table-cell table:formula="of:=IFERROR([.J364]/[.$E364];&quot;&quot; )">
            <text:p/>
          </table:table-cell>
          <table:table-cell table:formula="of:=IFERROR([.K364]/[.$E364];&quot;&quot; )">
            <text:p/>
          </table:table-cell>
          <table:table-cell table:formula="of:=IFERROR([.L364]/[.$E364];&quot;&quot; )">
            <text:p/>
          </table:table-cell>
          <table:table-cell table:formula="of:=IFERROR([.M364]/[.$E364];&quot;&quot; )">
            <text:p/>
          </table:table-cell>
          <table:table-cell table:formula="of:=IFERROR([.N364]/[.$E364];&quot;&quot; )">
            <text:p/>
          </table:table-cell>
          <table:table-cell table:formula="of:=IFERROR([.O364]/[.$E364];&quot;&quot; )">
            <text:p/>
          </table:table-cell>
          <table:table-cell table:formula="of:=IFERROR([.P364]/[.$E364];&quot;&quot; )">
            <text:p/>
          </table:table-cell>
          <table:table-cell table:formula="of:=IFERROR([.Q364]/[.$E364];&quot;&quot; )">
            <text:p/>
          </table:table-cell>
          <table:table-cell table:formula="of:=IFERROR([.R364]/[.$E364];&quot;&quot; )">
            <text:p/>
          </table:table-cell>
          <table:table-cell table:formula="of:=IFERROR([.S364]/[.$E364];&quot;&quot; )">
            <text:p/>
          </table:table-cell>
          <table:table-cell table:formula="of:=IFERROR([.T364]/[.$E364];&quot;&quot; )">
            <text:p/>
          </table:table-cell>
          <table:table-cell table:formula="of:=IFERROR([.U364]/[.$E364];&quot;&quot; )">
            <text:p/>
          </table:table-cell>
          <table:table-cell table:formula="of:=IFERROR([.V364]/[.$E36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5]/[.$E365];&quot;&quot; )">
            <text:p/>
          </table:table-cell>
          <table:table-cell table:formula="of:=IFERROR([.C365]/[.$E365];&quot;&quot; )">
            <text:p/>
          </table:table-cell>
          <table:table-cell table:formula="of:=IFERROR([.D365]/[.$E365];&quot;&quot; )">
            <text:p/>
          </table:table-cell>
          <table:table-cell table:formula="of:=IFERROR([.E365]/[.$E365];&quot;&quot; )">
            <text:p/>
          </table:table-cell>
          <table:table-cell table:formula="of:=IFERROR([.F365]/[.$E365];&quot;&quot; )">
            <text:p/>
          </table:table-cell>
          <table:table-cell table:formula="of:=IFERROR([.G365]/[.$E365];&quot;&quot; )">
            <text:p/>
          </table:table-cell>
          <table:table-cell table:formula="of:=IFERROR([.H365]/[.$E365];&quot;&quot; )">
            <text:p/>
          </table:table-cell>
          <table:table-cell table:formula="of:=IFERROR([.I365]/[.$E365];&quot;&quot; )">
            <text:p/>
          </table:table-cell>
          <table:table-cell table:formula="of:=IFERROR([.J365]/[.$E365];&quot;&quot; )">
            <text:p/>
          </table:table-cell>
          <table:table-cell table:formula="of:=IFERROR([.K365]/[.$E365];&quot;&quot; )">
            <text:p/>
          </table:table-cell>
          <table:table-cell table:formula="of:=IFERROR([.L365]/[.$E365];&quot;&quot; )">
            <text:p/>
          </table:table-cell>
          <table:table-cell table:formula="of:=IFERROR([.M365]/[.$E365];&quot;&quot; )">
            <text:p/>
          </table:table-cell>
          <table:table-cell table:formula="of:=IFERROR([.N365]/[.$E365];&quot;&quot; )">
            <text:p/>
          </table:table-cell>
          <table:table-cell table:formula="of:=IFERROR([.O365]/[.$E365];&quot;&quot; )">
            <text:p/>
          </table:table-cell>
          <table:table-cell table:formula="of:=IFERROR([.P365]/[.$E365];&quot;&quot; )">
            <text:p/>
          </table:table-cell>
          <table:table-cell table:formula="of:=IFERROR([.Q365]/[.$E365];&quot;&quot; )">
            <text:p/>
          </table:table-cell>
          <table:table-cell table:formula="of:=IFERROR([.R365]/[.$E365];&quot;&quot; )">
            <text:p/>
          </table:table-cell>
          <table:table-cell table:formula="of:=IFERROR([.S365]/[.$E365];&quot;&quot; )">
            <text:p/>
          </table:table-cell>
          <table:table-cell table:formula="of:=IFERROR([.T365]/[.$E365];&quot;&quot; )">
            <text:p/>
          </table:table-cell>
          <table:table-cell table:formula="of:=IFERROR([.U365]/[.$E365];&quot;&quot; )">
            <text:p/>
          </table:table-cell>
          <table:table-cell table:formula="of:=IFERROR([.V365]/[.$E36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6]/[.$E366];&quot;&quot; )">
            <text:p/>
          </table:table-cell>
          <table:table-cell table:formula="of:=IFERROR([.C366]/[.$E366];&quot;&quot; )">
            <text:p/>
          </table:table-cell>
          <table:table-cell table:formula="of:=IFERROR([.D366]/[.$E366];&quot;&quot; )">
            <text:p/>
          </table:table-cell>
          <table:table-cell table:formula="of:=IFERROR([.E366]/[.$E366];&quot;&quot; )">
            <text:p/>
          </table:table-cell>
          <table:table-cell table:formula="of:=IFERROR([.F366]/[.$E366];&quot;&quot; )">
            <text:p/>
          </table:table-cell>
          <table:table-cell table:formula="of:=IFERROR([.G366]/[.$E366];&quot;&quot; )">
            <text:p/>
          </table:table-cell>
          <table:table-cell table:formula="of:=IFERROR([.H366]/[.$E366];&quot;&quot; )">
            <text:p/>
          </table:table-cell>
          <table:table-cell table:formula="of:=IFERROR([.I366]/[.$E366];&quot;&quot; )">
            <text:p/>
          </table:table-cell>
          <table:table-cell table:formula="of:=IFERROR([.J366]/[.$E366];&quot;&quot; )">
            <text:p/>
          </table:table-cell>
          <table:table-cell table:formula="of:=IFERROR([.K366]/[.$E366];&quot;&quot; )">
            <text:p/>
          </table:table-cell>
          <table:table-cell table:formula="of:=IFERROR([.L366]/[.$E366];&quot;&quot; )">
            <text:p/>
          </table:table-cell>
          <table:table-cell table:formula="of:=IFERROR([.M366]/[.$E366];&quot;&quot; )">
            <text:p/>
          </table:table-cell>
          <table:table-cell table:formula="of:=IFERROR([.N366]/[.$E366];&quot;&quot; )">
            <text:p/>
          </table:table-cell>
          <table:table-cell table:formula="of:=IFERROR([.O366]/[.$E366];&quot;&quot; )">
            <text:p/>
          </table:table-cell>
          <table:table-cell table:formula="of:=IFERROR([.P366]/[.$E366];&quot;&quot; )">
            <text:p/>
          </table:table-cell>
          <table:table-cell table:formula="of:=IFERROR([.Q366]/[.$E366];&quot;&quot; )">
            <text:p/>
          </table:table-cell>
          <table:table-cell table:formula="of:=IFERROR([.R366]/[.$E366];&quot;&quot; )">
            <text:p/>
          </table:table-cell>
          <table:table-cell table:formula="of:=IFERROR([.S366]/[.$E366];&quot;&quot; )">
            <text:p/>
          </table:table-cell>
          <table:table-cell table:formula="of:=IFERROR([.T366]/[.$E366];&quot;&quot; )">
            <text:p/>
          </table:table-cell>
          <table:table-cell table:formula="of:=IFERROR([.U366]/[.$E366];&quot;&quot; )">
            <text:p/>
          </table:table-cell>
          <table:table-cell table:formula="of:=IFERROR([.V366]/[.$E36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7]/[.$E367];&quot;&quot; )">
            <text:p/>
          </table:table-cell>
          <table:table-cell table:formula="of:=IFERROR([.C367]/[.$E367];&quot;&quot; )">
            <text:p/>
          </table:table-cell>
          <table:table-cell table:formula="of:=IFERROR([.D367]/[.$E367];&quot;&quot; )">
            <text:p/>
          </table:table-cell>
          <table:table-cell table:formula="of:=IFERROR([.E367]/[.$E367];&quot;&quot; )">
            <text:p/>
          </table:table-cell>
          <table:table-cell table:formula="of:=IFERROR([.F367]/[.$E367];&quot;&quot; )">
            <text:p/>
          </table:table-cell>
          <table:table-cell table:formula="of:=IFERROR([.G367]/[.$E367];&quot;&quot; )">
            <text:p/>
          </table:table-cell>
          <table:table-cell table:formula="of:=IFERROR([.H367]/[.$E367];&quot;&quot; )">
            <text:p/>
          </table:table-cell>
          <table:table-cell table:formula="of:=IFERROR([.I367]/[.$E367];&quot;&quot; )">
            <text:p/>
          </table:table-cell>
          <table:table-cell table:formula="of:=IFERROR([.J367]/[.$E367];&quot;&quot; )">
            <text:p/>
          </table:table-cell>
          <table:table-cell table:formula="of:=IFERROR([.K367]/[.$E367];&quot;&quot; )">
            <text:p/>
          </table:table-cell>
          <table:table-cell table:formula="of:=IFERROR([.L367]/[.$E367];&quot;&quot; )">
            <text:p/>
          </table:table-cell>
          <table:table-cell table:formula="of:=IFERROR([.M367]/[.$E367];&quot;&quot; )">
            <text:p/>
          </table:table-cell>
          <table:table-cell table:formula="of:=IFERROR([.N367]/[.$E367];&quot;&quot; )">
            <text:p/>
          </table:table-cell>
          <table:table-cell table:formula="of:=IFERROR([.O367]/[.$E367];&quot;&quot; )">
            <text:p/>
          </table:table-cell>
          <table:table-cell table:formula="of:=IFERROR([.P367]/[.$E367];&quot;&quot; )">
            <text:p/>
          </table:table-cell>
          <table:table-cell table:formula="of:=IFERROR([.Q367]/[.$E367];&quot;&quot; )">
            <text:p/>
          </table:table-cell>
          <table:table-cell table:formula="of:=IFERROR([.R367]/[.$E367];&quot;&quot; )">
            <text:p/>
          </table:table-cell>
          <table:table-cell table:formula="of:=IFERROR([.S367]/[.$E367];&quot;&quot; )">
            <text:p/>
          </table:table-cell>
          <table:table-cell table:formula="of:=IFERROR([.T367]/[.$E367];&quot;&quot; )">
            <text:p/>
          </table:table-cell>
          <table:table-cell table:formula="of:=IFERROR([.U367]/[.$E367];&quot;&quot; )">
            <text:p/>
          </table:table-cell>
          <table:table-cell table:formula="of:=IFERROR([.V367]/[.$E36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8]/[.$E368];&quot;&quot; )">
            <text:p/>
          </table:table-cell>
          <table:table-cell table:formula="of:=IFERROR([.C368]/[.$E368];&quot;&quot; )">
            <text:p/>
          </table:table-cell>
          <table:table-cell table:formula="of:=IFERROR([.D368]/[.$E368];&quot;&quot; )">
            <text:p/>
          </table:table-cell>
          <table:table-cell table:formula="of:=IFERROR([.E368]/[.$E368];&quot;&quot; )">
            <text:p/>
          </table:table-cell>
          <table:table-cell table:formula="of:=IFERROR([.F368]/[.$E368];&quot;&quot; )">
            <text:p/>
          </table:table-cell>
          <table:table-cell table:formula="of:=IFERROR([.G368]/[.$E368];&quot;&quot; )">
            <text:p/>
          </table:table-cell>
          <table:table-cell table:formula="of:=IFERROR([.H368]/[.$E368];&quot;&quot; )">
            <text:p/>
          </table:table-cell>
          <table:table-cell table:formula="of:=IFERROR([.I368]/[.$E368];&quot;&quot; )">
            <text:p/>
          </table:table-cell>
          <table:table-cell table:formula="of:=IFERROR([.J368]/[.$E368];&quot;&quot; )">
            <text:p/>
          </table:table-cell>
          <table:table-cell table:formula="of:=IFERROR([.K368]/[.$E368];&quot;&quot; )">
            <text:p/>
          </table:table-cell>
          <table:table-cell table:formula="of:=IFERROR([.L368]/[.$E368];&quot;&quot; )">
            <text:p/>
          </table:table-cell>
          <table:table-cell table:formula="of:=IFERROR([.M368]/[.$E368];&quot;&quot; )">
            <text:p/>
          </table:table-cell>
          <table:table-cell table:formula="of:=IFERROR([.N368]/[.$E368];&quot;&quot; )">
            <text:p/>
          </table:table-cell>
          <table:table-cell table:formula="of:=IFERROR([.O368]/[.$E368];&quot;&quot; )">
            <text:p/>
          </table:table-cell>
          <table:table-cell table:formula="of:=IFERROR([.P368]/[.$E368];&quot;&quot; )">
            <text:p/>
          </table:table-cell>
          <table:table-cell table:formula="of:=IFERROR([.Q368]/[.$E368];&quot;&quot; )">
            <text:p/>
          </table:table-cell>
          <table:table-cell table:formula="of:=IFERROR([.R368]/[.$E368];&quot;&quot; )">
            <text:p/>
          </table:table-cell>
          <table:table-cell table:formula="of:=IFERROR([.S368]/[.$E368];&quot;&quot; )">
            <text:p/>
          </table:table-cell>
          <table:table-cell table:formula="of:=IFERROR([.T368]/[.$E368];&quot;&quot; )">
            <text:p/>
          </table:table-cell>
          <table:table-cell table:formula="of:=IFERROR([.U368]/[.$E368];&quot;&quot; )">
            <text:p/>
          </table:table-cell>
          <table:table-cell table:formula="of:=IFERROR([.V368]/[.$E36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9]/[.$E369];&quot;&quot; )">
            <text:p/>
          </table:table-cell>
          <table:table-cell table:formula="of:=IFERROR([.C369]/[.$E369];&quot;&quot; )">
            <text:p/>
          </table:table-cell>
          <table:table-cell table:formula="of:=IFERROR([.D369]/[.$E369];&quot;&quot; )">
            <text:p/>
          </table:table-cell>
          <table:table-cell table:formula="of:=IFERROR([.E369]/[.$E369];&quot;&quot; )">
            <text:p/>
          </table:table-cell>
          <table:table-cell table:formula="of:=IFERROR([.F369]/[.$E369];&quot;&quot; )">
            <text:p/>
          </table:table-cell>
          <table:table-cell table:formula="of:=IFERROR([.G369]/[.$E369];&quot;&quot; )">
            <text:p/>
          </table:table-cell>
          <table:table-cell table:formula="of:=IFERROR([.H369]/[.$E369];&quot;&quot; )">
            <text:p/>
          </table:table-cell>
          <table:table-cell table:formula="of:=IFERROR([.I369]/[.$E369];&quot;&quot; )">
            <text:p/>
          </table:table-cell>
          <table:table-cell table:formula="of:=IFERROR([.J369]/[.$E369];&quot;&quot; )">
            <text:p/>
          </table:table-cell>
          <table:table-cell table:formula="of:=IFERROR([.K369]/[.$E369];&quot;&quot; )">
            <text:p/>
          </table:table-cell>
          <table:table-cell table:formula="of:=IFERROR([.L369]/[.$E369];&quot;&quot; )">
            <text:p/>
          </table:table-cell>
          <table:table-cell table:formula="of:=IFERROR([.M369]/[.$E369];&quot;&quot; )">
            <text:p/>
          </table:table-cell>
          <table:table-cell table:formula="of:=IFERROR([.N369]/[.$E369];&quot;&quot; )">
            <text:p/>
          </table:table-cell>
          <table:table-cell table:formula="of:=IFERROR([.O369]/[.$E369];&quot;&quot; )">
            <text:p/>
          </table:table-cell>
          <table:table-cell table:formula="of:=IFERROR([.P369]/[.$E369];&quot;&quot; )">
            <text:p/>
          </table:table-cell>
          <table:table-cell table:formula="of:=IFERROR([.Q369]/[.$E369];&quot;&quot; )">
            <text:p/>
          </table:table-cell>
          <table:table-cell table:formula="of:=IFERROR([.R369]/[.$E369];&quot;&quot; )">
            <text:p/>
          </table:table-cell>
          <table:table-cell table:formula="of:=IFERROR([.S369]/[.$E369];&quot;&quot; )">
            <text:p/>
          </table:table-cell>
          <table:table-cell table:formula="of:=IFERROR([.T369]/[.$E369];&quot;&quot; )">
            <text:p/>
          </table:table-cell>
          <table:table-cell table:formula="of:=IFERROR([.U369]/[.$E369];&quot;&quot; )">
            <text:p/>
          </table:table-cell>
          <table:table-cell table:formula="of:=IFERROR([.V369]/[.$E36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0]/[.$E370];&quot;&quot; )">
            <text:p/>
          </table:table-cell>
          <table:table-cell table:formula="of:=IFERROR([.C370]/[.$E370];&quot;&quot; )">
            <text:p/>
          </table:table-cell>
          <table:table-cell table:formula="of:=IFERROR([.D370]/[.$E370];&quot;&quot; )">
            <text:p/>
          </table:table-cell>
          <table:table-cell table:formula="of:=IFERROR([.E370]/[.$E370];&quot;&quot; )">
            <text:p/>
          </table:table-cell>
          <table:table-cell table:formula="of:=IFERROR([.F370]/[.$E370];&quot;&quot; )">
            <text:p/>
          </table:table-cell>
          <table:table-cell table:formula="of:=IFERROR([.G370]/[.$E370];&quot;&quot; )">
            <text:p/>
          </table:table-cell>
          <table:table-cell table:formula="of:=IFERROR([.H370]/[.$E370];&quot;&quot; )">
            <text:p/>
          </table:table-cell>
          <table:table-cell table:formula="of:=IFERROR([.I370]/[.$E370];&quot;&quot; )">
            <text:p/>
          </table:table-cell>
          <table:table-cell table:formula="of:=IFERROR([.J370]/[.$E370];&quot;&quot; )">
            <text:p/>
          </table:table-cell>
          <table:table-cell table:formula="of:=IFERROR([.K370]/[.$E370];&quot;&quot; )">
            <text:p/>
          </table:table-cell>
          <table:table-cell table:formula="of:=IFERROR([.L370]/[.$E370];&quot;&quot; )">
            <text:p/>
          </table:table-cell>
          <table:table-cell table:formula="of:=IFERROR([.M370]/[.$E370];&quot;&quot; )">
            <text:p/>
          </table:table-cell>
          <table:table-cell table:formula="of:=IFERROR([.N370]/[.$E370];&quot;&quot; )">
            <text:p/>
          </table:table-cell>
          <table:table-cell table:formula="of:=IFERROR([.O370]/[.$E370];&quot;&quot; )">
            <text:p/>
          </table:table-cell>
          <table:table-cell table:formula="of:=IFERROR([.P370]/[.$E370];&quot;&quot; )">
            <text:p/>
          </table:table-cell>
          <table:table-cell table:formula="of:=IFERROR([.Q370]/[.$E370];&quot;&quot; )">
            <text:p/>
          </table:table-cell>
          <table:table-cell table:formula="of:=IFERROR([.R370]/[.$E370];&quot;&quot; )">
            <text:p/>
          </table:table-cell>
          <table:table-cell table:formula="of:=IFERROR([.S370]/[.$E370];&quot;&quot; )">
            <text:p/>
          </table:table-cell>
          <table:table-cell table:formula="of:=IFERROR([.T370]/[.$E370];&quot;&quot; )">
            <text:p/>
          </table:table-cell>
          <table:table-cell table:formula="of:=IFERROR([.U370]/[.$E370];&quot;&quot; )">
            <text:p/>
          </table:table-cell>
          <table:table-cell table:formula="of:=IFERROR([.V370]/[.$E370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1]/[.$E371];&quot;&quot; )">
            <text:p/>
          </table:table-cell>
          <table:table-cell table:formula="of:=IFERROR([.C371]/[.$E371];&quot;&quot; )">
            <text:p/>
          </table:table-cell>
          <table:table-cell table:formula="of:=IFERROR([.D371]/[.$E371];&quot;&quot; )">
            <text:p/>
          </table:table-cell>
          <table:table-cell table:formula="of:=IFERROR([.E371]/[.$E371];&quot;&quot; )">
            <text:p/>
          </table:table-cell>
          <table:table-cell table:formula="of:=IFERROR([.F371]/[.$E371];&quot;&quot; )">
            <text:p/>
          </table:table-cell>
          <table:table-cell table:formula="of:=IFERROR([.G371]/[.$E371];&quot;&quot; )">
            <text:p/>
          </table:table-cell>
          <table:table-cell table:formula="of:=IFERROR([.H371]/[.$E371];&quot;&quot; )">
            <text:p/>
          </table:table-cell>
          <table:table-cell table:formula="of:=IFERROR([.I371]/[.$E371];&quot;&quot; )">
            <text:p/>
          </table:table-cell>
          <table:table-cell table:formula="of:=IFERROR([.J371]/[.$E371];&quot;&quot; )">
            <text:p/>
          </table:table-cell>
          <table:table-cell table:formula="of:=IFERROR([.K371]/[.$E371];&quot;&quot; )">
            <text:p/>
          </table:table-cell>
          <table:table-cell table:formula="of:=IFERROR([.L371]/[.$E371];&quot;&quot; )">
            <text:p/>
          </table:table-cell>
          <table:table-cell table:formula="of:=IFERROR([.M371]/[.$E371];&quot;&quot; )">
            <text:p/>
          </table:table-cell>
          <table:table-cell table:formula="of:=IFERROR([.N371]/[.$E371];&quot;&quot; )">
            <text:p/>
          </table:table-cell>
          <table:table-cell table:formula="of:=IFERROR([.O371]/[.$E371];&quot;&quot; )">
            <text:p/>
          </table:table-cell>
          <table:table-cell table:formula="of:=IFERROR([.P371]/[.$E371];&quot;&quot; )">
            <text:p/>
          </table:table-cell>
          <table:table-cell table:formula="of:=IFERROR([.Q371]/[.$E371];&quot;&quot; )">
            <text:p/>
          </table:table-cell>
          <table:table-cell table:formula="of:=IFERROR([.R371]/[.$E371];&quot;&quot; )">
            <text:p/>
          </table:table-cell>
          <table:table-cell table:formula="of:=IFERROR([.S371]/[.$E371];&quot;&quot; )">
            <text:p/>
          </table:table-cell>
          <table:table-cell table:formula="of:=IFERROR([.T371]/[.$E371];&quot;&quot; )">
            <text:p/>
          </table:table-cell>
          <table:table-cell table:formula="of:=IFERROR([.U371]/[.$E371];&quot;&quot; )">
            <text:p/>
          </table:table-cell>
          <table:table-cell table:formula="of:=IFERROR([.V371]/[.$E371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2]/[.$E372];&quot;&quot; )">
            <text:p/>
          </table:table-cell>
          <table:table-cell table:formula="of:=IFERROR([.C372]/[.$E372];&quot;&quot; )">
            <text:p/>
          </table:table-cell>
          <table:table-cell table:formula="of:=IFERROR([.D372]/[.$E372];&quot;&quot; )">
            <text:p/>
          </table:table-cell>
          <table:table-cell table:formula="of:=IFERROR([.E372]/[.$E372];&quot;&quot; )">
            <text:p/>
          </table:table-cell>
          <table:table-cell table:formula="of:=IFERROR([.F372]/[.$E372];&quot;&quot; )">
            <text:p/>
          </table:table-cell>
          <table:table-cell table:formula="of:=IFERROR([.G372]/[.$E372];&quot;&quot; )">
            <text:p/>
          </table:table-cell>
          <table:table-cell table:formula="of:=IFERROR([.H372]/[.$E372];&quot;&quot; )">
            <text:p/>
          </table:table-cell>
          <table:table-cell table:formula="of:=IFERROR([.I372]/[.$E372];&quot;&quot; )">
            <text:p/>
          </table:table-cell>
          <table:table-cell table:formula="of:=IFERROR([.J372]/[.$E372];&quot;&quot; )">
            <text:p/>
          </table:table-cell>
          <table:table-cell table:formula="of:=IFERROR([.K372]/[.$E372];&quot;&quot; )">
            <text:p/>
          </table:table-cell>
          <table:table-cell table:formula="of:=IFERROR([.L372]/[.$E372];&quot;&quot; )">
            <text:p/>
          </table:table-cell>
          <table:table-cell table:formula="of:=IFERROR([.M372]/[.$E372];&quot;&quot; )">
            <text:p/>
          </table:table-cell>
          <table:table-cell table:formula="of:=IFERROR([.N372]/[.$E372];&quot;&quot; )">
            <text:p/>
          </table:table-cell>
          <table:table-cell table:formula="of:=IFERROR([.O372]/[.$E372];&quot;&quot; )">
            <text:p/>
          </table:table-cell>
          <table:table-cell table:formula="of:=IFERROR([.P372]/[.$E372];&quot;&quot; )">
            <text:p/>
          </table:table-cell>
          <table:table-cell table:formula="of:=IFERROR([.Q372]/[.$E372];&quot;&quot; )">
            <text:p/>
          </table:table-cell>
          <table:table-cell table:formula="of:=IFERROR([.R372]/[.$E372];&quot;&quot; )">
            <text:p/>
          </table:table-cell>
          <table:table-cell table:formula="of:=IFERROR([.S372]/[.$E372];&quot;&quot; )">
            <text:p/>
          </table:table-cell>
          <table:table-cell table:formula="of:=IFERROR([.T372]/[.$E372];&quot;&quot; )">
            <text:p/>
          </table:table-cell>
          <table:table-cell table:formula="of:=IFERROR([.U372]/[.$E372];&quot;&quot; )">
            <text:p/>
          </table:table-cell>
          <table:table-cell table:formula="of:=IFERROR([.V372]/[.$E372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3]/[.$E373];&quot;&quot; )">
            <text:p/>
          </table:table-cell>
          <table:table-cell table:formula="of:=IFERROR([.C373]/[.$E373];&quot;&quot; )">
            <text:p/>
          </table:table-cell>
          <table:table-cell table:formula="of:=IFERROR([.D373]/[.$E373];&quot;&quot; )">
            <text:p/>
          </table:table-cell>
          <table:table-cell table:formula="of:=IFERROR([.E373]/[.$E373];&quot;&quot; )">
            <text:p/>
          </table:table-cell>
          <table:table-cell table:formula="of:=IFERROR([.F373]/[.$E373];&quot;&quot; )">
            <text:p/>
          </table:table-cell>
          <table:table-cell table:formula="of:=IFERROR([.G373]/[.$E373];&quot;&quot; )">
            <text:p/>
          </table:table-cell>
          <table:table-cell table:formula="of:=IFERROR([.H373]/[.$E373];&quot;&quot; )">
            <text:p/>
          </table:table-cell>
          <table:table-cell table:formula="of:=IFERROR([.I373]/[.$E373];&quot;&quot; )">
            <text:p/>
          </table:table-cell>
          <table:table-cell table:formula="of:=IFERROR([.J373]/[.$E373];&quot;&quot; )">
            <text:p/>
          </table:table-cell>
          <table:table-cell table:formula="of:=IFERROR([.K373]/[.$E373];&quot;&quot; )">
            <text:p/>
          </table:table-cell>
          <table:table-cell table:formula="of:=IFERROR([.L373]/[.$E373];&quot;&quot; )">
            <text:p/>
          </table:table-cell>
          <table:table-cell table:formula="of:=IFERROR([.M373]/[.$E373];&quot;&quot; )">
            <text:p/>
          </table:table-cell>
          <table:table-cell table:formula="of:=IFERROR([.N373]/[.$E373];&quot;&quot; )">
            <text:p/>
          </table:table-cell>
          <table:table-cell table:formula="of:=IFERROR([.O373]/[.$E373];&quot;&quot; )">
            <text:p/>
          </table:table-cell>
          <table:table-cell table:formula="of:=IFERROR([.P373]/[.$E373];&quot;&quot; )">
            <text:p/>
          </table:table-cell>
          <table:table-cell table:formula="of:=IFERROR([.Q373]/[.$E373];&quot;&quot; )">
            <text:p/>
          </table:table-cell>
          <table:table-cell table:formula="of:=IFERROR([.R373]/[.$E373];&quot;&quot; )">
            <text:p/>
          </table:table-cell>
          <table:table-cell table:formula="of:=IFERROR([.S373]/[.$E373];&quot;&quot; )">
            <text:p/>
          </table:table-cell>
          <table:table-cell table:formula="of:=IFERROR([.T373]/[.$E373];&quot;&quot; )">
            <text:p/>
          </table:table-cell>
          <table:table-cell table:formula="of:=IFERROR([.U373]/[.$E373];&quot;&quot; )">
            <text:p/>
          </table:table-cell>
          <table:table-cell table:formula="of:=IFERROR([.V373]/[.$E373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4]/[.$E374];&quot;&quot; )">
            <text:p/>
          </table:table-cell>
          <table:table-cell table:formula="of:=IFERROR([.C374]/[.$E374];&quot;&quot; )">
            <text:p/>
          </table:table-cell>
          <table:table-cell table:formula="of:=IFERROR([.D374]/[.$E374];&quot;&quot; )">
            <text:p/>
          </table:table-cell>
          <table:table-cell table:formula="of:=IFERROR([.E374]/[.$E374];&quot;&quot; )">
            <text:p/>
          </table:table-cell>
          <table:table-cell table:formula="of:=IFERROR([.F374]/[.$E374];&quot;&quot; )">
            <text:p/>
          </table:table-cell>
          <table:table-cell table:formula="of:=IFERROR([.G374]/[.$E374];&quot;&quot; )">
            <text:p/>
          </table:table-cell>
          <table:table-cell table:formula="of:=IFERROR([.H374]/[.$E374];&quot;&quot; )">
            <text:p/>
          </table:table-cell>
          <table:table-cell table:formula="of:=IFERROR([.I374]/[.$E374];&quot;&quot; )">
            <text:p/>
          </table:table-cell>
          <table:table-cell table:formula="of:=IFERROR([.J374]/[.$E374];&quot;&quot; )">
            <text:p/>
          </table:table-cell>
          <table:table-cell table:formula="of:=IFERROR([.K374]/[.$E374];&quot;&quot; )">
            <text:p/>
          </table:table-cell>
          <table:table-cell table:formula="of:=IFERROR([.L374]/[.$E374];&quot;&quot; )">
            <text:p/>
          </table:table-cell>
          <table:table-cell table:formula="of:=IFERROR([.M374]/[.$E374];&quot;&quot; )">
            <text:p/>
          </table:table-cell>
          <table:table-cell table:formula="of:=IFERROR([.N374]/[.$E374];&quot;&quot; )">
            <text:p/>
          </table:table-cell>
          <table:table-cell table:formula="of:=IFERROR([.O374]/[.$E374];&quot;&quot; )">
            <text:p/>
          </table:table-cell>
          <table:table-cell table:formula="of:=IFERROR([.P374]/[.$E374];&quot;&quot; )">
            <text:p/>
          </table:table-cell>
          <table:table-cell table:formula="of:=IFERROR([.Q374]/[.$E374];&quot;&quot; )">
            <text:p/>
          </table:table-cell>
          <table:table-cell table:formula="of:=IFERROR([.R374]/[.$E374];&quot;&quot; )">
            <text:p/>
          </table:table-cell>
          <table:table-cell table:formula="of:=IFERROR([.S374]/[.$E374];&quot;&quot; )">
            <text:p/>
          </table:table-cell>
          <table:table-cell table:formula="of:=IFERROR([.T374]/[.$E374];&quot;&quot; )">
            <text:p/>
          </table:table-cell>
          <table:table-cell table:formula="of:=IFERROR([.U374]/[.$E374];&quot;&quot; )">
            <text:p/>
          </table:table-cell>
          <table:table-cell table:formula="of:=IFERROR([.V374]/[.$E37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5]/[.$E375];&quot;&quot; )">
            <text:p/>
          </table:table-cell>
          <table:table-cell table:formula="of:=IFERROR([.C375]/[.$E375];&quot;&quot; )">
            <text:p/>
          </table:table-cell>
          <table:table-cell table:formula="of:=IFERROR([.D375]/[.$E375];&quot;&quot; )">
            <text:p/>
          </table:table-cell>
          <table:table-cell table:formula="of:=IFERROR([.E375]/[.$E375];&quot;&quot; )">
            <text:p/>
          </table:table-cell>
          <table:table-cell table:formula="of:=IFERROR([.F375]/[.$E375];&quot;&quot; )">
            <text:p/>
          </table:table-cell>
          <table:table-cell table:formula="of:=IFERROR([.G375]/[.$E375];&quot;&quot; )">
            <text:p/>
          </table:table-cell>
          <table:table-cell table:formula="of:=IFERROR([.H375]/[.$E375];&quot;&quot; )">
            <text:p/>
          </table:table-cell>
          <table:table-cell table:formula="of:=IFERROR([.I375]/[.$E375];&quot;&quot; )">
            <text:p/>
          </table:table-cell>
          <table:table-cell table:formula="of:=IFERROR([.J375]/[.$E375];&quot;&quot; )">
            <text:p/>
          </table:table-cell>
          <table:table-cell table:formula="of:=IFERROR([.K375]/[.$E375];&quot;&quot; )">
            <text:p/>
          </table:table-cell>
          <table:table-cell table:formula="of:=IFERROR([.L375]/[.$E375];&quot;&quot; )">
            <text:p/>
          </table:table-cell>
          <table:table-cell table:formula="of:=IFERROR([.M375]/[.$E375];&quot;&quot; )">
            <text:p/>
          </table:table-cell>
          <table:table-cell table:formula="of:=IFERROR([.N375]/[.$E375];&quot;&quot; )">
            <text:p/>
          </table:table-cell>
          <table:table-cell table:formula="of:=IFERROR([.O375]/[.$E375];&quot;&quot; )">
            <text:p/>
          </table:table-cell>
          <table:table-cell table:formula="of:=IFERROR([.P375]/[.$E375];&quot;&quot; )">
            <text:p/>
          </table:table-cell>
          <table:table-cell table:formula="of:=IFERROR([.Q375]/[.$E375];&quot;&quot; )">
            <text:p/>
          </table:table-cell>
          <table:table-cell table:formula="of:=IFERROR([.R375]/[.$E375];&quot;&quot; )">
            <text:p/>
          </table:table-cell>
          <table:table-cell table:formula="of:=IFERROR([.S375]/[.$E375];&quot;&quot; )">
            <text:p/>
          </table:table-cell>
          <table:table-cell table:formula="of:=IFERROR([.T375]/[.$E375];&quot;&quot; )">
            <text:p/>
          </table:table-cell>
          <table:table-cell table:formula="of:=IFERROR([.U375]/[.$E375];&quot;&quot; )">
            <text:p/>
          </table:table-cell>
          <table:table-cell table:formula="of:=IFERROR([.V375]/[.$E37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6]/[.$E376];&quot;&quot; )">
            <text:p/>
          </table:table-cell>
          <table:table-cell table:formula="of:=IFERROR([.C376]/[.$E376];&quot;&quot; )">
            <text:p/>
          </table:table-cell>
          <table:table-cell table:formula="of:=IFERROR([.D376]/[.$E376];&quot;&quot; )">
            <text:p/>
          </table:table-cell>
          <table:table-cell table:formula="of:=IFERROR([.E376]/[.$E376];&quot;&quot; )">
            <text:p/>
          </table:table-cell>
          <table:table-cell table:formula="of:=IFERROR([.F376]/[.$E376];&quot;&quot; )">
            <text:p/>
          </table:table-cell>
          <table:table-cell table:formula="of:=IFERROR([.G376]/[.$E376];&quot;&quot; )">
            <text:p/>
          </table:table-cell>
          <table:table-cell table:formula="of:=IFERROR([.H376]/[.$E376];&quot;&quot; )">
            <text:p/>
          </table:table-cell>
          <table:table-cell table:formula="of:=IFERROR([.I376]/[.$E376];&quot;&quot; )">
            <text:p/>
          </table:table-cell>
          <table:table-cell table:formula="of:=IFERROR([.J376]/[.$E376];&quot;&quot; )">
            <text:p/>
          </table:table-cell>
          <table:table-cell table:formula="of:=IFERROR([.K376]/[.$E376];&quot;&quot; )">
            <text:p/>
          </table:table-cell>
          <table:table-cell table:formula="of:=IFERROR([.L376]/[.$E376];&quot;&quot; )">
            <text:p/>
          </table:table-cell>
          <table:table-cell table:formula="of:=IFERROR([.M376]/[.$E376];&quot;&quot; )">
            <text:p/>
          </table:table-cell>
          <table:table-cell table:formula="of:=IFERROR([.N376]/[.$E376];&quot;&quot; )">
            <text:p/>
          </table:table-cell>
          <table:table-cell table:formula="of:=IFERROR([.O376]/[.$E376];&quot;&quot; )">
            <text:p/>
          </table:table-cell>
          <table:table-cell table:formula="of:=IFERROR([.P376]/[.$E376];&quot;&quot; )">
            <text:p/>
          </table:table-cell>
          <table:table-cell table:formula="of:=IFERROR([.Q376]/[.$E376];&quot;&quot; )">
            <text:p/>
          </table:table-cell>
          <table:table-cell table:formula="of:=IFERROR([.R376]/[.$E376];&quot;&quot; )">
            <text:p/>
          </table:table-cell>
          <table:table-cell table:formula="of:=IFERROR([.S376]/[.$E376];&quot;&quot; )">
            <text:p/>
          </table:table-cell>
          <table:table-cell table:formula="of:=IFERROR([.T376]/[.$E376];&quot;&quot; )">
            <text:p/>
          </table:table-cell>
          <table:table-cell table:formula="of:=IFERROR([.U376]/[.$E376];&quot;&quot; )">
            <text:p/>
          </table:table-cell>
          <table:table-cell table:formula="of:=IFERROR([.V376]/[.$E37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7]/[.$E377];&quot;&quot; )">
            <text:p/>
          </table:table-cell>
          <table:table-cell table:formula="of:=IFERROR([.C377]/[.$E377];&quot;&quot; )">
            <text:p/>
          </table:table-cell>
          <table:table-cell table:formula="of:=IFERROR([.D377]/[.$E377];&quot;&quot; )">
            <text:p/>
          </table:table-cell>
          <table:table-cell table:formula="of:=IFERROR([.E377]/[.$E377];&quot;&quot; )">
            <text:p/>
          </table:table-cell>
          <table:table-cell table:formula="of:=IFERROR([.F377]/[.$E377];&quot;&quot; )">
            <text:p/>
          </table:table-cell>
          <table:table-cell table:formula="of:=IFERROR([.G377]/[.$E377];&quot;&quot; )">
            <text:p/>
          </table:table-cell>
          <table:table-cell table:formula="of:=IFERROR([.H377]/[.$E377];&quot;&quot; )">
            <text:p/>
          </table:table-cell>
          <table:table-cell table:formula="of:=IFERROR([.I377]/[.$E377];&quot;&quot; )">
            <text:p/>
          </table:table-cell>
          <table:table-cell table:formula="of:=IFERROR([.J377]/[.$E377];&quot;&quot; )">
            <text:p/>
          </table:table-cell>
          <table:table-cell table:formula="of:=IFERROR([.K377]/[.$E377];&quot;&quot; )">
            <text:p/>
          </table:table-cell>
          <table:table-cell table:formula="of:=IFERROR([.L377]/[.$E377];&quot;&quot; )">
            <text:p/>
          </table:table-cell>
          <table:table-cell table:formula="of:=IFERROR([.M377]/[.$E377];&quot;&quot; )">
            <text:p/>
          </table:table-cell>
          <table:table-cell table:formula="of:=IFERROR([.N377]/[.$E377];&quot;&quot; )">
            <text:p/>
          </table:table-cell>
          <table:table-cell table:formula="of:=IFERROR([.O377]/[.$E377];&quot;&quot; )">
            <text:p/>
          </table:table-cell>
          <table:table-cell table:formula="of:=IFERROR([.P377]/[.$E377];&quot;&quot; )">
            <text:p/>
          </table:table-cell>
          <table:table-cell table:formula="of:=IFERROR([.Q377]/[.$E377];&quot;&quot; )">
            <text:p/>
          </table:table-cell>
          <table:table-cell table:formula="of:=IFERROR([.R377]/[.$E377];&quot;&quot; )">
            <text:p/>
          </table:table-cell>
          <table:table-cell table:formula="of:=IFERROR([.S377]/[.$E377];&quot;&quot; )">
            <text:p/>
          </table:table-cell>
          <table:table-cell table:formula="of:=IFERROR([.T377]/[.$E377];&quot;&quot; )">
            <text:p/>
          </table:table-cell>
          <table:table-cell table:formula="of:=IFERROR([.U377]/[.$E377];&quot;&quot; )">
            <text:p/>
          </table:table-cell>
          <table:table-cell table:formula="of:=IFERROR([.V377]/[.$E37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8]/[.$E378];&quot;&quot; )">
            <text:p/>
          </table:table-cell>
          <table:table-cell table:formula="of:=IFERROR([.C378]/[.$E378];&quot;&quot; )">
            <text:p/>
          </table:table-cell>
          <table:table-cell table:formula="of:=IFERROR([.D378]/[.$E378];&quot;&quot; )">
            <text:p/>
          </table:table-cell>
          <table:table-cell table:formula="of:=IFERROR([.E378]/[.$E378];&quot;&quot; )">
            <text:p/>
          </table:table-cell>
          <table:table-cell table:formula="of:=IFERROR([.F378]/[.$E378];&quot;&quot; )">
            <text:p/>
          </table:table-cell>
          <table:table-cell table:formula="of:=IFERROR([.G378]/[.$E378];&quot;&quot; )">
            <text:p/>
          </table:table-cell>
          <table:table-cell table:formula="of:=IFERROR([.H378]/[.$E378];&quot;&quot; )">
            <text:p/>
          </table:table-cell>
          <table:table-cell table:formula="of:=IFERROR([.I378]/[.$E378];&quot;&quot; )">
            <text:p/>
          </table:table-cell>
          <table:table-cell table:formula="of:=IFERROR([.J378]/[.$E378];&quot;&quot; )">
            <text:p/>
          </table:table-cell>
          <table:table-cell table:formula="of:=IFERROR([.K378]/[.$E378];&quot;&quot; )">
            <text:p/>
          </table:table-cell>
          <table:table-cell table:formula="of:=IFERROR([.L378]/[.$E378];&quot;&quot; )">
            <text:p/>
          </table:table-cell>
          <table:table-cell table:formula="of:=IFERROR([.M378]/[.$E378];&quot;&quot; )">
            <text:p/>
          </table:table-cell>
          <table:table-cell table:formula="of:=IFERROR([.N378]/[.$E378];&quot;&quot; )">
            <text:p/>
          </table:table-cell>
          <table:table-cell table:formula="of:=IFERROR([.O378]/[.$E378];&quot;&quot; )">
            <text:p/>
          </table:table-cell>
          <table:table-cell table:formula="of:=IFERROR([.P378]/[.$E378];&quot;&quot; )">
            <text:p/>
          </table:table-cell>
          <table:table-cell table:formula="of:=IFERROR([.Q378]/[.$E378];&quot;&quot; )">
            <text:p/>
          </table:table-cell>
          <table:table-cell table:formula="of:=IFERROR([.R378]/[.$E378];&quot;&quot; )">
            <text:p/>
          </table:table-cell>
          <table:table-cell table:formula="of:=IFERROR([.S378]/[.$E378];&quot;&quot; )">
            <text:p/>
          </table:table-cell>
          <table:table-cell table:formula="of:=IFERROR([.T378]/[.$E378];&quot;&quot; )">
            <text:p/>
          </table:table-cell>
          <table:table-cell table:formula="of:=IFERROR([.U378]/[.$E378];&quot;&quot; )">
            <text:p/>
          </table:table-cell>
          <table:table-cell table:formula="of:=IFERROR([.V378]/[.$E37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9]/[.$E379];&quot;&quot; )">
            <text:p/>
          </table:table-cell>
          <table:table-cell table:formula="of:=IFERROR([.C379]/[.$E379];&quot;&quot; )">
            <text:p/>
          </table:table-cell>
          <table:table-cell table:formula="of:=IFERROR([.D379]/[.$E379];&quot;&quot; )">
            <text:p/>
          </table:table-cell>
          <table:table-cell table:formula="of:=IFERROR([.E379]/[.$E379];&quot;&quot; )">
            <text:p/>
          </table:table-cell>
          <table:table-cell table:formula="of:=IFERROR([.F379]/[.$E379];&quot;&quot; )">
            <text:p/>
          </table:table-cell>
          <table:table-cell table:formula="of:=IFERROR([.G379]/[.$E379];&quot;&quot; )">
            <text:p/>
          </table:table-cell>
          <table:table-cell table:formula="of:=IFERROR([.H379]/[.$E379];&quot;&quot; )">
            <text:p/>
          </table:table-cell>
          <table:table-cell table:formula="of:=IFERROR([.I379]/[.$E379];&quot;&quot; )">
            <text:p/>
          </table:table-cell>
          <table:table-cell table:formula="of:=IFERROR([.J379]/[.$E379];&quot;&quot; )">
            <text:p/>
          </table:table-cell>
          <table:table-cell table:formula="of:=IFERROR([.K379]/[.$E379];&quot;&quot; )">
            <text:p/>
          </table:table-cell>
          <table:table-cell table:formula="of:=IFERROR([.L379]/[.$E379];&quot;&quot; )">
            <text:p/>
          </table:table-cell>
          <table:table-cell table:formula="of:=IFERROR([.M379]/[.$E379];&quot;&quot; )">
            <text:p/>
          </table:table-cell>
          <table:table-cell table:formula="of:=IFERROR([.N379]/[.$E379];&quot;&quot; )">
            <text:p/>
          </table:table-cell>
          <table:table-cell table:formula="of:=IFERROR([.O379]/[.$E379];&quot;&quot; )">
            <text:p/>
          </table:table-cell>
          <table:table-cell table:formula="of:=IFERROR([.P379]/[.$E379];&quot;&quot; )">
            <text:p/>
          </table:table-cell>
          <table:table-cell table:formula="of:=IFERROR([.Q379]/[.$E379];&quot;&quot; )">
            <text:p/>
          </table:table-cell>
          <table:table-cell table:formula="of:=IFERROR([.R379]/[.$E379];&quot;&quot; )">
            <text:p/>
          </table:table-cell>
          <table:table-cell table:formula="of:=IFERROR([.S379]/[.$E379];&quot;&quot; )">
            <text:p/>
          </table:table-cell>
          <table:table-cell table:formula="of:=IFERROR([.T379]/[.$E379];&quot;&quot; )">
            <text:p/>
          </table:table-cell>
          <table:table-cell table:formula="of:=IFERROR([.U379]/[.$E379];&quot;&quot; )">
            <text:p/>
          </table:table-cell>
          <table:table-cell table:formula="of:=IFERROR([.V379]/[.$E37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0]/[.$E380];&quot;&quot; )">
            <text:p/>
          </table:table-cell>
          <table:table-cell table:formula="of:=IFERROR([.C380]/[.$E380];&quot;&quot; )">
            <text:p/>
          </table:table-cell>
          <table:table-cell table:formula="of:=IFERROR([.D380]/[.$E380];&quot;&quot; )">
            <text:p/>
          </table:table-cell>
          <table:table-cell table:formula="of:=IFERROR([.E380]/[.$E380];&quot;&quot; )">
            <text:p/>
          </table:table-cell>
          <table:table-cell table:formula="of:=IFERROR([.F380]/[.$E380];&quot;&quot; )">
            <text:p/>
          </table:table-cell>
          <table:table-cell table:formula="of:=IFERROR([.G380]/[.$E380];&quot;&quot; )">
            <text:p/>
          </table:table-cell>
          <table:table-cell table:formula="of:=IFERROR([.H380]/[.$E380];&quot;&quot; )">
            <text:p/>
          </table:table-cell>
          <table:table-cell table:formula="of:=IFERROR([.I380]/[.$E380];&quot;&quot; )">
            <text:p/>
          </table:table-cell>
          <table:table-cell table:formula="of:=IFERROR([.J380]/[.$E380];&quot;&quot; )">
            <text:p/>
          </table:table-cell>
          <table:table-cell table:formula="of:=IFERROR([.K380]/[.$E380];&quot;&quot; )">
            <text:p/>
          </table:table-cell>
          <table:table-cell table:formula="of:=IFERROR([.L380]/[.$E380];&quot;&quot; )">
            <text:p/>
          </table:table-cell>
          <table:table-cell table:formula="of:=IFERROR([.M380]/[.$E380];&quot;&quot; )">
            <text:p/>
          </table:table-cell>
          <table:table-cell table:formula="of:=IFERROR([.N380]/[.$E380];&quot;&quot; )">
            <text:p/>
          </table:table-cell>
          <table:table-cell table:formula="of:=IFERROR([.O380]/[.$E380];&quot;&quot; )">
            <text:p/>
          </table:table-cell>
          <table:table-cell table:formula="of:=IFERROR([.P380]/[.$E380];&quot;&quot; )">
            <text:p/>
          </table:table-cell>
          <table:table-cell table:formula="of:=IFERROR([.Q380]/[.$E380];&quot;&quot; )">
            <text:p/>
          </table:table-cell>
          <table:table-cell table:formula="of:=IFERROR([.R380]/[.$E380];&quot;&quot; )">
            <text:p/>
          </table:table-cell>
          <table:table-cell table:formula="of:=IFERROR([.S380]/[.$E380];&quot;&quot; )">
            <text:p/>
          </table:table-cell>
          <table:table-cell table:formula="of:=IFERROR([.T380]/[.$E380];&quot;&quot; )">
            <text:p/>
          </table:table-cell>
          <table:table-cell table:formula="of:=IFERROR([.U380]/[.$E380];&quot;&quot; )">
            <text:p/>
          </table:table-cell>
          <table:table-cell table:formula="of:=IFERROR([.V380]/[.$E380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1]/[.$E381];&quot;&quot; )">
            <text:p/>
          </table:table-cell>
          <table:table-cell table:formula="of:=IFERROR([.C381]/[.$E381];&quot;&quot; )">
            <text:p/>
          </table:table-cell>
          <table:table-cell table:formula="of:=IFERROR([.D381]/[.$E381];&quot;&quot; )">
            <text:p/>
          </table:table-cell>
          <table:table-cell table:formula="of:=IFERROR([.E381]/[.$E381];&quot;&quot; )">
            <text:p/>
          </table:table-cell>
          <table:table-cell table:formula="of:=IFERROR([.F381]/[.$E381];&quot;&quot; )">
            <text:p/>
          </table:table-cell>
          <table:table-cell table:formula="of:=IFERROR([.G381]/[.$E381];&quot;&quot; )">
            <text:p/>
          </table:table-cell>
          <table:table-cell table:formula="of:=IFERROR([.H381]/[.$E381];&quot;&quot; )">
            <text:p/>
          </table:table-cell>
          <table:table-cell table:formula="of:=IFERROR([.I381]/[.$E381];&quot;&quot; )">
            <text:p/>
          </table:table-cell>
          <table:table-cell table:formula="of:=IFERROR([.J381]/[.$E381];&quot;&quot; )">
            <text:p/>
          </table:table-cell>
          <table:table-cell table:formula="of:=IFERROR([.K381]/[.$E381];&quot;&quot; )">
            <text:p/>
          </table:table-cell>
          <table:table-cell table:formula="of:=IFERROR([.L381]/[.$E381];&quot;&quot; )">
            <text:p/>
          </table:table-cell>
          <table:table-cell table:formula="of:=IFERROR([.M381]/[.$E381];&quot;&quot; )">
            <text:p/>
          </table:table-cell>
          <table:table-cell table:formula="of:=IFERROR([.N381]/[.$E381];&quot;&quot; )">
            <text:p/>
          </table:table-cell>
          <table:table-cell table:formula="of:=IFERROR([.O381]/[.$E381];&quot;&quot; )">
            <text:p/>
          </table:table-cell>
          <table:table-cell table:formula="of:=IFERROR([.P381]/[.$E381];&quot;&quot; )">
            <text:p/>
          </table:table-cell>
          <table:table-cell table:formula="of:=IFERROR([.Q381]/[.$E381];&quot;&quot; )">
            <text:p/>
          </table:table-cell>
          <table:table-cell table:formula="of:=IFERROR([.R381]/[.$E381];&quot;&quot; )">
            <text:p/>
          </table:table-cell>
          <table:table-cell table:formula="of:=IFERROR([.S381]/[.$E381];&quot;&quot; )">
            <text:p/>
          </table:table-cell>
          <table:table-cell table:formula="of:=IFERROR([.T381]/[.$E381];&quot;&quot; )">
            <text:p/>
          </table:table-cell>
          <table:table-cell table:formula="of:=IFERROR([.U381]/[.$E381];&quot;&quot; )">
            <text:p/>
          </table:table-cell>
          <table:table-cell table:formula="of:=IFERROR([.V381]/[.$E381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2]/[.$E382];&quot;&quot; )">
            <text:p/>
          </table:table-cell>
          <table:table-cell table:formula="of:=IFERROR([.C382]/[.$E382];&quot;&quot; )">
            <text:p/>
          </table:table-cell>
          <table:table-cell table:formula="of:=IFERROR([.D382]/[.$E382];&quot;&quot; )">
            <text:p/>
          </table:table-cell>
          <table:table-cell table:formula="of:=IFERROR([.E382]/[.$E382];&quot;&quot; )">
            <text:p/>
          </table:table-cell>
          <table:table-cell table:formula="of:=IFERROR([.F382]/[.$E382];&quot;&quot; )">
            <text:p/>
          </table:table-cell>
          <table:table-cell table:formula="of:=IFERROR([.G382]/[.$E382];&quot;&quot; )">
            <text:p/>
          </table:table-cell>
          <table:table-cell table:formula="of:=IFERROR([.H382]/[.$E382];&quot;&quot; )">
            <text:p/>
          </table:table-cell>
          <table:table-cell table:formula="of:=IFERROR([.I382]/[.$E382];&quot;&quot; )">
            <text:p/>
          </table:table-cell>
          <table:table-cell table:formula="of:=IFERROR([.J382]/[.$E382];&quot;&quot; )">
            <text:p/>
          </table:table-cell>
          <table:table-cell table:formula="of:=IFERROR([.K382]/[.$E382];&quot;&quot; )">
            <text:p/>
          </table:table-cell>
          <table:table-cell table:formula="of:=IFERROR([.L382]/[.$E382];&quot;&quot; )">
            <text:p/>
          </table:table-cell>
          <table:table-cell table:formula="of:=IFERROR([.M382]/[.$E382];&quot;&quot; )">
            <text:p/>
          </table:table-cell>
          <table:table-cell table:formula="of:=IFERROR([.N382]/[.$E382];&quot;&quot; )">
            <text:p/>
          </table:table-cell>
          <table:table-cell table:formula="of:=IFERROR([.O382]/[.$E382];&quot;&quot; )">
            <text:p/>
          </table:table-cell>
          <table:table-cell table:formula="of:=IFERROR([.P382]/[.$E382];&quot;&quot; )">
            <text:p/>
          </table:table-cell>
          <table:table-cell table:formula="of:=IFERROR([.Q382]/[.$E382];&quot;&quot; )">
            <text:p/>
          </table:table-cell>
          <table:table-cell table:formula="of:=IFERROR([.R382]/[.$E382];&quot;&quot; )">
            <text:p/>
          </table:table-cell>
          <table:table-cell table:formula="of:=IFERROR([.S382]/[.$E382];&quot;&quot; )">
            <text:p/>
          </table:table-cell>
          <table:table-cell table:formula="of:=IFERROR([.T382]/[.$E382];&quot;&quot; )">
            <text:p/>
          </table:table-cell>
          <table:table-cell table:formula="of:=IFERROR([.U382]/[.$E382];&quot;&quot; )">
            <text:p/>
          </table:table-cell>
          <table:table-cell table:formula="of:=IFERROR([.V382]/[.$E382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3]/[.$E383];&quot;&quot; )">
            <text:p/>
          </table:table-cell>
          <table:table-cell table:formula="of:=IFERROR([.C383]/[.$E383];&quot;&quot; )">
            <text:p/>
          </table:table-cell>
          <table:table-cell table:formula="of:=IFERROR([.D383]/[.$E383];&quot;&quot; )">
            <text:p/>
          </table:table-cell>
          <table:table-cell table:formula="of:=IFERROR([.E383]/[.$E383];&quot;&quot; )">
            <text:p/>
          </table:table-cell>
          <table:table-cell table:formula="of:=IFERROR([.F383]/[.$E383];&quot;&quot; )">
            <text:p/>
          </table:table-cell>
          <table:table-cell table:formula="of:=IFERROR([.G383]/[.$E383];&quot;&quot; )">
            <text:p/>
          </table:table-cell>
          <table:table-cell table:formula="of:=IFERROR([.H383]/[.$E383];&quot;&quot; )">
            <text:p/>
          </table:table-cell>
          <table:table-cell table:formula="of:=IFERROR([.I383]/[.$E383];&quot;&quot; )">
            <text:p/>
          </table:table-cell>
          <table:table-cell table:formula="of:=IFERROR([.J383]/[.$E383];&quot;&quot; )">
            <text:p/>
          </table:table-cell>
          <table:table-cell table:formula="of:=IFERROR([.K383]/[.$E383];&quot;&quot; )">
            <text:p/>
          </table:table-cell>
          <table:table-cell table:formula="of:=IFERROR([.L383]/[.$E383];&quot;&quot; )">
            <text:p/>
          </table:table-cell>
          <table:table-cell table:formula="of:=IFERROR([.M383]/[.$E383];&quot;&quot; )">
            <text:p/>
          </table:table-cell>
          <table:table-cell table:formula="of:=IFERROR([.N383]/[.$E383];&quot;&quot; )">
            <text:p/>
          </table:table-cell>
          <table:table-cell table:formula="of:=IFERROR([.O383]/[.$E383];&quot;&quot; )">
            <text:p/>
          </table:table-cell>
          <table:table-cell table:formula="of:=IFERROR([.P383]/[.$E383];&quot;&quot; )">
            <text:p/>
          </table:table-cell>
          <table:table-cell table:formula="of:=IFERROR([.Q383]/[.$E383];&quot;&quot; )">
            <text:p/>
          </table:table-cell>
          <table:table-cell table:formula="of:=IFERROR([.R383]/[.$E383];&quot;&quot; )">
            <text:p/>
          </table:table-cell>
          <table:table-cell table:formula="of:=IFERROR([.S383]/[.$E383];&quot;&quot; )">
            <text:p/>
          </table:table-cell>
          <table:table-cell table:formula="of:=IFERROR([.T383]/[.$E383];&quot;&quot; )">
            <text:p/>
          </table:table-cell>
          <table:table-cell table:formula="of:=IFERROR([.U383]/[.$E383];&quot;&quot; )">
            <text:p/>
          </table:table-cell>
          <table:table-cell table:formula="of:=IFERROR([.V383]/[.$E383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4]/[.$E384];&quot;&quot; )">
            <text:p/>
          </table:table-cell>
          <table:table-cell table:formula="of:=IFERROR([.C384]/[.$E384];&quot;&quot; )">
            <text:p/>
          </table:table-cell>
          <table:table-cell table:formula="of:=IFERROR([.D384]/[.$E384];&quot;&quot; )">
            <text:p/>
          </table:table-cell>
          <table:table-cell table:formula="of:=IFERROR([.E384]/[.$E384];&quot;&quot; )">
            <text:p/>
          </table:table-cell>
          <table:table-cell table:formula="of:=IFERROR([.F384]/[.$E384];&quot;&quot; )">
            <text:p/>
          </table:table-cell>
          <table:table-cell table:formula="of:=IFERROR([.G384]/[.$E384];&quot;&quot; )">
            <text:p/>
          </table:table-cell>
          <table:table-cell table:formula="of:=IFERROR([.H384]/[.$E384];&quot;&quot; )">
            <text:p/>
          </table:table-cell>
          <table:table-cell table:formula="of:=IFERROR([.I384]/[.$E384];&quot;&quot; )">
            <text:p/>
          </table:table-cell>
          <table:table-cell table:formula="of:=IFERROR([.J384]/[.$E384];&quot;&quot; )">
            <text:p/>
          </table:table-cell>
          <table:table-cell table:formula="of:=IFERROR([.K384]/[.$E384];&quot;&quot; )">
            <text:p/>
          </table:table-cell>
          <table:table-cell table:formula="of:=IFERROR([.L384]/[.$E384];&quot;&quot; )">
            <text:p/>
          </table:table-cell>
          <table:table-cell table:formula="of:=IFERROR([.M384]/[.$E384];&quot;&quot; )">
            <text:p/>
          </table:table-cell>
          <table:table-cell table:formula="of:=IFERROR([.N384]/[.$E384];&quot;&quot; )">
            <text:p/>
          </table:table-cell>
          <table:table-cell table:formula="of:=IFERROR([.O384]/[.$E384];&quot;&quot; )">
            <text:p/>
          </table:table-cell>
          <table:table-cell table:formula="of:=IFERROR([.P384]/[.$E384];&quot;&quot; )">
            <text:p/>
          </table:table-cell>
          <table:table-cell table:formula="of:=IFERROR([.Q384]/[.$E384];&quot;&quot; )">
            <text:p/>
          </table:table-cell>
          <table:table-cell table:formula="of:=IFERROR([.R384]/[.$E384];&quot;&quot; )">
            <text:p/>
          </table:table-cell>
          <table:table-cell table:formula="of:=IFERROR([.S384]/[.$E384];&quot;&quot; )">
            <text:p/>
          </table:table-cell>
          <table:table-cell table:formula="of:=IFERROR([.T384]/[.$E384];&quot;&quot; )">
            <text:p/>
          </table:table-cell>
          <table:table-cell table:formula="of:=IFERROR([.U384]/[.$E384];&quot;&quot; )">
            <text:p/>
          </table:table-cell>
          <table:table-cell table:formula="of:=IFERROR([.V384]/[.$E38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5]/[.$E385];&quot;&quot; )">
            <text:p/>
          </table:table-cell>
          <table:table-cell table:formula="of:=IFERROR([.C385]/[.$E385];&quot;&quot; )">
            <text:p/>
          </table:table-cell>
          <table:table-cell table:formula="of:=IFERROR([.D385]/[.$E385];&quot;&quot; )">
            <text:p/>
          </table:table-cell>
          <table:table-cell table:formula="of:=IFERROR([.E385]/[.$E385];&quot;&quot; )">
            <text:p/>
          </table:table-cell>
          <table:table-cell table:formula="of:=IFERROR([.F385]/[.$E385];&quot;&quot; )">
            <text:p/>
          </table:table-cell>
          <table:table-cell table:formula="of:=IFERROR([.G385]/[.$E385];&quot;&quot; )">
            <text:p/>
          </table:table-cell>
          <table:table-cell table:formula="of:=IFERROR([.H385]/[.$E385];&quot;&quot; )">
            <text:p/>
          </table:table-cell>
          <table:table-cell table:formula="of:=IFERROR([.I385]/[.$E385];&quot;&quot; )">
            <text:p/>
          </table:table-cell>
          <table:table-cell table:formula="of:=IFERROR([.J385]/[.$E385];&quot;&quot; )">
            <text:p/>
          </table:table-cell>
          <table:table-cell table:formula="of:=IFERROR([.K385]/[.$E385];&quot;&quot; )">
            <text:p/>
          </table:table-cell>
          <table:table-cell table:formula="of:=IFERROR([.L385]/[.$E385];&quot;&quot; )">
            <text:p/>
          </table:table-cell>
          <table:table-cell table:formula="of:=IFERROR([.M385]/[.$E385];&quot;&quot; )">
            <text:p/>
          </table:table-cell>
          <table:table-cell table:formula="of:=IFERROR([.N385]/[.$E385];&quot;&quot; )">
            <text:p/>
          </table:table-cell>
          <table:table-cell table:formula="of:=IFERROR([.O385]/[.$E385];&quot;&quot; )">
            <text:p/>
          </table:table-cell>
          <table:table-cell table:formula="of:=IFERROR([.P385]/[.$E385];&quot;&quot; )">
            <text:p/>
          </table:table-cell>
          <table:table-cell table:formula="of:=IFERROR([.Q385]/[.$E385];&quot;&quot; )">
            <text:p/>
          </table:table-cell>
          <table:table-cell table:formula="of:=IFERROR([.R385]/[.$E385];&quot;&quot; )">
            <text:p/>
          </table:table-cell>
          <table:table-cell table:formula="of:=IFERROR([.S385]/[.$E385];&quot;&quot; )">
            <text:p/>
          </table:table-cell>
          <table:table-cell table:formula="of:=IFERROR([.T385]/[.$E385];&quot;&quot; )">
            <text:p/>
          </table:table-cell>
          <table:table-cell table:formula="of:=IFERROR([.U385]/[.$E385];&quot;&quot; )">
            <text:p/>
          </table:table-cell>
          <table:table-cell table:formula="of:=IFERROR([.V385]/[.$E38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6]/[.$E386];&quot;&quot; )">
            <text:p/>
          </table:table-cell>
          <table:table-cell table:formula="of:=IFERROR([.C386]/[.$E386];&quot;&quot; )">
            <text:p/>
          </table:table-cell>
          <table:table-cell table:formula="of:=IFERROR([.D386]/[.$E386];&quot;&quot; )">
            <text:p/>
          </table:table-cell>
          <table:table-cell table:formula="of:=IFERROR([.E386]/[.$E386];&quot;&quot; )">
            <text:p/>
          </table:table-cell>
          <table:table-cell table:formula="of:=IFERROR([.F386]/[.$E386];&quot;&quot; )">
            <text:p/>
          </table:table-cell>
          <table:table-cell table:formula="of:=IFERROR([.G386]/[.$E386];&quot;&quot; )">
            <text:p/>
          </table:table-cell>
          <table:table-cell table:formula="of:=IFERROR([.H386]/[.$E386];&quot;&quot; )">
            <text:p/>
          </table:table-cell>
          <table:table-cell table:formula="of:=IFERROR([.I386]/[.$E386];&quot;&quot; )">
            <text:p/>
          </table:table-cell>
          <table:table-cell table:formula="of:=IFERROR([.J386]/[.$E386];&quot;&quot; )">
            <text:p/>
          </table:table-cell>
          <table:table-cell table:formula="of:=IFERROR([.K386]/[.$E386];&quot;&quot; )">
            <text:p/>
          </table:table-cell>
          <table:table-cell table:formula="of:=IFERROR([.L386]/[.$E386];&quot;&quot; )">
            <text:p/>
          </table:table-cell>
          <table:table-cell table:formula="of:=IFERROR([.M386]/[.$E386];&quot;&quot; )">
            <text:p/>
          </table:table-cell>
          <table:table-cell table:formula="of:=IFERROR([.N386]/[.$E386];&quot;&quot; )">
            <text:p/>
          </table:table-cell>
          <table:table-cell table:formula="of:=IFERROR([.O386]/[.$E386];&quot;&quot; )">
            <text:p/>
          </table:table-cell>
          <table:table-cell table:formula="of:=IFERROR([.P386]/[.$E386];&quot;&quot; )">
            <text:p/>
          </table:table-cell>
          <table:table-cell table:formula="of:=IFERROR([.Q386]/[.$E386];&quot;&quot; )">
            <text:p/>
          </table:table-cell>
          <table:table-cell table:formula="of:=IFERROR([.R386]/[.$E386];&quot;&quot; )">
            <text:p/>
          </table:table-cell>
          <table:table-cell table:formula="of:=IFERROR([.S386]/[.$E386];&quot;&quot; )">
            <text:p/>
          </table:table-cell>
          <table:table-cell table:formula="of:=IFERROR([.T386]/[.$E386];&quot;&quot; )">
            <text:p/>
          </table:table-cell>
          <table:table-cell table:formula="of:=IFERROR([.U386]/[.$E386];&quot;&quot; )">
            <text:p/>
          </table:table-cell>
          <table:table-cell table:formula="of:=IFERROR([.V386]/[.$E38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7]/[.$E387];&quot;&quot; )">
            <text:p/>
          </table:table-cell>
          <table:table-cell table:formula="of:=IFERROR([.C387]/[.$E387];&quot;&quot; )">
            <text:p/>
          </table:table-cell>
          <table:table-cell table:formula="of:=IFERROR([.D387]/[.$E387];&quot;&quot; )">
            <text:p/>
          </table:table-cell>
          <table:table-cell table:formula="of:=IFERROR([.E387]/[.$E387];&quot;&quot; )">
            <text:p/>
          </table:table-cell>
          <table:table-cell table:formula="of:=IFERROR([.F387]/[.$E387];&quot;&quot; )">
            <text:p/>
          </table:table-cell>
          <table:table-cell table:formula="of:=IFERROR([.G387]/[.$E387];&quot;&quot; )">
            <text:p/>
          </table:table-cell>
          <table:table-cell table:formula="of:=IFERROR([.H387]/[.$E387];&quot;&quot; )">
            <text:p/>
          </table:table-cell>
          <table:table-cell table:formula="of:=IFERROR([.I387]/[.$E387];&quot;&quot; )">
            <text:p/>
          </table:table-cell>
          <table:table-cell table:formula="of:=IFERROR([.J387]/[.$E387];&quot;&quot; )">
            <text:p/>
          </table:table-cell>
          <table:table-cell table:formula="of:=IFERROR([.K387]/[.$E387];&quot;&quot; )">
            <text:p/>
          </table:table-cell>
          <table:table-cell table:formula="of:=IFERROR([.L387]/[.$E387];&quot;&quot; )">
            <text:p/>
          </table:table-cell>
          <table:table-cell table:formula="of:=IFERROR([.M387]/[.$E387];&quot;&quot; )">
            <text:p/>
          </table:table-cell>
          <table:table-cell table:formula="of:=IFERROR([.N387]/[.$E387];&quot;&quot; )">
            <text:p/>
          </table:table-cell>
          <table:table-cell table:formula="of:=IFERROR([.O387]/[.$E387];&quot;&quot; )">
            <text:p/>
          </table:table-cell>
          <table:table-cell table:formula="of:=IFERROR([.P387]/[.$E387];&quot;&quot; )">
            <text:p/>
          </table:table-cell>
          <table:table-cell table:formula="of:=IFERROR([.Q387]/[.$E387];&quot;&quot; )">
            <text:p/>
          </table:table-cell>
          <table:table-cell table:formula="of:=IFERROR([.R387]/[.$E387];&quot;&quot; )">
            <text:p/>
          </table:table-cell>
          <table:table-cell table:formula="of:=IFERROR([.S387]/[.$E387];&quot;&quot; )">
            <text:p/>
          </table:table-cell>
          <table:table-cell table:formula="of:=IFERROR([.T387]/[.$E387];&quot;&quot; )">
            <text:p/>
          </table:table-cell>
          <table:table-cell table:formula="of:=IFERROR([.U387]/[.$E387];&quot;&quot; )">
            <text:p/>
          </table:table-cell>
          <table:table-cell table:formula="of:=IFERROR([.V387]/[.$E38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8]/[.$E388];&quot;&quot; )">
            <text:p/>
          </table:table-cell>
          <table:table-cell table:formula="of:=IFERROR([.C388]/[.$E388];&quot;&quot; )">
            <text:p/>
          </table:table-cell>
          <table:table-cell table:formula="of:=IFERROR([.D388]/[.$E388];&quot;&quot; )">
            <text:p/>
          </table:table-cell>
          <table:table-cell table:formula="of:=IFERROR([.E388]/[.$E388];&quot;&quot; )">
            <text:p/>
          </table:table-cell>
          <table:table-cell table:formula="of:=IFERROR([.F388]/[.$E388];&quot;&quot; )">
            <text:p/>
          </table:table-cell>
          <table:table-cell table:formula="of:=IFERROR([.G388]/[.$E388];&quot;&quot; )">
            <text:p/>
          </table:table-cell>
          <table:table-cell table:formula="of:=IFERROR([.H388]/[.$E388];&quot;&quot; )">
            <text:p/>
          </table:table-cell>
          <table:table-cell table:formula="of:=IFERROR([.I388]/[.$E388];&quot;&quot; )">
            <text:p/>
          </table:table-cell>
          <table:table-cell table:formula="of:=IFERROR([.J388]/[.$E388];&quot;&quot; )">
            <text:p/>
          </table:table-cell>
          <table:table-cell table:formula="of:=IFERROR([.K388]/[.$E388];&quot;&quot; )">
            <text:p/>
          </table:table-cell>
          <table:table-cell table:formula="of:=IFERROR([.L388]/[.$E388];&quot;&quot; )">
            <text:p/>
          </table:table-cell>
          <table:table-cell table:formula="of:=IFERROR([.M388]/[.$E388];&quot;&quot; )">
            <text:p/>
          </table:table-cell>
          <table:table-cell table:formula="of:=IFERROR([.N388]/[.$E388];&quot;&quot; )">
            <text:p/>
          </table:table-cell>
          <table:table-cell table:formula="of:=IFERROR([.O388]/[.$E388];&quot;&quot; )">
            <text:p/>
          </table:table-cell>
          <table:table-cell table:formula="of:=IFERROR([.P388]/[.$E388];&quot;&quot; )">
            <text:p/>
          </table:table-cell>
          <table:table-cell table:formula="of:=IFERROR([.Q388]/[.$E388];&quot;&quot; )">
            <text:p/>
          </table:table-cell>
          <table:table-cell table:formula="of:=IFERROR([.R388]/[.$E388];&quot;&quot; )">
            <text:p/>
          </table:table-cell>
          <table:table-cell table:formula="of:=IFERROR([.S388]/[.$E388];&quot;&quot; )">
            <text:p/>
          </table:table-cell>
          <table:table-cell table:formula="of:=IFERROR([.T388]/[.$E388];&quot;&quot; )">
            <text:p/>
          </table:table-cell>
          <table:table-cell table:formula="of:=IFERROR([.U388]/[.$E388];&quot;&quot; )">
            <text:p/>
          </table:table-cell>
          <table:table-cell table:formula="of:=IFERROR([.V388]/[.$E38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9]/[.$E389];&quot;&quot; )">
            <text:p/>
          </table:table-cell>
          <table:table-cell table:formula="of:=IFERROR([.C389]/[.$E389];&quot;&quot; )">
            <text:p/>
          </table:table-cell>
          <table:table-cell table:formula="of:=IFERROR([.D389]/[.$E389];&quot;&quot; )">
            <text:p/>
          </table:table-cell>
          <table:table-cell table:formula="of:=IFERROR([.E389]/[.$E389];&quot;&quot; )">
            <text:p/>
          </table:table-cell>
          <table:table-cell table:formula="of:=IFERROR([.F389]/[.$E389];&quot;&quot; )">
            <text:p/>
          </table:table-cell>
          <table:table-cell table:formula="of:=IFERROR([.G389]/[.$E389];&quot;&quot; )">
            <text:p/>
          </table:table-cell>
          <table:table-cell table:formula="of:=IFERROR([.H389]/[.$E389];&quot;&quot; )">
            <text:p/>
          </table:table-cell>
          <table:table-cell table:formula="of:=IFERROR([.I389]/[.$E389];&quot;&quot; )">
            <text:p/>
          </table:table-cell>
          <table:table-cell table:formula="of:=IFERROR([.J389]/[.$E389];&quot;&quot; )">
            <text:p/>
          </table:table-cell>
          <table:table-cell table:formula="of:=IFERROR([.K389]/[.$E389];&quot;&quot; )">
            <text:p/>
          </table:table-cell>
          <table:table-cell table:formula="of:=IFERROR([.L389]/[.$E389];&quot;&quot; )">
            <text:p/>
          </table:table-cell>
          <table:table-cell table:formula="of:=IFERROR([.M389]/[.$E389];&quot;&quot; )">
            <text:p/>
          </table:table-cell>
          <table:table-cell table:formula="of:=IFERROR([.N389]/[.$E389];&quot;&quot; )">
            <text:p/>
          </table:table-cell>
          <table:table-cell table:formula="of:=IFERROR([.O389]/[.$E389];&quot;&quot; )">
            <text:p/>
          </table:table-cell>
          <table:table-cell table:formula="of:=IFERROR([.P389]/[.$E389];&quot;&quot; )">
            <text:p/>
          </table:table-cell>
          <table:table-cell table:formula="of:=IFERROR([.Q389]/[.$E389];&quot;&quot; )">
            <text:p/>
          </table:table-cell>
          <table:table-cell table:formula="of:=IFERROR([.R389]/[.$E389];&quot;&quot; )">
            <text:p/>
          </table:table-cell>
          <table:table-cell table:formula="of:=IFERROR([.S389]/[.$E389];&quot;&quot; )">
            <text:p/>
          </table:table-cell>
          <table:table-cell table:formula="of:=IFERROR([.T389]/[.$E389];&quot;&quot; )">
            <text:p/>
          </table:table-cell>
          <table:table-cell table:formula="of:=IFERROR([.U389]/[.$E389];&quot;&quot; )">
            <text:p/>
          </table:table-cell>
          <table:table-cell table:formula="of:=IFERROR([.V389]/[.$E38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0]/[.$E390];&quot;&quot; )">
            <text:p/>
          </table:table-cell>
          <table:table-cell table:formula="of:=IFERROR([.C390]/[.$E390];&quot;&quot; )">
            <text:p/>
          </table:table-cell>
          <table:table-cell table:formula="of:=IFERROR([.D390]/[.$E390];&quot;&quot; )">
            <text:p/>
          </table:table-cell>
          <table:table-cell table:formula="of:=IFERROR([.E390]/[.$E390];&quot;&quot; )">
            <text:p/>
          </table:table-cell>
          <table:table-cell table:formula="of:=IFERROR([.F390]/[.$E390];&quot;&quot; )">
            <text:p/>
          </table:table-cell>
          <table:table-cell table:formula="of:=IFERROR([.G390]/[.$E390];&quot;&quot; )">
            <text:p/>
          </table:table-cell>
          <table:table-cell table:formula="of:=IFERROR([.H390]/[.$E390];&quot;&quot; )">
            <text:p/>
          </table:table-cell>
          <table:table-cell table:formula="of:=IFERROR([.I390]/[.$E390];&quot;&quot; )">
            <text:p/>
          </table:table-cell>
          <table:table-cell table:formula="of:=IFERROR([.J390]/[.$E390];&quot;&quot; )">
            <text:p/>
          </table:table-cell>
          <table:table-cell table:formula="of:=IFERROR([.K390]/[.$E390];&quot;&quot; )">
            <text:p/>
          </table:table-cell>
          <table:table-cell table:formula="of:=IFERROR([.L390]/[.$E390];&quot;&quot; )">
            <text:p/>
          </table:table-cell>
          <table:table-cell table:formula="of:=IFERROR([.M390]/[.$E390];&quot;&quot; )">
            <text:p/>
          </table:table-cell>
          <table:table-cell table:formula="of:=IFERROR([.N390]/[.$E390];&quot;&quot; )">
            <text:p/>
          </table:table-cell>
          <table:table-cell table:formula="of:=IFERROR([.O390]/[.$E390];&quot;&quot; )">
            <text:p/>
          </table:table-cell>
          <table:table-cell table:formula="of:=IFERROR([.P390]/[.$E390];&quot;&quot; )">
            <text:p/>
          </table:table-cell>
          <table:table-cell table:formula="of:=IFERROR([.Q390]/[.$E390];&quot;&quot; )">
            <text:p/>
          </table:table-cell>
          <table:table-cell table:formula="of:=IFERROR([.R390]/[.$E390];&quot;&quot; )">
            <text:p/>
          </table:table-cell>
          <table:table-cell table:formula="of:=IFERROR([.S390]/[.$E390];&quot;&quot; )">
            <text:p/>
          </table:table-cell>
          <table:table-cell table:formula="of:=IFERROR([.T390]/[.$E390];&quot;&quot; )">
            <text:p/>
          </table:table-cell>
          <table:table-cell table:formula="of:=IFERROR([.U390]/[.$E390];&quot;&quot; )">
            <text:p/>
          </table:table-cell>
          <table:table-cell table:formula="of:=IFERROR([.V390]/[.$E390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1]/[.$E391];&quot;&quot; )">
            <text:p/>
          </table:table-cell>
          <table:table-cell table:formula="of:=IFERROR([.C391]/[.$E391];&quot;&quot; )">
            <text:p/>
          </table:table-cell>
          <table:table-cell table:formula="of:=IFERROR([.D391]/[.$E391];&quot;&quot; )">
            <text:p/>
          </table:table-cell>
          <table:table-cell table:formula="of:=IFERROR([.E391]/[.$E391];&quot;&quot; )">
            <text:p/>
          </table:table-cell>
          <table:table-cell table:formula="of:=IFERROR([.F391]/[.$E391];&quot;&quot; )">
            <text:p/>
          </table:table-cell>
          <table:table-cell table:formula="of:=IFERROR([.G391]/[.$E391];&quot;&quot; )">
            <text:p/>
          </table:table-cell>
          <table:table-cell table:formula="of:=IFERROR([.H391]/[.$E391];&quot;&quot; )">
            <text:p/>
          </table:table-cell>
          <table:table-cell table:formula="of:=IFERROR([.I391]/[.$E391];&quot;&quot; )">
            <text:p/>
          </table:table-cell>
          <table:table-cell table:formula="of:=IFERROR([.J391]/[.$E391];&quot;&quot; )">
            <text:p/>
          </table:table-cell>
          <table:table-cell table:formula="of:=IFERROR([.K391]/[.$E391];&quot;&quot; )">
            <text:p/>
          </table:table-cell>
          <table:table-cell table:formula="of:=IFERROR([.L391]/[.$E391];&quot;&quot; )">
            <text:p/>
          </table:table-cell>
          <table:table-cell table:formula="of:=IFERROR([.M391]/[.$E391];&quot;&quot; )">
            <text:p/>
          </table:table-cell>
          <table:table-cell table:formula="of:=IFERROR([.N391]/[.$E391];&quot;&quot; )">
            <text:p/>
          </table:table-cell>
          <table:table-cell table:formula="of:=IFERROR([.O391]/[.$E391];&quot;&quot; )">
            <text:p/>
          </table:table-cell>
          <table:table-cell table:formula="of:=IFERROR([.P391]/[.$E391];&quot;&quot; )">
            <text:p/>
          </table:table-cell>
          <table:table-cell table:formula="of:=IFERROR([.Q391]/[.$E391];&quot;&quot; )">
            <text:p/>
          </table:table-cell>
          <table:table-cell table:formula="of:=IFERROR([.R391]/[.$E391];&quot;&quot; )">
            <text:p/>
          </table:table-cell>
          <table:table-cell table:formula="of:=IFERROR([.S391]/[.$E391];&quot;&quot; )">
            <text:p/>
          </table:table-cell>
          <table:table-cell table:formula="of:=IFERROR([.T391]/[.$E391];&quot;&quot; )">
            <text:p/>
          </table:table-cell>
          <table:table-cell table:formula="of:=IFERROR([.U391]/[.$E391];&quot;&quot; )">
            <text:p/>
          </table:table-cell>
          <table:table-cell table:formula="of:=IFERROR([.V391]/[.$E391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2]/[.$E392];&quot;&quot; )">
            <text:p/>
          </table:table-cell>
          <table:table-cell table:formula="of:=IFERROR([.C392]/[.$E392];&quot;&quot; )">
            <text:p/>
          </table:table-cell>
          <table:table-cell table:formula="of:=IFERROR([.D392]/[.$E392];&quot;&quot; )">
            <text:p/>
          </table:table-cell>
          <table:table-cell table:formula="of:=IFERROR([.E392]/[.$E392];&quot;&quot; )">
            <text:p/>
          </table:table-cell>
          <table:table-cell table:formula="of:=IFERROR([.F392]/[.$E392];&quot;&quot; )">
            <text:p/>
          </table:table-cell>
          <table:table-cell table:formula="of:=IFERROR([.G392]/[.$E392];&quot;&quot; )">
            <text:p/>
          </table:table-cell>
          <table:table-cell table:formula="of:=IFERROR([.H392]/[.$E392];&quot;&quot; )">
            <text:p/>
          </table:table-cell>
          <table:table-cell table:formula="of:=IFERROR([.I392]/[.$E392];&quot;&quot; )">
            <text:p/>
          </table:table-cell>
          <table:table-cell table:formula="of:=IFERROR([.J392]/[.$E392];&quot;&quot; )">
            <text:p/>
          </table:table-cell>
          <table:table-cell table:formula="of:=IFERROR([.K392]/[.$E392];&quot;&quot; )">
            <text:p/>
          </table:table-cell>
          <table:table-cell table:formula="of:=IFERROR([.L392]/[.$E392];&quot;&quot; )">
            <text:p/>
          </table:table-cell>
          <table:table-cell table:formula="of:=IFERROR([.M392]/[.$E392];&quot;&quot; )">
            <text:p/>
          </table:table-cell>
          <table:table-cell table:formula="of:=IFERROR([.N392]/[.$E392];&quot;&quot; )">
            <text:p/>
          </table:table-cell>
          <table:table-cell table:formula="of:=IFERROR([.O392]/[.$E392];&quot;&quot; )">
            <text:p/>
          </table:table-cell>
          <table:table-cell table:formula="of:=IFERROR([.P392]/[.$E392];&quot;&quot; )">
            <text:p/>
          </table:table-cell>
          <table:table-cell table:formula="of:=IFERROR([.Q392]/[.$E392];&quot;&quot; )">
            <text:p/>
          </table:table-cell>
          <table:table-cell table:formula="of:=IFERROR([.R392]/[.$E392];&quot;&quot; )">
            <text:p/>
          </table:table-cell>
          <table:table-cell table:formula="of:=IFERROR([.S392]/[.$E392];&quot;&quot; )">
            <text:p/>
          </table:table-cell>
          <table:table-cell table:formula="of:=IFERROR([.T392]/[.$E392];&quot;&quot; )">
            <text:p/>
          </table:table-cell>
          <table:table-cell table:formula="of:=IFERROR([.U392]/[.$E392];&quot;&quot; )">
            <text:p/>
          </table:table-cell>
          <table:table-cell table:formula="of:=IFERROR([.V392]/[.$E392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3]/[.$E393];&quot;&quot; )">
            <text:p/>
          </table:table-cell>
          <table:table-cell table:formula="of:=IFERROR([.C393]/[.$E393];&quot;&quot; )">
            <text:p/>
          </table:table-cell>
          <table:table-cell table:formula="of:=IFERROR([.D393]/[.$E393];&quot;&quot; )">
            <text:p/>
          </table:table-cell>
          <table:table-cell table:formula="of:=IFERROR([.E393]/[.$E393];&quot;&quot; )">
            <text:p/>
          </table:table-cell>
          <table:table-cell table:formula="of:=IFERROR([.F393]/[.$E393];&quot;&quot; )">
            <text:p/>
          </table:table-cell>
          <table:table-cell table:formula="of:=IFERROR([.G393]/[.$E393];&quot;&quot; )">
            <text:p/>
          </table:table-cell>
          <table:table-cell table:formula="of:=IFERROR([.H393]/[.$E393];&quot;&quot; )">
            <text:p/>
          </table:table-cell>
          <table:table-cell table:formula="of:=IFERROR([.I393]/[.$E393];&quot;&quot; )">
            <text:p/>
          </table:table-cell>
          <table:table-cell table:formula="of:=IFERROR([.J393]/[.$E393];&quot;&quot; )">
            <text:p/>
          </table:table-cell>
          <table:table-cell table:formula="of:=IFERROR([.K393]/[.$E393];&quot;&quot; )">
            <text:p/>
          </table:table-cell>
          <table:table-cell table:formula="of:=IFERROR([.L393]/[.$E393];&quot;&quot; )">
            <text:p/>
          </table:table-cell>
          <table:table-cell table:formula="of:=IFERROR([.M393]/[.$E393];&quot;&quot; )">
            <text:p/>
          </table:table-cell>
          <table:table-cell table:formula="of:=IFERROR([.N393]/[.$E393];&quot;&quot; )">
            <text:p/>
          </table:table-cell>
          <table:table-cell table:formula="of:=IFERROR([.O393]/[.$E393];&quot;&quot; )">
            <text:p/>
          </table:table-cell>
          <table:table-cell table:formula="of:=IFERROR([.P393]/[.$E393];&quot;&quot; )">
            <text:p/>
          </table:table-cell>
          <table:table-cell table:formula="of:=IFERROR([.Q393]/[.$E393];&quot;&quot; )">
            <text:p/>
          </table:table-cell>
          <table:table-cell table:formula="of:=IFERROR([.R393]/[.$E393];&quot;&quot; )">
            <text:p/>
          </table:table-cell>
          <table:table-cell table:formula="of:=IFERROR([.S393]/[.$E393];&quot;&quot; )">
            <text:p/>
          </table:table-cell>
          <table:table-cell table:formula="of:=IFERROR([.T393]/[.$E393];&quot;&quot; )">
            <text:p/>
          </table:table-cell>
          <table:table-cell table:formula="of:=IFERROR([.U393]/[.$E393];&quot;&quot; )">
            <text:p/>
          </table:table-cell>
          <table:table-cell table:formula="of:=IFERROR([.V393]/[.$E393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4]/[.$E394];&quot;&quot; )">
            <text:p/>
          </table:table-cell>
          <table:table-cell table:formula="of:=IFERROR([.C394]/[.$E394];&quot;&quot; )">
            <text:p/>
          </table:table-cell>
          <table:table-cell table:formula="of:=IFERROR([.D394]/[.$E394];&quot;&quot; )">
            <text:p/>
          </table:table-cell>
          <table:table-cell table:formula="of:=IFERROR([.E394]/[.$E394];&quot;&quot; )">
            <text:p/>
          </table:table-cell>
          <table:table-cell table:formula="of:=IFERROR([.F394]/[.$E394];&quot;&quot; )">
            <text:p/>
          </table:table-cell>
          <table:table-cell table:formula="of:=IFERROR([.G394]/[.$E394];&quot;&quot; )">
            <text:p/>
          </table:table-cell>
          <table:table-cell table:formula="of:=IFERROR([.H394]/[.$E394];&quot;&quot; )">
            <text:p/>
          </table:table-cell>
          <table:table-cell table:formula="of:=IFERROR([.I394]/[.$E394];&quot;&quot; )">
            <text:p/>
          </table:table-cell>
          <table:table-cell table:formula="of:=IFERROR([.J394]/[.$E394];&quot;&quot; )">
            <text:p/>
          </table:table-cell>
          <table:table-cell table:formula="of:=IFERROR([.K394]/[.$E394];&quot;&quot; )">
            <text:p/>
          </table:table-cell>
          <table:table-cell table:formula="of:=IFERROR([.L394]/[.$E394];&quot;&quot; )">
            <text:p/>
          </table:table-cell>
          <table:table-cell table:formula="of:=IFERROR([.M394]/[.$E394];&quot;&quot; )">
            <text:p/>
          </table:table-cell>
          <table:table-cell table:formula="of:=IFERROR([.N394]/[.$E394];&quot;&quot; )">
            <text:p/>
          </table:table-cell>
          <table:table-cell table:formula="of:=IFERROR([.O394]/[.$E394];&quot;&quot; )">
            <text:p/>
          </table:table-cell>
          <table:table-cell table:formula="of:=IFERROR([.P394]/[.$E394];&quot;&quot; )">
            <text:p/>
          </table:table-cell>
          <table:table-cell table:formula="of:=IFERROR([.Q394]/[.$E394];&quot;&quot; )">
            <text:p/>
          </table:table-cell>
          <table:table-cell table:formula="of:=IFERROR([.R394]/[.$E394];&quot;&quot; )">
            <text:p/>
          </table:table-cell>
          <table:table-cell table:formula="of:=IFERROR([.S394]/[.$E394];&quot;&quot; )">
            <text:p/>
          </table:table-cell>
          <table:table-cell table:formula="of:=IFERROR([.T394]/[.$E394];&quot;&quot; )">
            <text:p/>
          </table:table-cell>
          <table:table-cell table:formula="of:=IFERROR([.U394]/[.$E394];&quot;&quot; )">
            <text:p/>
          </table:table-cell>
          <table:table-cell table:formula="of:=IFERROR([.V394]/[.$E39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5]/[.$E395];&quot;&quot; )">
            <text:p/>
          </table:table-cell>
          <table:table-cell table:formula="of:=IFERROR([.C395]/[.$E395];&quot;&quot; )">
            <text:p/>
          </table:table-cell>
          <table:table-cell table:formula="of:=IFERROR([.D395]/[.$E395];&quot;&quot; )">
            <text:p/>
          </table:table-cell>
          <table:table-cell table:formula="of:=IFERROR([.E395]/[.$E395];&quot;&quot; )">
            <text:p/>
          </table:table-cell>
          <table:table-cell table:formula="of:=IFERROR([.F395]/[.$E395];&quot;&quot; )">
            <text:p/>
          </table:table-cell>
          <table:table-cell table:formula="of:=IFERROR([.G395]/[.$E395];&quot;&quot; )">
            <text:p/>
          </table:table-cell>
          <table:table-cell table:formula="of:=IFERROR([.H395]/[.$E395];&quot;&quot; )">
            <text:p/>
          </table:table-cell>
          <table:table-cell table:formula="of:=IFERROR([.I395]/[.$E395];&quot;&quot; )">
            <text:p/>
          </table:table-cell>
          <table:table-cell table:formula="of:=IFERROR([.J395]/[.$E395];&quot;&quot; )">
            <text:p/>
          </table:table-cell>
          <table:table-cell table:formula="of:=IFERROR([.K395]/[.$E395];&quot;&quot; )">
            <text:p/>
          </table:table-cell>
          <table:table-cell table:formula="of:=IFERROR([.L395]/[.$E395];&quot;&quot; )">
            <text:p/>
          </table:table-cell>
          <table:table-cell table:formula="of:=IFERROR([.M395]/[.$E395];&quot;&quot; )">
            <text:p/>
          </table:table-cell>
          <table:table-cell table:formula="of:=IFERROR([.N395]/[.$E395];&quot;&quot; )">
            <text:p/>
          </table:table-cell>
          <table:table-cell table:formula="of:=IFERROR([.O395]/[.$E395];&quot;&quot; )">
            <text:p/>
          </table:table-cell>
          <table:table-cell table:formula="of:=IFERROR([.P395]/[.$E395];&quot;&quot; )">
            <text:p/>
          </table:table-cell>
          <table:table-cell table:formula="of:=IFERROR([.Q395]/[.$E395];&quot;&quot; )">
            <text:p/>
          </table:table-cell>
          <table:table-cell table:formula="of:=IFERROR([.R395]/[.$E395];&quot;&quot; )">
            <text:p/>
          </table:table-cell>
          <table:table-cell table:formula="of:=IFERROR([.S395]/[.$E395];&quot;&quot; )">
            <text:p/>
          </table:table-cell>
          <table:table-cell table:formula="of:=IFERROR([.T395]/[.$E395];&quot;&quot; )">
            <text:p/>
          </table:table-cell>
          <table:table-cell table:formula="of:=IFERROR([.U395]/[.$E395];&quot;&quot; )">
            <text:p/>
          </table:table-cell>
          <table:table-cell table:formula="of:=IFERROR([.V395]/[.$E39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6]/[.$E396];&quot;&quot; )">
            <text:p/>
          </table:table-cell>
          <table:table-cell table:formula="of:=IFERROR([.C396]/[.$E396];&quot;&quot; )">
            <text:p/>
          </table:table-cell>
          <table:table-cell table:formula="of:=IFERROR([.D396]/[.$E396];&quot;&quot; )">
            <text:p/>
          </table:table-cell>
          <table:table-cell table:formula="of:=IFERROR([.E396]/[.$E396];&quot;&quot; )">
            <text:p/>
          </table:table-cell>
          <table:table-cell table:formula="of:=IFERROR([.F396]/[.$E396];&quot;&quot; )">
            <text:p/>
          </table:table-cell>
          <table:table-cell table:formula="of:=IFERROR([.G396]/[.$E396];&quot;&quot; )">
            <text:p/>
          </table:table-cell>
          <table:table-cell table:formula="of:=IFERROR([.H396]/[.$E396];&quot;&quot; )">
            <text:p/>
          </table:table-cell>
          <table:table-cell table:formula="of:=IFERROR([.I396]/[.$E396];&quot;&quot; )">
            <text:p/>
          </table:table-cell>
          <table:table-cell table:formula="of:=IFERROR([.J396]/[.$E396];&quot;&quot; )">
            <text:p/>
          </table:table-cell>
          <table:table-cell table:formula="of:=IFERROR([.K396]/[.$E396];&quot;&quot; )">
            <text:p/>
          </table:table-cell>
          <table:table-cell table:formula="of:=IFERROR([.L396]/[.$E396];&quot;&quot; )">
            <text:p/>
          </table:table-cell>
          <table:table-cell table:formula="of:=IFERROR([.M396]/[.$E396];&quot;&quot; )">
            <text:p/>
          </table:table-cell>
          <table:table-cell table:formula="of:=IFERROR([.N396]/[.$E396];&quot;&quot; )">
            <text:p/>
          </table:table-cell>
          <table:table-cell table:formula="of:=IFERROR([.O396]/[.$E396];&quot;&quot; )">
            <text:p/>
          </table:table-cell>
          <table:table-cell table:formula="of:=IFERROR([.P396]/[.$E396];&quot;&quot; )">
            <text:p/>
          </table:table-cell>
          <table:table-cell table:formula="of:=IFERROR([.Q396]/[.$E396];&quot;&quot; )">
            <text:p/>
          </table:table-cell>
          <table:table-cell table:formula="of:=IFERROR([.R396]/[.$E396];&quot;&quot; )">
            <text:p/>
          </table:table-cell>
          <table:table-cell table:formula="of:=IFERROR([.S396]/[.$E396];&quot;&quot; )">
            <text:p/>
          </table:table-cell>
          <table:table-cell table:formula="of:=IFERROR([.T396]/[.$E396];&quot;&quot; )">
            <text:p/>
          </table:table-cell>
          <table:table-cell table:formula="of:=IFERROR([.U396]/[.$E396];&quot;&quot; )">
            <text:p/>
          </table:table-cell>
          <table:table-cell table:formula="of:=IFERROR([.V396]/[.$E39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7]/[.$E397];&quot;&quot; )">
            <text:p/>
          </table:table-cell>
          <table:table-cell table:formula="of:=IFERROR([.C397]/[.$E397];&quot;&quot; )">
            <text:p/>
          </table:table-cell>
          <table:table-cell table:formula="of:=IFERROR([.D397]/[.$E397];&quot;&quot; )">
            <text:p/>
          </table:table-cell>
          <table:table-cell table:formula="of:=IFERROR([.E397]/[.$E397];&quot;&quot; )">
            <text:p/>
          </table:table-cell>
          <table:table-cell table:formula="of:=IFERROR([.F397]/[.$E397];&quot;&quot; )">
            <text:p/>
          </table:table-cell>
          <table:table-cell table:formula="of:=IFERROR([.G397]/[.$E397];&quot;&quot; )">
            <text:p/>
          </table:table-cell>
          <table:table-cell table:formula="of:=IFERROR([.H397]/[.$E397];&quot;&quot; )">
            <text:p/>
          </table:table-cell>
          <table:table-cell table:formula="of:=IFERROR([.I397]/[.$E397];&quot;&quot; )">
            <text:p/>
          </table:table-cell>
          <table:table-cell table:formula="of:=IFERROR([.J397]/[.$E397];&quot;&quot; )">
            <text:p/>
          </table:table-cell>
          <table:table-cell table:formula="of:=IFERROR([.K397]/[.$E397];&quot;&quot; )">
            <text:p/>
          </table:table-cell>
          <table:table-cell table:formula="of:=IFERROR([.L397]/[.$E397];&quot;&quot; )">
            <text:p/>
          </table:table-cell>
          <table:table-cell table:formula="of:=IFERROR([.M397]/[.$E397];&quot;&quot; )">
            <text:p/>
          </table:table-cell>
          <table:table-cell table:formula="of:=IFERROR([.N397]/[.$E397];&quot;&quot; )">
            <text:p/>
          </table:table-cell>
          <table:table-cell table:formula="of:=IFERROR([.O397]/[.$E397];&quot;&quot; )">
            <text:p/>
          </table:table-cell>
          <table:table-cell table:formula="of:=IFERROR([.P397]/[.$E397];&quot;&quot; )">
            <text:p/>
          </table:table-cell>
          <table:table-cell table:formula="of:=IFERROR([.Q397]/[.$E397];&quot;&quot; )">
            <text:p/>
          </table:table-cell>
          <table:table-cell table:formula="of:=IFERROR([.R397]/[.$E397];&quot;&quot; )">
            <text:p/>
          </table:table-cell>
          <table:table-cell table:formula="of:=IFERROR([.S397]/[.$E397];&quot;&quot; )">
            <text:p/>
          </table:table-cell>
          <table:table-cell table:formula="of:=IFERROR([.T397]/[.$E397];&quot;&quot; )">
            <text:p/>
          </table:table-cell>
          <table:table-cell table:formula="of:=IFERROR([.U397]/[.$E397];&quot;&quot; )">
            <text:p/>
          </table:table-cell>
          <table:table-cell table:formula="of:=IFERROR([.V397]/[.$E39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8]/[.$E398];&quot;&quot; )">
            <text:p/>
          </table:table-cell>
          <table:table-cell table:formula="of:=IFERROR([.C398]/[.$E398];&quot;&quot; )">
            <text:p/>
          </table:table-cell>
          <table:table-cell table:formula="of:=IFERROR([.D398]/[.$E398];&quot;&quot; )">
            <text:p/>
          </table:table-cell>
          <table:table-cell table:formula="of:=IFERROR([.E398]/[.$E398];&quot;&quot; )">
            <text:p/>
          </table:table-cell>
          <table:table-cell table:formula="of:=IFERROR([.F398]/[.$E398];&quot;&quot; )">
            <text:p/>
          </table:table-cell>
          <table:table-cell table:formula="of:=IFERROR([.G398]/[.$E398];&quot;&quot; )">
            <text:p/>
          </table:table-cell>
          <table:table-cell table:formula="of:=IFERROR([.H398]/[.$E398];&quot;&quot; )">
            <text:p/>
          </table:table-cell>
          <table:table-cell table:formula="of:=IFERROR([.I398]/[.$E398];&quot;&quot; )">
            <text:p/>
          </table:table-cell>
          <table:table-cell table:formula="of:=IFERROR([.J398]/[.$E398];&quot;&quot; )">
            <text:p/>
          </table:table-cell>
          <table:table-cell table:formula="of:=IFERROR([.K398]/[.$E398];&quot;&quot; )">
            <text:p/>
          </table:table-cell>
          <table:table-cell table:formula="of:=IFERROR([.L398]/[.$E398];&quot;&quot; )">
            <text:p/>
          </table:table-cell>
          <table:table-cell table:formula="of:=IFERROR([.M398]/[.$E398];&quot;&quot; )">
            <text:p/>
          </table:table-cell>
          <table:table-cell table:formula="of:=IFERROR([.N398]/[.$E398];&quot;&quot; )">
            <text:p/>
          </table:table-cell>
          <table:table-cell table:formula="of:=IFERROR([.O398]/[.$E398];&quot;&quot; )">
            <text:p/>
          </table:table-cell>
          <table:table-cell table:formula="of:=IFERROR([.P398]/[.$E398];&quot;&quot; )">
            <text:p/>
          </table:table-cell>
          <table:table-cell table:formula="of:=IFERROR([.Q398]/[.$E398];&quot;&quot; )">
            <text:p/>
          </table:table-cell>
          <table:table-cell table:formula="of:=IFERROR([.R398]/[.$E398];&quot;&quot; )">
            <text:p/>
          </table:table-cell>
          <table:table-cell table:formula="of:=IFERROR([.S398]/[.$E398];&quot;&quot; )">
            <text:p/>
          </table:table-cell>
          <table:table-cell table:formula="of:=IFERROR([.T398]/[.$E398];&quot;&quot; )">
            <text:p/>
          </table:table-cell>
          <table:table-cell table:formula="of:=IFERROR([.U398]/[.$E398];&quot;&quot; )">
            <text:p/>
          </table:table-cell>
          <table:table-cell table:formula="of:=IFERROR([.V398]/[.$E39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9]/[.$E399];&quot;&quot; )">
            <text:p/>
          </table:table-cell>
          <table:table-cell table:formula="of:=IFERROR([.C399]/[.$E399];&quot;&quot; )">
            <text:p/>
          </table:table-cell>
          <table:table-cell table:formula="of:=IFERROR([.D399]/[.$E399];&quot;&quot; )">
            <text:p/>
          </table:table-cell>
          <table:table-cell table:formula="of:=IFERROR([.E399]/[.$E399];&quot;&quot; )">
            <text:p/>
          </table:table-cell>
          <table:table-cell table:formula="of:=IFERROR([.F399]/[.$E399];&quot;&quot; )">
            <text:p/>
          </table:table-cell>
          <table:table-cell table:formula="of:=IFERROR([.G399]/[.$E399];&quot;&quot; )">
            <text:p/>
          </table:table-cell>
          <table:table-cell table:formula="of:=IFERROR([.H399]/[.$E399];&quot;&quot; )">
            <text:p/>
          </table:table-cell>
          <table:table-cell table:formula="of:=IFERROR([.I399]/[.$E399];&quot;&quot; )">
            <text:p/>
          </table:table-cell>
          <table:table-cell table:formula="of:=IFERROR([.J399]/[.$E399];&quot;&quot; )">
            <text:p/>
          </table:table-cell>
          <table:table-cell table:formula="of:=IFERROR([.K399]/[.$E399];&quot;&quot; )">
            <text:p/>
          </table:table-cell>
          <table:table-cell table:formula="of:=IFERROR([.L399]/[.$E399];&quot;&quot; )">
            <text:p/>
          </table:table-cell>
          <table:table-cell table:formula="of:=IFERROR([.M399]/[.$E399];&quot;&quot; )">
            <text:p/>
          </table:table-cell>
          <table:table-cell table:formula="of:=IFERROR([.N399]/[.$E399];&quot;&quot; )">
            <text:p/>
          </table:table-cell>
          <table:table-cell table:formula="of:=IFERROR([.O399]/[.$E399];&quot;&quot; )">
            <text:p/>
          </table:table-cell>
          <table:table-cell table:formula="of:=IFERROR([.P399]/[.$E399];&quot;&quot; )">
            <text:p/>
          </table:table-cell>
          <table:table-cell table:formula="of:=IFERROR([.Q399]/[.$E399];&quot;&quot; )">
            <text:p/>
          </table:table-cell>
          <table:table-cell table:formula="of:=IFERROR([.R399]/[.$E399];&quot;&quot; )">
            <text:p/>
          </table:table-cell>
          <table:table-cell table:formula="of:=IFERROR([.S399]/[.$E399];&quot;&quot; )">
            <text:p/>
          </table:table-cell>
          <table:table-cell table:formula="of:=IFERROR([.T399]/[.$E399];&quot;&quot; )">
            <text:p/>
          </table:table-cell>
          <table:table-cell table:formula="of:=IFERROR([.U399]/[.$E399];&quot;&quot; )">
            <text:p/>
          </table:table-cell>
          <table:table-cell table:formula="of:=IFERROR([.V399]/[.$E39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0]/[.$E400];&quot;&quot; )">
            <text:p/>
          </table:table-cell>
          <table:table-cell table:formula="of:=IFERROR([.C400]/[.$E400];&quot;&quot; )">
            <text:p/>
          </table:table-cell>
          <table:table-cell table:formula="of:=IFERROR([.D400]/[.$E400];&quot;&quot; )">
            <text:p/>
          </table:table-cell>
          <table:table-cell table:formula="of:=IFERROR([.E400]/[.$E400];&quot;&quot; )">
            <text:p/>
          </table:table-cell>
          <table:table-cell table:formula="of:=IFERROR([.F400]/[.$E400];&quot;&quot; )">
            <text:p/>
          </table:table-cell>
          <table:table-cell table:formula="of:=IFERROR([.G400]/[.$E400];&quot;&quot; )">
            <text:p/>
          </table:table-cell>
          <table:table-cell table:formula="of:=IFERROR([.H400]/[.$E400];&quot;&quot; )">
            <text:p/>
          </table:table-cell>
          <table:table-cell table:formula="of:=IFERROR([.I400]/[.$E400];&quot;&quot; )">
            <text:p/>
          </table:table-cell>
          <table:table-cell table:formula="of:=IFERROR([.J400]/[.$E400];&quot;&quot; )">
            <text:p/>
          </table:table-cell>
          <table:table-cell table:formula="of:=IFERROR([.K400]/[.$E400];&quot;&quot; )">
            <text:p/>
          </table:table-cell>
          <table:table-cell table:formula="of:=IFERROR([.L400]/[.$E400];&quot;&quot; )">
            <text:p/>
          </table:table-cell>
          <table:table-cell table:formula="of:=IFERROR([.M400]/[.$E400];&quot;&quot; )">
            <text:p/>
          </table:table-cell>
          <table:table-cell table:formula="of:=IFERROR([.N400]/[.$E400];&quot;&quot; )">
            <text:p/>
          </table:table-cell>
          <table:table-cell table:formula="of:=IFERROR([.O400]/[.$E400];&quot;&quot; )">
            <text:p/>
          </table:table-cell>
          <table:table-cell table:formula="of:=IFERROR([.P400]/[.$E400];&quot;&quot; )">
            <text:p/>
          </table:table-cell>
          <table:table-cell table:formula="of:=IFERROR([.Q400]/[.$E400];&quot;&quot; )">
            <text:p/>
          </table:table-cell>
          <table:table-cell table:formula="of:=IFERROR([.R400]/[.$E400];&quot;&quot; )">
            <text:p/>
          </table:table-cell>
          <table:table-cell table:formula="of:=IFERROR([.S400]/[.$E400];&quot;&quot; )">
            <text:p/>
          </table:table-cell>
          <table:table-cell table:formula="of:=IFERROR([.T400]/[.$E400];&quot;&quot; )">
            <text:p/>
          </table:table-cell>
          <table:table-cell table:formula="of:=IFERROR([.U400]/[.$E400];&quot;&quot; )">
            <text:p/>
          </table:table-cell>
          <table:table-cell table:formula="of:=IFERROR([.V400]/[.$E400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1]/[.$E401];&quot;&quot; )">
            <text:p/>
          </table:table-cell>
          <table:table-cell table:formula="of:=IFERROR([.C401]/[.$E401];&quot;&quot; )">
            <text:p/>
          </table:table-cell>
          <table:table-cell table:formula="of:=IFERROR([.D401]/[.$E401];&quot;&quot; )">
            <text:p/>
          </table:table-cell>
          <table:table-cell table:formula="of:=IFERROR([.E401]/[.$E401];&quot;&quot; )">
            <text:p/>
          </table:table-cell>
          <table:table-cell table:formula="of:=IFERROR([.F401]/[.$E401];&quot;&quot; )">
            <text:p/>
          </table:table-cell>
          <table:table-cell table:formula="of:=IFERROR([.G401]/[.$E401];&quot;&quot; )">
            <text:p/>
          </table:table-cell>
          <table:table-cell table:formula="of:=IFERROR([.H401]/[.$E401];&quot;&quot; )">
            <text:p/>
          </table:table-cell>
          <table:table-cell table:formula="of:=IFERROR([.I401]/[.$E401];&quot;&quot; )">
            <text:p/>
          </table:table-cell>
          <table:table-cell table:formula="of:=IFERROR([.J401]/[.$E401];&quot;&quot; )">
            <text:p/>
          </table:table-cell>
          <table:table-cell table:formula="of:=IFERROR([.K401]/[.$E401];&quot;&quot; )">
            <text:p/>
          </table:table-cell>
          <table:table-cell table:formula="of:=IFERROR([.L401]/[.$E401];&quot;&quot; )">
            <text:p/>
          </table:table-cell>
          <table:table-cell table:formula="of:=IFERROR([.M401]/[.$E401];&quot;&quot; )">
            <text:p/>
          </table:table-cell>
          <table:table-cell table:formula="of:=IFERROR([.N401]/[.$E401];&quot;&quot; )">
            <text:p/>
          </table:table-cell>
          <table:table-cell table:formula="of:=IFERROR([.O401]/[.$E401];&quot;&quot; )">
            <text:p/>
          </table:table-cell>
          <table:table-cell table:formula="of:=IFERROR([.P401]/[.$E401];&quot;&quot; )">
            <text:p/>
          </table:table-cell>
          <table:table-cell table:formula="of:=IFERROR([.Q401]/[.$E401];&quot;&quot; )">
            <text:p/>
          </table:table-cell>
          <table:table-cell table:formula="of:=IFERROR([.R401]/[.$E401];&quot;&quot; )">
            <text:p/>
          </table:table-cell>
          <table:table-cell table:formula="of:=IFERROR([.S401]/[.$E401];&quot;&quot; )">
            <text:p/>
          </table:table-cell>
          <table:table-cell table:formula="of:=IFERROR([.T401]/[.$E401];&quot;&quot; )">
            <text:p/>
          </table:table-cell>
          <table:table-cell table:formula="of:=IFERROR([.U401]/[.$E401];&quot;&quot; )">
            <text:p/>
          </table:table-cell>
          <table:table-cell table:formula="of:=IFERROR([.V401]/[.$E401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2]/[.$E402];&quot;&quot; )">
            <text:p/>
          </table:table-cell>
          <table:table-cell table:formula="of:=IFERROR([.C402]/[.$E402];&quot;&quot; )">
            <text:p/>
          </table:table-cell>
          <table:table-cell table:formula="of:=IFERROR([.D402]/[.$E402];&quot;&quot; )">
            <text:p/>
          </table:table-cell>
          <table:table-cell table:formula="of:=IFERROR([.E402]/[.$E402];&quot;&quot; )">
            <text:p/>
          </table:table-cell>
          <table:table-cell table:formula="of:=IFERROR([.F402]/[.$E402];&quot;&quot; )">
            <text:p/>
          </table:table-cell>
          <table:table-cell table:formula="of:=IFERROR([.G402]/[.$E402];&quot;&quot; )">
            <text:p/>
          </table:table-cell>
          <table:table-cell table:formula="of:=IFERROR([.H402]/[.$E402];&quot;&quot; )">
            <text:p/>
          </table:table-cell>
          <table:table-cell table:formula="of:=IFERROR([.I402]/[.$E402];&quot;&quot; )">
            <text:p/>
          </table:table-cell>
          <table:table-cell table:formula="of:=IFERROR([.J402]/[.$E402];&quot;&quot; )">
            <text:p/>
          </table:table-cell>
          <table:table-cell table:formula="of:=IFERROR([.K402]/[.$E402];&quot;&quot; )">
            <text:p/>
          </table:table-cell>
          <table:table-cell table:formula="of:=IFERROR([.L402]/[.$E402];&quot;&quot; )">
            <text:p/>
          </table:table-cell>
          <table:table-cell table:formula="of:=IFERROR([.M402]/[.$E402];&quot;&quot; )">
            <text:p/>
          </table:table-cell>
          <table:table-cell table:formula="of:=IFERROR([.N402]/[.$E402];&quot;&quot; )">
            <text:p/>
          </table:table-cell>
          <table:table-cell table:formula="of:=IFERROR([.O402]/[.$E402];&quot;&quot; )">
            <text:p/>
          </table:table-cell>
          <table:table-cell table:formula="of:=IFERROR([.P402]/[.$E402];&quot;&quot; )">
            <text:p/>
          </table:table-cell>
          <table:table-cell table:formula="of:=IFERROR([.Q402]/[.$E402];&quot;&quot; )">
            <text:p/>
          </table:table-cell>
          <table:table-cell table:formula="of:=IFERROR([.R402]/[.$E402];&quot;&quot; )">
            <text:p/>
          </table:table-cell>
          <table:table-cell table:formula="of:=IFERROR([.S402]/[.$E402];&quot;&quot; )">
            <text:p/>
          </table:table-cell>
          <table:table-cell table:formula="of:=IFERROR([.T402]/[.$E402];&quot;&quot; )">
            <text:p/>
          </table:table-cell>
          <table:table-cell table:formula="of:=IFERROR([.U402]/[.$E402];&quot;&quot; )">
            <text:p/>
          </table:table-cell>
          <table:table-cell table:formula="of:=IFERROR([.V402]/[.$E402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3]/[.$E403];&quot;&quot; )">
            <text:p/>
          </table:table-cell>
          <table:table-cell table:formula="of:=IFERROR([.C403]/[.$E403];&quot;&quot; )">
            <text:p/>
          </table:table-cell>
          <table:table-cell table:formula="of:=IFERROR([.D403]/[.$E403];&quot;&quot; )">
            <text:p/>
          </table:table-cell>
          <table:table-cell table:formula="of:=IFERROR([.E403]/[.$E403];&quot;&quot; )">
            <text:p/>
          </table:table-cell>
          <table:table-cell table:formula="of:=IFERROR([.F403]/[.$E403];&quot;&quot; )">
            <text:p/>
          </table:table-cell>
          <table:table-cell table:formula="of:=IFERROR([.G403]/[.$E403];&quot;&quot; )">
            <text:p/>
          </table:table-cell>
          <table:table-cell table:formula="of:=IFERROR([.H403]/[.$E403];&quot;&quot; )">
            <text:p/>
          </table:table-cell>
          <table:table-cell table:formula="of:=IFERROR([.I403]/[.$E403];&quot;&quot; )">
            <text:p/>
          </table:table-cell>
          <table:table-cell table:formula="of:=IFERROR([.J403]/[.$E403];&quot;&quot; )">
            <text:p/>
          </table:table-cell>
          <table:table-cell table:formula="of:=IFERROR([.K403]/[.$E403];&quot;&quot; )">
            <text:p/>
          </table:table-cell>
          <table:table-cell table:formula="of:=IFERROR([.L403]/[.$E403];&quot;&quot; )">
            <text:p/>
          </table:table-cell>
          <table:table-cell table:formula="of:=IFERROR([.M403]/[.$E403];&quot;&quot; )">
            <text:p/>
          </table:table-cell>
          <table:table-cell table:formula="of:=IFERROR([.N403]/[.$E403];&quot;&quot; )">
            <text:p/>
          </table:table-cell>
          <table:table-cell table:formula="of:=IFERROR([.O403]/[.$E403];&quot;&quot; )">
            <text:p/>
          </table:table-cell>
          <table:table-cell table:formula="of:=IFERROR([.P403]/[.$E403];&quot;&quot; )">
            <text:p/>
          </table:table-cell>
          <table:table-cell table:formula="of:=IFERROR([.Q403]/[.$E403];&quot;&quot; )">
            <text:p/>
          </table:table-cell>
          <table:table-cell table:formula="of:=IFERROR([.R403]/[.$E403];&quot;&quot; )">
            <text:p/>
          </table:table-cell>
          <table:table-cell table:formula="of:=IFERROR([.S403]/[.$E403];&quot;&quot; )">
            <text:p/>
          </table:table-cell>
          <table:table-cell table:formula="of:=IFERROR([.T403]/[.$E403];&quot;&quot; )">
            <text:p/>
          </table:table-cell>
          <table:table-cell table:formula="of:=IFERROR([.U403]/[.$E403];&quot;&quot; )">
            <text:p/>
          </table:table-cell>
          <table:table-cell table:formula="of:=IFERROR([.V403]/[.$E403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4]/[.$E404];&quot;&quot; )">
            <text:p/>
          </table:table-cell>
          <table:table-cell table:formula="of:=IFERROR([.C404]/[.$E404];&quot;&quot; )">
            <text:p/>
          </table:table-cell>
          <table:table-cell table:formula="of:=IFERROR([.D404]/[.$E404];&quot;&quot; )">
            <text:p/>
          </table:table-cell>
          <table:table-cell table:formula="of:=IFERROR([.E404]/[.$E404];&quot;&quot; )">
            <text:p/>
          </table:table-cell>
          <table:table-cell table:formula="of:=IFERROR([.F404]/[.$E404];&quot;&quot; )">
            <text:p/>
          </table:table-cell>
          <table:table-cell table:formula="of:=IFERROR([.G404]/[.$E404];&quot;&quot; )">
            <text:p/>
          </table:table-cell>
          <table:table-cell table:formula="of:=IFERROR([.H404]/[.$E404];&quot;&quot; )">
            <text:p/>
          </table:table-cell>
          <table:table-cell table:formula="of:=IFERROR([.I404]/[.$E404];&quot;&quot; )">
            <text:p/>
          </table:table-cell>
          <table:table-cell table:formula="of:=IFERROR([.J404]/[.$E404];&quot;&quot; )">
            <text:p/>
          </table:table-cell>
          <table:table-cell table:formula="of:=IFERROR([.K404]/[.$E404];&quot;&quot; )">
            <text:p/>
          </table:table-cell>
          <table:table-cell table:formula="of:=IFERROR([.L404]/[.$E404];&quot;&quot; )">
            <text:p/>
          </table:table-cell>
          <table:table-cell table:formula="of:=IFERROR([.M404]/[.$E404];&quot;&quot; )">
            <text:p/>
          </table:table-cell>
          <table:table-cell table:formula="of:=IFERROR([.N404]/[.$E404];&quot;&quot; )">
            <text:p/>
          </table:table-cell>
          <table:table-cell table:formula="of:=IFERROR([.O404]/[.$E404];&quot;&quot; )">
            <text:p/>
          </table:table-cell>
          <table:table-cell table:formula="of:=IFERROR([.P404]/[.$E404];&quot;&quot; )">
            <text:p/>
          </table:table-cell>
          <table:table-cell table:formula="of:=IFERROR([.Q404]/[.$E404];&quot;&quot; )">
            <text:p/>
          </table:table-cell>
          <table:table-cell table:formula="of:=IFERROR([.R404]/[.$E404];&quot;&quot; )">
            <text:p/>
          </table:table-cell>
          <table:table-cell table:formula="of:=IFERROR([.S404]/[.$E404];&quot;&quot; )">
            <text:p/>
          </table:table-cell>
          <table:table-cell table:formula="of:=IFERROR([.T404]/[.$E404];&quot;&quot; )">
            <text:p/>
          </table:table-cell>
          <table:table-cell table:formula="of:=IFERROR([.U404]/[.$E404];&quot;&quot; )">
            <text:p/>
          </table:table-cell>
          <table:table-cell table:formula="of:=IFERROR([.V404]/[.$E40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5]/[.$E405];&quot;&quot; )">
            <text:p/>
          </table:table-cell>
          <table:table-cell table:formula="of:=IFERROR([.C405]/[.$E405];&quot;&quot; )">
            <text:p/>
          </table:table-cell>
          <table:table-cell table:formula="of:=IFERROR([.D405]/[.$E405];&quot;&quot; )">
            <text:p/>
          </table:table-cell>
          <table:table-cell table:formula="of:=IFERROR([.E405]/[.$E405];&quot;&quot; )">
            <text:p/>
          </table:table-cell>
          <table:table-cell table:formula="of:=IFERROR([.F405]/[.$E405];&quot;&quot; )">
            <text:p/>
          </table:table-cell>
          <table:table-cell table:formula="of:=IFERROR([.G405]/[.$E405];&quot;&quot; )">
            <text:p/>
          </table:table-cell>
          <table:table-cell table:formula="of:=IFERROR([.H405]/[.$E405];&quot;&quot; )">
            <text:p/>
          </table:table-cell>
          <table:table-cell table:formula="of:=IFERROR([.I405]/[.$E405];&quot;&quot; )">
            <text:p/>
          </table:table-cell>
          <table:table-cell table:formula="of:=IFERROR([.J405]/[.$E405];&quot;&quot; )">
            <text:p/>
          </table:table-cell>
          <table:table-cell table:formula="of:=IFERROR([.K405]/[.$E405];&quot;&quot; )">
            <text:p/>
          </table:table-cell>
          <table:table-cell table:formula="of:=IFERROR([.L405]/[.$E405];&quot;&quot; )">
            <text:p/>
          </table:table-cell>
          <table:table-cell table:formula="of:=IFERROR([.M405]/[.$E405];&quot;&quot; )">
            <text:p/>
          </table:table-cell>
          <table:table-cell table:formula="of:=IFERROR([.N405]/[.$E405];&quot;&quot; )">
            <text:p/>
          </table:table-cell>
          <table:table-cell table:formula="of:=IFERROR([.O405]/[.$E405];&quot;&quot; )">
            <text:p/>
          </table:table-cell>
          <table:table-cell table:formula="of:=IFERROR([.P405]/[.$E405];&quot;&quot; )">
            <text:p/>
          </table:table-cell>
          <table:table-cell table:formula="of:=IFERROR([.Q405]/[.$E405];&quot;&quot; )">
            <text:p/>
          </table:table-cell>
          <table:table-cell table:formula="of:=IFERROR([.R405]/[.$E405];&quot;&quot; )">
            <text:p/>
          </table:table-cell>
          <table:table-cell table:formula="of:=IFERROR([.S405]/[.$E405];&quot;&quot; )">
            <text:p/>
          </table:table-cell>
          <table:table-cell table:formula="of:=IFERROR([.T405]/[.$E405];&quot;&quot; )">
            <text:p/>
          </table:table-cell>
          <table:table-cell table:formula="of:=IFERROR([.U405]/[.$E405];&quot;&quot; )">
            <text:p/>
          </table:table-cell>
          <table:table-cell table:formula="of:=IFERROR([.V405]/[.$E40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6]/[.$E406];&quot;&quot; )">
            <text:p/>
          </table:table-cell>
          <table:table-cell table:formula="of:=IFERROR([.C406]/[.$E406];&quot;&quot; )">
            <text:p/>
          </table:table-cell>
          <table:table-cell table:formula="of:=IFERROR([.D406]/[.$E406];&quot;&quot; )">
            <text:p/>
          </table:table-cell>
          <table:table-cell table:formula="of:=IFERROR([.E406]/[.$E406];&quot;&quot; )">
            <text:p/>
          </table:table-cell>
          <table:table-cell table:formula="of:=IFERROR([.F406]/[.$E406];&quot;&quot; )">
            <text:p/>
          </table:table-cell>
          <table:table-cell table:formula="of:=IFERROR([.G406]/[.$E406];&quot;&quot; )">
            <text:p/>
          </table:table-cell>
          <table:table-cell table:formula="of:=IFERROR([.H406]/[.$E406];&quot;&quot; )">
            <text:p/>
          </table:table-cell>
          <table:table-cell table:formula="of:=IFERROR([.I406]/[.$E406];&quot;&quot; )">
            <text:p/>
          </table:table-cell>
          <table:table-cell table:formula="of:=IFERROR([.J406]/[.$E406];&quot;&quot; )">
            <text:p/>
          </table:table-cell>
          <table:table-cell table:formula="of:=IFERROR([.K406]/[.$E406];&quot;&quot; )">
            <text:p/>
          </table:table-cell>
          <table:table-cell table:formula="of:=IFERROR([.L406]/[.$E406];&quot;&quot; )">
            <text:p/>
          </table:table-cell>
          <table:table-cell table:formula="of:=IFERROR([.M406]/[.$E406];&quot;&quot; )">
            <text:p/>
          </table:table-cell>
          <table:table-cell table:formula="of:=IFERROR([.N406]/[.$E406];&quot;&quot; )">
            <text:p/>
          </table:table-cell>
          <table:table-cell table:formula="of:=IFERROR([.O406]/[.$E406];&quot;&quot; )">
            <text:p/>
          </table:table-cell>
          <table:table-cell table:formula="of:=IFERROR([.P406]/[.$E406];&quot;&quot; )">
            <text:p/>
          </table:table-cell>
          <table:table-cell table:formula="of:=IFERROR([.Q406]/[.$E406];&quot;&quot; )">
            <text:p/>
          </table:table-cell>
          <table:table-cell table:formula="of:=IFERROR([.R406]/[.$E406];&quot;&quot; )">
            <text:p/>
          </table:table-cell>
          <table:table-cell table:formula="of:=IFERROR([.S406]/[.$E406];&quot;&quot; )">
            <text:p/>
          </table:table-cell>
          <table:table-cell table:formula="of:=IFERROR([.T406]/[.$E406];&quot;&quot; )">
            <text:p/>
          </table:table-cell>
          <table:table-cell table:formula="of:=IFERROR([.U406]/[.$E406];&quot;&quot; )">
            <text:p/>
          </table:table-cell>
          <table:table-cell table:formula="of:=IFERROR([.V406]/[.$E40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7]/[.$E407];&quot;&quot; )">
            <text:p/>
          </table:table-cell>
          <table:table-cell table:formula="of:=IFERROR([.C407]/[.$E407];&quot;&quot; )">
            <text:p/>
          </table:table-cell>
          <table:table-cell table:formula="of:=IFERROR([.D407]/[.$E407];&quot;&quot; )">
            <text:p/>
          </table:table-cell>
          <table:table-cell table:formula="of:=IFERROR([.E407]/[.$E407];&quot;&quot; )">
            <text:p/>
          </table:table-cell>
          <table:table-cell table:formula="of:=IFERROR([.F407]/[.$E407];&quot;&quot; )">
            <text:p/>
          </table:table-cell>
          <table:table-cell table:formula="of:=IFERROR([.G407]/[.$E407];&quot;&quot; )">
            <text:p/>
          </table:table-cell>
          <table:table-cell table:formula="of:=IFERROR([.H407]/[.$E407];&quot;&quot; )">
            <text:p/>
          </table:table-cell>
          <table:table-cell table:formula="of:=IFERROR([.I407]/[.$E407];&quot;&quot; )">
            <text:p/>
          </table:table-cell>
          <table:table-cell table:formula="of:=IFERROR([.J407]/[.$E407];&quot;&quot; )">
            <text:p/>
          </table:table-cell>
          <table:table-cell table:formula="of:=IFERROR([.K407]/[.$E407];&quot;&quot; )">
            <text:p/>
          </table:table-cell>
          <table:table-cell table:formula="of:=IFERROR([.L407]/[.$E407];&quot;&quot; )">
            <text:p/>
          </table:table-cell>
          <table:table-cell table:formula="of:=IFERROR([.M407]/[.$E407];&quot;&quot; )">
            <text:p/>
          </table:table-cell>
          <table:table-cell table:formula="of:=IFERROR([.N407]/[.$E407];&quot;&quot; )">
            <text:p/>
          </table:table-cell>
          <table:table-cell table:formula="of:=IFERROR([.O407]/[.$E407];&quot;&quot; )">
            <text:p/>
          </table:table-cell>
          <table:table-cell table:formula="of:=IFERROR([.P407]/[.$E407];&quot;&quot; )">
            <text:p/>
          </table:table-cell>
          <table:table-cell table:formula="of:=IFERROR([.Q407]/[.$E407];&quot;&quot; )">
            <text:p/>
          </table:table-cell>
          <table:table-cell table:formula="of:=IFERROR([.R407]/[.$E407];&quot;&quot; )">
            <text:p/>
          </table:table-cell>
          <table:table-cell table:formula="of:=IFERROR([.S407]/[.$E407];&quot;&quot; )">
            <text:p/>
          </table:table-cell>
          <table:table-cell table:formula="of:=IFERROR([.T407]/[.$E407];&quot;&quot; )">
            <text:p/>
          </table:table-cell>
          <table:table-cell table:formula="of:=IFERROR([.U407]/[.$E407];&quot;&quot; )">
            <text:p/>
          </table:table-cell>
          <table:table-cell table:formula="of:=IFERROR([.V407]/[.$E40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8]/[.$E408];&quot;&quot; )">
            <text:p/>
          </table:table-cell>
          <table:table-cell table:formula="of:=IFERROR([.C408]/[.$E408];&quot;&quot; )">
            <text:p/>
          </table:table-cell>
          <table:table-cell table:formula="of:=IFERROR([.D408]/[.$E408];&quot;&quot; )">
            <text:p/>
          </table:table-cell>
          <table:table-cell table:formula="of:=IFERROR([.E408]/[.$E408];&quot;&quot; )">
            <text:p/>
          </table:table-cell>
          <table:table-cell table:formula="of:=IFERROR([.F408]/[.$E408];&quot;&quot; )">
            <text:p/>
          </table:table-cell>
          <table:table-cell table:formula="of:=IFERROR([.G408]/[.$E408];&quot;&quot; )">
            <text:p/>
          </table:table-cell>
          <table:table-cell table:formula="of:=IFERROR([.H408]/[.$E408];&quot;&quot; )">
            <text:p/>
          </table:table-cell>
          <table:table-cell table:formula="of:=IFERROR([.I408]/[.$E408];&quot;&quot; )">
            <text:p/>
          </table:table-cell>
          <table:table-cell table:formula="of:=IFERROR([.J408]/[.$E408];&quot;&quot; )">
            <text:p/>
          </table:table-cell>
          <table:table-cell table:formula="of:=IFERROR([.K408]/[.$E408];&quot;&quot; )">
            <text:p/>
          </table:table-cell>
          <table:table-cell table:formula="of:=IFERROR([.L408]/[.$E408];&quot;&quot; )">
            <text:p/>
          </table:table-cell>
          <table:table-cell table:formula="of:=IFERROR([.M408]/[.$E408];&quot;&quot; )">
            <text:p/>
          </table:table-cell>
          <table:table-cell table:formula="of:=IFERROR([.N408]/[.$E408];&quot;&quot; )">
            <text:p/>
          </table:table-cell>
          <table:table-cell table:formula="of:=IFERROR([.O408]/[.$E408];&quot;&quot; )">
            <text:p/>
          </table:table-cell>
          <table:table-cell table:formula="of:=IFERROR([.P408]/[.$E408];&quot;&quot; )">
            <text:p/>
          </table:table-cell>
          <table:table-cell table:formula="of:=IFERROR([.Q408]/[.$E408];&quot;&quot; )">
            <text:p/>
          </table:table-cell>
          <table:table-cell table:formula="of:=IFERROR([.R408]/[.$E408];&quot;&quot; )">
            <text:p/>
          </table:table-cell>
          <table:table-cell table:formula="of:=IFERROR([.S408]/[.$E408];&quot;&quot; )">
            <text:p/>
          </table:table-cell>
          <table:table-cell table:formula="of:=IFERROR([.T408]/[.$E408];&quot;&quot; )">
            <text:p/>
          </table:table-cell>
          <table:table-cell table:formula="of:=IFERROR([.U408]/[.$E408];&quot;&quot; )">
            <text:p/>
          </table:table-cell>
          <table:table-cell table:formula="of:=IFERROR([.V408]/[.$E40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9]/[.$E409];&quot;&quot; )">
            <text:p/>
          </table:table-cell>
          <table:table-cell table:formula="of:=IFERROR([.C409]/[.$E409];&quot;&quot; )">
            <text:p/>
          </table:table-cell>
          <table:table-cell table:formula="of:=IFERROR([.D409]/[.$E409];&quot;&quot; )">
            <text:p/>
          </table:table-cell>
          <table:table-cell table:formula="of:=IFERROR([.E409]/[.$E409];&quot;&quot; )">
            <text:p/>
          </table:table-cell>
          <table:table-cell table:formula="of:=IFERROR([.F409]/[.$E409];&quot;&quot; )">
            <text:p/>
          </table:table-cell>
          <table:table-cell table:formula="of:=IFERROR([.G409]/[.$E409];&quot;&quot; )">
            <text:p/>
          </table:table-cell>
          <table:table-cell table:formula="of:=IFERROR([.H409]/[.$E409];&quot;&quot; )">
            <text:p/>
          </table:table-cell>
          <table:table-cell table:formula="of:=IFERROR([.I409]/[.$E409];&quot;&quot; )">
            <text:p/>
          </table:table-cell>
          <table:table-cell table:formula="of:=IFERROR([.J409]/[.$E409];&quot;&quot; )">
            <text:p/>
          </table:table-cell>
          <table:table-cell table:formula="of:=IFERROR([.K409]/[.$E409];&quot;&quot; )">
            <text:p/>
          </table:table-cell>
          <table:table-cell table:formula="of:=IFERROR([.L409]/[.$E409];&quot;&quot; )">
            <text:p/>
          </table:table-cell>
          <table:table-cell table:formula="of:=IFERROR([.M409]/[.$E409];&quot;&quot; )">
            <text:p/>
          </table:table-cell>
          <table:table-cell table:formula="of:=IFERROR([.N409]/[.$E409];&quot;&quot; )">
            <text:p/>
          </table:table-cell>
          <table:table-cell table:formula="of:=IFERROR([.O409]/[.$E409];&quot;&quot; )">
            <text:p/>
          </table:table-cell>
          <table:table-cell table:formula="of:=IFERROR([.P409]/[.$E409];&quot;&quot; )">
            <text:p/>
          </table:table-cell>
          <table:table-cell table:formula="of:=IFERROR([.Q409]/[.$E409];&quot;&quot; )">
            <text:p/>
          </table:table-cell>
          <table:table-cell table:formula="of:=IFERROR([.R409]/[.$E409];&quot;&quot; )">
            <text:p/>
          </table:table-cell>
          <table:table-cell table:formula="of:=IFERROR([.S409]/[.$E409];&quot;&quot; )">
            <text:p/>
          </table:table-cell>
          <table:table-cell table:formula="of:=IFERROR([.T409]/[.$E409];&quot;&quot; )">
            <text:p/>
          </table:table-cell>
          <table:table-cell table:formula="of:=IFERROR([.U409]/[.$E409];&quot;&quot; )">
            <text:p/>
          </table:table-cell>
          <table:table-cell table:formula="of:=IFERROR([.V409]/[.$E40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10]/[.$E410];&quot;&quot; )">
            <text:p/>
          </table:table-cell>
          <table:table-cell table:formula="of:=IFERROR([.C410]/[.$E410];&quot;&quot; )">
            <text:p/>
          </table:table-cell>
          <table:table-cell table:formula="of:=IFERROR([.D410]/[.$E410];&quot;&quot; )">
            <text:p/>
          </table:table-cell>
          <table:table-cell table:formula="of:=IFERROR([.E410]/[.$E410];&quot;&quot; )">
            <text:p/>
          </table:table-cell>
          <table:table-cell table:formula="of:=IFERROR([.F410]/[.$E410];&quot;&quot; )">
            <text:p/>
          </table:table-cell>
          <table:table-cell table:formula="of:=IFERROR([.G410]/[.$E410];&quot;&quot; )">
            <text:p/>
          </table:table-cell>
          <table:table-cell table:formula="of:=IFERROR([.H410]/[.$E410];&quot;&quot; )">
            <text:p/>
          </table:table-cell>
          <table:table-cell table:formula="of:=IFERROR([.I410]/[.$E410];&quot;&quot; )">
            <text:p/>
          </table:table-cell>
          <table:table-cell table:formula="of:=IFERROR([.J410]/[.$E410];&quot;&quot; )">
            <text:p/>
          </table:table-cell>
          <table:table-cell table:formula="of:=IFERROR([.K410]/[.$E410];&quot;&quot; )">
            <text:p/>
          </table:table-cell>
          <table:table-cell table:formula="of:=IFERROR([.L410]/[.$E410];&quot;&quot; )">
            <text:p/>
          </table:table-cell>
          <table:table-cell table:formula="of:=IFERROR([.M410]/[.$E410];&quot;&quot; )">
            <text:p/>
          </table:table-cell>
          <table:table-cell table:formula="of:=IFERROR([.N410]/[.$E410];&quot;&quot; )">
            <text:p/>
          </table:table-cell>
          <table:table-cell table:formula="of:=IFERROR([.O410]/[.$E410];&quot;&quot; )">
            <text:p/>
          </table:table-cell>
          <table:table-cell table:formula="of:=IFERROR([.P410]/[.$E410];&quot;&quot; )">
            <text:p/>
          </table:table-cell>
          <table:table-cell table:formula="of:=IFERROR([.Q410]/[.$E410];&quot;&quot; )">
            <text:p/>
          </table:table-cell>
          <table:table-cell table:formula="of:=IFERROR([.R410]/[.$E410];&quot;&quot; )">
            <text:p/>
          </table:table-cell>
          <table:table-cell table:formula="of:=IFERROR([.S410]/[.$E410];&quot;&quot; )">
            <text:p/>
          </table:table-cell>
          <table:table-cell table:formula="of:=IFERROR([.T410]/[.$E410];&quot;&quot; )">
            <text:p/>
          </table:table-cell>
          <table:table-cell table:formula="of:=IFERROR([.U410]/[.$E410];&quot;&quot; )">
            <text:p/>
          </table:table-cell>
          <table:table-cell table:formula="of:=IFERROR([.V410]/[.$E410];&quot;&quot; )">
            <text:p/>
          </table:table-cell>
          <table:table-cell table:number-columns-repeated="1002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 office:value-type="string" calcext:value-type="string">
            <text:p>valMin</text:p>
          </table:table-cell>
          <table:table-cell table:formula="of:=AVERAGE([.B422:.B530])-2*STDEV([.B422:.B530])" office:value-type="string" office:string-value="" calcext:value-type="error">
            <text:p>#DIV/0 !</text:p>
          </table:table-cell>
          <table:table-cell table:formula="of:=AVERAGE([.C422:.C530])-2*STDEV([.C422:.C530])" office:value-type="float" office:value="0.000115540280054026" calcext:value-type="float">
            <text:p>0,0001155403</text:p>
          </table:table-cell>
          <table:table-cell table:formula="of:=AVERAGE([.D422:.D530])-2*STDEV([.D422:.D530])" office:value-type="string" office:string-value="" calcext:value-type="error">
            <text:p>#DIV/0 !</text:p>
          </table:table-cell>
          <table:table-cell table:formula="of:=AVERAGE([.E422:.E530])-2*STDEV([.E422:.E530])" office:value-type="float" office:value="1" calcext:value-type="float">
            <text:p>1</text:p>
          </table:table-cell>
          <table:table-cell table:formula="of:=AVERAGE([.F422:.F530])-2*STDEV([.F422:.F530])" office:value-type="float" office:value="0.0012630692242157" calcext:value-type="float">
            <text:p>0,0012630692</text:p>
          </table:table-cell>
          <table:table-cell table:formula="of:=AVERAGE([.G422:.G530])-2*STDEV([.G422:.G530])" office:value-type="string" office:string-value="" calcext:value-type="error">
            <text:p>#DIV/0 !</text:p>
          </table:table-cell>
          <table:table-cell table:formula="of:=AVERAGE([.H422:.H530])-2*STDEV([.H422:.H530])" office:value-type="string" office:string-value="" calcext:value-type="error">
            <text:p>#DIV/0 !</text:p>
          </table:table-cell>
          <table:table-cell table:formula="of:=AVERAGE([.I422:.I530])-2*STDEV([.I422:.I530])" office:value-type="float" office:value="0.00460904311943322" calcext:value-type="float">
            <text:p>0,0046090431</text:p>
          </table:table-cell>
          <table:table-cell table:formula="of:=AVERAGE([.J422:.J530])-2*STDEV([.J422:.J530])" office:value-type="string" office:string-value="" calcext:value-type="error">
            <text:p>#DIV/0 !</text:p>
          </table:table-cell>
          <table:table-cell table:formula="of:=AVERAGE([.K422:.K530])-2*STDEV([.K422:.K530])" office:value-type="string" office:string-value="" calcext:value-type="error">
            <text:p>#DIV/0 !</text:p>
          </table:table-cell>
          <table:table-cell table:formula="of:=AVERAGE([.L422:.L530])-2*STDEV([.L422:.L530])" office:value-type="float" office:value="0.0000832326307369125" calcext:value-type="float">
            <text:p>8,32326307369125E-005</text:p>
          </table:table-cell>
          <table:table-cell table:formula="of:=AVERAGE([.M422:.M530])-2*STDEV([.M422:.M530])" office:value-type="float" office:value="-0.000000480705640045387" calcext:value-type="float">
            <text:p>-4,80705640045387E-007</text:p>
          </table:table-cell>
          <table:table-cell table:formula="of:=AVERAGE([.N422:.N530])-2*STDEV([.N422:.N530])" office:value-type="float" office:value="0.449947711883464" calcext:value-type="float">
            <text:p>0,4499477119</text:p>
          </table:table-cell>
          <table:table-cell table:formula="of:=AVERAGE([.O422:.O530])-2*STDEV([.O422:.O530])" office:value-type="float" office:value="0.00000893009054071734" calcext:value-type="float">
            <text:p>8,93009054071734E-006</text:p>
          </table:table-cell>
          <table:table-cell table:formula="of:=AVERAGE([.P422:.P530])-2*STDEV([.P422:.P530])" office:value-type="float" office:value="0.00000724897161555561" calcext:value-type="float">
            <text:p>0,000007249</text:p>
          </table:table-cell>
          <table:table-cell table:formula="of:=AVERAGE([.Q422:.Q530])-2*STDEV([.Q422:.Q530])" office:value-type="string" office:string-value="" calcext:value-type="error">
            <text:p>#DIV/0 !</text:p>
          </table:table-cell>
          <table:table-cell table:formula="of:=AVERAGE([.R422:.R530])-2*STDEV([.R422:.R530])" office:value-type="string" office:string-value="" calcext:value-type="error">
            <text:p>#DIV/0 !</text:p>
          </table:table-cell>
          <table:table-cell table:formula="of:=AVERAGE([.S422:.S530])-2*STDEV([.S422:.S530])" office:value-type="float" office:value="0.00905857419462015" calcext:value-type="float">
            <text:p>0,0090585742</text:p>
          </table:table-cell>
          <table:table-cell table:formula="of:=AVERAGE([.T422:.T530])-2*STDEV([.T422:.T530])" office:value-type="string" office:string-value="" calcext:value-type="error">
            <text:p>#DIV/0 !</text:p>
          </table:table-cell>
          <table:table-cell table:formula="of:=AVERAGE([.U422:.U530])-2*STDEV([.U422:.U530])" office:value-type="string" office:string-value="" calcext:value-type="error">
            <text:p>#DIV/0 !</text:p>
          </table:table-cell>
          <table:table-cell table:formula="of:=AVERAGE([.V422:.V530])-2*STDEV([.V422:.V530])" office:value-type="float" office:value="-0.0000556869423006334" calcext:value-type="float">
            <text:p>-5,56869423006334E-00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ValMax</text:p>
          </table:table-cell>
          <table:table-cell table:style-name="ce5" table:formula="of:=AVERAGE([.B422:.B530])+2*STDEV([.B422:.B530])" office:value-type="string" office:string-value="" calcext:value-type="error">
            <text:p>#DIV/0 !</text:p>
          </table:table-cell>
          <table:table-cell table:style-name="ce5" table:formula="of:=AVERAGE([.C422:.C530])+2*STDEV([.C422:.C530])" office:value-type="float" office:value="0.000376091586286605" calcext:value-type="float">
            <text:p>0,0003760916</text:p>
          </table:table-cell>
          <table:table-cell table:style-name="ce5" table:formula="of:=AVERAGE([.D422:.D530])+2*STDEV([.D422:.D530])" office:value-type="string" office:string-value="" calcext:value-type="error">
            <text:p>#DIV/0 !</text:p>
          </table:table-cell>
          <table:table-cell table:style-name="ce5" table:formula="of:=AVERAGE([.E422:.E530])+2*STDEV([.E422:.E530])" office:value-type="float" office:value="1" calcext:value-type="float">
            <text:p>1</text:p>
          </table:table-cell>
          <table:table-cell table:style-name="ce5" table:formula="of:=AVERAGE([.F422:.F530])+2*STDEV([.F422:.F530])" office:value-type="float" office:value="0.00233516842600061" calcext:value-type="float">
            <text:p>0,0023351684</text:p>
          </table:table-cell>
          <table:table-cell table:style-name="ce5" table:formula="of:=AVERAGE([.G422:.G530])+2*STDEV([.G422:.G530])" office:value-type="string" office:string-value="" calcext:value-type="error">
            <text:p>#DIV/0 !</text:p>
          </table:table-cell>
          <table:table-cell table:style-name="ce5" table:formula="of:=AVERAGE([.H422:.H530])+2*STDEV([.H422:.H530])" office:value-type="string" office:string-value="" calcext:value-type="error">
            <text:p>#DIV/0 !</text:p>
          </table:table-cell>
          <table:table-cell table:style-name="ce5" table:formula="of:=AVERAGE([.I422:.I530])+2*STDEV([.I422:.I530])" office:value-type="float" office:value="0.0119140465740234" calcext:value-type="float">
            <text:p>0,0119140466</text:p>
          </table:table-cell>
          <table:table-cell table:style-name="ce5" table:formula="of:=AVERAGE([.J422:.J530])+2*STDEV([.J422:.J530])" office:value-type="string" office:string-value="" calcext:value-type="error">
            <text:p>#DIV/0 !</text:p>
          </table:table-cell>
          <table:table-cell table:style-name="ce5" table:formula="of:=AVERAGE([.K422:.K530])+2*STDEV([.K422:.K530])" office:value-type="string" office:string-value="" calcext:value-type="error">
            <text:p>#DIV/0 !</text:p>
          </table:table-cell>
          <table:table-cell table:style-name="ce5" table:formula="of:=AVERAGE([.L422:.L530])+2*STDEV([.L422:.L530])" office:value-type="float" office:value="0.000186216549313396" calcext:value-type="float">
            <text:p>0,0001862165</text:p>
          </table:table-cell>
          <table:table-cell table:style-name="ce5" table:formula="of:=AVERAGE([.M422:.M530])+2*STDEV([.M422:.M530])" office:value-type="float" office:value="0.000377676712735837" calcext:value-type="float">
            <text:p>0,0003776767</text:p>
          </table:table-cell>
          <table:table-cell table:style-name="ce5" table:formula="of:=AVERAGE([.N422:.N530])+2*STDEV([.N422:.N530])" office:value-type="float" office:value="0.615240219785452" calcext:value-type="float">
            <text:p>0,6152402198</text:p>
          </table:table-cell>
          <table:table-cell table:style-name="ce5" table:formula="of:=AVERAGE([.O422:.O530])+2*STDEV([.O422:.O530])" office:value-type="float" office:value="0.0000399306526088662" calcext:value-type="float">
            <text:p>3,99306526088662E-005</text:p>
          </table:table-cell>
          <table:table-cell table:style-name="ce5" table:formula="of:=AVERAGE([.P422:.P530])+2*STDEV([.P422:.P530])" office:value-type="float" office:value="0.000141597619883231" calcext:value-type="float">
            <text:p>0,0001415976</text:p>
          </table:table-cell>
          <table:table-cell table:style-name="ce5" table:formula="of:=AVERAGE([.Q422:.Q530])+2*STDEV([.Q422:.Q530])" office:value-type="string" office:string-value="" calcext:value-type="error">
            <text:p>#DIV/0 !</text:p>
          </table:table-cell>
          <table:table-cell table:style-name="ce5" table:formula="of:=AVERAGE([.R422:.R530])+2*STDEV([.R422:.R530])" office:value-type="string" office:string-value="" calcext:value-type="error">
            <text:p>#DIV/0 !</text:p>
          </table:table-cell>
          <table:table-cell table:style-name="ce5" table:formula="of:=AVERAGE([.S422:.S530])+2*STDEV([.S422:.S530])" office:value-type="float" office:value="0.0134635790629711" calcext:value-type="float">
            <text:p>0,0134635791</text:p>
          </table:table-cell>
          <table:table-cell table:style-name="ce5" table:formula="of:=AVERAGE([.T422:.T530])+2*STDEV([.T422:.T530])" office:value-type="string" office:string-value="" calcext:value-type="error">
            <text:p>#DIV/0 !</text:p>
          </table:table-cell>
          <table:table-cell table:style-name="ce5" table:formula="of:=AVERAGE([.U422:.U530])+2*STDEV([.U422:.U530])" office:value-type="string" office:string-value="" calcext:value-type="error">
            <text:p>#DIV/0 !</text:p>
          </table:table-cell>
          <table:table-cell table:style-name="ce5" table:formula="of:=AVERAGE([.V422:.V530])+2*STDEV([.V422:.V530])" office:value-type="float" office:value="0.000132505550671879" calcext:value-type="float">
            <text:p>0,0001325056</text:p>
          </table:table-cell>
          <table:table-cell table:number-columns-repeated="100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Desanomalisé</text:p>
          </table:table-cell>
          <table:table-cell table:number-columns-repeated="1023"/>
        </table:table-row>
        <table:table-row table:style-name="ro2">
          <table:table-cell table:style-name="ce2" office:value-type="float" office:value="30.1" calcext:value-type="float">
            <text:p>30,1</text:p>
          </table:table-cell>
          <table:table-cell table:formula="of:=IF(OR([.B422]&lt;[.B$549];[.B422]&gt;[.B$550]);&quot;&quot;;[.B422])" office:value-type="string" office:string-value="" calcext:value-type="error">
            <text:p>#DIV/0 !</text:p>
          </table:table-cell>
          <table:table-cell table:formula="of:=IF(OR([.C422]&lt;[.C$549];[.C422]&gt;[.C$550]);&quot;&quot;;[.C422])" office:value-type="float" office:value="0.000357833192492764" calcext:value-type="float">
            <text:p>0,0003578332</text:p>
          </table:table-cell>
          <table:table-cell table:formula="of:=IF(OR([.D422]&lt;[.D$549];[.D422]&gt;[.D$550]);&quot;&quot;;[.D422])" office:value-type="string" office:string-value="" calcext:value-type="error">
            <text:p>#DIV/0 !</text:p>
          </table:table-cell>
          <table:table-cell table:formula="of:=IF(OR([.E422]&lt;[.E$549];[.E422]&gt;[.E$550]);&quot;&quot;;[.E422])" office:value-type="float" office:value="1" calcext:value-type="float">
            <text:p>1</text:p>
          </table:table-cell>
          <table:table-cell table:formula="of:=IF(OR([.F422]&lt;[.F$549];[.F422]&gt;[.F$550]);&quot;&quot;;[.F422])">
            <text:p/>
          </table:table-cell>
          <table:table-cell table:formula="of:=IF(OR([.G422]&lt;[.G$549];[.G422]&gt;[.G$550]);&quot;&quot;;[.G422])" office:value-type="string" office:string-value="" calcext:value-type="error">
            <text:p>#DIV/0 !</text:p>
          </table:table-cell>
          <table:table-cell table:formula="of:=IF(OR([.H422]&lt;[.H$549];[.H422]&gt;[.H$550]);&quot;&quot;;[.H422])" office:value-type="string" office:string-value="" calcext:value-type="error">
            <text:p>#DIV/0 !</text:p>
          </table:table-cell>
          <table:table-cell table:formula="of:=IF(OR([.I422]&lt;[.I$549];[.I422]&gt;[.I$550]);&quot;&quot;;[.I422])" office:value-type="float" office:value="0.00915231642993443" calcext:value-type="float">
            <text:p>0,0091523164</text:p>
          </table:table-cell>
          <table:table-cell table:formula="of:=IF(OR([.J422]&lt;[.J$549];[.J422]&gt;[.J$550]);&quot;&quot;;[.J422])" office:value-type="string" office:string-value="" calcext:value-type="error">
            <text:p>#DIV/0 !</text:p>
          </table:table-cell>
          <table:table-cell table:formula="of:=IF(OR([.K422]&lt;[.K$549];[.K422]&gt;[.K$550]);&quot;&quot;;[.K422])" office:value-type="string" office:string-value="" calcext:value-type="error">
            <text:p>#DIV/0 !</text:p>
          </table:table-cell>
          <table:table-cell table:formula="of:=IF(OR([.L422]&lt;[.L$549];[.L422]&gt;[.L$550]);&quot;&quot;;[.L422])">
            <text:p/>
          </table:table-cell>
          <table:table-cell table:formula="of:=IF(OR([.M422]&lt;[.M$549];[.M422]&gt;[.M$550]);&quot;&quot;;[.M422])">
            <text:p/>
          </table:table-cell>
          <table:table-cell table:formula="of:=IF(OR([.N422]&lt;[.N$549];[.N422]&gt;[.N$550]);&quot;&quot;;[.N422])" office:value-type="float" office:value="0.547683030719815" calcext:value-type="float">
            <text:p>0,5476830307</text:p>
          </table:table-cell>
          <table:table-cell table:formula="of:=IF(OR([.O422]&lt;[.O$549];[.O422]&gt;[.O$550]);&quot;&quot;;[.O422])">
            <text:p/>
          </table:table-cell>
          <table:table-cell table:formula="of:=IF(OR([.P422]&lt;[.P$549];[.P422]&gt;[.P$550]);&quot;&quot;;[.P422])" office:value-type="float" office:value="0.0000506735856910633" calcext:value-type="float">
            <text:p>5,06735856910633E-005</text:p>
          </table:table-cell>
          <table:table-cell table:formula="of:=IF(OR([.Q422]&lt;[.Q$549];[.Q422]&gt;[.Q$550]);&quot;&quot;;[.Q422])" office:value-type="string" office:string-value="" calcext:value-type="error">
            <text:p>#DIV/0 !</text:p>
          </table:table-cell>
          <table:table-cell table:formula="of:=IF(OR([.R422]&lt;[.R$549];[.R422]&gt;[.R$550]);&quot;&quot;;[.R422])" office:value-type="string" office:string-value="" calcext:value-type="error">
            <text:p>#DIV/0 !</text:p>
          </table:table-cell>
          <table:table-cell table:formula="of:=IF(OR([.S422]&lt;[.S$549];[.S422]&gt;[.S$550]);&quot;&quot;;[.S422])" office:value-type="float" office:value="0.00970640992206249" calcext:value-type="float">
            <text:p>0,0097064099</text:p>
          </table:table-cell>
          <table:table-cell table:formula="of:=IF(OR([.T422]&lt;[.T$549];[.T422]&gt;[.T$550]);&quot;&quot;;[.T422])" office:value-type="string" office:string-value="" calcext:value-type="error">
            <text:p>#DIV/0 !</text:p>
          </table:table-cell>
          <table:table-cell table:formula="of:=IF(OR([.U422]&lt;[.U$549];[.U422]&gt;[.U$550]);&quot;&quot;;[.U422])" office:value-type="string" office:string-value="" calcext:value-type="error">
            <text:p>#DIV/0 !</text:p>
          </table:table-cell>
          <table:table-cell table:formula="of:=IF(OR([.V422]&lt;[.V$549];[.V422]&gt;[.V$550]);&quot;&quot;;[.V422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1.8" calcext:value-type="float">
            <text:p>31,8</text:p>
          </table:table-cell>
          <table:table-cell table:formula="of:=IF(OR([.B423]&lt;[.B$549];[.B423]&gt;[.B$550]);&quot;&quot;;[.B423])" office:value-type="string" office:string-value="" calcext:value-type="error">
            <text:p>#DIV/0 !</text:p>
          </table:table-cell>
          <table:table-cell table:formula="of:=IF(OR([.C423]&lt;[.C$549];[.C423]&gt;[.C$550]);&quot;&quot;;[.C423])" office:value-type="float" office:value="0.000340103625270439" calcext:value-type="float">
            <text:p>0,0003401036</text:p>
          </table:table-cell>
          <table:table-cell table:formula="of:=IF(OR([.D423]&lt;[.D$549];[.D423]&gt;[.D$550]);&quot;&quot;;[.D423])" office:value-type="string" office:string-value="" calcext:value-type="error">
            <text:p>#DIV/0 !</text:p>
          </table:table-cell>
          <table:table-cell table:formula="of:=IF(OR([.E423]&lt;[.E$549];[.E423]&gt;[.E$550]);&quot;&quot;;[.E423])" office:value-type="float" office:value="1" calcext:value-type="float">
            <text:p>1</text:p>
          </table:table-cell>
          <table:table-cell table:formula="of:=IF(OR([.F423]&lt;[.F$549];[.F423]&gt;[.F$550]);&quot;&quot;;[.F423])">
            <text:p/>
          </table:table-cell>
          <table:table-cell table:formula="of:=IF(OR([.G423]&lt;[.G$549];[.G423]&gt;[.G$550]);&quot;&quot;;[.G423])" office:value-type="string" office:string-value="" calcext:value-type="error">
            <text:p>#DIV/0 !</text:p>
          </table:table-cell>
          <table:table-cell table:formula="of:=IF(OR([.H423]&lt;[.H$549];[.H423]&gt;[.H$550]);&quot;&quot;;[.H423])" office:value-type="string" office:string-value="" calcext:value-type="error">
            <text:p>#DIV/0 !</text:p>
          </table:table-cell>
          <table:table-cell table:formula="of:=IF(OR([.I423]&lt;[.I$549];[.I423]&gt;[.I$550]);&quot;&quot;;[.I423])">
            <text:p/>
          </table:table-cell>
          <table:table-cell table:formula="of:=IF(OR([.J423]&lt;[.J$549];[.J423]&gt;[.J$550]);&quot;&quot;;[.J423])" office:value-type="string" office:string-value="" calcext:value-type="error">
            <text:p>#DIV/0 !</text:p>
          </table:table-cell>
          <table:table-cell table:formula="of:=IF(OR([.K423]&lt;[.K$549];[.K423]&gt;[.K$550]);&quot;&quot;;[.K423])" office:value-type="string" office:string-value="" calcext:value-type="error">
            <text:p>#DIV/0 !</text:p>
          </table:table-cell>
          <table:table-cell table:formula="of:=IF(OR([.L423]&lt;[.L$549];[.L423]&gt;[.L$550]);&quot;&quot;;[.L423])">
            <text:p/>
          </table:table-cell>
          <table:table-cell table:formula="of:=IF(OR([.M423]&lt;[.M$549];[.M423]&gt;[.M$550]);&quot;&quot;;[.M423])" office:value-type="float" office:value="0.000188300862689123" calcext:value-type="float">
            <text:p>0,0001883009</text:p>
          </table:table-cell>
          <table:table-cell table:formula="of:=IF(OR([.N423]&lt;[.N$549];[.N423]&gt;[.N$550]);&quot;&quot;;[.N423])" office:value-type="float" office:value="0.59046896464908" calcext:value-type="float">
            <text:p>0,5904689646</text:p>
          </table:table-cell>
          <table:table-cell table:formula="of:=IF(OR([.O423]&lt;[.O$549];[.O423]&gt;[.O$550]);&quot;&quot;;[.O423])">
            <text:p/>
          </table:table-cell>
          <table:table-cell table:formula="of:=IF(OR([.P423]&lt;[.P$549];[.P423]&gt;[.P$550]);&quot;&quot;;[.P423])">
            <text:p/>
          </table:table-cell>
          <table:table-cell table:formula="of:=IF(OR([.Q423]&lt;[.Q$549];[.Q423]&gt;[.Q$550]);&quot;&quot;;[.Q423])" office:value-type="string" office:string-value="" calcext:value-type="error">
            <text:p>#DIV/0 !</text:p>
          </table:table-cell>
          <table:table-cell table:formula="of:=IF(OR([.R423]&lt;[.R$549];[.R423]&gt;[.R$550]);&quot;&quot;;[.R423])" office:value-type="string" office:string-value="" calcext:value-type="error">
            <text:p>#DIV/0 !</text:p>
          </table:table-cell>
          <table:table-cell table:formula="of:=IF(OR([.S423]&lt;[.S$549];[.S423]&gt;[.S$550]);&quot;&quot;;[.S423])" office:value-type="float" office:value="0.011584916408699" calcext:value-type="float">
            <text:p>0,0115849164</text:p>
          </table:table-cell>
          <table:table-cell table:formula="of:=IF(OR([.T423]&lt;[.T$549];[.T423]&gt;[.T$550]);&quot;&quot;;[.T423])" office:value-type="string" office:string-value="" calcext:value-type="error">
            <text:p>#DIV/0 !</text:p>
          </table:table-cell>
          <table:table-cell table:formula="of:=IF(OR([.U423]&lt;[.U$549];[.U423]&gt;[.U$550]);&quot;&quot;;[.U423])" office:value-type="string" office:string-value="" calcext:value-type="error">
            <text:p>#DIV/0 !</text:p>
          </table:table-cell>
          <table:table-cell table:formula="of:=IF(OR([.V423]&lt;[.V$549];[.V423]&gt;[.V$550]);&quot;&quot;;[.V423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3.6" calcext:value-type="float">
            <text:p>33,6</text:p>
          </table:table-cell>
          <table:table-cell table:formula="of:=IF(OR([.B424]&lt;[.B$549];[.B424]&gt;[.B$550]);&quot;&quot;;[.B424])" office:value-type="string" office:string-value="" calcext:value-type="error">
            <text:p>#DIV/0 !</text:p>
          </table:table-cell>
          <table:table-cell table:formula="of:=IF(OR([.C424]&lt;[.C$549];[.C424]&gt;[.C$550]);&quot;&quot;;[.C424])" office:value-type="float" office:value="0.000301011227326672" calcext:value-type="float">
            <text:p>0,0003010112</text:p>
          </table:table-cell>
          <table:table-cell table:formula="of:=IF(OR([.D424]&lt;[.D$549];[.D424]&gt;[.D$550]);&quot;&quot;;[.D424])" office:value-type="string" office:string-value="" calcext:value-type="error">
            <text:p>#DIV/0 !</text:p>
          </table:table-cell>
          <table:table-cell table:formula="of:=IF(OR([.E424]&lt;[.E$549];[.E424]&gt;[.E$550]);&quot;&quot;;[.E424])" office:value-type="float" office:value="1" calcext:value-type="float">
            <text:p>1</text:p>
          </table:table-cell>
          <table:table-cell table:formula="of:=IF(OR([.F424]&lt;[.F$549];[.F424]&gt;[.F$550]);&quot;&quot;;[.F424])">
            <text:p/>
          </table:table-cell>
          <table:table-cell table:formula="of:=IF(OR([.G424]&lt;[.G$549];[.G424]&gt;[.G$550]);&quot;&quot;;[.G424])" office:value-type="string" office:string-value="" calcext:value-type="error">
            <text:p>#DIV/0 !</text:p>
          </table:table-cell>
          <table:table-cell table:formula="of:=IF(OR([.H424]&lt;[.H$549];[.H424]&gt;[.H$550]);&quot;&quot;;[.H424])" office:value-type="string" office:string-value="" calcext:value-type="error">
            <text:p>#DIV/0 !</text:p>
          </table:table-cell>
          <table:table-cell table:formula="of:=IF(OR([.I424]&lt;[.I$549];[.I424]&gt;[.I$550]);&quot;&quot;;[.I424])" office:value-type="float" office:value="0.00952672671252491" calcext:value-type="float">
            <text:p>0,0095267267</text:p>
          </table:table-cell>
          <table:table-cell table:formula="of:=IF(OR([.J424]&lt;[.J$549];[.J424]&gt;[.J$550]);&quot;&quot;;[.J424])" office:value-type="string" office:string-value="" calcext:value-type="error">
            <text:p>#DIV/0 !</text:p>
          </table:table-cell>
          <table:table-cell table:formula="of:=IF(OR([.K424]&lt;[.K$549];[.K424]&gt;[.K$550]);&quot;&quot;;[.K424])" office:value-type="string" office:string-value="" calcext:value-type="error">
            <text:p>#DIV/0 !</text:p>
          </table:table-cell>
          <table:table-cell table:formula="of:=IF(OR([.L424]&lt;[.L$549];[.L424]&gt;[.L$550]);&quot;&quot;;[.L424])" office:value-type="float" office:value="0.000105920164062381" calcext:value-type="float">
            <text:p>0,0001059202</text:p>
          </table:table-cell>
          <table:table-cell table:formula="of:=IF(OR([.M424]&lt;[.M$549];[.M424]&gt;[.M$550]);&quot;&quot;;[.M424])">
            <text:p/>
          </table:table-cell>
          <table:table-cell table:formula="of:=IF(OR([.N424]&lt;[.N$549];[.N424]&gt;[.N$550]);&quot;&quot;;[.N424])" office:value-type="float" office:value="0.537803586263065" calcext:value-type="float">
            <text:p>0,5378035863</text:p>
          </table:table-cell>
          <table:table-cell table:formula="of:=IF(OR([.O424]&lt;[.O$549];[.O424]&gt;[.O$550]);&quot;&quot;;[.O424])">
            <text:p/>
          </table:table-cell>
          <table:table-cell table:formula="of:=IF(OR([.P424]&lt;[.P$549];[.P424]&gt;[.P$550]);&quot;&quot;;[.P424])">
            <text:p/>
          </table:table-cell>
          <table:table-cell table:formula="of:=IF(OR([.Q424]&lt;[.Q$549];[.Q424]&gt;[.Q$550]);&quot;&quot;;[.Q424])" office:value-type="string" office:string-value="" calcext:value-type="error">
            <text:p>#DIV/0 !</text:p>
          </table:table-cell>
          <table:table-cell table:formula="of:=IF(OR([.R424]&lt;[.R$549];[.R424]&gt;[.R$550]);&quot;&quot;;[.R424])" office:value-type="string" office:string-value="" calcext:value-type="error">
            <text:p>#DIV/0 !</text:p>
          </table:table-cell>
          <table:table-cell table:formula="of:=IF(OR([.S424]&lt;[.S$549];[.S424]&gt;[.S$550]);&quot;&quot;;[.S424])" office:value-type="float" office:value="0.0107486684476813" calcext:value-type="float">
            <text:p>0,0107486684</text:p>
          </table:table-cell>
          <table:table-cell table:formula="of:=IF(OR([.T424]&lt;[.T$549];[.T424]&gt;[.T$550]);&quot;&quot;;[.T424])" office:value-type="string" office:string-value="" calcext:value-type="error">
            <text:p>#DIV/0 !</text:p>
          </table:table-cell>
          <table:table-cell table:formula="of:=IF(OR([.U424]&lt;[.U$549];[.U424]&gt;[.U$550]);&quot;&quot;;[.U424])" office:value-type="string" office:string-value="" calcext:value-type="error">
            <text:p>#DIV/0 !</text:p>
          </table:table-cell>
          <table:table-cell table:formula="of:=IF(OR([.V424]&lt;[.V$549];[.V424]&gt;[.V$550]);&quot;&quot;;[.V424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5.4" calcext:value-type="float">
            <text:p>35,4</text:p>
          </table:table-cell>
          <table:table-cell table:formula="of:=IF(OR([.B425]&lt;[.B$549];[.B425]&gt;[.B$550]);&quot;&quot;;[.B425])" office:value-type="string" office:string-value="" calcext:value-type="error">
            <text:p>#DIV/0 !</text:p>
          </table:table-cell>
          <table:table-cell table:formula="of:=IF(OR([.C425]&lt;[.C$549];[.C425]&gt;[.C$550]);&quot;&quot;;[.C425])" office:value-type="float" office:value="0.000230044578975218" calcext:value-type="float">
            <text:p>0,0002300446</text:p>
          </table:table-cell>
          <table:table-cell table:formula="of:=IF(OR([.D425]&lt;[.D$549];[.D425]&gt;[.D$550]);&quot;&quot;;[.D425])" office:value-type="string" office:string-value="" calcext:value-type="error">
            <text:p>#DIV/0 !</text:p>
          </table:table-cell>
          <table:table-cell table:formula="of:=IF(OR([.E425]&lt;[.E$549];[.E425]&gt;[.E$550]);&quot;&quot;;[.E425])" office:value-type="float" office:value="1" calcext:value-type="float">
            <text:p>1</text:p>
          </table:table-cell>
          <table:table-cell table:formula="of:=IF(OR([.F425]&lt;[.F$549];[.F425]&gt;[.F$550]);&quot;&quot;;[.F425])">
            <text:p/>
          </table:table-cell>
          <table:table-cell table:formula="of:=IF(OR([.G425]&lt;[.G$549];[.G425]&gt;[.G$550]);&quot;&quot;;[.G425])" office:value-type="string" office:string-value="" calcext:value-type="error">
            <text:p>#DIV/0 !</text:p>
          </table:table-cell>
          <table:table-cell table:formula="of:=IF(OR([.H425]&lt;[.H$549];[.H425]&gt;[.H$550]);&quot;&quot;;[.H425])" office:value-type="string" office:string-value="" calcext:value-type="error">
            <text:p>#DIV/0 !</text:p>
          </table:table-cell>
          <table:table-cell table:formula="of:=IF(OR([.I425]&lt;[.I$549];[.I425]&gt;[.I$550]);&quot;&quot;;[.I425])" office:value-type="float" office:value="0.0102195265966693" calcext:value-type="float">
            <text:p>0,0102195266</text:p>
          </table:table-cell>
          <table:table-cell table:formula="of:=IF(OR([.J425]&lt;[.J$549];[.J425]&gt;[.J$550]);&quot;&quot;;[.J425])" office:value-type="string" office:string-value="" calcext:value-type="error">
            <text:p>#DIV/0 !</text:p>
          </table:table-cell>
          <table:table-cell table:formula="of:=IF(OR([.K425]&lt;[.K$549];[.K425]&gt;[.K$550]);&quot;&quot;;[.K425])" office:value-type="string" office:string-value="" calcext:value-type="error">
            <text:p>#DIV/0 !</text:p>
          </table:table-cell>
          <table:table-cell table:formula="of:=IF(OR([.L425]&lt;[.L$549];[.L425]&gt;[.L$550]);&quot;&quot;;[.L425])">
            <text:p/>
          </table:table-cell>
          <table:table-cell table:formula="of:=IF(OR([.M425]&lt;[.M$549];[.M425]&gt;[.M$550]);&quot;&quot;;[.M425])">
            <text:p/>
          </table:table-cell>
          <table:table-cell table:formula="of:=IF(OR([.N425]&lt;[.N$549];[.N425]&gt;[.N$550]);&quot;&quot;;[.N425])" office:value-type="float" office:value="0.55146860589981" calcext:value-type="float">
            <text:p>0,5514686059</text:p>
          </table:table-cell>
          <table:table-cell table:formula="of:=IF(OR([.O425]&lt;[.O$549];[.O425]&gt;[.O$550]);&quot;&quot;;[.O425])">
            <text:p/>
          </table:table-cell>
          <table:table-cell table:formula="of:=IF(OR([.P425]&lt;[.P$549];[.P425]&gt;[.P$550]);&quot;&quot;;[.P425])">
            <text:p/>
          </table:table-cell>
          <table:table-cell table:formula="of:=IF(OR([.Q425]&lt;[.Q$549];[.Q425]&gt;[.Q$550]);&quot;&quot;;[.Q425])" office:value-type="string" office:string-value="" calcext:value-type="error">
            <text:p>#DIV/0 !</text:p>
          </table:table-cell>
          <table:table-cell table:formula="of:=IF(OR([.R425]&lt;[.R$549];[.R425]&gt;[.R$550]);&quot;&quot;;[.R425])" office:value-type="string" office:string-value="" calcext:value-type="error">
            <text:p>#DIV/0 !</text:p>
          </table:table-cell>
          <table:table-cell table:formula="of:=IF(OR([.S425]&lt;[.S$549];[.S425]&gt;[.S$550]);&quot;&quot;;[.S425])" office:value-type="float" office:value="0.0106377912609156" calcext:value-type="float">
            <text:p>0,0106377913</text:p>
          </table:table-cell>
          <table:table-cell table:formula="of:=IF(OR([.T425]&lt;[.T$549];[.T425]&gt;[.T$550]);&quot;&quot;;[.T425])" office:value-type="string" office:string-value="" calcext:value-type="error">
            <text:p>#DIV/0 !</text:p>
          </table:table-cell>
          <table:table-cell table:formula="of:=IF(OR([.U425]&lt;[.U$549];[.U425]&gt;[.U$550]);&quot;&quot;;[.U425])" office:value-type="string" office:string-value="" calcext:value-type="error">
            <text:p>#DIV/0 !</text:p>
          </table:table-cell>
          <table:table-cell table:formula="of:=IF(OR([.V425]&lt;[.V$549];[.V425]&gt;[.V$550]);&quot;&quot;;[.V425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7.1" calcext:value-type="float">
            <text:p>37,1</text:p>
          </table:table-cell>
          <table:table-cell table:formula="of:=IF(OR([.B426]&lt;[.B$549];[.B426]&gt;[.B$550]);&quot;&quot;;[.B426])" office:value-type="string" office:string-value="" calcext:value-type="error">
            <text:p>#DIV/0 !</text:p>
          </table:table-cell>
          <table:table-cell table:formula="of:=IF(OR([.C426]&lt;[.C$549];[.C426]&gt;[.C$550]);&quot;&quot;;[.C426])" office:value-type="float" office:value="0.000252398135057908" calcext:value-type="float">
            <text:p>0,0002523981</text:p>
          </table:table-cell>
          <table:table-cell table:formula="of:=IF(OR([.D426]&lt;[.D$549];[.D426]&gt;[.D$550]);&quot;&quot;;[.D426])" office:value-type="string" office:string-value="" calcext:value-type="error">
            <text:p>#DIV/0 !</text:p>
          </table:table-cell>
          <table:table-cell table:formula="of:=IF(OR([.E426]&lt;[.E$549];[.E426]&gt;[.E$550]);&quot;&quot;;[.E426])" office:value-type="float" office:value="1" calcext:value-type="float">
            <text:p>1</text:p>
          </table:table-cell>
          <table:table-cell table:formula="of:=IF(OR([.F426]&lt;[.F$549];[.F426]&gt;[.F$550]);&quot;&quot;;[.F426])" office:value-type="float" office:value="0.00160959667118646" calcext:value-type="float">
            <text:p>0,0016095967</text:p>
          </table:table-cell>
          <table:table-cell table:formula="of:=IF(OR([.G426]&lt;[.G$549];[.G426]&gt;[.G$550]);&quot;&quot;;[.G426])" office:value-type="string" office:string-value="" calcext:value-type="error">
            <text:p>#DIV/0 !</text:p>
          </table:table-cell>
          <table:table-cell table:formula="of:=IF(OR([.H426]&lt;[.H$549];[.H426]&gt;[.H$550]);&quot;&quot;;[.H426])" office:value-type="string" office:string-value="" calcext:value-type="error">
            <text:p>#DIV/0 !</text:p>
          </table:table-cell>
          <table:table-cell table:formula="of:=IF(OR([.I426]&lt;[.I$549];[.I426]&gt;[.I$550]);&quot;&quot;;[.I426])" office:value-type="float" office:value="0.0101046090911358" calcext:value-type="float">
            <text:p>0,0101046091</text:p>
          </table:table-cell>
          <table:table-cell table:formula="of:=IF(OR([.J426]&lt;[.J$549];[.J426]&gt;[.J$550]);&quot;&quot;;[.J426])" office:value-type="string" office:string-value="" calcext:value-type="error">
            <text:p>#DIV/0 !</text:p>
          </table:table-cell>
          <table:table-cell table:formula="of:=IF(OR([.K426]&lt;[.K$549];[.K426]&gt;[.K$550]);&quot;&quot;;[.K426])" office:value-type="string" office:string-value="" calcext:value-type="error">
            <text:p>#DIV/0 !</text:p>
          </table:table-cell>
          <table:table-cell table:formula="of:=IF(OR([.L426]&lt;[.L$549];[.L426]&gt;[.L$550]);&quot;&quot;;[.L426])" office:value-type="float" office:value="0.000142756225987791" calcext:value-type="float">
            <text:p>0,0001427562</text:p>
          </table:table-cell>
          <table:table-cell table:formula="of:=IF(OR([.M426]&lt;[.M$549];[.M426]&gt;[.M$550]);&quot;&quot;;[.M426])" office:value-type="float" office:value="0.000130136448456456" calcext:value-type="float">
            <text:p>0,0001301364</text:p>
          </table:table-cell>
          <table:table-cell table:formula="of:=IF(OR([.N426]&lt;[.N$549];[.N426]&gt;[.N$550]);&quot;&quot;;[.N426])" office:value-type="float" office:value="0.499767907740851" calcext:value-type="float">
            <text:p>0,4997679077</text:p>
          </table:table-cell>
          <table:table-cell table:formula="of:=IF(OR([.O426]&lt;[.O$549];[.O426]&gt;[.O$550]);&quot;&quot;;[.O426])" office:value-type="float" office:value="0.0000200293417710119" calcext:value-type="float">
            <text:p>2,00293417710119E-005</text:p>
          </table:table-cell>
          <table:table-cell table:formula="of:=IF(OR([.P426]&lt;[.P$549];[.P426]&gt;[.P$550]);&quot;&quot;;[.P426])">
            <text:p/>
          </table:table-cell>
          <table:table-cell table:formula="of:=IF(OR([.Q426]&lt;[.Q$549];[.Q426]&gt;[.Q$550]);&quot;&quot;;[.Q426])" office:value-type="string" office:string-value="" calcext:value-type="error">
            <text:p>#DIV/0 !</text:p>
          </table:table-cell>
          <table:table-cell table:formula="of:=IF(OR([.R426]&lt;[.R$549];[.R426]&gt;[.R$550]);&quot;&quot;;[.R426])" office:value-type="string" office:string-value="" calcext:value-type="error">
            <text:p>#DIV/0 !</text:p>
          </table:table-cell>
          <table:table-cell table:formula="of:=IF(OR([.S426]&lt;[.S$549];[.S426]&gt;[.S$550]);&quot;&quot;;[.S426])" office:value-type="float" office:value="0.00975548603412665" calcext:value-type="float">
            <text:p>0,009755486</text:p>
          </table:table-cell>
          <table:table-cell table:formula="of:=IF(OR([.T426]&lt;[.T$549];[.T426]&gt;[.T$550]);&quot;&quot;;[.T426])" office:value-type="string" office:string-value="" calcext:value-type="error">
            <text:p>#DIV/0 !</text:p>
          </table:table-cell>
          <table:table-cell table:formula="of:=IF(OR([.U426]&lt;[.U$549];[.U426]&gt;[.U$550]);&quot;&quot;;[.U426])" office:value-type="string" office:string-value="" calcext:value-type="error">
            <text:p>#DIV/0 !</text:p>
          </table:table-cell>
          <table:table-cell table:formula="of:=IF(OR([.V426]&lt;[.V$549];[.V426]&gt;[.V$550]);&quot;&quot;;[.V426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8.9" calcext:value-type="float">
            <text:p>38,9</text:p>
          </table:table-cell>
          <table:table-cell table:formula="of:=IF(OR([.B427]&lt;[.B$549];[.B427]&gt;[.B$550]);&quot;&quot;;[.B427])" office:value-type="string" office:string-value="" calcext:value-type="error">
            <text:p>#DIV/0 !</text:p>
          </table:table-cell>
          <table:table-cell table:formula="of:=IF(OR([.C427]&lt;[.C$549];[.C427]&gt;[.C$550]);&quot;&quot;;[.C427])" office:value-type="float" office:value="0.000189522020928816" calcext:value-type="float">
            <text:p>0,000189522</text:p>
          </table:table-cell>
          <table:table-cell table:formula="of:=IF(OR([.D427]&lt;[.D$549];[.D427]&gt;[.D$550]);&quot;&quot;;[.D427])" office:value-type="string" office:string-value="" calcext:value-type="error">
            <text:p>#DIV/0 !</text:p>
          </table:table-cell>
          <table:table-cell table:formula="of:=IF(OR([.E427]&lt;[.E$549];[.E427]&gt;[.E$550]);&quot;&quot;;[.E427])" office:value-type="float" office:value="1" calcext:value-type="float">
            <text:p>1</text:p>
          </table:table-cell>
          <table:table-cell table:formula="of:=IF(OR([.F427]&lt;[.F$549];[.F427]&gt;[.F$550]);&quot;&quot;;[.F427])">
            <text:p/>
          </table:table-cell>
          <table:table-cell table:formula="of:=IF(OR([.G427]&lt;[.G$549];[.G427]&gt;[.G$550]);&quot;&quot;;[.G427])" office:value-type="string" office:string-value="" calcext:value-type="error">
            <text:p>#DIV/0 !</text:p>
          </table:table-cell>
          <table:table-cell table:formula="of:=IF(OR([.H427]&lt;[.H$549];[.H427]&gt;[.H$550]);&quot;&quot;;[.H427])" office:value-type="string" office:string-value="" calcext:value-type="error">
            <text:p>#DIV/0 !</text:p>
          </table:table-cell>
          <table:table-cell table:formula="of:=IF(OR([.I427]&lt;[.I$549];[.I427]&gt;[.I$550]);&quot;&quot;;[.I427])" office:value-type="float" office:value="0.00999745809033604" calcext:value-type="float">
            <text:p>0,0099974581</text:p>
          </table:table-cell>
          <table:table-cell table:formula="of:=IF(OR([.J427]&lt;[.J$549];[.J427]&gt;[.J$550]);&quot;&quot;;[.J427])" office:value-type="string" office:string-value="" calcext:value-type="error">
            <text:p>#DIV/0 !</text:p>
          </table:table-cell>
          <table:table-cell table:formula="of:=IF(OR([.K427]&lt;[.K$549];[.K427]&gt;[.K$550]);&quot;&quot;;[.K427])" office:value-type="string" office:string-value="" calcext:value-type="error">
            <text:p>#DIV/0 !</text:p>
          </table:table-cell>
          <table:table-cell table:formula="of:=IF(OR([.L427]&lt;[.L$549];[.L427]&gt;[.L$550]);&quot;&quot;;[.L427])">
            <text:p/>
          </table:table-cell>
          <table:table-cell table:formula="of:=IF(OR([.M427]&lt;[.M$549];[.M427]&gt;[.M$550]);&quot;&quot;;[.M427])" office:value-type="float" office:value="0.000107751272971346" calcext:value-type="float">
            <text:p>0,0001077513</text:p>
          </table:table-cell>
          <table:table-cell table:formula="of:=IF(OR([.N427]&lt;[.N$549];[.N427]&gt;[.N$550]);&quot;&quot;;[.N427])" office:value-type="float" office:value="0.527462200057855" calcext:value-type="float">
            <text:p>0,5274622001</text:p>
          </table:table-cell>
          <table:table-cell table:formula="of:=IF(OR([.O427]&lt;[.O$549];[.O427]&gt;[.O$550]);&quot;&quot;;[.O427])" office:value-type="float" office:value="0.0000130853031296695" calcext:value-type="float">
            <text:p>1,30853031296695E-005</text:p>
          </table:table-cell>
          <table:table-cell table:formula="of:=IF(OR([.P427]&lt;[.P$549];[.P427]&gt;[.P$550]);&quot;&quot;;[.P427])">
            <text:p/>
          </table:table-cell>
          <table:table-cell table:formula="of:=IF(OR([.Q427]&lt;[.Q$549];[.Q427]&gt;[.Q$550]);&quot;&quot;;[.Q427])" office:value-type="string" office:string-value="" calcext:value-type="error">
            <text:p>#DIV/0 !</text:p>
          </table:table-cell>
          <table:table-cell table:formula="of:=IF(OR([.R427]&lt;[.R$549];[.R427]&gt;[.R$550]);&quot;&quot;;[.R427])" office:value-type="string" office:string-value="" calcext:value-type="error">
            <text:p>#DIV/0 !</text:p>
          </table:table-cell>
          <table:table-cell table:formula="of:=IF(OR([.S427]&lt;[.S$549];[.S427]&gt;[.S$550]);&quot;&quot;;[.S427])" office:value-type="float" office:value="0.00961758485348009" calcext:value-type="float">
            <text:p>0,0096175849</text:p>
          </table:table-cell>
          <table:table-cell table:formula="of:=IF(OR([.T427]&lt;[.T$549];[.T427]&gt;[.T$550]);&quot;&quot;;[.T427])" office:value-type="string" office:string-value="" calcext:value-type="error">
            <text:p>#DIV/0 !</text:p>
          </table:table-cell>
          <table:table-cell table:formula="of:=IF(OR([.U427]&lt;[.U$549];[.U427]&gt;[.U$550]);&quot;&quot;;[.U427])" office:value-type="string" office:string-value="" calcext:value-type="error">
            <text:p>#DIV/0 !</text:p>
          </table:table-cell>
          <table:table-cell table:formula="of:=IF(OR([.V427]&lt;[.V$549];[.V427]&gt;[.V$550]);&quot;&quot;;[.V427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0.7" calcext:value-type="float">
            <text:p>40,7</text:p>
          </table:table-cell>
          <table:table-cell table:formula="of:=IF(OR([.B428]&lt;[.B$549];[.B428]&gt;[.B$550]);&quot;&quot;;[.B428])" office:value-type="string" office:string-value="" calcext:value-type="error">
            <text:p>#DIV/0 !</text:p>
          </table:table-cell>
          <table:table-cell table:formula="of:=IF(OR([.C428]&lt;[.C$549];[.C428]&gt;[.C$550]);&quot;&quot;;[.C428])" office:value-type="float" office:value="0.000229160694084674" calcext:value-type="float">
            <text:p>0,0002291607</text:p>
          </table:table-cell>
          <table:table-cell table:formula="of:=IF(OR([.D428]&lt;[.D$549];[.D428]&gt;[.D$550]);&quot;&quot;;[.D428])" office:value-type="string" office:string-value="" calcext:value-type="error">
            <text:p>#DIV/0 !</text:p>
          </table:table-cell>
          <table:table-cell table:formula="of:=IF(OR([.E428]&lt;[.E$549];[.E428]&gt;[.E$550]);&quot;&quot;;[.E428])" office:value-type="float" office:value="1" calcext:value-type="float">
            <text:p>1</text:p>
          </table:table-cell>
          <table:table-cell table:formula="of:=IF(OR([.F428]&lt;[.F$549];[.F428]&gt;[.F$550]);&quot;&quot;;[.F428])">
            <text:p/>
          </table:table-cell>
          <table:table-cell table:formula="of:=IF(OR([.G428]&lt;[.G$549];[.G428]&gt;[.G$550]);&quot;&quot;;[.G428])" office:value-type="string" office:string-value="" calcext:value-type="error">
            <text:p>#DIV/0 !</text:p>
          </table:table-cell>
          <table:table-cell table:formula="of:=IF(OR([.H428]&lt;[.H$549];[.H428]&gt;[.H$550]);&quot;&quot;;[.H428])" office:value-type="string" office:string-value="" calcext:value-type="error">
            <text:p>#DIV/0 !</text:p>
          </table:table-cell>
          <table:table-cell table:formula="of:=IF(OR([.I428]&lt;[.I$549];[.I428]&gt;[.I$550]);&quot;&quot;;[.I428])" office:value-type="float" office:value="0.00894069514237895" calcext:value-type="float">
            <text:p>0,0089406951</text:p>
          </table:table-cell>
          <table:table-cell table:formula="of:=IF(OR([.J428]&lt;[.J$549];[.J428]&gt;[.J$550]);&quot;&quot;;[.J428])" office:value-type="string" office:string-value="" calcext:value-type="error">
            <text:p>#DIV/0 !</text:p>
          </table:table-cell>
          <table:table-cell table:formula="of:=IF(OR([.K428]&lt;[.K$549];[.K428]&gt;[.K$550]);&quot;&quot;;[.K428])" office:value-type="string" office:string-value="" calcext:value-type="error">
            <text:p>#DIV/0 !</text:p>
          </table:table-cell>
          <table:table-cell table:formula="of:=IF(OR([.L428]&lt;[.L$549];[.L428]&gt;[.L$550]);&quot;&quot;;[.L428])">
            <text:p/>
          </table:table-cell>
          <table:table-cell table:formula="of:=IF(OR([.M428]&lt;[.M$549];[.M428]&gt;[.M$550]);&quot;&quot;;[.M428])">
            <text:p/>
          </table:table-cell>
          <table:table-cell table:formula="of:=IF(OR([.N428]&lt;[.N$549];[.N428]&gt;[.N$550]);&quot;&quot;;[.N428])" office:value-type="float" office:value="0.485294542610533" calcext:value-type="float">
            <text:p>0,4852945426</text:p>
          </table:table-cell>
          <table:table-cell table:formula="of:=IF(OR([.O428]&lt;[.O$549];[.O428]&gt;[.O$550]);&quot;&quot;;[.O428])">
            <text:p/>
          </table:table-cell>
          <table:table-cell table:formula="of:=IF(OR([.P428]&lt;[.P$549];[.P428]&gt;[.P$550]);&quot;&quot;;[.P428])">
            <text:p/>
          </table:table-cell>
          <table:table-cell table:formula="of:=IF(OR([.Q428]&lt;[.Q$549];[.Q428]&gt;[.Q$550]);&quot;&quot;;[.Q428])" office:value-type="string" office:string-value="" calcext:value-type="error">
            <text:p>#DIV/0 !</text:p>
          </table:table-cell>
          <table:table-cell table:formula="of:=IF(OR([.R428]&lt;[.R$549];[.R428]&gt;[.R$550]);&quot;&quot;;[.R428])" office:value-type="string" office:string-value="" calcext:value-type="error">
            <text:p>#DIV/0 !</text:p>
          </table:table-cell>
          <table:table-cell table:formula="of:=IF(OR([.S428]&lt;[.S$549];[.S428]&gt;[.S$550]);&quot;&quot;;[.S428])" office:value-type="float" office:value="0.0102030004927073" calcext:value-type="float">
            <text:p>0,0102030005</text:p>
          </table:table-cell>
          <table:table-cell table:formula="of:=IF(OR([.T428]&lt;[.T$549];[.T428]&gt;[.T$550]);&quot;&quot;;[.T428])" office:value-type="string" office:string-value="" calcext:value-type="error">
            <text:p>#DIV/0 !</text:p>
          </table:table-cell>
          <table:table-cell table:formula="of:=IF(OR([.U428]&lt;[.U$549];[.U428]&gt;[.U$550]);&quot;&quot;;[.U428])" office:value-type="string" office:string-value="" calcext:value-type="error">
            <text:p>#DIV/0 !</text:p>
          </table:table-cell>
          <table:table-cell table:formula="of:=IF(OR([.V428]&lt;[.V$549];[.V428]&gt;[.V$550]);&quot;&quot;;[.V428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2.4" calcext:value-type="float">
            <text:p>42,4</text:p>
          </table:table-cell>
          <table:table-cell table:formula="of:=IF(OR([.B429]&lt;[.B$549];[.B429]&gt;[.B$550]);&quot;&quot;;[.B429])" office:value-type="string" office:string-value="" calcext:value-type="error">
            <text:p>#DIV/0 !</text:p>
          </table:table-cell>
          <table:table-cell table:formula="of:=IF(OR([.C429]&lt;[.C$549];[.C429]&gt;[.C$550]);&quot;&quot;;[.C429])" office:value-type="float" office:value="0.000265155557611523" calcext:value-type="float">
            <text:p>0,0002651556</text:p>
          </table:table-cell>
          <table:table-cell table:formula="of:=IF(OR([.D429]&lt;[.D$549];[.D429]&gt;[.D$550]);&quot;&quot;;[.D429])" office:value-type="string" office:string-value="" calcext:value-type="error">
            <text:p>#DIV/0 !</text:p>
          </table:table-cell>
          <table:table-cell table:formula="of:=IF(OR([.E429]&lt;[.E$549];[.E429]&gt;[.E$550]);&quot;&quot;;[.E429])" office:value-type="float" office:value="1" calcext:value-type="float">
            <text:p>1</text:p>
          </table:table-cell>
          <table:table-cell table:formula="of:=IF(OR([.F429]&lt;[.F$549];[.F429]&gt;[.F$550]);&quot;&quot;;[.F429])">
            <text:p/>
          </table:table-cell>
          <table:table-cell table:formula="of:=IF(OR([.G429]&lt;[.G$549];[.G429]&gt;[.G$550]);&quot;&quot;;[.G429])" office:value-type="string" office:string-value="" calcext:value-type="error">
            <text:p>#DIV/0 !</text:p>
          </table:table-cell>
          <table:table-cell table:formula="of:=IF(OR([.H429]&lt;[.H$549];[.H429]&gt;[.H$550]);&quot;&quot;;[.H429])" office:value-type="string" office:string-value="" calcext:value-type="error">
            <text:p>#DIV/0 !</text:p>
          </table:table-cell>
          <table:table-cell table:formula="of:=IF(OR([.I429]&lt;[.I$549];[.I429]&gt;[.I$550]);&quot;&quot;;[.I429])" office:value-type="float" office:value="0.010364023923346" calcext:value-type="float">
            <text:p>0,0103640239</text:p>
          </table:table-cell>
          <table:table-cell table:formula="of:=IF(OR([.J429]&lt;[.J$549];[.J429]&gt;[.J$550]);&quot;&quot;;[.J429])" office:value-type="string" office:string-value="" calcext:value-type="error">
            <text:p>#DIV/0 !</text:p>
          </table:table-cell>
          <table:table-cell table:formula="of:=IF(OR([.K429]&lt;[.K$549];[.K429]&gt;[.K$550]);&quot;&quot;;[.K429])" office:value-type="string" office:string-value="" calcext:value-type="error">
            <text:p>#DIV/0 !</text:p>
          </table:table-cell>
          <table:table-cell table:formula="of:=IF(OR([.L429]&lt;[.L$549];[.L429]&gt;[.L$550]);&quot;&quot;;[.L429])">
            <text:p/>
          </table:table-cell>
          <table:table-cell table:formula="of:=IF(OR([.M429]&lt;[.M$549];[.M429]&gt;[.M$550]);&quot;&quot;;[.M429])">
            <text:p/>
          </table:table-cell>
          <table:table-cell table:formula="of:=IF(OR([.N429]&lt;[.N$549];[.N429]&gt;[.N$550]);&quot;&quot;;[.N429])" office:value-type="float" office:value="0.519477126888227" calcext:value-type="float">
            <text:p>0,5194771269</text:p>
          </table:table-cell>
          <table:table-cell table:formula="of:=IF(OR([.O429]&lt;[.O$549];[.O429]&gt;[.O$550]);&quot;&quot;;[.O429])">
            <text:p/>
          </table:table-cell>
          <table:table-cell table:formula="of:=IF(OR([.P429]&lt;[.P$549];[.P429]&gt;[.P$550]);&quot;&quot;;[.P429])">
            <text:p/>
          </table:table-cell>
          <table:table-cell table:formula="of:=IF(OR([.Q429]&lt;[.Q$549];[.Q429]&gt;[.Q$550]);&quot;&quot;;[.Q429])" office:value-type="string" office:string-value="" calcext:value-type="error">
            <text:p>#DIV/0 !</text:p>
          </table:table-cell>
          <table:table-cell table:formula="of:=IF(OR([.R429]&lt;[.R$549];[.R429]&gt;[.R$550]);&quot;&quot;;[.R429])" office:value-type="string" office:string-value="" calcext:value-type="error">
            <text:p>#DIV/0 !</text:p>
          </table:table-cell>
          <table:table-cell table:formula="of:=IF(OR([.S429]&lt;[.S$549];[.S429]&gt;[.S$550]);&quot;&quot;;[.S429])" office:value-type="float" office:value="0.0118150804674567" calcext:value-type="float">
            <text:p>0,0118150805</text:p>
          </table:table-cell>
          <table:table-cell table:formula="of:=IF(OR([.T429]&lt;[.T$549];[.T429]&gt;[.T$550]);&quot;&quot;;[.T429])" office:value-type="string" office:string-value="" calcext:value-type="error">
            <text:p>#DIV/0 !</text:p>
          </table:table-cell>
          <table:table-cell table:formula="of:=IF(OR([.U429]&lt;[.U$549];[.U429]&gt;[.U$550]);&quot;&quot;;[.U429])" office:value-type="string" office:string-value="" calcext:value-type="error">
            <text:p>#DIV/0 !</text:p>
          </table:table-cell>
          <table:table-cell table:formula="of:=IF(OR([.V429]&lt;[.V$549];[.V429]&gt;[.V$550]);&quot;&quot;;[.V429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4.2" calcext:value-type="float">
            <text:p>44,2</text:p>
          </table:table-cell>
          <table:table-cell table:formula="of:=IF(OR([.B430]&lt;[.B$549];[.B430]&gt;[.B$550]);&quot;&quot;;[.B430])" office:value-type="string" office:string-value="" calcext:value-type="error">
            <text:p>#DIV/0 !</text:p>
          </table:table-cell>
          <table:table-cell table:formula="of:=IF(OR([.C430]&lt;[.C$549];[.C430]&gt;[.C$550]);&quot;&quot;;[.C430])" office:value-type="float" office:value="0.000304291907420064" calcext:value-type="float">
            <text:p>0,0003042919</text:p>
          </table:table-cell>
          <table:table-cell table:formula="of:=IF(OR([.D430]&lt;[.D$549];[.D430]&gt;[.D$550]);&quot;&quot;;[.D430])" office:value-type="string" office:string-value="" calcext:value-type="error">
            <text:p>#DIV/0 !</text:p>
          </table:table-cell>
          <table:table-cell table:formula="of:=IF(OR([.E430]&lt;[.E$549];[.E430]&gt;[.E$550]);&quot;&quot;;[.E430])" office:value-type="float" office:value="1" calcext:value-type="float">
            <text:p>1</text:p>
          </table:table-cell>
          <table:table-cell table:formula="of:=IF(OR([.F430]&lt;[.F$549];[.F430]&gt;[.F$550]);&quot;&quot;;[.F430])">
            <text:p/>
          </table:table-cell>
          <table:table-cell table:formula="of:=IF(OR([.G430]&lt;[.G$549];[.G430]&gt;[.G$550]);&quot;&quot;;[.G430])" office:value-type="string" office:string-value="" calcext:value-type="error">
            <text:p>#DIV/0 !</text:p>
          </table:table-cell>
          <table:table-cell table:formula="of:=IF(OR([.H430]&lt;[.H$549];[.H430]&gt;[.H$550]);&quot;&quot;;[.H430])" office:value-type="string" office:string-value="" calcext:value-type="error">
            <text:p>#DIV/0 !</text:p>
          </table:table-cell>
          <table:table-cell table:formula="of:=IF(OR([.I430]&lt;[.I$549];[.I430]&gt;[.I$550]);&quot;&quot;;[.I430])" office:value-type="float" office:value="0.00909938288355423" calcext:value-type="float">
            <text:p>0,0090993829</text:p>
          </table:table-cell>
          <table:table-cell table:formula="of:=IF(OR([.J430]&lt;[.J$549];[.J430]&gt;[.J$550]);&quot;&quot;;[.J430])" office:value-type="string" office:string-value="" calcext:value-type="error">
            <text:p>#DIV/0 !</text:p>
          </table:table-cell>
          <table:table-cell table:formula="of:=IF(OR([.K430]&lt;[.K$549];[.K430]&gt;[.K$550]);&quot;&quot;;[.K430])" office:value-type="string" office:string-value="" calcext:value-type="error">
            <text:p>#DIV/0 !</text:p>
          </table:table-cell>
          <table:table-cell table:formula="of:=IF(OR([.L430]&lt;[.L$549];[.L430]&gt;[.L$550]);&quot;&quot;;[.L430])">
            <text:p/>
          </table:table-cell>
          <table:table-cell table:formula="of:=IF(OR([.M430]&lt;[.M$549];[.M430]&gt;[.M$550]);&quot;&quot;;[.M430])">
            <text:p/>
          </table:table-cell>
          <table:table-cell table:formula="of:=IF(OR([.N430]&lt;[.N$549];[.N430]&gt;[.N$550]);&quot;&quot;;[.N430])" office:value-type="float" office:value="0.527221479666271" calcext:value-type="float">
            <text:p>0,5272214797</text:p>
          </table:table-cell>
          <table:table-cell table:formula="of:=IF(OR([.O430]&lt;[.O$549];[.O430]&gt;[.O$550]);&quot;&quot;;[.O430])">
            <text:p/>
          </table:table-cell>
          <table:table-cell table:formula="of:=IF(OR([.P430]&lt;[.P$549];[.P430]&gt;[.P$550]);&quot;&quot;;[.P430])">
            <text:p/>
          </table:table-cell>
          <table:table-cell table:formula="of:=IF(OR([.Q430]&lt;[.Q$549];[.Q430]&gt;[.Q$550]);&quot;&quot;;[.Q430])" office:value-type="string" office:string-value="" calcext:value-type="error">
            <text:p>#DIV/0 !</text:p>
          </table:table-cell>
          <table:table-cell table:formula="of:=IF(OR([.R430]&lt;[.R$549];[.R430]&gt;[.R$550]);&quot;&quot;;[.R430])" office:value-type="string" office:string-value="" calcext:value-type="error">
            <text:p>#DIV/0 !</text:p>
          </table:table-cell>
          <table:table-cell table:formula="of:=IF(OR([.S430]&lt;[.S$549];[.S430]&gt;[.S$550]);&quot;&quot;;[.S430])" office:value-type="float" office:value="0.0111984249368959" calcext:value-type="float">
            <text:p>0,0111984249</text:p>
          </table:table-cell>
          <table:table-cell table:formula="of:=IF(OR([.T430]&lt;[.T$549];[.T430]&gt;[.T$550]);&quot;&quot;;[.T430])" office:value-type="string" office:string-value="" calcext:value-type="error">
            <text:p>#DIV/0 !</text:p>
          </table:table-cell>
          <table:table-cell table:formula="of:=IF(OR([.U430]&lt;[.U$549];[.U430]&gt;[.U$550]);&quot;&quot;;[.U430])" office:value-type="string" office:string-value="" calcext:value-type="error">
            <text:p>#DIV/0 !</text:p>
          </table:table-cell>
          <table:table-cell table:formula="of:=IF(OR([.V430]&lt;[.V$549];[.V430]&gt;[.V$550]);&quot;&quot;;[.V430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formula="of:=IF(OR([.B431]&lt;[.B$549];[.B431]&gt;[.B$550]);&quot;&quot;;[.B431])" office:value-type="string" office:string-value="" calcext:value-type="error">
            <text:p>#DIV/0 !</text:p>
          </table:table-cell>
          <table:table-cell table:formula="of:=IF(OR([.C431]&lt;[.C$549];[.C431]&gt;[.C$550]);&quot;&quot;;[.C431])" office:value-type="float" office:value="0.000219722628575527" calcext:value-type="float">
            <text:p>0,0002197226</text:p>
          </table:table-cell>
          <table:table-cell table:formula="of:=IF(OR([.D431]&lt;[.D$549];[.D431]&gt;[.D$550]);&quot;&quot;;[.D431])" office:value-type="string" office:string-value="" calcext:value-type="error">
            <text:p>#DIV/0 !</text:p>
          </table:table-cell>
          <table:table-cell table:formula="of:=IF(OR([.E431]&lt;[.E$549];[.E431]&gt;[.E$550]);&quot;&quot;;[.E431])" office:value-type="float" office:value="1" calcext:value-type="float">
            <text:p>1</text:p>
          </table:table-cell>
          <table:table-cell table:formula="of:=IF(OR([.F431]&lt;[.F$549];[.F431]&gt;[.F$550]);&quot;&quot;;[.F431])" office:value-type="float" office:value="0.00198864097902985" calcext:value-type="float">
            <text:p>0,001988641</text:p>
          </table:table-cell>
          <table:table-cell table:formula="of:=IF(OR([.G431]&lt;[.G$549];[.G431]&gt;[.G$550]);&quot;&quot;;[.G431])" office:value-type="string" office:string-value="" calcext:value-type="error">
            <text:p>#DIV/0 !</text:p>
          </table:table-cell>
          <table:table-cell table:formula="of:=IF(OR([.H431]&lt;[.H$549];[.H431]&gt;[.H$550]);&quot;&quot;;[.H431])" office:value-type="string" office:string-value="" calcext:value-type="error">
            <text:p>#DIV/0 !</text:p>
          </table:table-cell>
          <table:table-cell table:formula="of:=IF(OR([.I431]&lt;[.I$549];[.I431]&gt;[.I$550]);&quot;&quot;;[.I431])" office:value-type="float" office:value="0.00887212852510286" calcext:value-type="float">
            <text:p>0,0088721285</text:p>
          </table:table-cell>
          <table:table-cell table:formula="of:=IF(OR([.J431]&lt;[.J$549];[.J431]&gt;[.J$550]);&quot;&quot;;[.J431])" office:value-type="string" office:string-value="" calcext:value-type="error">
            <text:p>#DIV/0 !</text:p>
          </table:table-cell>
          <table:table-cell table:formula="of:=IF(OR([.K431]&lt;[.K$549];[.K431]&gt;[.K$550]);&quot;&quot;;[.K431])" office:value-type="string" office:string-value="" calcext:value-type="error">
            <text:p>#DIV/0 !</text:p>
          </table:table-cell>
          <table:table-cell table:formula="of:=IF(OR([.L431]&lt;[.L$549];[.L431]&gt;[.L$550]);&quot;&quot;;[.L431])">
            <text:p/>
          </table:table-cell>
          <table:table-cell table:formula="of:=IF(OR([.M431]&lt;[.M$549];[.M431]&gt;[.M$550]);&quot;&quot;;[.M431])" office:value-type="float" office:value="0.000186352172538981" calcext:value-type="float">
            <text:p>0,0001863522</text:p>
          </table:table-cell>
          <table:table-cell table:formula="of:=IF(OR([.N431]&lt;[.N$549];[.N431]&gt;[.N$550]);&quot;&quot;;[.N431])" office:value-type="float" office:value="0.546189321903648" calcext:value-type="float">
            <text:p>0,5461893219</text:p>
          </table:table-cell>
          <table:table-cell table:formula="of:=IF(OR([.O431]&lt;[.O$549];[.O431]&gt;[.O$550]);&quot;&quot;;[.O431])">
            <text:p/>
          </table:table-cell>
          <table:table-cell table:formula="of:=IF(OR([.P431]&lt;[.P$549];[.P431]&gt;[.P$550]);&quot;&quot;;[.P431])">
            <text:p/>
          </table:table-cell>
          <table:table-cell table:formula="of:=IF(OR([.Q431]&lt;[.Q$549];[.Q431]&gt;[.Q$550]);&quot;&quot;;[.Q431])" office:value-type="string" office:string-value="" calcext:value-type="error">
            <text:p>#DIV/0 !</text:p>
          </table:table-cell>
          <table:table-cell table:formula="of:=IF(OR([.R431]&lt;[.R$549];[.R431]&gt;[.R$550]);&quot;&quot;;[.R431])" office:value-type="string" office:string-value="" calcext:value-type="error">
            <text:p>#DIV/0 !</text:p>
          </table:table-cell>
          <table:table-cell table:formula="of:=IF(OR([.S431]&lt;[.S$549];[.S431]&gt;[.S$550]);&quot;&quot;;[.S431])" office:value-type="float" office:value="0.0120438417353868" calcext:value-type="float">
            <text:p>0,0120438417</text:p>
          </table:table-cell>
          <table:table-cell table:formula="of:=IF(OR([.T431]&lt;[.T$549];[.T431]&gt;[.T$550]);&quot;&quot;;[.T431])" office:value-type="string" office:string-value="" calcext:value-type="error">
            <text:p>#DIV/0 !</text:p>
          </table:table-cell>
          <table:table-cell table:formula="of:=IF(OR([.U431]&lt;[.U$549];[.U431]&gt;[.U$550]);&quot;&quot;;[.U431])" office:value-type="string" office:string-value="" calcext:value-type="error">
            <text:p>#DIV/0 !</text:p>
          </table:table-cell>
          <table:table-cell table:formula="of:=IF(OR([.V431]&lt;[.V$549];[.V431]&gt;[.V$550]);&quot;&quot;;[.V431])" office:value-type="float" office:value="0.0000716773511729388" calcext:value-type="float">
            <text:p>7,16773511729388E-005</text:p>
          </table:table-cell>
          <table:table-cell table:number-columns-repeated="1002"/>
        </table:table-row>
        <table:table-row table:style-name="ro2">
          <table:table-cell table:style-name="ce2" office:value-type="float" office:value="47.7" calcext:value-type="float">
            <text:p>47,7</text:p>
          </table:table-cell>
          <table:table-cell table:formula="of:=IF(OR([.B432]&lt;[.B$549];[.B432]&gt;[.B$550]);&quot;&quot;;[.B432])" office:value-type="string" office:string-value="" calcext:value-type="error">
            <text:p>#DIV/0 !</text:p>
          </table:table-cell>
          <table:table-cell table:formula="of:=IF(OR([.C432]&lt;[.C$549];[.C432]&gt;[.C$550]);&quot;&quot;;[.C432])" office:value-type="float" office:value="0.000195443015366481" calcext:value-type="float">
            <text:p>0,000195443</text:p>
          </table:table-cell>
          <table:table-cell table:formula="of:=IF(OR([.D432]&lt;[.D$549];[.D432]&gt;[.D$550]);&quot;&quot;;[.D432])" office:value-type="string" office:string-value="" calcext:value-type="error">
            <text:p>#DIV/0 !</text:p>
          </table:table-cell>
          <table:table-cell table:formula="of:=IF(OR([.E432]&lt;[.E$549];[.E432]&gt;[.E$550]);&quot;&quot;;[.E432])" office:value-type="float" office:value="1" calcext:value-type="float">
            <text:p>1</text:p>
          </table:table-cell>
          <table:table-cell table:formula="of:=IF(OR([.F432]&lt;[.F$549];[.F432]&gt;[.F$550]);&quot;&quot;;[.F432])">
            <text:p/>
          </table:table-cell>
          <table:table-cell table:formula="of:=IF(OR([.G432]&lt;[.G$549];[.G432]&gt;[.G$550]);&quot;&quot;;[.G432])" office:value-type="string" office:string-value="" calcext:value-type="error">
            <text:p>#DIV/0 !</text:p>
          </table:table-cell>
          <table:table-cell table:formula="of:=IF(OR([.H432]&lt;[.H$549];[.H432]&gt;[.H$550]);&quot;&quot;;[.H432])" office:value-type="string" office:string-value="" calcext:value-type="error">
            <text:p>#DIV/0 !</text:p>
          </table:table-cell>
          <table:table-cell table:formula="of:=IF(OR([.I432]&lt;[.I$549];[.I432]&gt;[.I$550]);&quot;&quot;;[.I432])" office:value-type="float" office:value="0.00870768596823632" calcext:value-type="float">
            <text:p>0,008707686</text:p>
          </table:table-cell>
          <table:table-cell table:formula="of:=IF(OR([.J432]&lt;[.J$549];[.J432]&gt;[.J$550]);&quot;&quot;;[.J432])" office:value-type="string" office:string-value="" calcext:value-type="error">
            <text:p>#DIV/0 !</text:p>
          </table:table-cell>
          <table:table-cell table:formula="of:=IF(OR([.K432]&lt;[.K$549];[.K432]&gt;[.K$550]);&quot;&quot;;[.K432])" office:value-type="string" office:string-value="" calcext:value-type="error">
            <text:p>#DIV/0 !</text:p>
          </table:table-cell>
          <table:table-cell table:formula="of:=IF(OR([.L432]&lt;[.L$549];[.L432]&gt;[.L$550]);&quot;&quot;;[.L432])">
            <text:p/>
          </table:table-cell>
          <table:table-cell table:formula="of:=IF(OR([.M432]&lt;[.M$549];[.M432]&gt;[.M$550]);&quot;&quot;;[.M432])" office:value-type="float" office:value="0.000137620212888698" calcext:value-type="float">
            <text:p>0,0001376202</text:p>
          </table:table-cell>
          <table:table-cell table:formula="of:=IF(OR([.N432]&lt;[.N$549];[.N432]&gt;[.N$550]);&quot;&quot;;[.N432])" office:value-type="float" office:value="0.529987868712736" calcext:value-type="float">
            <text:p>0,5299878687</text:p>
          </table:table-cell>
          <table:table-cell table:formula="of:=IF(OR([.O432]&lt;[.O$549];[.O432]&gt;[.O$550]);&quot;&quot;;[.O432])">
            <text:p/>
          </table:table-cell>
          <table:table-cell table:formula="of:=IF(OR([.P432]&lt;[.P$549];[.P432]&gt;[.P$550]);&quot;&quot;;[.P432])">
            <text:p/>
          </table:table-cell>
          <table:table-cell table:formula="of:=IF(OR([.Q432]&lt;[.Q$549];[.Q432]&gt;[.Q$550]);&quot;&quot;;[.Q432])" office:value-type="string" office:string-value="" calcext:value-type="error">
            <text:p>#DIV/0 !</text:p>
          </table:table-cell>
          <table:table-cell table:formula="of:=IF(OR([.R432]&lt;[.R$549];[.R432]&gt;[.R$550]);&quot;&quot;;[.R432])" office:value-type="string" office:string-value="" calcext:value-type="error">
            <text:p>#DIV/0 !</text:p>
          </table:table-cell>
          <table:table-cell table:formula="of:=IF(OR([.S432]&lt;[.S$549];[.S432]&gt;[.S$550]);&quot;&quot;;[.S432])" office:value-type="float" office:value="0.010061264780713" calcext:value-type="float">
            <text:p>0,0100612648</text:p>
          </table:table-cell>
          <table:table-cell table:formula="of:=IF(OR([.T432]&lt;[.T$549];[.T432]&gt;[.T$550]);&quot;&quot;;[.T432])" office:value-type="string" office:string-value="" calcext:value-type="error">
            <text:p>#DIV/0 !</text:p>
          </table:table-cell>
          <table:table-cell table:formula="of:=IF(OR([.U432]&lt;[.U$549];[.U432]&gt;[.U$550]);&quot;&quot;;[.U432])" office:value-type="string" office:string-value="" calcext:value-type="error">
            <text:p>#DIV/0 !</text:p>
          </table:table-cell>
          <table:table-cell table:formula="of:=IF(OR([.V432]&lt;[.V$549];[.V432]&gt;[.V$550]);&quot;&quot;;[.V432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9.5" calcext:value-type="float">
            <text:p>49,5</text:p>
          </table:table-cell>
          <table:table-cell table:formula="of:=IF(OR([.B433]&lt;[.B$549];[.B433]&gt;[.B$550]);&quot;&quot;;[.B433])" office:value-type="string" office:string-value="" calcext:value-type="error">
            <text:p>#DIV/0 !</text:p>
          </table:table-cell>
          <table:table-cell table:formula="of:=IF(OR([.C433]&lt;[.C$549];[.C433]&gt;[.C$550]);&quot;&quot;;[.C433])" office:value-type="float" office:value="0.000179557790057894" calcext:value-type="float">
            <text:p>0,0001795578</text:p>
          </table:table-cell>
          <table:table-cell table:formula="of:=IF(OR([.D433]&lt;[.D$549];[.D433]&gt;[.D$550]);&quot;&quot;;[.D433])" office:value-type="string" office:string-value="" calcext:value-type="error">
            <text:p>#DIV/0 !</text:p>
          </table:table-cell>
          <table:table-cell table:formula="of:=IF(OR([.E433]&lt;[.E$549];[.E433]&gt;[.E$550]);&quot;&quot;;[.E433])" office:value-type="float" office:value="1" calcext:value-type="float">
            <text:p>1</text:p>
          </table:table-cell>
          <table:table-cell table:formula="of:=IF(OR([.F433]&lt;[.F$549];[.F433]&gt;[.F$550]);&quot;&quot;;[.F433])">
            <text:p/>
          </table:table-cell>
          <table:table-cell table:formula="of:=IF(OR([.G433]&lt;[.G$549];[.G433]&gt;[.G$550]);&quot;&quot;;[.G433])" office:value-type="string" office:string-value="" calcext:value-type="error">
            <text:p>#DIV/0 !</text:p>
          </table:table-cell>
          <table:table-cell table:formula="of:=IF(OR([.H433]&lt;[.H$549];[.H433]&gt;[.H$550]);&quot;&quot;;[.H433])" office:value-type="string" office:string-value="" calcext:value-type="error">
            <text:p>#DIV/0 !</text:p>
          </table:table-cell>
          <table:table-cell table:formula="of:=IF(OR([.I433]&lt;[.I$549];[.I433]&gt;[.I$550]);&quot;&quot;;[.I433])" office:value-type="float" office:value="0.00844964696386153" calcext:value-type="float">
            <text:p>0,008449647</text:p>
          </table:table-cell>
          <table:table-cell table:formula="of:=IF(OR([.J433]&lt;[.J$549];[.J433]&gt;[.J$550]);&quot;&quot;;[.J433])" office:value-type="string" office:string-value="" calcext:value-type="error">
            <text:p>#DIV/0 !</text:p>
          </table:table-cell>
          <table:table-cell table:formula="of:=IF(OR([.K433]&lt;[.K$549];[.K433]&gt;[.K$550]);&quot;&quot;;[.K433])" office:value-type="string" office:string-value="" calcext:value-type="error">
            <text:p>#DIV/0 !</text:p>
          </table:table-cell>
          <table:table-cell table:formula="of:=IF(OR([.L433]&lt;[.L$549];[.L433]&gt;[.L$550]);&quot;&quot;;[.L433])" office:value-type="float" office:value="0.00015549738002529" calcext:value-type="float">
            <text:p>0,0001554974</text:p>
          </table:table-cell>
          <table:table-cell table:formula="of:=IF(OR([.M433]&lt;[.M$549];[.M433]&gt;[.M$550]);&quot;&quot;;[.M433])">
            <text:p/>
          </table:table-cell>
          <table:table-cell table:formula="of:=IF(OR([.N433]&lt;[.N$549];[.N433]&gt;[.N$550]);&quot;&quot;;[.N433])" office:value-type="float" office:value="0.490723534404796" calcext:value-type="float">
            <text:p>0,4907235344</text:p>
          </table:table-cell>
          <table:table-cell table:formula="of:=IF(OR([.O433]&lt;[.O$549];[.O433]&gt;[.O$550]);&quot;&quot;;[.O433])">
            <text:p/>
          </table:table-cell>
          <table:table-cell table:formula="of:=IF(OR([.P433]&lt;[.P$549];[.P433]&gt;[.P$550]);&quot;&quot;;[.P433])">
            <text:p/>
          </table:table-cell>
          <table:table-cell table:formula="of:=IF(OR([.Q433]&lt;[.Q$549];[.Q433]&gt;[.Q$550]);&quot;&quot;;[.Q433])" office:value-type="string" office:string-value="" calcext:value-type="error">
            <text:p>#DIV/0 !</text:p>
          </table:table-cell>
          <table:table-cell table:formula="of:=IF(OR([.R433]&lt;[.R$549];[.R433]&gt;[.R$550]);&quot;&quot;;[.R433])" office:value-type="string" office:string-value="" calcext:value-type="error">
            <text:p>#DIV/0 !</text:p>
          </table:table-cell>
          <table:table-cell table:formula="of:=IF(OR([.S433]&lt;[.S$549];[.S433]&gt;[.S$550]);&quot;&quot;;[.S433])" office:value-type="float" office:value="0.0106038457615548" calcext:value-type="float">
            <text:p>0,0106038458</text:p>
          </table:table-cell>
          <table:table-cell table:formula="of:=IF(OR([.T433]&lt;[.T$549];[.T433]&gt;[.T$550]);&quot;&quot;;[.T433])" office:value-type="string" office:string-value="" calcext:value-type="error">
            <text:p>#DIV/0 !</text:p>
          </table:table-cell>
          <table:table-cell table:formula="of:=IF(OR([.U433]&lt;[.U$549];[.U433]&gt;[.U$550]);&quot;&quot;;[.U433])" office:value-type="string" office:string-value="" calcext:value-type="error">
            <text:p>#DIV/0 !</text:p>
          </table:table-cell>
          <table:table-cell table:formula="of:=IF(OR([.V433]&lt;[.V$549];[.V433]&gt;[.V$550]);&quot;&quot;;[.V433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1.3" calcext:value-type="float">
            <text:p>51,3</text:p>
          </table:table-cell>
          <table:table-cell table:formula="of:=IF(OR([.B434]&lt;[.B$549];[.B434]&gt;[.B$550]);&quot;&quot;;[.B434])" office:value-type="string" office:string-value="" calcext:value-type="error">
            <text:p>#DIV/0 !</text:p>
          </table:table-cell>
          <table:table-cell table:formula="of:=IF(OR([.C434]&lt;[.C$549];[.C434]&gt;[.C$550]);&quot;&quot;;[.C434])" office:value-type="float" office:value="0.000221252079699792" calcext:value-type="float">
            <text:p>0,0002212521</text:p>
          </table:table-cell>
          <table:table-cell table:formula="of:=IF(OR([.D434]&lt;[.D$549];[.D434]&gt;[.D$550]);&quot;&quot;;[.D434])" office:value-type="string" office:string-value="" calcext:value-type="error">
            <text:p>#DIV/0 !</text:p>
          </table:table-cell>
          <table:table-cell table:formula="of:=IF(OR([.E434]&lt;[.E$549];[.E434]&gt;[.E$550]);&quot;&quot;;[.E434])" office:value-type="float" office:value="1" calcext:value-type="float">
            <text:p>1</text:p>
          </table:table-cell>
          <table:table-cell table:formula="of:=IF(OR([.F434]&lt;[.F$549];[.F434]&gt;[.F$550]);&quot;&quot;;[.F434])">
            <text:p/>
          </table:table-cell>
          <table:table-cell table:formula="of:=IF(OR([.G434]&lt;[.G$549];[.G434]&gt;[.G$550]);&quot;&quot;;[.G434])" office:value-type="string" office:string-value="" calcext:value-type="error">
            <text:p>#DIV/0 !</text:p>
          </table:table-cell>
          <table:table-cell table:formula="of:=IF(OR([.H434]&lt;[.H$549];[.H434]&gt;[.H$550]);&quot;&quot;;[.H434])" office:value-type="string" office:string-value="" calcext:value-type="error">
            <text:p>#DIV/0 !</text:p>
          </table:table-cell>
          <table:table-cell table:formula="of:=IF(OR([.I434]&lt;[.I$549];[.I434]&gt;[.I$550]);&quot;&quot;;[.I434])" office:value-type="float" office:value="0.00873967867359332" calcext:value-type="float">
            <text:p>0,0087396787</text:p>
          </table:table-cell>
          <table:table-cell table:formula="of:=IF(OR([.J434]&lt;[.J$549];[.J434]&gt;[.J$550]);&quot;&quot;;[.J434])" office:value-type="string" office:string-value="" calcext:value-type="error">
            <text:p>#DIV/0 !</text:p>
          </table:table-cell>
          <table:table-cell table:formula="of:=IF(OR([.K434]&lt;[.K$549];[.K434]&gt;[.K$550]);&quot;&quot;;[.K434])" office:value-type="string" office:string-value="" calcext:value-type="error">
            <text:p>#DIV/0 !</text:p>
          </table:table-cell>
          <table:table-cell table:formula="of:=IF(OR([.L434]&lt;[.L$549];[.L434]&gt;[.L$550]);&quot;&quot;;[.L434])">
            <text:p/>
          </table:table-cell>
          <table:table-cell table:formula="of:=IF(OR([.M434]&lt;[.M$549];[.M434]&gt;[.M$550]);&quot;&quot;;[.M434])" office:value-type="float" office:value="0.000178357839431918" calcext:value-type="float">
            <text:p>0,0001783578</text:p>
          </table:table-cell>
          <table:table-cell table:formula="of:=IF(OR([.N434]&lt;[.N$549];[.N434]&gt;[.N$550]);&quot;&quot;;[.N434])" office:value-type="float" office:value="0.523054697342564" calcext:value-type="float">
            <text:p>0,5230546973</text:p>
          </table:table-cell>
          <table:table-cell table:formula="of:=IF(OR([.O434]&lt;[.O$549];[.O434]&gt;[.O$550]);&quot;&quot;;[.O434])" office:value-type="float" office:value="0.0000180676786711801" calcext:value-type="float">
            <text:p>1,80676786711801E-005</text:p>
          </table:table-cell>
          <table:table-cell table:formula="of:=IF(OR([.P434]&lt;[.P$549];[.P434]&gt;[.P$550]);&quot;&quot;;[.P434])">
            <text:p/>
          </table:table-cell>
          <table:table-cell table:formula="of:=IF(OR([.Q434]&lt;[.Q$549];[.Q434]&gt;[.Q$550]);&quot;&quot;;[.Q434])" office:value-type="string" office:string-value="" calcext:value-type="error">
            <text:p>#DIV/0 !</text:p>
          </table:table-cell>
          <table:table-cell table:formula="of:=IF(OR([.R434]&lt;[.R$549];[.R434]&gt;[.R$550]);&quot;&quot;;[.R434])" office:value-type="string" office:string-value="" calcext:value-type="error">
            <text:p>#DIV/0 !</text:p>
          </table:table-cell>
          <table:table-cell table:formula="of:=IF(OR([.S434]&lt;[.S$549];[.S434]&gt;[.S$550]);&quot;&quot;;[.S434])" office:value-type="float" office:value="0.010088064819516" calcext:value-type="float">
            <text:p>0,0100880648</text:p>
          </table:table-cell>
          <table:table-cell table:formula="of:=IF(OR([.T434]&lt;[.T$549];[.T434]&gt;[.T$550]);&quot;&quot;;[.T434])" office:value-type="string" office:string-value="" calcext:value-type="error">
            <text:p>#DIV/0 !</text:p>
          </table:table-cell>
          <table:table-cell table:formula="of:=IF(OR([.U434]&lt;[.U$549];[.U434]&gt;[.U$550]);&quot;&quot;;[.U434])" office:value-type="string" office:string-value="" calcext:value-type="error">
            <text:p>#DIV/0 !</text:p>
          </table:table-cell>
          <table:table-cell table:formula="of:=IF(OR([.V434]&lt;[.V$549];[.V434]&gt;[.V$550]);&quot;&quot;;[.V434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formula="of:=IF(OR([.B435]&lt;[.B$549];[.B435]&gt;[.B$550]);&quot;&quot;;[.B435])" office:value-type="string" office:string-value="" calcext:value-type="error">
            <text:p>#DIV/0 !</text:p>
          </table:table-cell>
          <table:table-cell table:formula="of:=IF(OR([.C435]&lt;[.C$549];[.C435]&gt;[.C$550]);&quot;&quot;;[.C435])" office:value-type="float" office:value="0.000214321402693368" calcext:value-type="float">
            <text:p>0,0002143214</text:p>
          </table:table-cell>
          <table:table-cell table:formula="of:=IF(OR([.D435]&lt;[.D$549];[.D435]&gt;[.D$550]);&quot;&quot;;[.D435])" office:value-type="string" office:string-value="" calcext:value-type="error">
            <text:p>#DIV/0 !</text:p>
          </table:table-cell>
          <table:table-cell table:formula="of:=IF(OR([.E435]&lt;[.E$549];[.E435]&gt;[.E$550]);&quot;&quot;;[.E435])" office:value-type="float" office:value="1" calcext:value-type="float">
            <text:p>1</text:p>
          </table:table-cell>
          <table:table-cell table:formula="of:=IF(OR([.F435]&lt;[.F$549];[.F435]&gt;[.F$550]);&quot;&quot;;[.F435])">
            <text:p/>
          </table:table-cell>
          <table:table-cell table:formula="of:=IF(OR([.G435]&lt;[.G$549];[.G435]&gt;[.G$550]);&quot;&quot;;[.G435])" office:value-type="string" office:string-value="" calcext:value-type="error">
            <text:p>#DIV/0 !</text:p>
          </table:table-cell>
          <table:table-cell table:formula="of:=IF(OR([.H435]&lt;[.H$549];[.H435]&gt;[.H$550]);&quot;&quot;;[.H435])" office:value-type="string" office:string-value="" calcext:value-type="error">
            <text:p>#DIV/0 !</text:p>
          </table:table-cell>
          <table:table-cell table:formula="of:=IF(OR([.I435]&lt;[.I$549];[.I435]&gt;[.I$550]);&quot;&quot;;[.I435])" office:value-type="float" office:value="0.00887319510440289" calcext:value-type="float">
            <text:p>0,0088731951</text:p>
          </table:table-cell>
          <table:table-cell table:formula="of:=IF(OR([.J435]&lt;[.J$549];[.J435]&gt;[.J$550]);&quot;&quot;;[.J435])" office:value-type="string" office:string-value="" calcext:value-type="error">
            <text:p>#DIV/0 !</text:p>
          </table:table-cell>
          <table:table-cell table:formula="of:=IF(OR([.K435]&lt;[.K$549];[.K435]&gt;[.K$550]);&quot;&quot;;[.K435])" office:value-type="string" office:string-value="" calcext:value-type="error">
            <text:p>#DIV/0 !</text:p>
          </table:table-cell>
          <table:table-cell table:formula="of:=IF(OR([.L435]&lt;[.L$549];[.L435]&gt;[.L$550]);&quot;&quot;;[.L435])">
            <text:p/>
          </table:table-cell>
          <table:table-cell table:formula="of:=IF(OR([.M435]&lt;[.M$549];[.M435]&gt;[.M$550]);&quot;&quot;;[.M435])">
            <text:p/>
          </table:table-cell>
          <table:table-cell table:formula="of:=IF(OR([.N435]&lt;[.N$549];[.N435]&gt;[.N$550]);&quot;&quot;;[.N435])" office:value-type="float" office:value="0.548148618597574" calcext:value-type="float">
            <text:p>0,5481486186</text:p>
          </table:table-cell>
          <table:table-cell table:formula="of:=IF(OR([.O435]&lt;[.O$549];[.O435]&gt;[.O$550]);&quot;&quot;;[.O435])" office:value-type="float" office:value="0.0000247241165042736" calcext:value-type="float">
            <text:p>2,47241165042736E-005</text:p>
          </table:table-cell>
          <table:table-cell table:formula="of:=IF(OR([.P435]&lt;[.P$549];[.P435]&gt;[.P$550]);&quot;&quot;;[.P435])">
            <text:p/>
          </table:table-cell>
          <table:table-cell table:formula="of:=IF(OR([.Q435]&lt;[.Q$549];[.Q435]&gt;[.Q$550]);&quot;&quot;;[.Q435])" office:value-type="string" office:string-value="" calcext:value-type="error">
            <text:p>#DIV/0 !</text:p>
          </table:table-cell>
          <table:table-cell table:formula="of:=IF(OR([.R435]&lt;[.R$549];[.R435]&gt;[.R$550]);&quot;&quot;;[.R435])" office:value-type="string" office:string-value="" calcext:value-type="error">
            <text:p>#DIV/0 !</text:p>
          </table:table-cell>
          <table:table-cell table:formula="of:=IF(OR([.S435]&lt;[.S$549];[.S435]&gt;[.S$550]);&quot;&quot;;[.S435])" office:value-type="float" office:value="0.0120331636984583" calcext:value-type="float">
            <text:p>0,0120331637</text:p>
          </table:table-cell>
          <table:table-cell table:formula="of:=IF(OR([.T435]&lt;[.T$549];[.T435]&gt;[.T$550]);&quot;&quot;;[.T435])" office:value-type="string" office:string-value="" calcext:value-type="error">
            <text:p>#DIV/0 !</text:p>
          </table:table-cell>
          <table:table-cell table:formula="of:=IF(OR([.U435]&lt;[.U$549];[.U435]&gt;[.U$550]);&quot;&quot;;[.U435])" office:value-type="string" office:string-value="" calcext:value-type="error">
            <text:p>#DIV/0 !</text:p>
          </table:table-cell>
          <table:table-cell table:formula="of:=IF(OR([.V435]&lt;[.V$549];[.V435]&gt;[.V$550]);&quot;&quot;;[.V435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4.8" calcext:value-type="float">
            <text:p>54,8</text:p>
          </table:table-cell>
          <table:table-cell table:formula="of:=IF(OR([.B436]&lt;[.B$549];[.B436]&gt;[.B$550]);&quot;&quot;;[.B436])" office:value-type="string" office:string-value="" calcext:value-type="error">
            <text:p>#DIV/0 !</text:p>
          </table:table-cell>
          <table:table-cell table:formula="of:=IF(OR([.C436]&lt;[.C$549];[.C436]&gt;[.C$550]);&quot;&quot;;[.C436])" office:value-type="float" office:value="0.000223642132065982" calcext:value-type="float">
            <text:p>0,0002236421</text:p>
          </table:table-cell>
          <table:table-cell table:formula="of:=IF(OR([.D436]&lt;[.D$549];[.D436]&gt;[.D$550]);&quot;&quot;;[.D436])" office:value-type="string" office:string-value="" calcext:value-type="error">
            <text:p>#DIV/0 !</text:p>
          </table:table-cell>
          <table:table-cell table:formula="of:=IF(OR([.E436]&lt;[.E$549];[.E436]&gt;[.E$550]);&quot;&quot;;[.E436])" office:value-type="float" office:value="1" calcext:value-type="float">
            <text:p>1</text:p>
          </table:table-cell>
          <table:table-cell table:formula="of:=IF(OR([.F436]&lt;[.F$549];[.F436]&gt;[.F$550]);&quot;&quot;;[.F436])">
            <text:p/>
          </table:table-cell>
          <table:table-cell table:formula="of:=IF(OR([.G436]&lt;[.G$549];[.G436]&gt;[.G$550]);&quot;&quot;;[.G436])" office:value-type="string" office:string-value="" calcext:value-type="error">
            <text:p>#DIV/0 !</text:p>
          </table:table-cell>
          <table:table-cell table:formula="of:=IF(OR([.H436]&lt;[.H$549];[.H436]&gt;[.H$550]);&quot;&quot;;[.H436])" office:value-type="string" office:string-value="" calcext:value-type="error">
            <text:p>#DIV/0 !</text:p>
          </table:table-cell>
          <table:table-cell table:formula="of:=IF(OR([.I436]&lt;[.I$549];[.I436]&gt;[.I$550]);&quot;&quot;;[.I436])" office:value-type="float" office:value="0.00954998935137969" calcext:value-type="float">
            <text:p>0,0095499894</text:p>
          </table:table-cell>
          <table:table-cell table:formula="of:=IF(OR([.J436]&lt;[.J$549];[.J436]&gt;[.J$550]);&quot;&quot;;[.J436])" office:value-type="string" office:string-value="" calcext:value-type="error">
            <text:p>#DIV/0 !</text:p>
          </table:table-cell>
          <table:table-cell table:formula="of:=IF(OR([.K436]&lt;[.K$549];[.K436]&gt;[.K$550]);&quot;&quot;;[.K436])" office:value-type="string" office:string-value="" calcext:value-type="error">
            <text:p>#DIV/0 !</text:p>
          </table:table-cell>
          <table:table-cell table:formula="of:=IF(OR([.L436]&lt;[.L$549];[.L436]&gt;[.L$550]);&quot;&quot;;[.L436])">
            <text:p/>
          </table:table-cell>
          <table:table-cell table:formula="of:=IF(OR([.M436]&lt;[.M$549];[.M436]&gt;[.M$550]);&quot;&quot;;[.M436])" office:value-type="float" office:value="0.000129856353831178" calcext:value-type="float">
            <text:p>0,0001298564</text:p>
          </table:table-cell>
          <table:table-cell table:formula="of:=IF(OR([.N436]&lt;[.N$549];[.N436]&gt;[.N$550]);&quot;&quot;;[.N436])" office:value-type="float" office:value="0.497436676075268" calcext:value-type="float">
            <text:p>0,4974366761</text:p>
          </table:table-cell>
          <table:table-cell table:formula="of:=IF(OR([.O436]&lt;[.O$549];[.O436]&gt;[.O$550]);&quot;&quot;;[.O436])">
            <text:p/>
          </table:table-cell>
          <table:table-cell table:formula="of:=IF(OR([.P436]&lt;[.P$549];[.P436]&gt;[.P$550]);&quot;&quot;;[.P436])">
            <text:p/>
          </table:table-cell>
          <table:table-cell table:formula="of:=IF(OR([.Q436]&lt;[.Q$549];[.Q436]&gt;[.Q$550]);&quot;&quot;;[.Q436])" office:value-type="string" office:string-value="" calcext:value-type="error">
            <text:p>#DIV/0 !</text:p>
          </table:table-cell>
          <table:table-cell table:formula="of:=IF(OR([.R436]&lt;[.R$549];[.R436]&gt;[.R$550]);&quot;&quot;;[.R436])" office:value-type="string" office:string-value="" calcext:value-type="error">
            <text:p>#DIV/0 !</text:p>
          </table:table-cell>
          <table:table-cell table:formula="of:=IF(OR([.S436]&lt;[.S$549];[.S436]&gt;[.S$550]);&quot;&quot;;[.S436])" office:value-type="float" office:value="0.0115664534600076" calcext:value-type="float">
            <text:p>0,0115664535</text:p>
          </table:table-cell>
          <table:table-cell table:formula="of:=IF(OR([.T436]&lt;[.T$549];[.T436]&gt;[.T$550]);&quot;&quot;;[.T436])" office:value-type="string" office:string-value="" calcext:value-type="error">
            <text:p>#DIV/0 !</text:p>
          </table:table-cell>
          <table:table-cell table:formula="of:=IF(OR([.U436]&lt;[.U$549];[.U436]&gt;[.U$550]);&quot;&quot;;[.U436])" office:value-type="string" office:string-value="" calcext:value-type="error">
            <text:p>#DIV/0 !</text:p>
          </table:table-cell>
          <table:table-cell table:formula="of:=IF(OR([.V436]&lt;[.V$549];[.V436]&gt;[.V$550]);&quot;&quot;;[.V436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6.6" calcext:value-type="float">
            <text:p>56,6</text:p>
          </table:table-cell>
          <table:table-cell table:formula="of:=IF(OR([.B437]&lt;[.B$549];[.B437]&gt;[.B$550]);&quot;&quot;;[.B437])" office:value-type="string" office:string-value="" calcext:value-type="error">
            <text:p>#DIV/0 !</text:p>
          </table:table-cell>
          <table:table-cell table:formula="of:=IF(OR([.C437]&lt;[.C$549];[.C437]&gt;[.C$550]);&quot;&quot;;[.C437])" office:value-type="float" office:value="0.000195209596428328" calcext:value-type="float">
            <text:p>0,0001952096</text:p>
          </table:table-cell>
          <table:table-cell table:formula="of:=IF(OR([.D437]&lt;[.D$549];[.D437]&gt;[.D$550]);&quot;&quot;;[.D437])" office:value-type="string" office:string-value="" calcext:value-type="error">
            <text:p>#DIV/0 !</text:p>
          </table:table-cell>
          <table:table-cell table:formula="of:=IF(OR([.E437]&lt;[.E$549];[.E437]&gt;[.E$550]);&quot;&quot;;[.E437])" office:value-type="float" office:value="1" calcext:value-type="float">
            <text:p>1</text:p>
          </table:table-cell>
          <table:table-cell table:formula="of:=IF(OR([.F437]&lt;[.F$549];[.F437]&gt;[.F$550]);&quot;&quot;;[.F437])">
            <text:p/>
          </table:table-cell>
          <table:table-cell table:formula="of:=IF(OR([.G437]&lt;[.G$549];[.G437]&gt;[.G$550]);&quot;&quot;;[.G437])" office:value-type="string" office:string-value="" calcext:value-type="error">
            <text:p>#DIV/0 !</text:p>
          </table:table-cell>
          <table:table-cell table:formula="of:=IF(OR([.H437]&lt;[.H$549];[.H437]&gt;[.H$550]);&quot;&quot;;[.H437])" office:value-type="string" office:string-value="" calcext:value-type="error">
            <text:p>#DIV/0 !</text:p>
          </table:table-cell>
          <table:table-cell table:formula="of:=IF(OR([.I437]&lt;[.I$549];[.I437]&gt;[.I$550]);&quot;&quot;;[.I437])" office:value-type="float" office:value="0.0072581555309744" calcext:value-type="float">
            <text:p>0,0072581555</text:p>
          </table:table-cell>
          <table:table-cell table:formula="of:=IF(OR([.J437]&lt;[.J$549];[.J437]&gt;[.J$550]);&quot;&quot;;[.J437])" office:value-type="string" office:string-value="" calcext:value-type="error">
            <text:p>#DIV/0 !</text:p>
          </table:table-cell>
          <table:table-cell table:formula="of:=IF(OR([.K437]&lt;[.K$549];[.K437]&gt;[.K$550]);&quot;&quot;;[.K437])" office:value-type="string" office:string-value="" calcext:value-type="error">
            <text:p>#DIV/0 !</text:p>
          </table:table-cell>
          <table:table-cell table:formula="of:=IF(OR([.L437]&lt;[.L$549];[.L437]&gt;[.L$550]);&quot;&quot;;[.L437])">
            <text:p/>
          </table:table-cell>
          <table:table-cell table:formula="of:=IF(OR([.M437]&lt;[.M$549];[.M437]&gt;[.M$550]);&quot;&quot;;[.M437])" office:value-type="float" office:value="0.000141642532672858" calcext:value-type="float">
            <text:p>0,0001416425</text:p>
          </table:table-cell>
          <table:table-cell table:formula="of:=IF(OR([.N437]&lt;[.N$549];[.N437]&gt;[.N$550]);&quot;&quot;;[.N437])" office:value-type="float" office:value="0.496347827522133" calcext:value-type="float">
            <text:p>0,4963478275</text:p>
          </table:table-cell>
          <table:table-cell table:formula="of:=IF(OR([.O437]&lt;[.O$549];[.O437]&gt;[.O$550]);&quot;&quot;;[.O437])" office:value-type="float" office:value="0.0000254251048473209" calcext:value-type="float">
            <text:p>2,54251048473209E-005</text:p>
          </table:table-cell>
          <table:table-cell table:formula="of:=IF(OR([.P437]&lt;[.P$549];[.P437]&gt;[.P$550]);&quot;&quot;;[.P437])">
            <text:p/>
          </table:table-cell>
          <table:table-cell table:formula="of:=IF(OR([.Q437]&lt;[.Q$549];[.Q437]&gt;[.Q$550]);&quot;&quot;;[.Q437])" office:value-type="string" office:string-value="" calcext:value-type="error">
            <text:p>#DIV/0 !</text:p>
          </table:table-cell>
          <table:table-cell table:formula="of:=IF(OR([.R437]&lt;[.R$549];[.R437]&gt;[.R$550]);&quot;&quot;;[.R437])" office:value-type="string" office:string-value="" calcext:value-type="error">
            <text:p>#DIV/0 !</text:p>
          </table:table-cell>
          <table:table-cell table:formula="of:=IF(OR([.S437]&lt;[.S$549];[.S437]&gt;[.S$550]);&quot;&quot;;[.S437])" office:value-type="float" office:value="0.010960123439901" calcext:value-type="float">
            <text:p>0,0109601234</text:p>
          </table:table-cell>
          <table:table-cell table:formula="of:=IF(OR([.T437]&lt;[.T$549];[.T437]&gt;[.T$550]);&quot;&quot;;[.T437])" office:value-type="string" office:string-value="" calcext:value-type="error">
            <text:p>#DIV/0 !</text:p>
          </table:table-cell>
          <table:table-cell table:formula="of:=IF(OR([.U437]&lt;[.U$549];[.U437]&gt;[.U$550]);&quot;&quot;;[.U437])" office:value-type="string" office:string-value="" calcext:value-type="error">
            <text:p>#DIV/0 !</text:p>
          </table:table-cell>
          <table:table-cell table:formula="of:=IF(OR([.V437]&lt;[.V$549];[.V437]&gt;[.V$550]);&quot;&quot;;[.V437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8.3" calcext:value-type="float">
            <text:p>58,3</text:p>
          </table:table-cell>
          <table:table-cell table:formula="of:=IF(OR([.B438]&lt;[.B$549];[.B438]&gt;[.B$550]);&quot;&quot;;[.B438])" office:value-type="string" office:string-value="" calcext:value-type="error">
            <text:p>#DIV/0 !</text:p>
          </table:table-cell>
          <table:table-cell table:formula="of:=IF(OR([.C438]&lt;[.C$549];[.C438]&gt;[.C$550]);&quot;&quot;;[.C438])" office:value-type="float" office:value="0.000193892568291008" calcext:value-type="float">
            <text:p>0,0001938926</text:p>
          </table:table-cell>
          <table:table-cell table:formula="of:=IF(OR([.D438]&lt;[.D$549];[.D438]&gt;[.D$550]);&quot;&quot;;[.D438])" office:value-type="string" office:string-value="" calcext:value-type="error">
            <text:p>#DIV/0 !</text:p>
          </table:table-cell>
          <table:table-cell table:formula="of:=IF(OR([.E438]&lt;[.E$549];[.E438]&gt;[.E$550]);&quot;&quot;;[.E438])" office:value-type="float" office:value="1" calcext:value-type="float">
            <text:p>1</text:p>
          </table:table-cell>
          <table:table-cell table:formula="of:=IF(OR([.F438]&lt;[.F$549];[.F438]&gt;[.F$550]);&quot;&quot;;[.F438])">
            <text:p/>
          </table:table-cell>
          <table:table-cell table:formula="of:=IF(OR([.G438]&lt;[.G$549];[.G438]&gt;[.G$550]);&quot;&quot;;[.G438])" office:value-type="string" office:string-value="" calcext:value-type="error">
            <text:p>#DIV/0 !</text:p>
          </table:table-cell>
          <table:table-cell table:formula="of:=IF(OR([.H438]&lt;[.H$549];[.H438]&gt;[.H$550]);&quot;&quot;;[.H438])" office:value-type="string" office:string-value="" calcext:value-type="error">
            <text:p>#DIV/0 !</text:p>
          </table:table-cell>
          <table:table-cell table:formula="of:=IF(OR([.I438]&lt;[.I$549];[.I438]&gt;[.I$550]);&quot;&quot;;[.I438])" office:value-type="float" office:value="0.00906147446645883" calcext:value-type="float">
            <text:p>0,0090614745</text:p>
          </table:table-cell>
          <table:table-cell table:formula="of:=IF(OR([.J438]&lt;[.J$549];[.J438]&gt;[.J$550]);&quot;&quot;;[.J438])" office:value-type="string" office:string-value="" calcext:value-type="error">
            <text:p>#DIV/0 !</text:p>
          </table:table-cell>
          <table:table-cell table:formula="of:=IF(OR([.K438]&lt;[.K$549];[.K438]&gt;[.K$550]);&quot;&quot;;[.K438])" office:value-type="string" office:string-value="" calcext:value-type="error">
            <text:p>#DIV/0 !</text:p>
          </table:table-cell>
          <table:table-cell table:formula="of:=IF(OR([.L438]&lt;[.L$549];[.L438]&gt;[.L$550]);&quot;&quot;;[.L438])">
            <text:p/>
          </table:table-cell>
          <table:table-cell table:formula="of:=IF(OR([.M438]&lt;[.M$549];[.M438]&gt;[.M$550]);&quot;&quot;;[.M438])">
            <text:p/>
          </table:table-cell>
          <table:table-cell table:formula="of:=IF(OR([.N438]&lt;[.N$549];[.N438]&gt;[.N$550]);&quot;&quot;;[.N438])" office:value-type="float" office:value="0.528070710021748" calcext:value-type="float">
            <text:p>0,52807071</text:p>
          </table:table-cell>
          <table:table-cell table:formula="of:=IF(OR([.O438]&lt;[.O$549];[.O438]&gt;[.O$550]);&quot;&quot;;[.O438])" office:value-type="float" office:value="0.0000170000803231621" calcext:value-type="float">
            <text:p>1,70000803231621E-005</text:p>
          </table:table-cell>
          <table:table-cell table:formula="of:=IF(OR([.P438]&lt;[.P$549];[.P438]&gt;[.P$550]);&quot;&quot;;[.P438])">
            <text:p/>
          </table:table-cell>
          <table:table-cell table:formula="of:=IF(OR([.Q438]&lt;[.Q$549];[.Q438]&gt;[.Q$550]);&quot;&quot;;[.Q438])" office:value-type="string" office:string-value="" calcext:value-type="error">
            <text:p>#DIV/0 !</text:p>
          </table:table-cell>
          <table:table-cell table:formula="of:=IF(OR([.R438]&lt;[.R$549];[.R438]&gt;[.R$550]);&quot;&quot;;[.R438])" office:value-type="string" office:string-value="" calcext:value-type="error">
            <text:p>#DIV/0 !</text:p>
          </table:table-cell>
          <table:table-cell table:formula="of:=IF(OR([.S438]&lt;[.S$549];[.S438]&gt;[.S$550]);&quot;&quot;;[.S438])" office:value-type="float" office:value="0.0111600737733712" calcext:value-type="float">
            <text:p>0,0111600738</text:p>
          </table:table-cell>
          <table:table-cell table:formula="of:=IF(OR([.T438]&lt;[.T$549];[.T438]&gt;[.T$550]);&quot;&quot;;[.T438])" office:value-type="string" office:string-value="" calcext:value-type="error">
            <text:p>#DIV/0 !</text:p>
          </table:table-cell>
          <table:table-cell table:formula="of:=IF(OR([.U438]&lt;[.U$549];[.U438]&gt;[.U$550]);&quot;&quot;;[.U438])" office:value-type="string" office:string-value="" calcext:value-type="error">
            <text:p>#DIV/0 !</text:p>
          </table:table-cell>
          <table:table-cell table:formula="of:=IF(OR([.V438]&lt;[.V$549];[.V438]&gt;[.V$550]);&quot;&quot;;[.V438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0.1" calcext:value-type="float">
            <text:p>60,1</text:p>
          </table:table-cell>
          <table:table-cell table:formula="of:=IF(OR([.B439]&lt;[.B$549];[.B439]&gt;[.B$550]);&quot;&quot;;[.B439])" office:value-type="string" office:string-value="" calcext:value-type="error">
            <text:p>#DIV/0 !</text:p>
          </table:table-cell>
          <table:table-cell table:formula="of:=IF(OR([.C439]&lt;[.C$549];[.C439]&gt;[.C$550]);&quot;&quot;;[.C439])" office:value-type="float" office:value="0.000189475490834696" calcext:value-type="float">
            <text:p>0,0001894755</text:p>
          </table:table-cell>
          <table:table-cell table:formula="of:=IF(OR([.D439]&lt;[.D$549];[.D439]&gt;[.D$550]);&quot;&quot;;[.D439])" office:value-type="string" office:string-value="" calcext:value-type="error">
            <text:p>#DIV/0 !</text:p>
          </table:table-cell>
          <table:table-cell table:formula="of:=IF(OR([.E439]&lt;[.E$549];[.E439]&gt;[.E$550]);&quot;&quot;;[.E439])" office:value-type="float" office:value="1" calcext:value-type="float">
            <text:p>1</text:p>
          </table:table-cell>
          <table:table-cell table:formula="of:=IF(OR([.F439]&lt;[.F$549];[.F439]&gt;[.F$550]);&quot;&quot;;[.F439])">
            <text:p/>
          </table:table-cell>
          <table:table-cell table:formula="of:=IF(OR([.G439]&lt;[.G$549];[.G439]&gt;[.G$550]);&quot;&quot;;[.G439])" office:value-type="string" office:string-value="" calcext:value-type="error">
            <text:p>#DIV/0 !</text:p>
          </table:table-cell>
          <table:table-cell table:formula="of:=IF(OR([.H439]&lt;[.H$549];[.H439]&gt;[.H$550]);&quot;&quot;;[.H439])" office:value-type="string" office:string-value="" calcext:value-type="error">
            <text:p>#DIV/0 !</text:p>
          </table:table-cell>
          <table:table-cell table:formula="of:=IF(OR([.I439]&lt;[.I$549];[.I439]&gt;[.I$550]);&quot;&quot;;[.I439])" office:value-type="float" office:value="0.00825112848577452" calcext:value-type="float">
            <text:p>0,0082511285</text:p>
          </table:table-cell>
          <table:table-cell table:formula="of:=IF(OR([.J439]&lt;[.J$549];[.J439]&gt;[.J$550]);&quot;&quot;;[.J439])" office:value-type="string" office:string-value="" calcext:value-type="error">
            <text:p>#DIV/0 !</text:p>
          </table:table-cell>
          <table:table-cell table:formula="of:=IF(OR([.K439]&lt;[.K$549];[.K439]&gt;[.K$550]);&quot;&quot;;[.K439])" office:value-type="string" office:string-value="" calcext:value-type="error">
            <text:p>#DIV/0 !</text:p>
          </table:table-cell>
          <table:table-cell table:formula="of:=IF(OR([.L439]&lt;[.L$549];[.L439]&gt;[.L$550]);&quot;&quot;;[.L439])">
            <text:p/>
          </table:table-cell>
          <table:table-cell table:formula="of:=IF(OR([.M439]&lt;[.M$549];[.M439]&gt;[.M$550]);&quot;&quot;;[.M439])">
            <text:p/>
          </table:table-cell>
          <table:table-cell table:formula="of:=IF(OR([.N439]&lt;[.N$549];[.N439]&gt;[.N$550]);&quot;&quot;;[.N439])">
            <text:p/>
          </table:table-cell>
          <table:table-cell table:formula="of:=IF(OR([.O439]&lt;[.O$549];[.O439]&gt;[.O$550]);&quot;&quot;;[.O439])">
            <text:p/>
          </table:table-cell>
          <table:table-cell table:formula="of:=IF(OR([.P439]&lt;[.P$549];[.P439]&gt;[.P$550]);&quot;&quot;;[.P439])">
            <text:p/>
          </table:table-cell>
          <table:table-cell table:formula="of:=IF(OR([.Q439]&lt;[.Q$549];[.Q439]&gt;[.Q$550]);&quot;&quot;;[.Q439])" office:value-type="string" office:string-value="" calcext:value-type="error">
            <text:p>#DIV/0 !</text:p>
          </table:table-cell>
          <table:table-cell table:formula="of:=IF(OR([.R439]&lt;[.R$549];[.R439]&gt;[.R$550]);&quot;&quot;;[.R439])" office:value-type="string" office:string-value="" calcext:value-type="error">
            <text:p>#DIV/0 !</text:p>
          </table:table-cell>
          <table:table-cell table:formula="of:=IF(OR([.S439]&lt;[.S$549];[.S439]&gt;[.S$550]);&quot;&quot;;[.S439])" office:value-type="float" office:value="0.0101620550778635" calcext:value-type="float">
            <text:p>0,0101620551</text:p>
          </table:table-cell>
          <table:table-cell table:formula="of:=IF(OR([.T439]&lt;[.T$549];[.T439]&gt;[.T$550]);&quot;&quot;;[.T439])" office:value-type="string" office:string-value="" calcext:value-type="error">
            <text:p>#DIV/0 !</text:p>
          </table:table-cell>
          <table:table-cell table:formula="of:=IF(OR([.U439]&lt;[.U$549];[.U439]&gt;[.U$550]);&quot;&quot;;[.U439])" office:value-type="string" office:string-value="" calcext:value-type="error">
            <text:p>#DIV/0 !</text:p>
          </table:table-cell>
          <table:table-cell table:formula="of:=IF(OR([.V439]&lt;[.V$549];[.V439]&gt;[.V$550]);&quot;&quot;;[.V439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1.9" calcext:value-type="float">
            <text:p>61,9</text:p>
          </table:table-cell>
          <table:table-cell table:formula="of:=IF(OR([.B440]&lt;[.B$549];[.B440]&gt;[.B$550]);&quot;&quot;;[.B440])" office:value-type="string" office:string-value="" calcext:value-type="error">
            <text:p>#DIV/0 !</text:p>
          </table:table-cell>
          <table:table-cell table:formula="of:=IF(OR([.C440]&lt;[.C$549];[.C440]&gt;[.C$550]);&quot;&quot;;[.C440])" office:value-type="float" office:value="0.000262323008686334" calcext:value-type="float">
            <text:p>0,000262323</text:p>
          </table:table-cell>
          <table:table-cell table:formula="of:=IF(OR([.D440]&lt;[.D$549];[.D440]&gt;[.D$550]);&quot;&quot;;[.D440])" office:value-type="string" office:string-value="" calcext:value-type="error">
            <text:p>#DIV/0 !</text:p>
          </table:table-cell>
          <table:table-cell table:formula="of:=IF(OR([.E440]&lt;[.E$549];[.E440]&gt;[.E$550]);&quot;&quot;;[.E440])" office:value-type="float" office:value="1" calcext:value-type="float">
            <text:p>1</text:p>
          </table:table-cell>
          <table:table-cell table:formula="of:=IF(OR([.F440]&lt;[.F$549];[.F440]&gt;[.F$550]);&quot;&quot;;[.F440])">
            <text:p/>
          </table:table-cell>
          <table:table-cell table:formula="of:=IF(OR([.G440]&lt;[.G$549];[.G440]&gt;[.G$550]);&quot;&quot;;[.G440])" office:value-type="string" office:string-value="" calcext:value-type="error">
            <text:p>#DIV/0 !</text:p>
          </table:table-cell>
          <table:table-cell table:formula="of:=IF(OR([.H440]&lt;[.H$549];[.H440]&gt;[.H$550]);&quot;&quot;;[.H440])" office:value-type="string" office:string-value="" calcext:value-type="error">
            <text:p>#DIV/0 !</text:p>
          </table:table-cell>
          <table:table-cell table:formula="of:=IF(OR([.I440]&lt;[.I$549];[.I440]&gt;[.I$550]);&quot;&quot;;[.I440])" office:value-type="float" office:value="0.00983936373240465" calcext:value-type="float">
            <text:p>0,0098393637</text:p>
          </table:table-cell>
          <table:table-cell table:formula="of:=IF(OR([.J440]&lt;[.J$549];[.J440]&gt;[.J$550]);&quot;&quot;;[.J440])" office:value-type="string" office:string-value="" calcext:value-type="error">
            <text:p>#DIV/0 !</text:p>
          </table:table-cell>
          <table:table-cell table:formula="of:=IF(OR([.K440]&lt;[.K$549];[.K440]&gt;[.K$550]);&quot;&quot;;[.K440])" office:value-type="string" office:string-value="" calcext:value-type="error">
            <text:p>#DIV/0 !</text:p>
          </table:table-cell>
          <table:table-cell table:formula="of:=IF(OR([.L440]&lt;[.L$549];[.L440]&gt;[.L$550]);&quot;&quot;;[.L440])">
            <text:p/>
          </table:table-cell>
          <table:table-cell table:formula="of:=IF(OR([.M440]&lt;[.M$549];[.M440]&gt;[.M$550]);&quot;&quot;;[.M440])" office:value-type="float" office:value="0.000141108230379015" calcext:value-type="float">
            <text:p>0,0001411082</text:p>
          </table:table-cell>
          <table:table-cell table:formula="of:=IF(OR([.N440]&lt;[.N$549];[.N440]&gt;[.N$550]);&quot;&quot;;[.N440])" office:value-type="float" office:value="0.612143929700917" calcext:value-type="float">
            <text:p>0,6121439297</text:p>
          </table:table-cell>
          <table:table-cell table:formula="of:=IF(OR([.O440]&lt;[.O$549];[.O440]&gt;[.O$550]);&quot;&quot;;[.O440])">
            <text:p/>
          </table:table-cell>
          <table:table-cell table:formula="of:=IF(OR([.P440]&lt;[.P$549];[.P440]&gt;[.P$550]);&quot;&quot;;[.P440])">
            <text:p/>
          </table:table-cell>
          <table:table-cell table:formula="of:=IF(OR([.Q440]&lt;[.Q$549];[.Q440]&gt;[.Q$550]);&quot;&quot;;[.Q440])" office:value-type="string" office:string-value="" calcext:value-type="error">
            <text:p>#DIV/0 !</text:p>
          </table:table-cell>
          <table:table-cell table:formula="of:=IF(OR([.R440]&lt;[.R$549];[.R440]&gt;[.R$550]);&quot;&quot;;[.R440])" office:value-type="string" office:string-value="" calcext:value-type="error">
            <text:p>#DIV/0 !</text:p>
          </table:table-cell>
          <table:table-cell table:formula="of:=IF(OR([.S440]&lt;[.S$549];[.S440]&gt;[.S$550]);&quot;&quot;;[.S440])" office:value-type="float" office:value="0.012120208582861" calcext:value-type="float">
            <text:p>0,0121202086</text:p>
          </table:table-cell>
          <table:table-cell table:formula="of:=IF(OR([.T440]&lt;[.T$549];[.T440]&gt;[.T$550]);&quot;&quot;;[.T440])" office:value-type="string" office:string-value="" calcext:value-type="error">
            <text:p>#DIV/0 !</text:p>
          </table:table-cell>
          <table:table-cell table:formula="of:=IF(OR([.U440]&lt;[.U$549];[.U440]&gt;[.U$550]);&quot;&quot;;[.U440])" office:value-type="string" office:string-value="" calcext:value-type="error">
            <text:p>#DIV/0 !</text:p>
          </table:table-cell>
          <table:table-cell table:formula="of:=IF(OR([.V440]&lt;[.V$549];[.V440]&gt;[.V$550]);&quot;&quot;;[.V440])" office:value-type="float" office:value="0.00000514125719830634" calcext:value-type="float">
            <text:p>5,14125719830634E-006</text:p>
          </table:table-cell>
          <table:table-cell table:number-columns-repeated="1002"/>
        </table:table-row>
        <table:table-row table:style-name="ro2">
          <table:table-cell table:style-name="ce2" office:value-type="float" office:value="63.6" calcext:value-type="float">
            <text:p>63,6</text:p>
          </table:table-cell>
          <table:table-cell table:formula="of:=IF(OR([.B441]&lt;[.B$549];[.B441]&gt;[.B$550]);&quot;&quot;;[.B441])" office:value-type="string" office:string-value="" calcext:value-type="error">
            <text:p>#DIV/0 !</text:p>
          </table:table-cell>
          <table:table-cell table:formula="of:=IF(OR([.C441]&lt;[.C$549];[.C441]&gt;[.C$550]);&quot;&quot;;[.C441])" office:value-type="float" office:value="0.000158572591439044" calcext:value-type="float">
            <text:p>0,0001585726</text:p>
          </table:table-cell>
          <table:table-cell table:formula="of:=IF(OR([.D441]&lt;[.D$549];[.D441]&gt;[.D$550]);&quot;&quot;;[.D441])" office:value-type="string" office:string-value="" calcext:value-type="error">
            <text:p>#DIV/0 !</text:p>
          </table:table-cell>
          <table:table-cell table:formula="of:=IF(OR([.E441]&lt;[.E$549];[.E441]&gt;[.E$550]);&quot;&quot;;[.E441])" office:value-type="float" office:value="1" calcext:value-type="float">
            <text:p>1</text:p>
          </table:table-cell>
          <table:table-cell table:formula="of:=IF(OR([.F441]&lt;[.F$549];[.F441]&gt;[.F$550]);&quot;&quot;;[.F441])">
            <text:p/>
          </table:table-cell>
          <table:table-cell table:formula="of:=IF(OR([.G441]&lt;[.G$549];[.G441]&gt;[.G$550]);&quot;&quot;;[.G441])" office:value-type="string" office:string-value="" calcext:value-type="error">
            <text:p>#DIV/0 !</text:p>
          </table:table-cell>
          <table:table-cell table:formula="of:=IF(OR([.H441]&lt;[.H$549];[.H441]&gt;[.H$550]);&quot;&quot;;[.H441])" office:value-type="string" office:string-value="" calcext:value-type="error">
            <text:p>#DIV/0 !</text:p>
          </table:table-cell>
          <table:table-cell table:formula="of:=IF(OR([.I441]&lt;[.I$549];[.I441]&gt;[.I$550]);&quot;&quot;;[.I441])" office:value-type="float" office:value="0.00729618901066294" calcext:value-type="float">
            <text:p>0,007296189</text:p>
          </table:table-cell>
          <table:table-cell table:formula="of:=IF(OR([.J441]&lt;[.J$549];[.J441]&gt;[.J$550]);&quot;&quot;;[.J441])" office:value-type="string" office:string-value="" calcext:value-type="error">
            <text:p>#DIV/0 !</text:p>
          </table:table-cell>
          <table:table-cell table:formula="of:=IF(OR([.K441]&lt;[.K$549];[.K441]&gt;[.K$550]);&quot;&quot;;[.K441])" office:value-type="string" office:string-value="" calcext:value-type="error">
            <text:p>#DIV/0 !</text:p>
          </table:table-cell>
          <table:table-cell table:formula="of:=IF(OR([.L441]&lt;[.L$549];[.L441]&gt;[.L$550]);&quot;&quot;;[.L441])">
            <text:p/>
          </table:table-cell>
          <table:table-cell table:formula="of:=IF(OR([.M441]&lt;[.M$549];[.M441]&gt;[.M$550]);&quot;&quot;;[.M441])" office:value-type="float" office:value="0.000170327894589202" calcext:value-type="float">
            <text:p>0,0001703279</text:p>
          </table:table-cell>
          <table:table-cell table:formula="of:=IF(OR([.N441]&lt;[.N$549];[.N441]&gt;[.N$550]);&quot;&quot;;[.N441])" office:value-type="float" office:value="0.466744285317949" calcext:value-type="float">
            <text:p>0,4667442853</text:p>
          </table:table-cell>
          <table:table-cell table:formula="of:=IF(OR([.O441]&lt;[.O$549];[.O441]&gt;[.O$550]);&quot;&quot;;[.O441])" office:value-type="float" office:value="0.0000196942904600554" calcext:value-type="float">
            <text:p>1,96942904600554E-005</text:p>
          </table:table-cell>
          <table:table-cell table:formula="of:=IF(OR([.P441]&lt;[.P$549];[.P441]&gt;[.P$550]);&quot;&quot;;[.P441])">
            <text:p/>
          </table:table-cell>
          <table:table-cell table:formula="of:=IF(OR([.Q441]&lt;[.Q$549];[.Q441]&gt;[.Q$550]);&quot;&quot;;[.Q441])" office:value-type="string" office:string-value="" calcext:value-type="error">
            <text:p>#DIV/0 !</text:p>
          </table:table-cell>
          <table:table-cell table:formula="of:=IF(OR([.R441]&lt;[.R$549];[.R441]&gt;[.R$550]);&quot;&quot;;[.R441])" office:value-type="string" office:string-value="" calcext:value-type="error">
            <text:p>#DIV/0 !</text:p>
          </table:table-cell>
          <table:table-cell table:formula="of:=IF(OR([.S441]&lt;[.S$549];[.S441]&gt;[.S$550]);&quot;&quot;;[.S441])" office:value-type="float" office:value="0.0110133769222736" calcext:value-type="float">
            <text:p>0,0110133769</text:p>
          </table:table-cell>
          <table:table-cell table:formula="of:=IF(OR([.T441]&lt;[.T$549];[.T441]&gt;[.T$550]);&quot;&quot;;[.T441])" office:value-type="string" office:string-value="" calcext:value-type="error">
            <text:p>#DIV/0 !</text:p>
          </table:table-cell>
          <table:table-cell table:formula="of:=IF(OR([.U441]&lt;[.U$549];[.U441]&gt;[.U$550]);&quot;&quot;;[.U441])" office:value-type="string" office:string-value="" calcext:value-type="error">
            <text:p>#DIV/0 !</text:p>
          </table:table-cell>
          <table:table-cell table:formula="of:=IF(OR([.V441]&lt;[.V$549];[.V441]&gt;[.V$550]);&quot;&quot;;[.V441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5.4" calcext:value-type="float">
            <text:p>65,4</text:p>
          </table:table-cell>
          <table:table-cell table:formula="of:=IF(OR([.B442]&lt;[.B$549];[.B442]&gt;[.B$550]);&quot;&quot;;[.B442])" office:value-type="string" office:string-value="" calcext:value-type="error">
            <text:p>#DIV/0 !</text:p>
          </table:table-cell>
          <table:table-cell table:formula="of:=IF(OR([.C442]&lt;[.C$549];[.C442]&gt;[.C$550]);&quot;&quot;;[.C442])" office:value-type="float" office:value="0.000221702695466354" calcext:value-type="float">
            <text:p>0,0002217027</text:p>
          </table:table-cell>
          <table:table-cell table:formula="of:=IF(OR([.D442]&lt;[.D$549];[.D442]&gt;[.D$550]);&quot;&quot;;[.D442])" office:value-type="string" office:string-value="" calcext:value-type="error">
            <text:p>#DIV/0 !</text:p>
          </table:table-cell>
          <table:table-cell table:formula="of:=IF(OR([.E442]&lt;[.E$549];[.E442]&gt;[.E$550]);&quot;&quot;;[.E442])" office:value-type="float" office:value="1" calcext:value-type="float">
            <text:p>1</text:p>
          </table:table-cell>
          <table:table-cell table:formula="of:=IF(OR([.F442]&lt;[.F$549];[.F442]&gt;[.F$550]);&quot;&quot;;[.F442])">
            <text:p/>
          </table:table-cell>
          <table:table-cell table:formula="of:=IF(OR([.G442]&lt;[.G$549];[.G442]&gt;[.G$550]);&quot;&quot;;[.G442])" office:value-type="string" office:string-value="" calcext:value-type="error">
            <text:p>#DIV/0 !</text:p>
          </table:table-cell>
          <table:table-cell table:formula="of:=IF(OR([.H442]&lt;[.H$549];[.H442]&gt;[.H$550]);&quot;&quot;;[.H442])" office:value-type="string" office:string-value="" calcext:value-type="error">
            <text:p>#DIV/0 !</text:p>
          </table:table-cell>
          <table:table-cell table:formula="of:=IF(OR([.I442]&lt;[.I$549];[.I442]&gt;[.I$550]);&quot;&quot;;[.I442])" office:value-type="float" office:value="0.00988506644534377" calcext:value-type="float">
            <text:p>0,0098850664</text:p>
          </table:table-cell>
          <table:table-cell table:formula="of:=IF(OR([.J442]&lt;[.J$549];[.J442]&gt;[.J$550]);&quot;&quot;;[.J442])" office:value-type="string" office:string-value="" calcext:value-type="error">
            <text:p>#DIV/0 !</text:p>
          </table:table-cell>
          <table:table-cell table:formula="of:=IF(OR([.K442]&lt;[.K$549];[.K442]&gt;[.K$550]);&quot;&quot;;[.K442])" office:value-type="string" office:string-value="" calcext:value-type="error">
            <text:p>#DIV/0 !</text:p>
          </table:table-cell>
          <table:table-cell table:formula="of:=IF(OR([.L442]&lt;[.L$549];[.L442]&gt;[.L$550]);&quot;&quot;;[.L442])">
            <text:p/>
          </table:table-cell>
          <table:table-cell table:formula="of:=IF(OR([.M442]&lt;[.M$549];[.M442]&gt;[.M$550]);&quot;&quot;;[.M442])" office:value-type="float" office:value="0.000156127657649556" calcext:value-type="float">
            <text:p>0,0001561277</text:p>
          </table:table-cell>
          <table:table-cell table:formula="of:=IF(OR([.N442]&lt;[.N$549];[.N442]&gt;[.N$550]);&quot;&quot;;[.N442])" office:value-type="float" office:value="0.547140985215347" calcext:value-type="float">
            <text:p>0,5471409852</text:p>
          </table:table-cell>
          <table:table-cell table:formula="of:=IF(OR([.O442]&lt;[.O$549];[.O442]&gt;[.O$550]);&quot;&quot;;[.O442])" office:value-type="float" office:value="0.0000346515971336938" calcext:value-type="float">
            <text:p>3,46515971336938E-005</text:p>
          </table:table-cell>
          <table:table-cell table:formula="of:=IF(OR([.P442]&lt;[.P$549];[.P442]&gt;[.P$550]);&quot;&quot;;[.P442])">
            <text:p/>
          </table:table-cell>
          <table:table-cell table:formula="of:=IF(OR([.Q442]&lt;[.Q$549];[.Q442]&gt;[.Q$550]);&quot;&quot;;[.Q442])" office:value-type="string" office:string-value="" calcext:value-type="error">
            <text:p>#DIV/0 !</text:p>
          </table:table-cell>
          <table:table-cell table:formula="of:=IF(OR([.R442]&lt;[.R$549];[.R442]&gt;[.R$550]);&quot;&quot;;[.R442])" office:value-type="string" office:string-value="" calcext:value-type="error">
            <text:p>#DIV/0 !</text:p>
          </table:table-cell>
          <table:table-cell table:formula="of:=IF(OR([.S442]&lt;[.S$549];[.S442]&gt;[.S$550]);&quot;&quot;;[.S442])" office:value-type="float" office:value="0.0114101667544318" calcext:value-type="float">
            <text:p>0,0114101668</text:p>
          </table:table-cell>
          <table:table-cell table:formula="of:=IF(OR([.T442]&lt;[.T$549];[.T442]&gt;[.T$550]);&quot;&quot;;[.T442])" office:value-type="string" office:string-value="" calcext:value-type="error">
            <text:p>#DIV/0 !</text:p>
          </table:table-cell>
          <table:table-cell table:formula="of:=IF(OR([.U442]&lt;[.U$549];[.U442]&gt;[.U$550]);&quot;&quot;;[.U442])" office:value-type="string" office:string-value="" calcext:value-type="error">
            <text:p>#DIV/0 !</text:p>
          </table:table-cell>
          <table:table-cell table:formula="of:=IF(OR([.V442]&lt;[.V$549];[.V442]&gt;[.V$550]);&quot;&quot;;[.V442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7.2" calcext:value-type="float">
            <text:p>67,2</text:p>
          </table:table-cell>
          <table:table-cell table:formula="of:=IF(OR([.B443]&lt;[.B$549];[.B443]&gt;[.B$550]);&quot;&quot;;[.B443])" office:value-type="string" office:string-value="" calcext:value-type="error">
            <text:p>#DIV/0 !</text:p>
          </table:table-cell>
          <table:table-cell table:formula="of:=IF(OR([.C443]&lt;[.C$549];[.C443]&gt;[.C$550]);&quot;&quot;;[.C443])" office:value-type="float" office:value="0.00020251279245122" calcext:value-type="float">
            <text:p>0,0002025128</text:p>
          </table:table-cell>
          <table:table-cell table:formula="of:=IF(OR([.D443]&lt;[.D$549];[.D443]&gt;[.D$550]);&quot;&quot;;[.D443])" office:value-type="string" office:string-value="" calcext:value-type="error">
            <text:p>#DIV/0 !</text:p>
          </table:table-cell>
          <table:table-cell table:formula="of:=IF(OR([.E443]&lt;[.E$549];[.E443]&gt;[.E$550]);&quot;&quot;;[.E443])" office:value-type="float" office:value="1" calcext:value-type="float">
            <text:p>1</text:p>
          </table:table-cell>
          <table:table-cell table:formula="of:=IF(OR([.F443]&lt;[.F$549];[.F443]&gt;[.F$550]);&quot;&quot;;[.F443])">
            <text:p/>
          </table:table-cell>
          <table:table-cell table:formula="of:=IF(OR([.G443]&lt;[.G$549];[.G443]&gt;[.G$550]);&quot;&quot;;[.G443])" office:value-type="string" office:string-value="" calcext:value-type="error">
            <text:p>#DIV/0 !</text:p>
          </table:table-cell>
          <table:table-cell table:formula="of:=IF(OR([.H443]&lt;[.H$549];[.H443]&gt;[.H$550]);&quot;&quot;;[.H443])" office:value-type="string" office:string-value="" calcext:value-type="error">
            <text:p>#DIV/0 !</text:p>
          </table:table-cell>
          <table:table-cell table:formula="of:=IF(OR([.I443]&lt;[.I$549];[.I443]&gt;[.I$550]);&quot;&quot;;[.I443])" office:value-type="float" office:value="0.00565941580778791" calcext:value-type="float">
            <text:p>0,0056594158</text:p>
          </table:table-cell>
          <table:table-cell table:formula="of:=IF(OR([.J443]&lt;[.J$549];[.J443]&gt;[.J$550]);&quot;&quot;;[.J443])" office:value-type="string" office:string-value="" calcext:value-type="error">
            <text:p>#DIV/0 !</text:p>
          </table:table-cell>
          <table:table-cell table:formula="of:=IF(OR([.K443]&lt;[.K$549];[.K443]&gt;[.K$550]);&quot;&quot;;[.K443])" office:value-type="string" office:string-value="" calcext:value-type="error">
            <text:p>#DIV/0 !</text:p>
          </table:table-cell>
          <table:table-cell table:formula="of:=IF(OR([.L443]&lt;[.L$549];[.L443]&gt;[.L$550]);&quot;&quot;;[.L443])">
            <text:p/>
          </table:table-cell>
          <table:table-cell table:formula="of:=IF(OR([.M443]&lt;[.M$549];[.M443]&gt;[.M$550]);&quot;&quot;;[.M443])">
            <text:p/>
          </table:table-cell>
          <table:table-cell table:formula="of:=IF(OR([.N443]&lt;[.N$549];[.N443]&gt;[.N$550]);&quot;&quot;;[.N443])" office:value-type="float" office:value="0.569315901522626" calcext:value-type="float">
            <text:p>0,5693159015</text:p>
          </table:table-cell>
          <table:table-cell table:formula="of:=IF(OR([.O443]&lt;[.O$549];[.O443]&gt;[.O$550]);&quot;&quot;;[.O443])">
            <text:p/>
          </table:table-cell>
          <table:table-cell table:formula="of:=IF(OR([.P443]&lt;[.P$549];[.P443]&gt;[.P$550]);&quot;&quot;;[.P443])">
            <text:p/>
          </table:table-cell>
          <table:table-cell table:formula="of:=IF(OR([.Q443]&lt;[.Q$549];[.Q443]&gt;[.Q$550]);&quot;&quot;;[.Q443])" office:value-type="string" office:string-value="" calcext:value-type="error">
            <text:p>#DIV/0 !</text:p>
          </table:table-cell>
          <table:table-cell table:formula="of:=IF(OR([.R443]&lt;[.R$549];[.R443]&gt;[.R$550]);&quot;&quot;;[.R443])" office:value-type="string" office:string-value="" calcext:value-type="error">
            <text:p>#DIV/0 !</text:p>
          </table:table-cell>
          <table:table-cell table:formula="of:=IF(OR([.S443]&lt;[.S$549];[.S443]&gt;[.S$550]);&quot;&quot;;[.S443])" office:value-type="float" office:value="0.0119626962322219" calcext:value-type="float">
            <text:p>0,0119626962</text:p>
          </table:table-cell>
          <table:table-cell table:formula="of:=IF(OR([.T443]&lt;[.T$549];[.T443]&gt;[.T$550]);&quot;&quot;;[.T443])" office:value-type="string" office:string-value="" calcext:value-type="error">
            <text:p>#DIV/0 !</text:p>
          </table:table-cell>
          <table:table-cell table:formula="of:=IF(OR([.U443]&lt;[.U$549];[.U443]&gt;[.U$550]);&quot;&quot;;[.U443])" office:value-type="string" office:string-value="" calcext:value-type="error">
            <text:p>#DIV/0 !</text:p>
          </table:table-cell>
          <table:table-cell table:formula="of:=IF(OR([.V443]&lt;[.V$549];[.V443]&gt;[.V$550]);&quot;&quot;;[.V443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8.9" calcext:value-type="float">
            <text:p>68,9</text:p>
          </table:table-cell>
          <table:table-cell table:formula="of:=IF(OR([.B444]&lt;[.B$549];[.B444]&gt;[.B$550]);&quot;&quot;;[.B444])" office:value-type="string" office:string-value="" calcext:value-type="error">
            <text:p>#DIV/0 !</text:p>
          </table:table-cell>
          <table:table-cell table:formula="of:=IF(OR([.C444]&lt;[.C$549];[.C444]&gt;[.C$550]);&quot;&quot;;[.C444])" office:value-type="float" office:value="0.000189436137320317" calcext:value-type="float">
            <text:p>0,0001894361</text:p>
          </table:table-cell>
          <table:table-cell table:formula="of:=IF(OR([.D444]&lt;[.D$549];[.D444]&gt;[.D$550]);&quot;&quot;;[.D444])" office:value-type="string" office:string-value="" calcext:value-type="error">
            <text:p>#DIV/0 !</text:p>
          </table:table-cell>
          <table:table-cell table:formula="of:=IF(OR([.E444]&lt;[.E$549];[.E444]&gt;[.E$550]);&quot;&quot;;[.E444])" office:value-type="float" office:value="1" calcext:value-type="float">
            <text:p>1</text:p>
          </table:table-cell>
          <table:table-cell table:formula="of:=IF(OR([.F444]&lt;[.F$549];[.F444]&gt;[.F$550]);&quot;&quot;;[.F444])">
            <text:p/>
          </table:table-cell>
          <table:table-cell table:formula="of:=IF(OR([.G444]&lt;[.G$549];[.G444]&gt;[.G$550]);&quot;&quot;;[.G444])" office:value-type="string" office:string-value="" calcext:value-type="error">
            <text:p>#DIV/0 !</text:p>
          </table:table-cell>
          <table:table-cell table:formula="of:=IF(OR([.H444]&lt;[.H$549];[.H444]&gt;[.H$550]);&quot;&quot;;[.H444])" office:value-type="string" office:string-value="" calcext:value-type="error">
            <text:p>#DIV/0 !</text:p>
          </table:table-cell>
          <table:table-cell table:formula="of:=IF(OR([.I444]&lt;[.I$549];[.I444]&gt;[.I$550]);&quot;&quot;;[.I444])" office:value-type="float" office:value="0.00726241131162159" calcext:value-type="float">
            <text:p>0,0072624113</text:p>
          </table:table-cell>
          <table:table-cell table:formula="of:=IF(OR([.J444]&lt;[.J$549];[.J444]&gt;[.J$550]);&quot;&quot;;[.J444])" office:value-type="string" office:string-value="" calcext:value-type="error">
            <text:p>#DIV/0 !</text:p>
          </table:table-cell>
          <table:table-cell table:formula="of:=IF(OR([.K444]&lt;[.K$549];[.K444]&gt;[.K$550]);&quot;&quot;;[.K444])" office:value-type="string" office:string-value="" calcext:value-type="error">
            <text:p>#DIV/0 !</text:p>
          </table:table-cell>
          <table:table-cell table:formula="of:=IF(OR([.L444]&lt;[.L$549];[.L444]&gt;[.L$550]);&quot;&quot;;[.L444])">
            <text:p/>
          </table:table-cell>
          <table:table-cell table:formula="of:=IF(OR([.M444]&lt;[.M$549];[.M444]&gt;[.M$550]);&quot;&quot;;[.M444])">
            <text:p/>
          </table:table-cell>
          <table:table-cell table:formula="of:=IF(OR([.N444]&lt;[.N$549];[.N444]&gt;[.N$550]);&quot;&quot;;[.N444])" office:value-type="float" office:value="0.558427610730227" calcext:value-type="float">
            <text:p>0,5584276107</text:p>
          </table:table-cell>
          <table:table-cell table:formula="of:=IF(OR([.O444]&lt;[.O$549];[.O444]&gt;[.O$550]);&quot;&quot;;[.O444])">
            <text:p/>
          </table:table-cell>
          <table:table-cell table:formula="of:=IF(OR([.P444]&lt;[.P$549];[.P444]&gt;[.P$550]);&quot;&quot;;[.P444])">
            <text:p/>
          </table:table-cell>
          <table:table-cell table:formula="of:=IF(OR([.Q444]&lt;[.Q$549];[.Q444]&gt;[.Q$550]);&quot;&quot;;[.Q444])" office:value-type="string" office:string-value="" calcext:value-type="error">
            <text:p>#DIV/0 !</text:p>
          </table:table-cell>
          <table:table-cell table:formula="of:=IF(OR([.R444]&lt;[.R$549];[.R444]&gt;[.R$550]);&quot;&quot;;[.R444])" office:value-type="string" office:string-value="" calcext:value-type="error">
            <text:p>#DIV/0 !</text:p>
          </table:table-cell>
          <table:table-cell table:formula="of:=IF(OR([.S444]&lt;[.S$549];[.S444]&gt;[.S$550]);&quot;&quot;;[.S444])" office:value-type="float" office:value="0.0104056927094806" calcext:value-type="float">
            <text:p>0,0104056927</text:p>
          </table:table-cell>
          <table:table-cell table:formula="of:=IF(OR([.T444]&lt;[.T$549];[.T444]&gt;[.T$550]);&quot;&quot;;[.T444])" office:value-type="string" office:string-value="" calcext:value-type="error">
            <text:p>#DIV/0 !</text:p>
          </table:table-cell>
          <table:table-cell table:formula="of:=IF(OR([.U444]&lt;[.U$549];[.U444]&gt;[.U$550]);&quot;&quot;;[.U444])" office:value-type="string" office:string-value="" calcext:value-type="error">
            <text:p>#DIV/0 !</text:p>
          </table:table-cell>
          <table:table-cell table:formula="of:=IF(OR([.V444]&lt;[.V$549];[.V444]&gt;[.V$550]);&quot;&quot;;[.V444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0.7" calcext:value-type="float">
            <text:p>70,7</text:p>
          </table:table-cell>
          <table:table-cell table:formula="of:=IF(OR([.B445]&lt;[.B$549];[.B445]&gt;[.B$550]);&quot;&quot;;[.B445])" office:value-type="string" office:string-value="" calcext:value-type="error">
            <text:p>#DIV/0 !</text:p>
          </table:table-cell>
          <table:table-cell table:formula="of:=IF(OR([.C445]&lt;[.C$549];[.C445]&gt;[.C$550]);&quot;&quot;;[.C445])" office:value-type="float" office:value="0.000213460690439314" calcext:value-type="float">
            <text:p>0,0002134607</text:p>
          </table:table-cell>
          <table:table-cell table:formula="of:=IF(OR([.D445]&lt;[.D$549];[.D445]&gt;[.D$550]);&quot;&quot;;[.D445])" office:value-type="string" office:string-value="" calcext:value-type="error">
            <text:p>#DIV/0 !</text:p>
          </table:table-cell>
          <table:table-cell table:formula="of:=IF(OR([.E445]&lt;[.E$549];[.E445]&gt;[.E$550]);&quot;&quot;;[.E445])" office:value-type="float" office:value="1" calcext:value-type="float">
            <text:p>1</text:p>
          </table:table-cell>
          <table:table-cell table:formula="of:=IF(OR([.F445]&lt;[.F$549];[.F445]&gt;[.F$550]);&quot;&quot;;[.F445])">
            <text:p/>
          </table:table-cell>
          <table:table-cell table:formula="of:=IF(OR([.G445]&lt;[.G$549];[.G445]&gt;[.G$550]);&quot;&quot;;[.G445])" office:value-type="string" office:string-value="" calcext:value-type="error">
            <text:p>#DIV/0 !</text:p>
          </table:table-cell>
          <table:table-cell table:formula="of:=IF(OR([.H445]&lt;[.H$549];[.H445]&gt;[.H$550]);&quot;&quot;;[.H445])" office:value-type="string" office:string-value="" calcext:value-type="error">
            <text:p>#DIV/0 !</text:p>
          </table:table-cell>
          <table:table-cell table:formula="of:=IF(OR([.I445]&lt;[.I$549];[.I445]&gt;[.I$550]);&quot;&quot;;[.I445])" office:value-type="float" office:value="0.00679375022822872" calcext:value-type="float">
            <text:p>0,0067937502</text:p>
          </table:table-cell>
          <table:table-cell table:formula="of:=IF(OR([.J445]&lt;[.J$549];[.J445]&gt;[.J$550]);&quot;&quot;;[.J445])" office:value-type="string" office:string-value="" calcext:value-type="error">
            <text:p>#DIV/0 !</text:p>
          </table:table-cell>
          <table:table-cell table:formula="of:=IF(OR([.K445]&lt;[.K$549];[.K445]&gt;[.K$550]);&quot;&quot;;[.K445])" office:value-type="string" office:string-value="" calcext:value-type="error">
            <text:p>#DIV/0 !</text:p>
          </table:table-cell>
          <table:table-cell table:formula="of:=IF(OR([.L445]&lt;[.L$549];[.L445]&gt;[.L$550]);&quot;&quot;;[.L445])">
            <text:p/>
          </table:table-cell>
          <table:table-cell table:formula="of:=IF(OR([.M445]&lt;[.M$549];[.M445]&gt;[.M$550]);&quot;&quot;;[.M445])">
            <text:p/>
          </table:table-cell>
          <table:table-cell table:formula="of:=IF(OR([.N445]&lt;[.N$549];[.N445]&gt;[.N$550]);&quot;&quot;;[.N445])" office:value-type="float" office:value="0.524101923442363" calcext:value-type="float">
            <text:p>0,5241019234</text:p>
          </table:table-cell>
          <table:table-cell table:formula="of:=IF(OR([.O445]&lt;[.O$549];[.O445]&gt;[.O$550]);&quot;&quot;;[.O445])" office:value-type="float" office:value="0.0000284667061721839" calcext:value-type="float">
            <text:p>2,84667061721839E-005</text:p>
          </table:table-cell>
          <table:table-cell table:formula="of:=IF(OR([.P445]&lt;[.P$549];[.P445]&gt;[.P$550]);&quot;&quot;;[.P445])" office:value-type="float" office:value="0.0000981730058077229" calcext:value-type="float">
            <text:p>0,000098173</text:p>
          </table:table-cell>
          <table:table-cell table:formula="of:=IF(OR([.Q445]&lt;[.Q$549];[.Q445]&gt;[.Q$550]);&quot;&quot;;[.Q445])" office:value-type="string" office:string-value="" calcext:value-type="error">
            <text:p>#DIV/0 !</text:p>
          </table:table-cell>
          <table:table-cell table:formula="of:=IF(OR([.R445]&lt;[.R$549];[.R445]&gt;[.R$550]);&quot;&quot;;[.R445])" office:value-type="string" office:string-value="" calcext:value-type="error">
            <text:p>#DIV/0 !</text:p>
          </table:table-cell>
          <table:table-cell table:formula="of:=IF(OR([.S445]&lt;[.S$549];[.S445]&gt;[.S$550]);&quot;&quot;;[.S445])" office:value-type="float" office:value="0.0131150075920458" calcext:value-type="float">
            <text:p>0,0131150076</text:p>
          </table:table-cell>
          <table:table-cell table:formula="of:=IF(OR([.T445]&lt;[.T$549];[.T445]&gt;[.T$550]);&quot;&quot;;[.T445])" office:value-type="string" office:string-value="" calcext:value-type="error">
            <text:p>#DIV/0 !</text:p>
          </table:table-cell>
          <table:table-cell table:formula="of:=IF(OR([.U445]&lt;[.U$549];[.U445]&gt;[.U$550]);&quot;&quot;;[.U445])" office:value-type="string" office:string-value="" calcext:value-type="error">
            <text:p>#DIV/0 !</text:p>
          </table:table-cell>
          <table:table-cell table:formula="of:=IF(OR([.V445]&lt;[.V$549];[.V445]&gt;[.V$550]);&quot;&quot;;[.V445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2.5" calcext:value-type="float">
            <text:p>72,5</text:p>
          </table:table-cell>
          <table:table-cell table:formula="of:=IF(OR([.B446]&lt;[.B$549];[.B446]&gt;[.B$550]);&quot;&quot;;[.B446])" office:value-type="string" office:string-value="" calcext:value-type="error">
            <text:p>#DIV/0 !</text:p>
          </table:table-cell>
          <table:table-cell table:formula="of:=IF(OR([.C446]&lt;[.C$549];[.C446]&gt;[.C$550]);&quot;&quot;;[.C446])" office:value-type="float" office:value="0.000258191768610906" calcext:value-type="float">
            <text:p>0,0002581918</text:p>
          </table:table-cell>
          <table:table-cell table:formula="of:=IF(OR([.D446]&lt;[.D$549];[.D446]&gt;[.D$550]);&quot;&quot;;[.D446])" office:value-type="string" office:string-value="" calcext:value-type="error">
            <text:p>#DIV/0 !</text:p>
          </table:table-cell>
          <table:table-cell table:formula="of:=IF(OR([.E446]&lt;[.E$549];[.E446]&gt;[.E$550]);&quot;&quot;;[.E446])" office:value-type="float" office:value="1" calcext:value-type="float">
            <text:p>1</text:p>
          </table:table-cell>
          <table:table-cell table:formula="of:=IF(OR([.F446]&lt;[.F$549];[.F446]&gt;[.F$550]);&quot;&quot;;[.F446])">
            <text:p/>
          </table:table-cell>
          <table:table-cell table:formula="of:=IF(OR([.G446]&lt;[.G$549];[.G446]&gt;[.G$550]);&quot;&quot;;[.G446])" office:value-type="string" office:string-value="" calcext:value-type="error">
            <text:p>#DIV/0 !</text:p>
          </table:table-cell>
          <table:table-cell table:formula="of:=IF(OR([.H446]&lt;[.H$549];[.H446]&gt;[.H$550]);&quot;&quot;;[.H446])" office:value-type="string" office:string-value="" calcext:value-type="error">
            <text:p>#DIV/0 !</text:p>
          </table:table-cell>
          <table:table-cell table:formula="of:=IF(OR([.I446]&lt;[.I$549];[.I446]&gt;[.I$550]);&quot;&quot;;[.I446])" office:value-type="float" office:value="0.0052005400125058" calcext:value-type="float">
            <text:p>0,00520054</text:p>
          </table:table-cell>
          <table:table-cell table:formula="of:=IF(OR([.J446]&lt;[.J$549];[.J446]&gt;[.J$550]);&quot;&quot;;[.J446])" office:value-type="string" office:string-value="" calcext:value-type="error">
            <text:p>#DIV/0 !</text:p>
          </table:table-cell>
          <table:table-cell table:formula="of:=IF(OR([.K446]&lt;[.K$549];[.K446]&gt;[.K$550]);&quot;&quot;;[.K446])" office:value-type="string" office:string-value="" calcext:value-type="error">
            <text:p>#DIV/0 !</text:p>
          </table:table-cell>
          <table:table-cell table:formula="of:=IF(OR([.L446]&lt;[.L$549];[.L446]&gt;[.L$550]);&quot;&quot;;[.L446])">
            <text:p/>
          </table:table-cell>
          <table:table-cell table:formula="of:=IF(OR([.M446]&lt;[.M$549];[.M446]&gt;[.M$550]);&quot;&quot;;[.M446])">
            <text:p/>
          </table:table-cell>
          <table:table-cell table:formula="of:=IF(OR([.N446]&lt;[.N$549];[.N446]&gt;[.N$550]);&quot;&quot;;[.N446])" office:value-type="float" office:value="0.558779031450649" calcext:value-type="float">
            <text:p>0,5587790315</text:p>
          </table:table-cell>
          <table:table-cell table:formula="of:=IF(OR([.O446]&lt;[.O$549];[.O446]&gt;[.O$550]);&quot;&quot;;[.O446])">
            <text:p/>
          </table:table-cell>
          <table:table-cell table:formula="of:=IF(OR([.P446]&lt;[.P$549];[.P446]&gt;[.P$550]);&quot;&quot;;[.P446])">
            <text:p/>
          </table:table-cell>
          <table:table-cell table:formula="of:=IF(OR([.Q446]&lt;[.Q$549];[.Q446]&gt;[.Q$550]);&quot;&quot;;[.Q446])" office:value-type="string" office:string-value="" calcext:value-type="error">
            <text:p>#DIV/0 !</text:p>
          </table:table-cell>
          <table:table-cell table:formula="of:=IF(OR([.R446]&lt;[.R$549];[.R446]&gt;[.R$550]);&quot;&quot;;[.R446])" office:value-type="string" office:string-value="" calcext:value-type="error">
            <text:p>#DIV/0 !</text:p>
          </table:table-cell>
          <table:table-cell table:formula="of:=IF(OR([.S446]&lt;[.S$549];[.S446]&gt;[.S$550]);&quot;&quot;;[.S446])" office:value-type="float" office:value="0.0112547385291441" calcext:value-type="float">
            <text:p>0,0112547385</text:p>
          </table:table-cell>
          <table:table-cell table:formula="of:=IF(OR([.T446]&lt;[.T$549];[.T446]&gt;[.T$550]);&quot;&quot;;[.T446])" office:value-type="string" office:string-value="" calcext:value-type="error">
            <text:p>#DIV/0 !</text:p>
          </table:table-cell>
          <table:table-cell table:formula="of:=IF(OR([.U446]&lt;[.U$549];[.U446]&gt;[.U$550]);&quot;&quot;;[.U446])" office:value-type="string" office:string-value="" calcext:value-type="error">
            <text:p>#DIV/0 !</text:p>
          </table:table-cell>
          <table:table-cell table:formula="of:=IF(OR([.V446]&lt;[.V$549];[.V446]&gt;[.V$550]);&quot;&quot;;[.V446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4.2" calcext:value-type="float">
            <text:p>74,2</text:p>
          </table:table-cell>
          <table:table-cell table:formula="of:=IF(OR([.B447]&lt;[.B$549];[.B447]&gt;[.B$550]);&quot;&quot;;[.B447])" office:value-type="string" office:string-value="" calcext:value-type="error">
            <text:p>#DIV/0 !</text:p>
          </table:table-cell>
          <table:table-cell table:formula="of:=IF(OR([.C447]&lt;[.C$549];[.C447]&gt;[.C$550]);&quot;&quot;;[.C447])" office:value-type="float" office:value="0.000247031405119032" calcext:value-type="float">
            <text:p>0,0002470314</text:p>
          </table:table-cell>
          <table:table-cell table:formula="of:=IF(OR([.D447]&lt;[.D$549];[.D447]&gt;[.D$550]);&quot;&quot;;[.D447])" office:value-type="string" office:string-value="" calcext:value-type="error">
            <text:p>#DIV/0 !</text:p>
          </table:table-cell>
          <table:table-cell table:formula="of:=IF(OR([.E447]&lt;[.E$549];[.E447]&gt;[.E$550]);&quot;&quot;;[.E447])" office:value-type="float" office:value="1" calcext:value-type="float">
            <text:p>1</text:p>
          </table:table-cell>
          <table:table-cell table:formula="of:=IF(OR([.F447]&lt;[.F$549];[.F447]&gt;[.F$550]);&quot;&quot;;[.F447])">
            <text:p/>
          </table:table-cell>
          <table:table-cell table:formula="of:=IF(OR([.G447]&lt;[.G$549];[.G447]&gt;[.G$550]);&quot;&quot;;[.G447])" office:value-type="string" office:string-value="" calcext:value-type="error">
            <text:p>#DIV/0 !</text:p>
          </table:table-cell>
          <table:table-cell table:formula="of:=IF(OR([.H447]&lt;[.H$549];[.H447]&gt;[.H$550]);&quot;&quot;;[.H447])" office:value-type="string" office:string-value="" calcext:value-type="error">
            <text:p>#DIV/0 !</text:p>
          </table:table-cell>
          <table:table-cell table:formula="of:=IF(OR([.I447]&lt;[.I$549];[.I447]&gt;[.I$550]);&quot;&quot;;[.I447])" office:value-type="float" office:value="0.00496151820777222" calcext:value-type="float">
            <text:p>0,0049615182</text:p>
          </table:table-cell>
          <table:table-cell table:formula="of:=IF(OR([.J447]&lt;[.J$549];[.J447]&gt;[.J$550]);&quot;&quot;;[.J447])" office:value-type="string" office:string-value="" calcext:value-type="error">
            <text:p>#DIV/0 !</text:p>
          </table:table-cell>
          <table:table-cell table:formula="of:=IF(OR([.K447]&lt;[.K$549];[.K447]&gt;[.K$550]);&quot;&quot;;[.K447])" office:value-type="string" office:string-value="" calcext:value-type="error">
            <text:p>#DIV/0 !</text:p>
          </table:table-cell>
          <table:table-cell table:formula="of:=IF(OR([.L447]&lt;[.L$549];[.L447]&gt;[.L$550]);&quot;&quot;;[.L447])">
            <text:p/>
          </table:table-cell>
          <table:table-cell table:formula="of:=IF(OR([.M447]&lt;[.M$549];[.M447]&gt;[.M$550]);&quot;&quot;;[.M447])" office:value-type="float" office:value="0.000214146306662093" calcext:value-type="float">
            <text:p>0,0002141463</text:p>
          </table:table-cell>
          <table:table-cell table:formula="of:=IF(OR([.N447]&lt;[.N$549];[.N447]&gt;[.N$550]);&quot;&quot;;[.N447])" office:value-type="float" office:value="0.585113507269429" calcext:value-type="float">
            <text:p>0,5851135073</text:p>
          </table:table-cell>
          <table:table-cell table:formula="of:=IF(OR([.O447]&lt;[.O$549];[.O447]&gt;[.O$550]);&quot;&quot;;[.O447])">
            <text:p/>
          </table:table-cell>
          <table:table-cell table:formula="of:=IF(OR([.P447]&lt;[.P$549];[.P447]&gt;[.P$550]);&quot;&quot;;[.P447])">
            <text:p/>
          </table:table-cell>
          <table:table-cell table:formula="of:=IF(OR([.Q447]&lt;[.Q$549];[.Q447]&gt;[.Q$550]);&quot;&quot;;[.Q447])" office:value-type="string" office:string-value="" calcext:value-type="error">
            <text:p>#DIV/0 !</text:p>
          </table:table-cell>
          <table:table-cell table:formula="of:=IF(OR([.R447]&lt;[.R$549];[.R447]&gt;[.R$550]);&quot;&quot;;[.R447])" office:value-type="string" office:string-value="" calcext:value-type="error">
            <text:p>#DIV/0 !</text:p>
          </table:table-cell>
          <table:table-cell table:formula="of:=IF(OR([.S447]&lt;[.S$549];[.S447]&gt;[.S$550]);&quot;&quot;;[.S447])" office:value-type="float" office:value="0.0120409231164852" calcext:value-type="float">
            <text:p>0,0120409231</text:p>
          </table:table-cell>
          <table:table-cell table:formula="of:=IF(OR([.T447]&lt;[.T$549];[.T447]&gt;[.T$550]);&quot;&quot;;[.T447])" office:value-type="string" office:string-value="" calcext:value-type="error">
            <text:p>#DIV/0 !</text:p>
          </table:table-cell>
          <table:table-cell table:formula="of:=IF(OR([.U447]&lt;[.U$549];[.U447]&gt;[.U$550]);&quot;&quot;;[.U447])" office:value-type="string" office:string-value="" calcext:value-type="error">
            <text:p>#DIV/0 !</text:p>
          </table:table-cell>
          <table:table-cell table:formula="of:=IF(OR([.V447]&lt;[.V$549];[.V447]&gt;[.V$550]);&quot;&quot;;[.V447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formula="of:=IF(OR([.B448]&lt;[.B$549];[.B448]&gt;[.B$550]);&quot;&quot;;[.B448])" office:value-type="string" office:string-value="" calcext:value-type="error">
            <text:p>#DIV/0 !</text:p>
          </table:table-cell>
          <table:table-cell table:formula="of:=IF(OR([.C448]&lt;[.C$549];[.C448]&gt;[.C$550]);&quot;&quot;;[.C448])" office:value-type="float" office:value="0.000191560394569834" calcext:value-type="float">
            <text:p>0,0001915604</text:p>
          </table:table-cell>
          <table:table-cell table:formula="of:=IF(OR([.D448]&lt;[.D$549];[.D448]&gt;[.D$550]);&quot;&quot;;[.D448])" office:value-type="string" office:string-value="" calcext:value-type="error">
            <text:p>#DIV/0 !</text:p>
          </table:table-cell>
          <table:table-cell table:formula="of:=IF(OR([.E448]&lt;[.E$549];[.E448]&gt;[.E$550]);&quot;&quot;;[.E448])" office:value-type="float" office:value="1" calcext:value-type="float">
            <text:p>1</text:p>
          </table:table-cell>
          <table:table-cell table:formula="of:=IF(OR([.F448]&lt;[.F$549];[.F448]&gt;[.F$550]);&quot;&quot;;[.F448])">
            <text:p/>
          </table:table-cell>
          <table:table-cell table:formula="of:=IF(OR([.G448]&lt;[.G$549];[.G448]&gt;[.G$550]);&quot;&quot;;[.G448])" office:value-type="string" office:string-value="" calcext:value-type="error">
            <text:p>#DIV/0 !</text:p>
          </table:table-cell>
          <table:table-cell table:formula="of:=IF(OR([.H448]&lt;[.H$549];[.H448]&gt;[.H$550]);&quot;&quot;;[.H448])" office:value-type="string" office:string-value="" calcext:value-type="error">
            <text:p>#DIV/0 !</text:p>
          </table:table-cell>
          <table:table-cell table:formula="of:=IF(OR([.I448]&lt;[.I$549];[.I448]&gt;[.I$550]);&quot;&quot;;[.I448])" office:value-type="float" office:value="0.00566913861485314" calcext:value-type="float">
            <text:p>0,0056691386</text:p>
          </table:table-cell>
          <table:table-cell table:formula="of:=IF(OR([.J448]&lt;[.J$549];[.J448]&gt;[.J$550]);&quot;&quot;;[.J448])" office:value-type="string" office:string-value="" calcext:value-type="error">
            <text:p>#DIV/0 !</text:p>
          </table:table-cell>
          <table:table-cell table:formula="of:=IF(OR([.K448]&lt;[.K$549];[.K448]&gt;[.K$550]);&quot;&quot;;[.K448])" office:value-type="string" office:string-value="" calcext:value-type="error">
            <text:p>#DIV/0 !</text:p>
          </table:table-cell>
          <table:table-cell table:formula="of:=IF(OR([.L448]&lt;[.L$549];[.L448]&gt;[.L$550]);&quot;&quot;;[.L448])">
            <text:p/>
          </table:table-cell>
          <table:table-cell table:formula="of:=IF(OR([.M448]&lt;[.M$549];[.M448]&gt;[.M$550]);&quot;&quot;;[.M448])">
            <text:p/>
          </table:table-cell>
          <table:table-cell table:formula="of:=IF(OR([.N448]&lt;[.N$549];[.N448]&gt;[.N$550]);&quot;&quot;;[.N448])">
            <text:p/>
          </table:table-cell>
          <table:table-cell table:formula="of:=IF(OR([.O448]&lt;[.O$549];[.O448]&gt;[.O$550]);&quot;&quot;;[.O448])" office:value-type="float" office:value="0.0000231109164300771" calcext:value-type="float">
            <text:p>2,31109164300771E-005</text:p>
          </table:table-cell>
          <table:table-cell table:formula="of:=IF(OR([.P448]&lt;[.P$549];[.P448]&gt;[.P$550]);&quot;&quot;;[.P448])">
            <text:p/>
          </table:table-cell>
          <table:table-cell table:formula="of:=IF(OR([.Q448]&lt;[.Q$549];[.Q448]&gt;[.Q$550]);&quot;&quot;;[.Q448])" office:value-type="string" office:string-value="" calcext:value-type="error">
            <text:p>#DIV/0 !</text:p>
          </table:table-cell>
          <table:table-cell table:formula="of:=IF(OR([.R448]&lt;[.R$549];[.R448]&gt;[.R$550]);&quot;&quot;;[.R448])" office:value-type="string" office:string-value="" calcext:value-type="error">
            <text:p>#DIV/0 !</text:p>
          </table:table-cell>
          <table:table-cell table:formula="of:=IF(OR([.S448]&lt;[.S$549];[.S448]&gt;[.S$550]);&quot;&quot;;[.S448])" office:value-type="float" office:value="0.0119533391761382" calcext:value-type="float">
            <text:p>0,0119533392</text:p>
          </table:table-cell>
          <table:table-cell table:formula="of:=IF(OR([.T448]&lt;[.T$549];[.T448]&gt;[.T$550]);&quot;&quot;;[.T448])" office:value-type="string" office:string-value="" calcext:value-type="error">
            <text:p>#DIV/0 !</text:p>
          </table:table-cell>
          <table:table-cell table:formula="of:=IF(OR([.U448]&lt;[.U$549];[.U448]&gt;[.U$550]);&quot;&quot;;[.U448])" office:value-type="string" office:string-value="" calcext:value-type="error">
            <text:p>#DIV/0 !</text:p>
          </table:table-cell>
          <table:table-cell table:formula="of:=IF(OR([.V448]&lt;[.V$549];[.V448]&gt;[.V$550]);&quot;&quot;;[.V448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7.8" calcext:value-type="float">
            <text:p>77,8</text:p>
          </table:table-cell>
          <table:table-cell table:formula="of:=IF(OR([.B449]&lt;[.B$549];[.B449]&gt;[.B$550]);&quot;&quot;;[.B449])" office:value-type="string" office:string-value="" calcext:value-type="error">
            <text:p>#DIV/0 !</text:p>
          </table:table-cell>
          <table:table-cell table:formula="of:=IF(OR([.C449]&lt;[.C$549];[.C449]&gt;[.C$550]);&quot;&quot;;[.C449])" office:value-type="float" office:value="0.000252141728019378" calcext:value-type="float">
            <text:p>0,0002521417</text:p>
          </table:table-cell>
          <table:table-cell table:formula="of:=IF(OR([.D449]&lt;[.D$549];[.D449]&gt;[.D$550]);&quot;&quot;;[.D449])" office:value-type="string" office:string-value="" calcext:value-type="error">
            <text:p>#DIV/0 !</text:p>
          </table:table-cell>
          <table:table-cell table:formula="of:=IF(OR([.E449]&lt;[.E$549];[.E449]&gt;[.E$550]);&quot;&quot;;[.E449])" office:value-type="float" office:value="1" calcext:value-type="float">
            <text:p>1</text:p>
          </table:table-cell>
          <table:table-cell table:formula="of:=IF(OR([.F449]&lt;[.F$549];[.F449]&gt;[.F$550]);&quot;&quot;;[.F449])">
            <text:p/>
          </table:table-cell>
          <table:table-cell table:formula="of:=IF(OR([.G449]&lt;[.G$549];[.G449]&gt;[.G$550]);&quot;&quot;;[.G449])" office:value-type="string" office:string-value="" calcext:value-type="error">
            <text:p>#DIV/0 !</text:p>
          </table:table-cell>
          <table:table-cell table:formula="of:=IF(OR([.H449]&lt;[.H$549];[.H449]&gt;[.H$550]);&quot;&quot;;[.H449])" office:value-type="string" office:string-value="" calcext:value-type="error">
            <text:p>#DIV/0 !</text:p>
          </table:table-cell>
          <table:table-cell table:formula="of:=IF(OR([.I449]&lt;[.I$549];[.I449]&gt;[.I$550]);&quot;&quot;;[.I449])" office:value-type="float" office:value="0.00705640562810509" calcext:value-type="float">
            <text:p>0,0070564056</text:p>
          </table:table-cell>
          <table:table-cell table:formula="of:=IF(OR([.J449]&lt;[.J$549];[.J449]&gt;[.J$550]);&quot;&quot;;[.J449])" office:value-type="string" office:string-value="" calcext:value-type="error">
            <text:p>#DIV/0 !</text:p>
          </table:table-cell>
          <table:table-cell table:formula="of:=IF(OR([.K449]&lt;[.K$549];[.K449]&gt;[.K$550]);&quot;&quot;;[.K449])" office:value-type="string" office:string-value="" calcext:value-type="error">
            <text:p>#DIV/0 !</text:p>
          </table:table-cell>
          <table:table-cell table:formula="of:=IF(OR([.L449]&lt;[.L$549];[.L449]&gt;[.L$550]);&quot;&quot;;[.L449])">
            <text:p/>
          </table:table-cell>
          <table:table-cell table:formula="of:=IF(OR([.M449]&lt;[.M$549];[.M449]&gt;[.M$550]);&quot;&quot;;[.M449])">
            <text:p/>
          </table:table-cell>
          <table:table-cell table:formula="of:=IF(OR([.N449]&lt;[.N$549];[.N449]&gt;[.N$550]);&quot;&quot;;[.N449])" office:value-type="float" office:value="0.55633868578677" calcext:value-type="float">
            <text:p>0,5563386858</text:p>
          </table:table-cell>
          <table:table-cell table:formula="of:=IF(OR([.O449]&lt;[.O$549];[.O449]&gt;[.O$550]);&quot;&quot;;[.O449])" office:value-type="float" office:value="0.0000287662750634801" calcext:value-type="float">
            <text:p>2,87662750634801E-005</text:p>
          </table:table-cell>
          <table:table-cell table:formula="of:=IF(OR([.P449]&lt;[.P$549];[.P449]&gt;[.P$550]);&quot;&quot;;[.P449])">
            <text:p/>
          </table:table-cell>
          <table:table-cell table:formula="of:=IF(OR([.Q449]&lt;[.Q$549];[.Q449]&gt;[.Q$550]);&quot;&quot;;[.Q449])" office:value-type="string" office:string-value="" calcext:value-type="error">
            <text:p>#DIV/0 !</text:p>
          </table:table-cell>
          <table:table-cell table:formula="of:=IF(OR([.R449]&lt;[.R$549];[.R449]&gt;[.R$550]);&quot;&quot;;[.R449])" office:value-type="string" office:string-value="" calcext:value-type="error">
            <text:p>#DIV/0 !</text:p>
          </table:table-cell>
          <table:table-cell table:formula="of:=IF(OR([.S449]&lt;[.S$549];[.S449]&gt;[.S$550]);&quot;&quot;;[.S449])" office:value-type="float" office:value="0.0112896123114134" calcext:value-type="float">
            <text:p>0,0112896123</text:p>
          </table:table-cell>
          <table:table-cell table:formula="of:=IF(OR([.T449]&lt;[.T$549];[.T449]&gt;[.T$550]);&quot;&quot;;[.T449])" office:value-type="string" office:string-value="" calcext:value-type="error">
            <text:p>#DIV/0 !</text:p>
          </table:table-cell>
          <table:table-cell table:formula="of:=IF(OR([.U449]&lt;[.U$549];[.U449]&gt;[.U$550]);&quot;&quot;;[.U449])" office:value-type="string" office:string-value="" calcext:value-type="error">
            <text:p>#DIV/0 !</text:p>
          </table:table-cell>
          <table:table-cell table:formula="of:=IF(OR([.V449]&lt;[.V$549];[.V449]&gt;[.V$550]);&quot;&quot;;[.V449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9.5" calcext:value-type="float">
            <text:p>79,5</text:p>
          </table:table-cell>
          <table:table-cell table:formula="of:=IF(OR([.B450]&lt;[.B$549];[.B450]&gt;[.B$550]);&quot;&quot;;[.B450])" office:value-type="string" office:string-value="" calcext:value-type="error">
            <text:p>#DIV/0 !</text:p>
          </table:table-cell>
          <table:table-cell table:formula="of:=IF(OR([.C450]&lt;[.C$549];[.C450]&gt;[.C$550]);&quot;&quot;;[.C450])">
            <text:p/>
          </table:table-cell>
          <table:table-cell table:formula="of:=IF(OR([.D450]&lt;[.D$549];[.D450]&gt;[.D$550]);&quot;&quot;;[.D450])" office:value-type="string" office:string-value="" calcext:value-type="error">
            <text:p>#DIV/0 !</text:p>
          </table:table-cell>
          <table:table-cell table:formula="of:=IF(OR([.E450]&lt;[.E$549];[.E450]&gt;[.E$550]);&quot;&quot;;[.E450])" office:value-type="float" office:value="1" calcext:value-type="float">
            <text:p>1</text:p>
          </table:table-cell>
          <table:table-cell table:formula="of:=IF(OR([.F450]&lt;[.F$549];[.F450]&gt;[.F$550]);&quot;&quot;;[.F450])">
            <text:p/>
          </table:table-cell>
          <table:table-cell table:formula="of:=IF(OR([.G450]&lt;[.G$549];[.G450]&gt;[.G$550]);&quot;&quot;;[.G450])" office:value-type="string" office:string-value="" calcext:value-type="error">
            <text:p>#DIV/0 !</text:p>
          </table:table-cell>
          <table:table-cell table:formula="of:=IF(OR([.H450]&lt;[.H$549];[.H450]&gt;[.H$550]);&quot;&quot;;[.H450])" office:value-type="string" office:string-value="" calcext:value-type="error">
            <text:p>#DIV/0 !</text:p>
          </table:table-cell>
          <table:table-cell table:formula="of:=IF(OR([.I450]&lt;[.I$549];[.I450]&gt;[.I$550]);&quot;&quot;;[.I450])" office:value-type="float" office:value="0.00518719632660111" calcext:value-type="float">
            <text:p>0,0051871963</text:p>
          </table:table-cell>
          <table:table-cell table:formula="of:=IF(OR([.J450]&lt;[.J$549];[.J450]&gt;[.J$550]);&quot;&quot;;[.J450])" office:value-type="string" office:string-value="" calcext:value-type="error">
            <text:p>#DIV/0 !</text:p>
          </table:table-cell>
          <table:table-cell table:formula="of:=IF(OR([.K450]&lt;[.K$549];[.K450]&gt;[.K$550]);&quot;&quot;;[.K450])" office:value-type="string" office:string-value="" calcext:value-type="error">
            <text:p>#DIV/0 !</text:p>
          </table:table-cell>
          <table:table-cell table:formula="of:=IF(OR([.L450]&lt;[.L$549];[.L450]&gt;[.L$550]);&quot;&quot;;[.L450])">
            <text:p/>
          </table:table-cell>
          <table:table-cell table:formula="of:=IF(OR([.M450]&lt;[.M$549];[.M450]&gt;[.M$550]);&quot;&quot;;[.M450])">
            <text:p/>
          </table:table-cell>
          <table:table-cell table:formula="of:=IF(OR([.N450]&lt;[.N$549];[.N450]&gt;[.N$550]);&quot;&quot;;[.N450])" office:value-type="float" office:value="0.555389811263257" calcext:value-type="float">
            <text:p>0,5553898113</text:p>
          </table:table-cell>
          <table:table-cell table:formula="of:=IF(OR([.O450]&lt;[.O$549];[.O450]&gt;[.O$550]);&quot;&quot;;[.O450])" office:value-type="float" office:value="0.0000225721182504519" calcext:value-type="float">
            <text:p>2,25721182504519E-005</text:p>
          </table:table-cell>
          <table:table-cell table:formula="of:=IF(OR([.P450]&lt;[.P$549];[.P450]&gt;[.P$550]);&quot;&quot;;[.P450])">
            <text:p/>
          </table:table-cell>
          <table:table-cell table:formula="of:=IF(OR([.Q450]&lt;[.Q$549];[.Q450]&gt;[.Q$550]);&quot;&quot;;[.Q450])" office:value-type="string" office:string-value="" calcext:value-type="error">
            <text:p>#DIV/0 !</text:p>
          </table:table-cell>
          <table:table-cell table:formula="of:=IF(OR([.R450]&lt;[.R$549];[.R450]&gt;[.R$550]);&quot;&quot;;[.R450])" office:value-type="string" office:string-value="" calcext:value-type="error">
            <text:p>#DIV/0 !</text:p>
          </table:table-cell>
          <table:table-cell table:formula="of:=IF(OR([.S450]&lt;[.S$549];[.S450]&gt;[.S$550]);&quot;&quot;;[.S450])" office:value-type="float" office:value="0.0112547385291441" calcext:value-type="float">
            <text:p>0,0112547385</text:p>
          </table:table-cell>
          <table:table-cell table:formula="of:=IF(OR([.T450]&lt;[.T$549];[.T450]&gt;[.T$550]);&quot;&quot;;[.T450])" office:value-type="string" office:string-value="" calcext:value-type="error">
            <text:p>#DIV/0 !</text:p>
          </table:table-cell>
          <table:table-cell table:formula="of:=IF(OR([.U450]&lt;[.U$549];[.U450]&gt;[.U$550]);&quot;&quot;;[.U450])" office:value-type="string" office:string-value="" calcext:value-type="error">
            <text:p>#DIV/0 !</text:p>
          </table:table-cell>
          <table:table-cell table:formula="of:=IF(OR([.V450]&lt;[.V$549];[.V450]&gt;[.V$550]);&quot;&quot;;[.V450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81.3" calcext:value-type="float">
            <text:p>81,3</text:p>
          </table:table-cell>
          <table:table-cell table:formula="of:=IF(OR([.B451]&lt;[.B$549];[.B451]&gt;[.B$550]);&quot;&quot;;[.B451])" office:value-type="string" office:string-value="" calcext:value-type="error">
            <text:p>#DIV/0 !</text:p>
          </table:table-cell>
          <table:table-cell table:formula="of:=IF(OR([.C451]&lt;[.C$549];[.C451]&gt;[.C$550]);&quot;&quot;;[.C451])" office:value-type="float" office:value="0.000293602933247955" calcext:value-type="float">
            <text:p>0,0002936029</text:p>
          </table:table-cell>
          <table:table-cell table:formula="of:=IF(OR([.D451]&lt;[.D$549];[.D451]&gt;[.D$550]);&quot;&quot;;[.D451])" office:value-type="string" office:string-value="" calcext:value-type="error">
            <text:p>#DIV/0 !</text:p>
          </table:table-cell>
          <table:table-cell table:formula="of:=IF(OR([.E451]&lt;[.E$549];[.E451]&gt;[.E$550]);&quot;&quot;;[.E451])" office:value-type="float" office:value="1" calcext:value-type="float">
            <text:p>1</text:p>
          </table:table-cell>
          <table:table-cell table:formula="of:=IF(OR([.F451]&lt;[.F$549];[.F451]&gt;[.F$550]);&quot;&quot;;[.F451])">
            <text:p/>
          </table:table-cell>
          <table:table-cell table:formula="of:=IF(OR([.G451]&lt;[.G$549];[.G451]&gt;[.G$550]);&quot;&quot;;[.G451])" office:value-type="string" office:string-value="" calcext:value-type="error">
            <text:p>#DIV/0 !</text:p>
          </table:table-cell>
          <table:table-cell table:formula="of:=IF(OR([.H451]&lt;[.H$549];[.H451]&gt;[.H$550]);&quot;&quot;;[.H451])" office:value-type="string" office:string-value="" calcext:value-type="error">
            <text:p>#DIV/0 !</text:p>
          </table:table-cell>
          <table:table-cell table:formula="of:=IF(OR([.I451]&lt;[.I$549];[.I451]&gt;[.I$550]);&quot;&quot;;[.I451])">
            <text:p/>
          </table:table-cell>
          <table:table-cell table:formula="of:=IF(OR([.J451]&lt;[.J$549];[.J451]&gt;[.J$550]);&quot;&quot;;[.J451])" office:value-type="string" office:string-value="" calcext:value-type="error">
            <text:p>#DIV/0 !</text:p>
          </table:table-cell>
          <table:table-cell table:formula="of:=IF(OR([.K451]&lt;[.K$549];[.K451]&gt;[.K$550]);&quot;&quot;;[.K451])" office:value-type="string" office:string-value="" calcext:value-type="error">
            <text:p>#DIV/0 !</text:p>
          </table:table-cell>
          <table:table-cell table:formula="of:=IF(OR([.L451]&lt;[.L$549];[.L451]&gt;[.L$550]);&quot;&quot;;[.L451])">
            <text:p/>
          </table:table-cell>
          <table:table-cell table:formula="of:=IF(OR([.M451]&lt;[.M$549];[.M451]&gt;[.M$550]);&quot;&quot;;[.M451])" office:value-type="float" office:value="0.000259692535938807" calcext:value-type="float">
            <text:p>0,0002596925</text:p>
          </table:table-cell>
          <table:table-cell table:formula="of:=IF(OR([.N451]&lt;[.N$549];[.N451]&gt;[.N$550]);&quot;&quot;;[.N451])" office:value-type="float" office:value="0.576751860180431" calcext:value-type="float">
            <text:p>0,5767518602</text:p>
          </table:table-cell>
          <table:table-cell table:formula="of:=IF(OR([.O451]&lt;[.O$549];[.O451]&gt;[.O$550]);&quot;&quot;;[.O451])">
            <text:p/>
          </table:table-cell>
          <table:table-cell table:formula="of:=IF(OR([.P451]&lt;[.P$549];[.P451]&gt;[.P$550]);&quot;&quot;;[.P451])">
            <text:p/>
          </table:table-cell>
          <table:table-cell table:formula="of:=IF(OR([.Q451]&lt;[.Q$549];[.Q451]&gt;[.Q$550]);&quot;&quot;;[.Q451])" office:value-type="string" office:string-value="" calcext:value-type="error">
            <text:p>#DIV/0 !</text:p>
          </table:table-cell>
          <table:table-cell table:formula="of:=IF(OR([.R451]&lt;[.R$549];[.R451]&gt;[.R$550]);&quot;&quot;;[.R451])" office:value-type="string" office:string-value="" calcext:value-type="error">
            <text:p>#DIV/0 !</text:p>
          </table:table-cell>
          <table:table-cell table:formula="of:=IF(OR([.S451]&lt;[.S$549];[.S451]&gt;[.S$550]);&quot;&quot;;[.S451])" office:value-type="float" office:value="0.0124714984122797" calcext:value-type="float">
            <text:p>0,0124714984</text:p>
          </table:table-cell>
          <table:table-cell table:formula="of:=IF(OR([.T451]&lt;[.T$549];[.T451]&gt;[.T$550]);&quot;&quot;;[.T451])" office:value-type="string" office:string-value="" calcext:value-type="error">
            <text:p>#DIV/0 !</text:p>
          </table:table-cell>
          <table:table-cell table:formula="of:=IF(OR([.U451]&lt;[.U$549];[.U451]&gt;[.U$550]);&quot;&quot;;[.U451])" office:value-type="string" office:string-value="" calcext:value-type="error">
            <text:p>#DIV/0 !</text:p>
          </table:table-cell>
          <table:table-cell table:formula="of:=IF(OR([.V451]&lt;[.V$549];[.V451]&gt;[.V$550]);&quot;&quot;;[.V451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83.1" calcext:value-type="float">
            <text:p>83,1</text:p>
          </table:table-cell>
          <table:table-cell table:formula="of:=IF(OR([.B452]&lt;[.B$549];[.B452]&gt;[.B$550]);&quot;&quot;;[.B452])" office:value-type="string" office:string-value="" calcext:value-type="error">
            <text:p>#DIV/0 !</text:p>
          </table:table-cell>
          <table:table-cell table:formula="of:=IF(OR([.C452]&lt;[.C$549];[.C452]&gt;[.C$550]);&quot;&quot;;[.C452])">
            <text:p/>
          </table:table-cell>
          <table:table-cell table:formula="of:=IF(OR([.D452]&lt;[.D$549];[.D452]&gt;[.D$550]);&quot;&quot;;[.D452])" office:value-type="string" office:string-value="" calcext:value-type="error">
            <text:p>#DIV/0 !</text:p>
          </table:table-cell>
          <table:table-cell table:formula="of:=IF(OR([.E452]&lt;[.E$549];[.E452]&gt;[.E$550]);&quot;&quot;;[.E452])" office:value-type="float" office:value="1" calcext:value-type="float">
            <text:p>1</text:p>
          </table:table-cell>
          <table:table-cell table:formula="of:=IF(OR([.F452]&lt;[.F$549];[.F452]&gt;[.F$550]);&quot;&quot;;[.F452])">
            <text:p/>
          </table:table-cell>
          <table:table-cell table:formula="of:=IF(OR([.G452]&lt;[.G$549];[.G452]&gt;[.G$550]);&quot;&quot;;[.G452])" office:value-type="string" office:string-value="" calcext:value-type="error">
            <text:p>#DIV/0 !</text:p>
          </table:table-cell>
          <table:table-cell table:formula="of:=IF(OR([.H452]&lt;[.H$549];[.H452]&gt;[.H$550]);&quot;&quot;;[.H452])" office:value-type="string" office:string-value="" calcext:value-type="error">
            <text:p>#DIV/0 !</text:p>
          </table:table-cell>
          <table:table-cell table:formula="of:=IF(OR([.I452]&lt;[.I$549];[.I452]&gt;[.I$550]);&quot;&quot;;[.I452])" office:value-type="float" office:value="0.0058343510812447" calcext:value-type="float">
            <text:p>0,0058343511</text:p>
          </table:table-cell>
          <table:table-cell table:formula="of:=IF(OR([.J452]&lt;[.J$549];[.J452]&gt;[.J$550]);&quot;&quot;;[.J452])" office:value-type="string" office:string-value="" calcext:value-type="error">
            <text:p>#DIV/0 !</text:p>
          </table:table-cell>
          <table:table-cell table:formula="of:=IF(OR([.K452]&lt;[.K$549];[.K452]&gt;[.K$550]);&quot;&quot;;[.K452])" office:value-type="string" office:string-value="" calcext:value-type="error">
            <text:p>#DIV/0 !</text:p>
          </table:table-cell>
          <table:table-cell table:formula="of:=IF(OR([.L452]&lt;[.L$549];[.L452]&gt;[.L$550]);&quot;&quot;;[.L452])">
            <text:p/>
          </table:table-cell>
          <table:table-cell table:formula="of:=IF(OR([.M452]&lt;[.M$549];[.M452]&gt;[.M$550]);&quot;&quot;;[.M452])" office:value-type="float" office:value="0.000186772770266448" calcext:value-type="float">
            <text:p>0,0001867728</text:p>
          </table:table-cell>
          <table:table-cell table:formula="of:=IF(OR([.N452]&lt;[.N$549];[.N452]&gt;[.N$550]);&quot;&quot;;[.N452])" office:value-type="float" office:value="0.57506161673231" calcext:value-type="float">
            <text:p>0,5750616167</text:p>
          </table:table-cell>
          <table:table-cell table:formula="of:=IF(OR([.O452]&lt;[.O$549];[.O452]&gt;[.O$550]);&quot;&quot;;[.O452])">
            <text:p/>
          </table:table-cell>
          <table:table-cell table:formula="of:=IF(OR([.P452]&lt;[.P$549];[.P452]&gt;[.P$550]);&quot;&quot;;[.P452])">
            <text:p/>
          </table:table-cell>
          <table:table-cell table:formula="of:=IF(OR([.Q452]&lt;[.Q$549];[.Q452]&gt;[.Q$550]);&quot;&quot;;[.Q452])" office:value-type="string" office:string-value="" calcext:value-type="error">
            <text:p>#DIV/0 !</text:p>
          </table:table-cell>
          <table:table-cell table:formula="of:=IF(OR([.R452]&lt;[.R$549];[.R452]&gt;[.R$550]);&quot;&quot;;[.R452])" office:value-type="string" office:string-value="" calcext:value-type="error">
            <text:p>#DIV/0 !</text:p>
          </table:table-cell>
          <table:table-cell table:formula="of:=IF(OR([.S452]&lt;[.S$549];[.S452]&gt;[.S$550]);&quot;&quot;;[.S452])">
            <text:p/>
          </table:table-cell>
          <table:table-cell table:formula="of:=IF(OR([.T452]&lt;[.T$549];[.T452]&gt;[.T$550]);&quot;&quot;;[.T452])" office:value-type="string" office:string-value="" calcext:value-type="error">
            <text:p>#DIV/0 !</text:p>
          </table:table-cell>
          <table:table-cell table:formula="of:=IF(OR([.U452]&lt;[.U$549];[.U452]&gt;[.U$550]);&quot;&quot;;[.U452])" office:value-type="string" office:string-value="" calcext:value-type="error">
            <text:p>#DIV/0 !</text:p>
          </table:table-cell>
          <table:table-cell table:formula="of:=IF(OR([.V452]&lt;[.V$549];[.V452]&gt;[.V$550]);&quot;&quot;;[.V452])">
            <text:p/>
          </table:table-cell>
          <table:table-cell table:number-columns-repeated="1002"/>
        </table:table-row>
        <table:table-row table:style-name="ro2" table:number-rows-repeated="89">
          <table:table-cell table:number-columns-repeated="1024"/>
        </table:table-row>
        <table:table-row table:style-name="ro2">
          <table:table-cell office:value-type="string" calcext:value-type="string">
            <text:p>Traité par elementR</text:p>
          </table:table-cell>
          <table:table-cell table:number-columns-repeated="1023"/>
        </table:table-row>
        <table:table-row table:style-name="ro2">
          <table:table-cell table:style-name="Default"/>
          <table:table-cell table:style-name="Default" office:value-type="string" calcext:value-type="string">
            <text:p>Li7</text:p>
          </table:table-cell>
          <table:table-cell table:style-name="Default" office:value-type="string" calcext:value-type="string">
            <text:p>B11</text:p>
          </table:table-cell>
          <table:table-cell table:style-name="Default" office:value-type="string" calcext:value-type="string">
            <text:p>Mg25</text:p>
          </table:table-cell>
          <table:table-cell table:style-name="Default" office:value-type="string" calcext:value-type="string">
            <text:p>Ca43</text:p>
          </table:table-cell>
          <table:table-cell table:style-name="Default" office:value-type="string" calcext:value-type="string">
            <text:p>Ti49</text:p>
          </table:table-cell>
          <table:table-cell table:style-name="Default" office:value-type="string" calcext:value-type="string">
            <text:p>V51</text:p>
          </table:table-cell>
          <table:table-cell table:style-name="Default" office:value-type="string" calcext:value-type="string">
            <text:p>Cr53</text:p>
          </table:table-cell>
          <table:table-cell table:style-name="Default" office:value-type="string" calcext:value-type="string">
            <text:p>Mn55</text:p>
          </table:table-cell>
          <table:table-cell table:style-name="Default" office:value-type="string" calcext:value-type="string">
            <text:p>Ni60</text:p>
          </table:table-cell>
          <table:table-cell table:style-name="Default" office:value-type="string" calcext:value-type="string">
            <text:p>Cu65</text:p>
          </table:table-cell>
          <table:table-cell table:style-name="Default" office:value-type="string" calcext:value-type="string">
            <text:p>Zn66</text:p>
          </table:table-cell>
          <table:table-cell table:style-name="Default" office:value-type="string" calcext:value-type="string">
            <text:p>Rb85</text:p>
          </table:table-cell>
          <table:table-cell table:style-name="Default" office:value-type="string" calcext:value-type="string">
            <text:p>Sr86</text:p>
          </table:table-cell>
          <table:table-cell table:style-name="Default" office:value-type="string" calcext:value-type="string">
            <text:p>Y89</text:p>
          </table:table-cell>
          <table:table-cell table:style-name="Default" office:value-type="string" calcext:value-type="string">
            <text:p>Mo97</text:p>
          </table:table-cell>
          <table:table-cell table:style-name="Default" office:value-type="string" calcext:value-type="string">
            <text:p>Cd111</text:p>
          </table:table-cell>
          <table:table-cell table:style-name="Default" office:value-type="string" calcext:value-type="string">
            <text:p>Sn118</text:p>
          </table:table-cell>
          <table:table-cell table:style-name="Default" office:value-type="string" calcext:value-type="string">
            <text:p>Ba138</text:p>
          </table:table-cell>
          <table:table-cell table:style-name="Default" office:value-type="string" calcext:value-type="string">
            <text:p>Pb208</text:p>
          </table:table-cell>
          <table:table-cell table:style-name="Default" office:value-type="string" calcext:value-type="string">
            <text:p>Th232</text:p>
          </table:table-cell>
          <table:table-cell table:style-name="Default" office:value-type="string" calcext:value-type="string">
            <text:p>U238</text:p>
          </table:table-cell>
          <table:table-cell table:number-columns-repeated="1002"/>
        </table:table-row>
        <table:table-row table:style-name="ro2">
          <table:table-cell table:style-name="Default" office:value-type="float" office:value="30.1" calcext:value-type="float">
            <text:p>30,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357833192492764" calcext:value-type="float">
            <text:p>0,000357833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915231642993443" calcext:value-type="float">
            <text:p>0,0091523164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547683030719815" calcext:value-type="float">
            <text:p>0,5476830307</text:p>
          </table:table-cell>
          <table:table-cell table:style-name="Default" office:value-type="string" calcext:value-type="string">
            <text:p>NA</text:p>
          </table:table-cell>
          <table:table-cell table:style-name="ce6" office:value-type="float" office:value="0.0000506735856910633" calcext:value-type="float">
            <text:p>5,07E-005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.00970640992206249" calcext:value-type="float">
            <text:p>0,0097064099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31.8" calcext:value-type="float">
            <text:p>31,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340103625270439" calcext:value-type="float">
            <text:p>0,000340103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table:style-name="Default" office:value-type="string" calcext:value-type="string">
            <text:p>NA</text:p>
          </table:table-cell>
          <table:table-cell table:style-name="Default" office:value-type="float" office:value="0.000188300862689123" calcext:value-type="float">
            <text:p>0,0001883009</text:p>
          </table:table-cell>
          <table:table-cell table:style-name="Default" office:value-type="float" office:value="0.59046896464908" calcext:value-type="float">
            <text:p>0,5904689646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11584916408699" calcext:value-type="float">
            <text:p>0,0115849164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33.6" calcext:value-type="float">
            <text:p>33,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301011227326672" calcext:value-type="float">
            <text:p>0,000301011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952672671252491" calcext:value-type="float">
            <text:p>0,0095267267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.000105920164062381" calcext:value-type="float">
            <text:p>0,000105920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537803586263065" calcext:value-type="float">
            <text:p>0,5378035863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107486684476813" calcext:value-type="float">
            <text:p>0,0107486684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35.4" calcext:value-type="float">
            <text:p>35,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230044578975218" calcext:value-type="float">
            <text:p>0,000230044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102195265966693" calcext:value-type="float">
            <text:p>0,0102195266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55146860589981" calcext:value-type="float">
            <text:p>0,5514686059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106377912609156" calcext:value-type="float">
            <text:p>0,0106377913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37.1" calcext:value-type="float">
            <text:p>37,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252398135057908" calcext:value-type="float">
            <text:p>0,000252398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0160959667118646" calcext:value-type="float">
            <text:p>0,0016095967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.0101046090911358" calcext:value-type="float">
            <text:p>0,0101046091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.000142756225987791" calcext:value-type="float">
            <text:p>0,0001427562</text:p>
          </table:table-cell>
          <table:table-cell table:style-name="Default" office:value-type="float" office:value="0.000130136448456456" calcext:value-type="float">
            <text:p>0,0001301364</text:p>
          </table:table-cell>
          <table:table-cell table:style-name="Default" office:value-type="float" office:value="0.499767907740851" calcext:value-type="float">
            <text:p>0,4997679077</text:p>
          </table:table-cell>
          <table:table-cell table:style-name="ce6" office:value-type="float" office:value="0.0000200293417710119" calcext:value-type="float">
            <text:p>2,00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975548603412665" calcext:value-type="float">
            <text:p>0,009755486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38.9" calcext:value-type="float">
            <text:p>38,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89522020928816" calcext:value-type="float">
            <text:p>0,00018952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999745809033604" calcext:value-type="float">
            <text:p>0,009997458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0107751272971346" calcext:value-type="float">
            <text:p>0,0001077513</text:p>
          </table:table-cell>
          <table:table-cell table:style-name="Default" office:value-type="float" office:value="0.527462200057855" calcext:value-type="float">
            <text:p>0,5274622001</text:p>
          </table:table-cell>
          <table:table-cell table:style-name="ce6" office:value-type="float" office:value="0.0000130853031296695" calcext:value-type="float">
            <text:p>1,31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961758485348009" calcext:value-type="float">
            <text:p>0,0096175849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40.7" calcext:value-type="float">
            <text:p>40,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229160694084674" calcext:value-type="float">
            <text:p>0,000229160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894069514237895" calcext:value-type="float">
            <text:p>0,0089406951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485294542610533" calcext:value-type="float">
            <text:p>0,4852945426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102030004927073" calcext:value-type="float">
            <text:p>0,0102030005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42.4" calcext:value-type="float">
            <text:p>42,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265155557611523" calcext:value-type="float">
            <text:p>0,000265155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10364023923346" calcext:value-type="float">
            <text:p>0,0103640239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519477126888227" calcext:value-type="float">
            <text:p>0,5194771269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118150804674567" calcext:value-type="float">
            <text:p>0,0118150805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44.2" calcext:value-type="float">
            <text:p>44,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304291907420064" calcext:value-type="float">
            <text:p>0,00030429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909938288355423" calcext:value-type="float">
            <text:p>0,0090993829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527221479666271" calcext:value-type="float">
            <text:p>0,5272214797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111984249368959" calcext:value-type="float">
            <text:p>0,0111984249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46" calcext:value-type="float">
            <text:p>4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219722628575527" calcext:value-type="float">
            <text:p>0,000219722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0198864097902985" calcext:value-type="float">
            <text:p>0,001988641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.00887212852510286" calcext:value-type="float">
            <text:p>0,008872128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0186352172538981" calcext:value-type="float">
            <text:p>0,0001863522</text:p>
          </table:table-cell>
          <table:table-cell table:style-name="Default" office:value-type="float" office:value="0.546189321903648" calcext:value-type="float">
            <text:p>0,5461893219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120438417353868" calcext:value-type="float">
            <text:p>0,0120438417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number-columns-repeated="1002"/>
        </table:table-row>
        <table:table-row table:style-name="ro2">
          <table:table-cell table:style-name="Default" office:value-type="float" office:value="47.7" calcext:value-type="float">
            <text:p>47,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95443015366481" calcext:value-type="float">
            <text:p>0,00019544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870768596823633" calcext:value-type="float">
            <text:p>0,008707686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0137620212888698" calcext:value-type="float">
            <text:p>0,0001376202</text:p>
          </table:table-cell>
          <table:table-cell table:style-name="Default" office:value-type="float" office:value="0.529987868712736" calcext:value-type="float">
            <text:p>0,5299878687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10061264780713" calcext:value-type="float">
            <text:p>0,0100612648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49.5" calcext:value-type="float">
            <text:p>49,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79557790057894" calcext:value-type="float">
            <text:p>0,000179557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844964696386153" calcext:value-type="float">
            <text:p>0,008449647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.00015549738002529" calcext:value-type="float">
            <text:p>0,000155497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490723534404796" calcext:value-type="float">
            <text:p>0,4907235344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106038457615548" calcext:value-type="float">
            <text:p>0,0106038458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51.3" calcext:value-type="float">
            <text:p>51,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221252079699792" calcext:value-type="float">
            <text:p>0,000221252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873967867359333" calcext:value-type="float">
            <text:p>0,0087396787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0178357839431918" calcext:value-type="float">
            <text:p>0,0001783578</text:p>
          </table:table-cell>
          <table:table-cell table:style-name="Default" office:value-type="float" office:value="0.523054697342564" calcext:value-type="float">
            <text:p>0,5230546973</text:p>
          </table:table-cell>
          <table:table-cell table:style-name="ce6" office:value-type="float" office:value="0.0000180676786711801" calcext:value-type="float">
            <text:p>1,81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10088064819516" calcext:value-type="float">
            <text:p>0,0100880648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53" calcext:value-type="float">
            <text:p>5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214321402693368" calcext:value-type="float">
            <text:p>0,000214321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887319510440289" calcext:value-type="float">
            <text:p>0,0088731951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548148618597574" calcext:value-type="float">
            <text:p>0,5481486186</text:p>
          </table:table-cell>
          <table:table-cell table:style-name="ce6" office:value-type="float" office:value="0.0000247241165042736" calcext:value-type="float">
            <text:p>2,47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120331636984583" calcext:value-type="float">
            <text:p>0,0120331637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54.8" calcext:value-type="float">
            <text:p>54,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223642132065982" calcext:value-type="float">
            <text:p>0,000223642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954998935137969" calcext:value-type="float">
            <text:p>0,0095499894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0129856353831178" calcext:value-type="float">
            <text:p>0,0001298564</text:p>
          </table:table-cell>
          <table:table-cell table:style-name="Default" office:value-type="float" office:value="0.497436676075268" calcext:value-type="float">
            <text:p>0,4974366761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115664534600076" calcext:value-type="float">
            <text:p>0,0115664535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56.6" calcext:value-type="float">
            <text:p>56,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95209596428328" calcext:value-type="float">
            <text:p>0,000195209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725815553097441" calcext:value-type="float">
            <text:p>0,007258155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0141642532672858" calcext:value-type="float">
            <text:p>0,0001416425</text:p>
          </table:table-cell>
          <table:table-cell table:style-name="Default" office:value-type="float" office:value="0.496347827522133" calcext:value-type="float">
            <text:p>0,4963478275</text:p>
          </table:table-cell>
          <table:table-cell table:style-name="ce6" office:value-type="float" office:value="0.0000254251048473209" calcext:value-type="float">
            <text:p>2,54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10960123439901" calcext:value-type="float">
            <text:p>0,0109601234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58.3" calcext:value-type="float">
            <text:p>58,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93892568291008" calcext:value-type="float">
            <text:p>0,000193892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906147446645884" calcext:value-type="float">
            <text:p>0,0090614745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528070710021748" calcext:value-type="float">
            <text:p>0,52807071</text:p>
          </table:table-cell>
          <table:table-cell table:style-name="ce6" office:value-type="float" office:value="0.0000170000803231621" calcext:value-type="float">
            <text:p>1,70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111600737733712" calcext:value-type="float">
            <text:p>0,0111600738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60.1" calcext:value-type="float">
            <text:p>60,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89475490834696" calcext:value-type="float">
            <text:p>0,000189475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825112848577453" calcext:value-type="float">
            <text:p>0,0082511285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42910316617823" calcext:value-type="float">
            <text:p>0,4291031662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101620550778635" calcext:value-type="float">
            <text:p>0,0101620551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61.9" calcext:value-type="float">
            <text:p>61,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262323008686334" calcext:value-type="float">
            <text:p>0,00026232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983936373240465" calcext:value-type="float">
            <text:p>0,0098393637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0141108230379015" calcext:value-type="float">
            <text:p>0,0001411082</text:p>
          </table:table-cell>
          <table:table-cell table:style-name="Default" office:value-type="float" office:value="0.612143929700917" calcext:value-type="float">
            <text:p>0,6121439297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12120208582861" calcext:value-type="float">
            <text:p>0,0121202086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ce6" office:value-type="float" office:value="0.00000514125719830634" calcext:value-type="float">
            <text:p>5,14E-006</text:p>
          </table:table-cell>
          <table:table-cell table:number-columns-repeated="1002"/>
        </table:table-row>
        <table:table-row table:style-name="ro2">
          <table:table-cell table:style-name="Default" office:value-type="float" office:value="63.6" calcext:value-type="float">
            <text:p>63,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58572591439044" calcext:value-type="float">
            <text:p>0,000158572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729618901066295" calcext:value-type="float">
            <text:p>0,007296189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0170327894589202" calcext:value-type="float">
            <text:p>0,0001703279</text:p>
          </table:table-cell>
          <table:table-cell table:style-name="Default" office:value-type="float" office:value="0.466744285317949" calcext:value-type="float">
            <text:p>0,4667442853</text:p>
          </table:table-cell>
          <table:table-cell table:style-name="ce6" office:value-type="float" office:value="0.0000196942904600554" calcext:value-type="float">
            <text:p>1,97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110133769222736" calcext:value-type="float">
            <text:p>0,0110133769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65.4" calcext:value-type="float">
            <text:p>65,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221702695466354" calcext:value-type="float">
            <text:p>0,000221702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988506644534378" calcext:value-type="float">
            <text:p>0,0098850664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0156127657649556" calcext:value-type="float">
            <text:p>0,0001561277</text:p>
          </table:table-cell>
          <table:table-cell table:style-name="Default" office:value-type="float" office:value="0.547140985215347" calcext:value-type="float">
            <text:p>0,5471409852</text:p>
          </table:table-cell>
          <table:table-cell table:style-name="ce6" office:value-type="float" office:value="0.0000346515971336938" calcext:value-type="float">
            <text:p>3,47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114101667544318" calcext:value-type="float">
            <text:p>0,0114101668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67.2" calcext:value-type="float">
            <text:p>67,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20251279245122" calcext:value-type="float">
            <text:p>0,000202512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565941580778792" calcext:value-type="float">
            <text:p>0,0056594158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569315901522626" calcext:value-type="float">
            <text:p>0,5693159015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119626962322219" calcext:value-type="float">
            <text:p>0,0119626962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68.9" calcext:value-type="float">
            <text:p>68,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89436137320317" calcext:value-type="float">
            <text:p>0,000189436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72624113116216" calcext:value-type="float">
            <text:p>0,0072624113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558427610730227" calcext:value-type="float">
            <text:p>0,5584276107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104056927094806" calcext:value-type="float">
            <text:p>0,0104056927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70.7" calcext:value-type="float">
            <text:p>70,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213460690439314" calcext:value-type="float">
            <text:p>0,000213460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679375022822873" calcext:value-type="float">
            <text:p>0,0067937502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524101923442363" calcext:value-type="float">
            <text:p>0,5241019234</text:p>
          </table:table-cell>
          <table:table-cell table:style-name="ce6" office:value-type="float" office:value="0.0000284667061721839" calcext:value-type="float">
            <text:p>2,85E-005</text:p>
          </table:table-cell>
          <table:table-cell table:style-name="ce6" office:value-type="float" office:value="0.0000981730058077229" calcext:value-type="float">
            <text:p>9,82E-005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.0131150075920458" calcext:value-type="float">
            <text:p>0,0131150076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72.5" calcext:value-type="float">
            <text:p>72,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258191768610906" calcext:value-type="float">
            <text:p>0,000258191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520054001250581" calcext:value-type="float">
            <text:p>0,00520054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558779031450649" calcext:value-type="float">
            <text:p>0,5587790315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112547385291441" calcext:value-type="float">
            <text:p>0,0112547385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74.2" calcext:value-type="float">
            <text:p>74,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247031405119032" calcext:value-type="float">
            <text:p>0,000247031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496151820777222" calcext:value-type="float">
            <text:p>0,0049615182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0214146306662093" calcext:value-type="float">
            <text:p>0,0002141463</text:p>
          </table:table-cell>
          <table:table-cell table:style-name="Default" office:value-type="float" office:value="0.585113507269429" calcext:value-type="float">
            <text:p>0,5851135073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120409231164852" calcext:value-type="float">
            <text:p>0,0120409231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76" calcext:value-type="float">
            <text:p>7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91560394569834" calcext:value-type="float">
            <text:p>0,000191560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566913861485315" calcext:value-type="float">
            <text:p>0,0056691386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449393927001716" calcext:value-type="float">
            <text:p>0,449393927</text:p>
          </table:table-cell>
          <table:table-cell table:style-name="ce6" office:value-type="float" office:value="0.0000231109164300771" calcext:value-type="float">
            <text:p>2,31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119533391761382" calcext:value-type="float">
            <text:p>0,0119533392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77.8" calcext:value-type="float">
            <text:p>77,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252141728019378" calcext:value-type="float">
            <text:p>0,000252141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70564056281051" calcext:value-type="float">
            <text:p>0,0070564056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55633868578677" calcext:value-type="float">
            <text:p>0,5563386858</text:p>
          </table:table-cell>
          <table:table-cell table:style-name="ce6" office:value-type="float" office:value="0.0000287662750634801" calcext:value-type="float">
            <text:p>2,88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112896123114134" calcext:value-type="float">
            <text:p>0,0112896123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79.5" calcext:value-type="float">
            <text:p>79,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518719632660112" calcext:value-type="float">
            <text:p>0,0051871963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555389811263257" calcext:value-type="float">
            <text:p>0,5553898113</text:p>
          </table:table-cell>
          <table:table-cell table:style-name="ce6" office:value-type="float" office:value="0.0000225721182504519" calcext:value-type="float">
            <text:p>2,26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112547385291441" calcext:value-type="float">
            <text:p>0,0112547385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81.3" calcext:value-type="float">
            <text:p>81,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293602933247955" calcext:value-type="float">
            <text:p>0,000293602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table:style-name="Default" office:value-type="string" calcext:value-type="string">
            <text:p>NA</text:p>
          </table:table-cell>
          <table:table-cell table:style-name="Default" office:value-type="float" office:value="0.000259692535938807" calcext:value-type="float">
            <text:p>0,0002596925</text:p>
          </table:table-cell>
          <table:table-cell table:style-name="Default" office:value-type="float" office:value="0.576751860180431" calcext:value-type="float">
            <text:p>0,5767518602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124714984122797" calcext:value-type="float">
            <text:p>0,0124714984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83.1" calcext:value-type="float">
            <text:p>83,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.000418825076233732" calcext:value-type="float">
            <text:p>0,0004188251</text:p>
          </table:table-cell>
          <table:table-cell table:style-name="Default" office:value-type="float" office:value="0.0058343510812447" calcext:value-type="float">
            <text:p>0,005834351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0186772770266448" calcext:value-type="float">
            <text:p>0,0001867728</text:p>
          </table:table-cell>
          <table:table-cell table:style-name="Default" office:value-type="float" office:value="0.57506161673231" calcext:value-type="float">
            <text:p>0,5750616167</text:p>
          </table:table-cell>
          <table:table-cell table:number-columns-repeated="7"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84.8" calcext:value-type="float">
            <text:p>84,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32900309013786" calcext:value-type="float">
            <text:p>0,000132900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644993334500429" calcext:value-type="float">
            <text:p>0,0064499333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0140990704006254" calcext:value-type="float">
            <text:p>0,0001409907</text:p>
          </table:table-cell>
          <table:table-cell table:number-columns-repeated="5" table:style-name="Default" office:value-type="string" calcext:value-type="string">
            <text:p>NA</text:p>
          </table:table-cell>
          <table:table-cell table:style-name="Default" office:value-type="float" office:value="0.0097584652377477" calcext:value-type="float">
            <text:p>0,0097584652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 table:number-rows-repeated="125">
          <table:table-cell table:number-columns-repeated="1024"/>
        </table:table-row>
        <table:table-row table:style-name="ro2">
          <table:table-cell office:value-type="string" calcext:value-type="string">
            <text:p>Comparaison 2 types de traitements</text:p>
          </table:table-cell>
          <table:table-cell table:number-columns-repeated="1023"/>
        </table:table-row>
        <table:table-row table:style-name="ro2">
          <table:table-cell table:style-name="ce2" office:value-type="float" office:value="30.1" calcext:value-type="float">
            <text:p>30,1</text:p>
          </table:table-cell>
          <table:table-cell table:formula="of:=[.B554]-[.B676]" office:value-type="string" office:string-value="" calcext:value-type="error">
            <text:p>#DIV/0 !</text:p>
          </table:table-cell>
          <table:table-cell table:formula="of:=[.C554]-[.C676]" office:value-type="float" office:value="0" calcext:value-type="float">
            <text:p>0</text:p>
          </table:table-cell>
          <table:table-cell table:formula="of:=[.D554]-[.D676]" office:value-type="string" office:string-value="" calcext:value-type="error">
            <text:p>#DIV/0 !</text:p>
          </table:table-cell>
          <table:table-cell table:formula="of:=[.E554]-[.E676]" office:value-type="float" office:value="0" calcext:value-type="float">
            <text:p>0</text:p>
          </table:table-cell>
          <table:table-cell table:formula="of:=[.F554]-[.F676]" office:value-type="string" office:string-value="" calcext:value-type="error">
            <text:p>#VALEUR !</text:p>
          </table:table-cell>
          <table:table-cell table:formula="of:=[.G554]-[.G676]" office:value-type="string" office:string-value="" calcext:value-type="error">
            <text:p>#DIV/0 !</text:p>
          </table:table-cell>
          <table:table-cell table:formula="of:=[.H554]-[.H676]" office:value-type="string" office:string-value="" calcext:value-type="error">
            <text:p>#DIV/0 !</text:p>
          </table:table-cell>
          <table:table-cell table:formula="of:=[.I554]-[.I676]" office:value-type="float" office:value="0" calcext:value-type="float">
            <text:p>0</text:p>
          </table:table-cell>
          <table:table-cell table:formula="of:=[.J554]-[.J676]" office:value-type="string" office:string-value="" calcext:value-type="error">
            <text:p>#DIV/0 !</text:p>
          </table:table-cell>
          <table:table-cell table:formula="of:=[.K554]-[.K676]" office:value-type="string" office:string-value="" calcext:value-type="error">
            <text:p>#DIV/0 !</text:p>
          </table:table-cell>
          <table:table-cell table:formula="of:=[.L554]-[.L676]" office:value-type="string" office:string-value="" calcext:value-type="error">
            <text:p>#VALEUR !</text:p>
          </table:table-cell>
          <table:table-cell table:formula="of:=[.M554]-[.M676]" office:value-type="string" office:string-value="" calcext:value-type="error">
            <text:p>#VALEUR !</text:p>
          </table:table-cell>
          <table:table-cell table:formula="of:=[.N554]-[.N676]" office:value-type="float" office:value="0" calcext:value-type="float">
            <text:p>0</text:p>
          </table:table-cell>
          <table:table-cell table:formula="of:=[.O554]-[.O676]" office:value-type="string" office:string-value="" calcext:value-type="error">
            <text:p>#VALEUR !</text:p>
          </table:table-cell>
          <table:table-cell table:formula="of:=[.P554]-[.P676]" office:value-type="float" office:value="0" calcext:value-type="float">
            <text:p>0</text:p>
          </table:table-cell>
          <table:table-cell table:formula="of:=[.Q554]-[.Q676]" office:value-type="string" office:string-value="" calcext:value-type="error">
            <text:p>#DIV/0 !</text:p>
          </table:table-cell>
          <table:table-cell table:formula="of:=[.R554]-[.R676]" office:value-type="string" office:string-value="" calcext:value-type="error">
            <text:p>#DIV/0 !</text:p>
          </table:table-cell>
          <table:table-cell table:formula="of:=[.S554]-[.S676]" office:value-type="float" office:value="0" calcext:value-type="float">
            <text:p>0</text:p>
          </table:table-cell>
          <table:table-cell table:formula="of:=[.T554]-[.T676]" office:value-type="string" office:string-value="" calcext:value-type="error">
            <text:p>#DIV/0 !</text:p>
          </table:table-cell>
          <table:table-cell table:formula="of:=[.U554]-[.U676]" office:value-type="string" office:string-value="" calcext:value-type="error">
            <text:p>#DIV/0 !</text:p>
          </table:table-cell>
          <table:table-cell table:formula="of:=[.V554]-[.V676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31.8" calcext:value-type="float">
            <text:p>31,8</text:p>
          </table:table-cell>
          <table:table-cell table:formula="of:=[.B555]-[.B677]" office:value-type="string" office:string-value="" calcext:value-type="error">
            <text:p>#DIV/0 !</text:p>
          </table:table-cell>
          <table:table-cell table:formula="of:=[.C555]-[.C677]" office:value-type="float" office:value="0" calcext:value-type="float">
            <text:p>0</text:p>
          </table:table-cell>
          <table:table-cell table:formula="of:=[.D555]-[.D677]" office:value-type="string" office:string-value="" calcext:value-type="error">
            <text:p>#DIV/0 !</text:p>
          </table:table-cell>
          <table:table-cell table:formula="of:=[.E555]-[.E677]" office:value-type="float" office:value="0" calcext:value-type="float">
            <text:p>0</text:p>
          </table:table-cell>
          <table:table-cell table:formula="of:=[.F555]-[.F677]" office:value-type="string" office:string-value="" calcext:value-type="error">
            <text:p>#VALEUR !</text:p>
          </table:table-cell>
          <table:table-cell table:formula="of:=[.G555]-[.G677]" office:value-type="string" office:string-value="" calcext:value-type="error">
            <text:p>#DIV/0 !</text:p>
          </table:table-cell>
          <table:table-cell table:formula="of:=[.H555]-[.H677]" office:value-type="string" office:string-value="" calcext:value-type="error">
            <text:p>#DIV/0 !</text:p>
          </table:table-cell>
          <table:table-cell table:formula="of:=[.I555]-[.I677]" office:value-type="string" office:string-value="" calcext:value-type="error">
            <text:p>#VALEUR !</text:p>
          </table:table-cell>
          <table:table-cell table:formula="of:=[.J555]-[.J677]" office:value-type="string" office:string-value="" calcext:value-type="error">
            <text:p>#DIV/0 !</text:p>
          </table:table-cell>
          <table:table-cell table:formula="of:=[.K555]-[.K677]" office:value-type="string" office:string-value="" calcext:value-type="error">
            <text:p>#DIV/0 !</text:p>
          </table:table-cell>
          <table:table-cell table:formula="of:=[.L555]-[.L677]" office:value-type="string" office:string-value="" calcext:value-type="error">
            <text:p>#VALEUR !</text:p>
          </table:table-cell>
          <table:table-cell table:formula="of:=[.M555]-[.M677]" office:value-type="float" office:value="0" calcext:value-type="float">
            <text:p>0</text:p>
          </table:table-cell>
          <table:table-cell table:formula="of:=[.N555]-[.N677]" office:value-type="float" office:value="0" calcext:value-type="float">
            <text:p>0</text:p>
          </table:table-cell>
          <table:table-cell table:formula="of:=[.O555]-[.O677]" office:value-type="string" office:string-value="" calcext:value-type="error">
            <text:p>#VALEUR !</text:p>
          </table:table-cell>
          <table:table-cell table:formula="of:=[.P555]-[.P677]" office:value-type="string" office:string-value="" calcext:value-type="error">
            <text:p>#VALEUR !</text:p>
          </table:table-cell>
          <table:table-cell table:formula="of:=[.Q555]-[.Q677]" office:value-type="string" office:string-value="" calcext:value-type="error">
            <text:p>#DIV/0 !</text:p>
          </table:table-cell>
          <table:table-cell table:formula="of:=[.R555]-[.R677]" office:value-type="string" office:string-value="" calcext:value-type="error">
            <text:p>#DIV/0 !</text:p>
          </table:table-cell>
          <table:table-cell table:formula="of:=[.S555]-[.S677]" office:value-type="float" office:value="0" calcext:value-type="float">
            <text:p>0</text:p>
          </table:table-cell>
          <table:table-cell table:formula="of:=[.T555]-[.T677]" office:value-type="string" office:string-value="" calcext:value-type="error">
            <text:p>#DIV/0 !</text:p>
          </table:table-cell>
          <table:table-cell table:formula="of:=[.U555]-[.U677]" office:value-type="string" office:string-value="" calcext:value-type="error">
            <text:p>#DIV/0 !</text:p>
          </table:table-cell>
          <table:table-cell table:formula="of:=[.V555]-[.V677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33.6" calcext:value-type="float">
            <text:p>33,6</text:p>
          </table:table-cell>
          <table:table-cell table:formula="of:=[.B556]-[.B678]" office:value-type="string" office:string-value="" calcext:value-type="error">
            <text:p>#DIV/0 !</text:p>
          </table:table-cell>
          <table:table-cell table:formula="of:=[.C556]-[.C678]" office:value-type="float" office:value="0" calcext:value-type="float">
            <text:p>0</text:p>
          </table:table-cell>
          <table:table-cell table:formula="of:=[.D556]-[.D678]" office:value-type="string" office:string-value="" calcext:value-type="error">
            <text:p>#DIV/0 !</text:p>
          </table:table-cell>
          <table:table-cell table:formula="of:=[.E556]-[.E678]" office:value-type="float" office:value="0" calcext:value-type="float">
            <text:p>0</text:p>
          </table:table-cell>
          <table:table-cell table:formula="of:=[.F556]-[.F678]" office:value-type="string" office:string-value="" calcext:value-type="error">
            <text:p>#VALEUR !</text:p>
          </table:table-cell>
          <table:table-cell table:formula="of:=[.G556]-[.G678]" office:value-type="string" office:string-value="" calcext:value-type="error">
            <text:p>#DIV/0 !</text:p>
          </table:table-cell>
          <table:table-cell table:formula="of:=[.H556]-[.H678]" office:value-type="string" office:string-value="" calcext:value-type="error">
            <text:p>#DIV/0 !</text:p>
          </table:table-cell>
          <table:table-cell table:formula="of:=[.I556]-[.I678]" office:value-type="float" office:value="0" calcext:value-type="float">
            <text:p>0</text:p>
          </table:table-cell>
          <table:table-cell table:formula="of:=[.J556]-[.J678]" office:value-type="string" office:string-value="" calcext:value-type="error">
            <text:p>#DIV/0 !</text:p>
          </table:table-cell>
          <table:table-cell table:formula="of:=[.K556]-[.K678]" office:value-type="string" office:string-value="" calcext:value-type="error">
            <text:p>#DIV/0 !</text:p>
          </table:table-cell>
          <table:table-cell table:formula="of:=[.L556]-[.L678]" office:value-type="float" office:value="0" calcext:value-type="float">
            <text:p>0</text:p>
          </table:table-cell>
          <table:table-cell table:formula="of:=[.M556]-[.M678]" office:value-type="string" office:string-value="" calcext:value-type="error">
            <text:p>#VALEUR !</text:p>
          </table:table-cell>
          <table:table-cell table:formula="of:=[.N556]-[.N678]" office:value-type="float" office:value="0" calcext:value-type="float">
            <text:p>0</text:p>
          </table:table-cell>
          <table:table-cell table:formula="of:=[.O556]-[.O678]" office:value-type="string" office:string-value="" calcext:value-type="error">
            <text:p>#VALEUR !</text:p>
          </table:table-cell>
          <table:table-cell table:formula="of:=[.P556]-[.P678]" office:value-type="string" office:string-value="" calcext:value-type="error">
            <text:p>#VALEUR !</text:p>
          </table:table-cell>
          <table:table-cell table:formula="of:=[.Q556]-[.Q678]" office:value-type="string" office:string-value="" calcext:value-type="error">
            <text:p>#DIV/0 !</text:p>
          </table:table-cell>
          <table:table-cell table:formula="of:=[.R556]-[.R678]" office:value-type="string" office:string-value="" calcext:value-type="error">
            <text:p>#DIV/0 !</text:p>
          </table:table-cell>
          <table:table-cell table:formula="of:=[.S556]-[.S678]" office:value-type="float" office:value="0" calcext:value-type="float">
            <text:p>0</text:p>
          </table:table-cell>
          <table:table-cell table:formula="of:=[.T556]-[.T678]" office:value-type="string" office:string-value="" calcext:value-type="error">
            <text:p>#DIV/0 !</text:p>
          </table:table-cell>
          <table:table-cell table:formula="of:=[.U556]-[.U678]" office:value-type="string" office:string-value="" calcext:value-type="error">
            <text:p>#DIV/0 !</text:p>
          </table:table-cell>
          <table:table-cell table:formula="of:=[.V556]-[.V678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35.4" calcext:value-type="float">
            <text:p>35,4</text:p>
          </table:table-cell>
          <table:table-cell table:formula="of:=[.B557]-[.B679]" office:value-type="string" office:string-value="" calcext:value-type="error">
            <text:p>#DIV/0 !</text:p>
          </table:table-cell>
          <table:table-cell table:formula="of:=[.C557]-[.C679]" office:value-type="float" office:value="0" calcext:value-type="float">
            <text:p>0</text:p>
          </table:table-cell>
          <table:table-cell table:formula="of:=[.D557]-[.D679]" office:value-type="string" office:string-value="" calcext:value-type="error">
            <text:p>#DIV/0 !</text:p>
          </table:table-cell>
          <table:table-cell table:formula="of:=[.E557]-[.E679]" office:value-type="float" office:value="0" calcext:value-type="float">
            <text:p>0</text:p>
          </table:table-cell>
          <table:table-cell table:formula="of:=[.F557]-[.F679]" office:value-type="string" office:string-value="" calcext:value-type="error">
            <text:p>#VALEUR !</text:p>
          </table:table-cell>
          <table:table-cell table:formula="of:=[.G557]-[.G679]" office:value-type="string" office:string-value="" calcext:value-type="error">
            <text:p>#DIV/0 !</text:p>
          </table:table-cell>
          <table:table-cell table:formula="of:=[.H557]-[.H679]" office:value-type="string" office:string-value="" calcext:value-type="error">
            <text:p>#DIV/0 !</text:p>
          </table:table-cell>
          <table:table-cell table:formula="of:=[.I557]-[.I679]" office:value-type="float" office:value="0" calcext:value-type="float">
            <text:p>0</text:p>
          </table:table-cell>
          <table:table-cell table:formula="of:=[.J557]-[.J679]" office:value-type="string" office:string-value="" calcext:value-type="error">
            <text:p>#DIV/0 !</text:p>
          </table:table-cell>
          <table:table-cell table:formula="of:=[.K557]-[.K679]" office:value-type="string" office:string-value="" calcext:value-type="error">
            <text:p>#DIV/0 !</text:p>
          </table:table-cell>
          <table:table-cell table:formula="of:=[.L557]-[.L679]" office:value-type="string" office:string-value="" calcext:value-type="error">
            <text:p>#VALEUR !</text:p>
          </table:table-cell>
          <table:table-cell table:formula="of:=[.M557]-[.M679]" office:value-type="string" office:string-value="" calcext:value-type="error">
            <text:p>#VALEUR !</text:p>
          </table:table-cell>
          <table:table-cell table:formula="of:=[.N557]-[.N679]" office:value-type="float" office:value="0" calcext:value-type="float">
            <text:p>0</text:p>
          </table:table-cell>
          <table:table-cell table:formula="of:=[.O557]-[.O679]" office:value-type="string" office:string-value="" calcext:value-type="error">
            <text:p>#VALEUR !</text:p>
          </table:table-cell>
          <table:table-cell table:formula="of:=[.P557]-[.P679]" office:value-type="string" office:string-value="" calcext:value-type="error">
            <text:p>#VALEUR !</text:p>
          </table:table-cell>
          <table:table-cell table:formula="of:=[.Q557]-[.Q679]" office:value-type="string" office:string-value="" calcext:value-type="error">
            <text:p>#DIV/0 !</text:p>
          </table:table-cell>
          <table:table-cell table:formula="of:=[.R557]-[.R679]" office:value-type="string" office:string-value="" calcext:value-type="error">
            <text:p>#DIV/0 !</text:p>
          </table:table-cell>
          <table:table-cell table:formula="of:=[.S557]-[.S679]" office:value-type="float" office:value="0" calcext:value-type="float">
            <text:p>0</text:p>
          </table:table-cell>
          <table:table-cell table:formula="of:=[.T557]-[.T679]" office:value-type="string" office:string-value="" calcext:value-type="error">
            <text:p>#DIV/0 !</text:p>
          </table:table-cell>
          <table:table-cell table:formula="of:=[.U557]-[.U679]" office:value-type="string" office:string-value="" calcext:value-type="error">
            <text:p>#DIV/0 !</text:p>
          </table:table-cell>
          <table:table-cell table:formula="of:=[.V557]-[.V679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37.1" calcext:value-type="float">
            <text:p>37,1</text:p>
          </table:table-cell>
          <table:table-cell table:formula="of:=[.B558]-[.B680]" office:value-type="string" office:string-value="" calcext:value-type="error">
            <text:p>#DIV/0 !</text:p>
          </table:table-cell>
          <table:table-cell table:formula="of:=[.C558]-[.C680]" office:value-type="float" office:value="0" calcext:value-type="float">
            <text:p>0</text:p>
          </table:table-cell>
          <table:table-cell table:formula="of:=[.D558]-[.D680]" office:value-type="string" office:string-value="" calcext:value-type="error">
            <text:p>#DIV/0 !</text:p>
          </table:table-cell>
          <table:table-cell table:formula="of:=[.E558]-[.E680]" office:value-type="float" office:value="0" calcext:value-type="float">
            <text:p>0</text:p>
          </table:table-cell>
          <table:table-cell table:formula="of:=[.F558]-[.F680]" office:value-type="float" office:value="0" calcext:value-type="float">
            <text:p>0</text:p>
          </table:table-cell>
          <table:table-cell table:formula="of:=[.G558]-[.G680]" office:value-type="string" office:string-value="" calcext:value-type="error">
            <text:p>#DIV/0 !</text:p>
          </table:table-cell>
          <table:table-cell table:formula="of:=[.H558]-[.H680]" office:value-type="string" office:string-value="" calcext:value-type="error">
            <text:p>#DIV/0 !</text:p>
          </table:table-cell>
          <table:table-cell table:formula="of:=[.I558]-[.I680]" office:value-type="float" office:value="0" calcext:value-type="float">
            <text:p>0</text:p>
          </table:table-cell>
          <table:table-cell table:formula="of:=[.J558]-[.J680]" office:value-type="string" office:string-value="" calcext:value-type="error">
            <text:p>#DIV/0 !</text:p>
          </table:table-cell>
          <table:table-cell table:formula="of:=[.K558]-[.K680]" office:value-type="string" office:string-value="" calcext:value-type="error">
            <text:p>#DIV/0 !</text:p>
          </table:table-cell>
          <table:table-cell table:formula="of:=[.L558]-[.L680]" office:value-type="float" office:value="0" calcext:value-type="float">
            <text:p>0</text:p>
          </table:table-cell>
          <table:table-cell table:formula="of:=[.M558]-[.M680]" office:value-type="float" office:value="0" calcext:value-type="float">
            <text:p>0</text:p>
          </table:table-cell>
          <table:table-cell table:formula="of:=[.N558]-[.N680]" office:value-type="float" office:value="0" calcext:value-type="float">
            <text:p>0</text:p>
          </table:table-cell>
          <table:table-cell table:formula="of:=[.O558]-[.O680]" office:value-type="float" office:value="0" calcext:value-type="float">
            <text:p>0</text:p>
          </table:table-cell>
          <table:table-cell table:formula="of:=[.P558]-[.P680]" office:value-type="string" office:string-value="" calcext:value-type="error">
            <text:p>#VALEUR !</text:p>
          </table:table-cell>
          <table:table-cell table:formula="of:=[.Q558]-[.Q680]" office:value-type="string" office:string-value="" calcext:value-type="error">
            <text:p>#DIV/0 !</text:p>
          </table:table-cell>
          <table:table-cell table:formula="of:=[.R558]-[.R680]" office:value-type="string" office:string-value="" calcext:value-type="error">
            <text:p>#DIV/0 !</text:p>
          </table:table-cell>
          <table:table-cell table:formula="of:=[.S558]-[.S680]" office:value-type="float" office:value="0" calcext:value-type="float">
            <text:p>0</text:p>
          </table:table-cell>
          <table:table-cell table:formula="of:=[.T558]-[.T680]" office:value-type="string" office:string-value="" calcext:value-type="error">
            <text:p>#DIV/0 !</text:p>
          </table:table-cell>
          <table:table-cell table:formula="of:=[.U558]-[.U680]" office:value-type="string" office:string-value="" calcext:value-type="error">
            <text:p>#DIV/0 !</text:p>
          </table:table-cell>
          <table:table-cell table:formula="of:=[.V558]-[.V680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38.9" calcext:value-type="float">
            <text:p>38,9</text:p>
          </table:table-cell>
          <table:table-cell table:formula="of:=[.B559]-[.B681]" office:value-type="string" office:string-value="" calcext:value-type="error">
            <text:p>#DIV/0 !</text:p>
          </table:table-cell>
          <table:table-cell table:formula="of:=[.C559]-[.C681]" office:value-type="float" office:value="0" calcext:value-type="float">
            <text:p>0</text:p>
          </table:table-cell>
          <table:table-cell table:formula="of:=[.D559]-[.D681]" office:value-type="string" office:string-value="" calcext:value-type="error">
            <text:p>#DIV/0 !</text:p>
          </table:table-cell>
          <table:table-cell table:formula="of:=[.E559]-[.E681]" office:value-type="float" office:value="0" calcext:value-type="float">
            <text:p>0</text:p>
          </table:table-cell>
          <table:table-cell table:formula="of:=[.F559]-[.F681]" office:value-type="string" office:string-value="" calcext:value-type="error">
            <text:p>#VALEUR !</text:p>
          </table:table-cell>
          <table:table-cell table:formula="of:=[.G559]-[.G681]" office:value-type="string" office:string-value="" calcext:value-type="error">
            <text:p>#DIV/0 !</text:p>
          </table:table-cell>
          <table:table-cell table:formula="of:=[.H559]-[.H681]" office:value-type="string" office:string-value="" calcext:value-type="error">
            <text:p>#DIV/0 !</text:p>
          </table:table-cell>
          <table:table-cell table:formula="of:=[.I559]-[.I681]" office:value-type="float" office:value="0" calcext:value-type="float">
            <text:p>0</text:p>
          </table:table-cell>
          <table:table-cell table:formula="of:=[.J559]-[.J681]" office:value-type="string" office:string-value="" calcext:value-type="error">
            <text:p>#DIV/0 !</text:p>
          </table:table-cell>
          <table:table-cell table:formula="of:=[.K559]-[.K681]" office:value-type="string" office:string-value="" calcext:value-type="error">
            <text:p>#DIV/0 !</text:p>
          </table:table-cell>
          <table:table-cell table:formula="of:=[.L559]-[.L681]" office:value-type="string" office:string-value="" calcext:value-type="error">
            <text:p>#VALEUR !</text:p>
          </table:table-cell>
          <table:table-cell table:formula="of:=[.M559]-[.M681]" office:value-type="float" office:value="0" calcext:value-type="float">
            <text:p>0</text:p>
          </table:table-cell>
          <table:table-cell table:formula="of:=[.N559]-[.N681]" office:value-type="float" office:value="0" calcext:value-type="float">
            <text:p>0</text:p>
          </table:table-cell>
          <table:table-cell table:formula="of:=[.O559]-[.O681]" office:value-type="float" office:value="0" calcext:value-type="float">
            <text:p>0</text:p>
          </table:table-cell>
          <table:table-cell table:formula="of:=[.P559]-[.P681]" office:value-type="string" office:string-value="" calcext:value-type="error">
            <text:p>#VALEUR !</text:p>
          </table:table-cell>
          <table:table-cell table:formula="of:=[.Q559]-[.Q681]" office:value-type="string" office:string-value="" calcext:value-type="error">
            <text:p>#DIV/0 !</text:p>
          </table:table-cell>
          <table:table-cell table:formula="of:=[.R559]-[.R681]" office:value-type="string" office:string-value="" calcext:value-type="error">
            <text:p>#DIV/0 !</text:p>
          </table:table-cell>
          <table:table-cell table:formula="of:=[.S559]-[.S681]" office:value-type="float" office:value="0" calcext:value-type="float">
            <text:p>0</text:p>
          </table:table-cell>
          <table:table-cell table:formula="of:=[.T559]-[.T681]" office:value-type="string" office:string-value="" calcext:value-type="error">
            <text:p>#DIV/0 !</text:p>
          </table:table-cell>
          <table:table-cell table:formula="of:=[.U559]-[.U681]" office:value-type="string" office:string-value="" calcext:value-type="error">
            <text:p>#DIV/0 !</text:p>
          </table:table-cell>
          <table:table-cell table:formula="of:=[.V559]-[.V681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40.7" calcext:value-type="float">
            <text:p>40,7</text:p>
          </table:table-cell>
          <table:table-cell table:formula="of:=[.B560]-[.B682]" office:value-type="string" office:string-value="" calcext:value-type="error">
            <text:p>#DIV/0 !</text:p>
          </table:table-cell>
          <table:table-cell table:formula="of:=[.C560]-[.C682]" office:value-type="float" office:value="0" calcext:value-type="float">
            <text:p>0</text:p>
          </table:table-cell>
          <table:table-cell table:formula="of:=[.D560]-[.D682]" office:value-type="string" office:string-value="" calcext:value-type="error">
            <text:p>#DIV/0 !</text:p>
          </table:table-cell>
          <table:table-cell table:formula="of:=[.E560]-[.E682]" office:value-type="float" office:value="0" calcext:value-type="float">
            <text:p>0</text:p>
          </table:table-cell>
          <table:table-cell table:formula="of:=[.F560]-[.F682]" office:value-type="string" office:string-value="" calcext:value-type="error">
            <text:p>#VALEUR !</text:p>
          </table:table-cell>
          <table:table-cell table:formula="of:=[.G560]-[.G682]" office:value-type="string" office:string-value="" calcext:value-type="error">
            <text:p>#DIV/0 !</text:p>
          </table:table-cell>
          <table:table-cell table:formula="of:=[.H560]-[.H682]" office:value-type="string" office:string-value="" calcext:value-type="error">
            <text:p>#DIV/0 !</text:p>
          </table:table-cell>
          <table:table-cell table:formula="of:=[.I560]-[.I682]" office:value-type="float" office:value="0" calcext:value-type="float">
            <text:p>0</text:p>
          </table:table-cell>
          <table:table-cell table:formula="of:=[.J560]-[.J682]" office:value-type="string" office:string-value="" calcext:value-type="error">
            <text:p>#DIV/0 !</text:p>
          </table:table-cell>
          <table:table-cell table:formula="of:=[.K560]-[.K682]" office:value-type="string" office:string-value="" calcext:value-type="error">
            <text:p>#DIV/0 !</text:p>
          </table:table-cell>
          <table:table-cell table:formula="of:=[.L560]-[.L682]" office:value-type="string" office:string-value="" calcext:value-type="error">
            <text:p>#VALEUR !</text:p>
          </table:table-cell>
          <table:table-cell table:formula="of:=[.M560]-[.M682]" office:value-type="string" office:string-value="" calcext:value-type="error">
            <text:p>#VALEUR !</text:p>
          </table:table-cell>
          <table:table-cell table:formula="of:=[.N560]-[.N682]" office:value-type="float" office:value="0" calcext:value-type="float">
            <text:p>0</text:p>
          </table:table-cell>
          <table:table-cell table:formula="of:=[.O560]-[.O682]" office:value-type="string" office:string-value="" calcext:value-type="error">
            <text:p>#VALEUR !</text:p>
          </table:table-cell>
          <table:table-cell table:formula="of:=[.P560]-[.P682]" office:value-type="string" office:string-value="" calcext:value-type="error">
            <text:p>#VALEUR !</text:p>
          </table:table-cell>
          <table:table-cell table:formula="of:=[.Q560]-[.Q682]" office:value-type="string" office:string-value="" calcext:value-type="error">
            <text:p>#DIV/0 !</text:p>
          </table:table-cell>
          <table:table-cell table:formula="of:=[.R560]-[.R682]" office:value-type="string" office:string-value="" calcext:value-type="error">
            <text:p>#DIV/0 !</text:p>
          </table:table-cell>
          <table:table-cell table:formula="of:=[.S560]-[.S682]" office:value-type="float" office:value="0" calcext:value-type="float">
            <text:p>0</text:p>
          </table:table-cell>
          <table:table-cell table:formula="of:=[.T560]-[.T682]" office:value-type="string" office:string-value="" calcext:value-type="error">
            <text:p>#DIV/0 !</text:p>
          </table:table-cell>
          <table:table-cell table:formula="of:=[.U560]-[.U682]" office:value-type="string" office:string-value="" calcext:value-type="error">
            <text:p>#DIV/0 !</text:p>
          </table:table-cell>
          <table:table-cell table:formula="of:=[.V560]-[.V682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42.4" calcext:value-type="float">
            <text:p>42,4</text:p>
          </table:table-cell>
          <table:table-cell table:formula="of:=[.B561]-[.B683]" office:value-type="string" office:string-value="" calcext:value-type="error">
            <text:p>#DIV/0 !</text:p>
          </table:table-cell>
          <table:table-cell table:formula="of:=[.C561]-[.C683]" office:value-type="float" office:value="0" calcext:value-type="float">
            <text:p>0</text:p>
          </table:table-cell>
          <table:table-cell table:formula="of:=[.D561]-[.D683]" office:value-type="string" office:string-value="" calcext:value-type="error">
            <text:p>#DIV/0 !</text:p>
          </table:table-cell>
          <table:table-cell table:formula="of:=[.E561]-[.E683]" office:value-type="float" office:value="0" calcext:value-type="float">
            <text:p>0</text:p>
          </table:table-cell>
          <table:table-cell table:formula="of:=[.F561]-[.F683]" office:value-type="string" office:string-value="" calcext:value-type="error">
            <text:p>#VALEUR !</text:p>
          </table:table-cell>
          <table:table-cell table:formula="of:=[.G561]-[.G683]" office:value-type="string" office:string-value="" calcext:value-type="error">
            <text:p>#DIV/0 !</text:p>
          </table:table-cell>
          <table:table-cell table:formula="of:=[.H561]-[.H683]" office:value-type="string" office:string-value="" calcext:value-type="error">
            <text:p>#DIV/0 !</text:p>
          </table:table-cell>
          <table:table-cell table:formula="of:=[.I561]-[.I683]" office:value-type="float" office:value="-4.85722573273506E-017" calcext:value-type="float">
            <text:p>-4,85722573273506E-017</text:p>
          </table:table-cell>
          <table:table-cell table:formula="of:=[.J561]-[.J683]" office:value-type="string" office:string-value="" calcext:value-type="error">
            <text:p>#DIV/0 !</text:p>
          </table:table-cell>
          <table:table-cell table:formula="of:=[.K561]-[.K683]" office:value-type="string" office:string-value="" calcext:value-type="error">
            <text:p>#DIV/0 !</text:p>
          </table:table-cell>
          <table:table-cell table:formula="of:=[.L561]-[.L683]" office:value-type="string" office:string-value="" calcext:value-type="error">
            <text:p>#VALEUR !</text:p>
          </table:table-cell>
          <table:table-cell table:formula="of:=[.M561]-[.M683]" office:value-type="string" office:string-value="" calcext:value-type="error">
            <text:p>#VALEUR !</text:p>
          </table:table-cell>
          <table:table-cell table:formula="of:=[.N561]-[.N683]" office:value-type="float" office:value="0" calcext:value-type="float">
            <text:p>0</text:p>
          </table:table-cell>
          <table:table-cell table:formula="of:=[.O561]-[.O683]" office:value-type="string" office:string-value="" calcext:value-type="error">
            <text:p>#VALEUR !</text:p>
          </table:table-cell>
          <table:table-cell table:formula="of:=[.P561]-[.P683]" office:value-type="string" office:string-value="" calcext:value-type="error">
            <text:p>#VALEUR !</text:p>
          </table:table-cell>
          <table:table-cell table:formula="of:=[.Q561]-[.Q683]" office:value-type="string" office:string-value="" calcext:value-type="error">
            <text:p>#DIV/0 !</text:p>
          </table:table-cell>
          <table:table-cell table:formula="of:=[.R561]-[.R683]" office:value-type="string" office:string-value="" calcext:value-type="error">
            <text:p>#DIV/0 !</text:p>
          </table:table-cell>
          <table:table-cell table:formula="of:=[.S561]-[.S683]" office:value-type="float" office:value="0" calcext:value-type="float">
            <text:p>0</text:p>
          </table:table-cell>
          <table:table-cell table:formula="of:=[.T561]-[.T683]" office:value-type="string" office:string-value="" calcext:value-type="error">
            <text:p>#DIV/0 !</text:p>
          </table:table-cell>
          <table:table-cell table:formula="of:=[.U561]-[.U683]" office:value-type="string" office:string-value="" calcext:value-type="error">
            <text:p>#DIV/0 !</text:p>
          </table:table-cell>
          <table:table-cell table:formula="of:=[.V561]-[.V683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44.2" calcext:value-type="float">
            <text:p>44,2</text:p>
          </table:table-cell>
          <table:table-cell table:formula="of:=[.B562]-[.B684]" office:value-type="string" office:string-value="" calcext:value-type="error">
            <text:p>#DIV/0 !</text:p>
          </table:table-cell>
          <table:table-cell table:formula="of:=[.C562]-[.C684]" office:value-type="float" office:value="0" calcext:value-type="float">
            <text:p>0</text:p>
          </table:table-cell>
          <table:table-cell table:formula="of:=[.D562]-[.D684]" office:value-type="string" office:string-value="" calcext:value-type="error">
            <text:p>#DIV/0 !</text:p>
          </table:table-cell>
          <table:table-cell table:formula="of:=[.E562]-[.E684]" office:value-type="float" office:value="0" calcext:value-type="float">
            <text:p>0</text:p>
          </table:table-cell>
          <table:table-cell table:formula="of:=[.F562]-[.F684]" office:value-type="string" office:string-value="" calcext:value-type="error">
            <text:p>#VALEUR !</text:p>
          </table:table-cell>
          <table:table-cell table:formula="of:=[.G562]-[.G684]" office:value-type="string" office:string-value="" calcext:value-type="error">
            <text:p>#DIV/0 !</text:p>
          </table:table-cell>
          <table:table-cell table:formula="of:=[.H562]-[.H684]" office:value-type="string" office:string-value="" calcext:value-type="error">
            <text:p>#DIV/0 !</text:p>
          </table:table-cell>
          <table:table-cell table:formula="of:=[.I562]-[.I684]" office:value-type="float" office:value="0" calcext:value-type="float">
            <text:p>0</text:p>
          </table:table-cell>
          <table:table-cell table:formula="of:=[.J562]-[.J684]" office:value-type="string" office:string-value="" calcext:value-type="error">
            <text:p>#DIV/0 !</text:p>
          </table:table-cell>
          <table:table-cell table:formula="of:=[.K562]-[.K684]" office:value-type="string" office:string-value="" calcext:value-type="error">
            <text:p>#DIV/0 !</text:p>
          </table:table-cell>
          <table:table-cell table:formula="of:=[.L562]-[.L684]" office:value-type="string" office:string-value="" calcext:value-type="error">
            <text:p>#VALEUR !</text:p>
          </table:table-cell>
          <table:table-cell table:formula="of:=[.M562]-[.M684]" office:value-type="string" office:string-value="" calcext:value-type="error">
            <text:p>#VALEUR !</text:p>
          </table:table-cell>
          <table:table-cell table:formula="of:=[.N562]-[.N684]" office:value-type="float" office:value="0" calcext:value-type="float">
            <text:p>0</text:p>
          </table:table-cell>
          <table:table-cell table:formula="of:=[.O562]-[.O684]" office:value-type="string" office:string-value="" calcext:value-type="error">
            <text:p>#VALEUR !</text:p>
          </table:table-cell>
          <table:table-cell table:formula="of:=[.P562]-[.P684]" office:value-type="string" office:string-value="" calcext:value-type="error">
            <text:p>#VALEUR !</text:p>
          </table:table-cell>
          <table:table-cell table:formula="of:=[.Q562]-[.Q684]" office:value-type="string" office:string-value="" calcext:value-type="error">
            <text:p>#DIV/0 !</text:p>
          </table:table-cell>
          <table:table-cell table:formula="of:=[.R562]-[.R684]" office:value-type="string" office:string-value="" calcext:value-type="error">
            <text:p>#DIV/0 !</text:p>
          </table:table-cell>
          <table:table-cell table:formula="of:=[.S562]-[.S684]" office:value-type="float" office:value="3.98986399474666E-017" calcext:value-type="float">
            <text:p>3,98986399474666E-017</text:p>
          </table:table-cell>
          <table:table-cell table:formula="of:=[.T562]-[.T684]" office:value-type="string" office:string-value="" calcext:value-type="error">
            <text:p>#DIV/0 !</text:p>
          </table:table-cell>
          <table:table-cell table:formula="of:=[.U562]-[.U684]" office:value-type="string" office:string-value="" calcext:value-type="error">
            <text:p>#DIV/0 !</text:p>
          </table:table-cell>
          <table:table-cell table:formula="of:=[.V562]-[.V684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formula="of:=[.B563]-[.B685]" office:value-type="string" office:string-value="" calcext:value-type="error">
            <text:p>#DIV/0 !</text:p>
          </table:table-cell>
          <table:table-cell table:formula="of:=[.C563]-[.C685]" office:value-type="float" office:value="0" calcext:value-type="float">
            <text:p>0</text:p>
          </table:table-cell>
          <table:table-cell table:formula="of:=[.D563]-[.D685]" office:value-type="string" office:string-value="" calcext:value-type="error">
            <text:p>#DIV/0 !</text:p>
          </table:table-cell>
          <table:table-cell table:formula="of:=[.E563]-[.E685]" office:value-type="float" office:value="0" calcext:value-type="float">
            <text:p>0</text:p>
          </table:table-cell>
          <table:table-cell table:formula="of:=[.F563]-[.F685]" office:value-type="float" office:value="0" calcext:value-type="float">
            <text:p>0</text:p>
          </table:table-cell>
          <table:table-cell table:formula="of:=[.G563]-[.G685]" office:value-type="string" office:string-value="" calcext:value-type="error">
            <text:p>#DIV/0 !</text:p>
          </table:table-cell>
          <table:table-cell table:formula="of:=[.H563]-[.H685]" office:value-type="string" office:string-value="" calcext:value-type="error">
            <text:p>#DIV/0 !</text:p>
          </table:table-cell>
          <table:table-cell table:formula="of:=[.I563]-[.I685]" office:value-type="float" office:value="0" calcext:value-type="float">
            <text:p>0</text:p>
          </table:table-cell>
          <table:table-cell table:formula="of:=[.J563]-[.J685]" office:value-type="string" office:string-value="" calcext:value-type="error">
            <text:p>#DIV/0 !</text:p>
          </table:table-cell>
          <table:table-cell table:formula="of:=[.K563]-[.K685]" office:value-type="string" office:string-value="" calcext:value-type="error">
            <text:p>#DIV/0 !</text:p>
          </table:table-cell>
          <table:table-cell table:formula="of:=[.L563]-[.L685]" office:value-type="string" office:string-value="" calcext:value-type="error">
            <text:p>#VALEUR !</text:p>
          </table:table-cell>
          <table:table-cell table:formula="of:=[.M563]-[.M685]" office:value-type="float" office:value="0" calcext:value-type="float">
            <text:p>0</text:p>
          </table:table-cell>
          <table:table-cell table:formula="of:=[.N563]-[.N685]" office:value-type="float" office:value="0" calcext:value-type="float">
            <text:p>0</text:p>
          </table:table-cell>
          <table:table-cell table:formula="of:=[.O563]-[.O685]" office:value-type="string" office:string-value="" calcext:value-type="error">
            <text:p>#VALEUR !</text:p>
          </table:table-cell>
          <table:table-cell table:formula="of:=[.P563]-[.P685]" office:value-type="string" office:string-value="" calcext:value-type="error">
            <text:p>#VALEUR !</text:p>
          </table:table-cell>
          <table:table-cell table:formula="of:=[.Q563]-[.Q685]" office:value-type="string" office:string-value="" calcext:value-type="error">
            <text:p>#DIV/0 !</text:p>
          </table:table-cell>
          <table:table-cell table:formula="of:=[.R563]-[.R685]" office:value-type="string" office:string-value="" calcext:value-type="error">
            <text:p>#DIV/0 !</text:p>
          </table:table-cell>
          <table:table-cell table:formula="of:=[.S563]-[.S685]" office:value-type="float" office:value="0" calcext:value-type="float">
            <text:p>0</text:p>
          </table:table-cell>
          <table:table-cell table:formula="of:=[.T563]-[.T685]" office:value-type="string" office:string-value="" calcext:value-type="error">
            <text:p>#DIV/0 !</text:p>
          </table:table-cell>
          <table:table-cell table:formula="of:=[.U563]-[.U685]" office:value-type="string" office:string-value="" calcext:value-type="error">
            <text:p>#DIV/0 !</text:p>
          </table:table-cell>
          <table:table-cell table:formula="of:=[.V563]-[.V685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47.7" calcext:value-type="float">
            <text:p>47,7</text:p>
          </table:table-cell>
          <table:table-cell table:formula="of:=[.B564]-[.B686]" office:value-type="string" office:string-value="" calcext:value-type="error">
            <text:p>#DIV/0 !</text:p>
          </table:table-cell>
          <table:table-cell table:formula="of:=[.C564]-[.C686]" office:value-type="float" office:value="0" calcext:value-type="float">
            <text:p>0</text:p>
          </table:table-cell>
          <table:table-cell table:formula="of:=[.D564]-[.D686]" office:value-type="string" office:string-value="" calcext:value-type="error">
            <text:p>#DIV/0 !</text:p>
          </table:table-cell>
          <table:table-cell table:formula="of:=[.E564]-[.E686]" office:value-type="float" office:value="0" calcext:value-type="float">
            <text:p>0</text:p>
          </table:table-cell>
          <table:table-cell table:formula="of:=[.F564]-[.F686]" office:value-type="string" office:string-value="" calcext:value-type="error">
            <text:p>#VALEUR !</text:p>
          </table:table-cell>
          <table:table-cell table:formula="of:=[.G564]-[.G686]" office:value-type="string" office:string-value="" calcext:value-type="error">
            <text:p>#DIV/0 !</text:p>
          </table:table-cell>
          <table:table-cell table:formula="of:=[.H564]-[.H686]" office:value-type="string" office:string-value="" calcext:value-type="error">
            <text:p>#DIV/0 !</text:p>
          </table:table-cell>
          <table:table-cell table:formula="of:=[.I564]-[.I686]" office:value-type="float" office:value="0" calcext:value-type="float">
            <text:p>0</text:p>
          </table:table-cell>
          <table:table-cell table:formula="of:=[.J564]-[.J686]" office:value-type="string" office:string-value="" calcext:value-type="error">
            <text:p>#DIV/0 !</text:p>
          </table:table-cell>
          <table:table-cell table:formula="of:=[.K564]-[.K686]" office:value-type="string" office:string-value="" calcext:value-type="error">
            <text:p>#DIV/0 !</text:p>
          </table:table-cell>
          <table:table-cell table:formula="of:=[.L564]-[.L686]" office:value-type="string" office:string-value="" calcext:value-type="error">
            <text:p>#VALEUR !</text:p>
          </table:table-cell>
          <table:table-cell table:formula="of:=[.M564]-[.M686]" office:value-type="float" office:value="0" calcext:value-type="float">
            <text:p>0</text:p>
          </table:table-cell>
          <table:table-cell table:formula="of:=[.N564]-[.N686]" office:value-type="float" office:value="0" calcext:value-type="float">
            <text:p>0</text:p>
          </table:table-cell>
          <table:table-cell table:formula="of:=[.O564]-[.O686]" office:value-type="string" office:string-value="" calcext:value-type="error">
            <text:p>#VALEUR !</text:p>
          </table:table-cell>
          <table:table-cell table:formula="of:=[.P564]-[.P686]" office:value-type="string" office:string-value="" calcext:value-type="error">
            <text:p>#VALEUR !</text:p>
          </table:table-cell>
          <table:table-cell table:formula="of:=[.Q564]-[.Q686]" office:value-type="string" office:string-value="" calcext:value-type="error">
            <text:p>#DIV/0 !</text:p>
          </table:table-cell>
          <table:table-cell table:formula="of:=[.R564]-[.R686]" office:value-type="string" office:string-value="" calcext:value-type="error">
            <text:p>#DIV/0 !</text:p>
          </table:table-cell>
          <table:table-cell table:formula="of:=[.S564]-[.S686]" office:value-type="float" office:value="0" calcext:value-type="float">
            <text:p>0</text:p>
          </table:table-cell>
          <table:table-cell table:formula="of:=[.T564]-[.T686]" office:value-type="string" office:string-value="" calcext:value-type="error">
            <text:p>#DIV/0 !</text:p>
          </table:table-cell>
          <table:table-cell table:formula="of:=[.U564]-[.U686]" office:value-type="string" office:string-value="" calcext:value-type="error">
            <text:p>#DIV/0 !</text:p>
          </table:table-cell>
          <table:table-cell table:formula="of:=[.V564]-[.V686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49.5" calcext:value-type="float">
            <text:p>49,5</text:p>
          </table:table-cell>
          <table:table-cell table:formula="of:=[.B565]-[.B687]" office:value-type="string" office:string-value="" calcext:value-type="error">
            <text:p>#DIV/0 !</text:p>
          </table:table-cell>
          <table:table-cell table:formula="of:=[.C565]-[.C687]" office:value-type="float" office:value="0" calcext:value-type="float">
            <text:p>0</text:p>
          </table:table-cell>
          <table:table-cell table:formula="of:=[.D565]-[.D687]" office:value-type="string" office:string-value="" calcext:value-type="error">
            <text:p>#DIV/0 !</text:p>
          </table:table-cell>
          <table:table-cell table:formula="of:=[.E565]-[.E687]" office:value-type="float" office:value="0" calcext:value-type="float">
            <text:p>0</text:p>
          </table:table-cell>
          <table:table-cell table:formula="of:=[.F565]-[.F687]" office:value-type="string" office:string-value="" calcext:value-type="error">
            <text:p>#VALEUR !</text:p>
          </table:table-cell>
          <table:table-cell table:formula="of:=[.G565]-[.G687]" office:value-type="string" office:string-value="" calcext:value-type="error">
            <text:p>#DIV/0 !</text:p>
          </table:table-cell>
          <table:table-cell table:formula="of:=[.H565]-[.H687]" office:value-type="string" office:string-value="" calcext:value-type="error">
            <text:p>#DIV/0 !</text:p>
          </table:table-cell>
          <table:table-cell table:formula="of:=[.I565]-[.I687]" office:value-type="float" office:value="0" calcext:value-type="float">
            <text:p>0</text:p>
          </table:table-cell>
          <table:table-cell table:formula="of:=[.J565]-[.J687]" office:value-type="string" office:string-value="" calcext:value-type="error">
            <text:p>#DIV/0 !</text:p>
          </table:table-cell>
          <table:table-cell table:formula="of:=[.K565]-[.K687]" office:value-type="string" office:string-value="" calcext:value-type="error">
            <text:p>#DIV/0 !</text:p>
          </table:table-cell>
          <table:table-cell table:formula="of:=[.L565]-[.L687]" office:value-type="float" office:value="0" calcext:value-type="float">
            <text:p>0</text:p>
          </table:table-cell>
          <table:table-cell table:formula="of:=[.M565]-[.M687]" office:value-type="string" office:string-value="" calcext:value-type="error">
            <text:p>#VALEUR !</text:p>
          </table:table-cell>
          <table:table-cell table:formula="of:=[.N565]-[.N687]" office:value-type="float" office:value="0" calcext:value-type="float">
            <text:p>0</text:p>
          </table:table-cell>
          <table:table-cell table:formula="of:=[.O565]-[.O687]" office:value-type="string" office:string-value="" calcext:value-type="error">
            <text:p>#VALEUR !</text:p>
          </table:table-cell>
          <table:table-cell table:formula="of:=[.P565]-[.P687]" office:value-type="string" office:string-value="" calcext:value-type="error">
            <text:p>#VALEUR !</text:p>
          </table:table-cell>
          <table:table-cell table:formula="of:=[.Q565]-[.Q687]" office:value-type="string" office:string-value="" calcext:value-type="error">
            <text:p>#DIV/0 !</text:p>
          </table:table-cell>
          <table:table-cell table:formula="of:=[.R565]-[.R687]" office:value-type="string" office:string-value="" calcext:value-type="error">
            <text:p>#DIV/0 !</text:p>
          </table:table-cell>
          <table:table-cell table:formula="of:=[.S565]-[.S687]" office:value-type="float" office:value="0" calcext:value-type="float">
            <text:p>0</text:p>
          </table:table-cell>
          <table:table-cell table:formula="of:=[.T565]-[.T687]" office:value-type="string" office:string-value="" calcext:value-type="error">
            <text:p>#DIV/0 !</text:p>
          </table:table-cell>
          <table:table-cell table:formula="of:=[.U565]-[.U687]" office:value-type="string" office:string-value="" calcext:value-type="error">
            <text:p>#DIV/0 !</text:p>
          </table:table-cell>
          <table:table-cell table:formula="of:=[.V565]-[.V687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51.3" calcext:value-type="float">
            <text:p>51,3</text:p>
          </table:table-cell>
          <table:table-cell table:formula="of:=[.B566]-[.B688]" office:value-type="string" office:string-value="" calcext:value-type="error">
            <text:p>#DIV/0 !</text:p>
          </table:table-cell>
          <table:table-cell table:formula="of:=[.C566]-[.C688]" office:value-type="float" office:value="0" calcext:value-type="float">
            <text:p>0</text:p>
          </table:table-cell>
          <table:table-cell table:formula="of:=[.D566]-[.D688]" office:value-type="string" office:string-value="" calcext:value-type="error">
            <text:p>#DIV/0 !</text:p>
          </table:table-cell>
          <table:table-cell table:formula="of:=[.E566]-[.E688]" office:value-type="float" office:value="0" calcext:value-type="float">
            <text:p>0</text:p>
          </table:table-cell>
          <table:table-cell table:formula="of:=[.F566]-[.F688]" office:value-type="string" office:string-value="" calcext:value-type="error">
            <text:p>#VALEUR !</text:p>
          </table:table-cell>
          <table:table-cell table:formula="of:=[.G566]-[.G688]" office:value-type="string" office:string-value="" calcext:value-type="error">
            <text:p>#DIV/0 !</text:p>
          </table:table-cell>
          <table:table-cell table:formula="of:=[.H566]-[.H688]" office:value-type="string" office:string-value="" calcext:value-type="error">
            <text:p>#DIV/0 !</text:p>
          </table:table-cell>
          <table:table-cell table:formula="of:=[.I566]-[.I688]" office:value-type="float" office:value="0" calcext:value-type="float">
            <text:p>0</text:p>
          </table:table-cell>
          <table:table-cell table:formula="of:=[.J566]-[.J688]" office:value-type="string" office:string-value="" calcext:value-type="error">
            <text:p>#DIV/0 !</text:p>
          </table:table-cell>
          <table:table-cell table:formula="of:=[.K566]-[.K688]" office:value-type="string" office:string-value="" calcext:value-type="error">
            <text:p>#DIV/0 !</text:p>
          </table:table-cell>
          <table:table-cell table:formula="of:=[.L566]-[.L688]" office:value-type="string" office:string-value="" calcext:value-type="error">
            <text:p>#VALEUR !</text:p>
          </table:table-cell>
          <table:table-cell table:formula="of:=[.M566]-[.M688]" office:value-type="float" office:value="0" calcext:value-type="float">
            <text:p>0</text:p>
          </table:table-cell>
          <table:table-cell table:formula="of:=[.N566]-[.N688]" office:value-type="float" office:value="0" calcext:value-type="float">
            <text:p>0</text:p>
          </table:table-cell>
          <table:table-cell table:formula="of:=[.O566]-[.O688]" office:value-type="float" office:value="0" calcext:value-type="float">
            <text:p>0</text:p>
          </table:table-cell>
          <table:table-cell table:formula="of:=[.P566]-[.P688]" office:value-type="string" office:string-value="" calcext:value-type="error">
            <text:p>#VALEUR !</text:p>
          </table:table-cell>
          <table:table-cell table:formula="of:=[.Q566]-[.Q688]" office:value-type="string" office:string-value="" calcext:value-type="error">
            <text:p>#DIV/0 !</text:p>
          </table:table-cell>
          <table:table-cell table:formula="of:=[.R566]-[.R688]" office:value-type="string" office:string-value="" calcext:value-type="error">
            <text:p>#DIV/0 !</text:p>
          </table:table-cell>
          <table:table-cell table:formula="of:=[.S566]-[.S688]" office:value-type="float" office:value="0" calcext:value-type="float">
            <text:p>0</text:p>
          </table:table-cell>
          <table:table-cell table:formula="of:=[.T566]-[.T688]" office:value-type="string" office:string-value="" calcext:value-type="error">
            <text:p>#DIV/0 !</text:p>
          </table:table-cell>
          <table:table-cell table:formula="of:=[.U566]-[.U688]" office:value-type="string" office:string-value="" calcext:value-type="error">
            <text:p>#DIV/0 !</text:p>
          </table:table-cell>
          <table:table-cell table:formula="of:=[.V566]-[.V688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formula="of:=[.B567]-[.B689]" office:value-type="string" office:string-value="" calcext:value-type="error">
            <text:p>#DIV/0 !</text:p>
          </table:table-cell>
          <table:table-cell table:formula="of:=[.C567]-[.C689]" office:value-type="float" office:value="0" calcext:value-type="float">
            <text:p>0</text:p>
          </table:table-cell>
          <table:table-cell table:formula="of:=[.D567]-[.D689]" office:value-type="string" office:string-value="" calcext:value-type="error">
            <text:p>#DIV/0 !</text:p>
          </table:table-cell>
          <table:table-cell table:formula="of:=[.E567]-[.E689]" office:value-type="float" office:value="0" calcext:value-type="float">
            <text:p>0</text:p>
          </table:table-cell>
          <table:table-cell table:formula="of:=[.F567]-[.F689]" office:value-type="string" office:string-value="" calcext:value-type="error">
            <text:p>#VALEUR !</text:p>
          </table:table-cell>
          <table:table-cell table:formula="of:=[.G567]-[.G689]" office:value-type="string" office:string-value="" calcext:value-type="error">
            <text:p>#DIV/0 !</text:p>
          </table:table-cell>
          <table:table-cell table:formula="of:=[.H567]-[.H689]" office:value-type="string" office:string-value="" calcext:value-type="error">
            <text:p>#DIV/0 !</text:p>
          </table:table-cell>
          <table:table-cell table:formula="of:=[.I567]-[.I689]" office:value-type="float" office:value="0" calcext:value-type="float">
            <text:p>0</text:p>
          </table:table-cell>
          <table:table-cell table:formula="of:=[.J567]-[.J689]" office:value-type="string" office:string-value="" calcext:value-type="error">
            <text:p>#DIV/0 !</text:p>
          </table:table-cell>
          <table:table-cell table:formula="of:=[.K567]-[.K689]" office:value-type="string" office:string-value="" calcext:value-type="error">
            <text:p>#DIV/0 !</text:p>
          </table:table-cell>
          <table:table-cell table:formula="of:=[.L567]-[.L689]" office:value-type="string" office:string-value="" calcext:value-type="error">
            <text:p>#VALEUR !</text:p>
          </table:table-cell>
          <table:table-cell table:formula="of:=[.M567]-[.M689]" office:value-type="string" office:string-value="" calcext:value-type="error">
            <text:p>#VALEUR !</text:p>
          </table:table-cell>
          <table:table-cell table:formula="of:=[.N567]-[.N689]" office:value-type="float" office:value="0" calcext:value-type="float">
            <text:p>0</text:p>
          </table:table-cell>
          <table:table-cell table:formula="of:=[.O567]-[.O689]" office:value-type="float" office:value="0" calcext:value-type="float">
            <text:p>0</text:p>
          </table:table-cell>
          <table:table-cell table:formula="of:=[.P567]-[.P689]" office:value-type="string" office:string-value="" calcext:value-type="error">
            <text:p>#VALEUR !</text:p>
          </table:table-cell>
          <table:table-cell table:formula="of:=[.Q567]-[.Q689]" office:value-type="string" office:string-value="" calcext:value-type="error">
            <text:p>#DIV/0 !</text:p>
          </table:table-cell>
          <table:table-cell table:formula="of:=[.R567]-[.R689]" office:value-type="string" office:string-value="" calcext:value-type="error">
            <text:p>#DIV/0 !</text:p>
          </table:table-cell>
          <table:table-cell table:formula="of:=[.S567]-[.S689]" office:value-type="float" office:value="0" calcext:value-type="float">
            <text:p>0</text:p>
          </table:table-cell>
          <table:table-cell table:formula="of:=[.T567]-[.T689]" office:value-type="string" office:string-value="" calcext:value-type="error">
            <text:p>#DIV/0 !</text:p>
          </table:table-cell>
          <table:table-cell table:formula="of:=[.U567]-[.U689]" office:value-type="string" office:string-value="" calcext:value-type="error">
            <text:p>#DIV/0 !</text:p>
          </table:table-cell>
          <table:table-cell table:formula="of:=[.V567]-[.V689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54.8" calcext:value-type="float">
            <text:p>54,8</text:p>
          </table:table-cell>
          <table:table-cell table:formula="of:=[.B568]-[.B690]" office:value-type="string" office:string-value="" calcext:value-type="error">
            <text:p>#DIV/0 !</text:p>
          </table:table-cell>
          <table:table-cell table:formula="of:=[.C568]-[.C690]" office:value-type="float" office:value="0" calcext:value-type="float">
            <text:p>0</text:p>
          </table:table-cell>
          <table:table-cell table:formula="of:=[.D568]-[.D690]" office:value-type="string" office:string-value="" calcext:value-type="error">
            <text:p>#DIV/0 !</text:p>
          </table:table-cell>
          <table:table-cell table:formula="of:=[.E568]-[.E690]" office:value-type="float" office:value="0" calcext:value-type="float">
            <text:p>0</text:p>
          </table:table-cell>
          <table:table-cell table:formula="of:=[.F568]-[.F690]" office:value-type="string" office:string-value="" calcext:value-type="error">
            <text:p>#VALEUR !</text:p>
          </table:table-cell>
          <table:table-cell table:formula="of:=[.G568]-[.G690]" office:value-type="string" office:string-value="" calcext:value-type="error">
            <text:p>#DIV/0 !</text:p>
          </table:table-cell>
          <table:table-cell table:formula="of:=[.H568]-[.H690]" office:value-type="string" office:string-value="" calcext:value-type="error">
            <text:p>#DIV/0 !</text:p>
          </table:table-cell>
          <table:table-cell table:formula="of:=[.I568]-[.I690]" office:value-type="float" office:value="0" calcext:value-type="float">
            <text:p>0</text:p>
          </table:table-cell>
          <table:table-cell table:formula="of:=[.J568]-[.J690]" office:value-type="string" office:string-value="" calcext:value-type="error">
            <text:p>#DIV/0 !</text:p>
          </table:table-cell>
          <table:table-cell table:formula="of:=[.K568]-[.K690]" office:value-type="string" office:string-value="" calcext:value-type="error">
            <text:p>#DIV/0 !</text:p>
          </table:table-cell>
          <table:table-cell table:formula="of:=[.L568]-[.L690]" office:value-type="string" office:string-value="" calcext:value-type="error">
            <text:p>#VALEUR !</text:p>
          </table:table-cell>
          <table:table-cell table:formula="of:=[.M568]-[.M690]" office:value-type="float" office:value="0" calcext:value-type="float">
            <text:p>0</text:p>
          </table:table-cell>
          <table:table-cell table:formula="of:=[.N568]-[.N690]" office:value-type="float" office:value="0" calcext:value-type="float">
            <text:p>0</text:p>
          </table:table-cell>
          <table:table-cell table:formula="of:=[.O568]-[.O690]" office:value-type="string" office:string-value="" calcext:value-type="error">
            <text:p>#VALEUR !</text:p>
          </table:table-cell>
          <table:table-cell table:formula="of:=[.P568]-[.P690]" office:value-type="string" office:string-value="" calcext:value-type="error">
            <text:p>#VALEUR !</text:p>
          </table:table-cell>
          <table:table-cell table:formula="of:=[.Q568]-[.Q690]" office:value-type="string" office:string-value="" calcext:value-type="error">
            <text:p>#DIV/0 !</text:p>
          </table:table-cell>
          <table:table-cell table:formula="of:=[.R568]-[.R690]" office:value-type="string" office:string-value="" calcext:value-type="error">
            <text:p>#DIV/0 !</text:p>
          </table:table-cell>
          <table:table-cell table:formula="of:=[.S568]-[.S690]" office:value-type="float" office:value="0" calcext:value-type="float">
            <text:p>0</text:p>
          </table:table-cell>
          <table:table-cell table:formula="of:=[.T568]-[.T690]" office:value-type="string" office:string-value="" calcext:value-type="error">
            <text:p>#DIV/0 !</text:p>
          </table:table-cell>
          <table:table-cell table:formula="of:=[.U568]-[.U690]" office:value-type="string" office:string-value="" calcext:value-type="error">
            <text:p>#DIV/0 !</text:p>
          </table:table-cell>
          <table:table-cell table:formula="of:=[.V568]-[.V690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56.6" calcext:value-type="float">
            <text:p>56,6</text:p>
          </table:table-cell>
          <table:table-cell table:formula="of:=[.B569]-[.B691]" office:value-type="string" office:string-value="" calcext:value-type="error">
            <text:p>#DIV/0 !</text:p>
          </table:table-cell>
          <table:table-cell table:formula="of:=[.C569]-[.C691]" office:value-type="float" office:value="0" calcext:value-type="float">
            <text:p>0</text:p>
          </table:table-cell>
          <table:table-cell table:formula="of:=[.D569]-[.D691]" office:value-type="string" office:string-value="" calcext:value-type="error">
            <text:p>#DIV/0 !</text:p>
          </table:table-cell>
          <table:table-cell table:formula="of:=[.E569]-[.E691]" office:value-type="float" office:value="0" calcext:value-type="float">
            <text:p>0</text:p>
          </table:table-cell>
          <table:table-cell table:formula="of:=[.F569]-[.F691]" office:value-type="string" office:string-value="" calcext:value-type="error">
            <text:p>#VALEUR !</text:p>
          </table:table-cell>
          <table:table-cell table:formula="of:=[.G569]-[.G691]" office:value-type="string" office:string-value="" calcext:value-type="error">
            <text:p>#DIV/0 !</text:p>
          </table:table-cell>
          <table:table-cell table:formula="of:=[.H569]-[.H691]" office:value-type="string" office:string-value="" calcext:value-type="error">
            <text:p>#DIV/0 !</text:p>
          </table:table-cell>
          <table:table-cell table:formula="of:=[.I569]-[.I691]" office:value-type="float" office:value="0" calcext:value-type="float">
            <text:p>0</text:p>
          </table:table-cell>
          <table:table-cell table:formula="of:=[.J569]-[.J691]" office:value-type="string" office:string-value="" calcext:value-type="error">
            <text:p>#DIV/0 !</text:p>
          </table:table-cell>
          <table:table-cell table:formula="of:=[.K569]-[.K691]" office:value-type="string" office:string-value="" calcext:value-type="error">
            <text:p>#DIV/0 !</text:p>
          </table:table-cell>
          <table:table-cell table:formula="of:=[.L569]-[.L691]" office:value-type="string" office:string-value="" calcext:value-type="error">
            <text:p>#VALEUR !</text:p>
          </table:table-cell>
          <table:table-cell table:formula="of:=[.M569]-[.M691]" office:value-type="float" office:value="0" calcext:value-type="float">
            <text:p>0</text:p>
          </table:table-cell>
          <table:table-cell table:formula="of:=[.N569]-[.N691]" office:value-type="float" office:value="0" calcext:value-type="float">
            <text:p>0</text:p>
          </table:table-cell>
          <table:table-cell table:formula="of:=[.O569]-[.O691]" office:value-type="float" office:value="0" calcext:value-type="float">
            <text:p>0</text:p>
          </table:table-cell>
          <table:table-cell table:formula="of:=[.P569]-[.P691]" office:value-type="string" office:string-value="" calcext:value-type="error">
            <text:p>#VALEUR !</text:p>
          </table:table-cell>
          <table:table-cell table:formula="of:=[.Q569]-[.Q691]" office:value-type="string" office:string-value="" calcext:value-type="error">
            <text:p>#DIV/0 !</text:p>
          </table:table-cell>
          <table:table-cell table:formula="of:=[.R569]-[.R691]" office:value-type="string" office:string-value="" calcext:value-type="error">
            <text:p>#DIV/0 !</text:p>
          </table:table-cell>
          <table:table-cell table:formula="of:=[.S569]-[.S691]" office:value-type="float" office:value="0" calcext:value-type="float">
            <text:p>0</text:p>
          </table:table-cell>
          <table:table-cell table:formula="of:=[.T569]-[.T691]" office:value-type="string" office:string-value="" calcext:value-type="error">
            <text:p>#DIV/0 !</text:p>
          </table:table-cell>
          <table:table-cell table:formula="of:=[.U569]-[.U691]" office:value-type="string" office:string-value="" calcext:value-type="error">
            <text:p>#DIV/0 !</text:p>
          </table:table-cell>
          <table:table-cell table:formula="of:=[.V569]-[.V691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58.3" calcext:value-type="float">
            <text:p>58,3</text:p>
          </table:table-cell>
          <table:table-cell table:formula="of:=[.B570]-[.B692]" office:value-type="string" office:string-value="" calcext:value-type="error">
            <text:p>#DIV/0 !</text:p>
          </table:table-cell>
          <table:table-cell table:formula="of:=[.C570]-[.C692]" office:value-type="float" office:value="0" calcext:value-type="float">
            <text:p>0</text:p>
          </table:table-cell>
          <table:table-cell table:formula="of:=[.D570]-[.D692]" office:value-type="string" office:string-value="" calcext:value-type="error">
            <text:p>#DIV/0 !</text:p>
          </table:table-cell>
          <table:table-cell table:formula="of:=[.E570]-[.E692]" office:value-type="float" office:value="0" calcext:value-type="float">
            <text:p>0</text:p>
          </table:table-cell>
          <table:table-cell table:formula="of:=[.F570]-[.F692]" office:value-type="string" office:string-value="" calcext:value-type="error">
            <text:p>#VALEUR !</text:p>
          </table:table-cell>
          <table:table-cell table:formula="of:=[.G570]-[.G692]" office:value-type="string" office:string-value="" calcext:value-type="error">
            <text:p>#DIV/0 !</text:p>
          </table:table-cell>
          <table:table-cell table:formula="of:=[.H570]-[.H692]" office:value-type="string" office:string-value="" calcext:value-type="error">
            <text:p>#DIV/0 !</text:p>
          </table:table-cell>
          <table:table-cell table:formula="of:=[.I570]-[.I692]" office:value-type="float" office:value="0" calcext:value-type="float">
            <text:p>0</text:p>
          </table:table-cell>
          <table:table-cell table:formula="of:=[.J570]-[.J692]" office:value-type="string" office:string-value="" calcext:value-type="error">
            <text:p>#DIV/0 !</text:p>
          </table:table-cell>
          <table:table-cell table:formula="of:=[.K570]-[.K692]" office:value-type="string" office:string-value="" calcext:value-type="error">
            <text:p>#DIV/0 !</text:p>
          </table:table-cell>
          <table:table-cell table:formula="of:=[.L570]-[.L692]" office:value-type="string" office:string-value="" calcext:value-type="error">
            <text:p>#VALEUR !</text:p>
          </table:table-cell>
          <table:table-cell table:formula="of:=[.M570]-[.M692]" office:value-type="string" office:string-value="" calcext:value-type="error">
            <text:p>#VALEUR !</text:p>
          </table:table-cell>
          <table:table-cell table:formula="of:=[.N570]-[.N692]" office:value-type="float" office:value="0" calcext:value-type="float">
            <text:p>0</text:p>
          </table:table-cell>
          <table:table-cell table:formula="of:=[.O570]-[.O692]" office:value-type="float" office:value="0" calcext:value-type="float">
            <text:p>0</text:p>
          </table:table-cell>
          <table:table-cell table:formula="of:=[.P570]-[.P692]" office:value-type="string" office:string-value="" calcext:value-type="error">
            <text:p>#VALEUR !</text:p>
          </table:table-cell>
          <table:table-cell table:formula="of:=[.Q570]-[.Q692]" office:value-type="string" office:string-value="" calcext:value-type="error">
            <text:p>#DIV/0 !</text:p>
          </table:table-cell>
          <table:table-cell table:formula="of:=[.R570]-[.R692]" office:value-type="string" office:string-value="" calcext:value-type="error">
            <text:p>#DIV/0 !</text:p>
          </table:table-cell>
          <table:table-cell table:formula="of:=[.S570]-[.S692]" office:value-type="float" office:value="0" calcext:value-type="float">
            <text:p>0</text:p>
          </table:table-cell>
          <table:table-cell table:formula="of:=[.T570]-[.T692]" office:value-type="string" office:string-value="" calcext:value-type="error">
            <text:p>#DIV/0 !</text:p>
          </table:table-cell>
          <table:table-cell table:formula="of:=[.U570]-[.U692]" office:value-type="string" office:string-value="" calcext:value-type="error">
            <text:p>#DIV/0 !</text:p>
          </table:table-cell>
          <table:table-cell table:formula="of:=[.V570]-[.V692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60.1" calcext:value-type="float">
            <text:p>60,1</text:p>
          </table:table-cell>
          <table:table-cell table:formula="of:=[.B571]-[.B693]" office:value-type="string" office:string-value="" calcext:value-type="error">
            <text:p>#DIV/0 !</text:p>
          </table:table-cell>
          <table:table-cell table:formula="of:=[.C571]-[.C693]" office:value-type="float" office:value="0" calcext:value-type="float">
            <text:p>0</text:p>
          </table:table-cell>
          <table:table-cell table:formula="of:=[.D571]-[.D693]" office:value-type="string" office:string-value="" calcext:value-type="error">
            <text:p>#DIV/0 !</text:p>
          </table:table-cell>
          <table:table-cell table:formula="of:=[.E571]-[.E693]" office:value-type="float" office:value="0" calcext:value-type="float">
            <text:p>0</text:p>
          </table:table-cell>
          <table:table-cell table:formula="of:=[.F571]-[.F693]" office:value-type="string" office:string-value="" calcext:value-type="error">
            <text:p>#VALEUR !</text:p>
          </table:table-cell>
          <table:table-cell table:formula="of:=[.G571]-[.G693]" office:value-type="string" office:string-value="" calcext:value-type="error">
            <text:p>#DIV/0 !</text:p>
          </table:table-cell>
          <table:table-cell table:formula="of:=[.H571]-[.H693]" office:value-type="string" office:string-value="" calcext:value-type="error">
            <text:p>#DIV/0 !</text:p>
          </table:table-cell>
          <table:table-cell table:formula="of:=[.I571]-[.I693]" office:value-type="float" office:value="0" calcext:value-type="float">
            <text:p>0</text:p>
          </table:table-cell>
          <table:table-cell table:formula="of:=[.J571]-[.J693]" office:value-type="string" office:string-value="" calcext:value-type="error">
            <text:p>#DIV/0 !</text:p>
          </table:table-cell>
          <table:table-cell table:formula="of:=[.K571]-[.K693]" office:value-type="string" office:string-value="" calcext:value-type="error">
            <text:p>#DIV/0 !</text:p>
          </table:table-cell>
          <table:table-cell table:formula="of:=[.L571]-[.L693]" office:value-type="string" office:string-value="" calcext:value-type="error">
            <text:p>#VALEUR !</text:p>
          </table:table-cell>
          <table:table-cell table:formula="of:=[.M571]-[.M693]" office:value-type="string" office:string-value="" calcext:value-type="error">
            <text:p>#VALEUR !</text:p>
          </table:table-cell>
          <table:table-cell table:formula="of:=[.N571]-[.N693]" office:value-type="string" office:string-value="" calcext:value-type="error">
            <text:p>#VALEUR !</text:p>
          </table:table-cell>
          <table:table-cell table:formula="of:=[.O571]-[.O693]" office:value-type="string" office:string-value="" calcext:value-type="error">
            <text:p>#VALEUR !</text:p>
          </table:table-cell>
          <table:table-cell table:formula="of:=[.P571]-[.P693]" office:value-type="string" office:string-value="" calcext:value-type="error">
            <text:p>#VALEUR !</text:p>
          </table:table-cell>
          <table:table-cell table:formula="of:=[.Q571]-[.Q693]" office:value-type="string" office:string-value="" calcext:value-type="error">
            <text:p>#DIV/0 !</text:p>
          </table:table-cell>
          <table:table-cell table:formula="of:=[.R571]-[.R693]" office:value-type="string" office:string-value="" calcext:value-type="error">
            <text:p>#DIV/0 !</text:p>
          </table:table-cell>
          <table:table-cell table:formula="of:=[.S571]-[.S693]" office:value-type="float" office:value="0" calcext:value-type="float">
            <text:p>0</text:p>
          </table:table-cell>
          <table:table-cell table:formula="of:=[.T571]-[.T693]" office:value-type="string" office:string-value="" calcext:value-type="error">
            <text:p>#DIV/0 !</text:p>
          </table:table-cell>
          <table:table-cell table:formula="of:=[.U571]-[.U693]" office:value-type="string" office:string-value="" calcext:value-type="error">
            <text:p>#DIV/0 !</text:p>
          </table:table-cell>
          <table:table-cell table:formula="of:=[.V571]-[.V693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61.9" calcext:value-type="float">
            <text:p>61,9</text:p>
          </table:table-cell>
          <table:table-cell table:formula="of:=[.B572]-[.B694]" office:value-type="string" office:string-value="" calcext:value-type="error">
            <text:p>#DIV/0 !</text:p>
          </table:table-cell>
          <table:table-cell table:formula="of:=[.C572]-[.C694]" office:value-type="float" office:value="0" calcext:value-type="float">
            <text:p>0</text:p>
          </table:table-cell>
          <table:table-cell table:formula="of:=[.D572]-[.D694]" office:value-type="string" office:string-value="" calcext:value-type="error">
            <text:p>#DIV/0 !</text:p>
          </table:table-cell>
          <table:table-cell table:formula="of:=[.E572]-[.E694]" office:value-type="float" office:value="0" calcext:value-type="float">
            <text:p>0</text:p>
          </table:table-cell>
          <table:table-cell table:formula="of:=[.F572]-[.F694]" office:value-type="string" office:string-value="" calcext:value-type="error">
            <text:p>#VALEUR !</text:p>
          </table:table-cell>
          <table:table-cell table:formula="of:=[.G572]-[.G694]" office:value-type="string" office:string-value="" calcext:value-type="error">
            <text:p>#DIV/0 !</text:p>
          </table:table-cell>
          <table:table-cell table:formula="of:=[.H572]-[.H694]" office:value-type="string" office:string-value="" calcext:value-type="error">
            <text:p>#DIV/0 !</text:p>
          </table:table-cell>
          <table:table-cell table:formula="of:=[.I572]-[.I694]" office:value-type="float" office:value="0" calcext:value-type="float">
            <text:p>0</text:p>
          </table:table-cell>
          <table:table-cell table:formula="of:=[.J572]-[.J694]" office:value-type="string" office:string-value="" calcext:value-type="error">
            <text:p>#DIV/0 !</text:p>
          </table:table-cell>
          <table:table-cell table:formula="of:=[.K572]-[.K694]" office:value-type="string" office:string-value="" calcext:value-type="error">
            <text:p>#DIV/0 !</text:p>
          </table:table-cell>
          <table:table-cell table:formula="of:=[.L572]-[.L694]" office:value-type="string" office:string-value="" calcext:value-type="error">
            <text:p>#VALEUR !</text:p>
          </table:table-cell>
          <table:table-cell table:formula="of:=[.M572]-[.M694]" office:value-type="float" office:value="0" calcext:value-type="float">
            <text:p>0</text:p>
          </table:table-cell>
          <table:table-cell table:formula="of:=[.N572]-[.N694]" office:value-type="float" office:value="0" calcext:value-type="float">
            <text:p>0</text:p>
          </table:table-cell>
          <table:table-cell table:formula="of:=[.O572]-[.O694]" office:value-type="string" office:string-value="" calcext:value-type="error">
            <text:p>#VALEUR !</text:p>
          </table:table-cell>
          <table:table-cell table:formula="of:=[.P572]-[.P694]" office:value-type="string" office:string-value="" calcext:value-type="error">
            <text:p>#VALEUR !</text:p>
          </table:table-cell>
          <table:table-cell table:formula="of:=[.Q572]-[.Q694]" office:value-type="string" office:string-value="" calcext:value-type="error">
            <text:p>#DIV/0 !</text:p>
          </table:table-cell>
          <table:table-cell table:formula="of:=[.R572]-[.R694]" office:value-type="string" office:string-value="" calcext:value-type="error">
            <text:p>#DIV/0 !</text:p>
          </table:table-cell>
          <table:table-cell table:formula="of:=[.S572]-[.S694]" office:value-type="float" office:value="0" calcext:value-type="float">
            <text:p>0</text:p>
          </table:table-cell>
          <table:table-cell table:formula="of:=[.T572]-[.T694]" office:value-type="string" office:string-value="" calcext:value-type="error">
            <text:p>#DIV/0 !</text:p>
          </table:table-cell>
          <table:table-cell table:formula="of:=[.U572]-[.U694]" office:value-type="string" office:string-value="" calcext:value-type="error">
            <text:p>#DIV/0 !</text:p>
          </table:table-cell>
          <table:table-cell table:formula="of:=[.V572]-[.V694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63.6" calcext:value-type="float">
            <text:p>63,6</text:p>
          </table:table-cell>
          <table:table-cell table:formula="of:=[.B573]-[.B695]" office:value-type="string" office:string-value="" calcext:value-type="error">
            <text:p>#DIV/0 !</text:p>
          </table:table-cell>
          <table:table-cell table:formula="of:=[.C573]-[.C695]" office:value-type="float" office:value="0" calcext:value-type="float">
            <text:p>0</text:p>
          </table:table-cell>
          <table:table-cell table:formula="of:=[.D573]-[.D695]" office:value-type="string" office:string-value="" calcext:value-type="error">
            <text:p>#DIV/0 !</text:p>
          </table:table-cell>
          <table:table-cell table:formula="of:=[.E573]-[.E695]" office:value-type="float" office:value="0" calcext:value-type="float">
            <text:p>0</text:p>
          </table:table-cell>
          <table:table-cell table:formula="of:=[.F573]-[.F695]" office:value-type="string" office:string-value="" calcext:value-type="error">
            <text:p>#VALEUR !</text:p>
          </table:table-cell>
          <table:table-cell table:formula="of:=[.G573]-[.G695]" office:value-type="string" office:string-value="" calcext:value-type="error">
            <text:p>#DIV/0 !</text:p>
          </table:table-cell>
          <table:table-cell table:formula="of:=[.H573]-[.H695]" office:value-type="string" office:string-value="" calcext:value-type="error">
            <text:p>#DIV/0 !</text:p>
          </table:table-cell>
          <table:table-cell table:formula="of:=[.I573]-[.I695]" office:value-type="float" office:value="0" calcext:value-type="float">
            <text:p>0</text:p>
          </table:table-cell>
          <table:table-cell table:formula="of:=[.J573]-[.J695]" office:value-type="string" office:string-value="" calcext:value-type="error">
            <text:p>#DIV/0 !</text:p>
          </table:table-cell>
          <table:table-cell table:formula="of:=[.K573]-[.K695]" office:value-type="string" office:string-value="" calcext:value-type="error">
            <text:p>#DIV/0 !</text:p>
          </table:table-cell>
          <table:table-cell table:formula="of:=[.L573]-[.L695]" office:value-type="string" office:string-value="" calcext:value-type="error">
            <text:p>#VALEUR !</text:p>
          </table:table-cell>
          <table:table-cell table:formula="of:=[.M573]-[.M695]" office:value-type="float" office:value="0" calcext:value-type="float">
            <text:p>0</text:p>
          </table:table-cell>
          <table:table-cell table:formula="of:=[.N573]-[.N695]" office:value-type="float" office:value="0" calcext:value-type="float">
            <text:p>0</text:p>
          </table:table-cell>
          <table:table-cell table:formula="of:=[.O573]-[.O695]" office:value-type="float" office:value="0" calcext:value-type="float">
            <text:p>0</text:p>
          </table:table-cell>
          <table:table-cell table:formula="of:=[.P573]-[.P695]" office:value-type="string" office:string-value="" calcext:value-type="error">
            <text:p>#VALEUR !</text:p>
          </table:table-cell>
          <table:table-cell table:formula="of:=[.Q573]-[.Q695]" office:value-type="string" office:string-value="" calcext:value-type="error">
            <text:p>#DIV/0 !</text:p>
          </table:table-cell>
          <table:table-cell table:formula="of:=[.R573]-[.R695]" office:value-type="string" office:string-value="" calcext:value-type="error">
            <text:p>#DIV/0 !</text:p>
          </table:table-cell>
          <table:table-cell table:formula="of:=[.S573]-[.S695]" office:value-type="float" office:value="0" calcext:value-type="float">
            <text:p>0</text:p>
          </table:table-cell>
          <table:table-cell table:formula="of:=[.T573]-[.T695]" office:value-type="string" office:string-value="" calcext:value-type="error">
            <text:p>#DIV/0 !</text:p>
          </table:table-cell>
          <table:table-cell table:formula="of:=[.U573]-[.U695]" office:value-type="string" office:string-value="" calcext:value-type="error">
            <text:p>#DIV/0 !</text:p>
          </table:table-cell>
          <table:table-cell table:formula="of:=[.V573]-[.V695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65.4" calcext:value-type="float">
            <text:p>65,4</text:p>
          </table:table-cell>
          <table:table-cell table:formula="of:=[.B574]-[.B696]" office:value-type="string" office:string-value="" calcext:value-type="error">
            <text:p>#DIV/0 !</text:p>
          </table:table-cell>
          <table:table-cell table:formula="of:=[.C574]-[.C696]" office:value-type="float" office:value="0" calcext:value-type="float">
            <text:p>0</text:p>
          </table:table-cell>
          <table:table-cell table:formula="of:=[.D574]-[.D696]" office:value-type="string" office:string-value="" calcext:value-type="error">
            <text:p>#DIV/0 !</text:p>
          </table:table-cell>
          <table:table-cell table:formula="of:=[.E574]-[.E696]" office:value-type="float" office:value="0" calcext:value-type="float">
            <text:p>0</text:p>
          </table:table-cell>
          <table:table-cell table:formula="of:=[.F574]-[.F696]" office:value-type="string" office:string-value="" calcext:value-type="error">
            <text:p>#VALEUR !</text:p>
          </table:table-cell>
          <table:table-cell table:formula="of:=[.G574]-[.G696]" office:value-type="string" office:string-value="" calcext:value-type="error">
            <text:p>#DIV/0 !</text:p>
          </table:table-cell>
          <table:table-cell table:formula="of:=[.H574]-[.H696]" office:value-type="string" office:string-value="" calcext:value-type="error">
            <text:p>#DIV/0 !</text:p>
          </table:table-cell>
          <table:table-cell table:formula="of:=[.I574]-[.I696]" office:value-type="float" office:value="0" calcext:value-type="float">
            <text:p>0</text:p>
          </table:table-cell>
          <table:table-cell table:formula="of:=[.J574]-[.J696]" office:value-type="string" office:string-value="" calcext:value-type="error">
            <text:p>#DIV/0 !</text:p>
          </table:table-cell>
          <table:table-cell table:formula="of:=[.K574]-[.K696]" office:value-type="string" office:string-value="" calcext:value-type="error">
            <text:p>#DIV/0 !</text:p>
          </table:table-cell>
          <table:table-cell table:formula="of:=[.L574]-[.L696]" office:value-type="string" office:string-value="" calcext:value-type="error">
            <text:p>#VALEUR !</text:p>
          </table:table-cell>
          <table:table-cell table:formula="of:=[.M574]-[.M696]" office:value-type="float" office:value="0" calcext:value-type="float">
            <text:p>0</text:p>
          </table:table-cell>
          <table:table-cell table:formula="of:=[.N574]-[.N696]" office:value-type="float" office:value="0" calcext:value-type="float">
            <text:p>0</text:p>
          </table:table-cell>
          <table:table-cell table:formula="of:=[.O574]-[.O696]" office:value-type="float" office:value="0" calcext:value-type="float">
            <text:p>0</text:p>
          </table:table-cell>
          <table:table-cell table:formula="of:=[.P574]-[.P696]" office:value-type="string" office:string-value="" calcext:value-type="error">
            <text:p>#VALEUR !</text:p>
          </table:table-cell>
          <table:table-cell table:formula="of:=[.Q574]-[.Q696]" office:value-type="string" office:string-value="" calcext:value-type="error">
            <text:p>#DIV/0 !</text:p>
          </table:table-cell>
          <table:table-cell table:formula="of:=[.R574]-[.R696]" office:value-type="string" office:string-value="" calcext:value-type="error">
            <text:p>#DIV/0 !</text:p>
          </table:table-cell>
          <table:table-cell table:formula="of:=[.S574]-[.S696]" office:value-type="float" office:value="-4.33680868994202E-017" calcext:value-type="float">
            <text:p>-4,33680868994202E-017</text:p>
          </table:table-cell>
          <table:table-cell table:formula="of:=[.T574]-[.T696]" office:value-type="string" office:string-value="" calcext:value-type="error">
            <text:p>#DIV/0 !</text:p>
          </table:table-cell>
          <table:table-cell table:formula="of:=[.U574]-[.U696]" office:value-type="string" office:string-value="" calcext:value-type="error">
            <text:p>#DIV/0 !</text:p>
          </table:table-cell>
          <table:table-cell table:formula="of:=[.V574]-[.V696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67.2" calcext:value-type="float">
            <text:p>67,2</text:p>
          </table:table-cell>
          <table:table-cell table:formula="of:=[.B575]-[.B697]" office:value-type="string" office:string-value="" calcext:value-type="error">
            <text:p>#DIV/0 !</text:p>
          </table:table-cell>
          <table:table-cell table:formula="of:=[.C575]-[.C697]" office:value-type="float" office:value="0" calcext:value-type="float">
            <text:p>0</text:p>
          </table:table-cell>
          <table:table-cell table:formula="of:=[.D575]-[.D697]" office:value-type="string" office:string-value="" calcext:value-type="error">
            <text:p>#DIV/0 !</text:p>
          </table:table-cell>
          <table:table-cell table:formula="of:=[.E575]-[.E697]" office:value-type="float" office:value="0" calcext:value-type="float">
            <text:p>0</text:p>
          </table:table-cell>
          <table:table-cell table:formula="of:=[.F575]-[.F697]" office:value-type="string" office:string-value="" calcext:value-type="error">
            <text:p>#VALEUR !</text:p>
          </table:table-cell>
          <table:table-cell table:formula="of:=[.G575]-[.G697]" office:value-type="string" office:string-value="" calcext:value-type="error">
            <text:p>#DIV/0 !</text:p>
          </table:table-cell>
          <table:table-cell table:formula="of:=[.H575]-[.H697]" office:value-type="string" office:string-value="" calcext:value-type="error">
            <text:p>#DIV/0 !</text:p>
          </table:table-cell>
          <table:table-cell table:formula="of:=[.I575]-[.I697]" office:value-type="float" office:value="0" calcext:value-type="float">
            <text:p>0</text:p>
          </table:table-cell>
          <table:table-cell table:formula="of:=[.J575]-[.J697]" office:value-type="string" office:string-value="" calcext:value-type="error">
            <text:p>#DIV/0 !</text:p>
          </table:table-cell>
          <table:table-cell table:formula="of:=[.K575]-[.K697]" office:value-type="string" office:string-value="" calcext:value-type="error">
            <text:p>#DIV/0 !</text:p>
          </table:table-cell>
          <table:table-cell table:formula="of:=[.L575]-[.L697]" office:value-type="string" office:string-value="" calcext:value-type="error">
            <text:p>#VALEUR !</text:p>
          </table:table-cell>
          <table:table-cell table:formula="of:=[.M575]-[.M697]" office:value-type="string" office:string-value="" calcext:value-type="error">
            <text:p>#VALEUR !</text:p>
          </table:table-cell>
          <table:table-cell table:formula="of:=[.N575]-[.N697]" office:value-type="float" office:value="0" calcext:value-type="float">
            <text:p>0</text:p>
          </table:table-cell>
          <table:table-cell table:formula="of:=[.O575]-[.O697]" office:value-type="string" office:string-value="" calcext:value-type="error">
            <text:p>#VALEUR !</text:p>
          </table:table-cell>
          <table:table-cell table:formula="of:=[.P575]-[.P697]" office:value-type="string" office:string-value="" calcext:value-type="error">
            <text:p>#VALEUR !</text:p>
          </table:table-cell>
          <table:table-cell table:formula="of:=[.Q575]-[.Q697]" office:value-type="string" office:string-value="" calcext:value-type="error">
            <text:p>#DIV/0 !</text:p>
          </table:table-cell>
          <table:table-cell table:formula="of:=[.R575]-[.R697]" office:value-type="string" office:string-value="" calcext:value-type="error">
            <text:p>#DIV/0 !</text:p>
          </table:table-cell>
          <table:table-cell table:formula="of:=[.S575]-[.S697]" office:value-type="float" office:value="0" calcext:value-type="float">
            <text:p>0</text:p>
          </table:table-cell>
          <table:table-cell table:formula="of:=[.T575]-[.T697]" office:value-type="string" office:string-value="" calcext:value-type="error">
            <text:p>#DIV/0 !</text:p>
          </table:table-cell>
          <table:table-cell table:formula="of:=[.U575]-[.U697]" office:value-type="string" office:string-value="" calcext:value-type="error">
            <text:p>#DIV/0 !</text:p>
          </table:table-cell>
          <table:table-cell table:formula="of:=[.V575]-[.V697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68.9" calcext:value-type="float">
            <text:p>68,9</text:p>
          </table:table-cell>
          <table:table-cell table:formula="of:=[.B576]-[.B698]" office:value-type="string" office:string-value="" calcext:value-type="error">
            <text:p>#DIV/0 !</text:p>
          </table:table-cell>
          <table:table-cell table:formula="of:=[.C576]-[.C698]" office:value-type="float" office:value="0" calcext:value-type="float">
            <text:p>0</text:p>
          </table:table-cell>
          <table:table-cell table:formula="of:=[.D576]-[.D698]" office:value-type="string" office:string-value="" calcext:value-type="error">
            <text:p>#DIV/0 !</text:p>
          </table:table-cell>
          <table:table-cell table:formula="of:=[.E576]-[.E698]" office:value-type="float" office:value="0" calcext:value-type="float">
            <text:p>0</text:p>
          </table:table-cell>
          <table:table-cell table:formula="of:=[.F576]-[.F698]" office:value-type="string" office:string-value="" calcext:value-type="error">
            <text:p>#VALEUR !</text:p>
          </table:table-cell>
          <table:table-cell table:formula="of:=[.G576]-[.G698]" office:value-type="string" office:string-value="" calcext:value-type="error">
            <text:p>#DIV/0 !</text:p>
          </table:table-cell>
          <table:table-cell table:formula="of:=[.H576]-[.H698]" office:value-type="string" office:string-value="" calcext:value-type="error">
            <text:p>#DIV/0 !</text:p>
          </table:table-cell>
          <table:table-cell table:formula="of:=[.I576]-[.I698]" office:value-type="float" office:value="0" calcext:value-type="float">
            <text:p>0</text:p>
          </table:table-cell>
          <table:table-cell table:formula="of:=[.J576]-[.J698]" office:value-type="string" office:string-value="" calcext:value-type="error">
            <text:p>#DIV/0 !</text:p>
          </table:table-cell>
          <table:table-cell table:formula="of:=[.K576]-[.K698]" office:value-type="string" office:string-value="" calcext:value-type="error">
            <text:p>#DIV/0 !</text:p>
          </table:table-cell>
          <table:table-cell table:formula="of:=[.L576]-[.L698]" office:value-type="string" office:string-value="" calcext:value-type="error">
            <text:p>#VALEUR !</text:p>
          </table:table-cell>
          <table:table-cell table:formula="of:=[.M576]-[.M698]" office:value-type="string" office:string-value="" calcext:value-type="error">
            <text:p>#VALEUR !</text:p>
          </table:table-cell>
          <table:table-cell table:formula="of:=[.N576]-[.N698]" office:value-type="float" office:value="0" calcext:value-type="float">
            <text:p>0</text:p>
          </table:table-cell>
          <table:table-cell table:formula="of:=[.O576]-[.O698]" office:value-type="string" office:string-value="" calcext:value-type="error">
            <text:p>#VALEUR !</text:p>
          </table:table-cell>
          <table:table-cell table:formula="of:=[.P576]-[.P698]" office:value-type="string" office:string-value="" calcext:value-type="error">
            <text:p>#VALEUR !</text:p>
          </table:table-cell>
          <table:table-cell table:formula="of:=[.Q576]-[.Q698]" office:value-type="string" office:string-value="" calcext:value-type="error">
            <text:p>#DIV/0 !</text:p>
          </table:table-cell>
          <table:table-cell table:formula="of:=[.R576]-[.R698]" office:value-type="string" office:string-value="" calcext:value-type="error">
            <text:p>#DIV/0 !</text:p>
          </table:table-cell>
          <table:table-cell table:formula="of:=[.S576]-[.S698]" office:value-type="float" office:value="0" calcext:value-type="float">
            <text:p>0</text:p>
          </table:table-cell>
          <table:table-cell table:formula="of:=[.T576]-[.T698]" office:value-type="string" office:string-value="" calcext:value-type="error">
            <text:p>#DIV/0 !</text:p>
          </table:table-cell>
          <table:table-cell table:formula="of:=[.U576]-[.U698]" office:value-type="string" office:string-value="" calcext:value-type="error">
            <text:p>#DIV/0 !</text:p>
          </table:table-cell>
          <table:table-cell table:formula="of:=[.V576]-[.V698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70.7" calcext:value-type="float">
            <text:p>70,7</text:p>
          </table:table-cell>
          <table:table-cell table:formula="of:=[.B577]-[.B699]" office:value-type="string" office:string-value="" calcext:value-type="error">
            <text:p>#DIV/0 !</text:p>
          </table:table-cell>
          <table:table-cell table:formula="of:=[.C577]-[.C699]" office:value-type="float" office:value="0" calcext:value-type="float">
            <text:p>0</text:p>
          </table:table-cell>
          <table:table-cell table:formula="of:=[.D577]-[.D699]" office:value-type="string" office:string-value="" calcext:value-type="error">
            <text:p>#DIV/0 !</text:p>
          </table:table-cell>
          <table:table-cell table:formula="of:=[.E577]-[.E699]" office:value-type="float" office:value="0" calcext:value-type="float">
            <text:p>0</text:p>
          </table:table-cell>
          <table:table-cell table:formula="of:=[.F577]-[.F699]" office:value-type="string" office:string-value="" calcext:value-type="error">
            <text:p>#VALEUR !</text:p>
          </table:table-cell>
          <table:table-cell table:formula="of:=[.G577]-[.G699]" office:value-type="string" office:string-value="" calcext:value-type="error">
            <text:p>#DIV/0 !</text:p>
          </table:table-cell>
          <table:table-cell table:formula="of:=[.H577]-[.H699]" office:value-type="string" office:string-value="" calcext:value-type="error">
            <text:p>#DIV/0 !</text:p>
          </table:table-cell>
          <table:table-cell table:formula="of:=[.I577]-[.I699]" office:value-type="float" office:value="0" calcext:value-type="float">
            <text:p>0</text:p>
          </table:table-cell>
          <table:table-cell table:formula="of:=[.J577]-[.J699]" office:value-type="string" office:string-value="" calcext:value-type="error">
            <text:p>#DIV/0 !</text:p>
          </table:table-cell>
          <table:table-cell table:formula="of:=[.K577]-[.K699]" office:value-type="string" office:string-value="" calcext:value-type="error">
            <text:p>#DIV/0 !</text:p>
          </table:table-cell>
          <table:table-cell table:formula="of:=[.L577]-[.L699]" office:value-type="string" office:string-value="" calcext:value-type="error">
            <text:p>#VALEUR !</text:p>
          </table:table-cell>
          <table:table-cell table:formula="of:=[.M577]-[.M699]" office:value-type="string" office:string-value="" calcext:value-type="error">
            <text:p>#VALEUR !</text:p>
          </table:table-cell>
          <table:table-cell table:formula="of:=[.N577]-[.N699]" office:value-type="float" office:value="0" calcext:value-type="float">
            <text:p>0</text:p>
          </table:table-cell>
          <table:table-cell table:formula="of:=[.O577]-[.O699]" office:value-type="float" office:value="0" calcext:value-type="float">
            <text:p>0</text:p>
          </table:table-cell>
          <table:table-cell table:formula="of:=[.P577]-[.P699]" office:value-type="float" office:value="0" calcext:value-type="float">
            <text:p>0</text:p>
          </table:table-cell>
          <table:table-cell table:formula="of:=[.Q577]-[.Q699]" office:value-type="string" office:string-value="" calcext:value-type="error">
            <text:p>#DIV/0 !</text:p>
          </table:table-cell>
          <table:table-cell table:formula="of:=[.R577]-[.R699]" office:value-type="string" office:string-value="" calcext:value-type="error">
            <text:p>#DIV/0 !</text:p>
          </table:table-cell>
          <table:table-cell table:formula="of:=[.S577]-[.S699]" office:value-type="float" office:value="0" calcext:value-type="float">
            <text:p>0</text:p>
          </table:table-cell>
          <table:table-cell table:formula="of:=[.T577]-[.T699]" office:value-type="string" office:string-value="" calcext:value-type="error">
            <text:p>#DIV/0 !</text:p>
          </table:table-cell>
          <table:table-cell table:formula="of:=[.U577]-[.U699]" office:value-type="string" office:string-value="" calcext:value-type="error">
            <text:p>#DIV/0 !</text:p>
          </table:table-cell>
          <table:table-cell table:formula="of:=[.V577]-[.V699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72.5" calcext:value-type="float">
            <text:p>72,5</text:p>
          </table:table-cell>
          <table:table-cell table:formula="of:=[.B578]-[.B700]" office:value-type="string" office:string-value="" calcext:value-type="error">
            <text:p>#DIV/0 !</text:p>
          </table:table-cell>
          <table:table-cell table:formula="of:=[.C578]-[.C700]" office:value-type="float" office:value="0" calcext:value-type="float">
            <text:p>0</text:p>
          </table:table-cell>
          <table:table-cell table:formula="of:=[.D578]-[.D700]" office:value-type="string" office:string-value="" calcext:value-type="error">
            <text:p>#DIV/0 !</text:p>
          </table:table-cell>
          <table:table-cell table:formula="of:=[.E578]-[.E700]" office:value-type="float" office:value="0" calcext:value-type="float">
            <text:p>0</text:p>
          </table:table-cell>
          <table:table-cell table:formula="of:=[.F578]-[.F700]" office:value-type="string" office:string-value="" calcext:value-type="error">
            <text:p>#VALEUR !</text:p>
          </table:table-cell>
          <table:table-cell table:formula="of:=[.G578]-[.G700]" office:value-type="string" office:string-value="" calcext:value-type="error">
            <text:p>#DIV/0 !</text:p>
          </table:table-cell>
          <table:table-cell table:formula="of:=[.H578]-[.H700]" office:value-type="string" office:string-value="" calcext:value-type="error">
            <text:p>#DIV/0 !</text:p>
          </table:table-cell>
          <table:table-cell table:formula="of:=[.I578]-[.I700]" office:value-type="float" office:value="0" calcext:value-type="float">
            <text:p>0</text:p>
          </table:table-cell>
          <table:table-cell table:formula="of:=[.J578]-[.J700]" office:value-type="string" office:string-value="" calcext:value-type="error">
            <text:p>#DIV/0 !</text:p>
          </table:table-cell>
          <table:table-cell table:formula="of:=[.K578]-[.K700]" office:value-type="string" office:string-value="" calcext:value-type="error">
            <text:p>#DIV/0 !</text:p>
          </table:table-cell>
          <table:table-cell table:formula="of:=[.L578]-[.L700]" office:value-type="string" office:string-value="" calcext:value-type="error">
            <text:p>#VALEUR !</text:p>
          </table:table-cell>
          <table:table-cell table:formula="of:=[.M578]-[.M700]" office:value-type="string" office:string-value="" calcext:value-type="error">
            <text:p>#VALEUR !</text:p>
          </table:table-cell>
          <table:table-cell table:formula="of:=[.N578]-[.N700]" office:value-type="float" office:value="0" calcext:value-type="float">
            <text:p>0</text:p>
          </table:table-cell>
          <table:table-cell table:formula="of:=[.O578]-[.O700]" office:value-type="string" office:string-value="" calcext:value-type="error">
            <text:p>#VALEUR !</text:p>
          </table:table-cell>
          <table:table-cell table:formula="of:=[.P578]-[.P700]" office:value-type="string" office:string-value="" calcext:value-type="error">
            <text:p>#VALEUR !</text:p>
          </table:table-cell>
          <table:table-cell table:formula="of:=[.Q578]-[.Q700]" office:value-type="string" office:string-value="" calcext:value-type="error">
            <text:p>#DIV/0 !</text:p>
          </table:table-cell>
          <table:table-cell table:formula="of:=[.R578]-[.R700]" office:value-type="string" office:string-value="" calcext:value-type="error">
            <text:p>#DIV/0 !</text:p>
          </table:table-cell>
          <table:table-cell table:formula="of:=[.S578]-[.S700]" office:value-type="float" office:value="0" calcext:value-type="float">
            <text:p>0</text:p>
          </table:table-cell>
          <table:table-cell table:formula="of:=[.T578]-[.T700]" office:value-type="string" office:string-value="" calcext:value-type="error">
            <text:p>#DIV/0 !</text:p>
          </table:table-cell>
          <table:table-cell table:formula="of:=[.U578]-[.U700]" office:value-type="string" office:string-value="" calcext:value-type="error">
            <text:p>#DIV/0 !</text:p>
          </table:table-cell>
          <table:table-cell table:formula="of:=[.V578]-[.V700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74.2" calcext:value-type="float">
            <text:p>74,2</text:p>
          </table:table-cell>
          <table:table-cell table:formula="of:=[.B579]-[.B701]" office:value-type="string" office:string-value="" calcext:value-type="error">
            <text:p>#DIV/0 !</text:p>
          </table:table-cell>
          <table:table-cell table:formula="of:=[.C579]-[.C701]" office:value-type="float" office:value="0" calcext:value-type="float">
            <text:p>0</text:p>
          </table:table-cell>
          <table:table-cell table:formula="of:=[.D579]-[.D701]" office:value-type="string" office:string-value="" calcext:value-type="error">
            <text:p>#DIV/0 !</text:p>
          </table:table-cell>
          <table:table-cell table:formula="of:=[.E579]-[.E701]" office:value-type="float" office:value="0" calcext:value-type="float">
            <text:p>0</text:p>
          </table:table-cell>
          <table:table-cell table:formula="of:=[.F579]-[.F701]" office:value-type="string" office:string-value="" calcext:value-type="error">
            <text:p>#VALEUR !</text:p>
          </table:table-cell>
          <table:table-cell table:formula="of:=[.G579]-[.G701]" office:value-type="string" office:string-value="" calcext:value-type="error">
            <text:p>#DIV/0 !</text:p>
          </table:table-cell>
          <table:table-cell table:formula="of:=[.H579]-[.H701]" office:value-type="string" office:string-value="" calcext:value-type="error">
            <text:p>#DIV/0 !</text:p>
          </table:table-cell>
          <table:table-cell table:formula="of:=[.I579]-[.I701]" office:value-type="float" office:value="0" calcext:value-type="float">
            <text:p>0</text:p>
          </table:table-cell>
          <table:table-cell table:formula="of:=[.J579]-[.J701]" office:value-type="string" office:string-value="" calcext:value-type="error">
            <text:p>#DIV/0 !</text:p>
          </table:table-cell>
          <table:table-cell table:formula="of:=[.K579]-[.K701]" office:value-type="string" office:string-value="" calcext:value-type="error">
            <text:p>#DIV/0 !</text:p>
          </table:table-cell>
          <table:table-cell table:formula="of:=[.L579]-[.L701]" office:value-type="string" office:string-value="" calcext:value-type="error">
            <text:p>#VALEUR !</text:p>
          </table:table-cell>
          <table:table-cell table:formula="of:=[.M579]-[.M701]" office:value-type="float" office:value="0" calcext:value-type="float">
            <text:p>0</text:p>
          </table:table-cell>
          <table:table-cell table:formula="of:=[.N579]-[.N701]" office:value-type="float" office:value="0" calcext:value-type="float">
            <text:p>0</text:p>
          </table:table-cell>
          <table:table-cell table:formula="of:=[.O579]-[.O701]" office:value-type="string" office:string-value="" calcext:value-type="error">
            <text:p>#VALEUR !</text:p>
          </table:table-cell>
          <table:table-cell table:formula="of:=[.P579]-[.P701]" office:value-type="string" office:string-value="" calcext:value-type="error">
            <text:p>#VALEUR !</text:p>
          </table:table-cell>
          <table:table-cell table:formula="of:=[.Q579]-[.Q701]" office:value-type="string" office:string-value="" calcext:value-type="error">
            <text:p>#DIV/0 !</text:p>
          </table:table-cell>
          <table:table-cell table:formula="of:=[.R579]-[.R701]" office:value-type="string" office:string-value="" calcext:value-type="error">
            <text:p>#DIV/0 !</text:p>
          </table:table-cell>
          <table:table-cell table:formula="of:=[.S579]-[.S701]" office:value-type="float" office:value="0" calcext:value-type="float">
            <text:p>0</text:p>
          </table:table-cell>
          <table:table-cell table:formula="of:=[.T579]-[.T701]" office:value-type="string" office:string-value="" calcext:value-type="error">
            <text:p>#DIV/0 !</text:p>
          </table:table-cell>
          <table:table-cell table:formula="of:=[.U579]-[.U701]" office:value-type="string" office:string-value="" calcext:value-type="error">
            <text:p>#DIV/0 !</text:p>
          </table:table-cell>
          <table:table-cell table:formula="of:=[.V579]-[.V701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formula="of:=[.B580]-[.B702]" office:value-type="string" office:string-value="" calcext:value-type="error">
            <text:p>#DIV/0 !</text:p>
          </table:table-cell>
          <table:table-cell table:formula="of:=[.C580]-[.C702]" office:value-type="float" office:value="0" calcext:value-type="float">
            <text:p>0</text:p>
          </table:table-cell>
          <table:table-cell table:formula="of:=[.D580]-[.D702]" office:value-type="string" office:string-value="" calcext:value-type="error">
            <text:p>#DIV/0 !</text:p>
          </table:table-cell>
          <table:table-cell table:formula="of:=[.E580]-[.E702]" office:value-type="float" office:value="0" calcext:value-type="float">
            <text:p>0</text:p>
          </table:table-cell>
          <table:table-cell table:formula="of:=[.F580]-[.F702]" office:value-type="string" office:string-value="" calcext:value-type="error">
            <text:p>#VALEUR !</text:p>
          </table:table-cell>
          <table:table-cell table:formula="of:=[.G580]-[.G702]" office:value-type="string" office:string-value="" calcext:value-type="error">
            <text:p>#DIV/0 !</text:p>
          </table:table-cell>
          <table:table-cell table:formula="of:=[.H580]-[.H702]" office:value-type="string" office:string-value="" calcext:value-type="error">
            <text:p>#DIV/0 !</text:p>
          </table:table-cell>
          <table:table-cell table:formula="of:=[.I580]-[.I702]" office:value-type="float" office:value="0" calcext:value-type="float">
            <text:p>0</text:p>
          </table:table-cell>
          <table:table-cell table:formula="of:=[.J580]-[.J702]" office:value-type="string" office:string-value="" calcext:value-type="error">
            <text:p>#DIV/0 !</text:p>
          </table:table-cell>
          <table:table-cell table:formula="of:=[.K580]-[.K702]" office:value-type="string" office:string-value="" calcext:value-type="error">
            <text:p>#DIV/0 !</text:p>
          </table:table-cell>
          <table:table-cell table:formula="of:=[.L580]-[.L702]" office:value-type="string" office:string-value="" calcext:value-type="error">
            <text:p>#VALEUR !</text:p>
          </table:table-cell>
          <table:table-cell table:formula="of:=[.M580]-[.M702]" office:value-type="string" office:string-value="" calcext:value-type="error">
            <text:p>#VALEUR !</text:p>
          </table:table-cell>
          <table:table-cell table:formula="of:=[.N580]-[.N702]" office:value-type="string" office:string-value="" calcext:value-type="error">
            <text:p>#VALEUR !</text:p>
          </table:table-cell>
          <table:table-cell table:formula="of:=[.O580]-[.O702]" office:value-type="float" office:value="0" calcext:value-type="float">
            <text:p>0</text:p>
          </table:table-cell>
          <table:table-cell table:formula="of:=[.P580]-[.P702]" office:value-type="string" office:string-value="" calcext:value-type="error">
            <text:p>#VALEUR !</text:p>
          </table:table-cell>
          <table:table-cell table:formula="of:=[.Q580]-[.Q702]" office:value-type="string" office:string-value="" calcext:value-type="error">
            <text:p>#DIV/0 !</text:p>
          </table:table-cell>
          <table:table-cell table:formula="of:=[.R580]-[.R702]" office:value-type="string" office:string-value="" calcext:value-type="error">
            <text:p>#DIV/0 !</text:p>
          </table:table-cell>
          <table:table-cell table:formula="of:=[.S580]-[.S702]" office:value-type="float" office:value="0" calcext:value-type="float">
            <text:p>0</text:p>
          </table:table-cell>
          <table:table-cell table:formula="of:=[.T580]-[.T702]" office:value-type="string" office:string-value="" calcext:value-type="error">
            <text:p>#DIV/0 !</text:p>
          </table:table-cell>
          <table:table-cell table:formula="of:=[.U580]-[.U702]" office:value-type="string" office:string-value="" calcext:value-type="error">
            <text:p>#DIV/0 !</text:p>
          </table:table-cell>
          <table:table-cell table:formula="of:=[.V580]-[.V702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77.8" calcext:value-type="float">
            <text:p>77,8</text:p>
          </table:table-cell>
          <table:table-cell table:formula="of:=[.B581]-[.B703]" office:value-type="string" office:string-value="" calcext:value-type="error">
            <text:p>#DIV/0 !</text:p>
          </table:table-cell>
          <table:table-cell table:formula="of:=[.C581]-[.C703]" office:value-type="float" office:value="0" calcext:value-type="float">
            <text:p>0</text:p>
          </table:table-cell>
          <table:table-cell table:formula="of:=[.D581]-[.D703]" office:value-type="string" office:string-value="" calcext:value-type="error">
            <text:p>#DIV/0 !</text:p>
          </table:table-cell>
          <table:table-cell table:formula="of:=[.E581]-[.E703]" office:value-type="float" office:value="0" calcext:value-type="float">
            <text:p>0</text:p>
          </table:table-cell>
          <table:table-cell table:formula="of:=[.F581]-[.F703]" office:value-type="string" office:string-value="" calcext:value-type="error">
            <text:p>#VALEUR !</text:p>
          </table:table-cell>
          <table:table-cell table:formula="of:=[.G581]-[.G703]" office:value-type="string" office:string-value="" calcext:value-type="error">
            <text:p>#DIV/0 !</text:p>
          </table:table-cell>
          <table:table-cell table:formula="of:=[.H581]-[.H703]" office:value-type="string" office:string-value="" calcext:value-type="error">
            <text:p>#DIV/0 !</text:p>
          </table:table-cell>
          <table:table-cell table:formula="of:=[.I581]-[.I703]" office:value-type="float" office:value="0" calcext:value-type="float">
            <text:p>0</text:p>
          </table:table-cell>
          <table:table-cell table:formula="of:=[.J581]-[.J703]" office:value-type="string" office:string-value="" calcext:value-type="error">
            <text:p>#DIV/0 !</text:p>
          </table:table-cell>
          <table:table-cell table:formula="of:=[.K581]-[.K703]" office:value-type="string" office:string-value="" calcext:value-type="error">
            <text:p>#DIV/0 !</text:p>
          </table:table-cell>
          <table:table-cell table:formula="of:=[.L581]-[.L703]" office:value-type="string" office:string-value="" calcext:value-type="error">
            <text:p>#VALEUR !</text:p>
          </table:table-cell>
          <table:table-cell table:formula="of:=[.M581]-[.M703]" office:value-type="string" office:string-value="" calcext:value-type="error">
            <text:p>#VALEUR !</text:p>
          </table:table-cell>
          <table:table-cell table:formula="of:=[.N581]-[.N703]" office:value-type="float" office:value="0" calcext:value-type="float">
            <text:p>0</text:p>
          </table:table-cell>
          <table:table-cell table:formula="of:=[.O581]-[.O703]" office:value-type="float" office:value="0" calcext:value-type="float">
            <text:p>0</text:p>
          </table:table-cell>
          <table:table-cell table:formula="of:=[.P581]-[.P703]" office:value-type="string" office:string-value="" calcext:value-type="error">
            <text:p>#VALEUR !</text:p>
          </table:table-cell>
          <table:table-cell table:formula="of:=[.Q581]-[.Q703]" office:value-type="string" office:string-value="" calcext:value-type="error">
            <text:p>#DIV/0 !</text:p>
          </table:table-cell>
          <table:table-cell table:formula="of:=[.R581]-[.R703]" office:value-type="string" office:string-value="" calcext:value-type="error">
            <text:p>#DIV/0 !</text:p>
          </table:table-cell>
          <table:table-cell table:formula="of:=[.S581]-[.S703]" office:value-type="float" office:value="0" calcext:value-type="float">
            <text:p>0</text:p>
          </table:table-cell>
          <table:table-cell table:formula="of:=[.T581]-[.T703]" office:value-type="string" office:string-value="" calcext:value-type="error">
            <text:p>#DIV/0 !</text:p>
          </table:table-cell>
          <table:table-cell table:formula="of:=[.U581]-[.U703]" office:value-type="string" office:string-value="" calcext:value-type="error">
            <text:p>#DIV/0 !</text:p>
          </table:table-cell>
          <table:table-cell table:formula="of:=[.V581]-[.V703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79.5" calcext:value-type="float">
            <text:p>79,5</text:p>
          </table:table-cell>
          <table:table-cell table:formula="of:=[.B582]-[.B704]" office:value-type="string" office:string-value="" calcext:value-type="error">
            <text:p>#DIV/0 !</text:p>
          </table:table-cell>
          <table:table-cell table:formula="of:=[.C582]-[.C704]" office:value-type="string" office:string-value="" calcext:value-type="error">
            <text:p>#VALEUR !</text:p>
          </table:table-cell>
          <table:table-cell table:formula="of:=[.D582]-[.D704]" office:value-type="string" office:string-value="" calcext:value-type="error">
            <text:p>#DIV/0 !</text:p>
          </table:table-cell>
          <table:table-cell table:formula="of:=[.E582]-[.E704]" office:value-type="float" office:value="0" calcext:value-type="float">
            <text:p>0</text:p>
          </table:table-cell>
          <table:table-cell table:formula="of:=[.F582]-[.F704]" office:value-type="string" office:string-value="" calcext:value-type="error">
            <text:p>#VALEUR !</text:p>
          </table:table-cell>
          <table:table-cell table:formula="of:=[.G582]-[.G704]" office:value-type="string" office:string-value="" calcext:value-type="error">
            <text:p>#DIV/0 !</text:p>
          </table:table-cell>
          <table:table-cell table:formula="of:=[.H582]-[.H704]" office:value-type="string" office:string-value="" calcext:value-type="error">
            <text:p>#DIV/0 !</text:p>
          </table:table-cell>
          <table:table-cell table:formula="of:=[.I582]-[.I704]" office:value-type="float" office:value="0" calcext:value-type="float">
            <text:p>0</text:p>
          </table:table-cell>
          <table:table-cell table:formula="of:=[.J582]-[.J704]" office:value-type="string" office:string-value="" calcext:value-type="error">
            <text:p>#DIV/0 !</text:p>
          </table:table-cell>
          <table:table-cell table:formula="of:=[.K582]-[.K704]" office:value-type="string" office:string-value="" calcext:value-type="error">
            <text:p>#DIV/0 !</text:p>
          </table:table-cell>
          <table:table-cell table:formula="of:=[.L582]-[.L704]" office:value-type="string" office:string-value="" calcext:value-type="error">
            <text:p>#VALEUR !</text:p>
          </table:table-cell>
          <table:table-cell table:formula="of:=[.M582]-[.M704]" office:value-type="string" office:string-value="" calcext:value-type="error">
            <text:p>#VALEUR !</text:p>
          </table:table-cell>
          <table:table-cell table:formula="of:=[.N582]-[.N704]" office:value-type="float" office:value="0" calcext:value-type="float">
            <text:p>0</text:p>
          </table:table-cell>
          <table:table-cell table:formula="of:=[.O582]-[.O704]" office:value-type="float" office:value="0" calcext:value-type="float">
            <text:p>0</text:p>
          </table:table-cell>
          <table:table-cell table:formula="of:=[.P582]-[.P704]" office:value-type="string" office:string-value="" calcext:value-type="error">
            <text:p>#VALEUR !</text:p>
          </table:table-cell>
          <table:table-cell table:formula="of:=[.Q582]-[.Q704]" office:value-type="string" office:string-value="" calcext:value-type="error">
            <text:p>#DIV/0 !</text:p>
          </table:table-cell>
          <table:table-cell table:formula="of:=[.R582]-[.R704]" office:value-type="string" office:string-value="" calcext:value-type="error">
            <text:p>#DIV/0 !</text:p>
          </table:table-cell>
          <table:table-cell table:formula="of:=[.S582]-[.S704]" office:value-type="float" office:value="0" calcext:value-type="float">
            <text:p>0</text:p>
          </table:table-cell>
          <table:table-cell table:formula="of:=[.T582]-[.T704]" office:value-type="string" office:string-value="" calcext:value-type="error">
            <text:p>#DIV/0 !</text:p>
          </table:table-cell>
          <table:table-cell table:formula="of:=[.U582]-[.U704]" office:value-type="string" office:string-value="" calcext:value-type="error">
            <text:p>#DIV/0 !</text:p>
          </table:table-cell>
          <table:table-cell table:formula="of:=[.V582]-[.V704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81.3" calcext:value-type="float">
            <text:p>81,3</text:p>
          </table:table-cell>
          <table:table-cell table:formula="of:=[.B583]-[.B705]" office:value-type="string" office:string-value="" calcext:value-type="error">
            <text:p>#DIV/0 !</text:p>
          </table:table-cell>
          <table:table-cell table:formula="of:=[.C583]-[.C705]" office:value-type="float" office:value="0" calcext:value-type="float">
            <text:p>0</text:p>
          </table:table-cell>
          <table:table-cell table:formula="of:=[.D583]-[.D705]" office:value-type="string" office:string-value="" calcext:value-type="error">
            <text:p>#DIV/0 !</text:p>
          </table:table-cell>
          <table:table-cell table:formula="of:=[.E583]-[.E705]" office:value-type="float" office:value="0" calcext:value-type="float">
            <text:p>0</text:p>
          </table:table-cell>
          <table:table-cell table:formula="of:=[.F583]-[.F705]" office:value-type="string" office:string-value="" calcext:value-type="error">
            <text:p>#VALEUR !</text:p>
          </table:table-cell>
          <table:table-cell table:formula="of:=[.G583]-[.G705]" office:value-type="string" office:string-value="" calcext:value-type="error">
            <text:p>#DIV/0 !</text:p>
          </table:table-cell>
          <table:table-cell table:formula="of:=[.H583]-[.H705]" office:value-type="string" office:string-value="" calcext:value-type="error">
            <text:p>#DIV/0 !</text:p>
          </table:table-cell>
          <table:table-cell table:formula="of:=[.I583]-[.I705]" office:value-type="string" office:string-value="" calcext:value-type="error">
            <text:p>#VALEUR !</text:p>
          </table:table-cell>
          <table:table-cell table:formula="of:=[.J583]-[.J705]" office:value-type="string" office:string-value="" calcext:value-type="error">
            <text:p>#DIV/0 !</text:p>
          </table:table-cell>
          <table:table-cell table:formula="of:=[.K583]-[.K705]" office:value-type="string" office:string-value="" calcext:value-type="error">
            <text:p>#DIV/0 !</text:p>
          </table:table-cell>
          <table:table-cell table:formula="of:=[.L583]-[.L705]" office:value-type="string" office:string-value="" calcext:value-type="error">
            <text:p>#VALEUR !</text:p>
          </table:table-cell>
          <table:table-cell table:formula="of:=[.M583]-[.M705]" office:value-type="float" office:value="0" calcext:value-type="float">
            <text:p>0</text:p>
          </table:table-cell>
          <table:table-cell table:formula="of:=[.N583]-[.N705]" office:value-type="float" office:value="0" calcext:value-type="float">
            <text:p>0</text:p>
          </table:table-cell>
          <table:table-cell table:formula="of:=[.O583]-[.O705]" office:value-type="string" office:string-value="" calcext:value-type="error">
            <text:p>#VALEUR !</text:p>
          </table:table-cell>
          <table:table-cell table:formula="of:=[.P583]-[.P705]" office:value-type="string" office:string-value="" calcext:value-type="error">
            <text:p>#VALEUR !</text:p>
          </table:table-cell>
          <table:table-cell table:formula="of:=[.Q583]-[.Q705]" office:value-type="string" office:string-value="" calcext:value-type="error">
            <text:p>#DIV/0 !</text:p>
          </table:table-cell>
          <table:table-cell table:formula="of:=[.R583]-[.R705]" office:value-type="string" office:string-value="" calcext:value-type="error">
            <text:p>#DIV/0 !</text:p>
          </table:table-cell>
          <table:table-cell table:formula="of:=[.S583]-[.S705]" office:value-type="float" office:value="0" calcext:value-type="float">
            <text:p>0</text:p>
          </table:table-cell>
          <table:table-cell table:formula="of:=[.T583]-[.T705]" office:value-type="string" office:string-value="" calcext:value-type="error">
            <text:p>#DIV/0 !</text:p>
          </table:table-cell>
          <table:table-cell table:formula="of:=[.U583]-[.U705]" office:value-type="string" office:string-value="" calcext:value-type="error">
            <text:p>#DIV/0 !</text:p>
          </table:table-cell>
          <table:table-cell table:formula="of:=[.V583]-[.V705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83.1" calcext:value-type="float">
            <text:p>83,1</text:p>
          </table:table-cell>
          <table:table-cell table:formula="of:=[.B584]-[.B706]" office:value-type="string" office:string-value="" calcext:value-type="error">
            <text:p>#DIV/0 !</text:p>
          </table:table-cell>
          <table:table-cell table:formula="of:=[.C584]-[.C706]" office:value-type="string" office:string-value="" calcext:value-type="error">
            <text:p>#VALEUR !</text:p>
          </table:table-cell>
          <table:table-cell table:formula="of:=[.D584]-[.D706]" office:value-type="string" office:string-value="" calcext:value-type="error">
            <text:p>#DIV/0 !</text:p>
          </table:table-cell>
          <table:table-cell table:formula="of:=[.E584]-[.E706]" office:value-type="float" office:value="0" calcext:value-type="float">
            <text:p>0</text:p>
          </table:table-cell>
          <table:table-cell table:formula="of:=[.F584]-[.F706]" office:value-type="string" office:string-value="" calcext:value-type="error">
            <text:p>#VALEUR !</text:p>
          </table:table-cell>
          <table:table-cell table:formula="of:=[.G584]-[.G706]" office:value-type="string" office:string-value="" calcext:value-type="error">
            <text:p>#DIV/0 !</text:p>
          </table:table-cell>
          <table:table-cell table:formula="of:=[.H584]-[.H706]" office:value-type="string" office:string-value="" calcext:value-type="error">
            <text:p>#DIV/0 !</text:p>
          </table:table-cell>
          <table:table-cell table:formula="of:=[.I584]-[.I706]" office:value-type="float" office:value="0" calcext:value-type="float">
            <text:p>0</text:p>
          </table:table-cell>
          <table:table-cell table:formula="of:=[.J584]-[.J706]" office:value-type="string" office:string-value="" calcext:value-type="error">
            <text:p>#DIV/0 !</text:p>
          </table:table-cell>
          <table:table-cell table:formula="of:=[.K584]-[.K706]" office:value-type="string" office:string-value="" calcext:value-type="error">
            <text:p>#DIV/0 !</text:p>
          </table:table-cell>
          <table:table-cell table:formula="of:=[.L584]-[.L706]" office:value-type="string" office:string-value="" calcext:value-type="error">
            <text:p>#VALEUR !</text:p>
          </table:table-cell>
          <table:table-cell table:formula="of:=[.M584]-[.M706]" office:value-type="float" office:value="0" calcext:value-type="float">
            <text:p>0</text:p>
          </table:table-cell>
          <table:table-cell table:formula="of:=[.N584]-[.N706]" office:value-type="float" office:value="0" calcext:value-type="float">
            <text:p>0</text:p>
          </table:table-cell>
          <table:table-cell table:formula="of:=[.O584]-[.O706]" office:value-type="string" office:string-value="" calcext:value-type="error">
            <text:p>#VALEUR !</text:p>
          </table:table-cell>
          <table:table-cell table:formula="of:=[.P584]-[.P706]" office:value-type="string" office:string-value="" calcext:value-type="error">
            <text:p>#VALEUR !</text:p>
          </table:table-cell>
          <table:table-cell table:formula="of:=[.Q584]-[.Q706]" office:value-type="string" office:string-value="" calcext:value-type="error">
            <text:p>#DIV/0 !</text:p>
          </table:table-cell>
          <table:table-cell table:formula="of:=[.R584]-[.R706]" office:value-type="string" office:string-value="" calcext:value-type="error">
            <text:p>#DIV/0 !</text:p>
          </table:table-cell>
          <table:table-cell table:formula="of:=[.S584]-[.S706]" office:value-type="string" office:string-value="" calcext:value-type="error">
            <text:p>#VALEUR !</text:p>
          </table:table-cell>
          <table:table-cell table:formula="of:=[.T584]-[.T706]" office:value-type="string" office:string-value="" calcext:value-type="error">
            <text:p>#DIV/0 !</text:p>
          </table:table-cell>
          <table:table-cell table:formula="of:=[.U584]-[.U706]" office:value-type="string" office:string-value="" calcext:value-type="error">
            <text:p>#DIV/0 !</text:p>
          </table:table-cell>
          <table:table-cell table:formula="of:=[.V584]-[.V706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Conclusions: traitements similaires</text:p>
          </table:table-cell>
          <table:table-cell table:style-name="ce4" table:number-columns-repeated="3"/>
          <table:table-cell table:number-columns-repeated="1020"/>
        </table:table-row>
        <table:table-row table:style-name="ro2" table:number-rows-repeated="104770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9">00/00/0000</text:date>, <text:time style:data-style-name="N2" text:time-value="11:37:35.3977385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9T11:38:45.256342998</dc:date>
    <meta:generator>LibreOffice/4.2.8.2$Linux_X86_64 LibreOffice_project/420m0$Build-2</meta:generator>
    <meta:editing-duration>PT57M28S</meta:editing-duration>
    <meta:editing-cycles>15</meta:editing-cycles>
    <meta:document-statistic meta:table-count="1" meta:cell-count="6990" meta:object-count="0"/>
  </office:meta>
</office:document-meta>
</file>